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28</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中文</text:span>
</text:h>
      <text:h text:style-name="P10" text:outline-level="1">
<text:span text:style-name="T4">
JSC Shaktarske Directio Rusian陆军炮击Bogoyavlenko，Novoukrainka，Shakhtarske，Fast ...</text:span>
</text:h>
      <text:p text:style-name="P4">
作者: liveuamap (Language: en)</text:p>
      <text:p text:style-name="P4">
时间: 2023-04-27T-100:51:00</text:p>
      <text:p text:style-name="P4">
地点: Vuhledar, Donetsk Oblast (Latitude:47.77706 Longtitude:37.24932)</text:p>
      <text:p text:style-name="P4">
视频: []</text:p>
      <text:p text:style-name="P4">
图片: []</text:p>
      <text:p text:style-name="P4">
标签: ["Russia"]</text:p>
      <text:p text:style-name="P4">
Id: 22558925</text:p>
      <!--METADATA-->
      <text:p text:style-name="P4">
在Shaktarske的指示，俄罗斯军队炮击了Bohoyavlenka，Novoukrayinka，Shakhtarske，Prechystivka和Donetsk地区的Vuhledar，乌克兰的总参谋部部队在早晨的报告中说</text:p>
      <text:p text:style-name="P4">
新闻集链接：<text:a xlink:type="simple" xlink:href="https://liveuamap.com/en/2023/27-april-at-shaktarske-direction-russian-army-shelled-bohoyavlenka" text:style-name="Internet_20_link" text:visited-style-name="Visited_20_Internet_20_Link">
https://liveuamap.com/en/2023/27-april-at-shaktarske-direction-russian-army-army-shelled-bohoyavlenka</text:a>
</text:p>
      <text:p text:style-name="P4">
News Source: <text:a xlink:type="simple" xlink:href="https://t.me/lumsrc/4613" text:style-name="Internet_20_link" text:visited-style-name="Visited_20_Internet_20_Link">
https://t.me/lumsrc/4613</text:a>
</text:p>
      <!--NEWS-->
      <text:h text:style-name="P10" text:outline-level="1">
<text:span text:style-name="T4">
在Zaporizhzhia和Kherson的指示，俄罗斯军队炮击了Donetsk Regi的Novapil的Vremivka ...</text:span>
</text:h>
      <text:p text:style-name="P4">
作者: liveuamap (Language: en)</text:p>
      <text:p text:style-name="P4">
时间: 2023-04-27T-102:51:00</text:p>
      <text:p text:style-name="P4">
地点: Kherson (Latitude:46.64413 Longtitude:32.61429)</text:p>
      <text:p text:style-name="P4">
视频: []</text:p>
      <text:p text:style-name="P4">
图片: []</text:p>
      <text:p text:style-name="P4">
标签: ["Russia"]</text:p>
      <text:p text:style-name="P4">
Id: 22558924</text:p>
      <!--METADATA-->
      <text:p text:style-name="P4">
在Zaporizhzhia和Kherson的指示，俄罗斯军队炮击了Novopilof Donetsk地区的Vremivka； Huliaipole，Zaliznychne，Mala Tokmachka，Zaporizhzhia地区的Novoandriyivka和Kamyanske； Beryslav，Kozatske，Tokarivka，Antonivka，Bilozerka，Kherson地区的Berehove和Kherson City，总参谋部</text:p>
      <text:p text:style-name="P4">
新闻集链接：<text:a xlink:type="simple" xlink:href="https://liveuamap.com/en/2023/27-april-at-zaporizhzhia-and-kherson-directions-russian-army" text:style-name="Internet_20_link" text:visited-style-name="Visited_20_Internet_20_Link">
https://liveuamap.com/en/2023/27-pril-t-zaporizhia-kherson-directions-directions-russian-army</text:a>
</text:p>
      <text:p text:style-name="P4">
News Source: <text:a xlink:type="simple" xlink:href="https://t.me/lumsrc/4614" text:style-name="Internet_20_link" text:visited-style-name="Visited_20_Internet_20_Link">
https://t.me/lumsrc/4614</text:a>
</text:p>
      <!--NEWS-->
      <text:h text:style-name="P10" text:outline-level="1">
<text:span text:style-name="T4">
Dnipro，Dnipropetrovska Oblast（23:06）。 红色警报：空中威胁。 警笛声。 掩护...</text:span>
</text:h>
      <text:p text:style-name="P4">
作者: liveuamap (Language: en)</text:p>
      <text:p text:style-name="P4">
时间: 2023-04-27T-53:08:00</text:p>
      <text:p text:style-name="P4">
地点: Dnipro (Latitude:48.45993 Longtitude:35.03959)</text:p>
      <text:p text:style-name="P4">
视频: []</text:p>
      <text:p text:style-name="P4">
图片: []</text:p>
      <text:p text:style-name="P4">
标签: ["Europe", "Central and Eastern Europe"]</text:p>
      <text:p text:style-name="P4">
Id: 22559054</text:p>
      <!--METADATA-->
      <text:p text:style-name="P4">
dnipro，dnipropetrovsk区域(23:06). Red Alert: aerial threat. Sirenssounding. Take cover now!</text:p>
      <text:p text:style-name="P4">
News Collection Link: <text:a xlink:type="simple" xlink:href="https://liveuamap.com/en/2023/27-april-dnipro-dnipropetrovska-oblast2306-reg" text:style-name="Internet_20_link" text:visited-style-name="Visited_20_Internet_20_Link">
https://liveuamap.com/en/2023/27-april-dnipro-dnipropetrovska-oblast2306-reg</text:a>
</text:p>
      <text:p text:style-name="P4">
News Source: <text:a xlink:type="simple" xlink:href="https://t.me/suspilnednipro/14806" text:style-name="Internet_20_link" text:visited-style-name="Visited_20_Internet_20_Link">
https://t.me/suspilnednipro/14806</text:a>
</text:p>
      <!--NEWS-->
      <text:h text:style-name="P10" text:outline-level="1">
<text:span text:style-name="T4">
Kharkiv，Kharkiv地区，波尔塔瓦地区，顿涅茨克地区（12:54）。 红色ALRT：空中tchretate ...</text:span>
</text:h>
      <text:p text:style-name="P4">
作者: liveuamap (Language: en)</text:p>
      <text:p text:style-name="P4">
时间: 2023-04-27T-86:55:00</text:p>
      <text:p text:style-name="P4">
地点: Kharkiv (Latitude:49.9812 Longtitude:36.25299)</text:p>
      <text:p text:style-name="P4">
视频: []</text:p>
      <text:p text:style-name="P4">
图片: []</text:p>
      <text:p text:style-name="P4">
标签: ["Europe", "Central and Eastern Europe"]</text:p>
      <text:p text:style-name="P4">
Id: 22558955</text:p>
      <!--METADATA-->
      <text:p text:style-name="P4">
Kharkiv，Kharkiv地区，Poltava地区，顿涅茨克地区(12:54). RedAlert: aerial threat. Sirens sounding. Take cover now!</text:p>
      <text:p text:style-name="P4">
News Collection Link: <text:a xlink:type="simple" xlink:href="https://liveuamap.com/en/2023/27-april-kharkiv-kharkivska-oblast-poltavska-g" text:style-name="Internet_20_link" text:visited-style-name="Visited_20_Internet_20_Link">
https://liveuamap.com/en/2023/27-april-kharkiv-kharkivska-oblast-poltavska-g</text:a>
</text:p>
      <text:p text:style-name="P4">
News Source: <text:a xlink:type="simple" xlink:href="https://t.me/air_alert_ua/43849" text:style-name="Internet_20_link" text:visited-style-name="Visited_20_Internet_20_Link">
https://t.me/air_alert_ua/43849</text:a>
</text:p>
      <!--NEWS-->
      <text:h text:style-name="P10" text:outline-level="1">
<text:span text:style-name="T4">
Bakhmut Directio Rusian军队炮击了Vasukivka，Zaliznyanske，Orikhovo-Vasylivka，New ...</text:span>
</text:h>
      <text:p text:style-name="P4">
作者: liveuamap (Language: en)</text:p>
      <text:p text:style-name="P4">
时间: 2023-04-27T-94:51:00</text:p>
      <text:p text:style-name="P4">
地点: Novhorods'ke, Donetsk Oblast (Latitude:48.33286 Longtitude:37.83794)</text:p>
      <text:p text:style-name="P4">
视频: []</text:p>
      <text:p text:style-name="P4">
图片: []</text:p>
      <text:p text:style-name="P4">
标签: ["Russia"]</text:p>
      <text:p text:style-name="P4">
Id: 22558928</text:p>
      <!--METADATA-->
      <text:p text:style-name="P4">
At Bakhmut Direction Russian Army Shelled Vasukivka, Zaliznyanske, Orikhovo-Vasylivka, Novomarkove, Hryhorivka, Bakhmut, Chasiv Yar, ivanivanivka Dyliyivka, Pivnichne, Pivdenne and New York ofdonetsk Region, - General Staff of Armed Forces of Ukraine Says in The MorningReport</text:p>
      <text:p text:style-name="P4">
新闻集链接：(https://liveuamap.com/en/2023/27-april-at-bakhmut-direction-russian-army-shelled-vasukivka)</text:p>
      <text:p text:style-name="P4">
News Source: <text:a xlink:type="simple" xlink:href="https://t.me/lumsrc/4610" text:style-name="Internet_20_link" text:visited-style-name="Visited_20_Internet_20_Link">
https://t.me/lumsrc/4610</text:a>
</text:p>
      <!--NEWS-->
      <text:h text:style-name="P10" text:outline-level="1">
<text:span text:style-name="T4">
JSC Avdiivka Directioz Rusian军队炮击了Novokalinova，Berdyshi，Lastochkine，Avdiivka，...</text:span>
</text:h>
      <text:p text:style-name="P4">
作者: liveuamap (Language: en)</text:p>
      <text:p text:style-name="P4">
时间: 2023-04-27T-96:51:00</text:p>
      <text:p text:style-name="P4">
地点: Donetsk Oblast (Latitude:48.05823 Longtitude:37.57616)</text:p>
      <text:p text:style-name="P4">
视频: []</text:p>
      <text:p text:style-name="P4">
图片: []</text:p>
      <text:p text:style-name="P4">
标签: ["Russia"]</text:p>
      <text:p text:style-name="P4">
Id: 22558927</text:p>
      <!--METADATA-->
      <text:p text:style-name="P4">
在Avdiyivka的指示，俄罗斯军队炮击了Novokalynove，Berdychi，Lastochkyne，Avdiyivka，Vodyane，Vodyane，Pervomayske，Karlivka，Karlivka和Nevelske的Nevelske和Nevelske， - 乌克兰军队的总人员在上午报告中说</text:p>
      <text:p text:style-name="P4">
新闻收集链接：<text:a xlink:type="simple" xlink:href="https://liveuamap.com/en/2023/27-april-at-avdiyivka-directions-russian-army-shelled-novokalynove" text:style-name="Internet_20_link" text:visited-style-name="Visited_20_Internet_20_Link">
https://liveuamap.com/en/2023/27-APRIL-AT-AT-AVDIYIVKA-DIRECTIONS-RUSSIAN-RUSSIAN-ARMY-SHELLED-NOVOKALYNOVE</text:a>
</text:p>
      <text:p text:style-name="P4">
News Source: <text:a xlink:type="simple" xlink:href="https://t.me/lumsrc/4611" text:style-name="Internet_20_link" text:visited-style-name="Visited_20_Internet_20_Link">
https://t.me/lumsrc/4611</text:a>
</text:p>
      <!--NEWS-->
      <text:h text:style-name="P10" text:outline-level="1">
<text:span text:style-name="T4">
JSC Marinka Direcion Rusian军队炮击Krasnogorivka，St. George，Marinka，Paraskovi ...</text:span>
</text:h>
      <text:p text:style-name="P4">
作者: liveuamap (Language: en)</text:p>
      <text:p text:style-name="P4">
时间: 2023-04-27T-98:51:00</text:p>
      <text:p text:style-name="P4">
地点: Donetsk (Latitude:47.85141 Longtitude:37.48158)</text:p>
      <text:p text:style-name="P4">
视频: []</text:p>
      <text:p text:style-name="P4">
图片: []</text:p>
      <text:p text:style-name="P4">
标签: ["Russia"]</text:p>
      <text:p text:style-name="P4">
Id: 22558926</text:p>
      <!--METADATA-->
      <text:p text:style-name="P4">
在玛丽卡(Maryinka)方向，俄罗斯军队炮击了克拉斯诺夫卡(Krasnohorivka)，Heorhiyivka，Maryinka，Paraskoviyivka和Donetsk地区的Novomykhaylivka，乌克兰武装部队的武装部队说，早晨的报告中说</text:p>
      <text:p text:style-name="P4">
新闻集链接：<text:a xlink:type="simple" xlink:href="https://liveuamap.com/en/2023/27-april-at-maryinka-direction-russian-army-shelled-krasnohorivka" text:style-name="Internet_20_link" text:visited-style-name="Visited_20_Internet_20_Link">
https://liveuamap.com/en/2023/27-april-at-maryinka-direction-russian-army-shelled-krasnohorivka</text:a>
</text:p>
      <text:p text:style-name="P4">
News Source: <text:a xlink:type="simple" xlink:href="https://t.me/lumsrc/4612" text:style-name="Internet_20_link" text:visited-style-name="Visited_20_Internet_20_Link">
https://t.me/lumsrc/4612</text:a>
</text:p>
      <!--NEWS-->
      <text:h text:style-name="P10" text:outline-level="1">
<text:span text:style-name="T4">
Donetsk Oblast（22:48）。 红色警报：空中威胁。 警笛声。 立即掩盖！</text:span>
</text:h>
      <text:p text:style-name="P4">
作者: liveuamap (Language: en)</text:p>
      <text:p text:style-name="P4">
时间: 2023-04-27T16:48:00</text:p>
      <text:p text:style-name="P4">
地点: Donetsk Oblast (Latitude:48.72792 Longtitude:37.57933)</text:p>
      <text:p text:style-name="P4">
视频: []</text:p>
      <text:p text:style-name="P4">
图片: []</text:p>
      <text:p text:style-name="P4">
标签: ["Europe", "Central and Eastern Europe"]</text:p>
      <text:p text:style-name="P4">
Id: 22559052</text:p>
      <!--METADATA-->
      <text:p text:style-name="P4">
Donetsk Oblast(22:48). Red Alert: aerial threat. Sirens sounding. Take covernow!</text:p>
      <text:p text:style-name="P4">
News Collection Link: <text:a xlink:type="simple" xlink:href="https://liveuamap.com/en/2023/27-april-donetsk-oblast2248-red-alert-aerial-g" text:style-name="Internet_20_link" text:visited-style-name="Visited_20_Internet_20_Link">
https://liveuamap.com/en/2023/27-april-donetsk-oblast2248-red-alert-aerial-g</text:a>
</text:p>
      <text:p text:style-name="P4">
News Source: <text:a xlink:type="simple" xlink:href="https://t.me/air_alert_ua/43865" text:style-name="Internet_20_link" text:visited-style-name="Visited_20_Internet_20_Link">
https://t.me/air_alert_ua/43865</text:a>
</text:p>
      <!--NEWS-->
      <text:h text:style-name="P10" text:outline-level="1">
<text:span text:style-name="T4">
Poltavska Oblast（23:06）。 红色警报：空中威胁。 警笛声。 立即掩盖！</text:span>
</text:h>
      <text:p text:style-name="P4">
作者: liveuamap (Language: en)</text:p>
      <text:p text:style-name="P4">
时间: 2023-04-27T17:07:00</text:p>
      <text:p text:style-name="P4">
地点: Poltavska Oblast (Latitude:49.47736 Longtitude:33.81947)</text:p>
      <text:p text:style-name="P4">
视频: []</text:p>
      <text:p text:style-name="P4">
图片: []</text:p>
      <text:p text:style-name="P4">
标签: ["Europe", "Central and Eastern Europe"]</text:p>
      <text:p text:style-name="P4">
Id: 22559053</text:p>
      <!--METADATA-->
      <text:p text:style-name="P4">
波塔瓦(23:06). Red Alert: aerial threat. Sirens sounding. Take covernow!</text:p>
      <text:p text:style-name="P4">
News Collection Link: <text:a xlink:type="simple" xlink:href="https://liveuamap.com/en/2023/27-april-poltavska-oblast2306-red-alert-aeriag" text:style-name="Internet_20_link" text:visited-style-name="Visited_20_Internet_20_Link">
https://liveuamap.com/en/2023/27-april-poltavska-oblast2306-red-alert-aeriag</text:a>
</text:p>
      <text:p text:style-name="P4">
News Source: <text:a xlink:type="simple" xlink:href="https://t.me/suspilnepoltava/10924" text:style-name="Internet_20_link" text:visited-style-name="Visited_20_Internet_20_Link">
https://t.me/suspilnepoltava/10924</text:a>
</text:p>
      <!--NEWS-->
      <text:h text:style-name="P10" text:outline-level="1">
<text:span text:style-name="T4">
Kharkiv，Kharkivska Oblast（23:06）。 红色警报：空中威胁。 警笛声。 立即掩盖！</text:span>
</text:h>
      <text:p text:style-name="P4">
作者: liveuamap (Language: en)</text:p>
      <text:p text:style-name="P4">
时间: 2023-04-27T17:08:00</text:p>
      <text:p text:style-name="P4">
地点: Kharkiv (Latitude:49.98081000 Longtitude:36.25272000)</text:p>
      <text:p text:style-name="P4">
视频: []</text:p>
      <text:p text:style-name="P4">
图片: []</text:p>
      <text:p text:style-name="P4">
标签: ["Europe", "Central and Eastern Europe"]</text:p>
      <text:p text:style-name="P4">
Id: 22559055</text:p>
      <!--METADATA-->
      <text:p text:style-name="P4">
哈尔基夫(Kharkiv)，哈尔基夫地区(23:06). Red Alert: aerial threat. Sirens sounding.Take cover now!</text:p>
      <text:p text:style-name="P4">
News Collection Link: <text:a xlink:type="simple" xlink:href="https://liveuamap.com/en/2023/27-april-kharkiv-kharkivska-oblast2306-red-alg" text:style-name="Internet_20_link" text:visited-style-name="Visited_20_Internet_20_Link">
https://liveuamap.com/en/2023/27-april-kharkiv-kharkivska-oblast2306-red-alg</text:a>
</text:p>
      <text:p text:style-name="P4">
News Source: <text:a xlink:type="simple" xlink:href="https://t.me/air_alert_ua/43869" text:style-name="Internet_20_link" text:visited-style-name="Visited_20_Internet_20_Link">
https://t.me/air_alert_ua/43869</text:a>
</text:p>
      <!--NEWS-->
      <text:h text:style-name="P10" text:outline-level="1">
<text:span text:style-name="T4">
Zaporizhhya地区，Kharkiv，Kharkiv地区，Poltava地区（01:56）。 红色ALRT：空中仪表板...</text:span>
</text:h>
      <text:p text:style-name="P4">
作者: liveuamap (Language: en)</text:p>
      <text:p text:style-name="P4">
时间: 2023-04-27T19:57:00</text:p>
      <text:p text:style-name="P4">
地点: Zaporizka Oblast (Latitude:47.612021 Longtitude:35.765261)</text:p>
      <text:p text:style-name="P4">
视频: []</text:p>
      <text:p text:style-name="P4">
图片: []</text:p>
      <text:p text:style-name="P4">
标签: ["Europe", "Central and Eastern Europe"]</text:p>
      <text:p text:style-name="P4">
Id: 22559057</text:p>
      <!--METADATA-->
      <text:p text:style-name="P4">
Zaporizhhya地区，Kharkiv，Kharkiv地区，Poltava地区(01:56). RedAlert: aerial threat. Sirens sounding. Take cover now!</text:p>
      <text:p text:style-name="P4">
News Collection Link: <text:a xlink:type="simple" xlink:href="https://liveuamap.com/en/2023/27-april-zaporizka-oblast-kharkiv-kharkivska-g" text:style-name="Internet_20_link" text:visited-style-name="Visited_20_Internet_20_Link">
https://liveuamap.com/en/2023/27-april-zaporizka-oblast-kharkiv-kharkivska-g</text:a>
</text:p>
      <text:p text:style-name="P4">
News Source: <text:a xlink:type="simple" xlink:href="https://t.me/air_alert_ua/43876" text:style-name="Internet_20_link" text:visited-style-name="Visited_20_Internet_20_Link">
https://t.me/air_alert_ua/43876</text:a>
</text:p>
      <!--NEWS-->
      <text:h text:style-name="P10" text:outline-level="1">
<text:span text:style-name="T4">
赫尔森，赫森地区，米科洛夫，米科尔地区，苏米地区，顿涅茨克地区，天...</text:span>
</text:h>
      <text:p text:style-name="P4">
作者: liveuamap (Language: en)</text:p>
      <text:p text:style-name="P4">
时间: 2023-04-27T19:58:00</text:p>
      <text:p text:style-name="P4">
地点: Kherson (Latitude:46.65581000 Longtitude:32.61780000)</text:p>
      <text:p text:style-name="P4">
视频: []</text:p>
      <text:p text:style-name="P4">
图片: []</text:p>
      <text:p text:style-name="P4">
标签: ["Europe", "Central and Eastern Europe"]</text:p>
      <text:p text:style-name="P4">
Id: 22559058</text:p>
      <!--METADATA-->
      <text:p text:style-name="P4">
Kherson，Kherson地区，Mykolaiv，Mykolaiv地区，Sumy地区，Donetsk地区，Dnipro，Dnipropetrovsk地区(01:58). Red Alert: aerialthreat. Sirens sounding. Take cover now!</text:p>
      <text:p text:style-name="P4">
News Collection Link: <text:a xlink:type="simple" xlink:href="https://liveuamap.com/en/2023/27-april-kherson-khersonska-oblast-mykolaiv-mg" text:style-name="Internet_20_link" text:visited-style-name="Visited_20_Internet_20_Link">
https://liveuamap.com/en/2023/27-april-kherson-khersonska-oblast-mykolaiv-mg</text:a>
</text:p>
      <text:p text:style-name="P4">
News Source: <text:a xlink:type="simple" xlink:href="https://t.me/air_alert_ua/43881" text:style-name="Internet_20_link" text:visited-style-name="Visited_20_Internet_20_Link">
https://t.me/air_alert_ua/43881</text:a>
</text:p>
      <!--NEWS-->
      <text:h text:style-name="P10" text:outline-level="1">
<text:span text:style-name="T4">
Odeska Oblast（02:02）。 红色警报：空中威胁。 警笛声。 立即掩盖！</text:span>
</text:h>
      <text:p text:style-name="P4">
作者: liveuamap (Language: en)</text:p>
      <text:p text:style-name="P4">
时间: 2023-04-27T20:03:00</text:p>
      <text:p text:style-name="P4">
地点: Odeska Oblast (Latitude:46.75000000 Longtitude:30.25000000)</text:p>
      <text:p text:style-name="P4">
视频: []</text:p>
      <text:p text:style-name="P4">
图片: []</text:p>
      <text:p text:style-name="P4">
标签: ["Europe", "Central and Eastern Europe"]</text:p>
      <text:p text:style-name="P4">
Id: 22559059</text:p>
      <!--METADATA-->
      <text:p text:style-name="P4">
ODESA地区(02:02). Red Alert: aerial threat. Sirens sounding. Take covernow!</text:p>
      <text:p text:style-name="P4">
News Collection Link: <text:a xlink:type="simple" xlink:href="https://liveuamap.com/en/2023/28-april-odeska-oblast0202-red-alert-aerial-tg" text:style-name="Internet_20_link" text:visited-style-name="Visited_20_Internet_20_Link">
https://liveuamap.com/en/2023/28-april-odeska-oblast0202-red-alert-aerial-tg</text:a>
</text:p>
      <text:p text:style-name="P4">
News Source: <text:a xlink:type="simple" xlink:href="https://t.me/air_alert_ua/43882" text:style-name="Internet_20_link" text:visited-style-name="Visited_20_Internet_20_Link">
https://t.me/air_alert_ua/43882</text:a>
</text:p>
      <!--NEWS-->
      <text:h text:style-name="P10" text:outline-level="1">
<text:span text:style-name="T4">
Kirovohradska Oblast（02:03）。 红色警报：空中威胁。 警笛声。 立即掩盖！</text:span>
</text:h>
      <text:p text:style-name="P4">
作者: liveuamap (Language: en)</text:p>
      <text:p text:style-name="P4">
时间: 2023-04-27T20:05:00</text:p>
      <text:p text:style-name="P4">
地点: Kirovohradska Oblast (Latitude:48.50000000 Longtitude:32.00000000)</text:p>
      <text:p text:style-name="P4">
视频: []</text:p>
      <text:p text:style-name="P4">
图片: []</text:p>
      <text:p text:style-name="P4">
标签: ["Europe", "Central and Eastern Europe"]</text:p>
      <text:p text:style-name="P4">
Id: 22559060</text:p>
      <!--METADATA-->
      <text:p text:style-name="P4">
Kirovohrad地区(02:03). Red Alert: aerial threat. Sirens sounding. Takecover now!</text:p>
      <text:p text:style-name="P4">
News Collection Link: <text:a xlink:type="simple" xlink:href="https://liveuamap.com/en/2023/28-april-kirovohradska-oblast0203-red-alert-ag" text:style-name="Internet_20_link" text:visited-style-name="Visited_20_Internet_20_Link">
https://liveuamap.com/en/2023/28-april-kirovohradska-oblast0203-red-alert-ag</text:a>
</text:p>
      <text:p text:style-name="P4">
News Source: <text:a xlink:type="simple" xlink:href="https://t.me/air_alert_ua/43883" text:style-name="Internet_20_link" text:visited-style-name="Visited_20_Internet_20_Link">
https://t.me/air_alert_ua/43883</text:a>
</text:p>
      <!--NEWS-->
      <text:h text:style-name="P10" text:outline-level="1">
<text:span text:style-name="T4">
Chernihivska Oblast（02:05）。 红色警报：空中威胁。 警笛声。 立即掩盖！</text:span>
</text:h>
      <text:p text:style-name="P4">
作者: liveuamap (Language: en)</text:p>
      <text:p text:style-name="P4">
时间: 2023-04-27T20:06:00</text:p>
      <text:p text:style-name="P4">
地点: Chernihivska Oblast (Latitude:51.33333000 Longtitude:32.00000000)</text:p>
      <text:p text:style-name="P4">
视频: []</text:p>
      <text:p text:style-name="P4">
图片: []</text:p>
      <text:p text:style-name="P4">
标签: ["Europe", "Central and Eastern Europe"]</text:p>
      <text:p text:style-name="P4">
Id: 22559061</text:p>
      <!--METADATA-->
      <text:p text:style-name="P4">
切尔尼希夫地区(02:05). Red Alert: aerial threat. Sirens sounding. Takecover now!</text:p>
      <text:p text:style-name="P4">
News Collection Link: <text:a xlink:type="simple" xlink:href="https://liveuamap.com/en/2023/28-april-chernihivska-oblast0205-red-alert-aeg" text:style-name="Internet_20_link" text:visited-style-name="Visited_20_Internet_20_Link">
https://liveuamap.com/en/2023/28-april-chernihivska-oblast0205-red-alert-aeg</text:a>
</text:p>
      <text:p text:style-name="P4">
News Source: <text:a xlink:type="simple" xlink:href="https://t.me/suspilnechernihiv/17988" text:style-name="Internet_20_link" text:visited-style-name="Visited_20_Internet_20_Link">
https://t.me/suspilnechernihiv/17988</text:a>
</text:p>
      <!--NEWS-->
      <text:h text:style-name="P10" text:outline-level="1">
<text:span text:style-name="T4">
基辅（03:02）。 红色警报：空中威胁。 警笛声。 立即掩盖！</text:span>
</text:h>
      <text:p text:style-name="P4">
作者: liveuamap (Language: en)</text:p>
      <text:p text:style-name="P4">
时间: 2023-04-27T21:03:00</text:p>
      <text:p text:style-name="P4">
地点: Kyiv (Latitude:50.44343 Longtitude:30.53022)</text:p>
      <text:p text:style-name="P4">
视频: []</text:p>
      <text:p text:style-name="P4">
图片: []</text:p>
      <text:p text:style-name="P4">
标签: ["Europe", "Central and Eastern Europe"]</text:p>
      <text:p text:style-name="P4">
Id: 22559062</text:p>
      <!--METADATA-->
      <text:p text:style-name="P4">
基辅(03:02). Red Alert: aerial threat. Sirens sounding. Take cover now!</text:p>
      <text:p text:style-name="P4">
News Collection Link: <text:a xlink:type="simple" xlink:href="https://liveuamap.com/en/2023/28-april-kyiv0302-red-alert-aerial-threat-sirg" text:style-name="Internet_20_link" text:visited-style-name="Visited_20_Internet_20_Link">
https://liveuamap.com/en/2023/28-april-kyiv0302-red-alert-aerial-threat-sirg</text:a>
</text:p>
      <text:p text:style-name="P4">
News Source: <text:a xlink:type="simple" xlink:href="https://t.me/suspilnenews/20218" text:style-name="Internet_20_link" text:visited-style-name="Visited_20_Internet_20_Link">
https://t.me/suspilnenews/20218</text:a>
</text:p>
      <!--NEWS-->
      <text:h text:style-name="P10" text:outline-level="1">
<text:span text:style-name="T4">
Zhytomyr，Zhytomyrska Oblast（03:12）。 红色警报：空中威胁。 警笛声。 立即掩盖！</text:span>
</text:h>
      <text:p text:style-name="P4">
作者: liveuamap (Language: en)</text:p>
      <text:p text:style-name="P4">
时间: 2023-04-27T21:16:00</text:p>
      <text:p text:style-name="P4">
地点: Zhytomyr (Latitude:50.26487000 Longtitude:28.67669000)</text:p>
      <text:p text:style-name="P4">
视频: []</text:p>
      <text:p text:style-name="P4">
图片: []</text:p>
      <text:p text:style-name="P4">
标签: ["Europe", "Central and Eastern Europe"]</text:p>
      <text:p text:style-name="P4">
Id: 22559063</text:p>
      <!--METADATA-->
      <text:p text:style-name="P4">
Zhytomyr，Zhytomyr区域(03:12). Red Alert: aerial threat. Sirenssounding. Take cover now!</text:p>
      <text:p text:style-name="P4">
News Collection Link: <text:a xlink:type="simple" xlink:href="https://liveuamap.com/en/2023/28-april-zhytomyr-zhytomyrska-oblast0312-red-g" text:style-name="Internet_20_link" text:visited-style-name="Visited_20_Internet_20_Link">
https://liveuamap.com/en/2023/28-april-zhytomyr-zhytomyrska-oblast0312-red-g</text:a>
</text:p>
      <text:p text:style-name="P4">
News Source: <text:a xlink:type="simple" xlink:href="https://t.me/air_alert_ua/43889" text:style-name="Internet_20_link" text:visited-style-name="Visited_20_Internet_20_Link">
https://t.me/air_alert_ua/43889</text:a>
</text:p>
      <!--NEWS-->
      <text:h text:style-name="P10" text:outline-level="1">
<text:span text:style-name="T4">
Chernivtsi地区，Khmelnytsky地区，Volyn地区（03:19）。 红色ALRT：空中tchretate。 si ...</text:span>
</text:h>
      <text:p text:style-name="P4">
作者: liveuamap (Language: en)</text:p>
      <text:p text:style-name="P4">
时间: 2023-04-27T21:19:00</text:p>
      <text:p text:style-name="P4">
地点: Chernivetska Oblast (Latitude:48.25000000 Longtitude:26.00000000)</text:p>
      <text:p text:style-name="P4">
视频: []</text:p>
      <text:p text:style-name="P4">
图片: []</text:p>
      <text:p text:style-name="P4">
标签: ["Europe", "Central and Eastern Europe"]</text:p>
      <text:p text:style-name="P4">
Id: 22559064</text:p>
      <!--METADATA-->
      <text:p text:style-name="P4">
Chernivtsi地区，Khmelnytsky地区，Volyn地区(03:19). Red Alert:aerial threat. Sirens sounding. Take cover now!</text:p>
      <text:p text:style-name="P4">
News Collection Link: <text:a xlink:type="simple" xlink:href="https://liveuamap.com/en/2023/28-april-chernivetska-oblast-khmelnytska-oblag" text:style-name="Internet_20_link" text:visited-style-name="Visited_20_Internet_20_Link">
https://liveuamap.com/en/2023/28-april-chernivetska-oblast-khmelnytska-oblag</text:a>
</text:p>
      <text:p text:style-name="P4">
News Source: <text:a xlink:type="simple" xlink:href="https://t.me/air_alert_ua/43892" text:style-name="Internet_20_link" text:visited-style-name="Visited_20_Internet_20_Link">
https://t.me/air_alert_ua/43892</text:a>
</text:p>
      <!--NEWS-->
      <text:h text:style-name="P10" text:outline-level="1">
<text:span text:style-name="T4">
里肯（Rivne），里文（Rivne）地区，利维夫（Lviv），利维夫地区，伊万诺·弗兰基夫斯克（Ivano-Frankivsk），伊万诺·弗兰基夫斯克（Ivano-Frankivsk）地区，tern ...</text:span>
</text:h>
      <text:p text:style-name="P4">
作者: liveuamap (Language: en)</text:p>
      <text:p text:style-name="P4">
时间: 2023-04-27T21:21:00</text:p>
      <text:p text:style-name="P4">
地点: Rivne (Latitude:50.6034445 Longtitude:26.257603168487)</text:p>
      <text:p text:style-name="P4">
视频: []</text:p>
      <text:p text:style-name="P4">
图片: []</text:p>
      <text:p text:style-name="P4">
标签: ["Europe", "Central and Eastern Europe"]</text:p>
      <text:p text:style-name="P4">
Id: 22559065</text:p>
      <!--METADATA-->
      <text:p text:style-name="P4">
里涅(Rivne)，里肯地区(Rivne)，利沃夫(Lviv(03:20).Red Alert: aerial threat. Sirens sounding. Take cover now!</text:p>
      <text:p text:style-name="P4">
News Collection Link: <text:a xlink:type="simple" xlink:href="https://liveuamap.com/en/2023/28-april-rivne-rivnenska-oblast-lviv-lvivska-g" text:style-name="Internet_20_link" text:visited-style-name="Visited_20_Internet_20_Link">
https://liveuamap.com/en/2023/28-april-rivne-rivnenska-oblast-lviv-lvivska-g</text:a>
</text:p>
      <text:p text:style-name="P4">
News Source: <text:a xlink:type="simple" xlink:href="https://t.me/air_alert_ua/43897" text:style-name="Internet_20_link" text:visited-style-name="Visited_20_Internet_20_Link">
https://t.me/air_alert_ua/43897</text:a>
</text:p>
      <!--NEWS-->
      <text:h text:style-name="P10" text:outline-level="1">
<text:span text:style-name="T4">
德尼普罗市和地区的几次爆炸</text:span>
</text:h>
      <text:p text:style-name="P4">
作者: liveuamap (Language: en)</text:p>
      <text:p text:style-name="P4">
时间: 2023-04-27T21:32:27</text:p>
      <text:p text:style-name="P4">
地点: Dnipro (Latitude:48.43307 Longtitude:35.09789)</text:p>
      <text:p text:style-name="P4">
视频: []</text:p>
      <text:p text:style-name="P4">
图片: []</text:p>
      <text:p text:style-name="P4">
标签: []</text:p>
      <text:p text:style-name="P4">
Id: 22559067</text:p>
      <!--METADATA-->
      <text:p text:style-name="P4">
德尼普罗市和地区的几次爆炸</text:p>
      <text:p text:style-name="P4">
新闻集链接：<text:a xlink:type="simple" xlink:href="https://liveuamap.com/en/2023/28-april-several-explosions-in-dnipro-city-and-region-" text:style-name="Internet_20_link" text:visited-style-name="Visited_20_Internet_20_Link">
https://liveuamap.com/en/2023/28-APRIL-SEVERAL-SEVERAL-EXPLOSIONS-IN-DNIPRO-CITY-and-REGION-</text:a>
</text:p>
      <text:p text:style-name="P4">
News Source: <text:a xlink:type="simple" xlink:href="https://t.me/Tsaplienko/30647" text:style-name="Internet_20_link" text:visited-style-name="Visited_20_Internet_20_Link">
https://t.me/Tsaplienko/30647</text:a>
</text:p>
      <!--NEWS-->
      <text:h text:style-name="P10" text:outline-level="1">
<text:span text:style-name="T4">
防空击落了乌曼附近的2个空中物体</text:span>
</text:h>
      <text:p text:style-name="P4">
作者: liveuamap (Language: en)</text:p>
      <text:p text:style-name="P4">
时间: 2023-04-27T21:39:11</text:p>
      <text:p text:style-name="P4">
地点: Uman (Latitude:48.70863 Longtitude:30.20863)</text:p>
      <text:p text:style-name="P4">
视频: []</text:p>
      <text:p text:style-name="P4">
图片: []</text:p>
      <text:p text:style-name="P4">
标签: []</text:p>
      <text:p text:style-name="P4">
Id: 22559068</text:p>
      <!--METADATA-->
      <text:p text:style-name="P4">
防空击落了乌曼附近的2个空中物体</text:p>
      <text:p text:style-name="P4">
新闻集链接：<text:a xlink:type="simple" xlink:href="https://liveuamap.com/en/2023/28-april-air-defense-shot-down-2-aerial-objects-near-uman" text:style-name="Internet_20_link" text:visited-style-name="Visited_20_Internet_20_Link">
https://liveuamap.com/en/2023/28-april-air-defense-hot-shot-down-2--- aerial-objects-near-uman</text:a>
</text:p>
      <text:p text:style-name="P4">
News Source: <text:a xlink:type="simple" xlink:href="https://t.me/kyivoperativ/121091" text:style-name="Internet_20_link" text:visited-style-name="Visited_20_Internet_20_Link">
https://t.me/kyivoperativ/121091</text:a>
</text:p>
      <!--NEWS-->
      <text:h text:style-name="P10" text:outline-level="1">
<text:span text:style-name="T4">
据报道，波尔塔瓦地区的克雷姆班克地区发生了几次爆炸</text:span>
</text:h>
      <text:p text:style-name="P4">
作者: liveuamap (Language: en)</text:p>
      <text:p text:style-name="P4">
时间: 2023-04-27T21:40:56</text:p>
      <text:p text:style-name="P4">
地点: Kremenchuk (Latitude:49.11092 Longtitude:33.49148)</text:p>
      <text:p text:style-name="P4">
视频: []</text:p>
      <text:p text:style-name="P4">
图片: []</text:p>
      <text:p text:style-name="P4">
标签: []</text:p>
      <text:p text:style-name="P4">
Id: 22559069</text:p>
      <!--METADATA-->
      <text:p text:style-name="P4">
据报道，波尔塔瓦地区的克雷姆班克地区发生了几次爆炸</text:p>
      <text:p text:style-name="P4">
新闻集链接：<text:a xlink:type="simple" xlink:href="https://liveuamap.com/en/2023/28-april-several-explosions-were-reported-in-kremenchuk-district" text:style-name="Internet_20_link" text:visited-style-name="Visited_20_Internet_20_Link">
https://liveuamap.com/en/2023/28-april-several-explosions-were-reported-in-kremenchuk-district</text:a>
</text:p>
      <text:p text:style-name="P4">
News Source: <text:a xlink:type="simple" xlink:href="https://t.me/suspilnepoltava/10927" text:style-name="Internet_20_link" text:visited-style-name="Visited_20_Internet_20_Link">
https://t.me/suspilnepoltava/10927</text:a>
</text:p>
      <!--NEWS-->
      <text:h text:style-name="P10" text:outline-level="1">
<text:span text:style-name="T4">
基辅报道的爆炸</text:span>
</text:h>
      <text:p text:style-name="P4">
作者: liveuamap (Language: en)</text:p>
      <text:p text:style-name="P4">
时间: 2023-04-27T21:45:50</text:p>
      <text:p text:style-name="P4">
地点: Kyiv,Kyiv city (Latitude:50.36605 Longtitude:30.58422)</text:p>
      <text:p text:style-name="P4">
视频: []</text:p>
      <text:p text:style-name="P4">
图片: []</text:p>
      <text:p text:style-name="P4">
标签: []</text:p>
      <text:p text:style-name="P4">
Id: 22559070</text:p>
      <!--METADATA-->
      <text:p text:style-name="P4">
基辅报道的爆炸</text:p>
      <text:p text:style-name="P4">
新闻集链接：<text:a xlink:type="simple" xlink:href="https://liveuamap.com/en/2023/28-april-explosions-reported-in-kyiv-" text:style-name="Internet_20_link" text:visited-style-name="Visited_20_Internet_20_Link">
https://liveuamap.com/en/2023/28-april-explosions-reported-in-kyiv-</text:a>
</text:p>
      <text:p text:style-name="P4">
News Source: <text:a xlink:type="simple" xlink:href="https://t.me/hromadske_ua/32046" text:style-name="Internet_20_link" text:visited-style-name="Visited_20_Internet_20_Link">
https://t.me/hromadske_ua/32046</text:a>
</text:p>
      <!--NEWS-->
      <text:h text:style-name="P10" text:outline-level="1">
<text:span text:style-name="T4">
在mykolaiv中报道了爆炸</text:span>
</text:h>
      <text:p text:style-name="P4">
作者: liveuamap (Language: en)</text:p>
      <text:p text:style-name="P4">
时间: 2023-04-27T21:55:38</text:p>
      <text:p text:style-name="P4">
地点: Mykolaiv (Latitude:46.94042 Longtitude:32.00197)</text:p>
      <text:p text:style-name="P4">
视频: []</text:p>
      <text:p text:style-name="P4">
图片: []</text:p>
      <text:p text:style-name="P4">
标签: []</text:p>
      <text:p text:style-name="P4">
Id: 22559071</text:p>
      <!--METADATA-->
      <text:p text:style-name="P4">
在mykolaiv中报道了爆炸</text:p>
      <text:p text:style-name="P4">
新闻集链接：<text:a xlink:type="simple" xlink:href="https://liveuamap.com/en/2023/28-april-explosions-were-reported-in-mykolaiv-" text:style-name="Internet_20_link" text:visited-style-name="Visited_20_Internet_20_Link">
https://liveuamap.com/en/2023/28-april-explosions-were-reported-in-mykolaiv-</text:a>
</text:p>
      <text:p text:style-name="P4">
News Source: <text:a xlink:type="simple" xlink:href="https://t.me/blacklist2477/25518" text:style-name="Internet_20_link" text:visited-style-name="Visited_20_Internet_20_Link">
https://t.me/blacklist2477/25518</text:a>
</text:p>
      <!--NEWS-->
      <text:h text:style-name="P10" text:outline-level="1">
<text:span text:style-name="T4">
防空在基辅 - 城市行政管理</text:span>
</text:h>
      <text:p text:style-name="P4">
作者: liveuamap (Language: en)</text:p>
      <text:p text:style-name="P4">
时间: 2023-04-27T22:02:07</text:p>
      <text:p text:style-name="P4">
地点: Kyiv,Kyiv city (Latitude:50.36264 Longtitude:30.58062)</text:p>
      <text:p text:style-name="P4">
视频: []</text:p>
      <text:p text:style-name="P4">
图片: []</text:p>
      <text:p text:style-name="P4">
标签: []</text:p>
      <text:p text:style-name="P4">
Id: 22559072</text:p>
      <!--METADATA-->
      <text:p text:style-name="P4">
防空在基辅 - 城市行政管理</text:p>
      <text:p text:style-name="P4">
新闻集链接：<text:a xlink:type="simple" xlink:href="https://liveuamap.com/en/2023/28-april-air-defense-is-working-in-kyiv--city-administration" text:style-name="Internet_20_link" text:visited-style-name="Visited_20_Internet_20_Link">
https://liveuamap.com/en/2023/28-april-air-air-defense-is-working-in-kyiv-city-city-administration</text:a>
</text:p>
      <text:p text:style-name="P4">
News Source: <text:a xlink:type="simple" xlink:href="https://t.me/VA_Kyiv/1541" text:style-name="Internet_20_link" text:visited-style-name="Visited_20_Internet_20_Link">
https://t.me/VA_Kyiv/1541</text:a>
</text:p>
      <!--NEWS-->
      <text:h text:style-name="P10" text:outline-level="1">
<text:span text:style-name="T4">
由于俄罗斯导弹罢工的结果，Uman摧毁了住宅公寓街区</text:span>
</text:h>
      <text:p text:style-name="P4">
作者: liveuamap (Language: en)</text:p>
      <text:p text:style-name="P4">
时间: 2023-04-27T22:28:17</text:p>
      <text:p text:style-name="P4">
地点: Uman (Latitude:48.73994 Longtitude:30.21275)</text:p>
      <text:p text:style-name="P4">
视频: []</text:p>
      <text:p text:style-name="P4">
图片: []</text:p>
      <text:p text:style-name="P4">
标签: []</text:p>
      <text:p text:style-name="P4">
Id: 22559073</text:p>
      <!--METADATA-->
      <text:p text:style-name="P4">
由于俄罗斯导弹罢工而在阿曼被摧毁的住宅公寓街区  新闻集链接：<text:a xlink:type="simple" xlink:href="https://liveuamap.com/en/2023/28-april-residential-apartments-block-destroyed-in-uman-as" text:style-name="Internet_20_link" text:visited-style-name="Visited_20_Internet_20_Link">
https://liveuamap.com/en/2023/28-april-isential-andistial-apartments-block-destroyed-in-uman-as</text:a>
</text:p>
      <text:p text:style-name="P4">
News Source: <text:a xlink:type="simple" xlink:href="https://t.me/blacklist2477/25533" text:style-name="Internet_20_link" text:visited-style-name="Visited_20_Internet_20_Link">
https://t.me/blacklist2477/25533</text:a>
</text:p>
      <!--NEWS-->
      <text:h text:style-name="P10" text:outline-level="1">
<text:span text:style-name="T4">
2人丧生，包括俄罗斯导弹罢工的导致Dnipro City的3岁儿童</text:span>
</text:h>
      <text:p text:style-name="P4">
作者: liveuamap (Language: en)</text:p>
      <text:p text:style-name="P4">
时间: 2023-04-27T22:54:24</text:p>
      <text:p text:style-name="P4">
地点: Dnipro (Latitude:48.45107 Longtitude:35.09634)</text:p>
      <text:p text:style-name="P4">
视频: []</text:p>
      <text:p text:style-name="P4">
图片: ["<text:a xlink:type="simple" xlink:href="https://liveuamap.com/pics/2023/04/28/22559074_0.jpg" text:style-name="Internet_20_link" text:visited-style-name="Visited_20_Internet_20_Link">
22559074_0.jpg</text:a>
"]</text:p>
      <text:p text:style-name="P4">
标签: ["Europe", "Central and Eastern Europe"]</text:p>
      <text:p text:style-name="P4">
Id: 22559074</text:p>
      <!--METADATA-->
      <text:p text:style-name="P4">
2人丧生，包括俄罗斯导弹罢工的导致Dnipro City的3岁儿童  <draw:frame draw:style-name="fr1" draw:name="Image2" text:anchor-type="as-char" svg:width="6.9236in" svg:height="3.046384in" draw:z-index="0">
<draw:image xlink:href="../Images/liveuamap/2023-04-27T22-54-24/22559074_0.jpg" xlink:type="simple" xlink:show="embed" xlink:actuate="onLoad" draw:mime-type="image/jpeg"/>
</draw:frame>
新闻集链接：<text:a xlink:type="simple" xlink:href="https://liveuamap.com/en/2023/28-april-2-person-killed-including-3-years-old-child-in-dnipro" text:style-name="Internet_20_link" text:visited-style-name="Visited_20_Internet_20_Link">
https://liveuamap.com/en/2023/28-april-2-person-kill-kill-including-3年龄 - 少年in-dnipro</text:a>
</text:p>
      <text:p text:style-name="P4">
News Source: <text:a xlink:type="simple" xlink:href="https://t.me/dnipro_now/39761" text:style-name="Internet_20_link" text:visited-style-name="Visited_20_Internet_20_Link">
https://t.me/dnipro_now/39761</text:a>
</text:p>
      <!--NEWS-->
      <text:h text:style-name="P10" text:outline-level="1">
<text:span text:style-name="T4">
Cherkasy地区政府在Uman确认了2枚导弹命中：一个在仓库，另一个...</text:span>
</text:h>
      <text:p text:style-name="P4">
作者: liveuamap (Language: en)</text:p>
      <text:p text:style-name="P4">
时间: 2023-04-27T22:59:43</text:p>
      <text:p text:style-name="P4">
地点: Uman (Latitude:48.74053 Longtitude:30.21148)</text:p>
      <text:p text:style-name="P4">
视频: []</text:p>
      <text:p text:style-name="P4">
图片: []</text:p>
      <text:p text:style-name="P4">
标签: ["Europe", "Central and Eastern Europe"]</text:p>
      <text:p text:style-name="P4">
Id: 22559075</text:p>
      <!--METADATA-->
      <text:p text:style-name="P4">
Cherkasy区域管理局在Uman确认了2枚导弹命中：一个Atwarehouse，另一个在住宅大楼</text:p>
      <text:p text:style-name="P4">
新闻集链接：[https://liveuamap.com/en/2023/28-APRIL-CHERKASY-CHERKASY-NIGINALICAL-QUINDION-administration-confirn-confirn-2-------------(https://liveuamap.com/en/2023/28-april-cherkasy-regional-administration-confirmed-2-missile)</text:p>
      <text:p text:style-name="P4">
News Source: <text:a xlink:type="simple" xlink:href="https://t.me/babel/31636" text:style-name="Internet_20_link" text:visited-style-name="Visited_20_Internet_20_Link">
https://t.me/babel/31636</text:a>
</text:p>
      <!--NEWS-->
      <text:h text:style-name="P10" text:outline-level="1">
<text:span text:style-name="T4">
CPD告诉有关切尔诺贝利灾难伴随的假货</text:span>
</text:h>
      <text:p text:style-name="P4">
作者: ['АРМІЯINFORM']</text:p>
      <text:p text:style-name="P4">
时间: 2023-04-27T25:00:00-04:00</text:p>
      <text:p text:style-name="P4">
描述: Tsyogo第37天 - 伊斯托里人的Netrashnish核原子灾难 -  ....与乌克兰2022年战争，与乌克兰的最新新闻，今天与乌克兰2022年的新闻战争，今天，乌克兰和俄罗斯和俄罗斯之间的战争会发生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342972974_252862420525503_6979509407163298614_n.jpg" text:style-name="Internet_20_link" text:visited-style-name="Visited_20_Internet_20_Link">
342972974_252862420525503_6979509407163298614_n.jpg</text:a>
', '<text:a xlink:type="simple" xlink:href="https://armyinform.com.ua/wp-content/uploads/2023/04/343162437_631182725045307_7508763460750186479_n-150x150.jpg" text:style-name="Internet_20_link" text:visited-style-name="Visited_20_Internet_20_Link">
343162437_631182725045307_7508763460750186479_n-150x150.jpg</text:a>
', '<text:a xlink:type="simple" xlink:href="https://armyinform.com.ua/wp-content/uploads/2023/04/343218505_641233927827854_3741724753695784625_n-150x150.jpg" text:style-name="Internet_20_link" text:visited-style-name="Visited_20_Internet_20_Link">
343218505_641233927827854_3741724753695784625_n-150x150.jpg</text:a>
', '<text:a xlink:type="simple" xlink:href="https://armyinform.com.ua/wp-content/uploads/2023/04/343329362_1177838492896588_4048085732838367700_n-150x150.jpg" text:style-name="Internet_20_link" text:visited-style-name="Visited_20_Internet_20_Link">
343329362_1177838492896588_4048085732838367700_n-150x150.jpg</text:a>
', '<text:a xlink:type="simple" xlink:href="https://armyinform.com.ua/wp-content/uploads/2023/04/343416098_1259804278075448_4144425490901376013_n-150x150.jpg" text:style-name="Internet_20_link" text:visited-style-name="Visited_20_Internet_20_Link">
343416098_1259804278075448_4144425490901376013_n-150x150.jpg</text:a>
', '<text:a xlink:type="simple" xlink:href="https://armyinform.com.ua/wp-content/uploads/2023/04/343439345_965825827879850_4883353595896439523_n-150x150.jpg" text:style-name="Internet_20_link" text:visited-style-name="Visited_20_Internet_20_Link">
343439345_965825827879850_4883353595896439523_n-150x150.jpg</text:a>
', '<text:a xlink:type="simple" xlink:href="https://armyinform.com.ua/wp-content/uploads/2023/04/343455059_960132631829992_5953701693967899758_n-150x150.jpg" text:style-name="Internet_20_link" text:visited-style-name="Visited_20_Internet_20_Link">
343455059_960132631829992_5953701693967899758_n-150x150.jpg</text:a>
', '<text:a xlink:type="simple" xlink:href="https://armyinform.com.ua/wp-content/uploads/2023/04/343596472_133119013074374_1512020726832609904_n-150x150.jpg" text:style-name="Internet_20_link" text:visited-style-name="Visited_20_Internet_20_Link">
343596472_133119013074374_1512020726832609904_n-150x150.jpg</text:a>
', '<text:a xlink:type="simple" xlink:href="https://armyinform.com.ua/wp-content/uploads/2023/04/343628692_464506819197973_7623306563269949886_n-150x150.jpg" text:style-name="Internet_20_link" text:visited-style-name="Visited_20_Internet_20_Link">
343628692_464506819197973_7623306563269949886_n-150x150.jpg</text:a>
']</text:p>
      <text:p text:style-name="P4">
标签: ['STOPRUSSIA', 'АГРЕСІЯ РФ', 'ЦПД РНБО']</text:p>
      <text:p text:style-name="P4">
类别: News</text:p>
      <!--METADATA-->
      <text:p text:style-name="P4">
<draw:frame draw:style-name="fr1" draw:name="Image3" text:anchor-type="as-char" svg:width="6.9236in" svg:height="6.9236in" draw:z-index="0">
<draw:image xlink:href="../Images/AРМІЯINFORM/2023-04-27T25-00-00-04-00/342972974_252862420525503_6979509407163298614_n.jpg" xlink:type="simple" xlink:show="embed" xlink:actuate="onLoad" draw:mime-type="image/jpeg"/>
</draw:frame>
在37年前的这一天，最可怕的核灾难是切尔诺贝利NPP事故。 但是，切尔诺贝利灾难不仅是反应堆扫罗，而且是一长串错误信息，假货和沉默。</text:p>
      <text:p text:style-name="P4">
关于伴随切尔诺贝利灾难已有近四十年的假货，请阅读<text:a xlink:type="simple" xlink:href="https://www.facebook.com/protydiyadezinformatsiyi.cpd/posts/pfbid05cADEB1VT4eTvVvbXJhZkufraJ7ANZFEKtaaNfNuZ8GhcEW6q37sSwZhBFhhV8qnl" text:style-name="Internet_20_link" text:visited-style-name="Visited_20_Internet_20_Link">
信息图</text:a>
打击误导的中心弥撒了切尔诺贝利事故：</text:p>
      <text:p text:style-name="P4">
<text:a xlink:type="simple" xlink:href="https://armyinform.com.ua/wp-content/uploads/2023/04/343162437_631182725045307_7508763460750186479_n.jpg" text:style-name="Internet_20_link" text:visited-style-name="Visited_20_Internet_20_Link">
!(Images/AРМІЯINFORM/2023-04-27T25-00-00-04-00/343162437_631182725045307_7508763460750186479_n-150x150.jpg)</text:a>
</text:p>
      <text:p text:style-name="P4">
<text:a xlink:type="simple" xlink:href="https://armyinform.com.ua/wp-content/uploads/2023/04/343218505_641233927827854_3741724753695784625_n.jpg" text:style-name="Internet_20_link" text:visited-style-name="Visited_20_Internet_20_Link">
<draw:frame draw:style-name="fr1" draw:name="Image4" text:anchor-type="as-char" svg:width="6.9236in" svg:height="6.9236in" draw:z-index="0">
<draw:image xlink:href="../Images/AРМІЯINFORM/2023-04-27T25-00-00-04-00/343218505_641233927827854_3741724753695784625_n-150x150.jpg" xlink:type="simple" xlink:show="embed" xlink:actuate="onLoad" draw:mime-type="image/jpeg"/>
</draw:frame>
</text:a>
</text:p>
      <text:p text:style-name="P4">
<text:a xlink:type="simple" xlink:href="https://armyinform.com.ua/wp-content/uploads/2023/04/343329362_1177838492896588_4048085732838367700_n.jpg" text:style-name="Internet_20_link" text:visited-style-name="Visited_20_Internet_20_Link">
<draw:frame draw:style-name="fr1" draw:name="Image5" text:anchor-type="as-char" svg:width="6.9236in" svg:height="6.9236in" draw:z-index="0">
<draw:image xlink:href="../Images/AРМІЯINFORM/2023-04-27T25-00-00-04-00/343329362_1177838492896588_4048085732838367700_n-150x150.jpg" xlink:type="simple" xlink:show="embed" xlink:actuate="onLoad" draw:mime-type="image/jpeg"/>
</draw:frame>
</text:a>
</text:p>
      <text:p text:style-name="P4">
<text:a xlink:type="simple" xlink:href="https://armyinform.com.ua/wp-content/uploads/2023/04/343416098_1259804278075448_4144425490901376013_n.jpg" text:style-name="Internet_20_link" text:visited-style-name="Visited_20_Internet_20_Link">
<draw:frame draw:style-name="fr1" draw:name="Image6" text:anchor-type="as-char" svg:width="6.9236in" svg:height="6.9236in" draw:z-index="0">
<draw:image xlink:href="../Images/AРМІЯINFORM/2023-04-27T25-00-00-04-00/343416098_1259804278075448_4144425490901376013_n-150x150.jpg" xlink:type="simple" xlink:show="embed" xlink:actuate="onLoad" draw:mime-type="image/jpeg"/>
</draw:frame>
</text:a>
</text:p>
      <text:p text:style-name="P4">
<text:a xlink:type="simple" xlink:href="https://armyinform.com.ua/wp-content/uploads/2023/04/343439345_965825827879850_4883353595896439523_n.jpg" text:style-name="Internet_20_link" text:visited-style-name="Visited_20_Internet_20_Link">
<draw:frame draw:style-name="fr1" draw:name="Image7" text:anchor-type="as-char" svg:width="6.9236in" svg:height="6.9236in" draw:z-index="0">
<draw:image xlink:href="../Images/AРМІЯINFORM/2023-04-27T25-00-00-04-00/343439345_965825827879850_4883353595896439523_n-150x150.jpg" xlink:type="simple" xlink:show="embed" xlink:actuate="onLoad" draw:mime-type="image/jpeg"/>
</draw:frame>
</text:a>
</text:p>
      <text:p text:style-name="P4">
<text:a xlink:type="simple" xlink:href="https://armyinform.com.ua/wp-content/uploads/2023/04/343455059_960132631829992_5953701693967899758_n.jpg" text:style-name="Internet_20_link" text:visited-style-name="Visited_20_Internet_20_Link">
<draw:frame draw:style-name="fr1" draw:name="Image8" text:anchor-type="as-char" svg:width="6.9236in" svg:height="6.9236in" draw:z-index="0">
<draw:image xlink:href="../Images/AРМІЯINFORM/2023-04-27T25-00-00-04-00/343455059_960132631829992_5953701693967899758_n-150x150.jpg" xlink:type="simple" xlink:show="embed" xlink:actuate="onLoad" draw:mime-type="image/jpeg"/>
</draw:frame>
</text:a>
</text:p>
      <text:p text:style-name="P4">
<text:a xlink:type="simple" xlink:href="https://armyinform.com.ua/wp-content/uploads/2023/04/343596472_133119013074374_1512020726832609904_n.jpg" text:style-name="Internet_20_link" text:visited-style-name="Visited_20_Internet_20_Link">
<draw:frame draw:style-name="fr1" draw:name="Image9" text:anchor-type="as-char" svg:width="6.9236in" svg:height="6.9236in" draw:z-index="0">
<draw:image xlink:href="../Images/AРМІЯINFORM/2023-04-27T25-00-00-04-00/343596472_133119013074374_1512020726832609904_n-150x150.jpg" xlink:type="simple" xlink:show="embed" xlink:actuate="onLoad" draw:mime-type="image/jpeg"/>
</draw:frame>
</text:a>
</text:p>
      <text:p text:style-name="P4">
<text:a xlink:type="simple" xlink:href="https://armyinform.com.ua/wp-content/uploads/2023/04/343628692_464506819197973_7623306563269949886_n.jpg" text:style-name="Internet_20_link" text:visited-style-name="Visited_20_Internet_20_Link">
<draw:frame draw:style-name="fr1" draw:name="Image10" text:anchor-type="as-char" svg:width="6.9236in" svg:height="6.9236in" draw:z-index="0">
<draw:image xlink:href="../Images/AРМІЯINFORM/2023-04-27T25-00-00-04-00/343628692_464506819197973_7623306563269949886_n-150x150.jpg" xlink:type="simple" xlink:show="embed" xlink:actuate="onLoad" draw:mime-type="image/jpeg"/>
</draw:frame>
</text:a>
</text:p>
      <text:p text:style-name="P4">
News Source: <text:a xlink:type="simple" xlink:href="https://armyinform.com.ua/2023/04/27/czpd-rozpoviv-pro-fejky-yaki-suprovodzhuyut-chornobylsku-katastrofu/" text:style-name="Internet_20_link" text:visited-style-name="Visited_20_Internet_20_Link">
https://armyinform.com.ua/2023/04/27/czpd-rozpoviv-pro-fejky-yaki-suprovodzhuyut-chornobylsku-katastrofu/</text:a>
</text:p>
      <!--NEWS-->
      <text:h text:style-name="P10" text:outline-level="1">
<text:span text:style-name="T4">
导弹部队和炮兵主局长与特尔诺皮尔学院的学员举行了在线会议</text:span>
</text:h>
      <text:p text:style-name="P4">
作者: ['АРМІЯINFORM']</text:p>
      <text:p text:style-name="P4">
时间: 2023-04-27T26:00:00-04:00</text:p>
      <text:p text:style-name="P4">
描述: 关于Cellemel，在Facebook，火箭发射器，炮弹ZSU。 “宽恕……与乌克兰2022年的战争，与乌克兰的最新消息，今天与乌克兰2022年的新闻战争，今天的最后一次战争，乌克兰和俄罗斯之间的战争以及俄罗斯之间的战争以及2022年与乌克兰的战争将是将在不久的将来与乌克兰发动战争，说，与乌克兰的战争，今天的乌克兰新闻，乌克兰的新闻，乌克兰媒体的俄罗斯媒体</text:p>
      <text:p text:style-name="P4">
图片: ['<text:a xlink:type="simple" xlink:href="https://armyinform.com.ua/wp-content/uploads/2023/04/342898038_3508276482783780_5056738533034445985_n.jpg" text:style-name="Internet_20_link" text:visited-style-name="Visited_20_Internet_20_Link">
342898038_3508276482783780_5056738533034445985_n.jpg</text:a>
']</text:p>
      <text:p text:style-name="P4">
标签: ['СЕРГІЙ БАРАНОВ', 'ТЕРНОПІЛЬ']</text:p>
      <text:p text:style-name="P4">
类别: News</text:p>
      <!--METADATA-->
      <text:p text:style-name="P4">
<draw:frame draw:style-name="fr1" draw:name="Image11" text:anchor-type="as-char" svg:width="6.9236in" svg:height="4.765745in" draw:z-index="0">
<draw:image xlink:href="../Images/AРМІЯINFORM/2023-04-27T26-00-00-04-00/342898038_3508276482783780_5056738533034445985_n.jpg" xlink:type="simple" xlink:show="embed" xlink:actuate="onLoad" draw:mime-type="image/jpeg"/>
</draw:frame>
关于它<text:a xlink:type="simple" xlink:href="https://www.facebook.com/rvia.ua.army/posts/pfbid02A98sYyWdXukRzxa9uH64DXYoVEaJYAMmkUT262XaUzassx7do6UZhny3UrkyXdvBl" text:style-name="Internet_20_link" text:visited-style-name="Visited_20_Internet_20_Link">
报告</text:a>
Facebook的导弹部队和武装部队大炮。</text:p>
      <text:p text:style-name="P4">
“第一个在线视频会议是在项目框架内进行的：“我们相信!我们可以!赢!”(与青年对话)在Rapeckets and Gurnillery的主要局长以及武装硅线上校Sergei Baranov的总参谋部的无人系统之间，以及Ternopil专业学院的学生/学员。(M. Zarage)»， - 消息读取。</text:p>
      <text:p text:style-name="P4">
特尔诺比尔学院的学生/学员有机会与稍微上校进行交流，以了解：</text:p>
      <text:p text:style-name="P4">
为什么今天的乌克兰炮兵是世界上最好的</text:p>
      <text:p text:style-name="P4">
尽管在世界领先国家使用武器的大多数最新的现代炮兵系统都被掌握并熟练考虑它们，尽管敌人被射击</text:p>
      <text:p text:style-name="P4">
随着旧武器的升级和使用。</text:p>
      <text:p text:style-name="P4">
详细考虑了国内外武器和无人系统的国家样本。</text:p>
      <text:p text:style-name="P4">
“根据统计数据，在我们的帐户中，敌人多达80％的敌人损失和实时力量。 乌克兰的西方伙伴甚至声称，塞尔吉·巴拉诺夫上校说，苏伊州的杀手或“武装部队死亡的网”。</text:p>
      <text:p text:style-name="P4">
项目“我们相信!我们可以!去赢!”(与青年对话)它是通过青年参与的沟通和整合，不仅是教育目标，而且是获得有关战争的必要信息的机会专业和高等教育机构和高等教育机构中的国民意识和尊严。</text:p>
      <text:p text:style-name="P4">
News Source: <text:a xlink:type="simple" xlink:href="https://armyinform.com.ua/2023/04/27/nachalnyk-golovnogo-upravlinnya-raketnyh-vijsk-i-artyleriyi-pospilkuvavsya-z-kursantamy-ternopilskogo-koledzhu/" text:style-name="Internet_20_link" text:visited-style-name="Visited_20_Internet_20_Link">
https://armyinform.com.ua/2023/04/27/nachalnyk-golovnogo-upravlinnya-raketnyh-vijsk-i-artyleriyi-pospilkuvavsya-z-kursantamy-ternopilskogo-koledzhu/</text:a>
</text:p>
      <!--NEWS-->
      <text:h text:style-name="P10" text:outline-level="1">
<text:span text:style-name="T4">
国家安全局已恢复了德国领土上的三个桥梁设施</text:span>
</text:h>
      <text:p text:style-name="P4">
作者: ['АРМІЯINFORM']</text:p>
      <text:p text:style-name="P4">
时间: 2023-04-27T27:00:00-04:00</text:p>
      <text:p text:style-name="P4">
描述: 关于收益率的负责人，君主是在Facebook的Storinzi运输运输的特殊之处。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343426739_165700826434572_7743951159271326579_n.jpg" text:style-name="Internet_20_link" text:visited-style-name="Visited_20_Internet_20_Link">
343426739_165700826434572_7743951159271326579_n.jpg</text:a>
', '<text:a xlink:type="simple" xlink:href="https://armyinform.com.ua/wp-content/uploads/2023/04/343309150_1422209371859699_8341396534782639043_n-150x150.jpg" text:style-name="Internet_20_link" text:visited-style-name="Visited_20_Internet_20_Link">
343309150_1422209371859699_8341396534782639043_n-150x150.jpg</text:a>
', '<text:a xlink:type="simple" xlink:href="https://armyinform.com.ua/wp-content/uploads/2023/04/343313579_178930415077819_8157763631666006115_n-150x150.jpg" text:style-name="Internet_20_link" text:visited-style-name="Visited_20_Internet_20_Link">
343313579_178930415077819_8157763631666006115_n-150x150.jpg</text:a>
', '<text:a xlink:type="simple" xlink:href="https://armyinform.com.ua/wp-content/uploads/2023/04/343407962_739796134355824_8903370185971580194_n-150x150.jpg" text:style-name="Internet_20_link" text:visited-style-name="Visited_20_Internet_20_Link">
343407962_739796134355824_8903370185971580194_n-150x150.jpg</text:a>
', '<text:a xlink:type="simple" xlink:href="https://armyinform.com.ua/wp-content/uploads/2023/04/343411189_1334015473847785_4742000659954170258_n-150x150.jpg" text:style-name="Internet_20_link" text:visited-style-name="Visited_20_Internet_20_Link">
343411189_1334015473847785_4742000659954170258_n-150x150.jpg</text:a>
', '<text:a xlink:type="simple" xlink:href="https://armyinform.com.ua/wp-content/uploads/2023/04/343071995_989311998908457_7566656019694841632_n-150x150.jpg" text:style-name="Internet_20_link" text:visited-style-name="Visited_20_Internet_20_Link">
343071995_989311998908457_7566656019694841632_n-150x150.jpg</text:a>
']</text:p>
      <text:p text:style-name="P4">
标签: ['STOPRUSSIA', 'АГРЕСІЯ РФ', 'ВТОРГНЕННЯ РФ', 'ДЕРЖАВНА СПЕЦІАЛЬНА СЛУЖБА ТРАНСПОРТУ']</text:p>
      <text:p text:style-name="P4">
类别: News</text:p>
      <!--METADATA-->
      <text:p text:style-name="P4">
<draw:frame draw:style-name="fr1" draw:name="Image12" text:anchor-type="as-char" svg:width="6.9236in" svg:height="3.894525in" draw:z-index="0">
<draw:image xlink:href="../Images/AРМІЯINFORM/2023-04-27T27-00-00-04-00/343426739_165700826434572_7743951159271326579_n.jpg" xlink:type="simple" xlink:show="embed" xlink:actuate="onLoad" draw:mime-type="image/jpeg"/>
</draw:frame>
关于它<text:a xlink:type="simple" xlink:href="https://www.facebook.com/uadsst" text:style-name="Internet_20_link" text:visited-style-name="Visited_20_Internet_20_Link">
报告</text:a>
在您的Facebook页面上进行州特殊运输服务。</text:p>
      <text:p text:style-name="P4">
“州特殊运输服务的Twasporas已恢复为Mykolaiv领土和Kherson地区的另外三个桥梁设施的工作，这些设施将社区，地区，地区和人民的命运联系起来。 证词写道。 。</text:p>
      <text:p text:style-name="P4">
值得注意的是，在尼古拉地区，国家支持服务的桥梁被俄罗斯入侵者摧毁的五个存储结构恢复。</text:p>
      <text:p text:style-name="P4">
<text:a xlink:type="simple" xlink:href="https://armyinform.com.ua/wp-content/uploads/2023/04/343309150_1422209371859699_8341396534782639043_n.jpg" text:style-name="Internet_20_link" text:visited-style-name="Visited_20_Internet_20_Link">
!(Images/AРМІЯINFORM/2023-04-27T27-00-00-04-00/343309150_1422209371859699_8341396534782639043_n-150x150.jpg)</text:a>
</text:p>
      <text:p text:style-name="P4">
<text:a xlink:type="simple" xlink:href="https://armyinform.com.ua/wp-content/uploads/2023/04/343313579_178930415077819_8157763631666006115_n.jpg" text:style-name="Internet_20_link" text:visited-style-name="Visited_20_Internet_20_Link">
<draw:frame draw:style-name="fr1" draw:name="Image13" text:anchor-type="as-char" svg:width="6.9236in" svg:height="6.9236in" draw:z-index="0">
<draw:image xlink:href="../Images/AРМІЯINFORM/2023-04-27T27-00-00-04-00/343313579_178930415077819_8157763631666006115_n-150x150.jpg" xlink:type="simple" xlink:show="embed" xlink:actuate="onLoad" draw:mime-type="image/jpeg"/>
</draw:frame>
</text:a>
</text:p>
      <text:p text:style-name="P4">
<text:a xlink:type="simple" xlink:href="https://armyinform.com.ua/wp-content/uploads/2023/04/343407962_739796134355824_8903370185971580194_n.jpg" text:style-name="Internet_20_link" text:visited-style-name="Visited_20_Internet_20_Link">
<draw:frame draw:style-name="fr1" draw:name="Image14" text:anchor-type="as-char" svg:width="6.9236in" svg:height="6.9236in" draw:z-index="0">
<draw:image xlink:href="../Images/AРМІЯINFORM/2023-04-27T27-00-00-04-00/343407962_739796134355824_8903370185971580194_n-150x150.jpg" xlink:type="simple" xlink:show="embed" xlink:actuate="onLoad" draw:mime-type="image/jpeg"/>
</draw:frame>
</text:a>
</text:p>
      <text:p text:style-name="P4">
<text:a xlink:type="simple" xlink:href="https://armyinform.com.ua/wp-content/uploads/2023/04/343411189_1334015473847785_4742000659954170258_n.jpg" text:style-name="Internet_20_link" text:visited-style-name="Visited_20_Internet_20_Link">
<draw:frame draw:style-name="fr1" draw:name="Image15" text:anchor-type="as-char" svg:width="6.9236in" svg:height="6.9236in" draw:z-index="0">
<draw:image xlink:href="../Images/AРМІЯINFORM/2023-04-27T27-00-00-04-00/343411189_1334015473847785_4742000659954170258_n-150x150.jpg" xlink:type="simple" xlink:show="embed" xlink:actuate="onLoad" draw:mime-type="image/jpeg"/>
</draw:frame>
</text:a>
</text:p>
      <text:p text:style-name="P4">
<text:a xlink:type="simple" xlink:href="https://armyinform.com.ua/wp-content/uploads/2023/04/343071995_989311998908457_7566656019694841632_n.jpg" text:style-name="Internet_20_link" text:visited-style-name="Visited_20_Internet_20_Link">
<draw:frame draw:style-name="fr1" draw:name="Image16" text:anchor-type="as-char" svg:width="6.9236in" svg:height="6.9236in" draw:z-index="0">
<draw:image xlink:href="../Images/AРМІЯINFORM/2023-04-27T27-00-00-04-00/343071995_989311998908457_7566656019694841632_n-150x150.jpg" xlink:type="simple" xlink:show="embed" xlink:actuate="onLoad" draw:mime-type="image/jpeg"/>
</draw:frame>
</text:a>
前几天，桥梁进行了运行。 事件由波格丹少将少将的国家支持服务局长，人民代表谢尔盖·科泽尔(Sergey Kozir) 。桥梁覆盖式培养单位的人员受到证书和部门荣誉的鼓励。</text:p>
      <text:p text:style-name="P4">
News Source: <text:a xlink:type="simple" xlink:href="https://armyinform.com.ua/2023/04/27/derzhavna-speczialna-sluzhby-transportu-vidnovyla-ta-zapustyla-v-robotu-shhe-try-mostovyh-obyekty-na-deokupovanyh-terytoriyah/" text:style-name="Internet_20_link" text:visited-style-name="Visited_20_Internet_20_Link">
https://armyinform.com.ua/2023/04/27/derzhavna-speczialna-sluzhby-transportu-vidnovyla-ta-zapustyla-v-robotu-shhe-try-mostovyh-obyekty-na-deokupovanyh-terytoriyah/</text:a>
</text:p>
      <!--NEWS-->
      <text:h text:style-name="P10" text:outline-level="1">
<text:span text:style-name="T4">
国防部和内政部在语言培训方向上激活合作</text:span>
</text:h>
      <text:p text:style-name="P4">
作者: ['АРМІЯINFORM']</text:p>
      <text:p text:style-name="P4">
时间: 2023-04-27T28:00:00-04:00</text:p>
      <text:p text:style-name="P4">
描述: 25 KVITRY担任Viiskovovit部门的秘密董事是Mini -Sodstruction的科学...与乌克兰2022年的战争，与乌克兰与乌克兰的最新新闻，今天与乌克兰2022年的新闻战争，今天将在今天进行战争，将在乌克兰和俄罗斯以及与乌克兰的战争在不久的将来是否会在不久的将来与乌克兰进行战争，今天与乌克兰的战争，今天的乌克兰新闻，乌克兰的乌克兰新闻，俄罗斯的乌克兰媒体将在俄罗斯媒体，</text:p>
      <text:p text:style-name="P4">
图片: ['<text:a xlink:type="simple" xlink:href="https://armyinform.com.ua/wp-content/uploads/2023/04/343300211_1353972011834637_1303836264795176581_n.jpg" text:style-name="Internet_20_link" text:visited-style-name="Visited_20_Internet_20_Link">
343300211_1353972011834637_1303836264795176581_n.jpg</text:a>
', '<text:a xlink:type="simple" xlink:href="https://armyinform.com.ua/wp-content/uploads/2023/04/343294664_3513415405555709_1615387194576739661_n.jpg" text:style-name="Internet_20_link" text:visited-style-name="Visited_20_Internet_20_Link">
343294664_3513415405555709_1615387194576739661_n.jpg</text:a>
', '<text:a xlink:type="simple" xlink:href="https://armyinform.com.ua/wp-content/uploads/2023/04/343726788_1199520667424624_1363626420839290163_n-1.jpg" text:style-name="Internet_20_link" text:visited-style-name="Visited_20_Internet_20_Link">
343726788_1199520667424624_1363626420839290163_n-1.jpg</text:a>
']</text:p>
      <text:p text:style-name="P4">
标签: ['STOPRUSSIA', 'АГРЕСІЯ РФ', 'ВТОРГНЕННЯ РФ', 'ДЕПАРТАМЕНТ ВІЙСЬКОВОЇ ОСВІТИ ТА НАУКИ МО УКРАЇНИ']</text:p>
      <text:p text:style-name="P4">
类别: News</text:p>
      <!--METADATA-->
      <text:p text:style-name="P4">
<draw:frame draw:style-name="fr1" draw:name="Image17" text:anchor-type="as-char" svg:width="6.9236in" svg:height="4.615733in" draw:z-index="0">
<draw:image xlink:href="../Images/AРМІЯINFORM/2023-04-27T28-00-00-04-00/343300211_1353972011834637_1303836264795176581_n.jpg" xlink:type="simple" xlink:show="embed" xlink:actuate="onLoad" draw:mime-type="image/jpeg"/>
</draw:frame>
4月25日，随着乌克兰沃迪米尔·米尔南科(Volodymyr Mirnenko)军事教育与国防科学系主任的参与，通过描述改善了内部事务部语言培训的问题的问题是在内部事务部的改善问题。乌克兰在内政部国务卿伊纳·雅什丘克(Inna Yashchuk)担任主席。</text:p>
      <text:p text:style-name="P4">
关于它<text:a xlink:type="simple" xlink:href="https://www.facebook.com/DepartmentMilitaryEducationScienceMOD.UA/posts/pfbid02NHS3FyoCbBkaa56RbSCGpU7kZ7XfkKtuNTjdkmbvQ437QrXQ48KDLZJBypgSQM38l" text:style-name="Internet_20_link" text:visited-style-name="Visited_20_Internet_20_Link">
报告</text:a>
乌克兰国防部军事教育与科学系。</text:p>
      <text:p text:style-name="P4">
<draw:frame draw:style-name="fr1" draw:name="Image18" text:anchor-type="as-char" svg:width="6.9236in" svg:height="4.690739in" draw:z-index="0">
<draw:image xlink:href="../Images/AРМІЯINFORM/2023-04-27T28-00-00-04-00/343294664_3513415405555709_1615387194576739661_n.jpg" xlink:type="simple" xlink:show="embed" xlink:actuate="onLoad" draw:mime-type="image/jpeg"/>
</draw:frame>
在演讲中，Volodymyr Mirnenko分享了国防部开发规范文件的经验，这些文件规范了为乌克兰武装部队的军事专家的语言培训问题。</text:p>
      <ul>
        <li>
我们知道，定性语言培训是武装部队和Siloboron与北约成员国相关结构的足够相互作用的重要因素之一。 2021年，乌克兰国防部批准了乌克兰武装部队语言培训的道路卡改进(2021  -  2025年)，概述了从逐渐实施三个特定指标的骨盆轨迹，到乌克兰武装力量的外语知识的持续研究和维持知识。</li>
      </ul>
      <text:p text:style-name="P4">
<draw:frame draw:style-name="fr1" draw:name="Image19" text:anchor-type="as-char" svg:width="6.9236in" svg:height="4.471492in" draw:z-index="0">
<draw:image xlink:href="../Images/AРМІЯINFORM/2023-04-27T28-00-00-04-00/343726788_1199520667424624_1363626420839290163_n-1.jpg" xlink:type="simple" xlink:show="embed" xlink:actuate="onLoad" draw:mime-type="image/jpeg"/>
</draw:frame>
据他说，面对战争，我们的国家展示了欧盟和北约成员资格的改革之路的高度动态，这适用于军事教育和准备领域，因此这种变革型轨道已准备好支持和全面地支持和全面促进计划的陈述。</text:p>
      <text:p text:style-name="P4">
讨论的结果是，在国防部教育机构之间建立有意识合作的部门的立场达成了共识。</text:p>
      <text:p text:style-name="P4">
News Source: <text:a xlink:type="simple" xlink:href="https://armyinform.com.ua/2023/04/27/ministerstvo-oborony-ta-ministerstvo-vnutrishnih-sprav-ukrayiny-aktyvizuyut-spivpraczyu-za-napryamom-movnoyi-pidgotovky-personalu/" text:style-name="Internet_20_link" text:visited-style-name="Visited_20_Internet_20_Link">
https://armyinform.com.ua/2023/04/27/ministerstvo-oborony-ta-ministerstvo-vnutrishnih-sprav-ukrayiny-aktyvizuyut-spivpraczyu-za-napryamom-movnoyi-pidgotovky-personalu/</text:a>
</text:p>
      <!--NEWS-->
      <text:h text:style-name="P10" text:outline-level="1">
<text:span text:style-name="T4">
打击错误信息的中心报道了罗斯玛（Roszma）过去一天的主要叙述</text:span>
</text:h>
      <text:p text:style-name="P4">
作者: ['АРМІЯINFORM']</text:p>
      <text:p text:style-name="P4">
时间: 2023-04-27T29:00:00-04:00</text:p>
      <text:p text:style-name="P4">
描述: Wizin -Format中心在乌克兰人的RNBO：逆转录机的基础知识，Sho Sogodni ...与乌克兰2022年的战争，与乌克兰与乌克兰的最新新闻，今天与乌克兰的新闻，与乌克兰2022年的新闻战争，这是一场战争，会有一场战争他们说，在乌克兰和俄罗斯之间，当与乌克兰在2022年与乌克兰进行战争时，是否会在不久的将来与乌克兰进行战争，他们说，与乌克兰的战争，今天的乌克兰新闻，乌克兰的新闻，乌克兰的乌克兰媒体新闻</text:p>
      <text:p text:style-name="P4">
图片: ['<text:a xlink:type="simple" xlink:href="https://armyinform.com.ua/wp-content/uploads/2023/04/343214620_907748687184183_4123620631016683104_n.jpg" text:style-name="Internet_20_link" text:visited-style-name="Visited_20_Internet_20_Link">
343214620_907748687184183_4123620631016683104_n.jpg</text:a>
']</text:p>
      <text:p text:style-name="P4">
标签: ['STOPRUSSIA', 'АГРЕСІЯ РФ', 'ВТОРГНЕННЯ РФ', 'ЦЕНТР ПРОТИДІЇ ДЕЗІНФОРМАЦІЇ']</text:p>
      <text:p text:style-name="P4">
类别: News</text:p>
      <!--METADATA-->
      <text:p text:style-name="P4">
<draw:frame draw:style-name="fr1" draw:name="Image20" text:anchor-type="as-char" svg:width="6.9236in" svg:height="6.9236in" draw:z-index="0">
<draw:image xlink:href="../Images/AРМІЯINFORM/2023-04-27T29-00-00-04-00/343214620_907748687184183_4123620631016683104_n.jpg" xlink:type="simple" xlink:show="embed" xlink:actuate="onLoad" draw:mime-type="image/jpeg"/>
</draw:frame>
在NSDC乌克兰打击错误信息的中心<text:a xlink:type="simple" xlink:href="https://www.facebook.com/protydiyadezinformatsiyi.cpd/posts/pfbid0PpmTrz51RhiznXFb97zM6Ju6d6GT6hEUFSEi6ZdqhJpSreAZWNgV8oCXSHwWxgXbl" text:style-name="Internet_20_link" text:visited-style-name="Visited_20_Internet_20_Link">
通知</text:a>
：当今俄罗斯媒体推广的主要叙述：</text:p>
      <text:p text:style-name="P4">
杜马州副总理古鲁夫(Gurulev)表示，在俄罗斯，是时候引入“敌对”的概念了。</text:p>
      <text:p text:style-name="P4">
他认为，这种措施将有助于社会纪律。</text:p>
      <text:p text:style-name="P4">
值得注意的是，实际上，俄罗斯人的恐吓是俄罗斯联邦动员的唯一活跃方法，因此越来越多的俄罗斯媒体正在类似地广播。 通过这种方式，俄罗斯当局通过克里姆林宫政治家和宣传家的复杂激进陈述分析了人口的反应，这允许增加独裁统治。</text:p>
      <text:p text:style-name="P4">
News Source: <text:a xlink:type="simple" xlink:href="https://armyinform.com.ua/2023/04/27/czentr-protydiyi-dezinformacziyi-povidomlyaye-pro-osnovnyj-naratyv-rosiyan-mynuloyi-doby-2/" text:style-name="Internet_20_link" text:visited-style-name="Visited_20_Internet_20_Link">
https://armyinform.com.ua/2023/04/27/czentr-protydiyi-dezinformacziyi-povidomlyaye-pro-osnovnyj-naratyv-rosiyan-mynuloyi-doby-2/</text:a>
</text:p>
      <!--NEWS-->
      <text:h text:style-name="P10" text:outline-level="1">
<text:span text:style-name="T4">
丹尼斯·施米加尔（Denis Shmigal）与意大利议会的领导人讨论了乌克兰的支持</text:span>
</text:h>
      <text:p text:style-name="P4">
作者: ['АРМІЯINFORM']</text:p>
      <text:p text:style-name="P4">
时间: 2023-04-27T30:00:00-04:00</text:p>
      <text:p text:style-name="P4">
描述: 乌克兰丹尼斯·施米加尔（Denis Schmigal）在罗马·弗里夫·祖斯蒂奇（Rome Proviv Zustychi）的胆小的乌克兰丹尼斯·施米加尔（Denis Schmigal）...与乌克兰2022年与乌克兰的战争，与乌克兰的最新新闻，与乌克兰2022年的新闻战争，今天，乌克兰和俄罗斯和俄罗斯和俄罗斯和俄罗斯和俄罗斯和俄罗斯和俄罗斯与俄罗斯和俄罗斯和俄罗斯之间的战争将会何时，何时，何时，何时，何时，何时，何时，何时，何时，何时，何时，何时，何时，何时与乌克兰在2022年与乌克兰进行战争，将在不久的将来与乌克兰发生战争，与乌克兰战争，今天的乌克兰新闻，乌克兰的乌克兰新闻在乌克兰媒体上</text:p>
      <text:p text:style-name="P4">
图片: ['<text:a xlink:type="simple" xlink:href="https://armyinform.com.ua/wp-content/uploads/2023/04/thumb_203001_820_360_0_0_auto.jpg" text:style-name="Internet_20_link" text:visited-style-name="Visited_20_Internet_20_Link">
thumb_203001_820_360_0_0_auto.jpg</text:a>
']</text:p>
      <text:p text:style-name="P4">
标签: ['STOPRUSSIA', 'АГРЕСІЯ РФ', 'ДЕНИС ШМИГАЛЬ']</text:p>
      <text:p text:style-name="P4">
类别: News</text:p>
      <!--METADATA-->
      <text:p text:style-name="P4">
<draw:frame draw:style-name="fr1" draw:name="Image21" text:anchor-type="as-char" svg:width="6.9236in" svg:height="4.610104in" draw:z-index="0">
<draw:image xlink:href="../Images/AРМІЯINFORM/2023-04-27T30-00-00-04-00/thumb_203001_820_360_0_0_auto.jpg" xlink:type="simple" xlink:show="embed" xlink:actuate="onLoad" draw:mime-type="image/jpeg"/>
</draw:frame>
乌克兰丹尼斯·施米加尔(Denis Shmigal)的总理在对罗马进行工作的框架内主持了意大利共和国议会的负责人。</text:p>
      <text:p text:style-name="P4">
关于它<text:a xlink:type="simple" xlink:href="https://www.kmu.gov.ua/news/denys-shmyhal-obhovoryv-pidtrymku-ukrainy-z-kerivnytstvom-parlamentu-italii" text:style-name="Internet_20_link" text:visited-style-name="Visited_20_Internet_20_Link">
报告</text:a>
政府门户。</text:p>
      <text:p text:style-name="P4">
在与参议院主席La Rusa的对话中，各方讨论了对乌克兰人民著名种族灭绝的认可。 根据参议院负责人的说法，相关法案已经准备好。 Denis Shmigal指出，意大利合作伙伴知道HoloDomor是没有重复的最糟糕的犯罪之一。</text:p>
      <text:p text:style-name="P4">
乌克兰洛伦佐(Lorenzo Fountain)在意大利众议院主席中，打破了我国经济和迅速恢复的问题。 洛伦佐福夫坦(Lorenzofoftan)保证，众议院支持乌克兰的加入欧盟，乌克兰的和平公式，以及乌克兰人民种族灭绝的饥荒的认可。</text:p>
      <text:p text:style-name="P4">
丹尼斯·施米加尔(Denis Schmigal)感谢意大利议会在争取自由和民主的斗争中做出旨在喝乌克兰的决定。</text:p>
      <text:p text:style-name="P4">
News Source: <text:a xlink:type="simple" xlink:href="https://armyinform.com.ua/2023/04/27/denys-shmygal-obgovoryv-pidtrymku-ukrayiny-z-kerivnycztvom-parlamentu-italiyi/" text:style-name="Internet_20_link" text:visited-style-name="Visited_20_Internet_20_Link">
https://armyinform.com.ua/2023/04/27/denys-shmygal-obgovoryv-pidtrymku-ukrayiny-z-kerivnycztvom-parlamentu-italiyi/</text:a>
</text:p>
      <!--NEWS-->
      <text:h text:style-name="P10" text:outline-level="1">
<text:span text:style-name="T4">
国防军的航空在敌人的集中区打了11次打击</text:span>
</text:h>
      <text:p text:style-name="P4">
作者: ['АРМІЯINFORM']</text:p>
      <text:p text:style-name="P4">
时间: 2023-04-27T31:00:00-04:00</text:p>
      <text:p text:style-name="P4">
描述: 关于TSE在Facebook，ZSU的总参谋部。 乌克兰防御力量的阿维奇（Aviacii）...与乌克兰2022年的战争，与乌克兰的战争是今天的最新消息，今天与乌克兰2022年的新闻战，今天的最后一场新闻，乌克兰和俄罗斯之间以及俄罗斯之间的战争，什么时候，2022年与乌克兰的战争将与否，在不久的将来会与乌克兰进行战争，说，与乌克兰的战争，今天的乌克兰新闻，乌克兰新闻，乌克兰媒体在俄罗斯的乌克兰新闻</text:p>
      <text:p text:style-name="P4">
图片: ['<text:a xlink:type="simple" xlink:href="https://armyinform.com.ua/wp-content/uploads/2022/09/aviacziya-ps-zsu-zavdara-udariv.jpg" text:style-name="Internet_20_link" text:visited-style-name="Visited_20_Internet_20_Link">
aviacziya-ps-zsu-zavdara-udariv.jpg</text:a>
']</text:p>
      <text:p text:style-name="P4">
标签: ['STOPRUSSIA', 'АГРЕСІЯ РФ', 'ВТРАТИ ВОРОГА']</text:p>
      <text:p text:style-name="P4">
类别: News</text:p>
      <!--METADATA-->
      <text:p text:style-name="P4">
<draw:frame draw:style-name="fr1" draw:name="Image22" text:anchor-type="as-char" svg:width="6.9236in" svg:height="4.49457in" draw:z-index="0">
<draw:image xlink:href="../Images/AРМІЯINFORM/2023-04-27T31-00-00-04-00/aviacziya-ps-zsu-zavdara-udariv.jpg" xlink:type="simple" xlink:show="embed" xlink:actuate="onLoad" draw:mime-type="image/jpeg"/>
</draw:frame>
说明性照片<text:span text:style-name="T4">
🔥俄罗斯完成的情况</text:span>
</text:p>
      <text:p text:style-name="P4">
在Facebook上关于它<text:a xlink:type="simple" xlink:href="https://www.facebook.com/GeneralStaff.ua/posts/pfbid0JSY3rnvT4Rv2UaLRPvXvx3Bbta7u39E9X7GxpaH414xPtWUe24kD1rWnzPwGkKUwl" text:style-name="Internet_20_link" text:visited-style-name="Visited_20_Internet_20_Link">
报告</text:a>
武装部队的总人员。</text:p>
      <text:p text:style-name="P4">
在过去的一天中，乌克兰国防军的航空在入侵者占领的地区打出了11次。 另外，六架敌人无人飞机被摧毁。 火箭部队和炮兵的部队袭击了2种捍卫手段，还有2个其他重要的军事设施。</text:p>
      <text:p text:style-name="P4">
News Source: <text:a xlink:type="simple" xlink:href="https://armyinform.com.ua/2023/04/27/aviacziya-syl-oborony-zavdala-11-udariv-po-rajonah-zoseredzhennya-voroga-2/" text:style-name="Internet_20_link" text:visited-style-name="Visited_20_Internet_20_Link">
https://armyinform.com.ua/2023/04/27/aviacziya-syl-oborony-zavdala-11-udariv-po-rajonah-zoseredzhennya-voroga-2/</text:a>
</text:p>
      <!--NEWS-->
      <text:h text:style-name="P10" text:outline-level="1">
<text:span text:style-name="T4">
古尔（Gur）在波兰机场展示了一段视频</text:span>
</text:h>
      <text:p text:style-name="P4">
作者: ['АРМІЯINFORM']</text:p>
      <text:p text:style-name="P4">
时间: 2023-04-27T32:00:00-04:00</text:p>
      <text:p text:style-name="P4">
描述: vnaslis us retelly计划的行动，健康的gur mo莫兹·塔伊斯（Gur Mozs ofis）...与乌克兰2022年的战争，与乌克兰的最新新闻战争，今天与乌克兰2022年的新闻战争，乌克兰和俄罗斯之间的战争，何时与乌克兰的战争之间发生战争2022年，他们会在不久的将来与乌克兰发动战争，他们说，与乌克兰的战争，今天的乌克兰新闻，乌克兰的新闻，乌克兰的新闻在俄罗斯的乌克兰媒体</text:p>
      <text:p text:style-name="P4">
图片: []</text:p>
      <text:p text:style-name="P4">
标签: ['STOPRUSSIA', 'АГРЕСІЯ РФ', 'ВТОРГНЕННЯ РФ', 'СУДАН']</text:p>
      <text:p text:style-name="P4">
类别: News</text:p>
      <!--METADATA-->
      <text:p text:style-name="P4">
由于乌克兰总统外交部泰夫(Taiff)的彻底计划的行动，截至2023年4月26日，从苏丹的战斗中救出了91名乌克兰人。</text:p>
      <text:p text:style-name="P4">
资料来源：<text:a xlink:type="simple" xlink:href="https://www.facebook.com/watch/" text:style-name="Internet_20_link" text:visited-style-name="Visited_20_Internet_20_Link">
乌克兰国防部情报局主要局长</text:a>
</text:p>
      <text:p text:style-name="P4">
News Source: <text:a xlink:type="simple" xlink:href="https://armyinform.com.ua/2023/04/27/gur-mou-pokazaly-video-z-aeroportu-polshhi-de-pryzemlyvsya-litak-iz-evakujovanymy-gromadyanamy-sudanu/" text:style-name="Internet_20_link" text:visited-style-name="Visited_20_Internet_20_Link">
https://armyinform.com.ua/2023/04/27/gur-mou-pokazaly-video-z-aeroportu-polshhi-de-pryzemlyvsya-litak-iz-evakujovanymy-gromadyanamy-sudanu/</text:a>
</text:p>
      <!--NEWS-->
      <text:h text:style-name="P10" text:outline-level="1">
<text:span text:style-name="T4">
在顿涅茨克，我们的后卫击退了54次敌人攻击</text:span>
</text:h>
      <text:p text:style-name="P4">
作者: ['АРМІЯINFORM']</text:p>
      <text:p text:style-name="P4">
时间: 2023-04-27T33:00:00-04:00</text:p>
      <text:p text:style-name="P4">
描述: 关于TSE在Facebook，ZSU的总参谋部。 基本的Zusill敌人...与乌克兰2022年的战争，与乌克兰的最新新闻战争，与乌克兰2022年的新闻战争，今天的最后一次战争，乌克兰和俄罗斯之间的战争以及2022年与乌克兰的战争将是或他们说，不是，在不久的将来，乌克兰会发生战争</text:p>
      <text:p text:style-name="P4">
图片: ['<text:a xlink:type="simple" xlink:href="https://armyinform.com.ua/wp-content/uploads/2023/03/artyleriya.jpg" text:style-name="Internet_20_link" text:visited-style-name="Visited_20_Internet_20_Link">
artyleriya.jpg</text:a>
']</text:p>
      <text:p text:style-name="P4">
标签: ['STOPRUSSIA', 'АГРЕСІЯ РФ', 'ХРОНІКА ОБОРОНИ']</text:p>
      <text:p text:style-name="P4">
类别: News</text:p>
      <!--METADATA-->
      <text:p text:style-name="P4">
<draw:frame draw:style-name="fr1" draw:name="Image23" text:anchor-type="as-char" svg:width="6.9236in" svg:height="4.615733in" draw:z-index="0">
<draw:image xlink:href="../Images/AРМІЯINFORM/2023-04-27T33-00-00-04-00/artyleriya.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JSY3rnvT4Rv2UaLRPvXvx3Bbta7u39E9X7GxpaH414xPtWUe24kD1rWnzPwGkKUwl" text:style-name="Internet_20_link" text:visited-style-name="Visited_20_Internet_20_Link">
报告</text:a>
武装部队的总人员。</text:p>
      <text:p text:style-name="P4">
敌人的主要努力专注于进行纳巴克穆特，阿夫迪夫和玛丽斯基的方向的进攻行动。 乌克兰国防军在最后一天的部门反映了敌人在上述前火灾中的54次袭击。 巴赫穆特(Bakhmut)和马林卡(Marinka)最激烈的战斗仍在继续。</text:p>
      <text:p text:style-name="P4">
News Source: <text:a xlink:type="simple" xlink:href="https://armyinform.com.ua/2023/04/27/na-donechchyni-nashi-zahysnyky-vidbyly-54-vorozhi-ataky/" text:style-name="Internet_20_link" text:visited-style-name="Visited_20_Internet_20_Link">
https://armyinform.com.ua/2023/04/27/na-donechchyni-nashi-zahysnyky-vidbyly-54-vorozhi-ataky/</text:a>
</text:p>
      <!--NEWS-->
      <text:h text:style-name="P10" text:outline-level="1">
<text:span text:style-name="T4">
俄罗斯人对尼古拉夫（Nikolaev）击中了“口径” -Natalia Humeniuk</text:span>
</text:h>
      <text:p text:style-name="P4">
作者: ['Дмитро Горбунов']</text:p>
      <text:p text:style-name="P4">
时间: 2023-04-27T34:00:00-04:00</text:p>
      <text:p text:style-name="P4">
描述:  -  VOROG VNOCH通过攻击Mikolav，其导弹在Chorny Sea的Aquator中攻击了“ Kalibr”类型。 在...与乌克兰2022年的战争中，与乌克兰的战争是今天的最新消息，与乌克兰2022的战争是今天的最后一场新闻，乌克兰和俄罗斯之间的战争将在乌克兰和俄罗斯之间发生战争，而2022年与乌克兰的战争将是他们是否会在不久的将来与乌克兰发动战争</text:p>
      <text:p text:style-name="P4">
图片: ['<text:a xlink:type="simple" xlink:href="https://armyinform.com.ua/wp-content/uploads/2023/04/7823a5de-94f0-4b69-9c10-e568cfaf55a9-1.jpg" text:style-name="Internet_20_link" text:visited-style-name="Visited_20_Internet_20_Link">
7823a5de-94f0-4b69-9c10-e568cfaf55a9-1.jpg</text:a>
']</text:p>
      <text:p text:style-name="P4">
标签: ['STOPRUSSIA', 'АГРЕСІЯ РФ', 'МИКОЛАЇВ']</text:p>
      <text:p text:style-name="P4">
类别: News</text:p>
      <!--METADATA-->
      <text:p text:style-name="P4">
<draw:frame draw:style-name="fr1" draw:name="Image24" text:anchor-type="as-char" svg:width="6.9236in" svg:height="3.450261in" draw:z-index="0">
<draw:image xlink:href="../Images/AРМІЯINFORM/2023-04-27T34-00-00-04-00/7823a5de-94f0-4b69-9c10-e568cfaf55a9-1.jpg" xlink:type="simple" xlink:show="embed" xlink:actuate="onLoad" draw:mime-type="image/jpeg"/>
</draw:frame>
 - 敌人在夜间用黑海水域的火箭弹袭击了尼古拉夫。 同时，该地区习惯景观特征的复杂轨迹指导了四个“口径”。 让我提醒您，口径火箭是精确的武器。 因此，民用房屋证明了平民的参与。 虽然我们知道这次俄罗斯袭击事件发生后23人受伤。 救援工作正在进行中， - 它正在电信中<text:a xlink:type="simple" xlink:href="https://www.youtube.com/watch" text:style-name="Internet_20_link" text:visited-style-name="Visited_20_Internet_20_Link">
“ Uninodin”</text:a>
纳塔利亚·汉尼克(Natalia Humeniuk)报道了首席协调新闻国防军中心。</text:p>
      <text:p text:style-name="P4">
她还报告了赫尔森地区的无数炮击。</text:p>
      <text:p text:style-name="P4">
最后，军官讲述了黑海的情况。</text:p>
      <ul>
        <li>
敌人不断地操纵和改变船只的数量。 目前，他们的船只有13个单元，其中包括两个火箭托托尼亚。 值得一提的是，他们旋转并带出海底Totonia的前一天。 因此，他们只保留了额外的水力。 射电总火箭最多可以是16个单位。 鉴于他们在尼古拉夫和宁静宿舍的夜晚释放了4枚火箭，因此他们仍然是南部国防军纳塔利亚格曼尤克(Natailiagmenyuk)联合协调出版社中心的12个“小口径”。 __</li>
      </ul>
      <text:p text:style-name="P4">
News Source: <text:a xlink:type="simple" xlink:href="https://armyinform.com.ua/2023/04/27/rosiyany-vdaryly-kalibramy-po-mykolayevu-nataliya-gumenyuk/" text:style-name="Internet_20_link" text:visited-style-name="Visited_20_Internet_20_Link">
https://armyinform.com.ua/2023/04/27/rosiyany-vdaryly-kalibramy-po-mykolayevu-nataliya-gumenyuk/</text:a>
</text:p>
      <!--NEWS-->
      <text:h text:style-name="P10" text:outline-level="1">
<text:span text:style-name="T4">
在河口方向的进攻行动敌人不进行</text:span>
</text:h>
      <text:p text:style-name="P4">
作者: ['АРМІЯINFORM']</text:p>
      <text:p text:style-name="P4">
时间: 2023-04-27T35:00:00-04:00</text:p>
      <text:p text:style-name="P4">
描述: 关于TSE在Facebook，ZSU的总参谋部。 在Limansky Linge ...与乌克兰2022年的战争中，与乌克兰的最新新闻，今天与乌克兰2022年的新闻战争，乌克兰和俄罗斯之间的战争以及俄罗斯之间的战争以及2022年与乌克兰的战争将是或他们说，不是，在不久的将来，乌克兰会发生战争</text:p>
      <text:p text:style-name="P4">
图片: ['<text:a xlink:type="simple" xlink:href="https://armyinform.com.ua/wp-content/uploads/2023/03/poraneni-okupanty.jpg" text:style-name="Internet_20_link" text:visited-style-name="Visited_20_Internet_20_Link">
poraneni-okupanty.jpg</text:a>
']</text:p>
      <text:p text:style-name="P4">
标签: ['STOPRUSSIA', 'АГРЕСІЯ РФ']</text:p>
      <text:p text:style-name="P4">
类别: News</text:p>
      <!--METADATA-->
      <text:p text:style-name="P4">
<draw:frame draw:style-name="fr1" draw:name="Image25" text:anchor-type="as-char" svg:width="6.9236in" svg:height="4.615733in" draw:z-index="0">
<draw:image xlink:href="../Images/AРМІЯINFORM/2023-04-27T35-00-00-04-00/poraneni-okupanty.jpg" xlink:type="simple" xlink:show="embed" xlink:actuate="onLoad" draw:mime-type="image/jpeg"/>
</draw:frame>
说明性照片<text:span text:style-name="T4">
🔥俄罗斯入侵的情况</text:span>
</text:p>
      <text:p text:style-name="P4">
在Facebook上关于它<text:a xlink:type="simple" xlink:href="https://www.facebook.com/GeneralStaff.ua/posts/pfbid0JSY3rnvT4Rv2UaLRPvXvx3Bbta7u39E9X7GxpaH414xPtWUe24kD1rWnzPwGkKUwl" text:style-name="Internet_20_link" text:visited-style-name="Visited_20_Internet_20_Link">
报告</text:a>
武装部队的总人员。</text:p>
      <text:p text:style-name="P4">
在河口的方向上，敌人没有采取进攻行动。 展示了Terni，Tornske，Dibrova，Bigorovka，Verkhnamianskoye Taspyrne，Donetsk地区。</text:p>
      <text:p text:style-name="P4">
News Source: <text:a xlink:type="simple" xlink:href="https://armyinform.com.ua/2023/04/27/nastupalnyh-dij-na-lymanskomu-napryamku-vorog-ne-provodyv/" text:style-name="Internet_20_link" text:visited-style-name="Visited_20_Internet_20_Link">
https://armyinform.com.ua/2023/04/27/nastupalnyh-dij-na-lymanskomu-napryamku-vorog-ne-provodyv/</text:a>
</text:p>
      <!--NEWS-->
      <text:h text:style-name="P10" text:outline-level="1">
<text:span text:style-name="T4">
国防军每天消除了500多名入侵者，摧毁了10个手工艺系统和16 BBM</text:span>
</text:h>
      <text:p text:style-name="P4">
作者: ['АРМІЯINFORM']</text:p>
      <text:p text:style-name="P4">
时间: 2023-04-27T36:00:00-04:00</text:p>
      <text:p text:style-name="P4">
描述: Zagalni Boyov，将敌人于02.24.22至04/27/23 Orintovo成为：...与乌克兰2022的战争，与乌克兰的最新新闻，今天与乌克兰的新闻战争，今天与乌克兰2022年的新闻战，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b1ac0405-05a6-4e0f-9974-21e9ddea3cc2-scaled.jpg" text:style-name="Internet_20_link" text:visited-style-name="Visited_20_Internet_20_Link">
b1ac0405-05a6-4e0f-9974-21e9ddea3cc2-scaled.jpg</text:a>
']</text:p>
      <text:p text:style-name="P4">
标签: ['STOPRUSSIA', 'АГРЕСІЯ РФ', 'ВТОРГНЕННЯ РФ', 'ВТРАТИ ВОРОГА', 'ГШ ЗСУ']</text:p>
      <text:p text:style-name="P4">
类别: News</text:p>
      <!--METADATA-->
      <text:p text:style-name="P4">
<draw:frame draw:style-name="fr1" draw:name="Image26" text:anchor-type="as-char" svg:width="6.9236in" svg:height="6.969757in" draw:z-index="0">
<draw:image xlink:href="../Images/AРМІЯINFORM/2023-04-27T36-00-00-04-00/b1ac0405-05a6-4e0f-9974-21e9ddea3cc2-scaled.jpg" xlink:type="simple" xlink:show="embed" xlink:actuate="onLoad" draw:mime-type="image/jpeg"/>
</draw:frame>
敌人的总损失从24.02.22到27.04.23将以朝向：</text:p>
      <text:p text:style-name="P4">
<text:span text:style-name="T4">
<text:span text:style-name="T5">
人员 -  </text:span>
* 188920(+510)淘汰的人</text:span>
<text:span text:style-name="T5">
坦克 -  </text:span>
<text:span text:style-name="T5">
 3694(+2)</text:span>
<text:span text:style-name="T4">
战斗装甲车 -  </text:span>
 7178(+16)<text:span text:style-name="T4">
<text:span text:style-name="T5">
炮兵系统 -  </text:span>
<text:span text:style-name="T5">
 2887(+10)</text:span>
 </text:span>
 rszv- <text:span text:style-name="T4">
 542(+3)</text:span>
<text:span text:style-name="T5">
防空意思 -  </text:span>
<text:span text:style-name="T5">
 293(+1)</text:span>
<text:span text:style-name="T4">
飞机 -  </text:span>
 308(0)<text:span text:style-name="T4">
<text:span text:style-name="T5">
直升机 -  </text:span>
* 294(0)</text:span>
<text:span text:style-name="T5">
无人机手术战术水平 -  </text:span>
<text:span text:style-name="T5">
 2461(+21)</text:span>
<text:span text:style-name="T4">
有翼的导弹 -  </text:span>
 911(0)<text:span text:style-name="T4">
<text:span text:style-name="T5">
船 /船 -  </text:span>
* 18(0)</text:span>
<text:span text:style-name="T5">
汽车设备和坦克 -  </text:span>
<text:span text:style-name="T5">
 5805(+13)</text:span>
<text:span text:style-name="T4">
特殊设备 -  </text:span>
 352(0)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7.04.23。</text:p>
      <text:p text:style-name="P4">
News Source: <text:a xlink:type="simple" xlink:href="https://armyinform.com.ua/2023/04/27/syly-oborony-za-dobu-likviduvaly-ponad-500-okupantiv-znyshhyly-10-artsystem-i-16-bbm/" text:style-name="Internet_20_link" text:visited-style-name="Visited_20_Internet_20_Link">
https://armyinform.com.ua/2023/04/27/syly-oborony-za-dobu-likviduvaly-ponad-500-okupantiv-znyshhyly-10-artsystem-i-16-bbm/</text:a>
</text:p>
      <!--NEWS-->
      <text:h text:style-name="P10" text:outline-level="1">
<text:span text:style-name="T4">
Oleksandr Polishuk在乌克兰的挪威王国大使馆遇到了防守的附件</text:span>
</text:h>
      <text:p text:style-name="P4">
作者: ['АРМІЯINFORM']</text:p>
      <text:p text:style-name="P4">
时间: 2023-04-27T37:00:00-04:00</text:p>
      <text:p text:style-name="P4">
描述: 乌克兰Oleksandr Polishuk的Ministra Defersor的代祷者在Kiwi Iz Atas Zwan上击败了...与2022年与乌克兰的战争，与乌克兰的最新新闻，《与乌克兰的新闻》，今天与乌克兰2022年的新闻战争，今天将在乌克兰和俄罗斯，俄罗斯和俄罗斯和俄罗斯和俄罗斯和俄罗斯和俄罗斯和俄罗斯和俄罗斯和俄罗斯之间发动一场战争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4/169a5d5258ff5c34607e70eed1b2afcdcb1b2875.jpg" text:style-name="Internet_20_link" text:visited-style-name="Visited_20_Internet_20_Link">
169a5d5258ff5c34607e70eed1b2afcdcb1b2875.jpg</text:a>
']</text:p>
      <text:p text:style-name="P4">
标签: ['STOPRUSSIA', 'АГРЕСІЯ РФ', 'НОРВЕГІЯ', 'ОЛЕКСАНДР ПОЛІЩУК']</text:p>
      <text:p text:style-name="P4">
类别: News</text:p>
      <!--METADATA-->
      <text:p text:style-name="P4">
<draw:frame draw:style-name="fr1" draw:name="Image27" text:anchor-type="as-char" svg:width="6.9236in" svg:height="4.645032in" draw:z-index="0">
<draw:image xlink:href="../Images/AРМІЯINFORM/2023-04-27T37-00-00-04-00/169a5d5258ff5c34607e70eed1b2afcdcb1b2875.jpg" xlink:type="simple" xlink:show="embed" xlink:actuate="onLoad" draw:mime-type="image/jpeg"/>
</draw:frame>
乌克兰Oleksandr Polishuk国防部副部长在乌克兰的外交使命之际，由Captain1 Bjorn Bjorn Ule Hudhus在乌克兰的挪威王国大使馆举行的国防大使馆举行国防。</text:p>
      <text:p text:style-name="P4">
关于它<text:a xlink:type="simple" xlink:href="https://www.mil.gov.ua/news/2023/04/26/z-pitan-oboroni-pri-posolstvi-korolivstva-norvegiya-v-ukraini-bjornom-ule-grudosom/" text:style-name="Internet_20_link" text:visited-style-name="Visited_20_Internet_20_Link">
告知</text:a>
国防部乌克兰。</text:p>
      <text:p text:style-name="P4">
Oleksandr Polishchuk感谢挪威军事和政治中心的人民和代表在与俄罗斯对俄罗斯联邦对乌克兰的俄罗斯武装侵略作斗争中的决定性支持。</text:p>
      <ul>
        <li>
挪威从大规模入侵俄罗斯联邦的头几天起支持乌克兰。重要的是，重要的是，我们的国家具有共同的历史根源，这是对如何应对俄罗斯对乌克兰的挑战和威胁的共同理解，但也很重要到其他欧洲国家。 我们的共同目标是遵守侵略者。 是的，这是一项艰巨的任务，但是由于您的全面协助，经验的不断交流，成功的双边合作，我们更有可能变得越来越多，并且一步一步地接近胜利 - 防御乌克兰。</li>
      </ul>
      <text:p text:style-name="P4">
Bjorn Ule Gudus向乌克兰表达了支持的话，并确认了挪威不变的政治，继续向我们的国家提供援助，以打击增长。 他指出，接下来的五年，挪威王国是乌克兰的感觉。 特别是，它是一项批准的议会议会议会五年支持计划，以75亿欧元的价格为乌克兰提供了五年的支持计划，该计划建立了军事，人道主义援助，支持民事基础设施和最重要的社会职能。</text:p>
      <ul>
        <li>
乌克兰人战斗，坚定而英勇地反映俄罗斯联邦全世界的侵略的意志和能力。 我对训练训练的速度和渴望感到惊喜。 我们将继续与乌克兰继续与乌克兰一起工作，以增加努力，以支持您在胜利的道路上 - 船长1 Rangubjorn Ule Gudus说。</li>
      </ul>
      <text:p text:style-name="P4">
对于富有成果的长期工作和对乌克兰国防部长的发展的重大贡献，1级排名Bjorn Ule Grodosanagoroda是该部门的激励区分 - 在乌克兰武装部队的协助下”。</text:p>
      <text:p text:style-name="P4">
News Source: <text:a xlink:type="simple" xlink:href="https://armyinform.com.ua/2023/04/27/oleksandr-polishhuk-zustrivsya-z-atashe-z-pytan-oborony-pry-posolstvi-korolivstva-norvegiya-v-ukrayini/" text:style-name="Internet_20_link" text:visited-style-name="Visited_20_Internet_20_Link">
https://armyinform.com.ua/2023/04/27/oleksandr-polishhuk-zustrivsya-z-atashe-z-pytan-oborony-pry-posolstvi-korolivstva-norvegiya-v-ukrayini/</text:a>
</text:p>
      <!--NEWS-->
      <text:h text:style-name="P10" text:outline-level="1">
<text:span text:style-name="T4">
尼古拉夫炮击的国家元首：俄罗斯联邦并没有停止证明它试图摧毁所有乌克兰人</text:span>
</text:h>
      <text:p text:style-name="P4">
作者: ['АРМІЯINFORM']</text:p>
      <text:p text:style-name="P4">
时间: 2023-04-27T38:00:00-04:00</text:p>
      <text:p text:style-name="P4">
描述: Kraina-okupant ni一天没有停止，这是电表Viyni-teror的主要大米...与乌克兰2022年的战争，与乌克兰与乌克兰的最新新闻，今天与乌克兰的新闻战争，今天与乌克兰2022年的新闻战争，将会有一个，将会有一场乌克兰与俄罗斯，俄罗斯与俄罗斯之间的战争是在2022年与乌克兰战争时，是否会在不久的将来与乌克兰进行战争，乌克兰与乌克兰的战争，今天的乌克兰新闻，乌克兰的新闻，乌克兰的乌克兰媒体新闻</text:p>
      <text:p text:style-name="P4">
图片: ['<text:a xlink:type="simple" xlink:href="https://armyinform.com.ua/wp-content/uploads/2023/04/79_news_big-v1682571123.webp" text:style-name="Internet_20_link" text:visited-style-name="Visited_20_Internet_20_Link">
79_news_big-v1682571123.webp</text:a>
']</text:p>
      <text:p text:style-name="P4">
标签: ['КРАЇНА-ТЕРОРИСТ РФ', 'МИКОЛАЇВ', 'ПРЕЗИДЕНТ УКРАЇНИ', 'РАКЕТНИЙ ОБСТРІЛ РФ']</text:p>
      <text:p text:style-name="P4">
类别: News</text:p>
      <!--METADATA-->
      <text:p text:style-name="P4">
<draw:frame draw:style-name="fr1" draw:name="Image28" text:anchor-type="as-char" svg:width="6.9236in" svg:height="3.615658in" draw:z-index="0">
<draw:image xlink:href="../ConvertedIMGs/AРМІЯINFORM/2023-04-27T38-00-00-04-00/79_news_big-v1682571123.png" xlink:type="simple" xlink:show="embed" xlink:actuate="onLoad" draw:mime-type="image/png"/>
</draw:frame>
占领国并没有停止证明这场战争的主要目的是乌克兰人和所有乌克兰人的恐怖和破坏。</text:p>
      <text:p text:style-name="P4">
关于它<text:a xlink:type="simple" xlink:href="https://t.me/V_Zelenskiy_official/6011" text:style-name="Internet_20_link" text:visited-style-name="Visited_20_Internet_20_Link">
写</text:a>
乌克兰弗拉基米尔·泽伦斯基(Ukraine Vladimir Zelensky)的总裁在他的电报通道中评论了尼古拉夫(Nikolaev)的夜火箭发射器。</text:p>
      <text:p text:style-name="P4">
“到了晚上，俄罗斯向尼古拉夫(Nikolaev)开了四芯导弹，黑海发射了四芯。 该消息写道：“高产武器是针对私人住宅，一座历史悠久的建筑物和高层建筑的。”</text:p>
      <text:p text:style-name="P4">
目前，包括一个孩子，一名杀害和23人受伤。</text:p>
      <text:p text:style-name="P4">
“死者的永恒记忆和受伤的人的更快恢复。 人类的下一个刑事犯罪不会从他们的手中归结为恐怖分子。 我们会发现所有的罪恶感。 这将为一切负责。”国家负责人强调。</text:p>
      <text:p text:style-name="P4">
News Source: <text:a xlink:type="simple" xlink:href="https://armyinform.com.ua/2023/04/27/glava-derzhavy-pro-obstril-mykolayeva-rf-ne-perestaye-dovodyty-shho-pragne-znyshhyty-vse-ukrayinske/" text:style-name="Internet_20_link" text:visited-style-name="Visited_20_Internet_20_Link">
https://armyinform.com.ua/2023/04/27/glava-derzhavy-pro-obstril-mykolayeva-rf-ne-perestaye-dovodyty-shho-pragne-znyshhyty-vse-ukrayinske/</text:a>
</text:p>
      <!--NEWS-->
      <text:h text:style-name="P10" text:outline-level="1">
<text:span text:style-name="T4">
由于俄罗斯联邦的积极行动，黑海不能被认为是安全的20年-Alexei Zhpapa</text:span>
</text:h>
      <text:p text:style-name="P4">
作者: ['АРМІЯINFORM']</text:p>
      <text:p text:style-name="P4">
时间: 2023-04-27T41:00:00-04:00</text:p>
      <text:p text:style-name="P4">
描述: 大海已经有20种乔恩（Chorne）的洛克瓦斯（Rockivas）无法通过俄罗斯联邦的积极向上掩盖无关的。 Zokrema，...与乌克兰2022年的战争，与乌克兰的最新消息，今天与乌克兰的新闻战争，2022年的新闻战争，今天将在乌克兰和俄罗斯之间发生战争，当2022年与乌克兰与乌克兰的战争将是将在不久的将来与乌克兰发动战争，说，与乌克兰的战争，今天的乌克兰新闻，乌克兰的新闻，乌克兰媒体的俄罗斯媒体</text:p>
      <text:p text:style-name="P4">
图片: ['<text:a xlink:type="simple" xlink:href="https://armyinform.com.ua/wp-content/uploads/2023/04/oleksij-neyizhpapa-1.jpg" text:style-name="Internet_20_link" text:visited-style-name="Visited_20_Internet_20_Link">
oleksij-neyizhpapa-1.jpg</text:a>
']</text:p>
      <text:p text:style-name="P4">
标签: ['ВМС ЗСУ', 'ЧОРНЕ МОРЕ']</text:p>
      <text:p text:style-name="P4">
类别: News</text:p>
      <!--METADATA-->
      <text:p text:style-name="P4">
<draw:frame draw:style-name="fr1" draw:name="Image29" text:anchor-type="as-char" svg:width="6.9236in" svg:height="5.279245in" draw:z-index="0">
<draw:image xlink:href="../Images/AРМІЯINFORM/2023-04-27T41-00-00-04-00/oleksij-neyizhpapa-1.jpg" xlink:type="simple" xlink:show="embed" xlink:actuate="onLoad" draw:mime-type="image/jpeg"/>
</draw:frame>
20年来，由于俄罗斯联邦的积极行动，黑海无法被认为是安全的，因为俄罗斯联邦试图于2003年占领图兹拉岛，2008年佐治亚州的战争随着克里米亚克里米亚的参与2014年，2022年2022年克里米亚自治共和国的占领以及黑海的战争，该战争将于2023年持续。</text:p>
      <text:p text:style-name="P4">
这个<text:a xlink:type="simple" xlink:href="https://www.facebook.com/100064727737034/posts/pfbid0a1GQgovR874jNXsFuLxaQeNYD5yLCYweB3MnR51JghNkPv2vFNXuzxwp1zGDGCGyl" text:style-name="Internet_20_link" text:visited-style-name="Visited_20_Internet_20_Link">
注明</text:a>
保加利亚的黑海安全论坛期间，乌克兰武装部队海军武装部队的指挥官。</text:p>
      <text:p text:style-name="P4">
国家舰队的创造者“俄罗斯联邦的帝国野心不仅在黑人和阿佐夫，而且在布拉利亚和北海以及太平洋的帝国野心中传播。”</text:p>
      <text:p text:style-name="P4">
他补充说，只有乌克兰截至1991年返回其领土，才有可能恢复阿佐夫黑海洋地区的安全性。</text:p>
      <text:p text:style-name="P4">
论坛的参与者还讨论了安全状况以及对Vasal-Black Sea地区的实际威胁，这是在稳定和安全恢复国家之间发展进一步合作的方式。</text:p>
      <text:p text:style-name="P4">
News Source: <text:a xlink:type="simple" xlink:href="https://armyinform.com.ua/2023/04/27/cherez-agresiyu-rf-chorne-more-ne-mozhna-vvazhaty-bezpechnym-vzhe-20-rokiv-oleksij-neyizhpapa/" text:style-name="Internet_20_link" text:visited-style-name="Visited_20_Internet_20_Link">
https://armyinform.com.ua/2023/04/27/cherez-agresiyu-rf-chorne-more-ne-mozhna-vvazhaty-bezpechnym-vzhe-20-rokiv-oleksij-neyizhpapa/</text:a>
</text:p>
      <!--NEWS-->
      <text:h text:style-name="P10" text:outline-level="1">
<text:span text:style-name="T4">
占领者的母亲在离开乌克兰后没有找到儿子 - 拦截古尔</text:span>
</text:h>
      <text:p text:style-name="P4">
作者: ['АРМІЯINFORM']</text:p>
      <text:p text:style-name="P4">
时间: 2023-04-27T97:00:00-04:00</text:p>
      <text:p text:style-name="P4">
描述: 关于莫斯科的牛dopollop。 https://www.youtube.com/watch?v=ri02wz2v1ec Mati ...与乌克兰2022年的战争，与乌克兰的最新消息，今天与乌克兰的战争，今天与乌克兰的战争，今天上次与乌克兰战争，乌克兰和俄罗斯之间的战争将发生何时，何时，何时，何时，何时，何时，何时与乌克兰在2022年进行战争，是否在不久的将来与乌克兰进行战争，与乌克兰的战争，今天的乌克兰新闻，乌克兰的新闻，乌克兰媒体在俄罗斯的乌克兰新闻</text:p>
      <text:p text:style-name="P4">
图片: []</text:p>
      <text:p text:style-name="P4">
标签: ['STOPRUSSIA', 'АГРЕСІЯ РФ', 'ВІЙНА', 'ВТОРГНЕННЯ РФ', 'ГУР МО УКРАЇНИ', 'ГУР ПЕРЕХОПЛЕННЯ']</text:p>
      <text:p text:style-name="P4">
类别: News</text:p>
      <!--METADATA-->
      <text:p text:style-name="P4">
关于它<text:a xlink:type="simple" xlink:href="https://gur.gov.ua/content/proshu-uzhe-mesiats-y-nyhde-ne-mohu-uznat-hde-nakhodytsia-moi-syn-y-chto-s-nym-sluchylos-nykto-nycheho-ne-hovoryt.html" text:style-name="Internet_20_link" text:visited-style-name="Visited_20_Internet_20_Link">
报告</text:a>
乌克兰国防部的宗师。</text:p>
      <text:p text:style-name="P4">
一名服务员的母亲对所谓的“他”的过程感到愤怒，并隐藏了有关军事服务员及其状况的信息的指挥。 有关亲戚命运的信息(如果死亡 - 身体)亲戚试图寻找自己的力量。</text:p>
      <text:p text:style-name="P4">
News Source: <text:a xlink:type="simple" xlink:href="https://armyinform.com.ua/2023/04/27/matir-okupanta-oburyuyetsya-tym-shho-ne-mozhe-znajty-syna-pislya-jogo-vidpravky-v-ukrayinu-perehoplennya-gur/" text:style-name="Internet_20_link" text:visited-style-name="Visited_20_Internet_20_Link">
https://armyinform.com.ua/2023/04/27/matir-okupanta-oburyuyetsya-tym-shho-ne-mozhe-znajty-syna-pislya-jogo-vidpravky-v-ukrayinu-perehoplennya-gur/</text:a>
</text:p>
      <!--NEWS-->
      <text:h text:style-name="P10" text:outline-level="1">
<text:span text:style-name="T4">
特鲁多（Trudeau）和冯·德里亚恩（von der Liaien）讨论了乌克兰的支持</text:span>
</text:h>
      <text:p text:style-name="P4">
作者: Ukrinform (Person)</text:p>
      <text:p text:style-name="P4">
出版商: Укринформ (Organization)</text:p>
      <text:p text:style-name="P4">
出版时间: 2023-04-28T-13:54:00+03:00</text:p>
      <text:p text:style-name="P4">
修改时间: 2023-04-28T23:54:00+03:00</text:p>
      <text:p text:style-name="P4">
描述: 加拿大和欧盟将继续支持乌克兰。  - 乌克林。</text:p>
      <text:p text:style-name="P4">
图片: ["<text:a xlink:type="simple" xlink:href="https://static.ukrinform.com/photos/2023_04/thumb_files/630_360_1682714587-640.jpg" text:style-name="Internet_20_link" text:visited-style-name="Visited_20_Internet_20_Link">
630_360_16827...</text:a>
"]</text:p>
      <text:p text:style-name="P4">
标签: ['Канада', 'Німеччина', 'Трюдо', 'Україна', 'Фон дер Ляєн', 'Війна з росією']</text:p>
      <text:p text:style-name="P4">
类型: Article</text:p>
      <!--METADATA-->
      <text:p text:style-name="P4">
<draw:frame draw:style-name="fr1" draw:name="Image30" text:anchor-type="as-char" svg:width="6.9236in" svg:height="3.956343in" draw:z-index="0">
<draw:image xlink:href="../Images/yкринформ/2023-04-28T-13-54-00-03-00/630_360_1682714587-640.jpg" xlink:type="simple" xlink:show="embed" xlink:actuate="onLoad" draw:mime-type="image/jpeg"/>
</draw:frame>
泰国欧盟加拿大的加拿大将继续共同支持乌克兰。</text:p>
      <text:p text:style-name="P4">
根据乌克林福音通讯员的说法，在网络上的页面上有关它<text:a xlink:type="simple" xlink:href="https://twitter.com/JustinTrudeau/status/1652036826205397003" text:style-name="Internet_20_link" text:visited-style-name="Visited_20_Internet_20_Link">
</text:a>
加拿大特鲁多·特鲁多(Trudeau Trudeau Presremier)在与欧盟委员会主席厄休拉·冯·德·莱恩(Ursula Von der Lyen)交谈后。</text:p>
      <text:p text:style-name="P4">
“上个月，在访问加拿大期间，我和冯·德拉洛布拉古维奇总统对乌克兰和乌克兰人的支持。 昨天，我们继续这次对话，同样的观点仍然一致。 我们将继续为乌克兰人提供全部支持。”特鲁多说。</text:p>
      <text:p text:style-name="Quotations">

<text:p text:style-name="P4">
Durant La Visite delaPrésentene<text:a xlink:type="simple" xlink:href="https://twitter.com/vonderleyen" text:style-name="Internet_20_link" text:visited-style-name="Visited_20_Internet_20_Link">
&gt;
</text:a>
在加拿大&gt;
最后一个月，我们谈到了支持乌克兰及其人民。 我们昨天继续进行这些讨论，并且我们处于相同的波长。 我们将继续&gt;
确保乌克兰人获得必要的支持。 <text:a xlink:type="simple" xlink:href="https://t.co/fjh9pIQabJ" text:style-name="Internet_20_link" text:visited-style-name="Visited_20_Internet_20_Link">
&gt;
</text:a>
&gt;
&gt;
  - 贾斯汀·特鲁多(@justintrudeau) <text:a xlink:type="simple" xlink:href="https://twitter.com/JustinTrudeau/status/1652036826205397003" text:style-name="Internet_20_link" text:visited-style-name="Visited_20_Internet_20_Link">
&gt;
 </text:a>
<text:span text:style-name="T4">
另请阅读：</text:span>
 <text:span text:style-name="T4">
 <text:a xlink:type="simple" xlink:href="https://www.ukrinform.ua/rubric-world/3696132-sumniviv-u-peremozi-ukraini-nemae-trudo.html" text:style-name="Internet_20_link" text:visited-style-name="Visited_20_Internet_20_Link">
</text:a>
</text:span>
</text:p>

</text:p>
      <text:p text:style-name="P4">
回想一下，本周，欧盟在宏观 - 金融援助计划的框架内以1800万欧元的价格分配了乌克兰的另一批15亿欧元。 取而代之的是，加拿大于3月底在国际货币基金组织转移了一个科学特殊帐户。</text:p>
      <text:p text:style-name="P4">
<text:span text:style-name="T4">
另请阅读：</text:span>
 <text:span text:style-name="T4">
 <text:a xlink:type="simple" xlink:href="https://www.ukrinform.ua/rubric-world/3698559-bajden-obgovoriv-iz-fon-der-laen-ii-vizit-do-kitau-ta-pidtrimku-ukraini.html" text:style-name="Internet_20_link" text:visited-style-name="Visited_20_Internet_20_Link">
</text:a>
</text:span>
</text:p>
      <text:p text:style-name="P4">
上次访问<text:span text:style-name="T4">
 <text:a xlink:type="simple" xlink:href="https://www.ukrinform.ua/tag-fon-der-laen" text:style-name="Internet_20_link" text:visited-style-name="Visited_20_Internet_20_Link">
</text:a>
</text:span>
 3月6日至3月8日到加拿大人。</text:p>
      <text:p text:style-name="P4">
News Source: <text:a xlink:type="simple" xlink:href="https://www.ukrinform.ua/rubric-world/3702286-trudo-ta-fon-der-laen-obgovorili-pidtrimku-ukraini.html" text:style-name="Internet_20_link" text:visited-style-name="Visited_20_Internet_20_Link">
https://www.ukrinform.ua/rubric-world/3702286-trudo-ta-fon-der-laen-obgovorili-pidtrimku-ukraini.html</text:a>
</text:p>
      <!--NEWS-->
      <text:h text:style-name="P10" text:outline-level="1">
<text:span text:style-name="T4">
Gerasimchuk在俄罗斯“重新教育”乌克兰儿童时告诉联合国议会</text:span>
</text:h>
      <text:p text:style-name="P4">
作者: Ukrinform (Person)</text:p>
      <text:p text:style-name="P4">
出版商: Укринформ (Organization)</text:p>
      <text:p text:style-name="P4">
出版时间: 2023-04-28T-15:44:00+03:00</text:p>
      <text:p text:style-name="P4">
修改时间: 2023-04-28T23:44:00+03:00</text:p>
      <text:p text:style-name="P4">
描述: 顾问，乌克兰儿童和儿童康复权利权利的总裁达里亚·杰拉西姆楚克（Darya Gerasimchuk）周五在俄罗斯营地中的乌克兰儿童证明并返回了他们的家园。  - 乌克林。</text:p>
      <text:p text:style-name="P4">
图片: ["<text:a xlink:type="simple" xlink:href="https://static.ukrinform.com/photos/2023_04/thumb_files/630_360_1682706876-717.jpeg" text:style-name="Internet_20_link" text:visited-style-name="Visited_20_Internet_20_Link">
630_360_16827...</text:a>
"]</text:p>
      <text:p text:style-name="P4">
标签: ['Депортація', 'Діти', 'росія', 'Воєнні злочини', 'Радбез ООН', 'Дар’я Герасимчук', 'Війна з росією']</text:p>
      <text:p text:style-name="P4">
类型: Article</text:p>
      <!--METADATA-->
      <text:p text:style-name="P4">
<draw:frame draw:style-name="fr1" draw:name="Image31" text:anchor-type="as-char" svg:width="6.9236in" svg:height="3.956343in" draw:z-index="0">
<draw:image xlink:href="../Images/yкринформ/2023-04-28T-15-44-00-03-00/630_360_1682706876-717.jpeg" xlink:type="simple" xlink:show="embed" xlink:actuate="onLoad" draw:mime-type="image/jpeg"/>
</draw:frame>
顾问，乌克兰儿童和儿童康复权的权利主席，达雷拉西姆楚克(Darayerasimchuk)周五在俄罗斯营地中录制了联合国安理会的成员，并在俄罗斯营地录制并返回其家园。</text:p>
      <text:p text:style-name="P4">
根据纽约乌克林福姆的说法，孩子们告诉乌克兰人亲乌克兰人职位的卖淫，殴打，胁迫，营养不良。</text:p>
      <text:p text:style-name="P4">
“这些是重新教育，屈辱和对对乌克兰的热爱的惩罚，”  - 格拉西姆楚克(Gerasimchuk)说，他举行了在线纳米安全委员会会议，讨论暴力驱逐出境和绑架<text:span text:style-name="T4">
 [] [] [] [] <text:a xlink:type="simple" xlink:href="https://www.ukrinform.ua/tag-diti" text:style-name="Internet_20_link" text:visited-style-name="Visited_20_Internet_20_Link">
</text:a>
</text:span>
俄罗斯 - 乌克兰领土。</text:p>
      <text:p text:style-name="P4">
据她说，俄罗斯人的行动是计划和旨在摧毁乌克兰作为一个国家的未来的。</text:p>
      <text:p text:style-name="P4">
她说，俄罗斯人没有计划或计划返回我们的孩子，这是授予俄罗斯公民身份并收养的程序所证明的。</text:p>
      <text:p text:style-name="P4">
“我不明白一个杀死我们孩子的国家如何保存为维持世界和平的组织所创造的组织，”  - 说。</text:p>
      <text:p text:style-name="P4">
她强调说，谋杀，强奸和绑架儿童是“俄罗斯种族灭绝犯罪的最大二氧化二氧化碳”，也是他们的绑架所证明的。</text:p>
      <text:p text:style-name="P4">
<text:span text:style-name="T4">
另请阅读：</text:span>
 <text:span text:style-name="T4">
 <text:a xlink:type="simple" xlink:href="https://www.ukrinform.ua/rubric-ato/3702216-lubinec-v-oon-nagadav-so-rosia-deportue-ukrainskih-ditej-z-2014-roku.html" text:style-name="Internet_20_link" text:visited-style-name="Visited_20_Internet_20_Link">
</text:a>
</text:span>
</text:p>
      <text:p text:style-name="P4">
“所有这些都上升了(俄罗斯)作为救赎。 当他们绑架我们的孩子时，他们称其为疏散。 Gerasimchuk强调，即使在联合国，他们敢于谈论我们孩子的“救援”。</text:p>
      <text:p text:style-name="P4">
根据她的说法，根据官方数据，Dorf，Belarus或强行搬迁到乌克兰暂时占领的领土。 真正的数字可能要高得多 - 它补充说。在这种情况下，只有361名儿童设法返回。总统顾问呼吁国际社会为营救俄罗斯偷走的乌克兰儿童，以及开发确保安全世界的国际机制!”。</text:p>
      <text:p text:style-name="P4">
根据乌克林福姆的说法，周五，联合国安理会的非正式安理会以咏叹调的形式讨论了乌克兰被占领地区的儿童的绑架和暴力驱逐出境。</text:p>
      <text:p text:style-name="P4">
<text:span text:style-name="T4">
另请阅读：</text:span>
 <text:span text:style-name="T4">
 <text:a xlink:type="simple" xlink:href="https://www.ukrinform.ua/rubric-ato/3702175-dla-podolanna-naslidkiv-deportacii-ditej-z-ukraini-znadoblatsa-roki-watchlist.html" text:style-name="Internet_20_link" text:visited-style-name="Visited_20_Internet_20_Link">
</text:a>
</text:span>
</text:p>
      <text:p text:style-name="P4">
对这个话题的侵犯是由美国，法国和阿尔巴尼亚作为陶克恩成员发起的。 他们支持活动一百个国家。</text:p>
      <text:p text:style-name="P4">
沃迪米尔总统Zelensky表示，俄罗斯联合会在全面入侵时期<text:span text:style-name="T4">
 _ <text:a xlink:type="simple" xlink:href="https://www.ukrinform.ua/rubric-ato/3701142-rosia-vikrala-20-tisac-ukrainskih-ditej-zelenskij-u-rozmovi-z-si.html" text:style-name="Internet_20_link" text:visited-style-name="Visited_20_Internet_20_Link">
</text:a>
_ </text:span>
 20,000名乌克兰儿童。</text:p>
      <text:p text:style-name="P4">
<text:span text:style-name="T5">
foto：总统办公室</text:span>
</text:p>
      <text:p text:style-name="P4">
News Source: <text:a xlink:type="simple" xlink:href="https://www.ukrinform.ua/rubric-ato/3702246-gerasimcuk-rozpovila-u-radbezi-oon-ak-rosia-perevihovue-ukrainskih-ditej.html" text:style-name="Internet_20_link" text:visited-style-name="Visited_20_Internet_20_Link">
https://www.ukrinform.ua/rubric-ato/3702246-gerasimcuk-rozpovila-u-radbezi-oon-ak-rosia-perevihovue-ukrainskih-ditej.html</text:a>
</text:p>
      <!--NEWS-->
      <text:h text:style-name="P10" text:outline-level="1">
<text:span text:style-name="T4">
布基纳·弗索（Burkina-Faso）由于对军事支队的袭击而死于33名士兵</text:span>
</text:h>
      <text:p text:style-name="P4">
作者: Ukrinform (Person)</text:p>
      <text:p text:style-name="P4">
出版商: Укринформ (Organization)</text:p>
      <text:p text:style-name="P4">
出版时间: 2023-04-28T-160:57:00+03:00</text:p>
      <text:p text:style-name="P4">
修改时间: 2023-04-28T15:57:00+03:00</text:p>
      <text:p text:style-name="P4">
描述: 在布基纳 - 弗索（Burkina-Faso）的东部，由于对军事哨所的袭击，有33名士兵被杀。  - 乌克林。</text:p>
      <text:p text:style-name="P4">
图片: ["<text:a xlink:type="simple" xlink:href="https://static.ukrinform.com/photos/2023_04/thumb_files/630_360_1682686638-129.jpg" text:style-name="Internet_20_link" text:visited-style-name="Visited_20_Internet_20_Link">
630_360_16826...</text:a>
"]</text:p>
      <text:p text:style-name="P4">
标签: ['Африка', 'Напад', 'Військові', 'Буркіна-Фасо ']</text:p>
      <text:p text:style-name="P4">
类型: Article</text:p>
      <!--METADATA-->
      <text:p text:style-name="P4">
<draw:frame draw:style-name="fr1" draw:name="Image32" text:anchor-type="as-char" svg:width="6.9236in" svg:height="3.956343in" draw:z-index="0">
<draw:image xlink:href="../Images/yкринформ/2023-04-28T-160-57-00-03-00/630_360_1682686638-129.jpg" xlink:type="simple" xlink:show="embed" xlink:actuate="onLoad" draw:mime-type="image/jpeg"/>
</draw:frame>
33名士兵在对军事哨所的袭击中被杀。</text:p>
      <text:p text:style-name="P4">
关于它报告<text:a xlink:type="simple" xlink:href="https://www.reuters.com/world/africa/least-19-soldiers-killed-north-burkina-faso-attack-monday-security-sources-2023-02-22/" text:style-name="Internet_20_link" text:visited-style-name="Visited_20_Internet_20_Link">
</text:a>
，报道乌克林福姆。</text:p>
      <text:p text:style-name="P4">
消息说：“由于对布基纳 - 法索东部的军事部队的袭击，周四33名士兵受伤，12人受伤。”</text:p>
      <text:p text:style-name="P4">
他们在该国的军队中说，袭击是在UGAR的军事部队中进行的。</text:p>
      <text:p text:style-name="P4">
布基纳法索是几个[]之一(https://www.ukrinform.ua/tag-afrika)与伊斯兰叛乱运动作战的国家，该运动已经从马里传播了数十年。 冲突导致成千上万的人死亡，并强迫超过200万人的房屋。</text:p>
      <text:p text:style-name="P4">
<text:span text:style-name="T4">
另请阅读：</text:span>
 <text:a xlink:type="simple" xlink:href="https://www.ukrinform.ua/rubric-world/3701833-u-sudani-domovilisa-pro-peremira-se-na-72-godini.html" text:style-name="Internet_20_link" text:visited-style-name="Visited_20_Internet_20_Link">
</text:a>
正如乌克林福姆报道的那样，4月15日，未知的武装人员<text:a xlink:type="simple" xlink:href="https://www.ukrinform.ua/rubric-world/3696714-u-burkinafaso-napali-na-vijskovih-40-vbitih-i-33-poranenih.html" text:style-name="Internet_20_link" text:visited-style-name="Visited_20_Internet_20_Link">
</text:a>
他们在纳吉维斯克(Nagivysk)和伯金·弗索(Burkin-Faso)国防军的志愿者袭击中炸伤了33人。</text:p>
      <text:p text:style-name="P4">
<text:span text:style-name="T5">
foto来自ilkha.com</text:span>
</text:p>
      <text:p text:style-name="P4">
News Source: <text:a xlink:type="simple" xlink:href="https://www.ukrinform.ua/rubric-world/3702070-u-burkinafaso-vnaslidok-napadu-na-vijskovij-zagin-zaginuli-33-soldati.html" text:style-name="Internet_20_link" text:visited-style-name="Visited_20_Internet_20_Link">
https://www.ukrinform.ua/rubric-world/3702070-u-burkinafaso-vnaslidok-napadu-na-vijskovij-zagin-zaginuli-33-soldati.html</text:a>
</text:p>
      <!--NEWS-->
      <text:h text:style-name="P10" text:outline-level="1">
<text:span text:style-name="T4">
在尼古拉夫，一个人破坏了手榴弹：有受害者</text:span>
</text:h>
      <text:p text:style-name="P4">
作者: Ukrinform (Person)</text:p>
      <text:p text:style-name="P4">
出版商: Укринформ (Organization)</text:p>
      <text:p text:style-name="P4">
出版时间: 2023-04-28T-17:29:00+03:00</text:p>
      <text:p text:style-name="P4">
修改时间: 2023-04-28T23:29:00+03:00</text:p>
      <text:p text:style-name="P4">
描述: 4月28日晚上，在尼古拉夫（Nikolaev），一名男子被拒绝给两个Hryvnias后扔了一枚手榴弹。 两个人受伤 - 他和传球手。  - 乌克林。</text:p>
      <text:p text:style-name="P4">
图片: ["<text:a xlink:type="simple" xlink:href="https://static.ukrinform.com/photos/2023_04/thumb_files/630_360_1682714158-796.jpg" text:style-name="Internet_20_link" text:visited-style-name="Visited_20_Internet_20_Link">
630_360_16827...</text:a>
"]</text:p>
      <text:p text:style-name="P4">
标签: ['Граната', 'Миколаїв', 'Вибух']</text:p>
      <text:p text:style-name="P4">
类型: Article</text:p>
      <!--METADATA-->
      <text:p text:style-name="P4">
<draw:frame draw:style-name="fr1" draw:name="Image33" text:anchor-type="as-char" svg:width="6.9236in" svg:height="3.956343in" draw:z-index="0">
<draw:image xlink:href="../Images/yкринформ/2023-04-28T-17-29-00-03-00/630_360_1682714158-796.jpg" xlink:type="simple" xlink:show="embed" xlink:actuate="onLoad" draw:mime-type="image/jpeg"/>
</draw:frame>
4月28日晚上，米米科夫(Mimikov)在给两个Hryvnias后投掷了一枚手榴弹。 两个人受伤 - 他和传球手。</text:p>
      <text:p text:style-name="P4">
对这个 <text:a xlink:type="simple" xlink:href="https://t.me/s_shayhet/433" text:style-name="Internet_20_link" text:visited-style-name="Visited_20_Internet_20_Link">
 </text:a>
据报道，乌克希特(Ukrinform)报道说，尼古拉夫地区的警察负责人。</text:p>
      <text:p text:style-name="P4">
据他说，一个醉酒的男人接近公民，他们要求给他两个Hryvnias修理汽车。 他们拒绝了。 然后流浪<text:span text:style-name="T4">
 <text:a xlink:type="simple" xlink:href="https://www.ukrinform.ua/tag-granata" text:style-name="Internet_20_link" text:visited-style-name="Visited_20_Internet_20_Link">
</text:a>
</text:span>
。</text:p>
      <text:p text:style-name="P4">
<text:span text:style-name="T4">
另请阅读：</text:span>
 <text:span text:style-name="T4">
 <text:a xlink:type="simple" xlink:href="https://www.ukrinform.ua/rubric-regions/3696943-na-harkivsini-colovik-kinuv-granatu-pid-avtomobil-troe-poranenih.html" text:style-name="Internet_20_link" text:visited-style-name="Visited_20_Internet_20_Link">
</text:a>
</text:span>
</text:p>
      <text:p text:style-name="P4">
“结果，袭击者和发生在附近的妇女受到了身体伤害。现在他们都为他们提供医疗服务，” Opmast负责人写道。</text:p>
      <text:p text:style-name="P4">
根据“公共”的报道，该活动发生在大约20:00。</text:p>
      <text:p text:style-name="P4">
调查人员目前正在反映该活动的最终资格。</text:p>
      <text:p text:style-name="P4">
正如该机构之前报道的那样，在<text:a xlink:type="simple" xlink:href="https://www.ukrinform.ua/rubric-kyiv/3696671-u-kievi-zatrimali-colovika-akij-kinuv-u-ludej-granatu.html" text:style-name="Internet_20_link" text:visited-style-name="Visited_20_Internet_20_Link">
</text:a>
京维氏菌(Kyivvisatriation(https://www.ukrinform.ua/rubric-kyiv/3696671-u-kievi-zatrimali-colovika-akij-kinuv-u-ludej-granatu.html)_ <text:span text:style-name="T4">
。</text:span>
 _</text:p>
      <text:p text:style-name="P4">
News Source: <text:a xlink:type="simple" xlink:href="https://www.ukrinform.ua/rubric-regions/3702285-u-mikolaevi-colovik-pidirvav-granatu-e-postrazdali.html" text:style-name="Internet_20_link" text:visited-style-name="Visited_20_Internet_20_Link">
https://www.ukrinform.ua/rubric-regions/3702285-u-mikolaevi-colovik-pidirvav-granatu-e-postrazdali.html</text:a>
</text:p>
      <!--NEWS-->
      <text:h text:style-name="P10" text:outline-level="1">
<text:span text:style-name="T4">
欧盟已批准了对摩尔多瓦的稳定的制裁的程序</text:span>
</text:h>
      <text:p text:style-name="P4">
作者: Ukrinform (Person)</text:p>
      <text:p text:style-name="P4">
出版商: Укринформ (Organization)</text:p>
      <text:p text:style-name="P4">
出版时间: 2023-04-28T-19:17:00+03:00</text:p>
      <text:p text:style-name="P4">
修改时间: 2023-04-28T23:17:00+03:00</text:p>
      <text:p text:style-name="P4">
描述: 欧盟委员会今天采取了一项新的法律命令，采取有目的的限制性措施，使欧盟能够对应支持或采取措施破坏或威胁该国的主权和独立性的人实施制裁。  - 乌克林。</text:p>
      <text:p text:style-name="P4">
图片: ["<text:a xlink:type="simple" xlink:href="https://static.ukrinform.com/photos/2019_07/thumb_files/630_360_1562308141-294.jpg" text:style-name="Internet_20_link" text:visited-style-name="Visited_20_Internet_20_Link">
630_360_15623...</text:a>
"]</text:p>
      <text:p text:style-name="P4">
标签: ['Євросоюз', 'Молдова', 'Санкції', 'росія']</text:p>
      <text:p text:style-name="P4">
类型: Article</text:p>
      <!--METADATA-->
      <text:p text:style-name="P4">
<draw:frame draw:style-name="fr1" draw:name="Image34" text:anchor-type="as-char" svg:width="6.9236in" svg:height="3.956343in" draw:z-index="0">
<draw:image xlink:href="../Images/yкринформ/2023-04-28T-19-17-00-03-00/630_360_1562308141-294.jpg" xlink:type="simple" xlink:show="embed" xlink:actuate="onLoad" draw:mime-type="image/jpeg"/>
</draw:frame>
理事会已采用新的法律命令来采用有目的的解释措施，这使欧盟能够对支持或履行措施的人对破坏或威胁摩尔多瓦共和国的融合和独立的人进行制裁，以及优先权民主和安全。</text:p>
      <text:p text:style-name="P4">
根据乌克林福姆的说法，此类信息于4月28日发布<text:a xlink:type="simple" xlink:href="https://www.consilium.europa.eu/en/press/press-releases/2023/04/28/republic-of-moldova-eu-adopts-framework-for-targeted-sanctions-to-counter-actions-destabilising-the-country/" text:style-name="Internet_20_link" text:visited-style-name="Visited_20_Internet_20_Link">
</text:a>
。</text:p>
      <text:p text:style-name="P4">
“我们看到持续不断地试图破坏摩尔多瓦的稳定，这是受乌克兰俄罗斯犯罪协调后果影响最大的尝试。 新的制裁制度将使我们能够通过对拒绝破坏该国稳定的人采取措施，使摩尔多瓦的可持续性超大。 在当前困难的情况下，这是支持摩尔多瓦的重要政治信号。”欧盟在这方面说。</text:p>
      <text:p text:style-name="P4">
<text:span text:style-name="T4">
另请阅读：</text:span>
 <text:a xlink:type="simple" xlink:href="https://www.ukrinform.ua/rubric-world/3702057-posla-rf-u-kisinevi-viklikali-na-kilim-pisla-zaavi-medvedeva-so-moldovi-ne-isnue.html" text:style-name="Internet_20_link" text:visited-style-name="Visited_20_Internet_20_Link">
<text:span text:style-name="T4">
摩尔多瓦</text:span>
</text:a>
新的法律框架将使欧盟能够对那些破坏民主进程(包括选举)的人实施制裁，或者试图违反宪法秩序，尤其是通过使用暴力行为。 还可以采取进一步的限制措施，以围绕使用公共资金和资本出口低迷的严重财务滥用者，因为这些行动可以指示在州机构中控制或组织严重的影响。</text:p>
      <text:p text:style-name="P4">
该法律制度所设想的制裁包括冻结帐户并禁止将纳入制裁名单中的人的任何财务资源。 此外，自然人将禁止进入欧盟的入口。</text:p>
      <text:p text:style-name="P4">
<text:span text:style-name="T4">
另请阅读：</text:span>
 <text:a xlink:type="simple" xlink:href="https://www.ukrinform.ua/rubric-polytics/3701694-moldova-dolucilasa-do-grupi-zi-stvorenna-spectribunalu-sodo-rf.html" text:style-name="Internet_20_link" text:visited-style-name="Visited_20_Internet_20_Link">
<text:span text:style-name="T4">
摩尔多瓦</text:span>
</text:a>
</text:p>
      <text:p text:style-name="P4">
克里姆林宫的领导人开始使用木偶政治力量“海岸”有目的地放松乌克兰的政治状况，并将所有压力杠杆应用于该国民主政府，包括加油的侵略威胁。</text:p>
      <text:p text:style-name="P4">
<text:span text:style-name="T4">
另请阅读：</text:span>
 <text:a xlink:type="simple" xlink:href="https://www.ukrinform.ua/rubric-world/3701775-premer-moldovi-rozpoviv-pro-cornij-spisok-rosian-akim-zaboronenij-vizd-do-kraini.html" text:style-name="Internet_20_link" text:visited-style-name="Visited_20_Internet_20_Link">
<text:span text:style-name="T4">
摩尔多瓦</text:span>
</text:a>
2022年6月23日，欧洲理事会向欧盟候选人国家授予摩尔多瓦身份。</text:p>
      <text:p text:style-name="P4">
4月24日，欧盟宣布与摩尔多瓦建立平民任务(EUPM MOLDOVA)作为欧盟联合安全政策的一部分。 这项任务的目的是增强摩尔多瓦在加强危机管理结构以及打击混合威胁的斗争的安全领域的稳定性，包括控制论安全以及与外国干预信息操纵的斗争。</text:p>
      <text:p text:style-name="P4">
News Source: <text:a xlink:type="simple" xlink:href="https://www.ukrinform.ua/rubric-world/3702283-es-zatverdiv-poradok-zastosuvanna-sankcij-za-destabilizaciu-moldovi.html" text:style-name="Internet_20_link" text:visited-style-name="Visited_20_Internet_20_Link">
https://www.ukrinform.ua/rubric-world/3702283-es-zatverdiv-poradok-zastosuvanna-sankcij-za-destabilizaciu-moldovi.html</text:a>
</text:p>
      <!--NEWS-->
      <text:h text:style-name="P10" text:outline-level="1">
<text:span text:style-name="T4">
Odeska Oblast（17:03）。 红色警报：空中威胁。 警笛声。 立即掩盖！</text:span>
</text:h>
      <text:p text:style-name="P4">
作者: liveuamap (Language: en)</text:p>
      <text:p text:style-name="P4">
时间: 2023-04-28T-1:04:00</text:p>
      <text:p text:style-name="P4">
地点: Odeska Oblast (Latitude:46.75043 Longtitude:30.25081)</text:p>
      <text:p text:style-name="P4">
视频: []</text:p>
      <text:p text:style-name="P4">
图片: []</text:p>
      <text:p text:style-name="P4">
标签: ["Europe", "Central and Eastern Europe"]</text:p>
      <text:p text:style-name="P4">
Id: 22559216</text:p>
      <!--METADATA-->
      <text:p text:style-name="P4">
ODESA地区(17:03). Red Alert: aerial threat. Sirens sounding. Take covernow!</text:p>
      <text:p text:style-name="P4">
News Collection Link: <text:a xlink:type="simple" xlink:href="https://liveuamap.com/en/2023/28-april-odeska-oblast1703-red-alert-aerial-tg" text:style-name="Internet_20_link" text:visited-style-name="Visited_20_Internet_20_Link">
https://liveuamap.com/en/2023/28-april-odeska-oblast1703-red-alert-aerial-tg</text:a>
</text:p>
      <text:p text:style-name="P4">
News Source: <text:a xlink:type="simple" xlink:href="https://t.me/suspilneodesa/22778" text:style-name="Internet_20_link" text:visited-style-name="Visited_20_Internet_20_Link">
https://t.me/suspilneodesa/22778</text:a>
</text:p>
      <!--NEWS-->
      <text:h text:style-name="P10" text:outline-level="1">
<text:span text:style-name="T4">
Kyslytsia：乌克兰儿童的驱逐出境 - 联合国成员国的优先问题</text:span>
</text:h>
      <text:p text:style-name="P4">
作者: Ukrinform (Person)</text:p>
      <text:p text:style-name="P4">
出版商: Укринформ (Organization)</text:p>
      <text:p text:style-name="P4">
出版时间: 2023-04-28T-21:04:00+03:00</text:p>
      <text:p text:style-name="P4">
修改时间: 2023-04-28T23:04:00+03:00</text:p>
      <text:p text:style-name="P4">
描述: 国家在军事冲突期间儿童的绑架和暴力驱逐出境（包括俄罗斯针对乌克兰联邦）的地位表明，这个问题是议程和民间社会的优先事项。  - 乌克林。</text:p>
      <text:p text:style-name="P4">
图片: ["<text:a xlink:type="simple" xlink:href="https://static.ukrinform.com/photos/2021_04/thumb_files/630_360_1619604801-614.jpg" text:style-name="Internet_20_link" text:visited-style-name="Visited_20_Internet_20_Link">
630_360_16196...</text:a>
"]</text:p>
      <text:p text:style-name="P4">
标签: ['Депортація', 'Діти', 'ООН', 'Кислиця', 'Війна з росією']</text:p>
      <text:p text:style-name="P4">
类型: Article</text:p>
      <!--METADATA-->
      <text:p text:style-name="P4">
<draw:frame draw:style-name="fr1" draw:name="Image35" text:anchor-type="as-char" svg:width="6.9236in" svg:height="3.956343in" draw:z-index="0">
<draw:image xlink:href="../Images/yкринформ/2023-04-28T-21-04-00-03-00/630_360_1619604801-614.jpg" xlink:type="simple" xlink:show="embed" xlink:actuate="onLoad" draw:mime-type="image/jpeg"/>
</draw:frame>
国家在军事冲突期间儿童的绑架和暴力驱逐出境，尤其是俄罗斯对乌克兰联邦的战争表明，这个问题在国家和民间社会的议程上是统一的。</text:p>
      <text:p text:style-name="P4">
根据乌克林事物通讯员的说法，乌克兰乌克兰·谢尔盖·基斯利特(Ukraine Sergey Kislytsa)的代表在联合国安理会关于阿里安斯公式的一次会议上说，这是“解决武装冲突期间盗窃和驱逐儿童的问题：要持有特定步骤：持有特定步骤塔扎。”</text:p>
      <text:p text:style-name="P4">
“这对世界各地的所有违规者都是一个明确的证明，绑架和驱逐出境的问题<text:a xlink:type="simple" xlink:href="https://www.ukrinform.ua/tag-diti" text:style-name="Internet_20_link" text:visited-style-name="Visited_20_Internet_20_Link">
</text:a>
在俄罗斯对乌克兰的战争等武装冲突期间，这仍然是成员国和民间社会当天的优先事项。”他说。</text:p>
      <text:p text:style-name="P4">
根据Kislytsya的说法，绑架或驱逐出境只是严重侵犯和虐待被绑架儿童的第一个联系。 在许多情况下，这导致将儿童用于军事目的，性行为，强迫劳动或旨在消除民族认同的积极灌输。</text:p>
      <text:p text:style-name="P4">
<text:span text:style-name="T4">
另请阅读：</text:span>
 <text:a xlink:type="simple" xlink:href="https://www.ukrinform.ua/rubric-ato/3702265-oon-mogla-b-organizuvati-misiu-sodo-povernenna-deportovanih-ukrainskih-ditej-lubinec.html" text:style-name="Internet_20_link" text:visited-style-name="Visited_20_Internet_20_Link">
<text:span text:style-name="T4">
儿童</text:span>
</text:a>
他回忆说，欧洲委员会议会周四首先承认“将儿童从一个小组转移到另一组，目的是全部或部分销毁国家，民族，种族，种族或宗教团体<text:a xlink:type="simple" xlink:href="https://www.ukrinform.ua/rubric-ato/3701663-pare-viznala-genocidom-deportaciu-ukrainskih-ditej-do-rosii.html" text:style-name="Internet_20_link" text:visited-style-name="Visited_20_Internet_20_Link">
</text:a>
在…中，这与乌克兰儿童向俄罗斯联邦或临时占领的领土的驱逐出境和暴力运动的加快证词相吻合。”</text:p>
      <text:p text:style-name="P4">
Kyslytsy还告诉理事会成员，由于俄罗斯火箭射击，星期四晚上<text:a xlink:type="simple" xlink:href="https://www.ukrinform.ua/rubric-regions/3702203-raketnij-udar-po-umani-kilkist-zagiblih-zrosla-do-23.html" text:style-name="Internet_20_link" text:visited-style-name="Visited_20_Internet_20_Link">
</text:a>
：一个三年级的女孩，在dnieper和Uman的三个孩子。</text:p>
      <text:p text:style-name="P4">
周五，联合国安理会在非正式会议上以阿里亚里亚(Ariariya)的形式收获了乌克兰临时书籍领土的儿童的绑架和暴力驱逐出境。证词得到了<text:a xlink:type="simple" xlink:href="https://www.ukrinform.ua/rubric-ato/3702216-lubinec-v-oon-nagadav-so-rosia-deportue-ukrainskih-ditej-z-2014-roku.html" text:style-name="Internet_20_link" text:visited-style-name="Visited_20_Internet_20_Link">
</text:a>
，乌克兰总统关于儿童康复权利的顾问达里亚·格拉西姆楚克(Darya Gerasimchuk)的顾问，被俄罗斯弗拉索夫(Vlasov)绑架的儿童。 加拿大宣布了单独的声明 - 波罗的海国家代表46个州，北欧国家。</text:p>
      <text:p text:style-name="P4">
News Source: <text:a xlink:type="simple" xlink:href="https://www.ukrinform.ua/rubric-ato/3702281-kislica-deportacii-ukrainskih-ditej-prioritetne-pitanna-sered-derzavcleniv-oon.html" text:style-name="Internet_20_link" text:visited-style-name="Visited_20_Internet_20_Link">
https://www.ukrinform.ua/rubric-ato/3702281-kislica-deportacii-ukrainskih-ditej-prioritetne-pitanna-sered-derzavcleniv-oon.html</text:a>
</text:p>
      <!--NEWS-->
      <text:h text:style-name="P10" text:outline-level="1">
<text:span text:style-name="T4">
在Sivershchyna和Slobozhanschyna的指示，俄罗斯军队在Seredyna进行了空袭。</text:span>
</text:h>
      <text:p text:style-name="P4">
作者: liveuamap (Language: en)</text:p>
      <text:p text:style-name="P4">
时间: 2023-04-28T-21:58:00</text:p>
      <text:p text:style-name="P4">
地点: Kharkiv (Latitude:50.01149 Longtitude:37.68826)</text:p>
      <text:p text:style-name="P4">
视频: []</text:p>
      <text:p text:style-name="P4">
图片: []</text:p>
      <text:p text:style-name="P4">
标签: ["Russia"]</text:p>
      <text:p text:style-name="P4">
Id: 22559166</text:p>
      <!--METADATA-->
      <text:p text:style-name="P4">
在Sivershchyna和Slbozhanschyna的指示，俄罗斯军队在Servenana-Buda和Chernatske中有助于俄罗斯，俄罗斯炮兵炮击了Chernyachof Chernyachof Chernyachof Chernyachof Chernyachof Chernyachof Chern。 Novovasylivka，Ukrayinske，Baranivka，Bachivsk，Kucherivka，Volfyne，Oleksiyivka和Sumy地区的Myropillya，Basove，Buhayivka Atysche Atysche，Vovchansk，Vilkhuvatka，Bolkhuvatka，bolohohivka，dvorryeraz of kkharkanska of kkharkanske of Kharkerske of Kharkerske-艾因在早上说报告</text:p>
      <text:p text:style-name="P4">
新闻集链接：(https://liveuamap.com/en/2023/28-april-at-sivershchyna-and-slobozhanschyna-directions-russian)</text:p>
      <text:p text:style-name="P4">
News Source: <text:a xlink:type="simple" xlink:href="https://t.me/lumsrc/4617" text:style-name="Internet_20_link" text:visited-style-name="Visited_20_Internet_20_Link">
https://t.me/lumsrc/4617</text:a>
</text:p>
      <!--NEWS-->
      <text:h text:style-name="P10" text:outline-level="1">
<text:span text:style-name="T4">
在Kupiansk的方向，俄罗斯军队炮击了Kamyanka，Krasne Pershe，Fyholivka，Novomlynsk，DV ...</text:span>
</text:h>
      <text:p text:style-name="P4">
作者: liveuamap (Language: en)</text:p>
      <text:p text:style-name="P4">
时间: 2023-04-28T-23:58:00</text:p>
      <text:p text:style-name="P4">
地点: Kharkiv (Latitude:49.52047 Longtitude:37.9557)</text:p>
      <text:p text:style-name="P4">
视频: []</text:p>
      <text:p text:style-name="P4">
图片: []</text:p>
      <text:p text:style-name="P4">
标签: ["Russia"]</text:p>
      <text:p text:style-name="P4">
Id: 22559165</text:p>
      <!--METADATA-->
      <text:p text:style-name="P4">
新闻集链接：<text:a xlink:type="simple" xlink:href="https://liveuamap.com/en/2023/28-april-at-kupiansk-direction-russian-army-shelled-kamyanka" text:style-name="Internet_20_link" text:visited-style-name="Visited_20_Internet_20_Link">
https://liveuamap.com/en/2023/28-april-at-kupiansk-direction-russian-army-army-shelled-kamyanka</text:a>
</text:p>
      <text:p text:style-name="P4">
News Source: <text:a xlink:type="simple" xlink:href="https://t.me/lumsrc/4618" text:style-name="Internet_20_link" text:visited-style-name="Visited_20_Internet_20_Link">
https://t.me/lumsrc/4618</text:a>
</text:p>
      <!--NEWS-->
      <text:h text:style-name="P10" text:outline-level="1">
<text:span text:style-name="T4">
在巴赫穆特（Bakhmut</text:span>
</text:h>
      <text:p text:style-name="P4">
作者: Ukrinform (Person)</text:p>
      <text:p text:style-name="P4">
出版商: Укринформ (Organization)</text:p>
      <text:p text:style-name="P4">
出版时间: 2023-04-28T-24:56:00+03:00</text:p>
      <text:p text:style-name="P4">
修改时间: 2023-04-28T22:56:00+03:00</text:p>
      <text:p text:style-name="P4">
描述: 这位运动员被埋葬在切尔尼夫西地区萨迪格的一座墓地中。  - 乌克林。</text:p>
      <text:p text:style-name="P4">
图片: ["<text:a xlink:type="simple" xlink:href="https://static.ukrinform.com/photos/2023_04/thumb_files/630_360_1682711992-964.jpg" text:style-name="Internet_20_link" text:visited-style-name="Visited_20_Internet_20_Link">
630_360_16827...</text:a>
"]</text:p>
      <text:p text:style-name="P4">
标签: None</text:p>
      <text:p text:style-name="P4">
类型: Article</text:p>
      <!--METADATA-->
      <text:p text:style-name="P4">
<draw:frame draw:style-name="fr1" draw:name="Image36" text:anchor-type="as-char" svg:width="6.9236in" svg:height="3.956343in" draw:z-index="0">
<draw:image xlink:href="../Images/yкринформ/2023-04-28T-24-56-00-03-00/630_360_1682711992-964.jpg" xlink:type="simple" xlink:show="embed" xlink:actuate="onLoad" draw:mime-type="image/jpeg"/>
</draw:frame>
这位运动员被埋葬在切尔尼夫西地区萨迪格的一座墓地中。</text:p>
      <text:p text:style-name="P4">
作为 <text:a xlink:type="simple" xlink:href="https://www.facebook.com/1197370547011728/posts/pfbid02kTpVcujqNeRtGEZxJmUM55Upzf48Neb7ZSrVjfViFFjKkqf3m1G8LskuTm1Dc8ebl/" text:style-name="Internet_20_link" text:visited-style-name="Visited_20_Internet_20_Link">
</text:a>
乌克兰柔道联合会(FDA)乌克林福姆报道，在与种族主义者的战争中，在巴赫穆特，23岁的乌克兰犹太教派维塔利·帕拉什丘克(Vitaliy Parashchuk)被杀。</text:p>
      <text:p text:style-name="P4">
Vitaliy Parashchuk从9岁开始进行柔道。 才华横溢的战斗机成为国家和国际比赛的获奖者，提升了体育大师的候选人。 在他的体育生涯中，他选择了100多枚奖牌。</text:p>
      <text:p text:style-name="P4">
<text:span text:style-name="T4">
另请阅读：</text:span>
 <text:a xlink:type="simple" xlink:href="https://www.ukrinform.ua/rubric-sports/3698580-dzudoisti-zantaraa-nabali-ta-kalanina-zaversili-kareru.html" text:style-name="Internet_20_link" text:visited-style-name="Visited_20_Internet_20_Link">
<text:span text:style-name="T4">
柔道</text:span>
</text:a>
全面战争开始后，Vitaliy Parashchuk立即去保护通用国家。</text:p>
      <text:p text:style-name="P4">
News Source: <text:a xlink:type="simple" xlink:href="https://www.ukrinform.ua/rubric-sports/3702282-u-bahmuti-zaginuv-dzudoist-vitalij-parasuk.html" text:style-name="Internet_20_link" text:visited-style-name="Visited_20_Internet_20_Link">
https://www.ukrinform.ua/rubric-sports/3702282-u-bahmuti-zaginuv-dzudoist-vitalij-parasuk.html</text:a>
</text:p>
      <!--NEWS-->
      <text:h text:style-name="P10" text:outline-level="1">
<text:span text:style-name="T4">
在莱曼（Lyman）的指示，俄罗斯军队炮击Makiyivka，Nevske，Dibrova，Luhansk Re的Bilohorivka ...</text:span>
</text:h>
      <text:p text:style-name="P4">
作者: liveuamap (Language: en)</text:p>
      <text:p text:style-name="P4">
时间: 2023-04-28T-25:58:00</text:p>
      <text:p text:style-name="P4">
地点: Bakhmut (Latitude:48.8089 Longtitude:38.24066)</text:p>
      <text:p text:style-name="P4">
视频: []</text:p>
      <text:p text:style-name="P4">
图片: []</text:p>
      <text:p text:style-name="P4">
标签: ["Russia"]</text:p>
      <text:p text:style-name="P4">
Id: 22559164</text:p>
      <!--METADATA-->
      <text:p text:style-name="P4">
在莱曼指导的俄罗斯军队在乌克兰武装部队的武装部队中说，俄罗斯军队炮击了卢汉斯地区的Makiyivka，Luhansk地区的Bilohorivka，Luhansk地区的Bilohorivka和Terny，Verkhnokamyanske，donetskregion的Spirne-乌克兰武装部队</text:p>
      <text:p text:style-name="P4">
新闻集链接：<text:a xlink:type="simple" xlink:href="https://liveuamap.com/en/2023/28-april-at-lyman-direction-russian-army-shelled-makiyivka" text:style-name="Internet_20_link" text:visited-style-name="Visited_20_Internet_20_Link">
https://liveuamap.com/en/2023/28-APRIL-AT-LYMAN-DIRECTION-RUSSIAN-RUSSIAN-ARMY-SHELLED-MAKIYIVKA</text:a>
</text:p>
      <text:p text:style-name="P4">
News Source: <text:a xlink:type="simple" xlink:href="https://t.me/lumsrc/4619" text:style-name="Internet_20_link" text:visited-style-name="Visited_20_Internet_20_Link">
https://t.me/lumsrc/4619</text:a>
</text:p>
      <!--NEWS-->
      <text:h text:style-name="P10" text:outline-level="1">
<text:span text:style-name="T4">
进口乌克兰谷物的禁令给克里姆林宫带来了危险的希望-Zelensky</text:span>
</text:h>
      <text:p text:style-name="P4">
作者: Ukrinform (Person)</text:p>
      <text:p text:style-name="P4">
出版商: Укринформ (Organization)</text:p>
      <text:p text:style-name="P4">
出版时间: 2023-04-28T-26:42:00+03:00</text:p>
      <text:p text:style-name="P4">
修改时间: 2023-04-28T22:42:00+03:00</text:p>
      <text:p text:style-name="P4">
描述: 当俄罗斯违反贸易自由时，试图阻止农产品向世界市场的供应，绝对不是遵循国家国家的时候，做类似的事情。  - 乌克林。</text:p>
      <text:p text:style-name="P4">
图片: ["<text:a xlink:type="simple" xlink:href="https://static.ukrinform.com/photos/2023_01/thumb_files/630_360_1674619992-551.png" text:style-name="Internet_20_link" text:visited-style-name="Visited_20_Internet_20_Link">
630_360_16746...</text:a>
"]</text:p>
      <text:p text:style-name="P4">
标签: ['Експорт', 'Україна', 'Зерно', 'Зеленський']</text:p>
      <text:p text:style-name="P4">
类型: Article</text:p>
      <!--METADATA-->
      <text:p text:style-name="P4">
<draw:frame draw:style-name="fr1" draw:name="Image37" text:anchor-type="as-char" svg:width="6.9236in" svg:height="3.956343in" draw:z-index="0">
<draw:image xlink:href="../Images/yкринформ/2023-04-28T-26-42-00-03-00/630_360_1674619992-551.png" xlink:type="simple" xlink:show="embed" xlink:actuate="onLoad" draw:mime-type="image/png"/>
</draw:frame>
Hlybius违反了贸易自由，试图阻止农产品向世界市场的供应，现在没有人跟随该国做类似的事情了。</text:p>
      <text:p text:style-name="P4">
乌克兰沃罗迪米尔Zelensky总统在晚上说了这一点<text:a xlink:type="simple" xlink:href="https://www.youtube.com/watch" text:style-name="Internet_20_link" text:visited-style-name="Visited_20_Internet_20_Link">
</text:a>
，报道乌克林福姆。</text:p>
      <text:p text:style-name="P4">
_ <text:span text:style-name="T4">
 视频 </text:span>
： <text:a xlink:type="simple" xlink:href="https://t.me/OP_UA/9362" text:style-name="Internet_20_link" text:visited-style-name="Visited_20_Internet_20_Link">
</text:a>
_</text:p>
      <text:p text:style-name="P4">
“与欧洲理事会主席先生分开讨论<text:a xlink:type="simple" xlink:href="https://www.ukrinform.ua/rubric-polytics/3702198-zelenskij-proviv-telefonnu-rozmovu-z-prezidentom-evroradi.html" text:style-name="Internet_20_link" text:visited-style-name="Visited_20_Internet_20_Link">
</text:a>
我认为，在我看来，破坏性的人被各个国家进口我们的农业产品，”他说。</text:p>
      <text:p text:style-name="P4">
国家元首强调，这不仅违反了关于犹太乌克兰和欧盟协会的现有协议，而且在克里姆林宫也给了危险的希望。 希望在欧洲共同的房屋中，某人的错误决定可以由共同利益主导。</text:p>
      <text:p text:style-name="P4">
<text:span text:style-name="T4">
另请阅读：</text:span>
 <text:a xlink:type="simple" xlink:href="https://www.ukrinform.ua/rubric-world/3701667-erdogan-pogovoriv-iz-putinim-pro-vijnu-ta-zernovu-ugodu.html" text:style-name="Internet_20_link" text:visited-style-name="Visited_20_Internet_20_Link">
<text:span text:style-name="T4">
谷物</text:span>
</text:a>
Zelensky说：“既然俄罗斯正在打破贸易自由，试图阻止世界市场上的农产品的供应，这恰恰不是时候有时间在该国后面进行调查，做类似的事情。”</text:p>
      <text:p text:style-name="P4">
他强调，有必要以欧洲精神找到一种正常的，这是一种从这种困难的情况中摆脱出一种建设性的方式。 他认为，一种解决方案将考虑到我们所有国家和欧洲的利益。</text:p>
      <text:p text:style-name="P4">
据报道，波兰，匈牙利，斯洛伐克和保加利亚<text:a xlink:type="simple" xlink:href="https://www.ukrinform.ua/rubric-economy/3702083-evrokomisia-i-pat-krain-es-domovilisa-pro-zaboronu-importu-pati-vidiv-agroprodukcii-z-ukraini.html" text:style-name="Internet_20_link" text:visited-style-name="Visited_20_Internet_20_Link">
</text:a>
来自乌克兰的其他类型的农产品。 波兰也很好奇，可以使乌克兰农业工业综合体的产品穿过其领土，并且自4月21日以来也是如此。</text:p>
      <text:p text:style-name="P4">
<text:span text:style-name="T5">
foto：总统办公室</text:span>
</text:p>
      <text:p text:style-name="P4">
News Source: <text:a xlink:type="simple" xlink:href="https://www.ukrinform.ua/rubric-economy/3702279-zaborona-importu-ukrainskogo-zerna-dae-nebezpecnu-nadiu-kremlu-zelenskij.html" text:style-name="Internet_20_link" text:visited-style-name="Visited_20_Internet_20_Link">
https://www.ukrinform.ua/rubric-economy/3702279-zaborona-importu-ukrainskogo-zerna-dae-nebezpecnu-nadiu-kremlu-zelenskij.html</text:a>
</text:p>
      <!--NEWS-->
      <text:h text:style-name="P10" text:outline-level="1">
<text:span text:style-name="T4">
在巴赫穆特（Bakhmut）直接鲁斯军队（Rusian Directio）炮击了Vasukivka，Orikhovo-Vasilivka，Grigorivka，Chrome ...</text:span>
</text:h>
      <text:p text:style-name="P4">
作者: liveuamap (Language: en)</text:p>
      <text:p text:style-name="P4">
时间: 2023-04-28T-27:58:00</text:p>
      <text:p text:style-name="P4">
地点: New York, Donetsk Oblast (Latitude:48.32955 Longtitude:37.83365)</text:p>
      <text:p text:style-name="P4">
视频: []</text:p>
      <text:p text:style-name="P4">
图片: []</text:p>
      <text:p text:style-name="P4">
标签: ["Russia"]</text:p>
      <text:p text:style-name="P4">
Id: 22559163</text:p>
      <!--METADATA-->
      <text:p text:style-name="P4">
At Bakhmut Direction Russia Army Shelled Vasukivka, Orikhovo-Vasylivka, Hryhorivka, Khromove, Bakhmut, Chasiv Yar, Ivanivske, Predete, Podte, Podte, Podte, Penye, Priest. Enne, Nelipivka and New York of Donetsk Region,- General Staff of Armed乌克兰的部队在早晨报告中说</text:p>
      <text:p text:style-name="P4">
新闻集链接：(https://liveuamap.com/en/2023/28-april-at-bakhmut-direction-russian-army-shelled-vasukivka)</text:p>
      <text:p text:style-name="P4">
News Source: <text:a xlink:type="simple" xlink:href="https://t.me/lumsrc/4620" text:style-name="Internet_20_link" text:visited-style-name="Visited_20_Internet_20_Link">
https://t.me/lumsrc/4620</text:a>
</text:p>
      <!--NEWS-->
      <text:h text:style-name="P10" text:outline-level="1">
<text:span text:style-name="T4">
就像在一周内改变了加油站的价格</text:span>
</text:h>
      <text:p text:style-name="P4">
作者: Ukrinform (Person)</text:p>
      <text:p text:style-name="P4">
出版商: Укринформ (Organization)</text:p>
      <text:p text:style-name="P4">
出版时间: 2023-04-28T-28:40:10+03:00</text:p>
      <text:p text:style-name="P4">
修改时间: 2023-04-28T22:40:10+03:00</text:p>
      <text:p text:style-name="P4">
描述: 在4月21日至28日的一周中，乌克兰柴油更便宜，在此期间，平均下降了15个Kopecks。 一升 - 最多45.88 UAH/L。 同时，汽油的价格为2-8 kopecks。  - 到46.55 UAH/L（A-95）和48.65 UAH/L（A-95+）。  - 乌克林。</text:p>
      <text:p text:style-name="P4">
图片: ["<text:a xlink:type="simple" xlink:href="https://static.ukrinform.com/photos/2018_06/thumb_files/630_360_1529652981-9517.jpg" text:style-name="Internet_20_link" text:visited-style-name="Visited_20_Internet_20_Link">
630_360_15296...</text:a>
", "<text:a xlink:type="simple" xlink:href="https://static.ukrinform.com/photos/2023_04/1682710708-495.jpg" text:style-name="Internet_20_link" text:visited-style-name="Visited_20_Internet_20_Link">
1682710708-49...</text:a>
"]</text:p>
      <text:p text:style-name="P4">
标签: ['АЗС', 'Бензин', 'Ціни']</text:p>
      <text:p text:style-name="P4">
类型: Article</text:p>
      <!--METADATA-->
      <text:p text:style-name="P4">
<draw:frame draw:style-name="fr1" draw:name="Image38" text:anchor-type="as-char" svg:width="6.9236in" svg:height="3.956343in" draw:z-index="0">
<draw:image xlink:href="../Images/yкринформ/2023-04-28T-28-40-10-03-00/630_360_1529652981-9517.jpg" xlink:type="simple" xlink:show="embed" xlink:actuate="onLoad" draw:mime-type="image/jpeg"/>
</draw:frame>
在乌克兰，4月21日至28日，在乌克兰，它的价格便宜，主要是柴油，平均下降了15个Kopecks。 一升 - 最多45.88 UAH/L。 同时，他们要求2-8个Kopecks。  - 最多46.55 UAH/L(A-95)和48.65 UAH/L(A-95 +).</text:p>
      <text:p text:style-name="P4">
Як передає Укрінформ, про це повідомляє <text:a xlink:type="simple" xlink:href="https://enkorr.ua/uk/news/za_tizhden_u_rozdrob_v_osnovnomu_zdeshevshalo_dizpalne/254535" text:style-name="Internet_20_link" text:visited-style-name="Visited_20_Internet_20_Link">
</text:a>
.</text:p>
      <text:p text:style-name="P4">
Зазначається, що найбільше здешевлення дизельного пального – 2 грн/л –відбулося у мережі АЗС Prime, до 41,50 грн/л. У цій мережі на 0,9 грн/лздешевшав і <text:a xlink:type="simple" xlink:href="https://www.ukrinform.ua/tag-benzin" text:style-name="Internet_20_link" text:visited-style-name="Visited_20_Internet_20_Link">
 </text:a>
A -95-最高43.90 UAH/L。</text:p>
      <text:p text:style-name="P4">
至少-4个kopecks。 在Amik填充电台网络中丢失的柴油机上，高达46.97 UAH/L.STREST网络从38个Kopeck中删除。 达到UAH 1.80升DP，因此现在以41,50-47.99 UAH/L的范围出售。</text:p>
      <text:p text:style-name="P4">
<draw:frame draw:style-name="fr1" draw:name="Image39" text:anchor-type="as-char" svg:width="5.801615in" svg:height="10.0in" draw:z-index="0">
<draw:image xlink:href="../Images/yкринформ/2023-04-28T-28-40-10-03-00/1682710708-495.jpg" xlink:type="simple" xlink:show="embed" xlink:actuate="onLoad" draw:mime-type="image/jpeg"/>
</draw:frame>
另外，“ 5”坐在10个Kopecks。(«ukr-petrol»)最多1 Hryvnia(«Avantage 7»)加油站网络的贸易为41.90–48.99 UAH/L，“五+”损失了50-80个Kopecks，但这种类型的燃料的价格仅在两个网络中下降。</text:p>
      <text:p text:style-name="P4">
<text:span text:style-name="T4">
另请阅读：</text:span>
 <text:a xlink:type="simple" xlink:href="https://www.ukrinform.ua/rubric-economy/3701186-upravitel-arestovanoi-merezi-glusko-vidkriv-ponad-70-azs-pid-novim-brendom.html" text:style-name="Internet_20_link" text:visited-style-name="Visited_20_Internet_20_Link">
<text:span text:style-name="T4">
 glusco </text:span>
</text:a>
据报道，从2023年7月1日起，计划在战前级别偿还税款。 不仅是增值税(7％至20％)，但也要消费税。</text:p>
      <text:p text:style-name="P4">
News Source: <text:a xlink:type="simple" xlink:href="https://www.ukrinform.ua/rubric-economy/3702278-ak-za-tizden-zminilisa-cini-na-azs.html" text:style-name="Internet_20_link" text:visited-style-name="Visited_20_Internet_20_Link">
https://www.ukrinform.ua/rubric-economy/3702278-ak-za-tizden-zminilisa-cini-na-azs.html</text:a>
</text:p>
      <!--NEWS-->
      <text:h text:style-name="P10" text:outline-level="1">
<text:span text:style-name="T4">
JSC Avdiivka Directioz Rusian军队炮击了Novokalinova，Steppe，Berdyshi，Lastochkin，甚至...</text:span>
</text:h>
      <text:p text:style-name="P4">
作者: liveuamap (Language: en)</text:p>
      <text:p text:style-name="P4">
时间: 2023-04-28T-29:58:00</text:p>
      <text:p text:style-name="P4">
地点: Donetsk (Latitude:48.09941 Longtitude:37.57736)</text:p>
      <text:p text:style-name="P4">
视频: []</text:p>
      <text:p text:style-name="P4">
图片: []</text:p>
      <text:p text:style-name="P4">
标签: ["Russia"]</text:p>
      <text:p text:style-name="P4">
Id: 22559162</text:p>
      <!--METADATA-->
      <text:p text:style-name="P4">
乌克兰武装部队的武装部队在《上午报告》中说</text:p>
      <text:p text:style-name="P4">
新闻集链接：<text:a xlink:type="simple" xlink:href="https://liveuamap.com/en/2023/28-april-at-avdiyivka-directions-russian-army-shelled-novokalynove" text:style-name="Internet_20_link" text:visited-style-name="Visited_20_Internet_20_Link">
https://liveuamap.com/en/2023/28-april-at-at-avdiyivka-directions-russian-army-army-shelled-novokalynove</text:a>
</text:p>
      <text:p text:style-name="P4">
News Source: <text:a xlink:type="simple" xlink:href="https://t.me/lumsrc/4621" text:style-name="Internet_20_link" text:visited-style-name="Visited_20_Internet_20_Link">
https://t.me/lumsrc/4621</text:a>
</text:p>
      <!--NEWS-->
      <text:h text:style-name="P10" text:outline-level="1">
<text:span text:style-name="T4">
来自印度的公司希望几乎两次增加俄罗斯石油加工</text:span>
</text:h>
      <text:p text:style-name="P4">
作者: Ukrinform (Person)</text:p>
      <text:p text:style-name="P4">
出版商: Укринформ (Organization)</text:p>
      <text:p text:style-name="P4">
出版时间: 2023-04-28T-30:33:00+03:00</text:p>
      <text:p text:style-name="P4">
修改时间: 2023-04-28T22:33:00+03:00</text:p>
      <text:p text:style-name="P4">
描述: 钦奈石油印度石油炼油厂计划将本财政年度的俄罗斯石油加工量增加一倍，该财政年度始于4月。  - 乌克林。</text:p>
      <text:p text:style-name="P4">
图片: ["<text:a xlink:type="simple" xlink:href="https://static.ukrinform.com/photos/2020_06/thumb_files/630_360_1591537775-972.jpg" text:style-name="Internet_20_link" text:visited-style-name="Visited_20_Internet_20_Link">
630_360_15915...</text:a>
"]</text:p>
      <text:p text:style-name="P4">
标签: ['Індія', 'нафта', 'росія']</text:p>
      <text:p text:style-name="P4">
类型: Article</text:p>
      <!--METADATA-->
      <text:p text:style-name="P4">
<draw:frame draw:style-name="fr1" draw:name="Image40" text:anchor-type="as-char" svg:width="6.9236in" svg:height="3.956343in" draw:z-index="0">
<draw:image xlink:href="../Images/yкринформ/2023-04-28T-30-33-00-03-00/630_360_1591537775-972.jpg" xlink:type="simple" xlink:show="embed" xlink:actuate="onLoad" draw:mime-type="image/jpeg"/>
</draw:frame>
钦奈石油印第安收藏公司计划本财政年度始于4月的加工油数量增加一倍。</text:p>
      <text:p text:style-name="P4">
根据乌克林福姆的报道，该机构报告了<text:a xlink:type="simple" xlink:href="https://www.reuters.com/markets/commodities/indias-chennai-petro-aims-lift-russian-oil-intake-202324-2023-04-28/" text:style-name="Internet_20_link" text:visited-style-name="Visited_20_Internet_20_Link">
</text:a>
关于库马尔·阿格拉瓦(Kumar Agrava)财务部负责人。</text:p>
      <text:p text:style-name="P4">
Agravai说：“在2023/24年，该公司打算满足俄罗斯的20-25％的石油供应需求。该公司现场购买俄罗斯石油。”</text:p>
      <text:p text:style-name="P4">
在过去的财政年度中，俄罗斯已成为印度纳夫托多(Naftido India)最大的供应商。</text:p>
      <text:p text:style-name="P4">
印度石油公司的子公司钦奈石油公司每天管理2.1万桶。</text:p>
      <text:p text:style-name="P4">
<text:span text:style-name="T4">
另请阅读：</text:span>
 <text:a xlink:type="simple" xlink:href="https://www.ukrinform.ua/rubric-economy/3700151-india-mae-problemi-z-oplatou-rosijskoi-nafti-za-cinou-vise-vstanovlenogo-limitu.html" text:style-name="Internet_20_link" text:visited-style-name="Visited_20_Internet_20_Link">
<text:span text:style-name="T4">
俄罗斯</text:span>
 <text:span text:style-name="T4">
油</text:span>
</text:a>
根据财政年度，该工厂每天处理约140万吨，即28000桶石油，这相当于原油总加工总量的13％。</text:p>
      <text:p text:style-name="P4">
在第一季度，该公司处理了50万吨，即约4.1万桶俄罗斯石油，约占原油总量的22％。</text:p>
      <text:p text:style-name="P4">
阿格拉瓦(Agrava)表示，即使价格高于60美元的限额，也将继续购买俄罗斯石油。 对于由七个国家建立的桶，规定不会出现法律障碍。</text:p>
      <text:p text:style-name="P4">
据他说，上一个财政年度，该公司购买了俄罗斯石油折扣，有时为3-4美元，有时为7-8美元。 每桶。</text:p>
      <text:p text:style-name="P4">
<text:span text:style-name="T4">
另请阅读：</text:span>
 <text:a xlink:type="simple" xlink:href="https://www.ukrinform.ua/rubric-economy/3697160-minfin-ssa-poperediv-pro-imovirni-zlovzivanna-z-eksportom-rosijskoi-nafti.html" text:style-name="Internet_20_link" text:visited-style-name="Visited_20_Internet_20_Link">
<text:span text:style-name="T4">
俄罗斯</text:span>
 <text:span text:style-name="T4">
油</text:span>
</text:a>
据乌克林福姆报道，去年12月5日，针对俄罗斯的欧盟石油生效。 来自俄罗斯或出口的石油和石油产品的边际价格为60美元。 我们的Zabarel。 定期将此阈值修改以应对市场发展。</text:p>
      <text:p text:style-name="P4">
News Source: <text:a xlink:type="simple" xlink:href="https://www.ukrinform.ua/rubric-economy/3702250-kompania-z-indii-hoce-majze-vdvici-zbilsiti-pererobku-rosijskoi-nafti.html" text:style-name="Internet_20_link" text:visited-style-name="Visited_20_Internet_20_Link">
https://www.ukrinform.ua/rubric-economy/3702250-kompania-z-indii-hoce-majze-vdvici-zbilsiti-pererobku-rosijskoi-nafti.html</text:a>
</text:p>
      <!--NEWS-->
      <text:h text:style-name="P10" text:outline-level="1">
<text:span text:style-name="T4">
JSC Marinka Direcion Rusian军队炮击Krasnogorivka，St. George，Marinka，Paraskovi ...</text:span>
</text:h>
      <text:p text:style-name="P4">
作者: liveuamap (Language: en)</text:p>
      <text:p text:style-name="P4">
时间: 2023-04-28T-31:58:00</text:p>
      <text:p text:style-name="P4">
地点: Donetsk (Latitude:47.85245 Longtitude:37.4905)</text:p>
      <text:p text:style-name="P4">
视频: []</text:p>
      <text:p text:style-name="P4">
图片: []</text:p>
      <text:p text:style-name="P4">
标签: ["Russia"]</text:p>
      <text:p text:style-name="P4">
Id: 22559161</text:p>
      <!--METADATA-->
      <text:p text:style-name="P4">
在玛丽卡(Maryinka)方向，俄罗斯军队炮击了克拉斯诺夫卡(Krasnohorivka)，Heorhiyivka，Maryinka，Paraskoviyivka和Donetsk地区的Novomykhaylivka，乌克兰武装部队的武装部队说，早晨的报告中说</text:p>
      <text:p text:style-name="P4">
新闻集链接：<text:a xlink:type="simple" xlink:href="https://liveuamap.com/en/2023/28-april-at-maryinka-direction-russian-army-shelled-krasnohorivka" text:style-name="Internet_20_link" text:visited-style-name="Visited_20_Internet_20_Link">
https://liveuamap.com/en/2023/28-april-at-maryinka-direction-russian-army-shelled-krasnohorivka</text:a>
</text:p>
      <text:p text:style-name="P4">
News Source: <text:a xlink:type="simple" xlink:href="https://t.me/lumsrc/4622" text:style-name="Internet_20_link" text:visited-style-name="Visited_20_Internet_20_Link">
https://t.me/lumsrc/4622</text:a>
</text:p>
      <!--NEWS-->
      <text:h text:style-name="P10" text:outline-level="1">
<text:span text:style-name="T4">
DSHV第95旅的指挥官感谢Zelensky</text:span>
</text:h>
      <text:p text:style-name="P4">
作者: Ukrinform (Person)</text:p>
      <text:p text:style-name="P4">
出版商: Укринформ (Organization)</text:p>
      <text:p text:style-name="P4">
出版时间: 2023-04-28T-32:30:22+03:00</text:p>
      <text:p text:style-name="P4">
修改时间: 2023-04-28T22:30:22+03:00</text:p>
      <text:p text:style-name="P4">
描述: 乌克兰国防部副部长安娜·马里亚尔（Anna Malyar）感谢乌克兰武装部队空军第95旅弗拉基米尔·泽伦斯基（Vladimir Zelensky）总统。  - 乌克林。</text:p>
      <text:p text:style-name="P4">
图片: ["<text:a xlink:type="simple" xlink:href="https://static.ukrinform.com/photos/2023_04/thumb_files/630_360_1682710195-519.jpg" text:style-name="Internet_20_link" text:visited-style-name="Visited_20_Internet_20_Link">
630_360_16827...</text:a>
"]</text:p>
      <text:p text:style-name="P4">
标签: ['Міноборони', 'Нагорода', 'Десантники', 'Зеленський']</text:p>
      <text:p text:style-name="P4">
类型: Article</text:p>
      <!--METADATA-->
      <text:p text:style-name="P4">
<draw:frame draw:style-name="fr1" draw:name="Image41" text:anchor-type="as-char" svg:width="6.9236in" svg:height="3.956343in" draw:z-index="0">
<draw:image xlink:href="../Images/yкринформ/2023-04-28T-32-30-22-03-00/630_360_1682710195-519.jpg" xlink:type="simple" xlink:show="embed" xlink:actuate="onLoad" draw:mime-type="image/jpeg"/>
</draw:frame>
乌克兰国防部副部长安娜·马里亚尔(安娜·马利亚(Anna Malyar))感谢武装部队空军第95旅Zelensky总统。</text:p>
      <text:p text:style-name="P4">
正如乌克林福姆报道的那样，画家在[]中写道(https://t.me/annamaliar/684).</text:p>
      <text:p text:style-name="P4">
«З великою приємністю і гордістю вручила комбригу 95-ї бригади ДШВ ОлегуАпостолу подяку від Президента воїнам бригади, які дуже потужно бʼютьсяпоблизу Кремінної на Луганщині», - заявила Маляр.</text:p>
      <text:p text:style-name="P4">
Вона також зазначила, що «бійці записали Президенту відеозвернення і передалиподарунок від бригади - годинник з логотипом 95-ки».</text:p>
      <text:p text:style-name="P4">
<text:span text:style-name="T4">
Читайте також:</text:span>
 <text:a xlink:type="simple" xlink:href="https://www.ukrinform.ua/rubric-ato/3698035-u-gur-nagorodili-specpriznacenciv-sbu-aki-zvilnali-zmiinij.html" text:style-name="Internet_20_link" text:visited-style-name="Visited_20_Internet_20_Link">
 <text:span text:style-name="T4">
нагородил</text:span>
 </text:a>
正如乌克林福姆报道的那样，4月18日，沃罗迪米尔·泽伦斯基总统在前往[]的时光之旅中(https://www.ukrinform.ua/tag-doneccina)乌克兰捍卫者接受治疗并向他们颁发州奖的遮阳板。</text:p>
      <text:p text:style-name="P4">
News Source: <text:a xlink:type="simple" xlink:href="https://www.ukrinform.ua/rubric-ato/3702274-komandiru-95i-brigadi-dsv-peredali-podaku-vid-zelenskogo.html" text:style-name="Internet_20_link" text:visited-style-name="Visited_20_Internet_20_Link">
https://www.ukrinform.ua/rubric-ato/3702274-komandiru-95i-brigadi-dsv-peredali-podaku-vid-zelenskogo.html</text:a>
</text:p>
      <!--NEWS-->
      <text:h text:style-name="P10" text:outline-level="1">
<text:span text:style-name="T4">
军队的JSC Shaktarske Directio Rusian炮击Bogoyavlenko，Novoukrainka，Golden Niva，过滤器...</text:span>
</text:h>
      <text:p text:style-name="P4">
作者: liveuamap (Language: en)</text:p>
      <text:p text:style-name="P4">
时间: 2023-04-28T-33:58:00</text:p>
      <text:p text:style-name="P4">
地点: Velyka Novosilka (Latitude:47.83194 Longtitude:36.84179)</text:p>
      <text:p text:style-name="P4">
视频: []</text:p>
      <text:p text:style-name="P4">
图片: []</text:p>
      <text:p text:style-name="P4">
标签: ["Russia"]</text:p>
      <text:p text:style-name="P4">
Id: 22559160</text:p>
      <!--METADATA-->
      <text:p text:style-name="P4">
新闻集链接：<text:a xlink:type="simple" xlink:href="https://liveuamap.com/en/2023/28-april-at-shaktarske-direction-russian-army-shelled-bohoyavlenka" text:style-name="Internet_20_link" text:visited-style-name="Visited_20_Internet_20_Link">
https://liveuamap.com/en/2023/28-april-at-shaktarske-direction-russian-army-army-shelled-bohoyavlenka</text:a>
</text:p>
      <text:p text:style-name="P4">
News Source: <text:a xlink:type="simple" xlink:href="https://t.me/lumsrc/4623" text:style-name="Internet_20_link" text:visited-style-name="Visited_20_Internet_20_Link">
https://t.me/lumsrc/4623</text:a>
</text:p>
      <!--NEWS-->
      <text:h text:style-name="P10" text:outline-level="1">
<text:span text:style-name="T4">
在西班牙，四名圣战分子被判入狱 - 计划对俄罗斯设施的恐怖袭击</text:span>
</text:h>
      <text:p text:style-name="P4">
作者: Ukrinform (Person)</text:p>
      <text:p text:style-name="P4">
出版商: Укринформ (Organization)</text:p>
      <text:p text:style-name="P4">
出版时间: 2023-04-28T-34:29:00+03:00</text:p>
      <text:p text:style-name="P4">
修改时间: 2023-04-28T22:29:00+03:00</text:p>
      <text:p text:style-name="P4">
描述: 国家法院谴责了巴塞罗那圣战分支机构的四名成员，他们计划在加泰罗尼亚首都进行袭击，主要是针对俄罗斯物体，最高为八年和十年。  - 乌克林。</text:p>
      <text:p text:style-name="P4">
图片: ["<text:a xlink:type="simple" xlink:href="https://static.ukrinform.com/photos/2023_04/thumb_files/630_360_1682709702-225.jpg" text:style-name="Internet_20_link" text:visited-style-name="Visited_20_Internet_20_Link">
630_360_16827...</text:a>
"]</text:p>
      <text:p text:style-name="P4">
标签: ['Іспанія', 'Суд', 'Теракт', 'росія', 'Вирок', 'Джихадист']</text:p>
      <text:p text:style-name="P4">
类型: Article</text:p>
      <!--METADATA-->
      <text:p text:style-name="P4">
<draw:frame draw:style-name="fr1" draw:name="Image42" text:anchor-type="as-char" svg:width="6.9236in" svg:height="3.956343in" draw:z-index="0">
<draw:image xlink:href="../Images/yкринформ/2023-04-28T-34-29-00-03-00/630_360_1682709702-225.jpg" xlink:type="simple" xlink:show="embed" xlink:actuate="onLoad" draw:mime-type="image/jpeg"/>
</draw:frame>
国家法院谴责圣战分支机构乌巴塞隆的四名成员，他们计划在加泰罗尼亚首都袭击，主要是反俄罗斯物体，最高为八年和十年。</text:p>
      <text:p text:style-name="P4">
正如乌克林福姆报道的那样，它报告了<text:a xlink:type="simple" xlink:href="https://www.elmundo.es/espana/2023/04/28/644bda28fc6c83224c8b45a3.html" text:style-name="Internet_20_link" text:visited-style-name="Visited_20_Internet_20_Link">
</text:a>
。</text:p>
      <text:p text:style-name="P4">
根据刑事商会的第二部分，圣战分子的领导人派遣了一个奴隶哈杰拉斯因刑事诉讼和恐怖组织的领导而被任命为十年的监禁。</text:p>
      <text:p text:style-name="P4">
这是对西班牙刑法第572.1条的适用的第一个案例，对类似行为进行了惩罚，因为这时被拘留者被谴责为“伊斯兰国”的普通成员，而没有领导人的定义。</text:p>
      <text:p text:style-name="P4">
法院判处Omar Negatz，Hataba Samira和Arfuz被判入狱8年。 值得注意的是，法院的Yasnas El Morbbit Tachikhim Hamusha恰恰相反，是合理的指控与恐怖组织合作。</text:p>
      <text:p text:style-name="P4">
172页的判决证明了Rabach领导了牢房，其中包括Omar Negatsi，Hatab Samir和Lies Arfa。</text:p>
      <text:p text:style-name="P4">
<text:span text:style-name="T4">
另请阅读：</text:span>
 <text:a xlink:type="simple" xlink:href="https://www.ukrinform.ua/rubric-world/3688522-u-belgii-zatrimali-vismoh-pidozruvanih-u-pidgotovci-teraktu.html" text:style-name="Internet_20_link" text:visited-style-name="Visited_20_Internet_20_Link">
</text:a>
在收到了细胞的必要准备和意识形态的凝聚力之后，“训练有素的爆炸物和刀具的使用，以及如何成功地进行大规模攻击以获得军事材料”，哈德兹希夫兹希夫兹希尔尔(Hadzhevzhevzhzhilzer)已将可能的目标定义为首都的俄罗斯物体。</text:p>
      <text:p text:style-name="P4">
法院解释说，将俄罗斯物体称为目标不是随机的tabesystem，而是与活动原理相对应<text:a xlink:type="simple" xlink:href="https://www.ukrinform.ua/tag-idil" text:style-name="Internet_20_link" text:visited-style-name="Visited_20_Internet_20_Link">
</text:a>
正如恐怖分子发言人阿布·穆罕默德·阿德纳尼(Abu Mohammedal-Adnani)在2016年7月已经呼吁对莫斯科进行“神圣的战争”。</text:p>
      <text:p text:style-name="P4">
正如乌克林福姆报道的<text:a xlink:type="simple" xlink:href="https://www.ukrinform.ua/rubric-world/3702192-posla-rf-u-madridi-viklikali-na-kilim-cerez-ataku-na-urad-ispanii-u-socmerezah.html" text:style-name="Internet_20_link" text:visited-style-name="Visited_20_Internet_20_Link">
</text:a>
抗议通过社交网络对西班牙政府的攻击。  <text:span text:style-name="T5">
foto：efe</text:span>
</text:p>
      <text:p text:style-name="P4">
News Source: <text:a xlink:type="simple" xlink:href="https://www.ukrinform.ua/rubric-world/3702275-v-ispanii-cetvero-dzihadistiv-otrimali-turemni-stroki-planuvali-terakti-na-rosijskih-obektah.html" text:style-name="Internet_20_link" text:visited-style-name="Visited_20_Internet_20_Link">
https://www.ukrinform.ua/rubric-world/3702275-v-ispanii-cetvero-dzihadistiv-otrimali-turemni-stroki-planuvali-terakti-na-rosijskih-obektah.html</text:a>
</text:p>
      <!--NEWS-->
      <text:h text:style-name="P10" text:outline-level="1">
<text:span text:style-name="T4">
在Zaporizhzhia和Kherson的指示，俄罗斯军队炮击了Vilne Pole，Donetsk Re的Novopil ...</text:span>
</text:h>
      <text:p text:style-name="P4">
作者: liveuamap (Language: en)</text:p>
      <text:p text:style-name="P4">
时间: 2023-04-28T-35:58:00</text:p>
      <text:p text:style-name="P4">
地点: Kherson (Latitude:46.63733 Longtitude:32.60568)</text:p>
      <text:p text:style-name="P4">
视频: []</text:p>
      <text:p text:style-name="P4">
图片: []</text:p>
      <text:p text:style-name="P4">
标签: ["Russia"]</text:p>
      <text:p text:style-name="P4">
Id: 22559159</text:p>
      <!--METADATA-->
      <text:p text:style-name="P4">
在Zaporizhzhia和Kherson的指示，俄罗斯军队炮击了Donetsk地区Novapil的Vilne Pole； Olhivske，Huliaipole，Mala Tokmachka，Orikhiv，Novoandriyivka和Zaporizhzhia地区的Kamyanske； Kherson和Kherson地区的Beryslav。 乌克兰武装部队的一般工作人员在早晨的报告中说，俄罗斯军队在Mykolaiv进行了导弹罢工。</text:p>
      <text:p text:style-name="P4">
新闻集链接：<text:a xlink:type="simple" xlink:href="https://liveuamap.com/en/2023/28-april-at-zaporizhzhia-and-kherson-directions-russian-army" text:style-name="Internet_20_link" text:visited-style-name="Visited_20_Internet_20_Link">
https://liveuamap.com/en/2023/28-APRIL-AT-ZAPORIZHZHZHZHZHZHZHZHZHZHZHZHZHZHZHZHZHZHESHERS-DIRECTIONS-RUSSIAN-RUSSIAN-ARMY</text:a>
</text:p>
      <text:p text:style-name="P4">
News Source: <text:a xlink:type="simple" xlink:href="https://t.me/lumsrc/4624" text:style-name="Internet_20_link" text:visited-style-name="Visited_20_Internet_20_Link">
https://t.me/lumsrc/4624</text:a>
</text:p>
      <!--NEWS-->
      <text:h text:style-name="P10" text:outline-level="1">
<text:span text:style-name="T4">
76％的年轻人想从国外返回乌克兰</text:span>
</text:h>
      <text:p text:style-name="P4">
作者: Ukrinform (Person)</text:p>
      <text:p text:style-name="P4">
出版商: Укринформ (Organization)</text:p>
      <text:p text:style-name="P4">
出版时间: 2023-04-28T-36:24:00+03:00</text:p>
      <text:p text:style-name="P4">
修改时间: 2023-04-28T22:24:00+03:00</text:p>
      <text:p text:style-name="P4">
描述: 由于战争而在国外的年轻人中有76％想返回乌克兰。  - 乌克林。</text:p>
      <text:p text:style-name="P4">
图片: ["<text:a xlink:type="simple" xlink:href="https://static.ukrinform.com/photos/2022_03/thumb_files/630_360_1646807090-805.jpg" text:style-name="Internet_20_link" text:visited-style-name="Visited_20_Internet_20_Link">
630_360_16468...</text:a>
"]</text:p>
      <text:p text:style-name="P4">
标签: ['Опитування', 'Україна', 'Молодь', 'Війна з росією']</text:p>
      <text:p text:style-name="P4">
类型: Article</text:p>
      <!--METADATA-->
      <text:p text:style-name="P4">
<draw:frame draw:style-name="fr1" draw:name="Image43" text:anchor-type="as-char" svg:width="6.9236in" svg:height="3.956343in" draw:z-index="0">
<draw:image xlink:href="../Images/yкринформ/2023-04-28T-36-24-00-03-00/630_360_1646807090-805.jpg" xlink:type="simple" xlink:show="embed" xlink:actuate="onLoad" draw:mime-type="image/jpeg"/>
</draw:frame>
76％的国外年轻人返回乌克兰。</text:p>
      <text:p text:style-name="P4">
非政府组织对乌克兰青年的影响的代表伊万·韦比茨基(Ivan Verbitsky)在乌克林形式上说。</text:p>
      <text:p text:style-name="P4">
“有76％的年轻人想返回乌克兰，3％ - 想搬到另一个国家，11％的人不想返回乌克兰，有2％的人不想返回，但想在该国搬家他们现在是他们的8％很难解决。”他说。</text:p>
      <text:p text:style-name="P4">
<text:span text:style-name="T4">
另请阅读：</text:span>
 <text:a xlink:type="simple" xlink:href="https://www.ukrinform.ua/rubric-society/3691898-perevazna-bilsist-ukrainciv-pozitivno-stavitsa-do-evrosouzu-nato-ta-oon.html" text:style-name="Internet_20_link" text:visited-style-name="Visited_20_Internet_20_Link">
</text:a>
国外的青年样本是405名14-34岁的受访者。 来自Kyivstar Modnadislano SMS的有针对性新闻通讯的帮助，参考了问卷。</text:p>
      <text:p text:style-name="P4">
该样本代表了2022年2月24日之后出国的Kyivstar用户，除了俄罗斯联邦和白俄罗斯。</text:p>
      <text:p text:style-name="P4">
<text:span text:style-name="T4">
另请阅读：</text:span>
 <text:a xlink:type="simple" xlink:href="https://www.ukrinform.ua/rubric-society/3702111-majze-30-ukrainskoi-molodi-skarzatsa-na-pogirsenna-psihicnogo-zdorova.html" text:style-name="Internet_20_link" text:visited-style-name="Visited_20_Internet_20_Link">
</text:a>
正如乌克林福姆报道的，入侵之后<text:a xlink:type="simple" xlink:href="https://www.ukrinform.ua/tag-rosia" text:style-name="Internet_20_link" text:visited-style-name="Visited_20_Internet_20_Link">
</text:a>
在2022年2月，在乌克兰，欧盟首次在自己的历史上首次激活了这样的临时保护，以保护乌克兰的难民，这是_ []使用的。(https://www.ukrinform.ua/rubric-world/3694561-timcasovim-zahistom-u-es-za-minulij-rik-skoristalisa-38-miljona-ukrainciv-evrostat.html)_</text:p>
      <text:p text:style-name="P4">
News Source: <text:a xlink:type="simple" xlink:href="https://www.ukrinform.ua/rubric-society/3702139-76-molodi-hoce-povernutis-v-ukrainu-zza-kordonu.html" text:style-name="Internet_20_link" text:visited-style-name="Visited_20_Internet_20_Link">
https://www.ukrinform.ua/rubric-society/3702139-76-molodi-hoce-povernutis-v-ukrainu-zza-kordonu.html</text:a>
</text:p>
      <!--NEWS-->
      <text:h text:style-name="P10" text:outline-level="1">
<text:span text:style-name="T4">
只有对乌克兰的恐怖就可以分类绝对邪恶 - 乌曼罢工总统</text:span>
</text:h>
      <text:p text:style-name="P4">
作者: Ukrinform (Person)</text:p>
      <text:p text:style-name="P4">
出版商: Укринформ (Organization)</text:p>
      <text:p text:style-name="P4">
出版时间: 2023-04-28T-38:20:00+03:00</text:p>
      <text:p text:style-name="P4">
修改时间: 2023-04-28T22:20:00+03:00</text:p>
      <text:p text:style-name="P4">
描述: 到这个时候，Uman已经意识到23人死亡，其中包括四个孩子，只有绝对邪恶才能对乌克兰造成这样的恐怖。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Умань', 'Зеленський', 'Війна з росією', 'Ракетний удар']</text:p>
      <text:p text:style-name="P4">
类型: Article</text:p>
      <!--METADATA-->
      <text:p text:style-name="P4">
<draw:frame draw:style-name="fr1" draw:name="Image44" text:anchor-type="as-char" svg:width="6.9236in" svg:height="3.956343in" draw:z-index="0">
<draw:image xlink:href="../Images/yкринформ/2023-04-28T-38-20-00-03-00/630_360_1682451261-591.jpeg" xlink:type="simple" xlink:show="embed" xlink:actuate="onLoad" draw:mime-type="image/jpeg"/>
</draw:frame>
在Uman，这一次的状态已经意识到23人死亡，其中包括四个孩子，只有绝对邪恶才能对乌克兰造成这种恐怖。</text:p>
      <text:p text:style-name="P4">
乌克兰总统在晚上说了这一点<text:a xlink:type="simple" xlink:href="https://t.me/V_Zelenskiy_official/6046" text:style-name="Internet_20_link" text:visited-style-name="Visited_20_Internet_20_Link">
</text:a>
 <text:a xlink:type="simple" xlink:href="https://www.youtube.com/watch" text:style-name="Internet_20_link" text:visited-style-name="Visited_20_Internet_20_Link">
</text:a>
，报道乌克林福姆。</text:p>
      <text:p text:style-name="P4">
_ <text:span text:style-name="T4">
 视频 </text:span>
： <text:a xlink:type="simple" xlink:href="https://t.me/OP_UA/9362" text:style-name="Internet_20_link" text:visited-style-name="Visited_20_Internet_20_Link">
</text:a>
_</text:p>
      <text:p text:style-name="P4">
“在这个绝对和平的城市，Uman火箭在世界上闻名，因为它每年都收到了成千上万的东道主朝圣者……只有绝对的邪恶才能对乌克兰造成如此恐惧。”(https://www.ukrinform.ua/tag-zelenskij)。</text:p>
      <text:p text:style-name="P4">
他指出，整天在俄罗斯火箭店的乌曼(Uman)分析。</text:p>
      <text:p text:style-name="P4">
“截至这个时候，已经有23人死亡，其中包括四个孩子。 我的亲戚和亲人。”总统说。</text:p>
      <text:p text:style-name="P4">
<text:span text:style-name="T4">
另请阅读：</text:span>
 <text:a xlink:type="simple" xlink:href="https://www.ukrinform.ua/rubric-regions/3702269-pisla-raketnogo-udaru-po-umani-110-osib-otrimali-psihologicnu-dopomogu.html" text:style-name="Internet_20_link" text:visited-style-name="Visited_20_Internet_20_Link">
<text:span text:style-name="T4">
 uman </text:span>
</text:a>
国家元首补充说，为所有被救出的人来说 - 这所房子的居民，受爆炸浪潮影响的邻近房屋 - 得到必要的帮助。</text:p>
      <text:p text:style-name="P4">
他感谢参加救援行动并支持人们的每个人。</text:p>
      <text:p text:style-name="P4">
Zelensky还报告说，由于抢劫罢工，两名乌克兰人在Dnipropetrovsk地区被杀。</text:p>
      <text:p text:style-name="P4">
<text:span text:style-name="T4">
另请阅读：</text:span>
 <text:a xlink:type="simple" xlink:href="https://www.ukrinform.ua/rubric-regions/3702071-zinka-aka-zaginula-u-dnipri-z-ditinou-vid-raketnoi-ataki-rf-ratuvalasa-vid-vijni-v-batkiv.html" text:style-name="Internet_20_link" text:visited-style-name="Visited_20_Internet_20_Link">
<text:span text:style-name="T4">
 dnipro </text:span>
</text:a>
“ Olga -1992，Veronica -2020……甚至三岁这个孩子也没有满足!永恒的记忆...向家庭表示慰问，同情近……”总统说。</text:p>
      <text:p text:style-name="P4">
此外，他强调，今天我们的空军设法带来了俄罗斯火箭 - 只有21种武器。”</text:p>
      <text:p text:style-name="P4">
<text:span text:style-name="T4">
另请阅读：</text:span>
 <text:a xlink:type="simple" xlink:href="https://www.ukrinform.ua/rubric-ato/3702263-ssa-pro-raketnij-udar-po-ukraini-zrobimo-vse-abi-pritagti-rosiu-do-vidpovidalnosti.html" text:style-name="Internet_20_link" text:visited-style-name="Visited_20_Internet_20_Link">
</text:a>
</text:p>
      <text:p text:style-name="P4">
正如乌克林福姆报道的那样，入侵者用有翼向乌曼开了枪。 在一座九座建筑中，入口被完全摧毁，对10座房屋进行了调查。</text:p>
      <text:p text:style-name="P4">
<text:span text:style-name="T5">
foto：总统办公室</text:span>
</text:p>
      <text:p text:style-name="P4">
News Source: <text:a xlink:type="simple" xlink:href="https://www.ukrinform.ua/rubric-ato/3702272-tilki-absolutne-zlo-moze-koiti-takij-teror-proti-ukraini-prezident-pro-udar-po-umani.html" text:style-name="Internet_20_link" text:visited-style-name="Visited_20_Internet_20_Link">
https://www.ukrinform.ua/rubric-ato/3702272-tilki-absolutne-zlo-moze-koiti-takij-teror-proti-ukraini-prezident-pro-udar-po-umani.html</text:a>
</text:p>
      <!--NEWS-->
      <text:h text:style-name="P10" text:outline-level="1">
<text:span text:style-name="T4">
Chernihivska Oblast（09:57）。 红色警报：空中威胁。 警笛声。 立即掩盖！</text:span>
</text:h>
      <text:p text:style-name="P4">
作者: liveuamap (Language: en)</text:p>
      <text:p text:style-name="P4">
时间: 2023-04-28T-38:58:00</text:p>
      <text:p text:style-name="P4">
地点: Chernihivska Oblast (Latitude:51.33271 Longtitude:32.00047)</text:p>
      <text:p text:style-name="P4">
视频: []</text:p>
      <text:p text:style-name="P4">
图片: []</text:p>
      <text:p text:style-name="P4">
标签: ["Europe", "Central and Eastern Europe"]</text:p>
      <text:p text:style-name="P4">
Id: 22559156</text:p>
      <!--METADATA-->
      <text:p text:style-name="P4">
切尔尼希夫地区(09:57). Red Alert: aerial threat. Sirens sounding. Takecover now!</text:p>
      <text:p text:style-name="P4">
News Collection Link: <text:a xlink:type="simple" xlink:href="https://liveuamap.com/en/2023/28-april-chernihivska-oblast0957-red-alert-aeg" text:style-name="Internet_20_link" text:visited-style-name="Visited_20_Internet_20_Link">
https://liveuamap.com/en/2023/28-april-chernihivska-oblast0957-red-alert-aeg</text:a>
</text:p>
      <text:p text:style-name="P4">
News Source: <text:a xlink:type="simple" xlink:href="https://t.me/suspilnechernihiv/18008" text:style-name="Internet_20_link" text:visited-style-name="Visited_20_Internet_20_Link">
https://t.me/suspilnechernihiv/18008</text:a>
</text:p>
      <!--NEWS-->
      <text:h text:style-name="P10" text:outline-level="1">
<text:span text:style-name="T4">
政府批准进入乌克兰和欧盟的公共采购市场</text:span>
</text:h>
      <text:p text:style-name="P4">
作者: Ukrinform (Person)</text:p>
      <text:p text:style-name="P4">
出版商: Укринформ (Organization)</text:p>
      <text:p text:style-name="P4">
出版时间: 2023-04-28T-40:11:00+03:00</text:p>
      <text:p text:style-name="P4">
修改时间: 2023-04-28T22:11:00+03:00</text:p>
      <text:p text:style-name="P4">
描述: 部长的内阁通过了欧盟 - 乌克兰协会委员会和彼此公共采购市场相互访问协会委员会的决定。  - 乌克林。</text:p>
      <text:p text:style-name="P4">
图片: ["<text:a xlink:type="simple" xlink:href="https://static.ukrinform.com/photos/2023_04/thumb_files/630_360_1682709098-963.jpg" text:style-name="Internet_20_link" text:visited-style-name="Visited_20_Internet_20_Link">
630_360_16827...</text:a>
"]</text:p>
      <text:p text:style-name="P4">
标签: ['Євросоюз', 'Кабмін', 'Шмигаль', 'Ринок']</text:p>
      <text:p text:style-name="P4">
类型: Article</text:p>
      <!--METADATA-->
      <text:p text:style-name="P4">
<draw:frame draw:style-name="fr1" draw:name="Image45" text:anchor-type="as-char" svg:width="6.9236in" svg:height="3.956343in" draw:z-index="0">
<draw:image xlink:href="../Images/yкринформ/2023-04-28T-40-11-00-03-00/630_360_1682709098-963.jpg" xlink:type="simple" xlink:show="embed" xlink:actuate="onLoad" draw:mime-type="image/jpeg"/>
</draw:frame>
部长的内阁通过了乌克兰 - 欧盟协会委员会和公共采购协会彼此公共采购协会委员会的决定。</text:p>
      <text:p text:style-name="P4">
关于<text:a xlink:type="simple" xlink:href="https://t.me/Denys_Smyhal/5137" text:style-name="Internet_20_link" text:visited-style-name="Visited_20_Internet_20_Link">
</text:a>
乌克林福姆报道，丹尼斯·施米加尔(Denis Shmigal)通知乌克兰总理。</text:p>
      <text:p text:style-name="P4">
“我们朝着欧盟成员迈出了重要的一步。 我们同步公共采购领域的乌克兰太极欧洲标准。 他们通过欧盟 - 乌克兰 - 乌克兰委员会和共同访问公共采购市场的协会委员会的决定。”他说。</text:p>
      <text:p text:style-name="P4">
根据 <text:a xlink:type="simple" xlink:href="https://www.ukrinform.ua/tag-smigal" text:style-name="Internet_20_link" text:visited-style-name="Visited_20_Internet_20_Link">
</text:a>
，这适用于中央，地区，地方当局以及乌克兰和欧盟的公法组织。</text:p>
      <text:p text:style-name="P4">
<text:span text:style-name="T4">
另请阅读：</text:span>
 <text:a xlink:type="simple" xlink:href="https://www.ukrinform.ua/rubric-economy/3664177-ukraina-mae-integruvatis-u-rinok-es-ne-cekauci-vstupu-sviridenko.html" text:style-name="Internet_20_link" text:visited-style-name="Visited_20_Internet_20_Link">
</text:a>
据报道，乌克兰部长的内阁通过了一项决议，该决议确定了根据乌克兰立法并考虑到需求的电子识别和对电子识别手段的信心水平。</text:p>
      <text:p text:style-name="P4">
<text:span text:style-name="T5">
foto：Denis Shmigal，Telegram</text:span>
</text:p>
      <text:p text:style-name="P4">
News Source: <text:a xlink:type="simple" xlink:href="https://www.ukrinform.ua/rubric-economy/3702271-urad-shvaliv-dostup-do-rinkiv-publicnih-zakupivel-ukraini-i-es-smigal.html" text:style-name="Internet_20_link" text:visited-style-name="Visited_20_Internet_20_Link">
https://www.ukrinform.ua/rubric-economy/3702271-urad-shvaliv-dostup-do-rinkiv-publicnih-zakupivel-ukraini-i-es-smigal.html</text:a>
</text:p>
      <!--NEWS-->
      <text:h text:style-name="P10" text:outline-level="1">
<text:span text:style-name="T4">
德国集团博世出售了部分资产</text:span>
</text:h>
      <text:p text:style-name="P4">
作者: Ukrinform (Person)</text:p>
      <text:p text:style-name="P4">
出版商: Укринформ (Organization)</text:p>
      <text:p text:style-name="P4">
出版时间: 2023-04-28T-42:08:00+03:00</text:p>
      <text:p text:style-name="P4">
修改时间: 2023-04-28T22:08:00+03:00</text:p>
      <text:p text:style-name="P4">
描述: 博世德国技术集团表示，她已经在其俄罗斯控股公司S8 Capital的一家工厂出售了生产设施和行政场所，该公司计划重新品牌六个月的能力。  - 乌克林。</text:p>
      <text:p text:style-name="P4">
图片: ["<text:a xlink:type="simple" xlink:href="https://static.ukrinform.com/photos/2018_02/thumb_files/630_360_1517838537-6946.jpg" text:style-name="Internet_20_link" text:visited-style-name="Visited_20_Internet_20_Link">
630_360_15178...</text:a>
"]</text:p>
      <text:p text:style-name="P4">
标签: ['Бізнес', 'росія', 'Bosch', 'Продаж']</text:p>
      <text:p text:style-name="P4">
类型: Article</text:p>
      <!--METADATA-->
      <text:p text:style-name="P4">
<draw:frame draw:style-name="fr1" draw:name="Image46" text:anchor-type="as-char" svg:width="6.9236in" svg:height="3.956343in" draw:z-index="0">
<draw:image xlink:href="../Images/yкринформ/2023-04-28T-42-08-00-03-00/630_360_1517838537-6946.jpg" xlink:type="simple" xlink:show="embed" xlink:actuate="onLoad" draw:mime-type="image/jpeg"/>
</draw:frame>
博世德国集团表示，她已经在俄罗斯控股公司S8 Capital的一家工厂出售了生产设施，该公司计划在六个月内重塑品牌。</text:p>
      <text:p text:style-name="P4">
正如乌克林福姆报道的那样，它报告了<text:a xlink:type="simple" xlink:href="https://www.reuters.com/markets/europe/germanys-bosch-sells-some-russian-assets-holding-company-s8-capital-2023-04-28/" text:style-name="Internet_20_link" text:visited-style-name="Visited_20_Internet_20_Link">
</text:a>
。</text:p>
      <text:p text:style-name="P4">
数十家公司已决定离开俄罗斯，或宣布将其制定计划，因为去年2月24日，乌克兰对俄罗斯的军事侵略开始。 S8 Capital早些时候收购了Otis Worldwide Corp.的俄罗斯商业生产商。</text:p>
      <text:p text:style-name="P4">
S8 Capital报告说，博世协议包括博世企业三家企业中的100％用于生产点火蜡烛，电动工具工厂以及乌罗西亚城市恩格​​斯的供暖锅炉的生产。</text:p>
      <text:p text:style-name="P4">
博世代表说：“该协议已完成，新行动员的正式注册将在未来几天内进行。”</text:p>
      <text:p text:style-name="P4">
<text:span text:style-name="T4">
另请阅读：</text:span>
 [<text:span text:style-name="T4">
一个</text:span>
 <text:span text:style-name="T4">
 </text:span>
最大<text:span text:style-name="T4">
 </text:span>
 <text:span text:style-name="T4">
 </text:span>
 <text:span text:style-name="T4">
 </text:span>
 <text:span text:style-name="T4">
制造商</text:span>
<text:span text:style-name="T4">
农业机械</text:span>
 <text:span text:style-name="T4">
 </text:span>
卖<text:span text:style-name="T4">
卖</text:span>
 <text:span text:style-name="T4">
 </text:span>
 <text:span text:style-name="T4">
 business* * </text:span>
 **(https://www.ukrinform.ua/rubric-economy/3698255-odin-z-najbilsih-u-sviti-virobnikiv-silgosptehniki-prodae-biznes-u-rosii.html)博世说，包括恩格斯的工厂在内的制裁中断了大部分<text:a xlink:type="simple" xlink:href="https://www.ukrinform.ua/tag-biznes" text:style-name="Internet_20_link" text:visited-style-name="Visited_20_Internet_20_Link">
</text:a>
俄罗斯联邦的灌溉客户。</text:p>
      <text:p text:style-name="P4">
与乌克兰战争结束后不久，博世说，她通过迹象表明其产品用于非西维利亚目的，以驳回当地合同的目的，向俄罗斯客户提供了为俄罗斯客户提供的组件供应。</text:p>
      <text:p text:style-name="P4">
但是，博世在圣彼得堡萨马拉仍然有两个非工作生产区。</text:p>
      <text:p text:style-name="P4">
News Source: <text:a xlink:type="simple" xlink:href="https://www.ukrinform.ua/rubric-economy/3702268-nimecka-grupa-bosch-prodala-castinu-svoih-aktiviv-u-rosii.html" text:style-name="Internet_20_link" text:visited-style-name="Visited_20_Internet_20_Link">
https://www.ukrinform.ua/rubric-economy/3702268-nimecka-grupa-bosch-prodala-castinu-svoih-aktiviv-u-rosii.html</text:a>
</text:p>
      <!--NEWS-->
      <text:h text:style-name="P10" text:outline-level="1">
<text:span text:style-name="T4">
Zelensky：制止恐怖并拯救人们只能是足够的武器</text:span>
</text:h>
      <text:p text:style-name="P4">
作者: Ukrinform (Person)</text:p>
      <text:p text:style-name="P4">
出版商: Укринформ (Organization)</text:p>
      <text:p text:style-name="P4">
出版时间: 2023-04-28T-44:01:00+03:00</text:p>
      <text:p text:style-name="P4">
修改时间: 2023-04-28T22:01:00+03:00</text:p>
      <text:p text:style-name="P4">
描述: 乌克兰需要现代航空，没有它，就没有完全有效的防空防御。 您只能阻止恐怖并用足够的优质武器拯救人们。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броя', 'Звернення', 'Зеленський', 'Війна з росією', 'ППО']</text:p>
      <text:p text:style-name="P4">
类型: Article</text:p>
      <!--METADATA-->
      <text:p text:style-name="P4">
<draw:frame draw:style-name="fr1" draw:name="Image47" text:anchor-type="as-char" svg:width="6.9236in" svg:height="3.956343in" draw:z-index="0">
<draw:image xlink:href="../Images/yкринформ/2023-04-28T-44-01-00-03-00/630_360_1679682020-565.jpeg" xlink:type="simple" xlink:show="embed" xlink:actuate="onLoad" draw:mime-type="image/jpeg"/>
</draw:frame>
乌克兰目前目前是飞机，没有该飞机，没有完全有效的防空防御。 您只能阻止恐怖，并用足够的优质武器拯救人们。</text:p>
      <text:p text:style-name="P4">
这是由乌克林福姆(Ukrinform)主席沃迪米尔·Zelenskyy(Volodymyr Zelenskyy)在晚间视频中指出的。</text:p>
      <text:p text:style-name="P4">
<text:span text:style-name="T5">
viso：<text:a xlink:type="simple" xlink:href="https://t.me/OP_UA/9362" text:style-name="Internet_20_link" text:visited-style-name="Visited_20_Internet_20_Link">
</text:a>
</text:span>
</text:p>
      <text:p text:style-name="P4">
<text:span text:style-name="T4">
亲爱的乌克兰人!</text:span>
</text:p>
      <text:p text:style-name="P4">
一天，俄罗斯火箭的遗址在乌曼(Uman)进行了解析。 我的交往亲戚和亲人...</text:p>
      <text:p text:style-name="P4">
对于所有被救出的人来说 - 这所房子的居民，邻近的房屋，不幸的是，在爆炸浪潮中，提供了必要的帮助。 我很感激，每个参加救援行动并支持人们的人。</text:p>
      <text:p text:style-name="P4">
世界上绝对和平的Uman Rocket在世界上众所周知，它每年都收到了成千上万的东道主朝圣者……只有绝对的邪恶才能对乌克兰进行这种恐怖。</text:p>
      <text:p text:style-name="P4">
由于今天的火箭袭击，两名乌克兰人在Dnipropetrovsk地区被杀。 母女。 奥尔加(Olga)，出生第92年和维罗妮卡(Veronica)，出生了20年。 即使三年，这个孩子也没有实现!永恒的记忆!..对家庭的同情，对亲人的同情...</text:p>
      <text:p text:style-name="P4">
今天，我们的空军设法击倒了大多数俄罗斯导弹21Z 23.如果不是这样，恐怖分子国家将能够夺走更多的受害者，更多的生命。 这再次证明，停止恐怖和拯救人们可能是更多的武器。 空军，现代航空，没有它，就没有完全有效的艺术。 您需要为我们的城市，后方和前沿的村庄提供安全。 恢复安全和行李，不幸的是，这在被占领的领土上。 暂时地。 我们不能在俄罗斯邪恶的统治下留下任何人。</text:p>
      <text:p text:style-name="P4">
今天，在基辅的访问是捷克共和国总统斯洛伐克总统。 我们已经确切地扑灭了如何保护所有人民，以加速整个地球的恢复和秩序。</text:p>
      <text:p text:style-name="P4">
我感谢斯洛伐克和捷克共和国的支持：在获得斯洛伐克一世社区庇护所的人们的支持下，提供的武器，政治塔撒大的援助。他们与斯洛伐克总统和我们欧洲和欧洲 - 大西洋运动的捷克总统签署了联合声明。</text:p>
      <text:p text:style-name="P4">
他今天还与欧洲理事会主席查尔斯·米歇尔(Charles Michel)进行了交谈。他告诉他俄罗斯恐怖袭击的后果，并在我们的辩护，经济，我们的社会稳定的支持下感谢他。</text:p>
      <text:p text:style-name="P4">
在我看来，与欧洲理事会主席先生分别讨论了固执的固执状况，被我们的农业产品进口的个别国家禁止。 我强调的是，这不仅违反了乌克兰与欧盟之间现有的职业资产协议，而且在克里姆林宫内也带来了危险的希望。 希望在我们普通的欧洲房屋中，可以为共同利益支付错误的决定。</text:p>
      <text:p text:style-name="P4">
现在，俄罗斯违反了贸易自由，试图阻止农产品向世界市场的供应，现在不是跟随任何具有派生区的人做类似的事情的时候了。 有必要以欧洲的方式找到一种正常的，从这种情况中找到一种建设性的方式。 难的。 这样的决定将是我们所有国家和整个欧洲的利益。 我们讨论了Zpan Michel，如何完成，解决方案可以做什么，我们不断与所有合作伙伴联系。</text:p>
      <text:p text:style-name="P4">
如今，乌克兰的具有里程碑意义的投资活动已经举行 - 从全面入侵开始时，乌克兰的首次大型投资。 投资为2.5亿美元，这只是相关软件包的开始。 目前，科利马人仍在与俄罗斯恐怖作斗争，大世界业务不仅相信Unash的胜利，而且还以其数百万美元的投资(细节)证实了这种信念。</text:p>
      <text:p text:style-name="P4">
<text:span text:style-name="T4">
我感谢所有帮助乌克兰的人!</text:span>
</text:p>
      <text:p text:style-name="P4">
<text:span text:style-name="T4">
荣耀我们所有正在战斗，战斗哨所，战斗行动中的士兵的荣耀!感谢乌克兰人民!</text:span>
</text:p>
      <text:p text:style-name="P4">
<text:span text:style-name="T4">
荣耀到乌克兰!</text:span>
</text:p>
      <text:p text:style-name="P4">
_foto：op _</text:p>
      <text:p text:style-name="P4">
News Source: <text:a xlink:type="simple" xlink:href="https://www.ukrinform.ua/rubric-ato/3702270-zupiniti-teror-i-vratuvati-ludej-mozna-lise-dostatnou-kilkistu-akisnoi-zbroi-zelenskij.html" text:style-name="Internet_20_link" text:visited-style-name="Visited_20_Internet_20_Link">
https://www.ukrinform.ua/rubric-ato/3702270-zupiniti-teror-i-vratuvati-ludej-mozna-lise-dostatnou-kilkistu-akisnoi-zbroi-zelenskij.html</text:a>
</text:p>
      <!--NEWS-->
      <text:h text:style-name="P10" text:outline-level="1">
<text:span text:style-name="T4">
导弹罢工后，Uman 110人获得了心理帮助</text:span>
</text:h>
      <text:p text:style-name="P4">
作者: Ukrinform (Person)</text:p>
      <text:p text:style-name="P4">
出版商: Укринформ (Organization)</text:p>
      <text:p text:style-name="P4">
出版时间: 2023-04-28T-47:59:00+03:00</text:p>
      <text:p text:style-name="P4">
修改时间: 2023-04-28T21:59:00+03:00</text:p>
      <text:p text:style-name="P4">
描述: 在俄罗斯炮击俄罗斯的乌曼（Cherkasy Region）地区，救援人员被70人撤离，另外110名公民获得了心理援助。  - 乌克林。</text:p>
      <text:p text:style-name="P4">
图片: ["<text:a xlink:type="simple" xlink:href="https://static.ukrinform.com/photos/2023_04/thumb_files/630_360_1682707970-835.jpg" text:style-name="Internet_20_link" text:visited-style-name="Visited_20_Internet_20_Link">
630_360_16827...</text:a>
", "<text:a xlink:type="simple" xlink:href="https://static.ukrinform.com/photos/2023_04/1682708061-786.jpg" text:style-name="Internet_20_link" text:visited-style-name="Visited_20_Internet_20_Link">
1682708061-78...</text:a>
"]</text:p>
      <text:p text:style-name="P4">
标签: ['Черкащина', 'Умань', 'Психолог', 'Війна з росією', 'Ракетний удар']</text:p>
      <text:p text:style-name="P4">
类型: Article</text:p>
      <!--METADATA-->
      <text:p text:style-name="P4">
<draw:frame draw:style-name="fr1" draw:name="Image48" text:anchor-type="as-char" svg:width="6.9236in" svg:height="3.956343in" draw:z-index="0">
<draw:image xlink:href="../Images/yкринформ/2023-04-28T-47-59-00-03-00/630_360_1682707970-835.jpg" xlink:type="simple" xlink:show="embed" xlink:actuate="onLoad" draw:mime-type="image/jpeg"/>
</draw:frame>
救援人员的Cherkasy地区Uman下午被70人撤离，还有110人获得了心理帮助。</text:p>
      <text:p text:style-name="P4">
关于<text:a xlink:type="simple" xlink:href="https://www.facebook.com/permalink.php" text:style-name="Internet_20_link" text:visited-style-name="Visited_20_Internet_20_Link">
</text:a>
乌克林福姆报道，塞尔吉克鲁克(Sergiykruk)告知乌克兰州急诊务部门负责人。</text:p>
      <text:p text:style-name="P4">
“(UMAN数据 -  ed。)：17个挽救生命。 70名公民被撤离。 另外110人获得了心理帮助，”  - 确定。</text:p>
      <text:p text:style-name="P4">
<draw:frame draw:style-name="fr1" draw:name="Image49" text:anchor-type="as-char" svg:width="6.9236in" svg:height="4.615733in" draw:z-index="0">
<draw:image xlink:href="../Images/yкринформ/2023-04-28T-47-59-00-03-00/1682708061-786.jpg" xlink:type="simple" xlink:show="embed" xlink:actuate="onLoad" draw:mime-type="image/jpeg"/>
</draw:frame>
克鲁克指出，乌克兰SES的基础是狂热和专业地处置日常工作的人 - 挽救生命和支持手水中的人，并感谢他们的力量，耐力，勇气，勇气，勇气和和谐。</text:p>
      <text:p text:style-name="P4">
<text:span text:style-name="T4">
另请阅读：</text:span>
 <text:a xlink:type="simple" xlink:href="https://www.ukrinform.ua/rubric-regions/3702061-v-umani-rozgornuli-dnklaboratoriu-dla-identifikacii-zagiblih.html" text:style-name="Internet_20_link" text:visited-style-name="Visited_20_Internet_20_Link">
<text:span text:style-name="T4">
 DNA </text:span>
</text:a>
据报道，入侵者<text:a xlink:type="simple" xlink:href="https://www.ukrinform.ua/rubric-ato/3701792-v-umani-rosijska-raketa-vlucila-u-zitlovu-bagatopoverhivku-pracuut-ratuvalniki.html" text:style-name="Internet_20_link" text:visited-style-name="Visited_20_Internet_20_Link">
</text:a>
。 在一座九座建筑中，有10栋房屋被完全摧毁。</text:p>
      <text:p text:style-name="P4">
根据内部事务部的说法，从[[]] 19:00起死亡人数(https://www.ukrinform.ua/tag-raketnij-udar)Cherkasy地区Uman的俄罗斯军事迁移高层建筑<text:a xlink:type="simple" xlink:href="https://www.ukrinform.ua/rubric-regions/3702203-raketnij-udar-po-umani-kilkist-zagiblih-zrosla-do-23.html" text:style-name="Internet_20_link" text:visited-style-name="Visited_20_Internet_20_Link">
</text:a>
。</text:p>
      <text:p text:style-name="P4">
<text:span text:style-name="T5">
foto：Sergey Kruk，Facebook</text:span>
</text:p>
      <text:p text:style-name="P4">
News Source: <text:a xlink:type="simple" xlink:href="https://www.ukrinform.ua/rubric-regions/3702269-pisla-raketnogo-udaru-po-umani-110-osib-otrimali-psihologicnu-dopomogu.html" text:style-name="Internet_20_link" text:visited-style-name="Visited_20_Internet_20_Link">
https://www.ukrinform.ua/rubric-regions/3702269-pisla-raketnogo-udaru-po-umani-110-osib-otrimali-psihologicnu-dopomogu.html</text:a>
</text:p>
      <!--NEWS-->
      <text:h text:style-name="P10" text:outline-level="1">
<text:span text:style-name="T4">
俄罗斯人在苏米地区的四个边境社区开火了一天</text:span>
</text:h>
      <text:p text:style-name="P4">
作者: Ukrinform (Person)</text:p>
      <text:p text:style-name="P4">
出版商: Укринформ (Organization)</text:p>
      <text:p text:style-name="P4">
出版时间: 2023-04-28T-49:46:00+03:00</text:p>
      <text:p text:style-name="P4">
修改时间: 2023-04-28T21:46:00+03:00</text:p>
      <text:p text:style-name="P4">
描述: 俄罗斯军队于周五开火，苏米地区的四个领土社区。  - 乌克林。</text:p>
      <text:p text:style-name="P4">
图片: ["<text:a xlink:type="simple" xlink:href="https://static.ukrinform.com/photos/2023_04/thumb_files/630_360_1681058866-765.jpg" text:style-name="Internet_20_link" text:visited-style-name="Visited_20_Internet_20_Link">
630_360_16810...</text:a>
"]</text:p>
      <text:p text:style-name="P4">
标签: ['Обстріл', 'Сумщина', 'Кордон', 'Війна з росією']</text:p>
      <text:p text:style-name="P4">
类型: Article</text:p>
      <!--METADATA-->
      <text:p text:style-name="P4">
<draw:frame draw:style-name="fr1" draw:name="Image50" text:anchor-type="as-char" svg:width="6.9236in" svg:height="3.956343in" draw:z-index="0">
<draw:image xlink:href="../Images/yкринформ/2023-04-28T-49-46-00-03-00/630_360_1681058866-765.jpg" xlink:type="simple" xlink:show="embed" xlink:actuate="onLoad" draw:mime-type="image/jpeg"/>
</draw:frame>
星期五，卢斯基卡(Ruskivska)周五开除了苏米地区的四个领土社区。</text:p>
      <text:p text:style-name="P4">
根据乌克林福姆的说法，苏米地区军事行政部门报告了<text:a xlink:type="simple" xlink:href="https://t.me/Sumy_news_ODA/15809" text:style-name="Internet_20_link" text:visited-style-name="Visited_20_Internet_20_Link">
</text:a>
。</text:p>
      <text:p text:style-name="P4">
“白天，俄罗斯人做了7 <text:a xlink:type="simple" xlink:href="https://www.ukrinform.ua/tag-obstril" text:style-name="Internet_20_link" text:visited-style-name="Visited_20_Internet_20_Link">
</text:a>
边境社区 - 贝洛皮尔，埃斯曼，Znob-Novgorod Tasn-Budskaya。 58次爆炸已记录。”消息写道。</text:p>
      <text:p text:style-name="P4">
在Belopil社区，俄罗斯入侵者击中了迫击炮 -  18个饥饿特工-29枪。 同样是从俄罗斯联邦领土发射的四轮摩托车中获得了两个权力。</text:p>
      <text:p text:style-name="P4">
埃斯曼社区发生了3次爆炸。 Znob-Novgorod社区有4个迫击炮。</text:p>
      <text:p text:style-name="P4">
<text:span text:style-name="T4">
另请阅读：</text:span>
 <text:a xlink:type="simple" xlink:href="https://www.ukrinform.ua/rubric-regions/3702203-raketnij-udar-po-umani-kilkist-zagiblih-zrosla-do-23.html" text:style-name="Internet_20_link" text:visited-style-name="Visited_20_Internet_20_Link">
</text:a>
此外，敌人从俄罗斯联邦领土的俄罗斯领土中间的炮兵中击败了敌人。</text:p>
      <text:p text:style-name="P4">
根据OVA的说法，在所有情况下都没有后果。</text:p>
      <text:p text:style-name="P4">
正如乌克林福姆报道的，4月28日，俄罗斯军队袭击了<text:a xlink:type="simple" xlink:href="https://www.ukrinform.ua/rubric-ato/3702150-rosiani-vdarili-kerovanimi-aviabombami-po-selu-na-cernigivsini.html" text:style-name="Internet_20_link" text:visited-style-name="Visited_20_Internet_20_Link">
</text:a>
在Chernihiv地区的Kostobrov村，袭击了住宅区。</text:p>
      <text:p text:style-name="P4">
News Source: <text:a xlink:type="simple" xlink:href="https://www.ukrinform.ua/rubric-ato/3702267-rosiani-za-den-obstrilali-cotiri-prikordonni-gromadi-sumsini.html" text:style-name="Internet_20_link" text:visited-style-name="Visited_20_Internet_20_Link">
https://www.ukrinform.ua/rubric-ato/3702267-rosiani-za-den-obstrilali-cotiri-prikordonni-gromadi-sumsini.html</text:a>
</text:p>
      <!--NEWS-->
      <text:h text:style-name="P10" text:outline-level="1">
<text:span text:style-name="T4">
我们关于乌克兰的导弹中风：让我们尽一切努力使俄罗斯负责</text:span>
</text:h>
      <text:p text:style-name="P4">
作者: Ukrinform (Person)</text:p>
      <text:p text:style-name="P4">
出版商: Укринформ (Organization)</text:p>
      <text:p text:style-name="P4">
出版时间: 2023-04-28T-51:32:00+03:00</text:p>
      <text:p text:style-name="P4">
修改时间: 2023-04-28T21:32:00+03:00</text:p>
      <text:p text:style-name="P4">
描述: 美国政府将在俄罗斯的武装侵略条件下继续对乌克兰进行全面的支持，并进行进一步的工作，以使俄罗斯联邦因其战争罪而绳之以法。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Держдеп', 'Війна з росією', 'Ракетний удар']</text:p>
      <text:p text:style-name="P4">
类型: Article</text:p>
      <!--METADATA-->
      <text:p text:style-name="P4">
<draw:frame draw:style-name="fr1" draw:name="Image51" text:anchor-type="as-char" svg:width="6.9236in" svg:height="3.956343in" draw:z-index="0">
<draw:image xlink:href="../Images/yкринформ/2023-04-28T-51-32-00-03-00/630_360_1666031974-150.jpg" xlink:type="simple" xlink:show="embed" xlink:actuate="onLoad" draw:mime-type="image/jpeg"/>
</draw:frame>
在俄罗斯的武装侵略条件下，政府一直在继续对乌克兰进行全面的支持，并继续进行旨在承担RFDO对军事犯罪责任的进一步工作。</text:p>
      <text:p text:style-name="P4">
因此，周五，华盛顿官方的立场对乌克兰俄罗斯联邦的最新袭击是美国国务院Vedantpatatel的副发言人，他据报道了乌克西法姆的记者。</text:p>
      <text:p text:style-name="P4">
教育部门的代表说：“这是一长串证据表明，俄罗斯平民和乌克兰人的生活的一个例子。”(https://www.ukrinform.ua/tag-ssa)。</text:p>
      <text:p text:style-name="P4">
他强调，美国一方将竭尽所能，竭尽所能逃脱惩罚。</text:p>
      <text:p text:style-name="P4">
<text:span text:style-name="T4">
另请阅读：</text:span>
 <text:a xlink:type="simple" xlink:href="https://www.ukrinform.ua/rubric-ato/3701851-raketnim-udarom-po-umani-poskodzeni-blizko-10-bagatokvartirnih-budinkiv-zelenskij.html" text:style-name="Internet_20_link" text:visited-style-name="Visited_20_Internet_20_Link">
<text:span text:style-name="T4">
导弹</text:span>
 <text:span text:style-name="T4">
 blow </text:span>
</text:a>
美国国务院的官方代表强调说：“美国将继续尽一切可能支持我们的乌克兰伙伴，将继续竭尽所能将联邦绳之以法。”</text:p>
      <text:p text:style-name="P4">
据乌克林福姆称，周五，俄罗斯军队再次袭击了乌克兰人和无人驾驶飞机。 袭击是针对Uman，DNIEPER和KYIV地区的，导致了被摧毁的住宅建筑物，并被杀害。 国防军在早上<text:a xlink:type="simple" xlink:href="https://www.ukrinform.ua/rubric-ato/3701811-sili-oboroni-vranci-znisili-21-iz-23-rosijskih-krilatih-raket-i-dva-bpla-zaluznij.html" text:style-name="Internet_20_link" text:visited-style-name="Visited_20_Internet_20_Link">
</text:a>
和两个无人机。</text:p>
      <text:p text:style-name="P4">
<text:span text:style-name="T4">
另请阅读：</text:span>
 <text:a xlink:type="simple" xlink:href="https://www.ukrinform.ua/rubric-polytics/3701950-v-op-vidpovili-na-dopis-minoboroni-rf-tocno-v-cil-neadekvatnist-nacii-teroristiv.html" text:style-name="Internet_20_link" text:visited-style-name="Visited_20_Internet_20_Link">
</text:a>
根据最新数据，由于俄罗斯军队在Cherkasy地区Uman的一座住宅高层建筑上遭到火箭袭击而丧生的数量<text:a xlink:type="simple" xlink:href="https://www.ukrinform.ua/rubric-regions/3702203-raketnij-udar-po-umani-kilkist-zagiblih-zrosla-do-23.html" text:style-name="Internet_20_link" text:visited-style-name="Visited_20_Internet_20_Link">
</text:a>
。 其中有四个孩子。</text:p>
      <text:p text:style-name="P4">
在4月28日的早晨火箭袭击[]的结果<text:a xlink:type="simple" xlink:href="https://www.ukrinform.ua/rubric-regions/3701825-raketna-ataka-na-dnipro-v-ova-rozpovili-detali.html" text:style-name="Internet_20_link" text:visited-style-name="Visited_20_Internet_20_Link">
</text:a>
，包括一个小孩。</text:p>
      <text:p text:style-name="P4">
<text:span text:style-name="T4">
另请阅读：</text:span>
 <text:a xlink:type="simple" xlink:href="https://www.ukrinform.ua/rubric-polytics/3702059-posol-izrailu-visloviv-spivcutta-rodinam-zagiblih-vid-raketnogo-obstrilu-rf.html" text:style-name="Internet_20_link" text:visited-style-name="Visited_20_Internet_20_Link">
<text:span text:style-name="T4">
大使</text:span>
 <text:span text:style-name="T4">
以色列</text:span>
</text:a>
</text:p>
      <text:p text:style-name="P4">
News Source: <text:a xlink:type="simple" xlink:href="https://www.ukrinform.ua/rubric-ato/3702263-ssa-pro-raketnij-udar-po-ukraini-zrobimo-vse-abi-pritagti-rosiu-do-vidpovidalnosti.html" text:style-name="Internet_20_link" text:visited-style-name="Visited_20_Internet_20_Link">
https://www.ukrinform.ua/rubric-ato/3702263-ssa-pro-raketnij-udar-po-ukraini-zrobimo-vse-abi-pritagti-rosiu-do-vidpovidalnosti.html</text:a>
</text:p>
      <!--NEWS-->
      <text:h text:style-name="P10" text:outline-level="1">
<text:span text:style-name="T4">
Yarmolenko的处罚并没有帮助Al-Ayna参加阿联酋总统杯决赛</text:span>
</text:h>
      <text:p text:style-name="P4">
作者: Ukrinform (Person)</text:p>
      <text:p text:style-name="P4">
出版商: Укринформ (Organization)</text:p>
      <text:p text:style-name="P4">
出版时间: 2023-04-28T-53:30:24+03:00</text:p>
      <text:p text:style-name="P4">
修改时间: 2023-04-28T21:30:24+03:00</text:p>
      <text:p text:style-name="P4">
描述: 训练乌克兰专家谢尔盖·雷布罗夫（Sergey Rebrov）的乌克兰国家队安德里·雅尔莫伦科（Andriy Yarmolenko）国家队队长艾尔·阿尼（Al-Aain）足球俱乐部在赛后罚款系列Al-Sharzha中输给了阿拉伯联合酋长国联合阿联酋（UAE）总统。  - 乌克林。</text:p>
      <text:p text:style-name="P4">
图片: ["<text:a xlink:type="simple" xlink:href="https://static.ukrinform.com/photos/2023_04/thumb_files/630_360_1682706491-528.jpg" text:style-name="Internet_20_link" text:visited-style-name="Visited_20_Internet_20_Link">
630_360_16827...</text:a>
"]</text:p>
      <text:p text:style-name="P4">
标签: ['Ярмоленко', 'Футбол']</text:p>
      <text:p text:style-name="P4">
类型: Article</text:p>
      <!--METADATA-->
      <text:p text:style-name="P4">
<draw:frame draw:style-name="fr1" draw:name="Image52" text:anchor-type="as-char" svg:width="6.9236in" svg:height="3.956343in" draw:z-index="0">
<draw:image xlink:href="../Images/yкринформ/2023-04-28T-53-30-24-03-00/630_360_1682706491-528.jpg" xlink:type="simple" xlink:show="embed" xlink:actuate="onLoad" draw:mime-type="image/jpeg"/>
</draw:frame>
由乌克兰专家Sergey Rebrov在乌克兰Andriy Yarmolenko国家队的Al-ain足球俱乐部队长，在总统互联的阿拉伯阿拉伯酋长国杯的决赛中工作(阿联酋)他在一系列赛后罚款和al-Sharzha中输了。</text:p>
      <text:p text:style-name="P4">
根据乌克兰足球协会的说法( <text:a xlink:type="simple" xlink:href="https://uaf.ua/article/48131" text:style-name="Internet_20_link" text:visited-style-name="Visited_20_Internet_20_Link">
 </text:a>
)，Yarmolenko在排队的首发比赛中出战，并在两者的结尾处出战，最后以乌克兰队对手的胜利在很长的后 - 赛后点球 -  13:12  -  13:12  -  1。乌克林福姆报道说：1记录在游戏时间。</text:p>
      <text:p text:style-name="P4">
<text:span text:style-name="T4">
另请阅读：</text:span>
 <text:a xlink:type="simple" xlink:href="https://www.ukrinform.ua/rubric-sports/3692245-alajn-armolenka-zigrav-uniciu-u-persomu-pivfinali-kubka-prezidenta-oae.html" text:style-name="Internet_20_link" text:visited-style-name="Visited_20_Internet_20_Link">
<text:span text:style-name="T4">
 yarmolenka </text:span>
</text:a>
应当指出的是，Yarmolenko已从该系列的第11个标记中实施了两次。</text:p>
      <text:p text:style-name="P4">
照片：fc al-ain。</text:p>
      <text:p text:style-name="P4">
News Source: <text:a xlink:type="simple" xlink:href="https://www.ukrinform.ua/rubric-sports/3702261-penalti-armolenka-ne-dopomogli-alajnu-rebrova-vijti-u-final-kubka-prezidenta-oae.html" text:style-name="Internet_20_link" text:visited-style-name="Visited_20_Internet_20_Link">
https://www.ukrinform.ua/rubric-sports/3702261-penalti-armolenka-ne-dopomogli-alajnu-rebrova-vijti-u-final-kubka-prezidenta-oae.html</text:a>
</text:p>
      <!--NEWS-->
      <text:h text:style-name="P10" text:outline-level="1">
<text:span text:style-name="T4">
联合国可以组织一个任务，以返回被驱逐的乌克兰儿童 - 卢比尼特</text:span>
</text:h>
      <text:p text:style-name="P4">
作者: Ukrinform (Person)</text:p>
      <text:p text:style-name="P4">
出版商: Укринформ (Organization)</text:p>
      <text:p text:style-name="P4">
出版时间: 2023-04-28T-55:29:00+03:00</text:p>
      <text:p text:style-name="P4">
修改时间: 2023-04-28T21:29:00+03:00</text:p>
      <text:p text:style-name="P4">
描述: </text:p>
      <text:p text:style-name="P4">
→Оццц都。  - I的，。: </text:p>
      <text:p text:style-name="P4">
图片: ["<text:a xlink:type="simple" xlink:href="https://static.ukrinform.com/photos/2022_05/thumb_files/630_360_1652173617-173.jpg" text:style-name="Internet_20_link" text:visited-style-name="Visited_20_Internet_20_Link">
630_360_16521...</text:a>
"]</text:p>
      <text:p text:style-name="P4">
标签: ['Депортація', 'Діти', 'ООН', 'Війна з росією', 'Дмитро Лубінець', 'Єдині новини']</text:p>
      <text:p text:style-name="P4">
类型: Article</text:p>
      <!--METADATA-->
      <text:p text:style-name="P4">
<draw:frame draw:style-name="fr1" draw:name="Image53" text:anchor-type="as-char" svg:width="6.9236in" svg:height="3.956343in" draw:z-index="0">
<draw:image xlink:href="../Images/yкринформ/2023-04-28T-55-29-00-03-00/630_360_1652173617-173.jpg" xlink:type="simple" xlink:show="embed" xlink:actuate="onLoad" draw:mime-type="image/jpeg"/>
</draw:frame>
联合国可以建立一项任务，该任务将与俄罗斯人驱逐出乌克兰儿童的俄罗斯联邦。</text:p>
      <text:p text:style-name="P4">
人权人权dmitry lubinets的Verkhovna Rada专员在唯一新闻的播音中说，这是关于是否应对乌克兰儿童的驱逐出境的问题。</text:p>
      <text:p text:style-name="P4">
“我们想要和想要<text:a xlink:type="simple" xlink:href="https://www.ukrinform.ua/tag-oon" text:style-name="Internet_20_link" text:visited-style-name="Visited_20_Internet_20_Link">
</text:a>
创建了有效的机制。 它(也许 - 埃德。)，例如，某种任务(俄罗斯人 -  ed。)并从身体上接我们的乌克兰儿童。 如果俄罗斯联邦不允许这座城市 - 那么，将俄罗斯联合会排除在内，至少是联合国安理会的最大值，这可能是很长一段时间”  - 卢宾说。</text:p>
      <text:p text:style-name="P4">
<text:span text:style-name="T4">
另请阅读：</text:span>
 <text:a xlink:type="simple" xlink:href="https://www.ukrinform.ua/rubric-ato/3702137-zelenskij-z-povernennam-deportovanih-ditej-poki-so-ukraini-dopomagae-tilki-ukraina.html" text:style-name="Internet_20_link" text:visited-style-name="Visited_20_Internet_20_Link">
<text:span text:style-name="T4">
儿童</text:span>
</text:a>
申诉专员对乌克兰儿童塔纳西斯利尼斯基运动的速度种族灭绝运动的承认做出回应，监察员说，速度是国际组织的一个例子，不仅害怕调节某些问题并讨论他们，但也接受相关。</text:p>
      <text:p text:style-name="P4">
据报道，4月27日<text:a xlink:type="simple" xlink:href="https://www.ukrinform.ua/rubric-ato/3701663-pare-viznala-genocidom-deportaciu-ukrainskih-ditej-do-rosii.html" text:style-name="Internet_20_link" text:visited-style-name="Visited_20_Internet_20_Link">
</text:a>
并呼吁国际刑事法院考虑对这一犯罪的刑事预测的可能性。</text:p>
      <text:p text:style-name="P4">
<text:span text:style-name="T4">
另请阅读：</text:span>
 <text:a xlink:type="simple" xlink:href="https://www.ukrinform.ua/rubric-ato/3702175-dla-podolanna-naslidkiv-deportacii-ditej-z-ukraini-znadoblatsa-roki-watchlist.html" text:style-name="Internet_20_link" text:visited-style-name="Visited_20_Internet_20_Link">
<text:span text:style-name="T4">
儿童</text:span>
</text:a>
4月28日，乌克兰沃迪米尔Zelensky总统表示，乌克兰仅帮助乌克兰作为乌克兰。</text:p>
      <text:p text:style-name="P4">
对于他的角色，卢比尼特说<text:a xlink:type="simple" xlink:href="https://www.ukrinform.ua/rubric-ato/3702216-lubinec-v-oon-nagadav-so-rosia-deportue-ukrainskih-ditej-z-2014-roku.html" text:style-name="Internet_20_link" text:visited-style-name="Visited_20_Internet_20_Link">
</text:a>
 .</text:p>
      <text:p text:style-name="P4">
News Source: <text:a xlink:type="simple" xlink:href="https://www.ukrinform.ua/rubric-ato/3702265-oon-mogla-b-organizuvati-misiu-sodo-povernenna-deportovanih-ukrainskih-ditej-lubinec.html" text:style-name="Internet_20_link" text:visited-style-name="Visited_20_Internet_20_Link">
https://www.ukrinform.ua/rubric-ato/3702265-oon-mogla-b-organizuvati-misiu-sodo-povernenna-deportovanih-ukrainskih-ditej-lubinec.html</text:a>
</text:p>
      <!--NEWS-->
      <text:h text:style-name="P10" text:outline-level="1">
<text:span text:style-name="T4">
国防军摧毁了三个俄罗斯BMP和一个坦克</text:span>
</text:h>
      <text:p text:style-name="P4">
作者: Ukrinform (Person)</text:p>
      <text:p text:style-name="P4">
出版商: Укринформ (Organization)</text:p>
      <text:p text:style-name="P4">
出版时间: 2023-04-28T-57:18:00+03:00</text:p>
      <text:p text:style-name="P4">
修改时间: 2023-04-28T21:18:00+03:00</text:p>
      <text:p text:style-name="P4">
描述: 乌克兰的武装部队摧毁了三个BMP和一辆俄罗斯入侵者。  - 乌克林。</text:p>
      <text:p text:style-name="P4">
图片: ["<text:a xlink:type="simple" xlink:href="https://static.ukrinform.com/photos/2022_09/thumb_files/630_360_1663863368-624.jpg" text:style-name="Internet_20_link" text:visited-style-name="Visited_20_Internet_20_Link">
630_360_16638...</text:a>
"]</text:p>
      <text:p text:style-name="P4">
标签: ['ЗСУ', 'Війна з росією', '#stoprussia']</text:p>
      <text:p text:style-name="P4">
类型: Article</text:p>
      <!--METADATA-->
      <text:p text:style-name="P4">
<draw:frame draw:style-name="fr1" draw:name="Image54" text:anchor-type="as-char" svg:width="6.9236in" svg:height="3.956343in" draw:z-index="0">
<draw:image xlink:href="../Images/yкринформ/2023-04-28T-57-18-00-03-00/630_360_1663863368-624.jpg" xlink:type="simple" xlink:show="embed" xlink:actuate="onLoad" draw:mime-type="image/jpeg"/>
</draw:frame>
乌克兰的武器摧毁了三个BMP和一辆俄罗斯入侵者。</text:p>
      <text:p text:style-name="P4">
根据乌克林的说法，乌克兰武装部队的陆军在[]中报道(https://t.me/landforcesofukraine/8629)，出版了一个相应的视频。</text:p>
      <text:p text:style-name="P4">
<text:span text:style-name="T5">
viso：<text:a xlink:type="simple" xlink:href="https://www.facebook.com/watch/" text:style-name="Internet_20_link" text:visited-style-name="Visited_20_Internet_20_Link">
</text:a>
</text:span>
</text:p>
      <text:p text:style-name="P4">
“三个敌人的BMP和一个俄罗斯坦克被摧毁。 邪恶大炮的联合作品和第25位独立的空降的水icheslav旅。”消息写道。</text:p>
      <text:p text:style-name="P4">
<text:span text:style-name="T4">
另请阅读：</text:span>
 <text:a xlink:type="simple" xlink:href="https://www.ukrinform.ua/rubric-ato/3701828-sili-oboroni-znisili-vze-189-460-rosian.html" text:style-name="Internet_20_link" text:visited-style-name="Visited_20_Internet_20_Link">
<text:span text:style-name="T4">
被摧毁</text:span>
</text:a>
正如乌克林福姆报道的，在卢汉斯地区伞兵<text:a xlink:type="simple" xlink:href="https://www.ukrinform.ua/rubric-ato/3701910-desantniki-pokazali-rosijski-bmp-zniseni-na-lugansini.html" text:style-name="Internet_20_link" text:visited-style-name="Visited_20_Internet_20_Link">
</text:a>
。</text:p>
      <text:p text:style-name="P4">
<text:span text:style-name="T5">
照片说明性：武装部队的总人员</text:span>
</text:p>
      <text:p text:style-name="P4">
News Source: <text:a xlink:type="simple" xlink:href="https://www.ukrinform.ua/rubric-ato/3702258-sili-oboroni-znisili-tri-rosijski-bmp-i-tank.html" text:style-name="Internet_20_link" text:visited-style-name="Visited_20_Internet_20_Link">
https://www.ukrinform.ua/rubric-ato/3702258-sili-oboroni-znisili-tri-rosijski-bmp-i-tank.html</text:a>
</text:p>
      <!--NEWS-->
      <text:h text:style-name="P10" text:outline-level="1">
<text:span text:style-name="T4">
在Zhytomyr地区，莫斯科宗主的两个教区被移至PCC</text:span>
</text:h>
      <text:p text:style-name="P4">
作者: Ukrinform (Person)</text:p>
      <text:p text:style-name="P4">
出版商: Укринформ (Organization)</text:p>
      <text:p text:style-name="P4">
出版时间: 2023-04-28T-59:17:00+03:00</text:p>
      <text:p text:style-name="P4">
修改时间: 2023-04-28T21:17:00+03:00</text:p>
      <text:p text:style-name="P4">
描述: 在Zhytomyr地区，Pylypivka和Pyatka村庄的宗教团体移交给了乌克兰东正教教堂，乌克兰以前以莫斯科父权制的UOC服从于乌克兰。  - 乌克林。</text:p>
      <text:p text:style-name="P4">
图片: ["<text:a xlink:type="simple" xlink:href="https://static.ukrinform.com/photos/2023_04/thumb_files/630_360_1682705518-685.jpg" text:style-name="Internet_20_link" text:visited-style-name="Visited_20_Internet_20_Link">
630_360_16827...</text:a>
"]</text:p>
      <text:p text:style-name="P4">
标签: ['УПЦ МП', 'Житомирщина', 'Православна церква України']</text:p>
      <text:p text:style-name="P4">
类型: Article</text:p>
      <!--METADATA-->
      <text:p text:style-name="P4">
<draw:frame draw:style-name="fr1" draw:name="Image55" text:anchor-type="as-char" svg:width="6.9236in" svg:height="3.956343in" draw:z-index="0">
<draw:image xlink:href="../Images/yкринформ/2023-04-28T-59-17-00-03-00/630_360_1682705518-685.jpg" xlink:type="simple" xlink:show="embed" xlink:actuate="onLoad" draw:mime-type="image/jpeg"/>
</draw:frame>
Silpilipivka和Pyatka的宗教社区以前从属于莫斯科的宗教院的UOC，这些社区已转移到乌克兰东正教教堂。</text:p>
      <text:p text:style-name="P4">
关于<text:a xlink:type="simple" xlink:href="https://www.facebook.com/story.php" text:style-name="Internet_20_link" text:visited-style-name="Visited_20_Internet_20_Link">
</text:a>
Zhytomyr Jovrutsky Paisius的主教PSCU的Zhytomyr-ovrutsk教区的负责人通知。</text:p>
      <text:p text:style-name="P4">
“ 2023年4月28日，与神圣宗教宗教团体的代表进行了一次工作会议。皮利皮卡(Pilipivka)和莫斯科父权制的圣洁复活社区……该社区决定加入[] Zhytomyr-ovrutsk diocese的教区部。(https://www.ukrinform.ua/tag-pravoslavna-cerkva-ukraini)一般建造后，”消息写道。</text:p>
      <text:p text:style-name="P4">
<text:span text:style-name="T4">
另请阅读：</text:span>
 <text:a xlink:type="simple" xlink:href="https://www.ukrinform.ua/rubric-regions/3701409-na-hmelniccini-se-odna-parafia-perejsla-do-pcu.html" text:style-name="Internet_20_link" text:visited-style-name="Visited_20_Internet_20_Link">
<text:span text:style-name="T4">
 PCC </text:span>
</text:a>
两个教区的住持仍然与莫斯科的祖先统一。</text:p>
      <text:p text:style-name="P4">
正如乌克林福姆报道的<text:a xlink:type="simple" xlink:href="https://www.ukrinform.ua/rubric-regions/3701447-u-zitomirskij-oblasti-zaboronili-dialnist-upc-mp-v-oblasti.html" text:style-name="Internet_20_link" text:visited-style-name="Visited_20_Internet_20_Link">
</text:a>
UOC MP在该地区领土上的活动。  照片：παΐσιοςεπίσκοπος，Facebook</text:p>
      <text:p text:style-name="P4">
News Source: <text:a xlink:type="simple" xlink:href="https://www.ukrinform.ua/rubric-regions/3702256-na-zitomirsini-se-dvi-parafii-moskovskogo-patriarhatu-perejsli-do-pcu.html" text:style-name="Internet_20_link" text:visited-style-name="Visited_20_Internet_20_Link">
https://www.ukrinform.ua/rubric-regions/3702256-na-zitomirsini-se-dvi-parafii-moskovskogo-patriarhatu-perejsli-do-pcu.html</text:a>
</text:p>
      <!--NEWS-->
      <text:h text:style-name="P10" text:outline-level="1">
<text:span text:style-name="T4">
切尔尼希夫地区仍有大约450户家庭淹没</text:span>
</text:h>
      <text:p text:style-name="P4">
作者: Ukrinform (Person)</text:p>
      <text:p text:style-name="P4">
出版商: Укринформ (Organization)</text:p>
      <text:p text:style-name="P4">
出版时间: 2023-04-28T-61:10:51+03:00</text:p>
      <text:p text:style-name="P4">
修改时间: 2023-04-28T21:10:51+03:00</text:p>
      <text:p text:style-name="P4">
描述: 在切尔尼希夫地区，约有450户家庭仍然被淹没。 该地区河流的水位也有所下降。  - 乌克林。</text:p>
      <text:p text:style-name="P4">
图片: ["<text:a xlink:type="simple" xlink:href="https://static.ukrinform.com/photos/2023_04/thumb_files/630_360_1682705413-154.jpg" text:style-name="Internet_20_link" text:visited-style-name="Visited_20_Internet_20_Link">
630_360_16827...</text:a>
"]</text:p>
      <text:p text:style-name="P4">
标签: ['Повінь', 'Чернігівщина', 'Єдині новини', 'Водопілля']</text:p>
      <text:p text:style-name="P4">
类型: Article</text:p>
      <!--METADATA-->
      <text:p text:style-name="P4">
<draw:frame draw:style-name="fr1" draw:name="Image56" text:anchor-type="as-char" svg:width="6.9236in" svg:height="3.956343in" draw:z-index="0">
<draw:image xlink:href="../Images/yкринформ/2023-04-28T-61-10-51-03-00/630_360_1682705413-154.jpg" xlink:type="simple" xlink:show="embed" xlink:actuate="onLoad" draw:mime-type="image/jpeg"/>
</draw:frame>
外部大约有450户家庭仍然被洪水淹没。 还观察到该地区河流的水位。</text:p>
      <text:p text:style-name="P4">
乌克林福姆报道，在国家电视上的“统一新闻”中报道了这一点。</text:p>
      <text:p text:style-name="P4">
“总计<text:a xlink:type="simple" xlink:href="https://www.ukrinform.ua/tag-cernigivsina" text:style-name="Internet_20_link" text:visited-style-name="Visited_20_Internet_20_Link">
</text:a>
现在大约有450户家庭正在浇灌，没有被烧毁的家庭。 如今，城市海滩内的水位上升，加上7厘米，在该地区的其他地区，水位的水平有所下降，因此我们预计在未来几天，城市周围的水位将开始在接下来的几天里，”布莱赞斯基说。</text:p>
      <text:p text:style-name="P4">
<text:span text:style-name="T4">
另请阅读：</text:span>
 <text:a xlink:type="simple" xlink:href="https://www.ukrinform.ua/rubric-regions/3702086-na-kiivsini-sposterigaetsa-spad-vodi-ova.html" text:style-name="Internet_20_link" text:visited-style-name="Visited_20_Internet_20_Link">
<text:span text:style-name="T4">
水</text:span>
</text:a>
OVA的负责人还告知了切尔尼夫供水的原因。 在切尔尼夫(Chernihiv)中，最重要的是，这取决于河流中的总水平是自然的。</text:p>
      <text:p text:style-name="P4">
据乌克林福姆报道，截至4月28日上午在乌克兰<text:a xlink:type="simple" xlink:href="https://www.ukrinform.ua/rubric-regions/3701876-vodopilla-u-semi-oblastah-zalisautsa-pidtoplenna.html" text:style-name="Internet_20_link" text:visited-style-name="Visited_20_Internet_20_Link">
</text:a>
<text:span text:style-name="T5">
照片说明性：sesn</text:span>
</text:p>
      <text:p text:style-name="P4">
News Source: <text:a xlink:type="simple" xlink:href="https://www.ukrinform.ua/rubric-regions/3702253-na-cernigivsini-zalisautsa-pidtoplenimi-blizko-450-domogospodarstv.html" text:style-name="Internet_20_link" text:visited-style-name="Visited_20_Internet_20_Link">
https://www.ukrinform.ua/rubric-regions/3702253-na-cernigivsini-zalisautsa-pidtoplenimi-blizko-450-domogospodarstv.html</text:a>
</text:p>
      <!--NEWS-->
      <text:h text:style-name="P10" text:outline-level="1">
<text:span text:style-name="T4">
在乌克兰的周末，预计夜间霜冻，下午升至+18°</text:span>
</text:h>
      <text:p text:style-name="P4">
作者: Ukrinform (Person)</text:p>
      <text:p text:style-name="P4">
出版商: Укринформ (Organization)</text:p>
      <text:p text:style-name="P4">
出版时间: 2023-04-28T-64:59:00+03:00</text:p>
      <text:p text:style-name="P4">
修改时间: 2023-04-28T20:59:00+03:00</text:p>
      <text:p text:style-name="P4">
描述: 在4月29日至30日的周末，乌克兰几乎所有地区的居民都将被云，雨水，雷暴和夜间霜冻。  - 乌克林。</text:p>
      <text:p text:style-name="P4">
图片: ["<text:a xlink:type="simple" xlink:href="https://static.ukrinform.com/photos/2023_04/thumb_files/630_360_1682260029-665.jpg" text:style-name="Internet_20_link" text:visited-style-name="Visited_20_Internet_20_Link">
630_360_16822...</text:a>
"]</text:p>
      <text:p text:style-name="P4">
标签: ['Дощ', 'Погода', 'Тепло', 'Весна', 'Заморозки']</text:p>
      <text:p text:style-name="P4">
类型: Article</text:p>
      <!--METADATA-->
      <text:p text:style-name="P4">
<draw:frame draw:style-name="fr1" draw:name="Image57" text:anchor-type="as-char" svg:width="6.9236in" svg:height="3.956343in" draw:z-index="0">
<draw:image xlink:href="../Images/yкринформ/2023-04-28T-64-59-00-03-00/630_360_1682260029-665.jpg" xlink:type="simple" xlink:show="embed" xlink:actuate="onLoad" draw:mime-type="image/jpeg"/>
</draw:frame>
4月29日至30日，乌克兰几乎所有地区的居民都期望云，雨水，雷暴和夜霜。</text:p>
      <text:p text:style-name="P4">
乌克兰福姆在sinoptik.ua中报道。</text:p>
      <text:p text:style-name="P4">
根据预报员的说法，4月29日星期六，大多数地区都会多云。 在西方，该国将在东部和南部 - 预计在东部和南部，中度的雨雨。 乌克兰当天的平均空气温度约为 +13…+16°C。 晚上在<text:a xlink:type="simple" xlink:href="http://ua.sinoptik.ua/%D0%BF%D0%BE%D0%B3%D0%BE%D0%B4%D0%B0-%D0%B4%D0%BD%D1%96%D0%BF%D1%80%D0%BE" text:style-name="Internet_20_link" text:visited-style-name="Visited_20_Internet_20_Link">
</text:a>
，东部和东南部地区，温度计将显示+5至+12°C，在西部，中部和北部地区将霜冻至-3°C，因此值得覆盖花园和花园中的植物提前。</text:p>
      <text:p text:style-name="P4">
<text:span text:style-name="T4">
另请阅读：</text:span>
 <text:a xlink:type="simple" xlink:href="https://www.ukrinform.ua/rubric-world/3679796-lid-navkolo-antarktidi-sagnuv-najnizcogo-rivna-za-ostanni-45-rokiv-klimatologi.html" text:style-name="Internet_20_link" text:visited-style-name="Visited_20_Internet_20_Link">
<text:span text:style-name="T4">
气候学家</text:span>
</text:a>
4月30日，星期日，天气将是多云，白天的平均空气温度将为 +12…+14°C。 最温暖的将是在Volyn和Transcarpathia的敖德萨imikolaiv地区 -  +16…+18°C。 晚上在<text:a xlink:type="simple" xlink:href="https://ua.sinoptik.ua/%D0%BF%D0%BE%D0%B3%D0%BE%D0%B4%D0%B0-%D0%BA%D0%B8%D1%97%D0%B2" text:style-name="Internet_20_link" text:visited-style-name="Visited_20_Internet_20_Link">
</text:a>
预计北部和中部地区将冻结。 西部，东部和南部地区的小胜利。</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5月1日星期一，<text:a xlink:type="simple" xlink:href="https://www.ukrinform.ua/tag-dos" text:style-name="Internet_20_link" text:visited-style-name="Visited_20_Internet_20_Link">
</text:a>
在东部，南部位于该国中心。 在东部和中部地区，天气将在本周开始时凉爽 - +13…+16°C，南部，北部和西部都可以舒适+17…+19°C，在Transcarpathia和Bukovina-最高+21°C。</text:p>
      <text:p text:style-name="P4">
News Source: <text:a xlink:type="simple" xlink:href="https://www.ukrinform.ua/rubric-regions/3701933-na-vihidnih-ukraini-prognozuut-nicni-zamorozki-vden-progrie-do-18.html" text:style-name="Internet_20_link" text:visited-style-name="Visited_20_Internet_20_Link">
https://www.ukrinform.ua/rubric-regions/3701933-na-vihidnih-ukraini-prognozuut-nicni-zamorozki-vden-progrie-do-18.html</text:a>
</text:p>
      <!--NEWS-->
      <text:h text:style-name="P10" text:outline-level="1">
<text:span text:style-name="T4">
俄罗斯故意在乌克兰开火 - 法国外交部</text:span>
</text:h>
      <text:p text:style-name="P4">
作者: Ukrinform (Person)</text:p>
      <text:p text:style-name="P4">
出版商: Укринформ (Organization)</text:p>
      <text:p text:style-name="P4">
出版时间: 2023-04-28T-66:40:23+03:00</text:p>
      <text:p text:style-name="P4">
修改时间: 2023-04-28T20:40:23+03:00</text:p>
      <text:p text:style-name="P4">
描述: 法国“在大多数情况下”谴责了昨晚在乌克兰和平城市，特别是在Cherkasy，Dnipropetrovsk和Kyiv地区造成的罢工。  - 乌克林。</text:p>
      <text:p text:style-name="P4">
图片: ["<text:a xlink:type="simple" xlink:href="https://static.ukrinform.com/photos/2023_04/thumb_files/630_360_1682687381-894.jpg" text:style-name="Internet_20_link" text:visited-style-name="Visited_20_Internet_20_Link">
630_360_16826...</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标签: ['Франція', 'Війна з росією', 'Ракетний удар']</text:p>
      <text:p text:style-name="P4">
类型: Article</text:p>
      <!--METADATA-->
      <text:p text:style-name="P4">
<draw:frame draw:style-name="fr1" draw:name="Image58" text:anchor-type="as-char" svg:width="6.9236in" svg:height="3.956343in" draw:z-index="0">
<draw:image xlink:href="../Images/yкринформ/2023-04-28T-66-40-23-03-00/630_360_1682687381-894.jpg" xlink:type="simple" xlink:show="embed" xlink:actuate="onLoad" draw:mime-type="image/jpeg"/>
</draw:frame>
法国“以最叛逆的方式”谴责了昨晚俄罗斯造成的罢工，尤其是在Cherkasy，Dnipropetrovsk和Kyiv地区。</text:p>
      <text:p text:style-name="P4">
根据乌克林福姆的说法，今天在法国外交部发表的说明[]报告<text:a xlink:type="simple" xlink:href="https://edition.cnn.com/europe/live-news/russia-ukraine-war-news-04-28-23/h_fa3a3013656d2dd498ca9f7f7c408cc5" text:style-name="Internet_20_link" text:visited-style-name="Visited_20_Internet_20_Link">
</text:a>
。</text:p>
      <text:p text:style-name="P4">
声明强调了乌曼市腹侧部分对俄罗斯房屋的故意炮击，这“导致了普通人口的大量人员伤亡，包括<text:a xlink:type="simple" xlink:href="https://www.ukrinform.ua/tag-diti" text:style-name="Internet_20_link" text:visited-style-name="Visited_20_Internet_20_Link">
</text:a>
”。</text:p>
      <text:p text:style-name="P4">
该部受到了委托，这对乌克兰基础设施和平民人口强调，俄罗斯的基本愿望是继续升级乌克兰的侵略战争。”</text:p>
      <text:p text:style-name="P4">
<text:span text:style-name="T4">
另请阅读：</text:span>
 <text:a xlink:type="simple" xlink:href="https://www.ukrinform.ua/rubric-other_news/3701836-rosia-atakuvala-ukrainu-raketami-e-zagibli-i-poraneni.html" text:style-name="Internet_20_link" text:visited-style-name="Visited_20_Internet_20_Link">
<text:span text:style-name="T4">
导弹</text:span>
 <text:span text:style-name="T4">
攻击</text:span>
 <text:span text:style-name="T4">
三个</text:span>
 <text:span text:style-name="T4">
 </text:span>
城市**</text:a>
法国外交部长卡特林·科隆纳(Katrin Kolonsna)强调，该国将能够支持乌克兰法院和国际刑事法院，以应对俄罗斯的战争罪。正如乌克林福姆报道的那样，入侵者用有翼向乌曼开了枪。 在一座九座建筑中，入口被完全摧毁，对10座房屋进行了调查。</text:p>
      <text:p text:style-name="P4">
根据最新数据，由于俄罗斯军队在Cherkasy地区Uman的一座住宅高层建筑上遭到火箭袭击而丧生的数量<text:a xlink:type="simple" xlink:href="https://www.ukrinform.ua/rubric-regions/3702203-raketnij-udar-po-umani-kilkist-zagiblih-zrosla-do-23.html" text:style-name="Internet_20_link" text:visited-style-name="Visited_20_Internet_20_Link">
</text:a>
。 其中有四个孩子。</text:p>
      <text:p text:style-name="P4">
News Source: <text:a xlink:type="simple" xlink:href="https://www.ukrinform.ua/rubric-ato/3702244-rosia-navmisno-obstrilue-zitlovi-budinki-v-ukraini-mzs-francii.html" text:style-name="Internet_20_link" text:visited-style-name="Visited_20_Internet_20_Link">
https://www.ukrinform.ua/rubric-ato/3702244-rosia-navmisno-obstrilue-zitlovi-budinki-v-ukraini-mzs-francii.html</text:a>
</text:p>
      <!--NEWS-->
      <text:h text:style-name="P10" text:outline-level="1">
<text:span text:style-name="T4">
Tsurenko将胜利克服了马德里的第二个WTA锦标赛</text:span>
</text:h>
      <text:p text:style-name="P4">
作者: Ukrinform (Person)</text:p>
      <text:p text:style-name="P4">
出版商: Укринформ (Organization)</text:p>
      <text:p text:style-name="P4">
出版时间: 2023-04-28T-68:39:46+03:00</text:p>
      <text:p text:style-name="P4">
修改时间: 2023-04-28T20:39:46+03:00</text:p>
      <text:p text:style-name="P4">
描述: 莱西亚·图伦科（Lesya Turenko）在马德里（Mutua Madrid）的妇女网球协会（WTA）享有声望的土壤锦标赛中被释放到马德里（Mutua Madrid）的著名土壤锦标赛（西班牙），并获得了765.2万美元的奖金 - 乌克利纳（Ukrinform）。</text:p>
      <text:p text:style-name="P4">
图片: ["<text:a xlink:type="simple" xlink:href="https://static.ukrinform.com/photos/2023_04/thumb_files/630_360_1682702908-661.jpg" text:style-name="Internet_20_link" text:visited-style-name="Visited_20_Internet_20_Link">
630_360_16827...</text:a>
"]</text:p>
      <text:p text:style-name="P4">
标签: ['Цуренко', 'Теніс']</text:p>
      <text:p text:style-name="P4">
类型: Article</text:p>
      <!--METADATA-->
      <text:p text:style-name="P4">
<draw:frame draw:style-name="fr1" draw:name="Image59" text:anchor-type="as-char" svg:width="6.9236in" svg:height="3.956343in" draw:z-index="0">
<draw:image xlink:href="../Images/yкринформ/2023-04-28T-68-39-46-03-00/630_360_1682702908-661.jpg" xlink:type="simple" xlink:show="embed" xlink:actuate="onLoad" draw:mime-type="image/jpeg"/>
</draw:frame>
乌克兰Tsurenko在女子Tenisa协会享有盛誉的土壤锦标赛上达到了1/16的决赛(WTA)-Mutua Madrid Open-马德里(西班牙)奖金为765.2万美元。</text:p>
      <text:p text:style-name="P4">
在第二个比赛中，Tsurenko在三盘比赛中以超级-25的瑞士Taihmann赢得了自愿胜利-3：6，6：6：6：2，6：4，报道。</text:p>
      <text:p text:style-name="P4">
在决定性党中，京卡不如0：3，但结果，他能够反映会议的进程。</text:p>
      <text:p text:style-name="P4">
网球运动员在球场上花费了2.5个小时以上。</text:p>
      <text:p text:style-name="P4">
下一个竞争对手Tsurenko将是“播种”俄罗斯Darya Kasatkin的第8个数字，她击败了她的同胞Anastasia Pavlyuchenko -6：4，6：6：3。</text:p>
      <text:p text:style-name="P4">
<text:span text:style-name="T4">
另请阅读：</text:span>
 <text:a xlink:type="simple" xlink:href="https://www.ukrinform.ua/rubric-sports/3701685-kalinina-prograla-u-drugomu-koli-turniru-wta-v-madridi.html" text:style-name="Internet_20_link" text:visited-style-name="Visited_20_Internet_20_Link">
</text:a>
马德里锦标赛将持续到5月6日。</text:p>
      <text:p text:style-name="P4">
照片：btu.org.ua。</text:p>
      <text:p text:style-name="P4">
News Source: <text:a xlink:type="simple" xlink:href="https://www.ukrinform.ua/rubric-sports/3702243-curenko-volovou-peremogou-podolala-druge-kolo-turniru-wta-u-madridi.html" text:style-name="Internet_20_link" text:visited-style-name="Visited_20_Internet_20_Link">
https://www.ukrinform.ua/rubric-sports/3702243-curenko-volovou-peremogou-podolala-druge-kolo-turniru-wta-u-madridi.html</text:a>
</text:p>
      <!--NEWS-->
      <text:h text:style-name="P10" text:outline-level="1">
<text:span text:style-name="T4">
乌克兰武装部队的总参谋部：防空击落23 kh-101/kh-555巡航中的21次...</text:span>
</text:h>
      <text:p text:style-name="P4">
作者: liveuamap (Language: en)</text:p>
      <text:p text:style-name="P4">
时间: 2023-04-28T00:43:11</text:p>
      <text:p text:style-name="P4">
地点: Caspian Sea (Latitude:44.96418 Longtitude:48.2959)</text:p>
      <text:p text:style-name="P4">
视频: []</text:p>
      <text:p text:style-name="P4">
图片: []</text:p>
      <text:p text:style-name="P4">
标签: []</text:p>
      <text:p text:style-name="P4">
Id: 22559081</text:p>
      <!--METADATA-->
      <text:p text:style-name="P4">
乌克兰武装部队的总参谋部：防空击落23kH-101/kh-555巡航导弹21</text:p>
      <text:p text:style-name="P4">
新闻集链接：<text:a xlink:type="simple" xlink:href="https://liveuamap.com/en/2023/28-april-general-staff-of-armed-forces-of-ukraine-air-defense" text:style-name="Internet_20_link" text:visited-style-name="Visited_20_Internet_20_Link">
https://liveuamap.com/en/2023/28-april-general-staff-forces-forces-forces-forces-of-ukraine-air-defense</text:a>
</text:p>
      <text:p text:style-name="P4">
News Source: <text:a xlink:type="simple" xlink:href="https://t.me/GeneralStaffZSU/7655" text:style-name="Internet_20_link" text:visited-style-name="Visited_20_Internet_20_Link">
https://t.me/GeneralStaffZSU/7655</text:a>
</text:p>
      <!--NEWS-->
      <text:h text:style-name="P10" text:outline-level="1">
<text:span text:style-name="T4">
至少有6人丧生，有9人因导弹击中Uman受伤</text:span>
</text:h>
      <text:p text:style-name="P4">
作者: liveuamap (Language: en)</text:p>
      <text:p text:style-name="P4">
时间: 2023-04-28T02:23:02</text:p>
      <text:p text:style-name="P4">
地点: Uman (Latitude:48.7387 Longtitude:30.21335)</text:p>
      <text:p text:style-name="P4">
视频: []</text:p>
      <text:p text:style-name="P4">
图片: ["<text:a xlink:type="simple" xlink:href="https://liveuamap.com/pics/2023/04/28/22559127_0.jpg" text:style-name="Internet_20_link" text:visited-style-name="Visited_20_Internet_20_Link">
22559127_0.jpg</text:a>
"]</text:p>
      <text:p text:style-name="P4">
标签: ["Europe", "Central and Eastern Europe"]</text:p>
      <text:p text:style-name="P4">
Id: 22559127</text:p>
      <!--METADATA-->
      <text:p text:style-name="P4">
至少有6人丧生，有9人因导弹击中Uman受伤</text:p>
      <text:p text:style-name="P4">
<draw:frame draw:style-name="fr1" draw:name="Image60" text:anchor-type="as-char" svg:width="6.9236in" svg:height="5.154236in" draw:z-index="0">
<draw:image xlink:href="../Images/liveuamap/2023-04-28T02-23-02/22559127_0.jpg" xlink:type="simple" xlink:show="embed" xlink:actuate="onLoad" draw:mime-type="image/jpeg"/>
</draw:frame>
新闻集链接：<text:a xlink:type="simple" xlink:href="https://liveuamap.com/en/2023/28-april-at-least-6-people-killed-9-wounded-as-result-of" text:style-name="Internet_20_link" text:visited-style-name="Visited_20_Internet_20_Link">
https://liveuamap.com/en/2023/28-april-at-least-6-people-kill-kill-kill-9-wounded-as-result-formand</text:a>
</text:p>
      <text:p text:style-name="P4">
News Source: <text:a xlink:type="simple" xlink:href="https://t.me/channel24_ua/86109" text:style-name="Internet_20_link" text:visited-style-name="Visited_20_Internet_20_Link">
https://t.me/channel24_ua/86109</text:a>
</text:p>
      <!--NEWS-->
      <text:h text:style-name="P10" text:outline-level="1">
<text:span text:style-name="T4">
Nikolaev，Mykolaiv地区，Kherson，Kherson地区（08:24）。 红色ALRT：空中tchretate。 和...</text:span>
</text:h>
      <text:p text:style-name="P4">
作者: liveuamap (Language: en)</text:p>
      <text:p text:style-name="P4">
时间: 2023-04-28T02:26:00</text:p>
      <text:p text:style-name="P4">
地点: Mykolaiv (Latitude:46.94866 Longtitude:32.00639)</text:p>
      <text:p text:style-name="P4">
视频: []</text:p>
      <text:p text:style-name="P4">
图片: []</text:p>
      <text:p text:style-name="P4">
标签: ["Europe", "Central and Eastern Europe"]</text:p>
      <text:p text:style-name="P4">
Id: 22559138</text:p>
      <!--METADATA-->
      <text:p text:style-name="P4">
Nikolaev，Mykolaiv地区，Kherson，Kherson地区(08:24). Red Alert:aerial threat. Sirens sounding. Take cover now!</text:p>
      <text:p text:style-name="P4">
News Collection Link: <text:a xlink:type="simple" xlink:href="https://liveuamap.com/en/2023/28-april-mykolaiv-mykolayivska-oblast-khersong" text:style-name="Internet_20_link" text:visited-style-name="Visited_20_Internet_20_Link">
https://liveuamap.com/en/2023/28-april-mykolaiv-mykolayivska-oblast-khersong</text:a>
</text:p>
      <text:p text:style-name="P4">
News Source: <text:a xlink:type="simple" xlink:href="https://t.me/air_alert_ua/43924" text:style-name="Internet_20_link" text:visited-style-name="Visited_20_Internet_20_Link">
https://t.me/air_alert_ua/43924</text:a>
</text:p>
      <!--NEWS-->
      <text:h text:style-name="P10" text:outline-level="1">
<text:span text:style-name="T4">
Zaporizhhya地区，Dnipro，Dnipropetrovsk地区（08：SS）。 红色ALRT：空中tchretate。 警笛声...</text:span>
</text:h>
      <text:p text:style-name="P4">
作者: liveuamap (Language: en)</text:p>
      <text:p text:style-name="P4">
时间: 2023-04-28T02:38:00</text:p>
      <text:p text:style-name="P4">
地点: Zaporizka Oblast (Latitude:47.610971 Longtitude:35.765051)</text:p>
      <text:p text:style-name="P4">
视频: []</text:p>
      <text:p text:style-name="P4">
图片: []</text:p>
      <text:p text:style-name="P4">
标签: ["Europe", "Central and Eastern Europe"]</text:p>
      <text:p text:style-name="P4">
Id: 22559149</text:p>
      <!--METADATA-->
      <text:p text:style-name="P4">
dnipropetrovsk地区Dnipro Zaporizhzhia地区(08:37). Red Alert: aerialthreat. Sirens sounding. Take cover now!</text:p>
      <text:p text:style-name="P4">
News Collection Link: <text:a xlink:type="simple" xlink:href="https://liveuamap.com/en/2023/28-april-zaporizka-oblast-dnipro-dnipropetrovg" text:style-name="Internet_20_link" text:visited-style-name="Visited_20_Internet_20_Link">
https://liveuamap.com/en/2023/28-april-zaporizka-oblast-dnipro-dnipropetrovg</text:a>
</text:p>
      <text:p text:style-name="P4">
News Source: <text:a xlink:type="simple" xlink:href="https://t.me/air_alert_ua/43926" text:style-name="Internet_20_link" text:visited-style-name="Visited_20_Internet_20_Link">
https://t.me/air_alert_ua/43926</text:a>
</text:p>
      <!--NEWS-->
      <text:h text:style-name="P10" text:outline-level="1">
<text:span text:style-name="T4">
13y.o。 儿童受伤，是基辅地区的一艘导弹命中式住宅的碎片</text:span>
</text:h>
      <text:p text:style-name="P4">
作者: liveuamap (Language: en)</text:p>
      <text:p text:style-name="P4">
时间: 2023-04-28T02:39:00</text:p>
      <text:p text:style-name="P4">
地点: Kyiv (Latitude:50.15205 Longtitude:30.74387)</text:p>
      <text:p text:style-name="P4">
视频: []</text:p>
      <text:p text:style-name="P4">
图片: ["<text:a xlink:type="simple" xlink:href="https://liveuamap.com/pics/2023/04/28/22559154_0.jpg" text:style-name="Internet_20_link" text:visited-style-name="Visited_20_Internet_20_Link">
22559154_0.jpg</text:a>
", "<text:a xlink:type="simple" xlink:href="https://liveuamap.com/pics/2023/04/28/22559154_1.jpg" text:style-name="Internet_20_link" text:visited-style-name="Visited_20_Internet_20_Link">
22559154_1.jpg</text:a>
", "<text:a xlink:type="simple" xlink:href="https://liveuamap.com/pics/2023/04/28/22559154_2.jpg" text:style-name="Internet_20_link" text:visited-style-name="Visited_20_Internet_20_Link">
22559154_2.jpg</text:a>
", "<text:a xlink:type="simple" xlink:href="https://liveuamap.com/pics/2023/04/28/22559154_3.jpg" text:style-name="Internet_20_link" text:visited-style-name="Visited_20_Internet_20_Link">
22559154_3.jpg</text:a>
"]</text:p>
      <text:p text:style-name="P4">
标签: ["Europe", "Central and Eastern Europe"]</text:p>
      <text:p text:style-name="P4">
Id: 22559154</text:p>
      <!--METADATA-->
      <text:p text:style-name="P4">
13y.o。 儿童受伤，是一架导弹命中的碎片，在基辅地区被命中的住宅</text:p>
      <text:p text:style-name="P4">
<draw:frame draw:style-name="fr1" draw:name="Image61" text:anchor-type="as-char" svg:width="6.9236in" svg:height="5.1927in" draw:z-index="0">
<draw:image xlink:href="../Images/liveuamap/2023-04-28T02-39-00/22559154_0.jpg" xlink:type="simple" xlink:show="embed" xlink:actuate="onLoad" draw:mime-type="image/jpeg"/>
</draw:frame>
<draw:frame draw:style-name="fr1" draw:name="Image62" text:anchor-type="as-char" svg:width="5.6125in" svg:height="10.0in" draw:z-index="0">
<draw:image xlink:href="../Images/liveuamap/2023-04-28T02-39-00/22559154_1.jpg" xlink:type="simple" xlink:show="embed" xlink:actuate="onLoad" draw:mime-type="image/jpeg"/>
</draw:frame>
<draw:frame draw:style-name="fr1" draw:name="Image63" text:anchor-type="as-char" svg:width="6.9236in" svg:height="9.231467in" draw:z-index="0">
<draw:image xlink:href="../Images/liveuamap/2023-04-28T02-39-00/22559154_2.jpg" xlink:type="simple" xlink:show="embed" xlink:actuate="onLoad" draw:mime-type="image/jpeg"/>
</draw:frame>
<draw:frame draw:style-name="fr1" draw:name="Image64" text:anchor-type="as-char" svg:width="6.9236in" svg:height="3.894525in" draw:z-index="0">
<draw:image xlink:href="../Images/liveuamap/2023-04-28T02-39-00/22559154_3.jpg" xlink:type="simple" xlink:show="embed" xlink:actuate="onLoad" draw:mime-type="image/jpeg"/>
</draw:frame>
新闻集链接：<text:a xlink:type="simple" xlink:href="https://liveuamap.com/en/2023/28-april-13yo-child-wounded-as-debris-of-a-missile-hit-residential" text:style-name="Internet_20_link" text:visited-style-name="Visited_20_Internet_20_Link">
https://liveuamap.com/en/2023/28-april-13yo-child-wounded-aas-as-debris-o-a-as-a-a-a-a-missile-hit-ensidine</text:a>
</text:p>
      <text:p text:style-name="P4">
News Source: <text:a xlink:type="simple" xlink:href="https://t.me/corona_kyiv/4644" text:style-name="Internet_20_link" text:visited-style-name="Visited_20_Internet_20_Link">
https://t.me/corona_kyiv/4644</text:a>
</text:p>
      <!--NEWS-->
      <text:h text:style-name="P10" text:outline-level="1">
<text:span text:style-name="T4">
俄罗斯导弹罢工的死亡人数增加到9，至少17人受伤</text:span>
</text:h>
      <text:p text:style-name="P4">
作者: liveuamap (Language: en)</text:p>
      <text:p text:style-name="P4">
时间: 2023-04-28T02:49:40</text:p>
      <text:p text:style-name="P4">
地点: Uman (Latitude:48.73935 Longtitude:30.21159)</text:p>
      <text:p text:style-name="P4">
视频: []</text:p>
      <text:p text:style-name="P4">
图片: ["<text:a xlink:type="simple" xlink:href="https://liveuamap.com/pics/2023/04/28/22559150_0.jpg" text:style-name="Internet_20_link" text:visited-style-name="Visited_20_Internet_20_Link">
22559150_0.jpg</text:a>
", "<text:a xlink:type="simple" xlink:href="https://liveuamap.com/pics/2023/04/28/22559150_1.jpg" text:style-name="Internet_20_link" text:visited-style-name="Visited_20_Internet_20_Link">
22559150_1.jpg</text:a>
"]</text:p>
      <text:p text:style-name="P4">
标签: []</text:p>
      <text:p text:style-name="P4">
Id: 22559150</text:p>
      <!--METADATA-->
      <text:p text:style-name="P4">
Uman俄罗斯导弹罢工的死亡人数增加到9，至少有17个越来越多</text:p>
      <text:p text:style-name="P4">
<draw:frame draw:style-name="fr1" draw:name="Image65" text:anchor-type="as-char" svg:width="6.9236in" svg:height="9.926308in" draw:z-index="0">
<draw:image xlink:href="../Images/liveuamap/2023-04-28T02-49-40/22559150_0.jpg" xlink:type="simple" xlink:show="embed" xlink:actuate="onLoad" draw:mime-type="image/jpeg"/>
</draw:frame>
<draw:frame draw:style-name="fr1" draw:name="Image66" text:anchor-type="as-char" svg:width="5.075in" svg:height="10.0in" draw:z-index="0">
<draw:image xlink:href="../Images/liveuamap/2023-04-28T02-49-40/22559150_1.jpg" xlink:type="simple" xlink:show="embed" xlink:actuate="onLoad" draw:mime-type="image/jpeg"/>
</draw:frame>
新闻集链接：<text:a xlink:type="simple" xlink:href="https://liveuamap.com/en/2023/28-april-death-toll-of-russian-missile-strike-in-uman-increased" text:style-name="Internet_20_link" text:visited-style-name="Visited_20_Internet_20_Link">
https://liveuamap.com/en/2023/28-april-death-toll-toll-of- of俄罗斯 - 俄罗斯 - 苏特里克 -  in-uman incredaund</text:a>
</text:p>
      <text:p text:style-name="P4">
News Source: <text:a xlink:type="simple" xlink:href="https://t.me/espresotb/61223" text:style-name="Internet_20_link" text:visited-style-name="Visited_20_Internet_20_Link">
https://t.me/espresotb/61223</text:a>
</text:p>
      <!--NEWS-->
      <text:h text:style-name="P10" text:outline-level="1">
<text:span text:style-name="T4">
Donetsk Oblast（08:56）。 红色警报：空中威胁。 警笛声。 立即掩盖！</text:span>
</text:h>
      <text:p text:style-name="P4">
作者: liveuamap (Language: en)</text:p>
      <text:p text:style-name="P4">
时间: 2023-04-28T02:58:00</text:p>
      <text:p text:style-name="P4">
地点: Donetsk Oblast (Latitude:48.72744 Longtitude:37.5781)</text:p>
      <text:p text:style-name="P4">
视频: []</text:p>
      <text:p text:style-name="P4">
图片: []</text:p>
      <text:p text:style-name="P4">
标签: ["Europe", "Central and Eastern Europe"]</text:p>
      <text:p text:style-name="P4">
Id: 22559151</text:p>
      <!--METADATA-->
      <text:p text:style-name="P4">
Donetsk Oblast(08:56). Red Alert: aerial threat. Sirens sounding. Take covernow!</text:p>
      <text:p text:style-name="P4">
News Collection Link: <text:a xlink:type="simple" xlink:href="https://liveuamap.com/en/2023/28-april-donetsk-oblast0856-red-alert-aerial-g" text:style-name="Internet_20_link" text:visited-style-name="Visited_20_Internet_20_Link">
https://liveuamap.com/en/2023/28-april-donetsk-oblast0856-red-alert-aerial-g</text:a>
</text:p>
      <text:p text:style-name="P4">
News Source: <text:a xlink:type="simple" xlink:href="https://t.me/air_alert_ua/43927" text:style-name="Internet_20_link" text:visited-style-name="Visited_20_Internet_20_Link">
https://t.me/air_alert_ua/43927</text:a>
</text:p>
      <!--NEWS-->
      <text:h text:style-name="P10" text:outline-level="1">
<text:span text:style-name="T4">
捷克共和国的总统彼得·帕维尔（Petr Pavel）和斯洛伐克Zuzana Chaputova的总裁...</text:span>
</text:h>
      <text:p text:style-name="P4">
作者: liveuamap (Language: en)</text:p>
      <text:p text:style-name="P4">
时间: 2023-04-28T03:01:02</text:p>
      <text:p text:style-name="P4">
地点: Kyiv, Kyiv city (Latitude:50.44165 Longtitude:30.4862)</text:p>
      <text:p text:style-name="P4">
视频: []</text:p>
      <text:p text:style-name="P4">
图片: ["<text:a xlink:type="simple" xlink:href="https://liveuamap.com/pics/2023/04/28/22559152_0.jpg" text:style-name="Internet_20_link" text:visited-style-name="Visited_20_Internet_20_Link">
22559152_0.jpg</text:a>
"]</text:p>
      <text:p text:style-name="P4">
标签: ["Europe", "Central and Eastern Europe"]</text:p>
      <text:p text:style-name="P4">
Id: 22559152</text:p>
      <!--METADATA-->
      <text:p text:style-name="P4">
捷克共和国彼得·帕维尔(PETR PALVER)的总统和斯洛伐克斯纳·查普托瓦(Chaputova)的总统抵达基辅</text:p>
      <text:p text:style-name="P4">
<draw:frame draw:style-name="fr1" draw:name="Image67" text:anchor-type="as-char" svg:width="6.6625in" svg:height="10.0in" draw:z-index="0">
<draw:image xlink:href="../Images/liveuamap/2023-04-28T03-01-02/22559152_0.jpg" xlink:type="simple" xlink:show="embed" xlink:actuate="onLoad" draw:mime-type="image/jpeg"/>
</draw:frame>
新闻集链接：[https://liveuamap.com/en/2023/28-april-the-presindent-of-the-czech-republic-petr-pavel----(https://liveuamap.com/en/2023/28-april-the-president-of-the-czech-republic-petr-pavel-and)</text:p>
      <text:p text:style-name="P4">
News Source: <text:a xlink:type="simple" xlink:href="https://t.me/ukrinform_news/97409" text:style-name="Internet_20_link" text:visited-style-name="Visited_20_Internet_20_Link">
https://t.me/ukrinform_news/97409</text:a>
</text:p>
      <!--NEWS-->
      <text:h text:style-name="P10" text:outline-level="1">
<text:span text:style-name="T4">
俄罗斯军队进行了8次导弹袭击，31次空袭和56多个MLR炮击， - 一代...</text:span>
</text:h>
      <text:p text:style-name="P4">
作者: liveuamap (Language: en)</text:p>
      <text:p text:style-name="P4">
时间: 2023-04-28T03:58:00</text:p>
      <text:p text:style-name="P4">
地点: Black Sea (Latitude:44.73893 Longtitude:33.07434)</text:p>
      <text:p text:style-name="P4">
视频: []</text:p>
      <text:p text:style-name="P4">
图片: []</text:p>
      <text:p text:style-name="P4">
标签: ["Russia", "Europe"]</text:p>
      <text:p text:style-name="P4">
Id: 22559167</text:p>
      <!--METADATA-->
      <text:p text:style-name="P4">
俄罗斯军队进行了8次导弹袭击，31次空袭和超过56枚炮弹，与MLR， - 乌克兰武装部队的总参谋部。</text:p>
      <text:p text:style-name="P4">
新闻集链接：<text:a xlink:type="simple" xlink:href="https://liveuamap.com/en/2023/28-april-russian-army-conducted-8-missile-strikes-31-airstrikes" text:style-name="Internet_20_link" text:visited-style-name="Visited_20_Internet_20_Link">
https://liveuamap.com/en/2023/28-april-russian-army-conducted-8-missile-strikes-31-- airtrikes</text:a>
</text:p>
      <text:p text:style-name="P4">
News Source: <text:a xlink:type="simple" xlink:href="https://t.me/lumsrc/4616" text:style-name="Internet_20_link" text:visited-style-name="Visited_20_Internet_20_Link">
https://t.me/lumsrc/4616</text:a>
</text:p>
      <!--NEWS-->
      <text:h text:style-name="P10" text:outline-level="1">
<text:span text:style-name="T4">
Sumska Oblast（09:58）。 红色警报：空中威胁。 警笛声。 立即掩盖！</text:span>
</text:h>
      <text:p text:style-name="P4">
作者: liveuamap (Language: en)</text:p>
      <text:p text:style-name="P4">
时间: 2023-04-28T03:59:00</text:p>
      <text:p text:style-name="P4">
地点: Sumska Oblast (Latitude:51.00073 Longtitude:34.00033)</text:p>
      <text:p text:style-name="P4">
视频: []</text:p>
      <text:p text:style-name="P4">
图片: []</text:p>
      <text:p text:style-name="P4">
标签: ["Europe", "Central and Eastern Europe"]</text:p>
      <text:p text:style-name="P4">
Id: 22559157</text:p>
      <!--METADATA-->
      <text:p text:style-name="P4">
Sumy地区(09:58). Red Alert: aerial threat. Sirens sounding. Take covernow!</text:p>
      <text:p text:style-name="P4">
News Collection Link: <text:a xlink:type="simple" xlink:href="https://liveuamap.com/en/2023/28-april-sumska-oblast0958-red-alert-aerial-tg" text:style-name="Internet_20_link" text:visited-style-name="Visited_20_Internet_20_Link">
https://liveuamap.com/en/2023/28-april-sumska-oblast0958-red-alert-aerial-tg</text:a>
</text:p>
      <text:p text:style-name="P4">
News Source: <text:a xlink:type="simple" xlink:href="https://t.me/air_alert_ua/43935" text:style-name="Internet_20_link" text:visited-style-name="Visited_20_Internet_20_Link">
https://t.me/air_alert_ua/43935</text:a>
</text:p>
      <!--NEWS-->
      <text:h text:style-name="P10" text:outline-level="1">
<text:span text:style-name="T4">
Donetsk Oblast，Zaporizka Oblast（10:26）。 红色警报：空中威胁。 警笛声。 去湾...</text:span>
</text:h>
      <text:p text:style-name="P4">
作者: liveuamap (Language: en)</text:p>
      <text:p text:style-name="P4">
时间: 2023-04-28T04:28:00</text:p>
      <text:p text:style-name="P4">
地点: Donetsk Oblast (Latitude:48.72763 Longtitude:37.57805)</text:p>
      <text:p text:style-name="P4">
视频: []</text:p>
      <text:p text:style-name="P4">
图片: []</text:p>
      <text:p text:style-name="P4">
标签: ["Europe", "Central and Eastern Europe"]</text:p>
      <text:p text:style-name="P4">
Id: 22559168</text:p>
      <!--METADATA-->
      <text:p text:style-name="P4">
Zaporizhzhia地区Donetsk地区(10:26). Red Alert: aerial threat. Sirenssounding. Take cover now!</text:p>
      <text:p text:style-name="P4">
News Collection Link: <text:a xlink:type="simple" xlink:href="https://liveuamap.com/en/2023/28-april-donetsk-oblast-zaporizka-oblast1026-g" text:style-name="Internet_20_link" text:visited-style-name="Visited_20_Internet_20_Link">
https://liveuamap.com/en/2023/28-april-donetsk-oblast-zaporizka-oblast1026-g</text:a>
</text:p>
      <text:p text:style-name="P4">
News Source: <text:a xlink:type="simple" xlink:href="https://t.me/air_alert_ua/43940" text:style-name="Internet_20_link" text:visited-style-name="Visited_20_Internet_20_Link">
https://t.me/air_alert_ua/43940</text:a>
</text:p>
      <!--NEWS-->
      <text:h text:style-name="P10" text:outline-level="1">
<text:span text:style-name="T4">
Donetsk Oblast（13:20）。 红色警报：空中威胁。 警笛声。 立即掩盖！</text:span>
</text:h>
      <text:p text:style-name="P4">
作者: liveuamap (Language: en)</text:p>
      <text:p text:style-name="P4">
时间: 2023-04-28T07:21:00</text:p>
      <text:p text:style-name="P4">
地点: Donetsk Oblast (Latitude:48.72833 Longtitude:37.57921)</text:p>
      <text:p text:style-name="P4">
视频: []</text:p>
      <text:p text:style-name="P4">
图片: []</text:p>
      <text:p text:style-name="P4">
标签: ["Europe", "Central and Eastern Europe"]</text:p>
      <text:p text:style-name="P4">
Id: 22559205</text:p>
      <!--METADATA-->
      <text:p text:style-name="P4">
Donetsk Oblast(13:20). Red Alert: aerial threat. Sirens sounding. Take covernow!</text:p>
      <text:p text:style-name="P4">
News Collection Link: <text:a xlink:type="simple" xlink:href="https://liveuamap.com/en/2023/28-april-donetsk-oblast1320-red-alert-aerial-g" text:style-name="Internet_20_link" text:visited-style-name="Visited_20_Internet_20_Link">
https://liveuamap.com/en/2023/28-april-donetsk-oblast1320-red-alert-aerial-g</text:a>
</text:p>
      <text:p text:style-name="P4">
News Source: <text:a xlink:type="simple" xlink:href="https://t.me/air_alert_ua/43943" text:style-name="Internet_20_link" text:visited-style-name="Visited_20_Internet_20_Link">
https://t.me/air_alert_ua/43943</text:a>
</text:p>
      <!--NEWS-->
      <text:h text:style-name="P10" text:outline-level="1">
<text:span text:style-name="T4">
哈尔基夫·哈尔基夫斯卡（Kharkivska Oblast）（13:23）。 红色警报：空中威胁。 警笛声。 立即掩盖！</text:span>
</text:h>
      <text:p text:style-name="P4">
作者: liveuamap (Language: en)</text:p>
      <text:p text:style-name="P4">
时间: 2023-04-28T07:24:00</text:p>
      <text:p text:style-name="P4">
地点: Kharkiv (Latitude:49.98028 Longtitude:36.25195)</text:p>
      <text:p text:style-name="P4">
视频: []</text:p>
      <text:p text:style-name="P4">
图片: []</text:p>
      <text:p text:style-name="P4">
标签: ["Europe", "Central and Eastern Europe"]</text:p>
      <text:p text:style-name="P4">
Id: 22559206</text:p>
      <!--METADATA-->
      <text:p text:style-name="P4">
哈尔基夫(Kharkiv)，哈尔基夫地区(13:23). Red Alert: aerial threat. Sirens sounding.Take cover now!</text:p>
      <text:p text:style-name="P4">
News Collection Link: <text:a xlink:type="simple" xlink:href="https://liveuamap.com/en/2023/28-april-kharkiv-kharkivska-oblast1323-red-alg" text:style-name="Internet_20_link" text:visited-style-name="Visited_20_Internet_20_Link">
https://liveuamap.com/en/2023/28-april-kharkiv-kharkivska-oblast1323-red-alg</text:a>
</text:p>
      <text:p text:style-name="P4">
News Source: <text:a xlink:type="simple" xlink:href="https://t.me/suspilnekharkiv/24322" text:style-name="Internet_20_link" text:visited-style-name="Visited_20_Internet_20_Link">
https://t.me/suspilnekharkiv/24322</text:a>
</text:p>
      <!--NEWS-->
      <text:h text:style-name="P10" text:outline-level="1">
<text:span text:style-name="T4">
无人机袭击了希贝克区尼兹科尔的电气变电站</text:span>
</text:h>
      <text:p text:style-name="P4">
作者: liveuamap (Language: en)</text:p>
      <text:p text:style-name="P4">
时间: 2023-04-28T07:51:59</text:p>
      <text:p text:style-name="P4">
地点: Schebekyne (Latitude:50.42711 Longtitude:37.01689)</text:p>
      <text:p text:style-name="P4">
视频: []</text:p>
      <text:p text:style-name="P4">
图片: []</text:p>
      <text:p text:style-name="P4">
标签: ["Russia", "Energy"]</text:p>
      <text:p text:style-name="P4">
Id: 22559207</text:p>
      <!--METADATA-->
      <text:p text:style-name="P4">
无人机袭击了希贝克区尼兹科尔的电气变电站</text:p>
      <text:p text:style-name="P4">
新闻集链接：<text:a xlink:type="simple" xlink:href="https://liveuamap.com/en/2023/28-april-drones-attacked-electrical-substation-in-nezhegol" text:style-name="Internet_20_link" text:visited-style-name="Visited_20_Internet_20_Link">
https://liveuamap.com/en/2023/28-April-drones-Attacked-electrical-substation-in-nezhegol</text:a>
</text:p>
      <text:p text:style-name="P4">
News Source: <text:a xlink:type="simple" xlink:href="https://t.me/belgorod_informant/3879" text:style-name="Internet_20_link" text:visited-style-name="Visited_20_Internet_20_Link">
https://t.me/belgorod_informant/3879</text:a>
</text:p>
      <!--NEWS-->
      <text:h text:style-name="P10" text:outline-level="1">
<text:span text:style-name="T4">
Sumska Oblast，Chernihivska Oblast（14:10）。 红色警报：空中威胁。 警笛声。 带有CO ...</text:span>
</text:h>
      <text:p text:style-name="P4">
作者: liveuamap (Language: en)</text:p>
      <text:p text:style-name="P4">
时间: 2023-04-28T08:11:00</text:p>
      <text:p text:style-name="P4">
地点: Sumska Oblast (Latitude:51.00029 Longtitude:33.99904)</text:p>
      <text:p text:style-name="P4">
视频: []</text:p>
      <text:p text:style-name="P4">
图片: []</text:p>
      <text:p text:style-name="P4">
标签: ["Europe", "Central and Eastern Europe"]</text:p>
      <text:p text:style-name="P4">
Id: 22559208</text:p>
      <!--METADATA-->
      <text:p text:style-name="P4">
Chernihiv地区Sumy地区(14:10). Red Alert: aerial threat. Sirenssounding. Take cover now!</text:p>
      <text:p text:style-name="P4">
News Collection Link: <text:a xlink:type="simple" xlink:href="https://liveuamap.com/en/2023/28-april-sumska-oblast-chernihivska-oblast141g" text:style-name="Internet_20_link" text:visited-style-name="Visited_20_Internet_20_Link">
https://liveuamap.com/en/2023/28-april-sumska-oblast-chernihivska-oblast141g</text:a>
</text:p>
      <text:p text:style-name="P4">
News Source: <text:a xlink:type="simple" xlink:href="https://t.me/air_alert_ua/43949" text:style-name="Internet_20_link" text:visited-style-name="Visited_20_Internet_20_Link">
https://t.me/air_alert_ua/43949</text:a>
</text:p>
      <!--NEWS-->
      <text:h text:style-name="P10" text:outline-level="1">
<text:span text:style-name="T4">
顿涅茨克中部炮击，有7人丧生，10人受伤</text:span>
</text:h>
      <text:p text:style-name="P4">
作者: liveuamap (Language: en)</text:p>
      <text:p text:style-name="P4">
时间: 2023-04-28T08:24:00</text:p>
      <text:p text:style-name="P4">
地点: Donetsk, Donetsk Oblast (Latitude:48.0122 Longtitude:37.80378)</text:p>
      <text:p text:style-name="P4">
视频: []</text:p>
      <text:p text:style-name="P4">
图片: []</text:p>
      <text:p text:style-name="P4">
标签: ["Minsk Monitor", "Europe"]</text:p>
      <text:p text:style-name="P4">
Id: 22559212</text:p>
      <!--METADATA-->
      <text:p text:style-name="P4">
顿涅茨克中部炮击，有7人丧生，10人受伤</text:p>
      <text:p text:style-name="P4">
新闻集链接：[https://liveuamap.com/en/2023/28-april-7-person-kill-10-wounded-as-result of-shelling]](https://liveuamap.com/en/2023/28-april-7-person-killed-10-wounded-as-result-of-shelling)</text:p>
      <text:p text:style-name="P4">
News Source: <text:a xlink:type="simple" xlink:href="https://t.me/Donbas_Operativniy/36685" text:style-name="Internet_20_link" text:visited-style-name="Visited_20_Internet_20_Link">
https://t.me/Donbas_Operativniy/36685</text:a>
</text:p>
      <!--NEWS-->
      <text:h text:style-name="P10" text:outline-level="1">
<text:span text:style-name="T4">
2被贝尔戈罗德地区Zhuravlevka村附近的地雷爆炸炸死。 2位...</text:span>
</text:h>
      <text:p text:style-name="P4">
作者: liveuamap (Language: en)</text:p>
      <text:p text:style-name="P4">
时间: 2023-04-28T08:55:52</text:p>
      <text:p text:style-name="P4">
地点: Oktyabrskiy, Belgorod (Latitude:50.30195 Longtitude:36.30947)</text:p>
      <text:p text:style-name="P4">
视频: []</text:p>
      <text:p text:style-name="P4">
图片: []</text:p>
      <text:p text:style-name="P4">
标签: ["Russia", "Central and Eastern Europe"]</text:p>
      <text:p text:style-name="P4">
Id: 22559210</text:p>
      <!--METADATA-->
      <text:p text:style-name="P4">
2被贝尔戈罗迪翁Zhuravlevka村附近的地雷爆炸炸死。 2个当地公民进入禁区的雷区</text:p>
      <text:p text:style-name="P4">
新闻集链接：<text:a xlink:type="simple" xlink:href="https://liveuamap.com/en/2023/28-april-2-killed-as-result-of-landmine-explosions-near-zhuravlevka" text:style-name="Internet_20_link" text:visited-style-name="Visited_20_Internet_20_Link">
https://liveuamap.com/en/2023/28-april-2-kill-2-kill-as-result-landmine-explosions-near-zhuravlevka</text:a>
</text:p>
      <text:p text:style-name="P4">
News Source: <text:a xlink:type="simple" xlink:href="https://t.me/bbbreaking/154112" text:style-name="Internet_20_link" text:visited-style-name="Visited_20_Internet_20_Link">
https://t.me/bbbreaking/154112</text:a>
</text:p>
      <!--NEWS-->
      <text:h text:style-name="P10" text:outline-level="1">
<text:span text:style-name="T4">
俄罗斯导弹罢工的死亡人数增加到20人死亡，18人受伤。 搜索...</text:span>
</text:h>
      <text:p text:style-name="P4">
作者: liveuamap (Language: en)</text:p>
      <text:p text:style-name="P4">
时间: 2023-04-28T10:07:09</text:p>
      <text:p text:style-name="P4">
地点: Uman (Latitude:48.74725 Longtitude:30.20219)</text:p>
      <text:p text:style-name="P4">
视频: []</text:p>
      <text:p text:style-name="P4">
图片: []</text:p>
      <text:p text:style-name="P4">
标签: ["Russia", "Europe"]</text:p>
      <text:p text:style-name="P4">
Id: 22559213</text:p>
      <!--METADATA-->
      <text:p text:style-name="P4">
俄罗斯导弹罢工的死亡人数增加到20人死亡，18人受伤。</text:p>
      <text:p text:style-name="P4">
新闻集链接：<text:a xlink:type="simple" xlink:href="https://liveuamap.com/en/2023/28-april-death-toll-of-russian-missile-strike-in-uman-increased-6647" text:style-name="Internet_20_link" text:visited-style-name="Visited_20_Internet_20_Link">
https://liveuamap.com/en/2023/28-april-death-toll-of-----------------------------in-strike-in-uman-uman-increast-6647</text:a>
</text:p>
      <text:p text:style-name="P4">
News Source: <text:a xlink:type="simple" xlink:href="https://t.me/suspilnenews/20250" text:style-name="Internet_20_link" text:visited-style-name="Visited_20_Internet_20_Link">
https://t.me/suspilnenews/20250</text:a>
</text:p>
      <!--NEWS-->
      <text:h text:style-name="P10" text:outline-level="1">
<text:span text:style-name="T4">
俄罗斯飞机在切尔尼希夫地区的Kostobobriv村丢下了3枚导向炸弹</text:span>
</text:h>
      <text:p text:style-name="P4">
作者: liveuamap (Language: en)</text:p>
      <text:p text:style-name="P4">
时间: 2023-04-28T10:46:18</text:p>
      <text:p text:style-name="P4">
地点: Chernihiv (Latitude:52.23137 Longtitude:32.91727)</text:p>
      <text:p text:style-name="P4">
视频: []</text:p>
      <text:p text:style-name="P4">
图片: []</text:p>
      <text:p text:style-name="P4">
标签: ["Europe", "Central and Eastern Europe"]</text:p>
      <text:p text:style-name="P4">
Id: 22559215</text:p>
      <!--METADATA-->
      <text:p text:style-name="P4">
俄罗斯飞机在切尔尼希里奇的Kostobobriv村丢下了3枚导向炸弹</text:p>
      <text:p text:style-name="P4">
新闻集链接：<text:a xlink:type="simple" xlink:href="https://liveuamap.com/en/2023/28-april-russian-planes-dropped-3-guided-bombs-at-kostobobriv" text:style-name="Internet_20_link" text:visited-style-name="Visited_20_Internet_20_Link">
https://liveuamap.com/en/2023/28-april-russian-planes-planes-dropped-3----------炸弹 - 炸弹-AT-KOSTOBOBRIV</text:a>
</text:p>
      <text:p text:style-name="P4">
News Source: <text:a xlink:type="simple" xlink:href="https://t.me/suspilnechernihiv/18028" text:style-name="Internet_20_link" text:visited-style-name="Visited_20_Internet_20_Link">
https://t.me/suspilnechernihiv/18028</text:a>
</text:p>
      <!--NEWS-->
      <text:h text:style-name="P10" text:outline-level="1">
<text:span text:style-name="T4">
Donetsk地区，Kharkiv，Kharkiv地区，Dnipro，Dnipropetrovsk地区（17:03）。 红色ALRT：...</text:span>
</text:h>
      <text:p text:style-name="P4">
作者: liveuamap (Language: en)</text:p>
      <text:p text:style-name="P4">
时间: 2023-04-28T11:04:00</text:p>
      <text:p text:style-name="P4">
地点: Donetsk Oblast (Latitude:48.7269 Longtitude:37.57711)</text:p>
      <text:p text:style-name="P4">
视频: []</text:p>
      <text:p text:style-name="P4">
图片: []</text:p>
      <text:p text:style-name="P4">
标签: ["Europe", "Central and Eastern Europe"]</text:p>
      <text:p text:style-name="P4">
Id: 22559217</text:p>
      <!--METADATA-->
      <text:p text:style-name="P4">
顿涅茨克地区，哈尔基夫，哈尔基夫地区，dnipro，dnipropetrovsk地区(17:03). Red Alert: aerial threat. Sirens sounding. Take cover now!</text:p>
      <text:p text:style-name="P4">
News Collection Link: <text:a xlink:type="simple" xlink:href="https://liveuamap.com/en/2023/28-april-donetsk-oblast-kharkiv-kharkivska-obg" text:style-name="Internet_20_link" text:visited-style-name="Visited_20_Internet_20_Link">
https://liveuamap.com/en/2023/28-april-donetsk-oblast-kharkiv-kharkivska-obg</text:a>
</text:p>
      <text:p text:style-name="P4">
News Source: <text:a xlink:type="simple" xlink:href="https://t.me/air_alert_ua/43956" text:style-name="Internet_20_link" text:visited-style-name="Visited_20_Internet_20_Link">
https://t.me/air_alert_ua/43956</text:a>
</text:p>
      <!--NEWS-->
      <text:h text:style-name="P10" text:outline-level="1">
<text:span text:style-name="T4">
Zaporizka Oblast（17:04）。 红色警报：空中威胁。 警笛声。 立即掩盖！</text:span>
</text:h>
      <text:p text:style-name="P4">
作者: liveuamap (Language: en)</text:p>
      <text:p text:style-name="P4">
时间: 2023-04-28T11:05:00</text:p>
      <text:p text:style-name="P4">
地点: Zaporizka Oblast (Latitude:47.613251 Longtitude:35.766411)</text:p>
      <text:p text:style-name="P4">
视频: []</text:p>
      <text:p text:style-name="P4">
图片: []</text:p>
      <text:p text:style-name="P4">
标签: ["Europe", "Central and Eastern Europe"]</text:p>
      <text:p text:style-name="P4">
Id: 22559219</text:p>
      <!--METADATA-->
      <text:p text:style-name="P4">
Zaporizhzhia地区(17:04). Red Alert: aerial threat. Sirens sounding. Take covernow!</text:p>
      <text:p text:style-name="P4">
News Collection Link: <text:a xlink:type="simple" xlink:href="https://liveuamap.com/en/2023/28-april-zaporizka-oblast1704-red-alert-aeriag" text:style-name="Internet_20_link" text:visited-style-name="Visited_20_Internet_20_Link">
https://liveuamap.com/en/2023/28-april-zaporizka-oblast1704-red-alert-aeriag</text:a>
</text:p>
      <text:p text:style-name="P4">
News Source: <text:a xlink:type="simple" xlink:href="https://t.me/suspilnezaporizhzhya/12443" text:style-name="Internet_20_link" text:visited-style-name="Visited_20_Internet_20_Link">
https://t.me/suspilnezaporizhzhya/12443</text:a>
</text:p>
      <!--NEWS-->
      <text:h text:style-name="P10" text:outline-level="1">
<text:span text:style-name="T4">
苏米地区，赫尔森，赫森地区，米科洛维夫地区（17:05）。 红色ALRT：A ...</text:span>
</text:h>
      <text:p text:style-name="P4">
作者: liveuamap (Language: en)</text:p>
      <text:p text:style-name="P4">
时间: 2023-04-28T11:06:00</text:p>
      <text:p text:style-name="P4">
地点: Sumska Oblast (Latitude:50.99887 Longtitude:34.0001)</text:p>
      <text:p text:style-name="P4">
视频: []</text:p>
      <text:p text:style-name="P4">
图片: []</text:p>
      <text:p text:style-name="P4">
标签: ["Europe", "Central and Eastern Europe"]</text:p>
      <text:p text:style-name="P4">
Id: 22559220</text:p>
      <!--METADATA-->
      <text:p text:style-name="P4">
Sumy地区，Kherson，Kherson地区，Mykolaiv，Mykolaivska地区(17:05). Red Alert: aerial threat. Sirens sounding. Take cover now!</text:p>
      <text:p text:style-name="P4">
News Collection Link: <text:a xlink:type="simple" xlink:href="https://liveuamap.com/en/2023/28-april-sumska-oblast-kherson-khersonska-oblg" text:style-name="Internet_20_link" text:visited-style-name="Visited_20_Internet_20_Link">
https://liveuamap.com/en/2023/28-april-sumska-oblast-kherson-khersonska-oblg</text:a>
</text:p>
      <text:p text:style-name="P4">
News Source: <text:a xlink:type="simple" xlink:href="https://t.me/air_alert_ua/43961" text:style-name="Internet_20_link" text:visited-style-name="Visited_20_Internet_20_Link">
https://t.me/air_alert_ua/43961</text:a>
</text:p>
      <!--NEWS-->
      <text:h text:style-name="P10" text:outline-level="1">
<text:span text:style-name="T4">
俄罗斯航空的活动增加，可能向乌克兰发射导弹</text:span>
</text:h>
      <text:p text:style-name="P4">
作者: liveuamap (Language: en)</text:p>
      <text:p text:style-name="P4">
时间: 2023-04-28T11:17:51</text:p>
      <text:p text:style-name="P4">
地点: Astrakhan (Latitude:45.15105 Longtitude:48.75732)</text:p>
      <text:p text:style-name="P4">
视频: []</text:p>
      <text:p text:style-name="P4">
图片: []</text:p>
      <text:p text:style-name="P4">
标签: ["Avia"]</text:p>
      <text:p text:style-name="P4">
Id: 22559221</text:p>
      <!--METADATA-->
      <text:p text:style-name="P4">
俄罗斯航空的活动增加，可能发射的导弹向乌克兰发射</text:p>
      <text:p text:style-name="P4">
新闻集链接：<text:a xlink:type="simple" xlink:href="https://liveuamap.com/en/2023/28-april-increased-activity-of-russian-aviation-possible" text:style-name="Internet_20_link" text:visited-style-name="Visited_20_Internet_20_Link">
https://liveuamap.com/en/2023/28-april-increased-acreaseres-activity-octivity-of-俄罗斯 - 狂欢 - 可行</text:a>
</text:p>
      <text:p text:style-name="P4">
News Source: <text:a xlink:type="simple" xlink:href="https://t.me/mykolaivskaODA/4859" text:style-name="Internet_20_link" text:visited-style-name="Visited_20_Internet_20_Link">
https://t.me/mykolaivskaODA/4859</text:a>
</text:p>
      <!--NEWS-->
      <text:h text:style-name="P10" text:outline-level="1">
<text:span text:style-name="T4">
基辅（17:31）。 红色警报：空中威胁。 警笛声。 立即掩盖！</text:span>
</text:h>
      <text:p text:style-name="P4">
作者: liveuamap (Language: en)</text:p>
      <text:p text:style-name="P4">
时间: 2023-04-28T11:32:00</text:p>
      <text:p text:style-name="P4">
地点: Kyiv (Latitude:50.44425 Longtitude:30.52946)</text:p>
      <text:p text:style-name="P4">
视频: []</text:p>
      <text:p text:style-name="P4">
图片: []</text:p>
      <text:p text:style-name="P4">
标签: ["Europe", "Central and Eastern Europe"]</text:p>
      <text:p text:style-name="P4">
Id: 22559224</text:p>
      <!--METADATA-->
      <text:p text:style-name="P4">
基辅(17:31). Red Alert: aerial threat. Sirens sounding. Take cover now!</text:p>
      <text:p text:style-name="P4">
News Collection Link: <text:a xlink:type="simple" xlink:href="https://liveuamap.com/en/2023/28-april-kyiv1731-red-alert-aerial-threat-sirg" text:style-name="Internet_20_link" text:visited-style-name="Visited_20_Internet_20_Link">
https://liveuamap.com/en/2023/28-april-kyiv1731-red-alert-aerial-threat-sirg</text:a>
</text:p>
      <text:p text:style-name="P4">
News Source: <text:a xlink:type="simple" xlink:href="https://t.me/KyivCityOfficial/6558" text:style-name="Internet_20_link" text:visited-style-name="Visited_20_Internet_20_Link">
https://t.me/KyivCityOfficial/6558</text:a>
</text:p>
      <!--NEWS-->
      <text:h text:style-name="P10" text:outline-level="1">
<text:span text:style-name="T4">
Vinnitsa地区，Kirovohrad地区，Cherkasy地区，Zhytomyr，Zhytomyr地区（17:32）...</text:span>
</text:h>
      <text:p text:style-name="P4">
作者: liveuamap (Language: en)</text:p>
      <text:p text:style-name="P4">
时间: 2023-04-28T11:33:00</text:p>
      <text:p text:style-name="P4">
地点: Vinnytska Oblast (Latitude:48.91667000 Longtitude:28.66667000)</text:p>
      <text:p text:style-name="P4">
视频: []</text:p>
      <text:p text:style-name="P4">
图片: []</text:p>
      <text:p text:style-name="P4">
标签: ["Europe", "Central and Eastern Europe"]</text:p>
      <text:p text:style-name="P4">
Id: 22559225</text:p>
      <!--METADATA-->
      <text:p text:style-name="P4">
Vinnitsa地区，Kirovohrad地区，Cherkasy地区，Zhytomyr，Zhytomyr地区(17:32). Red Alert: aerial threat. Sirens sounding. Takecover now!</text:p>
      <text:p text:style-name="P4">
News Collection Link: <text:a xlink:type="simple" xlink:href="https://liveuamap.com/en/2023/28-april-vinnytska-oblast-kirovohradska-oblasg" text:style-name="Internet_20_link" text:visited-style-name="Visited_20_Internet_20_Link">
https://liveuamap.com/en/2023/28-april-vinnytska-oblast-kirovohradska-oblasg</text:a>
</text:p>
      <text:p text:style-name="P4">
News Source: <text:a xlink:type="simple" xlink:href="https://t.me/air_alert_ua/43966" text:style-name="Internet_20_link" text:visited-style-name="Visited_20_Internet_20_Link">
https://t.me/air_alert_ua/43966</text:a>
</text:p>
      <!--NEWS-->
      <text:h text:style-name="P10" text:outline-level="1">
<text:span text:style-name="T4">
Chernihivska Oblast（17:33）。 红色警报：空中威胁。 警笛声。 立即掩盖！</text:span>
</text:h>
      <text:p text:style-name="P4">
作者: liveuamap (Language: en)</text:p>
      <text:p text:style-name="P4">
时间: 2023-04-28T11:34:00</text:p>
      <text:p text:style-name="P4">
地点: Chernihivska Oblast (Latitude:51.33408 Longtitude:31.99924)</text:p>
      <text:p text:style-name="P4">
视频: []</text:p>
      <text:p text:style-name="P4">
图片: []</text:p>
      <text:p text:style-name="P4">
标签: ["Europe", "Central and Eastern Europe"]</text:p>
      <text:p text:style-name="P4">
Id: 22559226</text:p>
      <!--METADATA-->
      <text:p text:style-name="P4">
切尔尼希夫地区(17:33). Red Alert: aerial threat. Sirens sounding. Takecover now!</text:p>
      <text:p text:style-name="P4">
News Collection Link: <text:a xlink:type="simple" xlink:href="https://liveuamap.com/en/2023/28-april-chernihivska-oblast1733-red-alert-aeg" text:style-name="Internet_20_link" text:visited-style-name="Visited_20_Internet_20_Link">
https://liveuamap.com/en/2023/28-april-chernihivska-oblast1733-red-alert-aeg</text:a>
</text:p>
      <text:p text:style-name="P4">
News Source: <text:a xlink:type="simple" xlink:href="https://t.me/suspilnechernihiv/18034" text:style-name="Internet_20_link" text:visited-style-name="Visited_20_Internet_20_Link">
https://t.me/suspilnechernihiv/18034</text:a>
</text:p>
      <!--NEWS-->
      <text:h text:style-name="P10" text:outline-level="1">
<text:span text:style-name="T4">
基夫·oblast（Kyiv Oblast）（17:32）。 红色警报：空中威胁。 警笛声。 立即掩盖！</text:span>
</text:h>
      <text:p text:style-name="P4">
作者: liveuamap (Language: en)</text:p>
      <text:p text:style-name="P4">
时间: 2023-04-28T11:35:00</text:p>
      <text:p text:style-name="P4">
地点: Kyiv Oblast (Latitude:50.24018000 Longtitude:30.23163000)</text:p>
      <text:p text:style-name="P4">
视频: []</text:p>
      <text:p text:style-name="P4">
图片: []</text:p>
      <text:p text:style-name="P4">
标签: ["Europe", "Central and Eastern Europe"]</text:p>
      <text:p text:style-name="P4">
Id: 22559227</text:p>
      <!--METADATA-->
      <text:p text:style-name="P4">
基辅地区(17:32). Red Alert: aerial threat. Sirens sounding. Take cover now!</text:p>
      <text:p text:style-name="P4">
News Collection Link: <text:a xlink:type="simple" xlink:href="https://liveuamap.com/en/2023/28-april-kyiv-oblast1732-red-alert-aerial-thrg" text:style-name="Internet_20_link" text:visited-style-name="Visited_20_Internet_20_Link">
https://liveuamap.com/en/2023/28-april-kyiv-oblast1732-red-alert-aerial-thrg</text:a>
</text:p>
      <text:p text:style-name="P4">
News Source: <text:a xlink:type="simple" xlink:href="https://t.me/air_alert_ua/43967" text:style-name="Internet_20_link" text:visited-style-name="Visited_20_Internet_20_Link">
https://t.me/air_alert_ua/43967</text:a>
</text:p>
      <!--NEWS-->
      <text:h text:style-name="P10" text:outline-level="1">
<text:span text:style-name="T4">
Zelensky总统与欧洲理事会主席查尔斯·米歇尔（Charles Michel）进行了电话对话。</text:span>
</text:h>
      <text:p text:style-name="P4">
作者: liveuamap (Language: en)</text:p>
      <text:p text:style-name="P4">
时间: 2023-04-28T11:54:41</text:p>
      <text:p text:style-name="P4">
地点: Kyiv, Kyiv city (Latitude:50.44383 Longtitude:30.52822)</text:p>
      <text:p text:style-name="P4">
视频: []</text:p>
      <text:p text:style-name="P4">
图片: ["<text:a xlink:type="simple" xlink:href="https://liveuamap.com/pics/2023/04/28/22559228_0.jpg" text:style-name="Internet_20_link" text:visited-style-name="Visited_20_Internet_20_Link">
22559228_0.jpg</text:a>
"]</text:p>
      <text:p text:style-name="P4">
标签: ["Europe", "Central and Eastern Europe"]</text:p>
      <text:p text:style-name="P4">
Id: 22559228</text:p>
      <!--METADATA-->
      <text:p text:style-name="P4">
Zelensky总统与欧洲理事会主席查尔斯·米歇尔(Charles Michel)进行了电话对话。  <draw:frame draw:style-name="fr1" draw:name="Image68" text:anchor-type="as-char" svg:width="6.9236in" svg:height="4.612849in" draw:z-index="0">
<draw:image xlink:href="../Images/liveuamap/2023-04-28T11-54-41/22559228_0.jpg" xlink:type="simple" xlink:show="embed" xlink:actuate="onLoad" draw:mime-type="image/jpeg"/>
</draw:frame>
新闻集链接：<text:a xlink:type="simple" xlink:href="https://liveuamap.com/en/2023/28-april-president-zelensky-had-a-phone-talk-with-president" text:style-name="Internet_20_link" text:visited-style-name="Visited_20_Internet_20_Link">
https://liveuamap.com/en/2023/28-april-presindent-zelensky-had-a-a-a-phone-talk-with-president</text:a>
</text:p>
      <text:p text:style-name="P4">
News Source: <text:a xlink:type="simple" xlink:href="https://t.me/V_Zelenskiy_official/6045" text:style-name="Internet_20_link" text:visited-style-name="Visited_20_Internet_20_Link">
https://t.me/V_Zelenskiy_official/6045</text:a>
</text:p>
      <!--NEWS-->
      <text:h text:style-name="P10" text:outline-level="1">
<text:span text:style-name="T4">
政府已将天然气市场的特殊职责扩展到8月31日</text:span>
</text:h>
      <text:p text:style-name="P4">
作者: Ukrinform (Person)</text:p>
      <text:p text:style-name="P4">
出版商: Укринформ (Organization)</text:p>
      <text:p text:style-name="P4">
出版时间: 2023-04-28T15:45:00+03:00</text:p>
      <text:p text:style-name="P4">
修改时间: 2023-04-28T15:45:00+03:00</text:p>
      <text:p text:style-name="P4">
描述: 部长的内阁决定将天然气市场的特殊职责（PSO）继续，直到今年8月31日。  - 乌克林。</text:p>
      <text:p text:style-name="P4">
图片: ["<text:a xlink:type="simple" xlink:href="https://static.ukrinform.com/photos/2021_01/thumb_files/630_360_1611161114-908.jpg" text:style-name="Internet_20_link" text:visited-style-name="Visited_20_Internet_20_Link">
630_360_16111...</text:a>
"]</text:p>
      <text:p text:style-name="P4">
标签: ['Газ', 'Кабмін', 'Ринок']</text:p>
      <text:p text:style-name="P4">
类型: Article</text:p>
      <!--METADATA-->
      <text:p text:style-name="P4">
<draw:frame draw:style-name="fr1" draw:name="Image69" text:anchor-type="as-char" svg:width="6.9236in" svg:height="3.956343in" draw:z-index="0">
<draw:image xlink:href="../Images/yкринформ/2023-04-28T15-45-00-03-00/630_360_1611161114-908.jpg" xlink:type="simple" xlink:show="embed" xlink:actuate="onLoad" draw:mime-type="image/jpeg"/>
</draw:frame>
部长的内阁决定继续执行特殊职责(TSO)天然气在今年8月31日之前。</text:p>
      <text:p text:style-name="P4">
根据乌克林福姆的说法，相应的内阁决议发表在[]上(https://www.kmu.gov.ua/npas/pro-vnesennia-zmin-do-polozhennia-pro-pokladennia-spetsialnykh-oboviazkiv-na-subiektiv-rynku-pryrodnoho-hazu-395-280423?fbclid=IwAR0Er01Yrl2JGWeEkH8X8bGNbQeeqdt-3fEa3FuNQzOiiy0VUPBy1xWoH4k).</text:p>
      <text:p text:style-name="P4">
Згідно із змінами, внесеними до Положення про покладення спеціальнихобовʼязків на субʼєктів ринку природного газу, дія ПСО продовжується до 31серпня 2023 року.</text:p>
      <text:p text:style-name="P4">
<text:span text:style-name="T4">
Читайте також:</text:span>
 <text:a xlink:type="simple" xlink:href="https://www.ukrinform.ua/rubric-economy/3698961-naftogaz-planue-zalucati-amerikanski-kompanii-dla-zbilsenna-vidobutku-v-ukraini.html" text:style-name="Internet_20_link" text:visited-style-name="Visited_20_Internet_20_Link">
 </text:a>
正如乌克林福姆报道的，部长的内阁<text:a xlink:type="simple" xlink:href="https://www.ukrinform.ua/rubric-economy/3700526-pilgovu-cinu-na-elektroenergiu-dla-naselenna-prodovzili-se-na-misac.html" text:style-name="Internet_20_link" text:visited-style-name="Visited_20_Internet_20_Link">
</text:a>
 .</text:p>
      <text:p text:style-name="P4">
News Source: <text:a xlink:type="simple" xlink:href="https://www.ukrinform.ua/rubric-economy/3702064-urad-prodovziv-diu-specialnih-obovazkiv-na-rinku-gazu-do-31-serpna.html" text:style-name="Internet_20_link" text:visited-style-name="Visited_20_Internet_20_Link">
https://www.ukrinform.ua/rubric-economy/3702064-urad-prodovziv-diu-specialnih-obovazkiv-na-rinku-gazu-do-31-serpna.html</text:a>
</text:p>
      <!--NEWS-->
      <text:h text:style-name="P10" text:outline-level="1">
<text:span text:style-name="T4">
警告！ 需要孩子</text:span>
</text:h>
      <text:p text:style-name="P4">
作者: Ukrinform (Person)</text:p>
      <text:p text:style-name="P4">
出版商: Укринформ (Organization)</text:p>
      <text:p text:style-name="P4">
出版时间: 2023-04-28T15:54:00+03:00</text:p>
      <text:p text:style-name="P4">
修改时间: 2023-04-28T15:54:00+03:00</text:p>
      <text:p text:style-name="P4">
描述: 如果您有有关失踪儿童的信息 - 致电116,000-乌克林福姆。</text:p>
      <text:p text:style-name="P4">
图片: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标签: None</text:p>
      <text:p text:style-name="P4">
类型: Article</text:p>
      <!--METADATA-->
      <text:p text:style-name="P4">
<draw:frame draw:style-name="fr1" draw:name="Image70" text:anchor-type="as-char" svg:width="6.9236in" svg:height="3.956343in" draw:z-index="0">
<draw:image xlink:href="../Images/yкринформ/2023-04-28T15-54-00-03-00/630_360_1659527493-225.jpg" xlink:type="simple" xlink:show="embed" xlink:actuate="onLoad" draw:mime-type="image/jpeg"/>
</draw:frame>
如果您有有关失踪儿童的信息 - 致电116 000</text:p>
      <text:p text:style-name="P4">
<text:span text:style-name="T4">
 Anastasia Tolstokorova，4年</text:span>
</text:p>
      <text:p text:style-name="P4">
<draw:frame draw:style-name="fr1" draw:name="Image71" text:anchor-type="as-char" svg:width="6.9236in" svg:height="6.9236in" draw:z-index="0">
<draw:image xlink:href="../Images/yкринформ/2023-04-28T15-54-00-03-00/1659527406-459.jpg" xlink:type="simple" xlink:show="embed" xlink:actuate="onLoad" draw:mime-type="image/jpeg"/>
</draw:frame>
2022年3月12日，在Mariupol的Uchninka爆炸后，4岁的Anastasia Tolstokorov消失了。 现在的位置是未知的。</text:p>
      <text:p text:style-name="P4">
婴儿的迹象：看起来4  -  5年，瘦，金发，蓝色。</text:p>
      <text:p text:style-name="P4">
<text:span text:style-name="T4">
玫瑰kaminskaya，2年</text:span>
</text:p>
      <text:p text:style-name="P4">
<draw:frame draw:style-name="fr1" draw:name="Image72" text:anchor-type="as-char" svg:width="6.9236in" svg:height="6.9236in" draw:z-index="0">
<draw:image xlink:href="../Images/yкринформ/2023-04-28T15-54-00-03-00/1659527405-642.jpg" xlink:type="simple" xlink:show="embed" xlink:actuate="onLoad" draw:mime-type="image/jpeg"/>
</draw:frame>
2022年3月1日，这位2年的罗莎·卡明斯卡亚(Rosa Kaminskaya)与基辅地区的乌布昌斯基地区的家人一起消失。</text:p>
      <text:p text:style-name="P4">
这个家庭可能在波兰。</text:p>
      <text:p text:style-name="P4">
<text:span text:style-name="T4">
凯瑟琳·奎尔(Catherine Quail)，8年</text:span>
</text:p>
      <text:p text:style-name="P4">
<draw:frame draw:style-name="fr1" draw:name="Image73" text:anchor-type="as-char" svg:width="6.9236in" svg:height="6.9236in" draw:z-index="0">
<draw:image xlink:href="../Images/yкринформ/2023-04-28T15-54-00-03-00/1659527404-522.jpg" xlink:type="simple" xlink:show="embed" xlink:actuate="onLoad" draw:mime-type="image/jpeg"/>
</draw:frame>
2022年1月，一个8岁的女孩和她的父亲一起在哈尔基夫地区留下了住所，但仍未接触。 临时信息，</text:p>
      <text:p text:style-name="P4">
卡蒂亚与父亲和祖母住在一起的定居点</text:p>
      <text:p text:style-name="P4">
俄罗斯军队的暂时占领。</text:p>
      <text:p text:style-name="P4">
婴儿的迹象：看起来9岁，瘦，金色的头发，黑眼睛。</text:p>
      <text:p text:style-name="P4">
特殊标志：戴眼镜。</text:p>
      <text:p text:style-name="P4">
<text:span text:style-name="T4">
 Andriy Oksenenko，17岁</text:span>
</text:p>
      <text:p text:style-name="P4">
<draw:frame draw:style-name="fr1" draw:name="Image74" text:anchor-type="as-char" svg:width="6.9236in" svg:height="6.9236in" draw:z-index="0">
<draw:image xlink:href="../Images/yкринформ/2023-04-28T15-54-00-03-00/1659527405-491.jpg" xlink:type="simple" xlink:show="embed" xlink:actuate="onLoad" draw:mime-type="image/jpeg"/>
</draw:frame>
17岁的安德里·奥克森科(Andriy Oksenenko)在基辅失踪。</text:p>
      <text:p text:style-name="P4">
2022年7月10日，这个家伙离开了房子，然后返回了。</text:p>
      <text:p text:style-name="P4">
安德鲁仍然没有新闻。</text:p>
      <text:p text:style-name="P4">
盖伊的标志：看起来19岁，180-190厘米高，瘦，黑发</text:p>
      <text:p text:style-name="P4">
灰色的眼睛。</text:p>
      <text:p text:style-name="P4">
<text:span text:style-name="T4">
 Andriy Kadigrob，13岁</text:span>
</text:p>
      <text:p text:style-name="P4">
<draw:frame draw:style-name="fr1" draw:name="Image75" text:anchor-type="as-char" svg:width="6.9236in" svg:height="6.9236in" draw:z-index="0">
<draw:image xlink:href="../Images/yкринформ/2023-04-28T15-54-00-03-00/1659527406-839.jpg" xlink:type="simple" xlink:show="embed" xlink:actuate="onLoad" draw:mime-type="image/jpeg"/>
</draw:frame>
帮助找到13岁的安德鲁·卡迪格罗布(Andrew Kadigrob)，他在基洛维格拉德地区消失了!</text:p>
      <text:p text:style-name="P4">
2022年7月21日，那个家伙离开家前往村庄的森林。 罗斯多利亚和现在</text:p>
      <text:p text:style-name="P4">
回来从未返回。 他现在所在的地方是未知的。</text:p>
      <text:p text:style-name="P4">
婴儿的迹象：看起来13-14岁，身高140厘米，薄，黑发。</text:p>
      <text:p text:style-name="P4">
衣服：白色T衬衫，黑色裤子，蓝色拖鞋。</text:p>
      <text:p text:style-name="P4">
<text:span text:style-name="T4">
伊丽莎白·曼迪克(Elizabeth Mandic)，16岁</text:span>
</text:p>
      <text:p text:style-name="P4">
<draw:frame draw:style-name="fr1" draw:name="Image76" text:anchor-type="as-char" svg:width="6.9236in" svg:height="6.9236in" draw:z-index="0">
<draw:image xlink:href="../Images/yкринформ/2023-04-28T15-54-00-03-00/1659948836-620.jpg" xlink:type="simple" xlink:show="embed" xlink:actuate="onLoad" draw:mime-type="image/jpeg"/>
</draw:frame>
2022年5月25日，女孩在村庄消失了。 Kharkiv地区的Kivsharivka。</text:p>
      <text:p text:style-name="P4">
婴儿的迹象：看起来17岁，身高158厘米，瘦，布朗尼，灰绿色的眼睛。</text:p>
      <text:p text:style-name="P4">
特殊标志：戴眼镜。</text:p>
      <text:p text:style-name="P4">
<text:span text:style-name="T4">
 Mykola Grigoriev，17岁</text:span>
</text:p>
      <text:p text:style-name="P4">
<draw:frame draw:style-name="fr1" draw:name="Image77" text:anchor-type="as-char" svg:width="6.9236in" svg:height="6.9236in" draw:z-index="0">
<draw:image xlink:href="../Images/yкринформ/2023-04-28T15-54-00-03-00/1659948835-931.jpg" xlink:type="simple" xlink:show="embed" xlink:actuate="onLoad" draw:mime-type="image/jpeg"/>
</draw:frame>
</text:p>
      <text:p text:style-name="P4">
迹象：看起来17岁，身高170厘米，瘦小，短弓形。</text:p>
      <text:p text:style-name="P4">
衣服：黑色T衬衫，蓝色短裤，黑色运动鞋。</text:p>
      <text:p text:style-name="P4">
<draw:frame draw:style-name="fr1" draw:name="Image78" text:anchor-type="as-char" svg:width="6.9236in" svg:height="6.9236in" draw:z-index="0">
<draw:image xlink:href="../Images/yкринформ/2023-04-28T15-54-00-03-00/1668596593-534.jpg" xlink:type="simple" xlink:show="embed" xlink:actuate="onLoad" draw:mime-type="image/jpeg"/>
</draw:frame>
11岁的Gleb Cherepanov在顿涅茨克地区消失了。</text:p>
      <text:p text:style-name="P4">
2022年3月12日，这个男孩和他的祖母一起在玛丽奥波尔(Mariupol)拍摄。 从那时起，就没有关于他们的消息。 他们和他们在一起的地方 - 这是未知的!</text:p>
      <text:p text:style-name="P4">
<draw:frame draw:style-name="fr1" draw:name="Image79" text:anchor-type="as-char" svg:width="6.9236in" svg:height="6.9236in" draw:z-index="0">
<draw:image xlink:href="../Images/yкринформ/2023-04-28T15-54-00-03-00/1668596592-605.jpg" xlink:type="simple" xlink:show="embed" xlink:actuate="onLoad" draw:mime-type="image/jpeg"/>
</draw:frame>
8岁的玛格丽塔·米图尼纳(Margarita Mitunina)在赫尔森地区消失了。</text:p>
      <text:p text:style-name="P4">
2022年10月10日，女孩在村庄消失了。 红色灯塔。 通过最近的信息，可以将其带到克里米亚。</text:p>
      <text:p text:style-name="P4">
<draw:frame draw:style-name="fr1" draw:name="Image80" text:anchor-type="as-char" svg:width="6.9236in" svg:height="6.9236in" draw:z-index="0">
<draw:image xlink:href="../Images/yкринформ/2023-04-28T15-54-00-03-00/1668596592-112.jpg" xlink:type="simple" xlink:show="embed" xlink:actuate="onLoad" draw:mime-type="image/jpeg"/>
</draw:frame>
****</text:p>
      <text:p text:style-name="P4">
16岁的Sergei Samoilov在顿涅茨克地区消失了。</text:p>
      <text:p text:style-name="P4">
最早在2022年3月，这名少年在米萨里波尔(Missariupol)之后就消失了。 到目前为止，还没有关于他的消息以及他现在在哪里 - 这是未知的!</text:p>
      <text:p text:style-name="P4">
婴儿的迹象：看起来16  -  17年，中等体质，棕色头发。</text:p>
      <text:p text:style-name="P4">
*!</text:p>
      <text:p text:style-name="P4">
<text:span text:style-name="T4">
适用于所有移动运营商的订户 - 免费。</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波兰将在英国购买最新的23.7亿美元防空系统</text:span>
</text:h>
      <text:p text:style-name="P4">
作者: Ukrinform (Person)</text:p>
      <text:p text:style-name="P4">
出版商: Укринформ (Organization)</text:p>
      <text:p text:style-name="P4">
出版时间: 2023-04-28T15:55:19+03:00</text:p>
      <text:p text:style-name="P4">
修改时间: 2023-04-28T15:55:19+03:00</text:p>
      <text:p text:style-name="P4">
描述: 英国和波兰已签署了一项价值19亿英镑（23.7亿美元）的协议，该协议提供了与最新的英国防空系统的华沙供应。  - 乌克林。</text:p>
      <text:p text:style-name="P4">
图片: ["<text:a xlink:type="simple" xlink:href="https://static.ukrinform.com/photos/2023_04/thumb_files/630_360_1682686504-633.png" text:style-name="Internet_20_link" text:visited-style-name="Visited_20_Internet_20_Link">
630_360_16826...</text:a>
"]</text:p>
      <text:p text:style-name="P4">
标签: ['Британія', 'Оборона', 'Польща', 'ППО']</text:p>
      <text:p text:style-name="P4">
类型: Article</text:p>
      <!--METADATA-->
      <text:p text:style-name="P4">
<draw:frame draw:style-name="fr1" draw:name="Image81" text:anchor-type="as-char" svg:width="6.9236in" svg:height="3.956343in" draw:z-index="0">
<draw:image xlink:href="../Images/yкринформ/2023-04-28T15-55-19-03-00/630_360_1682686504-633.png" xlink:type="simple" xlink:show="embed" xlink:actuate="onLoad" draw:mime-type="image/png"/>
</draw:frame>
英国和波兰签署了价值19亿英镑的协议(23.7亿美元)它为最新的英国制度原型防御提供了华沙的供应。</text:p>
      <text:p text:style-name="P4">
这报告了<text:a xlink:type="simple" xlink:href="http://www.gov.uk/government/news/record-19-billion-uk-poland-missile-export-deal-set-to-bolster-european-security" text:style-name="Internet_20_link" text:visited-style-name="Visited_20_Internet_20_Link">
</text:a>
英国政府，据报道乌克林福姆。</text:p>
      <text:p text:style-name="P4">
如图所述，英国将在Pilica+内配备22个波兰防空电池，并配备常见的Camm灯和triggerygery。</text:p>
      <text:p text:style-name="P4">
CAMM是近来的防空系统，由英国和海军配备。 该系统的大小可能会以声音速度移动的网球的大小，距离为25公里。 Camm已经在<text:a xlink:type="simple" xlink:href="https://www.ukrinform.ua/tag-polsa" text:style-name="Internet_20_link" text:visited-style-name="Visited_20_Internet_20_Link">
</text:a>
它们是由英军建造的，以保护该国在俄罗斯的领空。</text:p>
      <text:p text:style-name="P4">
<text:span text:style-name="T4">
另请阅读：</text:span>
 <text:a xlink:type="simple" xlink:href="https://www.ukrinform.ua/rubric-ato/3700906-polsa-rozsirue-virobnictvo-sau-krab-aki-peredae-ukraini.html" text:style-name="Internet_20_link" text:visited-style-name="Visited_20_Internet_20_Link">
<text:span text:style-name="T4">
波兰</text:span>
</text:a>
“我们在加强普京的欧洲 - 大西洋防守中发挥了至关重要的作用，大不列颠和波兰之间的这一标志协议是另一个例子，说明我们与我们的盟友一起，我们有义务保护我们的安全，以使我们的后代，子孙后代的安全“大不列颠瑞沙·萨纳克(Risha Sunak)的部长。</text:p>
      <text:p text:style-name="P4">
据他说，除了加强欧洲防空外，这种执法还将有助于在两国创造高技能的工作。</text:p>
      <text:p text:style-name="P4">
英国国防部长本·沃尔斯(Ben Volles)说：“我们正在努力支持波兰的国防现代化计划，这项最新的防空计划将确保波兰和英国能够继续保护我们的人民并加强北约的安全。”</text:p>
      <text:p text:style-name="P4">
<text:span text:style-name="T4">
另请阅读：</text:span>
 <text:a xlink:type="simple" xlink:href="https://www.ukrinform.ua/rubric-world/3701621-polsa-vidzavtra-zmoze-eksportuvati-droni-v-ukrainu-na-pidstavi-zagalnogo-dozvolu.html" text:style-name="Internet_20_link" text:visited-style-name="Visited_20_Internet_20_Link">
<text:span text:style-name="T4">
波兰</text:span>
</text:a>
据报道，波兰通过创建新的军事部队和购买现代设备来增加军队。</text:p>
      <text:p text:style-name="P4">
<text:span text:style-name="T5">
foto：mo poland</text:span>
</text:p>
      <text:p text:style-name="P4">
News Source: <text:a xlink:type="simple" xlink:href="https://www.ukrinform.ua/rubric-world/3702068-polsa-zakupit-u-britanii-novitni-sistemi-ppo-na-237-milarda.html" text:style-name="Internet_20_link" text:visited-style-name="Visited_20_Internet_20_Link">
https://www.ukrinform.ua/rubric-world/3702068-polsa-zakupit-u-britanii-novitni-sistemi-ppo-na-237-milarda.html</text:a>
</text:p>
      <!--NEWS-->
      <text:h text:style-name="P10" text:outline-level="1">
<text:span text:style-name="T4">
该州已经在Eborot计划下支付了24亿赠款</text:span>
</text:h>
      <text:p text:style-name="P4">
作者: Ukrinform (Person)</text:p>
      <text:p text:style-name="P4">
出版商: Укринформ (Organization)</text:p>
      <text:p text:style-name="P4">
出版时间: 2023-04-28T15:57:00+03:00</text:p>
      <text:p text:style-name="P4">
修改时间: 2023-04-28T15:57:00+03:00</text:p>
      <text:p text:style-name="P4">
描述: 根据Erobota计划，该州已经支付了价值超过4000块UAH的24亿赠款。  - 乌克林。</text:p>
      <text:p text:style-name="P4">
图片: ["<text:a xlink:type="simple" xlink:href="https://static.ukrinform.com/photos/2023_03/thumb_files/630_360_1679674428-586.jpg" text:style-name="Internet_20_link" text:visited-style-name="Visited_20_Internet_20_Link">
630_360_16796...</text:a>
"]</text:p>
      <text:p text:style-name="P4">
标签: ['Шмигаль', 'Грант', 'єРобота']</text:p>
      <text:p text:style-name="P4">
类型: Article</text:p>
      <!--METADATA-->
      <text:p text:style-name="P4">
<draw:frame draw:style-name="fr1" draw:name="Image82" text:anchor-type="as-char" svg:width="6.9236in" svg:height="3.956343in" draw:z-index="0">
<draw:image xlink:href="../Images/yкринформ/2023-04-28T15-57-00-03-00/630_360_1679674428-586.jpg" xlink:type="simple" xlink:show="embed" xlink:actuate="onLoad" draw:mime-type="image/jpeg"/>
</draw:frame>
根据Eborot计划，他支付了价值4000多个赠款，价值24亿美元。</text:p>
      <text:p text:style-name="P4">
关于这位总理丹尼斯·施米加尔<text:a xlink:type="simple" xlink:href="http://t.me/Denys_Smyhal/5135" text:style-name="Internet_20_link" text:visited-style-name="Visited_20_Internet_20_Link">
</text:a>
乌克林福姆报道，政府在星期五。</text:p>
      <text:p text:style-name="P4">
“我们继续根据Erobota计划发布赠款。 从一开始，该州已经支付了4000多笔价值UAH的赠款，”他说<text:a xlink:type="simple" xlink:href="https://www.ukrinform.ua/tag-smigal" text:style-name="Internet_20_link" text:visited-style-name="Visited_20_Internet_20_Link">
</text:a>
。</text:p>
      <text:p text:style-name="P4">
据他说，政府从州中央委员会中吸引了几乎13亿的UAH。 这些资金将针对行业尤其是商业赠款。</text:p>
      <text:p text:style-name="P4">
<text:span text:style-name="T4">
另请阅读：</text:span>
 <text:a xlink:type="simple" xlink:href="https://www.ukrinform.ua/rubric-economy/3700584-programa-usaid-spramue-15-miljona-na-pidtrimku-zinok-u-biznesi.html" text:style-name="Internet_20_link" text:visited-style-name="Visited_20_Internet_20_Link">
</text:a>
据报道，政府于2022年7月引入了埃博塔项目，以支持业务并刺激新工作。它包括几个赠款计划。 特别是，这些是有关其业务发作或开发的微观奖励计划，以创建和发展加工企业，园艺，葡萄种植，温室。</text:p>
      <text:p text:style-name="P4">
<text:span text:style-name="T5">
foto：cmu</text:span>
</text:p>
      <text:p text:style-name="P4">
News Source: <text:a xlink:type="simple" xlink:href="https://www.ukrinform.ua/rubric-economy/3702069-derzava-vze-viplatila-24-milarda-grantiv-za-programou-erobota-smigal.html" text:style-name="Internet_20_link" text:visited-style-name="Visited_20_Internet_20_Link">
https://www.ukrinform.ua/rubric-economy/3702069-derzava-vze-viplatila-24-milarda-grantiv-za-programou-erobota-smigal.html</text:a>
</text:p>
      <!--NEWS-->
      <text:h text:style-name="P10" text:outline-level="1">
<text:span text:style-name="T4">
一名妇女因俄罗斯联邦的火箭袭击而在父母的火箭袭击中死亡的妇女</text:span>
</text:h>
      <text:p text:style-name="P4">
作者: Ukrinform (Person)</text:p>
      <text:p text:style-name="P4">
出版商: Укринформ (Organization)</text:p>
      <text:p text:style-name="P4">
出版时间: 2023-04-28T15:57:55+03:00</text:p>
      <text:p text:style-name="P4">
修改时间: 2023-04-28T15:57:55+03:00</text:p>
      <text:p text:style-name="P4">
描述: 这位与婴儿一起的女人由于对昏暗者的火箭袭击而搬到了父母身上，以逃避战争。  - 乌克林。</text:p>
      <text:p text:style-name="P4">
图片: ["<text:a xlink:type="simple" xlink:href="https://static.ukrinform.com/photos/2023_04/thumb_files/630_360_1682686555-539.jpg" text:style-name="Internet_20_link" text:visited-style-name="Visited_20_Internet_20_Link">
630_360_16826...</text:a>
"]</text:p>
      <text:p text:style-name="P4">
标签: ['Дніпро', 'Війна з росією', 'Ракетний удар']</text:p>
      <text:p text:style-name="P4">
类型: Article</text:p>
      <!--METADATA-->
      <text:p text:style-name="P4">
<draw:frame draw:style-name="fr1" draw:name="Image83" text:anchor-type="as-char" svg:width="6.9236in" svg:height="3.956343in" draw:z-index="0">
<draw:image xlink:href="../Images/yкринформ/2023-04-28T15-57-55-03-00/630_360_1682686555-539.jpg" xlink:type="simple" xlink:show="embed" xlink:actuate="onLoad" draw:mime-type="image/jpeg"/>
</draw:frame>
一个孩子搬到父母身上，遭受战争的虐待，对迪斯珀(Dniep​​er)进行了火箭袭击的结果。</text:p>
      <text:p text:style-name="P4">
关于<text:a xlink:type="simple" xlink:href="https://t.me/dnipropetrovskaODA/4307" text:style-name="Internet_20_link" text:visited-style-name="Visited_20_Internet_20_Link">
</text:a>
乌克林福姆报道，请告知酋长 - 帕特罗夫斯克·奥瓦·谢尔盖·利萨克(Ova S​​ergei Lisak)。</text:p>
      <text:p text:style-name="P4">
“奥尔加(Olga)在战争中死亡。这是安全的 - 对该行业更安全。</text:p>
      <text:p text:style-name="P4">
OVA的负责人在悲剧中发布了一张照片，并补充说另一个家庭在平行街上。</text:p>
      <text:p text:style-name="P4">
“亚历山大和纳塔利亚在第五次半之后的低音中包裹着。晚上，牧羊人在屋子里。听到空气警报后，她冲向了所有者。她可能会报告危险。男人和女人震惊，但是整个。-帖子说。</text:p>
      <text:p text:style-name="P4">
<text:span text:style-name="T4">
另请阅读：</text:span>
 <text:a xlink:type="simple" xlink:href="https://www.ukrinform.ua/rubric-regions/3701955-udar-po-dnipru-u-dvoh-postrazdalih-silni-opiki-voni-u-tazkomu-stani.html" text:style-name="Internet_20_link" text:visited-style-name="Visited_20_Internet_20_Link">
<text:span text:style-name="T4">
 dnipro </text:span>
</text:a>
根据利萨克(Lisak)的说法，向平民家庭提供财政援助的地区正在该地区运作。 该地区的98名居民已经收到了它。 付款金额为30万。 呃。</text:p>
      <text:p text:style-name="P4">
据报道，死者的父母现在在医院里。 他们有40％的身体燃烧(四肢和脸). Вони у важкому стані.</text:p>
      <text:p text:style-name="P4">
Внаслідок <text:a xlink:type="simple" xlink:href="https://www.ukrinform.ua/rubric-regions/3701825-raketna-ataka-na-dnipro-v-ova-rozpovili-detali.html" text:style-name="Internet_20_link" text:visited-style-name="Visited_20_Internet_20_Link">
 </text:a>
4月28日晚上，一名31岁的妇女和她2岁的孩子被杀。</text:p>
      <text:p text:style-name="P4">
另外，另一只火箭袭击了公司，并用建筑材料袭击了机库，一名妇女被从废墟中救出。</text:p>
      <text:p text:style-name="P4">
News Source: <text:a xlink:type="simple" xlink:href="https://www.ukrinform.ua/rubric-regions/3702071-zinka-aka-zaginula-u-dnipri-z-ditinou-vid-raketnoi-ataki-rf-ratuvalasa-vid-vijni-v-batkiv.html" text:style-name="Internet_20_link" text:visited-style-name="Visited_20_Internet_20_Link">
https://www.ukrinform.ua/rubric-regions/3702071-zinka-aka-zaginula-u-dnipri-z-ditinou-vid-raketnoi-ataki-rf-ratuvalasa-vid-vijni-v-batkiv.html</text:a>
</text:p>
      <!--NEWS-->
      <text:h text:style-name="P10" text:outline-level="1">
<text:span text:style-name="T4">
索非亚乌克兰学校在迪拜举行了一次儿童会议及其父母的会议</text:span>
</text:h>
      <text:p text:style-name="P4">
作者: Ukrinform (Person)</text:p>
      <text:p text:style-name="P4">
出版商: Укринформ (Organization)</text:p>
      <text:p text:style-name="P4">
出版时间: 2023-04-28T16:02:00+03:00</text:p>
      <text:p text:style-name="P4">
修改时间: 2023-04-28T16:02:00+03:00</text:p>
      <text:p text:style-name="P4">
描述: 阿联酋“索非亚”的乌克兰学校在迪拜公园之一为乌克兰儿童及其父母组织了一次传统的文化会议。  - 乌克林。</text:p>
      <text:p text:style-name="P4">
图片: ["<text:a xlink:type="simple" xlink:href="https://static.ukrinform.com/photos/2023_04/thumb_files/630_360_1682685545-704.jpg" text:style-name="Internet_20_link" text:visited-style-name="Visited_20_Internet_20_Link">
630_360_16826...</text:a>
", "<text:a xlink:type="simple" xlink:href="https://static.ukrinform.com/photos/2023_04/1682685643-757.jpg" text:style-name="Internet_20_link" text:visited-style-name="Visited_20_Internet_20_Link">
1682685643-75...</text:a>
", "<text:a xlink:type="simple" xlink:href="https://static.ukrinform.com/photos/2023_04/1682685706-409.jpg" text:style-name="Internet_20_link" text:visited-style-name="Visited_20_Internet_20_Link">
1682685706-40...</text:a>
", "<text:a xlink:type="simple" xlink:href="https://static.ukrinform.com/photos/2023_04/1682685740-981.jpg" text:style-name="Internet_20_link" text:visited-style-name="Visited_20_Internet_20_Link">
1682685740-98...</text:a>
", "<text:a xlink:type="simple" xlink:href="https://static.ukrinform.com/photos/2023_04/1682685801-295.jpg" text:style-name="Internet_20_link" text:visited-style-name="Visited_20_Internet_20_Link">
1682685801-29...</text:a>
", "<text:a xlink:type="simple" xlink:href="https://static.ukrinform.com/photos/2023_04/1682685850-794.jpg" text:style-name="Internet_20_link" text:visited-style-name="Visited_20_Internet_20_Link">
1682685850-79...</text:a>
", "<text:a xlink:type="simple" xlink:href="https://static.ukrinform.com/photos/2023_04/1682685940-263.jpg" text:style-name="Internet_20_link" text:visited-style-name="Visited_20_Internet_20_Link">
1682685940-26...</text:a>
", "<text:a xlink:type="simple" xlink:href="https://static.ukrinform.com/photos/2023_04/1682685978-327.jpg" text:style-name="Internet_20_link" text:visited-style-name="Visited_20_Internet_20_Link">
1682685978-32...</text:a>
"]</text:p>
      <text:p text:style-name="P4">
标签: ['Діаспора', 'Діти', 'Культура', 'ОАЕ', 'Школа']</text:p>
      <text:p text:style-name="P4">
类型: Article</text:p>
      <!--METADATA-->
      <text:p text:style-name="P4">
<draw:frame draw:style-name="fr1" draw:name="Image84" text:anchor-type="as-char" svg:width="6.9236in" svg:height="3.956343in" draw:z-index="0">
<draw:image xlink:href="../Images/yкринформ/2023-04-28T16-02-00-03-00/630_360_1682685545-704.jpg" xlink:type="simple" xlink:show="embed" xlink:actuate="onLoad" draw:mime-type="image/jpeg"/>
</draw:frame>
阿联酋“索非亚”的乌克兰学校为乌克兰儿童及其父母组织了传统的文化及其父母。</text:p>
      <text:p text:style-name="P4">
正如乌克林福姆报道的那样，该出版物写道<text:a xlink:type="simple" xlink:href="https://ukrdubai.com/articles/282986/ukrainska-shkola-sofiya-provela-v-dubai-chergovu-zustrich-pid-zhovto-blakitnim-nebom" text:style-name="Internet_20_link" text:visited-style-name="Visited_20_Internet_20_Link">
</text:a>
 .</text:p>
      <text:p text:style-name="P4">
<draw:frame draw:style-name="fr1" draw:name="Image85" text:anchor-type="as-char" svg:width="6.9236in" svg:height="5.147765in" draw:z-index="0">
<draw:image xlink:href="../Images/yкринформ/2023-04-28T16-02-00-03-00/1682685643-757.jpg" xlink:type="simple" xlink:show="embed" xlink:actuate="onLoad" draw:mime-type="image/jpeg"/>
</draw:frame>
在活动期间，孩子们熟悉了乌克兰文化，通过仪式春季奥运会的传统，海夫和雀斑，绘画的复活节姜饼，参加了接力赛，在认知探索中竞争，寻求国际象棋的复活节。 同时，父母根据古老的用蜡产卵的技术制作了复活节彩蛋。</text:p>
      <text:p text:style-name="P4">
<draw:frame draw:style-name="fr1" draw:name="Image86" text:anchor-type="as-char" svg:width="6.9236in" svg:height="5.169138in" draw:z-index="0">
<draw:image xlink:href="../Images/yкринформ/2023-04-28T16-02-00-03-00/1682685706-409.jpg" xlink:type="simple" xlink:show="embed" xlink:actuate="onLoad" draw:mime-type="image/jpeg"/>
</draw:frame>
索非亚(Sofia)主任纳塔利亚·塞尔迪克(Natalia Serdyuk)说：“公园里的这样的会议已经成为我们的传统。”  - 我们看到了现在有多相关，有50多个家庭聚集在一起。 乌克兰人比以往任何时候都需要沟通，支持，好词，微笑。 孩子们最有可能这样做，因此他们的喜悦是无限的。 我们非常感谢父母。 事实证明，我们的孩子是对悲伤和绝望的最佳方法，也是结合善与平的最有效方法!”</text:p>
      <text:p text:style-name="P4">
学校的老师Olesya Elvi在复活节彩蛋的帮助下，孩子们在“寻求宝藏”的任务中找到了鹰，他告诉孩子们一个关于复活的非常有趣且具有启发性的圣经故事。 孩子们的喜悦不是边界，催眠曲杰里姆找到了最后的宝藏，并为他的团队赢得了胜利。</text:p>
      <text:p text:style-name="P4">
<draw:frame draw:style-name="fr1" draw:name="Image87" text:anchor-type="as-char" svg:width="6.9236in" svg:height="4.205446in" draw:z-index="0">
<draw:image xlink:href="../Images/yкринформ/2023-04-28T16-02-00-03-00/1682685740-981.jpg" xlink:type="simple" xlink:show="embed" xlink:actuate="onLoad" draw:mime-type="image/jpeg"/>
</draw:frame>
参与者还能够与国际象棋教练一起为国际象棋比赛做准备。</text:p>
      <text:p text:style-name="P4">
<draw:frame draw:style-name="fr1" draw:name="Image88" text:anchor-type="as-char" svg:width="6.9236in" svg:height="7.467389in" draw:z-index="0">
<draw:image xlink:href="../Images/yкринформ/2023-04-28T16-02-00-03-00/1682685801-295.jpg" xlink:type="simple" xlink:show="embed" xlink:actuate="onLoad" draw:mime-type="image/jpeg"/>
</draw:frame>
孩子们熟悉了乌克兰文化，通过仪式春季伊格雷，海耶夫卡和维斯尼卡的传统，绘画了复活节姜饼，与vestaphets竞争。 在会议结束时，在代理发射器纳塔利娅·米申科(Natalia Mishchenko)的老师的帮助下，孩子和父母和文学老师纳塔利娅·科扎科娃(Natalia Kozakova)进行了戏剧表演。</text:p>
      <text:p text:style-name="P4">
<draw:frame draw:style-name="fr1" draw:name="Image89" text:anchor-type="as-char" svg:width="6.9236in" svg:height="5.156489in" draw:z-index="0">
<draw:image xlink:href="../Images/yкринформ/2023-04-28T16-02-00-03-00/1682685850-794.jpg" xlink:type="simple" xlink:show="embed" xlink:actuate="onLoad" draw:mime-type="image/jpeg"/>
</draw:frame>
同时，在伊万娜·巴兹马尼尼(Ivanna Bazmanani)进行的鸡蛋绘画的大师班上，父母可以再次进入复活节的气氛。“我认为，在假期里度过的时间充满了积极的心情和灵感，愉悦的回忆和美好的感情，我认为会留在崇拜的孩子中很长时间。 有趣的比赛，引人入胜的游戏，乌克兰音乐的音乐，使孩子们能够表现出自己的能力，知识，偏好和头脑 - 他们激励着学习乌克兰语言和祖国的文化。</text:p>
      <text:p text:style-name="P4">
<draw:frame draw:style-name="fr1" draw:name="Image90" text:anchor-type="as-char" svg:width="6.9236in" svg:height="3.904141in" draw:z-index="0">
<draw:image xlink:href="../Images/yкринформ/2023-04-28T16-02-00-03-00/1682685978-327.jpg" xlink:type="simple" xlink:show="embed" xlink:actuate="onLoad" draw:mime-type="image/jpeg"/>
</draw:frame>
纳塔利亚·塞尔迪克(Natalia Serdyuk)感谢参加会议的每个人：老师，艾迪斯的父母。</text:p>
      <text:p text:style-name="P4">
纳塔利亚女士说：“这是一个很好的机会，可以感受到一个大家庭的一部分。我们创建了一个令人难以置信的家庭，充满了对我们的Yennyki-ukraine的热情和热爱。”</text:p>
      <text:p text:style-name="P4">
我们将提醒，阿拉伯联合酋长国的乌克兰学校“ Divosvit”和“ Sofia” <text:a xlink:type="simple" xlink:href="https://www.ukrinform.ua/rubric-diaspora/3698054-v-abudabi-ta-dubai-ukrainski-skoli-proveli-majsterklasi-pisankarstva.html" text:style-name="Internet_20_link" text:visited-style-name="Visited_20_Internet_20_Link">
</text:a>
对于儿童，复活节彩蛋画。</text:p>
      <text:p text:style-name="P4">
<text:span text:style-name="T5">
foto：阿联酋“索非亚”的乌克兰学校</text:span>
</text:p>
      <text:p text:style-name="P4">
News Source: <text:a xlink:type="simple" xlink:href="https://www.ukrinform.ua/rubric-diaspora/3702056-ukrainska-skola-sofia-provela-v-dubai-zustric-dla-ditej-ta-ihnih-batkiv.html" text:style-name="Internet_20_link" text:visited-style-name="Visited_20_Internet_20_Link">
https://www.ukrinform.ua/rubric-diaspora/3702056-ukrainska-skola-sofia-provela-v-dubai-zustric-dla-ditej-ta-ihnih-batkiv.html</text:a>
</text:p>
      <!--NEWS-->
      <text:h text:style-name="P10" text:outline-level="1">
<text:span text:style-name="T4">
欧盟委员会和乌克兰的邻国已同意禁止进口五种类型的农业产品-Moravetsky</text:span>
</text:h>
      <text:p text:style-name="P4">
作者: Ukrinform (Person)</text:p>
      <text:p text:style-name="P4">
出版商: Укринформ (Organization)</text:p>
      <text:p text:style-name="P4">
出版时间: 2023-04-28T16:09:00+03:00</text:p>
      <text:p text:style-name="P4">
修改时间: 2023-04-28T16:09:00+03:00</text:p>
      <text:p text:style-name="P4">
描述: 欧盟委员会和波兰，斯洛伐克，匈牙利，罗马尼亚，保加利亚同意禁止从乌克兰进口小麦，玉米，菜籽，葵花籽和石油，从乌克兰进入这些欧盟国家的市场。  - 乌克林。</text:p>
      <text:p text:style-name="P4">
图片: ["<text:a xlink:type="simple" xlink:href="https://static.ukrinform.com/photos/2016_05/thumb_files/630_360_1462365899-2256.jpg" text:style-name="Internet_20_link" text:visited-style-name="Visited_20_Internet_20_Link">
630_360_14623...</text:a>
"]</text:p>
      <text:p text:style-name="P4">
标签: ['Єврокомісія', 'Імпорт', 'Україна']</text:p>
      <text:p text:style-name="P4">
类型: Article</text:p>
      <!--METADATA-->
      <text:p text:style-name="P4">
<draw:frame draw:style-name="fr1" draw:name="Image91" text:anchor-type="as-char" svg:width="6.9236in" svg:height="3.956343in" draw:z-index="0">
<draw:image xlink:href="../Images/yкринформ/2023-04-28T16-09-00-03-00/630_360_1462365899-2256.jpg" xlink:type="simple" xlink:show="embed" xlink:actuate="onLoad" draw:mime-type="image/jpeg"/>
</draw:frame>
欧盟委员会和波兰，斯洛伐克，匈牙利，罗马尼亚，保加利亚同意禁止从乌克兰进口小麦，玉米，菜籽，葵花籽和石油，从乌克兰进入这些欧盟国家的市场。</text:p>
      <text:p text:style-name="P4">
乌克林福音通讯员报道，RP Mateush Moravetsky总理在新闻发布会上指出了这一点。</text:p>
      <text:p text:style-name="P4">
“我们刚刚同意<text:a xlink:type="simple" xlink:href="https://www.ukrinform.ua/tag-evrosouz" text:style-name="Internet_20_link" text:visited-style-name="Visited_20_Internet_20_Link">
</text:a>
关于这些农产品进口的进口，最重要的是，这主要导致波兰市场上的稳定，主要是谷物武士。”莫拉维茨基说。</text:p>
      <text:p text:style-name="P4">
他补充说，他最近与欧盟委员会副总裁Dombrovskis进行了交谈。</text:p>
      <text:p text:style-name="P4">
据他说，在未来几天将签署欧盟国家欧盟委员会之间的协议。</text:p>
      <text:p text:style-name="P4">
根据信息<text:a xlink:type="simple" xlink:href="http://www.rmf24.pl/raporty/raport-wojna-z-rosja/news-jest-kompromis-miedzy-warszawa-a-bruksela-ws-produktow-rolny,nId,6746197#crp_state=1" text:style-name="Internet_20_link" text:visited-style-name="Visited_20_Internet_20_Link">
</text:a>
，欧盟委员会与ESCE五个国家之间的协议将预测，这些国家将拒绝阻止乌克兰的全国农产品水平。 取而代之的是，已经开发了欧洲对乌克兰的小麦，玉米，菜籽，向日葵和石油进口的禁令。 该出版物指出，该禁令将适用于所有乌克兰进口的90％。</text:p>
      <text:p text:style-name="P4">
<text:span text:style-name="T4">
另请阅读：</text:span>
 <text:a xlink:type="simple" xlink:href="https://www.ukrinform.ua/rubric-economy/3701969-import-ukrainskogo-moloka-aec-i-ptici-polsa-poprosit-evrokomisiu-pereviriti-mozlivi-porusenna.html" text:style-name="Internet_20_link" text:visited-style-name="Visited_20_Internet_20_Link">
</text:a>
据报道，波兰，匈牙利，斯洛伐克和保加利亚提出了从乌克兰进口谷物和其他类型的农产品的禁令。 波兰还暂停了乌克兰APC产品通过其领土的过境，但从4月21日开始续签。</text:p>
      <text:p text:style-name="P4">
欧盟委员会为与乌克兰接壤的国家提供了一套援助，其中包括财政援助和其他活动。</text:p>
      <text:p text:style-name="P4">
莫拉维斯基也<text:a xlink:type="simple" xlink:href="https://www.ukrinform.ua/rubric-economy/3701969-import-ukrainskogo-moloka-aec-i-ptici-polsa-poprosit-evrokomisiu-pereviriti-mozlivi-porusenna.html" text:style-name="Internet_20_link" text:visited-style-name="Visited_20_Internet_20_Link">
</text:a>
由于乌克兰农产品(包括家禽，牛奶和鸡蛋)的进口和其他类型的进口和其他类型，波兰将适用于欧盟委员会检查市场犯罪。</text:p>
      <text:p text:style-name="P4">
News Source: <text:a xlink:type="simple" xlink:href="https://www.ukrinform.ua/rubric-economy/3702083-evrokomisia-i-pat-krain-es-domovilisa-pro-zaboronu-importu-pati-vidiv-agroprodukcii-z-ukraini.html" text:style-name="Internet_20_link" text:visited-style-name="Visited_20_Internet_20_Link">
https://www.ukrinform.ua/rubric-economy/3702083-evrokomisia-i-pat-krain-es-domovilisa-pro-zaboronu-importu-pati-vidiv-agroprodukcii-z-ukraini.html</text:a>
</text:p>
      <!--NEWS-->
      <text:h text:style-name="P10" text:outline-level="1">
<text:span text:style-name="T4">
俄罗斯人在切尼希夫和苏米地区的边界开火了六倍</text:span>
</text:h>
      <text:p text:style-name="P4">
作者: Ukrinform (Person)</text:p>
      <text:p text:style-name="P4">
出版商: Укринформ (Organization)</text:p>
      <text:p text:style-name="P4">
出版时间: 2023-04-28T16:10:00+03:00</text:p>
      <text:p text:style-name="P4">
修改时间: 2023-04-28T16:10:00+03:00</text:p>
      <text:p text:style-name="P4">
描述: 截至4月28日下午3:00，俄罗斯军队使用直升机的迫击炮和火箭射击了切尔尼希夫和苏米地区的边界。  - 乌克林。</text:p>
      <text:p text:style-name="P4">
图片: ["<text:a xlink:type="simple" xlink:href="https://static.ukrinform.com/photos/2016_07/thumb_files/630_360_1469087094-3763.jpg" text:style-name="Internet_20_link" text:visited-style-name="Visited_20_Internet_20_Link">
630_360_14690...</text:a>
"]</text:p>
      <text:p text:style-name="P4">
标签: ['Обстріл', 'Сумщина', 'Кордон', 'Чернігівщина', 'Війна з росією']</text:p>
      <text:p text:style-name="P4">
类型: Article</text:p>
      <!--METADATA-->
      <text:p text:style-name="P4">
<draw:frame draw:style-name="fr1" draw:name="Image92" text:anchor-type="as-char" svg:width="6.9236in" svg:height="3.956343in" draw:z-index="0">
<draw:image xlink:href="../Images/yкринформ/2023-04-28T16-10-00-03-00/630_360_1469087094-3763.jpg" xlink:type="simple" xlink:show="embed" xlink:actuate="onLoad" draw:mime-type="image/jpeg"/>
</draw:frame>
截至4月28日下午3:00，俄罗斯边境于4月28日在切尔尼希夫·塔苏姆(Chernihiv Tasum)地区发射，并使用Zagelippter的迫击炮和导弹。</text:p>
      <text:p text:style-name="P4">
根据乌克林福姆的说法，运营司令部“北”报告了<text:a xlink:type="simple" xlink:href="https://t.me/ok_pivnich1/2129" text:style-name="Internet_20_link" text:visited-style-name="Visited_20_Internet_20_Link">
</text:a>
。</text:p>
      <text:p text:style-name="P4">
从10:20到11：00，记录了3杆，可能是来自120毫米的迫击炮，一个Uline定居点。</text:p>
      <text:p text:style-name="P4">
大约在11:03，记录了4杆，这是直升机的火箭，位于莱昂尼夫卡(Leonivka)居住地的地区，在该村又有2个中风。 Kostobok。</text:p>
      <text:p text:style-name="P4">
<text:span text:style-name="T4">
另请阅读：</text:span>
 <text:a xlink:type="simple" xlink:href="https://www.ukrinform.ua/rubric-ato/3702063-rosiani-bilse-ne-keruutsa-sakralnimi-datami-nebezpeka-obstriliv-e-postijno-ignat.html" text:style-name="Internet_20_link" text:visited-style-name="Visited_20_Internet_20_Link">
<text:span text:style-name="T4">
射击</text:span>
</text:a>
从12:00到12:05 <text:a xlink:type="simple" xlink:href="https://www.ukrinform.ua/tag-obstril" text:style-name="Internet_20_link" text:visited-style-name="Visited_20_Internet_20_Link">
</text:a>
大概来自120毫米迫击炮，位于Vilnasloboda定居点。</text:p>
      <text:p text:style-name="P4">
还记录了从11:50到13:10的13个节拍，可能是从120毫米毫米摄像机到Galaganivka定居点的区域。</text:p>
      <text:p text:style-name="P4">
从13:10到13:30录制了4个节拍，可能是从120毫米的迫击炮中得出的，对莱昂尼夫卡定居点的理解。</text:p>
      <text:p text:style-name="P4">
此外，从13:40到14:05，在Buchka定居下，记录了11个节拍，大概是从120毫米的模拟器记录的。</text:p>
      <text:p text:style-name="P4">
<text:span text:style-name="T4">
另请阅读：</text:span>
 <text:a xlink:type="simple" xlink:href="https://www.ukrinform.ua/rubric-regions/3702061-v-umani-rozgornuli-dnklaboratoriu-dla-identifikacii-zagiblih.html" text:style-name="Internet_20_link" text:visited-style-name="Visited_20_Internet_20_Link">
</text:a>
声明说：“没有关于当地居民损失或对平民基础设施损害的信息。”</text:p>
      <text:p text:style-name="P4">
正如乌克林福姆报道的，4月28日<text:a xlink:type="simple" xlink:href="https://www.ukrinform.ua/rubric-ato/3701985-rosiani-zavdali-aviaudaru-po-cernigivsini-e-poskodzenna.html" text:style-name="Internet_20_link" text:visited-style-name="Visited_20_Internet_20_Link">
</text:a>
切尔尼希夫地区的边界，造成损害。</text:p>
      <text:p text:style-name="P4">
News Source: <text:a xlink:type="simple" xlink:href="https://www.ukrinform.ua/rubric-ato/3702079-rosiani-obstrilali-z-minometiv-prikordonna-cernigivsini-ta-sumsini.html" text:style-name="Internet_20_link" text:visited-style-name="Visited_20_Internet_20_Link">
https://www.ukrinform.ua/rubric-ato/3702079-rosiani-obstrilali-z-minometiv-prikordonna-cernigivsini-ta-sumsini.html</text:a>
</text:p>
      <!--NEWS-->
      <text:h text:style-name="P10" text:outline-level="1">
<text:span text:style-name="T4">
捷克总裁-Zelensky：我将坚持今年乌克兰加入乌克兰的开始</text:span>
</text:h>
      <text:p text:style-name="P4">
作者: Ukrinform (Person)</text:p>
      <text:p text:style-name="P4">
出版商: Укринформ (Organization)</text:p>
      <text:p text:style-name="P4">
出版时间: 2023-04-28T16:12:00+03:00</text:p>
      <text:p text:style-name="P4">
修改时间: 2023-04-28T16:12:00+03:00</text:p>
      <text:p text:style-name="P4">
描述: 沃迪米尔·泽伦斯基（Volodymyr Zelenskyy）总统在基辅与捷克共和国总统彼得·帕维尔（Peter Pavel）见面，并感谢战争第一天开始的乌克兰支持。  - 乌克林。</text:p>
      <text:p text:style-name="P4">
图片: ["<text:a xlink:type="simple" xlink:href="https://static.ukrinform.com/photos/2023_04/thumb_files/630_360_1682687494-581.jpeg" text:style-name="Internet_20_link" text:visited-style-name="Visited_20_Internet_20_Link">
630_360_16826...</text:a>
"]</text:p>
      <text:p text:style-name="P4">
标签: ['Чехія', 'Президент', 'Зеленський', 'Петр Павел']</text:p>
      <text:p text:style-name="P4">
类型: Article</text:p>
      <!--METADATA-->
      <text:p text:style-name="P4">
<draw:frame draw:style-name="fr1" draw:name="Image93" text:anchor-type="as-char" svg:width="6.9236in" svg:height="3.956343in" draw:z-index="0">
<draw:image xlink:href="../Images/yкринформ/2023-04-28T16-12-00-03-00/630_360_1682687494-581.jpeg" xlink:type="simple" xlink:show="embed" xlink:actuate="onLoad" draw:mime-type="image/jpeg"/>
</draw:frame>
总统洛尔迪尔·泽伦斯基(Lordir Zelensky)在基辅与捷克总统彼得·帕维尔(Peter Pavel Horjan)在基辅见面，从战争的第一天开始支持乌克兰。</text:p>
      <text:p text:style-name="P4">
正如乌克林福姆报道的那样，这在[]中报道了(https://www.instagram.com/reel/CrlJULnoNKs/?utm_source=ig_web_copy_link&amp;fbclid=IwAR3WgvxQSBq8qIDs6yDAX5nyNQlSOzwpMXwhBDxG8msvVlNowrpFWjncQ0c)乌克兰国家负责人。</text:p>
      <text:p text:style-name="P4">
“恭喜乌克兰捷克共和国彼得·帕维尔(Peter Pavel)。谢谢您的这次访问，他尊重<text:a xlink:type="simple" xlink:href="https://www.ukrinform.ua/rubric-polytics/3701959-prezidenti-cehii-ta-slovaccini-pobuvali-u-borodanci-ta-buci.html" text:style-name="Internet_20_link" text:visited-style-name="Visited_20_Internet_20_Link">
</text:a>
我们感谢捷克，捷克政府和整个社会的支持，从完全播放的一天开始，” Zelensky说。</text:p>
      <text:p text:style-name="P4">
<text:span text:style-name="T5">
viso：<text:a xlink:type="simple" xlink:href="https://t.me/V_Zelenskiy_official/6042" text:style-name="Internet_20_link" text:visited-style-name="Visited_20_Internet_20_Link">
</text:a>
</text:span>
</text:p>
      <text:p text:style-name="P4">
彼得·保罗(Peter Paul)在与弗拉基米尔·泽伦斯基(Vladimir Zelensky)的一次会议上保证，他将参加今年乌克兰加入欧盟的开始。</text:p>
      <text:p text:style-name="P4">
“对我们来说，乌克兰在欧盟和北约的会员资格不是“ if”，而是“何时”。 他去世了泽伦斯基总统，捷克共和国将是一种声音，可以提醒各地乌克兰应得的民主国家家庭成员。 我将坚持认为与欧盟在引言中的谈判始于年底。”捷克总统写道<text:a xlink:type="simple" xlink:href="https://twitter.com/prezidentpavel/status/1651930890631626754" text:style-name="Internet_20_link" text:visited-style-name="Visited_20_Internet_20_Link">
</text:a>
。</text:p>
      <text:p text:style-name="Quotations">

<text:p text:style-name="P4">
欧盟的UA会员资格和北约不是我们的问题，而是何时。 <text:a xlink:type="simple" xlink:href="https://twitter.com/ZelenskyyUa" text:style-name="Internet_20_link" text:visited-style-name="Visited_20_Internet_20_Link">
&gt;
</text:a>
我保证，CZ&gt;
将是一种提醒UA应该成为民主国家家族的完整成员的声音。 &gt;
&gt;
我将在年底开始宣传与欧盟的访问访谈。 <text:a xlink:type="simple" xlink:href="https://t.co/Jcz72C07B9" text:style-name="Internet_20_link" text:visited-style-name="Visited_20_Internet_20_Link">
&gt;
</text:a>
&gt;
&gt;
  -  Petr Pavel(总统) <text:a xlink:type="simple" xlink:href="https://twitter.com/prezidentpavel/status/1651930890631626754" text:style-name="Internet_20_link" text:visited-style-name="Visited_20_Internet_20_Link">
&gt;
 </text:a>
根据乌克林福姆的报道，4月28日上午<text:a xlink:type="simple" xlink:href="https://www.ukrinform.ua/rubric-polytics/3701881-prezidenti-cehii-ta-slovaccini-pribuli-z-vizitom-do-kieva.html" text:style-name="Internet_20_link" text:visited-style-name="Visited_20_Internet_20_Link">
</text:a>
。</text:p>

</text:p>
      <text:p text:style-name="P4">
<text:span text:style-name="T4">
另请阅读：</text:span>
 <text:a xlink:type="simple" xlink:href="https://www.ukrinform.ua/rubric-polytics/3702060-stefancuk-obgovoriv-iz-prezidentkou-slovaccini-posilenna-sankcijnogo-tisku-na-rf.html" text:style-name="Internet_20_link" text:visited-style-name="Visited_20_Internet_20_Link">
<text:span text:style-name="T4">
 Stefanchuk </text:span>
</text:a>
</text:p>
      <text:p text:style-name="P4">
<text:a xlink:type="simple" xlink:href="https://www.ukrinform.ua/tag-cehia" text:style-name="Internet_20_link" text:visited-style-name="Visited_20_Internet_20_Link">
 </text:a>
今年将分配2200万冠(超过100万美元)全国国家航空大学学习的20-25名学生。</text:p>
      <text:p text:style-name="P4">
_foto：op _</text:p>
      <text:p text:style-name="P4">
News Source: <text:a xlink:type="simple" xlink:href="https://www.ukrinform.ua/rubric-polytics/3702081-zelenskij-zustrivsa-z-prezidentom-cehii.html" text:style-name="Internet_20_link" text:visited-style-name="Visited_20_Internet_20_Link">
https://www.ukrinform.ua/rubric-polytics/3702081-zelenskij-zustrivsa-z-prezidentom-cehii.html</text:a>
</text:p>
      <!--NEWS-->
      <text:h text:style-name="P10" text:outline-level="1">
<text:span text:style-name="T4">
英国广播公司（BBC Corporation）负责人辞去了约翰逊（Johnson）的贷款</text:span>
</text:h>
      <text:p text:style-name="P4">
作者: Ukrinform (Person)</text:p>
      <text:p text:style-name="P4">
出版商: Укринформ (Organization)</text:p>
      <text:p text:style-name="P4">
出版时间: 2023-04-28T16:14:00+03:00</text:p>
      <text:p text:style-name="P4">
修改时间: 2023-04-28T16:14:00+03:00</text:p>
      <text:p text:style-name="P4">
描述: 英国电视和广播公司（BBC）的负责人理查德·夏普（Richard Sharp）在违反任命规则为公共职位后辞职当时的部长。  - 乌克林。</text:p>
      <text:p text:style-name="P4">
图片: ["<text:a xlink:type="simple" xlink:href="https://static.ukrinform.com/photos/2023_04/thumb_files/630_360_1682687148-507.jpg" text:style-name="Internet_20_link" text:visited-style-name="Visited_20_Internet_20_Link">
630_360_16826...</text:a>
"]</text:p>
      <text:p text:style-name="P4">
标签: ['Джонсон', 'Відставка', 'BBC']</text:p>
      <text:p text:style-name="P4">
类型: Article</text:p>
      <!--METADATA-->
      <text:p text:style-name="P4">
<draw:frame draw:style-name="fr1" draw:name="Image94" text:anchor-type="as-char" svg:width="6.9236in" svg:height="3.956343in" draw:z-index="0">
<draw:image xlink:href="../Images/yкринформ/2023-04-28T16-14-00-03-00/630_360_1682687148-507.jpg" xlink:type="simple" xlink:show="embed" xlink:actuate="onLoad" draw:mime-type="image/jpeg"/>
</draw:frame>
首席电视和广播语言公司(英国广播公司)理查德·夏普(Richard Sharp)因违反国有人的任命规则而退休，因为夏普没有提供有关他参与贷款总理鲍里斯·约翰逊(Boris Johnson)的签发的信息。</text:p>
      <text:p text:style-name="P4">
关于它报告<text:a xlink:type="simple" xlink:href="http://www.bbc.com/news/live/uk-65338490" text:style-name="Internet_20_link" text:visited-style-name="Visited_20_Internet_20_Link">
</text:a>
，报道乌克林福姆。</text:p>
      <text:p text:style-name="P4">
律师亚当·赫本斯托尔(Adam Hepinstol)在他的报告中得出结论，BBCP负责人在预约公共服务程序期间纠正了守则。 该报告还指出，这些违规行为可能会造成夏普如果被任命的前总理并不是对前总理说话的风险。</text:p>
      <text:p text:style-name="P4">
州任命专员选出赫本斯托尔的律师，调查针对英国媒体出现的夏普的指控。</text:p>
      <text:p text:style-name="P4">
<text:span text:style-name="T4">
另请阅读：</text:span>
 <text:a xlink:type="simple" xlink:href="https://www.ukrinform.ua/rubric-culture/3576278-u-britanii-pokazut-miniserial-pro-borisa-dzonsona.html" text:style-name="Internet_20_link" text:visited-style-name="Visited_20_Internet_20_Link">
<text:span text:style-name="T4">
 Johnson </text:span>
</text:a>
早些时候，记者发现Charip帮助鲍里斯·约翰逊(Boris Johnson)当时担任了英国总理的职位，以提供80万英镑的重新销售保证。 几周后，约翰逊建议夏普(Sharp)担任英国语言公司的职位。</text:p>
      <text:p text:style-name="P4">
同时，夏普解释说，在这种情况下没有利益冲突，主张贷款的担保<text:a xlink:type="simple" xlink:href="https://www.ukrinform.ua/tag-boris-dzonson" text:style-name="Internet_20_link" text:visited-style-name="Visited_20_Internet_20_Link">
</text:a>
，他只是“帮助一个人找到另一个人”。</text:p>
      <text:p text:style-name="P4">
<text:span text:style-name="T4">
另请阅读：</text:span>
 <text:a xlink:type="simple" xlink:href="https://www.ukrinform.ua/rubric-society/3655471-v-ukraini-transluvatimut-britanskij-bbc-world-news-i-estonskij-now-series.html" text:style-name="Internet_20_link" text:visited-style-name="Visited_20_Internet_20_Link">
<text:span text:style-name="T4">
 BBC </text:span>
</text:a>
夏普宣布辞职时说，违反规则是“无意的和微不足道的”，但在6月底，他将不怀疑英国广播公司的独立性。</text:p>
      <text:p text:style-name="P4">
<text:span text:style-name="T5">
foto：BBC</text:span>
</text:p>
      <text:p text:style-name="P4">
News Source: <text:a xlink:type="simple" xlink:href="https://www.ukrinform.ua/rubric-world/3702080-golova-korporacii-bbc-podav-u-vidstavku-cerez-kredit-dla-dzonsona.html" text:style-name="Internet_20_link" text:visited-style-name="Visited_20_Internet_20_Link">
https://www.ukrinform.ua/rubric-world/3702080-golova-korporacii-bbc-podav-u-vidstavku-cerez-kredit-dla-dzonsona.html</text:a>
</text:p>
      <!--NEWS-->
      <text:h text:style-name="P10" text:outline-level="1">
<text:span text:style-name="T4">
在基辅地区，水的下降-OVA</text:span>
</text:h>
      <text:p text:style-name="P4">
作者: Ukrinform (Person)</text:p>
      <text:p text:style-name="P4">
出版商: Укринформ (Organization)</text:p>
      <text:p text:style-name="P4">
出版时间: 2023-04-28T16:15:00+03:00</text:p>
      <text:p text:style-name="P4">
修改时间: 2023-04-28T16:15:00+03:00</text:p>
      <text:p text:style-name="P4">
描述: 目前，基辅地区的水下降。  - 乌克林。</text:p>
      <text:p text:style-name="P4">
图片: ["<text:a xlink:type="simple" xlink:href="https://static.ukrinform.com/photos/2023_04/thumb_files/630_360_1681910809-270.jpg" text:style-name="Internet_20_link" text:visited-style-name="Visited_20_Internet_20_Link">
630_360_16819...</text:a>
"]</text:p>
      <text:p text:style-name="P4">
标签: ['Повінь', 'Вода', 'Київщина', 'Єдині новини']</text:p>
      <text:p text:style-name="P4">
类型: Article</text:p>
      <!--METADATA-->
      <text:p text:style-name="P4">
<draw:frame draw:style-name="fr1" draw:name="Image95" text:anchor-type="as-char" svg:width="6.9236in" svg:height="3.956343in" draw:z-index="0">
<draw:image xlink:href="../Images/yкринформ/2023-04-28T16-15-00-03-00/630_360_1681910809-270.jpg" xlink:type="simple" xlink:show="embed" xlink:actuate="onLoad" draw:mime-type="image/jpeg"/>
</draw:frame>
目前在Vykiv地区观察到水。</text:p>
      <text:p text:style-name="P4">
乌克林福姆报道，基辅地区军事管理局负责人鲁斯兰·克拉夫琴科(Ruslan Kravchenko)告诉远程电话“统一新闻”。</text:p>
      <text:p text:style-name="P4">
“在 <text:a xlink:type="simple" xlink:href="https://www.ukrinform.ua/tag-kiivsina" text:style-name="Internet_20_link" text:visited-style-name="Visited_20_Internet_20_Link">
</text:a>
迄今为止，它是缝制的。 情况稳定，所有服务 - 在我个人的控制下。”</text:p>
      <text:p text:style-name="P4">
OVA董事长指出，在他的参与下，有关于技术和环境安全和紧急情况委员会的退出研究，描绘了对洪水地点的分析和检查，并“预测了大师，会有更多的洪水或不。”</text:p>
      <text:p text:style-name="P4">
<text:span text:style-name="T4">
另请阅读：</text:span>
 <text:a xlink:type="simple" xlink:href="https://www.ukrinform.ua/rubric-regions/3701876-vodopilla-u-semi-oblastah-zalisautsa-pidtoplenna.html" text:style-name="Internet_20_link" text:visited-style-name="Visited_20_Internet_20_Link">
<text:span text:style-name="T4">
洪水</text:span>
</text:a>
“我们可以得出结论，水会掉落，一切都会好起来的，”  - 说。</text:p>
      <text:p text:style-name="P4">
Kravchenko保证情况得到了完全控制，所有必要的服务都在不断控制的情况下进行控制。</text:p>
      <text:p text:style-name="P4">
他说，此外，所有洪水受害者都得到了帮助。</text:p>
      <text:p text:style-name="P4">
OVA负责人：“有重大损失的人会补偿他们。”</text:p>
      <text:p text:style-name="P4">
<text:span text:style-name="T4">
另请阅读：</text:span>
 <text:a xlink:type="simple" xlink:href="https://www.ukrinform.ua/rubric-kyiv/3701867-u-stolici-riven-vodi-v-dnipri-za-dobu-znizivsa-na-19-santimetriv.html" text:style-name="Internet_20_link" text:visited-style-name="Visited_20_Internet_20_Link">
</text:a>
Kravchenko还评论了有关重建村庄附近过境点的情况。</text:p>
      <text:p text:style-name="P4">
“在将近一周的时间里，在10天内，我们重建了过境点，它变得比刀更好。 有一种联系，已经有可能在伊万奇夫州附近的城市之间迅速到达。”他说。</text:p>
      <text:p text:style-name="P4">
如乌克林福姆的报道<text:a xlink:type="simple" xlink:href="https://www.ukrinform.ua/rubric-regions/3701558-na-dnipri-sposterigaetsa-spad-vesnanogo-vodopilla.html" text:style-name="Internet_20_link" text:visited-style-name="Visited_20_Internet_20_Link">
</text:a>
 <text:a xlink:type="simple" xlink:href="https://www.ukrinform.ua/rubric-regions/3701558-na-dnipri-sposterigaetsa-spad-vesnanogo-vodopilla.html" text:style-name="Internet_20_link" text:visited-style-name="Visited_20_Internet_20_Link">
</text:a>
春季供水的下降，但它通过DNIEPER水库的级联储存。</text:p>
      <text:p text:style-name="P4">
News Source: <text:a xlink:type="simple" xlink:href="https://www.ukrinform.ua/rubric-regions/3702086-na-kiivsini-sposterigaetsa-spad-vodi-ova.html" text:style-name="Internet_20_link" text:visited-style-name="Visited_20_Internet_20_Link">
https://www.ukrinform.ua/rubric-regions/3702086-na-kiivsini-sposterigaetsa-spad-vodi-ova.html</text:a>
</text:p>
      <!--NEWS-->
      <text:h text:style-name="P10" text:outline-level="1">
<text:span text:style-name="T4">
Zelensky会见了斯洛伐克总统</text:span>
</text:h>
      <text:p text:style-name="P4">
作者: Ukrinform (Person)</text:p>
      <text:p text:style-name="P4">
出版商: Укринформ (Organization)</text:p>
      <text:p text:style-name="P4">
出版时间: 2023-04-28T16:16:00+03:00</text:p>
      <text:p text:style-name="P4">
修改时间: 2023-04-28T16:16:00+03:00</text:p>
      <text:p text:style-name="P4">
描述: 乌克兰沃迪米尔·泽伦斯基总统在基辅与斯洛伐克Zuzana Chaputova总统见面。  - 乌克林。</text:p>
      <text:p text:style-name="P4">
图片: ["<text:a xlink:type="simple" xlink:href="https://static.ukrinform.com/photos/2023_04/thumb_files/630_360_1682688067-860.jpeg" text:style-name="Internet_20_link" text:visited-style-name="Visited_20_Internet_20_Link">
630_360_16826...</text:a>
"]</text:p>
      <text:p text:style-name="P4">
标签: ['Візит', 'Словаччина', 'Зеленський', 'Чапутова']</text:p>
      <text:p text:style-name="P4">
类型: Article</text:p>
      <!--METADATA-->
      <text:p text:style-name="P4">
<draw:frame draw:style-name="fr1" draw:name="Image96" text:anchor-type="as-char" svg:width="6.9236in" svg:height="3.956343in" draw:z-index="0">
<draw:image xlink:href="../Images/yкринформ/2023-04-28T16-16-00-03-00/630_360_1682688067-860.jpeg" xlink:type="simple" xlink:show="embed" xlink:actuate="onLoad" draw:mime-type="image/jpeg"/>
</draw:frame>
乌克兰沃迪米尔·泽伦斯基总统在基辅与斯洛伐克总统见面。</text:p>
      <text:p text:style-name="P4">
会议的视频发布在<text:a xlink:type="simple" xlink:href="https://www.facebook.com/zelenskiy.official/videos/194279169635973/" text:style-name="Internet_20_link" text:visited-style-name="Visited_20_Internet_20_Link">
</text:a>
乌克林福姆报道，国家负责人。</text:p>
      <text:p text:style-name="P4">
<text:span text:style-name="T5">
derello：<text:a xlink:type="simple" xlink:href="https://t.me/V_Zelenskiy_official/6043" text:style-name="Internet_20_link" text:visited-style-name="Visited_20_Internet_20_Link">
</text:a>
</text:span>
</text:p>
      <text:p text:style-name="P4">
“我祝贺斯洛伐克Zuzan Chaputov的乌克兰总裁!谢谢您对我们的人民的支持，帮助您恢复乌克兰。我们非常感谢它。”(https://www.ukrinform.ua/tag-prezident)。</text:p>
      <text:p text:style-name="P4">
乌克兰总统与他的捷克同事在马林斯基宫附近，斯洛伐克总统会见了，他早些时候来到了会议。</text:p>
      <text:p text:style-name="P4">
<text:span text:style-name="T4">
另请阅读：</text:span>
 <text:a xlink:type="simple" xlink:href="https://www.ukrinform.ua/rubric-polytics/3702060-stefancuk-obgovoriv-iz-prezidentkou-slovaccini-posilenna-sankcijnogo-tisku-na-rf.html" text:style-name="Internet_20_link" text:visited-style-name="Visited_20_Internet_20_Link">
<text:span text:style-name="T4">
斯洛伐克</text:span>
</text:a>
据乌克林福姆报道，4月28日上午，捷克总统帕维尔·帕维尔(帕维尔·帕维尔(Pavel Pavel))和他的斯洛伐克同事Zuzan Chopotova到达了基辅。</text:p>
      <text:p text:style-name="P4">
News Source: <text:a xlink:type="simple" xlink:href="https://www.ukrinform.ua/rubric-polytics/3702087-zelenskij-zustrivsa-z-prezidentkou-slovaccini.html" text:style-name="Internet_20_link" text:visited-style-name="Visited_20_Internet_20_Link">
https://www.ukrinform.ua/rubric-polytics/3702087-zelenskij-zustrivsa-z-prezidentkou-slovaccini.html</text:a>
</text:p>
      <!--NEWS-->
      <text:h text:style-name="P10" text:outline-level="1">
<text:span text:style-name="T4">
没有防御性禁忌 - 总统</text:span>
</text:h>
      <text:p text:style-name="P4">
作者: Ukrinform (Person)</text:p>
      <text:p text:style-name="P4">
出版商: Укринформ (Organization)</text:p>
      <text:p text:style-name="P4">
出版时间: 2023-04-28T16:28:00+03:00</text:p>
      <text:p text:style-name="P4">
修改时间: 2023-04-28T16:28:00+03:00</text:p>
      <text:p text:style-name="P4">
描述: 沃迪米尔总统Zelenskyy坚持认为，对乌克兰的国防援助供应没有限制，包括长期武器和航空。  - 乌克林。</text:p>
      <text:p text:style-name="P4">
图片: ["<text:a xlink:type="simple" xlink:href="https://static.ukrinform.com/photos/2023_04/thumb_files/630_360_1682688440-185.jpeg" text:style-name="Internet_20_link" text:visited-style-name="Visited_20_Internet_20_Link">
630_360_16826...</text:a>
"]</text:p>
      <text:p text:style-name="P4">
标签: ['Оборона', 'Зброя', 'Зеленський', 'Чапутова', 'Війна з росією', 'Петр Павел']</text:p>
      <text:p text:style-name="P4">
类型: Article</text:p>
      <!--METADATA-->
      <text:p text:style-name="P4">
<draw:frame draw:style-name="fr1" draw:name="Image97" text:anchor-type="as-char" svg:width="6.9236in" svg:height="3.956343in" draw:z-index="0">
<draw:image xlink:href="../Images/yкринформ/2023-04-28T16-28-00-03-00/630_360_1682688440-185.jpeg" xlink:type="simple" xlink:show="embed" xlink:actuate="onLoad" draw:mime-type="image/jpeg"/>
</draw:frame>
Zelensky总统庭坚持认为，乌克兰的国防援助供应不可能限制，包括长期武器和航空。</text:p>
      <text:p text:style-name="P4">
他在与捷克共和国总统和斯洛伐克·佩特罗帕维尔(斯洛伐克petropavel)和祖萨纳·查普托瓦(Zuzana放牧)的新闻发布会上的共同主席中表示了这一点。</text:p>
      <text:p text:style-name="P4">
“我认为今天对话的主要结论之一应该是结论，即安全援助中没有枢纽 - 存储禁忌。 乌克兰的每个人工防御限制只是俄罗斯联邦的常规机会。 为保护性最重要的生命提供给士兵们所需的一切绝对公平。”泽伦斯基说。</text:p>
      <text:p text:style-name="P4">
据他说，这尤其适用于长距离现代武器，航空，足够的火炮和装甲车。</text:p>
      <text:p text:style-name="P4">
“我们正在为反对意见做准备，每个人都知道。 因此，我不会表达有关我们演讲的细节。” []补充说。(https://www.ukrinform.ua/tag-prezident)。</text:p>
      <text:p text:style-name="P4">
<text:span text:style-name="T4">
另请阅读：</text:span>
 <text:a xlink:type="simple" xlink:href="https://www.ukrinform.ua/rubric-ato/3701328-zelenskij-obgovoriv-iz-radnikom-sunaka-posilenna-oboronnoi-pidtrimki-ukraini.html" text:style-name="Internet_20_link" text:visited-style-name="Visited_20_Internet_20_Link">
<text:span text:style-name="T4">
 Zelensky </text:span>
</text:a>
他强调，为乌克兰，飞机，军用托管，枪支，乌克兰人保护红色俄罗斯侵略的每一部装甲的车辆提供的每一个提供的援助，这是一种挽救的生命。</text:p>
      <text:p text:style-name="P4">
国家元首还向捷克共和国和斯洛伐克的领导人告知了那不勒斯战斗的状况以及乌克兰现在的前景。</text:p>
      <text:p text:style-name="P4">
<text:span text:style-name="T4">
另请阅读：</text:span>
 <text:a xlink:type="simple" xlink:href="https://www.ukrinform.ua/rubric-polytics/3702081-zelenskij-zustrivsa-z-prezidentom-cehii.html" text:style-name="Internet_20_link" text:visited-style-name="Visited_20_Internet_20_Link">
<text:span text:style-name="T4">
 Zelensk </text:span>
</text:a>
据乌克林福姆报道，4月28日上午，捷克总统帕维尔·帕维尔(帕维尔·帕维尔(Pavel Pavel))和他的斯洛伐克同事Zuzan Chopotova到达了基辅。</text:p>
      <text:p text:style-name="P4">
_foto：op _</text:p>
      <text:p text:style-name="P4">
News Source: <text:a xlink:type="simple" xlink:href="https://www.ukrinform.ua/rubric-polytics/3702088-u-bezpekovij-dopomozi-ukraini-ne-moze-buti-zodnih-oboronnih-tabu-prezident.html" text:style-name="Internet_20_link" text:visited-style-name="Visited_20_Internet_20_Link">
https://www.ukrinform.ua/rubric-polytics/3702088-u-bezpekovij-dopomozi-ukraini-ne-moze-buti-zodnih-oboronnih-tabu-prezident.html</text:a>
</text:p>
      <!--NEWS-->
      <text:h text:style-name="P10" text:outline-level="1">
<text:span text:style-name="T4">
在Kropyvnytskyi，他们向五名乌克兰战士说再见</text:span>
</text:h>
      <text:p text:style-name="P4">
作者: Ukrinform (Person)</text:p>
      <text:p text:style-name="P4">
出版商: Укринформ (Organization)</text:p>
      <text:p text:style-name="P4">
出版时间: 2023-04-28T16:28:49+03:00</text:p>
      <text:p text:style-name="P4">
修改时间: 2023-04-28T16:28:49+03:00</text:p>
      <text:p text:style-name="P4">
描述: 4月28日，星期五，在Kropyvnytskyi向乌克兰的五名捍卫者道别。  - 乌克林。</text:p>
      <text:p text:style-name="P4">
图片: ["<text:a xlink:type="simple" xlink:href="https://static.ukrinform.com/photos/2023_04/thumb_files/630_360_1682687249-5941.jpeg" text:style-name="Internet_20_link" text:visited-style-name="Visited_20_Internet_20_Link">
630_360_16826...</text:a>
", "<text:a xlink:type="simple" xlink:href="https://static.ukrinform.com/photos/2023_04/thumb_files/630_360_1682687251-2237.jpeg" text:style-name="Internet_20_link" text:visited-style-name="Visited_20_Internet_20_Link">
630_360_16826...</text:a>
", "<text:a xlink:type="simple" xlink:href="https://static.ukrinform.com/photos/2023_04/thumb_files/630_360_1682687249-3653.jpeg" text:style-name="Internet_20_link" text:visited-style-name="Visited_20_Internet_20_Link">
630_360_16826...</text:a>
", "<text:a xlink:type="simple" xlink:href="https://static.ukrinform.com/photos/2023_04/thumb_files/630_360_1682687249-6268.jpeg" text:style-name="Internet_20_link" text:visited-style-name="Visited_20_Internet_20_Link">
630_360_16826...</text:a>
", "<text:a xlink:type="simple" xlink:href="https://static.ukrinform.com/photos/2023_04/thumb_files/630_360_1682687249-3616.jpeg" text:style-name="Internet_20_link" text:visited-style-name="Visited_20_Internet_20_Link">
630_360_16826...</text:a>
", "<text:a xlink:type="simple" xlink:href="https://static.ukrinform.com/photos/2023_04/thumb_files/630_360_1682687249-5712.jpeg" text:style-name="Internet_20_link" text:visited-style-name="Visited_20_Internet_20_Link">
630_360_16826...</text:a>
", "<text:a xlink:type="simple" xlink:href="https://static.ukrinform.com/photos/2023_04/thumb_files/630_360_1682687251-8583.jpeg" text:style-name="Internet_20_link" text:visited-style-name="Visited_20_Internet_20_Link">
630_360_16826...</text:a>
", "<text:a xlink:type="simple" xlink:href="https://static.ukrinform.com/photos/2023_04/thumb_files/630_360_1682687250-3758.jpeg" text:style-name="Internet_20_link" text:visited-style-name="Visited_20_Internet_20_Link">
630_360_16826...</text:a>
", "<text:a xlink:type="simple" xlink:href="https://static.ukrinform.com/photos/2023_04/thumb_files/630_360_1682687250-2777.jpeg" text:style-name="Internet_20_link" text:visited-style-name="Visited_20_Internet_20_Link">
630_360_16826...</text:a>
", "<text:a xlink:type="simple" xlink:href="https://static.ukrinform.com/photos/2023_04/thumb_files/630_360_1682687250-1867.jpeg" text:style-name="Internet_20_link" text:visited-style-name="Visited_20_Internet_20_Link">
630_360_16826...</text:a>
", "<text:a xlink:type="simple" xlink:href="https://static.ukrinform.com/photos/2023_04/thumb_files/630_360_1682687250-1599.jpeg" text:style-name="Internet_20_link" text:visited-style-name="Visited_20_Internet_20_Link">
630_360_16826...</text:a>
", "<text:a xlink:type="simple" xlink:href="https://static.ukrinform.com/photos/2023_04/thumb_files/630_360_1682687251-5718.jpeg" text:style-name="Internet_20_link" text:visited-style-name="Visited_20_Internet_20_Link">
630_360_16826...</text:a>
", "<text:a xlink:type="simple" xlink:href="https://static.ukrinform.com/photos/2023_04/thumb_files/630_360_1682687249-7964.jpeg" text:style-name="Internet_20_link" text:visited-style-name="Visited_20_Internet_20_Link">
630_360_16826...</text:a>
"]</text:p>
      <text:p text:style-name="P4">
标签: ['Кропивницький', 'Прощання', 'Загибель', 'Війна з росією']</text:p>
      <text:p text:style-name="P4">
类型: Article</text:p>
      <!--METADATA-->
      <text:p text:style-name="P4">
<draw:frame draw:style-name="fr1" draw:name="Image98" text:anchor-type="as-char" svg:width="6.9236in" svg:height="3.956343in" draw:z-index="0">
<draw:image xlink:href="../Images/yкринформ/2023-04-28T16-28-49-03-00/630_360_1682687249-5941.jpeg" xlink:type="simple" xlink:show="embed" xlink:actuate="onLoad" draw:mime-type="image/jpeg"/>
</draw:frame>
4月28日，在Kropyvnytskyi向乌克兰的五名捍卫者道别。</text:p>
      <text:p text:style-name="P4">
关于它报告了[] Kropyvnytskyi市议会(http://www.facebook.com/krrada.official/posts/pfbid02XVabRhV6vWiMiWLymCCUKmBBoku4TMXQ371p7P6BGY9wkfjGFkTQjG4AJoKJgEqnl)，报道乌克林福姆。</text:p>
      <text:p text:style-name="P4">
正如所指出的那样，这位39岁的突击营Yevgenyngnen的副指挥官于4月21日在顿涅茨克地区的Konstantinovka地区去世。 26岁的团体指挥官Oleksandr Chernihiv中尉于4月24日去世，侦察部Yuriy Semenov-March-March 6，2022年，32岁的高级运营商在Volnovakhi附近。</text:p>
      <text:p text:style-name="P4">
迫击炮计算的驾驶员高级中士尤里·林查科夫(Yuri Lychakov)于82022年10月在霍尔森地区解放之战中去世。 他53岁。</text:p>
      <text:p text:style-name="P4">
2023年4月23日，这位44岁高级塞尔盖·佩丹(Sergey Pedan)的海军陆战队的心脏停止了。死者的追悼会由Kropyvnytskyi和Golovanovsky Mark举行。</text:p>
      <text:p text:style-name="P4">
News Source: <text:a xlink:type="simple" xlink:href="https://www.ukrinform.ua/rubric-regions/3702089-u-kropivnickomu-poprosalisa-iz-patma-ukrainskimi-bijcami.html" text:style-name="Internet_20_link" text:visited-style-name="Visited_20_Internet_20_Link">
https://www.ukrinform.ua/rubric-regions/3702089-u-kropivnickomu-poprosalisa-iz-patma-ukrainskimi-bijcami.html</text:a>
</text:p>
      <!--NEWS-->
      <text:h text:style-name="P10" text:outline-level="1">
<text:span text:style-name="T4">
Transcarpathia中的UOC -MP大教堂将被评判针对宗教仇恨的点火</text:span>
</text:h>
      <text:p text:style-name="P4">
作者: Ukrinform (Person)</text:p>
      <text:p text:style-name="P4">
出版商: Укринформ (Organization)</text:p>
      <text:p text:style-name="P4">
出版时间: 2023-04-28T16:33:46+03:00</text:p>
      <text:p text:style-name="P4">
修改时间: 2023-04-28T16:33:46+03:00</text:p>
      <text:p text:style-name="P4">
描述: 在法院将忍受Transcarpathia的UOC -MP神庙的住持，SBU暴露于照明宗教仇恨。 它是Uzhgorod大教堂的校长。  - 乌克林。</text:p>
      <text:p text:style-name="P4">
图片: ["<text:a xlink:type="simple" xlink:href="https://static.ukrinform.com/photos/2018_06/thumb_files/630_360_1528220600-6345.jpg" text:style-name="Internet_20_link" text:visited-style-name="Visited_20_Internet_20_Link">
630_360_15282...</text:a>
", "<text:a xlink:type="simple" xlink:href="https://static.ukrinform.com/photos/2023_04/1682688716-425.jpg" text:style-name="Internet_20_link" text:visited-style-name="Visited_20_Internet_20_Link">
1682688716-42...</text:a>
"]</text:p>
      <text:p text:style-name="P4">
标签: ['Релігія', 'СБУ', 'Страсбург', 'Суд', 'УПЦ МП', 'Закарпаття', 'Священник']</text:p>
      <text:p text:style-name="P4">
类型: Article</text:p>
      <!--METADATA-->
      <text:p text:style-name="P4">
<draw:frame draw:style-name="fr1" draw:name="Image99" text:anchor-type="as-char" svg:width="6.9236in" svg:height="3.956343in" draw:z-index="0">
<draw:image xlink:href="../Images/yкринформ/2023-04-28T16-33-46-03-00/630_360_1528220600-6345.jpg" xlink:type="simple" xlink:show="embed" xlink:actuate="onLoad" draw:mime-type="image/jpeg"/>
</draw:frame>
SBU暴露于宗教仇恨的SBU，将出现Transcarpathia的UOC -MP神庙的校长。 它是关于乌兹戈罗德大教堂的住持。</text:p>
      <text:p text:style-name="P4">
关于它在[]中报告(https://www.facebook.com/ssu.uzhhorod/posts/pfbid0Ldz52YLYJfsv6umDrvKm8jLpLfUJUgase9cMRziqgWWjT1X3oZnxoyc1s1RtPvFNl)据报道，跨电视区域的SBU管理。</text:p>
      <text:p text:style-name="P4">
<draw:frame draw:style-name="fr1" draw:name="Image100" text:anchor-type="as-char" svg:width="6.9236in" svg:height="7.358892in" draw:z-index="0">
<draw:image xlink:href="../Images/yкринформ/2023-04-28T16-33-46-03-00/1682688716-425.jpg" xlink:type="simple" xlink:show="embed" xlink:actuate="onLoad" draw:mime-type="image/jpeg"/>
</draw:frame>
“根据SBU材料，对跨vozdvizhensky大教堂的校长进行了预审调查( <text:a xlink:type="simple" xlink:href="https://www.ukrinform.ua/tag-upc-mp" text:style-name="Internet_20_link" text:visited-style-name="Visited_20_Internet_20_Link">
 </text:a>
- 命令。)在Uzhgorod，涉嫌点燃宗教居住。 对他的起诉被送交法院，”  - 证词写道。</text:p>
      <text:p text:style-name="P4">
注意到，牧师被指控为第161条(根据种族，国家，地区网络，宗教信仰以及其他理由，违反公民的平等)乌克兰的刑法。</text:p>
      <text:p text:style-name="P4">
<text:span text:style-name="T4">
另请阅读：</text:span>
 <text:a xlink:type="simple" xlink:href="https://www.ukrinform.ua/rubric-society/3702042-ogolosili-pidozru-poslusniku-pocaivskoi-lavri-akij-vipravdovuvav-rosijsku-agresiu.html" text:style-name="Internet_20_link" text:visited-style-name="Visited_20_Internet_20_Link">
</text:a>
根据SBU的说法，今年3月，怀疑这座寺庙的校长。已确定去年12月，他反复公开侮辱乌克兰人的宗教感情，乌克兰人表示希望在12月25日庆祝圣诞节。</text:p>
      <text:p text:style-name="P4">
当牧师降低其他教派公民的宗教感时，SBU的工作人员记录了7集，并试图形成对他们的敌意。</text:p>
      <text:p text:style-name="P4">
乌克兰安全部在跨多个地区的安全部以及Zakakarpattya地区的州警察进行了区域检察官办公室的程序指导，采取了暴露罪行的措施。</text:p>
      <text:p text:style-name="P4">
News Source: <text:a xlink:type="simple" xlink:href="https://www.ukrinform.ua/rubric-regions/3702091-nastoatela-soboru-upc-mp-na-zakarpatti-suditimut-za-rozpaluvanna-religijnoi-nenavisti.html" text:style-name="Internet_20_link" text:visited-style-name="Visited_20_Internet_20_Link">
https://www.ukrinform.ua/rubric-regions/3702091-nastoatela-soboru-upc-mp-na-zakarpatti-suditimut-za-rozpaluvanna-religijnoi-nenavisti.html</text:a>
</text:p>
      <!--NEWS-->
      <text:h text:style-name="P10" text:outline-level="1">
<text:span text:style-name="T4">
乌克兰的反击不应被视为最后战斗-Kuleba</text:span>
</text:h>
      <text:p text:style-name="P4">
作者: Ukrinform (Person)</text:p>
      <text:p text:style-name="P4">
出版商: Укринформ (Organization)</text:p>
      <text:p text:style-name="P4">
出版时间: 2023-04-28T16:41:00+03:00</text:p>
      <text:p text:style-name="P4">
修改时间: 2023-04-28T16:41:00+03:00</text:p>
      <text:p text:style-name="P4">
描述: 要说乌克兰的反击将是最后一场战斗，只有在战斗完成以及是否会导致乌克兰领土的完全解放之后，才有可能。  - 乌克林。</text:p>
      <text:p text:style-name="P4">
图片: ["<text:a xlink:type="simple" xlink:href="https://static.ukrinform.com/photos/2023_04/thumb_files/630_360_1682690003-195.jpg" text:style-name="Internet_20_link" text:visited-style-name="Visited_20_Internet_20_Link">
630_360_16826...</text:a>
"]</text:p>
      <text:p text:style-name="P4">
标签: ['Дмитро Кулеба', 'Війна з росією', 'Контрнаступ']</text:p>
      <text:p text:style-name="P4">
类型: Article</text:p>
      <!--METADATA-->
      <text:p text:style-name="P4">
<draw:frame draw:style-name="fr1" draw:name="Image101" text:anchor-type="as-char" svg:width="6.9236in" svg:height="3.956343in" draw:z-index="0">
<draw:image xlink:href="../Images/yкринформ/2023-04-28T16-41-00-03-00/630_360_1682690003-195.jpg" xlink:type="simple" xlink:show="embed" xlink:actuate="onLoad" draw:mime-type="image/jpeg"/>
</draw:frame>
要说乌克兰的反对意见将是最后一场战斗，只有战斗的下午才有可能导致乌克兰领土的充分解放。</text:p>
      <text:p text:style-name="P4">
乌克林福音通讯员的报道，这是由乌克兰外交部联合国内流离失所者乌克兰·德米特里·库莱布(Ukraine Dmitry Kuleb)在北欧外交部的国内流离失所者和在敖德萨举行的波罗的海新闻发布会上指出的。</text:p>
      <text:p text:style-name="P4">
“我们确实讨论了反性别的问题。 我将两个信号交给了我的同事，它们似乎分裂了。 首先，这种反攻不应被视为最后一场战斗。 最后一场战斗将是导致乌克兰领土的完全解放的战斗，但这是只能在战斗开始的结论，而不是一开始。”他说。</text:p>
      <text:p text:style-name="P4">
<text:span text:style-name="T4">
另请阅读：</text:span>
 <text:a xlink:type="simple" xlink:href="https://www.ukrinform.ua/rubric-ato/3701419-reznikov-pro-kontrnastup-ocikuvanna-peregriti-pocatok-mae-buti-nespodivanim.html" text:style-name="Internet_20_link" text:visited-style-name="Visited_20_Internet_20_Link">
<text:span text:style-name="T4">
反性</text:span>
</text:a>
Dmytro Kuleba警告说，得出结论的人，这是决定性的，扭曲了图片和努力。 他认为，只能说乌克兰实现了所有目标，或者需要一个野蛮的反击。</text:p>
      <text:p text:style-name="P4">
“我们将战斗直到我们解放我们的领土。 一切都很清楚。 如果我们需要一个反辩论的人，将会有一个反对意见；如果两个或更多的是两个或更多。”乌克兰外交官的负责人强调。</text:p>
      <text:p text:style-name="P4">
部长还指出，他不知道何时开始操作，并且已经解决了。</text:p>
      <text:p text:style-name="P4">
<text:span text:style-name="T4">
另请阅读：</text:span>
 <text:a xlink:type="simple" xlink:href="https://www.ukrinform.ua/rubric-ato/3700604-nicogo-spilnogo-z-realnistu-malar-prokomentuvala-kinosni-scenarii-kontrnastupu.html" text:style-name="Internet_20_link" text:visited-style-name="Visited_20_Internet_20_Link">
<text:span text:style-name="T4">
反性</text:span>
</text:a>
正如乌克林福姆报道的，星期五<text:a xlink:type="simple" xlink:href="https://www.ukrinform.ua/tag-odesa" text:style-name="Internet_20_link" text:visited-style-name="Visited_20_Internet_20_Link">
</text:a>
乌克兰，拉脱维亚，丹麦，爱沙尼亚，冰岛，立陶宛，挪威，瑞典和副国家秘书处的部长参观了这次访问。</text:p>
      <text:p text:style-name="P4">
<text:span text:style-name="T5">
foto：Twitter / dmytro kuleba</text:span>
</text:p>
      <text:p text:style-name="P4">
去年11月，北欧外交部和巴尔顿省的外交部继续提供政治和实践支持，以确保乌克兰的保护能力。</text:p>
      <text:p text:style-name="P4">
News Source: <text:a xlink:type="simple" xlink:href="https://www.ukrinform.ua/rubric-ato/3702092-kontrnastup-ukraini-ne-slid-vvazati-finalnou-bitvou-kuleba.html" text:style-name="Internet_20_link" text:visited-style-name="Visited_20_Internet_20_Link">
https://www.ukrinform.ua/rubric-ato/3702092-kontrnastup-ukraini-ne-slid-vvazati-finalnou-bitvou-kuleba.html</text:a>
</text:p>
      <!--NEWS-->
      <text:h text:style-name="P10" text:outline-level="1">
<text:span text:style-name="T4">
在利维夫，献给以色列国歌的作者的壁画被开放</text:span>
</text:h>
      <text:p text:style-name="P4">
作者: Ukrinform (Person)</text:p>
      <text:p text:style-name="P4">
出版商: Укринформ (Organization)</text:p>
      <text:p text:style-name="P4">
出版时间: 2023-04-28T16:41:58+03:00</text:p>
      <text:p text:style-name="P4">
修改时间: 2023-04-28T16:41:58+03:00</text:p>
      <text:p text:style-name="P4">
描述: 在利维夫（Lviv），在宣告以色列独立的75周年之前，由壁画“阿蒂克瓦·纳迪亚（Atikva-Nadia）”开放，该壁画专门献给了赫特（Hertz of Hertz of Ginger-a）的赫尔兹（Hertz of Hertz以色列国歌。  - 乌克林。</text:p>
      <text:p text:style-name="P4">
图片: ["<text:a xlink:type="simple" xlink:href="https://static.ukrinform.com/photos/2023_04/thumb_files/630_360_1682686700-2579.jpeg" text:style-name="Internet_20_link" text:visited-style-name="Visited_20_Internet_20_Link">
630_360_16826...</text:a>
", "<text:a xlink:type="simple" xlink:href="https://static.ukrinform.com/photos/2023_04/thumb_files/630_360_1682686700-3035.jpeg" text:style-name="Internet_20_link" text:visited-style-name="Visited_20_Internet_20_Link">
630_360_16826...</text:a>
", "<text:a xlink:type="simple" xlink:href="https://static.ukrinform.com/photos/2023_04/thumb_files/630_360_1682686698-3472.jpeg" text:style-name="Internet_20_link" text:visited-style-name="Visited_20_Internet_20_Link">
630_360_16826...</text:a>
", "<text:a xlink:type="simple" xlink:href="https://static.ukrinform.com/photos/2023_04/thumb_files/630_360_1682686698-8024.jpeg" text:style-name="Internet_20_link" text:visited-style-name="Visited_20_Internet_20_Link">
630_360_16826...</text:a>
", "<text:a xlink:type="simple" xlink:href="https://static.ukrinform.com/photos/2023_04/thumb_files/630_360_1682686698-1068.jpeg" text:style-name="Internet_20_link" text:visited-style-name="Visited_20_Internet_20_Link">
630_360_16826...</text:a>
", "<text:a xlink:type="simple" xlink:href="https://static.ukrinform.com/photos/2023_04/thumb_files/630_360_1682686698-1120.jpeg" text:style-name="Internet_20_link" text:visited-style-name="Visited_20_Internet_20_Link">
630_360_16826...</text:a>
", "<text:a xlink:type="simple" xlink:href="https://static.ukrinform.com/photos/2023_04/thumb_files/630_360_1682686698-7246.jpeg" text:style-name="Internet_20_link" text:visited-style-name="Visited_20_Internet_20_Link">
630_360_16826...</text:a>
", "<text:a xlink:type="simple" xlink:href="https://static.ukrinform.com/photos/2023_04/thumb_files/630_360_1682686699-2512.jpeg" text:style-name="Internet_20_link" text:visited-style-name="Visited_20_Internet_20_Link">
630_360_16826...</text:a>
", "<text:a xlink:type="simple" xlink:href="https://static.ukrinform.com/photos/2023_04/thumb_files/630_360_1682686699-4216.jpeg" text:style-name="Internet_20_link" text:visited-style-name="Visited_20_Internet_20_Link">
630_360_16826...</text:a>
", "<text:a xlink:type="simple" xlink:href="https://static.ukrinform.com/photos/2023_04/thumb_files/630_360_1682686699-6983.jpeg" text:style-name="Internet_20_link" text:visited-style-name="Visited_20_Internet_20_Link">
630_360_16826...</text:a>
", "<text:a xlink:type="simple" xlink:href="https://static.ukrinform.com/photos/2023_04/thumb_files/630_360_1682686700-6268.jpeg" text:style-name="Internet_20_link" text:visited-style-name="Visited_20_Internet_20_Link">
630_360_16826...</text:a>
"]</text:p>
      <text:p text:style-name="P4">
标签: ['Гімн', 'Ізраїль', 'Львів', 'Мурал']</text:p>
      <text:p text:style-name="P4">
类型: Article</text:p>
      <!--METADATA-->
      <text:p text:style-name="P4">
<draw:frame draw:style-name="fr1" draw:name="Image102" text:anchor-type="as-char" svg:width="6.9236in" svg:height="3.956343in" draw:z-index="0">
<draw:image xlink:href="../Images/yкринформ/2023-04-28T16-41-58-03-00/630_360_1682686700-2579.jpeg" xlink:type="simple" xlink:show="embed" xlink:actuate="onLoad" draw:mime-type="image/jpeg"/>
</draw:frame>
在利维夫(Lviv)，《以色列独立宣言75周年》是由壁画“阿蒂克瓦·纳迪亚(Atikva-Nadia)”开放的，该壁画专门献给赫兹·吉格(Herz Ginger)的赫尔茨(Herz Ginger-a Ginger-a)赫尔茨(Naftali以色列国歌。</text:p>
      <text:p text:style-name="P4">
这是乌克利福通讯员的报道。</text:p>
      <text:p text:style-name="P4">
<draw:frame draw:style-name="fr1" draw:name="Image103" text:anchor-type="as-char" svg:width="6.9236in" svg:height="3.956343in" draw:z-index="0">
<draw:image xlink:href="../Images/yкринформ/2023-04-28T16-41-58-03-00/630_360_1682686700-3035.jpeg" xlink:type="simple" xlink:show="embed" xlink:actuate="onLoad" draw:mime-type="image/jpeg"/>
</draw:frame>
在利维夫(Lviv(Images/yкринформ/2023-04-28T16-41-58-03-00/630_360_1682686700-3035.jpeg)](https://static.ukrinform.com/photos/2023_04/1682686700-3035.jpeg) <text:a xlink:type="simple" xlink:href="https://static.ukrinform.com/photos/2023_04/1682686698-3472.jpeg" text:style-name="Internet_20_link" text:visited-style-name="Visited_20_Internet_20_Link">
<draw:frame draw:style-name="fr1" draw:name="Image104" text:anchor-type="as-char" svg:width="6.9236in" svg:height="3.956343in" draw:z-index="0">
<draw:image xlink:href="../Images/yкринформ/2023-04-28T16-41-58-03-00/630_360_1682686698-3472.jpeg" xlink:type="simple" xlink:show="embed" xlink:actuate="onLoad" draw:mime-type="image/jpeg"/>
</draw:frame>
</text:a>
 <text:a xlink:type="simple" xlink:href="https://static.ukrinform.com/photos/2023_04/1682686698-8024.jpeg" text:style-name="Internet_20_link" text:visited-style-name="Visited_20_Internet_20_Link">
<draw:frame draw:style-name="fr1" draw:name="Image105" text:anchor-type="as-char" svg:width="6.9236in" svg:height="3.956343in" draw:z-index="0">
<draw:image xlink:href="../Images/yкринформ/2023-04-28T16-41-58-03-00/630_360_1682686698-8024.jpeg" xlink:type="simple" xlink:show="embed" xlink:actuate="onLoad" draw:mime-type="image/jpeg"/>
</draw:frame>
</text:a>
 <text:a xlink:type="simple" xlink:href="https://static.ukrinform.com/photos/2023_04/1682686698-1068.jpeg" text:style-name="Internet_20_link" text:visited-style-name="Visited_20_Internet_20_Link">
<draw:frame draw:style-name="fr1" draw:name="Image106" text:anchor-type="as-char" svg:width="6.9236in" svg:height="3.956343in" draw:z-index="0">
<draw:image xlink:href="../Images/yкринформ/2023-04-28T16-41-58-03-00/630_360_1682686698-1068.jpeg" xlink:type="simple" xlink:show="embed" xlink:actuate="onLoad" draw:mime-type="image/jpeg"/>
</draw:frame>
</text:a>
 <text:a xlink:type="simple" xlink:href="https://static.ukrinform.com/photos/2023_04/1682686698-1120.jpeg" text:style-name="Internet_20_link" text:visited-style-name="Visited_20_Internet_20_Link">
<draw:frame draw:style-name="fr1" draw:name="Image107" text:anchor-type="as-char" svg:width="6.9236in" svg:height="3.956343in" draw:z-index="0">
<draw:image xlink:href="../Images/yкринформ/2023-04-28T16-41-58-03-00/630_360_1682686698-1120.jpeg" xlink:type="simple" xlink:show="embed" xlink:actuate="onLoad" draw:mime-type="image/jpeg"/>
</draw:frame>
</text:a>
 <text:a xlink:type="simple" xlink:href="https://static.ukrinform.com/photos/2023_04/1682686698-7246.jpeg" text:style-name="Internet_20_link" text:visited-style-name="Visited_20_Internet_20_Link">
<draw:frame draw:style-name="fr1" draw:name="Image108" text:anchor-type="as-char" svg:width="6.9236in" svg:height="3.956343in" draw:z-index="0">
<draw:image xlink:href="../Images/yкринформ/2023-04-28T16-41-58-03-00/630_360_1682686698-7246.jpeg" xlink:type="simple" xlink:show="embed" xlink:actuate="onLoad" draw:mime-type="image/jpeg"/>
</draw:frame>
</text:a>
 <text:a xlink:type="simple" xlink:href="https://static.ukrinform.com/photos/2023_04/1682686699-2512.jpeg" text:style-name="Internet_20_link" text:visited-style-name="Visited_20_Internet_20_Link">
<draw:frame draw:style-name="fr1" draw:name="Image109" text:anchor-type="as-char" svg:width="6.9236in" svg:height="3.956343in" draw:z-index="0">
<draw:image xlink:href="../Images/yкринформ/2023-04-28T16-41-58-03-00/630_360_1682686699-2512.jpeg" xlink:type="simple" xlink:show="embed" xlink:actuate="onLoad" draw:mime-type="image/jpeg"/>
</draw:frame>
</text:a>
 <text:a xlink:type="simple" xlink:href="https://static.ukrinform.com/photos/2023_04/1682686699-4216.jpeg" text:style-name="Internet_20_link" text:visited-style-name="Visited_20_Internet_20_Link">
<draw:frame draw:style-name="fr1" draw:name="Image110" text:anchor-type="as-char" svg:width="6.9236in" svg:height="3.956343in" draw:z-index="0">
<draw:image xlink:href="../Images/yкринформ/2023-04-28T16-41-58-03-00/630_360_1682686699-4216.jpeg" xlink:type="simple" xlink:show="embed" xlink:actuate="onLoad" draw:mime-type="image/jpeg"/>
</draw:frame>
</text:a>
 <text:a xlink:type="simple" xlink:href="https://static.ukrinform.com/photos/2023_04/1682686699-6983.jpeg" text:style-name="Internet_20_link" text:visited-style-name="Visited_20_Internet_20_Link">
<draw:frame draw:style-name="fr1" draw:name="Image111" text:anchor-type="as-char" svg:width="6.9236in" svg:height="3.956343in" draw:z-index="0">
<draw:image xlink:href="../Images/yкринформ/2023-04-28T16-41-58-03-00/630_360_1682686699-6983.jpeg" xlink:type="simple" xlink:show="embed" xlink:actuate="onLoad" draw:mime-type="image/jpeg"/>
</draw:frame>
</text:a>
 <text:a xlink:type="simple" xlink:href="https://static.ukrinform.com/photos/2023_04/1682686700-6268.jpeg" text:style-name="Internet_20_link" text:visited-style-name="Visited_20_Internet_20_Link">
<draw:frame draw:style-name="fr1" draw:name="Image112" text:anchor-type="as-char" svg:width="6.9236in" svg:height="3.956343in" draw:z-index="0">
<draw:image xlink:href="../Images/yкринформ/2023-04-28T16-41-58-03-00/630_360_1682686700-6268.jpeg" xlink:type="simple" xlink:show="embed" xlink:actuate="onLoad" draw:mime-type="image/jpeg"/>
</draw:frame>
</text:a>
 <text:a xlink:type="simple" xlink:href="https://static.ukrinform.com/photos/2023_04/1682686700-2579.jpeg" text:style-name="Internet_20_link" text:visited-style-name="Visited_20_Internet_20_Link">
<draw:frame draw:style-name="fr1" draw:name="Image113" text:anchor-type="as-char" svg:width="6.9236in" svg:height="3.956343in" draw:z-index="0">
<draw:image xlink:href="../Images/yкринформ/2023-04-28T16-41-58-03-00/630_360_1682686700-2579.jpeg" xlink:type="simple" xlink:show="embed" xlink:actuate="onLoad" draw:mime-type="image/jpeg"/>
</draw:frame>
</text:a>
“今天，我们向写下以色列国歌的人打开壁画。我认为，这将帮助我们更好地了解彼此，并在乌克兰和以色列之间变得如此掌握，”城市主席在开幕式上说。 <text:a xlink:type="simple" xlink:href="https://www.ukrinform.ua/tag-lviv" text:style-name="Internet_20_link" text:visited-style-name="Visited_20_Internet_20_Link">
</text:a>
Andriy Sadovy。Atikva-Nadia壁画在街上开放。 姆斯蒂斯拉夫·乌达尼亲王。 一次，克拉科夫郊区的伟大犹太教堂建于1632年，是第二次世界大战期间由纳粹建造的。</text:p>
      <text:p text:style-name="P4">
庄严的事件定时安排了以色列独立宣布的75周年(14草1948 p。)“壁画开放的地点和时间并不是很快 - 以色列75周年的那天，世界各地数百万的人将在150年前宣布lviv naftala hertz本地人写的话伊伯。 塞斯洛娃(Ceslova)从小就知道以色列的每个以色列人。</text:p>
      <text:p text:style-name="P4">
<text:span text:style-name="T4">
另请阅读：</text:span>
 <text:a xlink:type="simple" xlink:href="https://www.ukrinform.ua/rubric-regions/3701244-v-irpeni-stvoruut-mural-prisvacenij-artemsoli-bahmutu-j-soledaru.html" text:style-name="Internet_20_link" text:visited-style-name="Visited_20_Internet_20_Link">
<text:span text:style-name="T4">
壁画</text:span>
</text:a>
专门针对吉伯的壁画是由以色列国在乌克兰的大使馆发起的伟大艺术艺术符合历史的一部分，乌克兰是在不同城市连续第三次持续的第三位。 它的目的是让乌克兰艺术家参与描绘以色列杰出人物的壁画：作家，诗人，公共人物，出生于乌克兰的蒂基姆斯蒂(Tikhimsti)，他们的童年和青春期发生了。 描绘了七个少年七居的第一个壁画是由奥德萨姆(Odessaam)的艺术家莱斯·柳(Lesya Willow)创建的，扎霍宾斯基(Zhabotinsky)一生都在这里度过了一年的第一年。 著名以色列诗人塞尔达·施涅森·史顿·玛沙科夫斯基(Schneers-Mashakovsky)的第二张图片在2021年7月绘制了著名的当地艺术家壁画瓦莱(Valery)色彩。</text:p>
      <text:p text:style-name="P4">
News Source: <text:a xlink:type="simple" xlink:href="https://www.ukrinform.ua/rubric-culture/3702093-u-lvovi-vidkrili-mural-prisvacenij-avtoru-derzavnogo-gimnu-izrailu.html" text:style-name="Internet_20_link" text:visited-style-name="Visited_20_Internet_20_Link">
https://www.ukrinform.ua/rubric-culture/3702093-u-lvovi-vidkrili-mural-prisvacenij-avtoru-derzavnogo-gimnu-izrailu.html</text:a>
</text:p>
      <!--NEWS-->
      <text:h text:style-name="P10" text:outline-level="1">
<text:span text:style-name="T4">
在赫尔森地区的两个定居点中，电力恢复了</text:span>
</text:h>
      <text:p text:style-name="P4">
作者: Ukrinform (Person)</text:p>
      <text:p text:style-name="P4">
出版商: Укринформ (Organization)</text:p>
      <text:p text:style-name="P4">
出版时间: 2023-04-28T16:49:04+03:00</text:p>
      <text:p text:style-name="P4">
修改时间: 2023-04-28T16:49:04+03:00</text:p>
      <text:p text:style-name="P4">
描述: 能源在赫尔森地区的两个定居点中恢复了电源 - 在诺瓦亚历山德罗夫斯克和达里夫社区的村庄中。  - 乌克林。</text:p>
      <text:p text:style-name="P4">
图片: ["<text:a xlink:type="simple" xlink:href="https://static.ukrinform.com/photos/2017_11/thumb_files/630_360_1512026904-1128.jpg" text:style-name="Internet_20_link" text:visited-style-name="Visited_20_Internet_20_Link">
630_360_15120...</text:a>
"]</text:p>
      <text:p text:style-name="P4">
标签: ['Деокупація', 'Херсонщина', 'Електропостачання']</text:p>
      <text:p text:style-name="P4">
类型: Article</text:p>
      <!--METADATA-->
      <text:p text:style-name="P4">
<draw:frame draw:style-name="fr1" draw:name="Image114" text:anchor-type="as-char" svg:width="6.9236in" svg:height="3.956343in" draw:z-index="0">
<draw:image xlink:href="../Images/yкринформ/2023-04-28T16-49-04-03-00/630_360_1512026904-1128.jpg" xlink:type="simple" xlink:show="embed" xlink:actuate="onLoad" draw:mime-type="image/jpeg"/>
</draw:frame>
能源在赫尔森地区的两个定居点恢复了电源 - 诺克·亚历山大(Novo Aleksandriv)和达里夫(Daryev)社区的大学。</text:p>
      <text:p text:style-name="P4">
正如乌克林福姆报道的那样，它报告了<text:a xlink:type="simple" xlink:href="https://t.me/khersonskaODA/5429" text:style-name="Internet_20_link" text:visited-style-name="Visited_20_Internet_20_Link">
</text:a>
。</text:p>
      <text:p text:style-name="P4">
“能量已经恢复<text:a xlink:type="simple" xlink:href="https://www.ukrinform.ua/tag-elektropostacanna" text:style-name="Internet_20_link" text:visited-style-name="Visited_20_Internet_20_Link">
</text:a>
赫尔森地区的两个定居点。</text:p>
      <text:p text:style-name="P4">
如图所述，奇卡洛沃(Chkalovo)村，Novo Alexandrovsky Gromad和Mykilsk Daryev村与网络相连。 通常，将364个订户连接到网络。</text:p>
      <text:p text:style-name="P4">
反过来，如<text:a xlink:type="simple" xlink:href="https://t.me/olexandrprokudin/375" text:style-name="Internet_20_link" text:visited-style-name="Visited_20_Internet_20_Link">
</text:a>
 <text:a xlink:type="simple" xlink:href="https://t.me/olexandrprokudin/375" text:style-name="Internet_20_link" text:visited-style-name="Visited_20_Internet_20_Link">
</text:a>
 <text:a xlink:type="simple" xlink:href="https://t.me/olexandrprokudin/375" text:style-name="Internet_20_link" text:visited-style-name="Visited_20_Internet_20_Link">
 </text:a>
霍尔森地区军事行政部门亚历山大·普罗普林(Alexander Proudin)负责人，能源返回遭受芽菜的居民居民的家中。 特别是，通过俄罗斯炮击没有光，贝斯拉夫，shlyakhov，Tomarin和Novoberlav的居民仍然存在。 专家迅速消失了，因此现在这些定居点亮了。</text:p>
      <text:p text:style-name="P4">
<text:span text:style-name="T4">
另请阅读：</text:span>
 <text:a xlink:type="simple" xlink:href="https://www.ukrinform.ua/rubric-vidbudova/3701651-na-hersonsini-vidnovili-dvi-perepravi-cerez-ricku-ingulec.html" text:style-name="Internet_20_link" text:visited-style-name="Visited_20_Internet_20_Link">
</text:a>
在俄罗斯袭击之后，在赫尔森地区，在诺瓦黎明，托米尼亚·巴尔卡，索菲耶夫卡，斯坦尼斯拉夫，奥利克斯兰维卡和塔图拉·塔图拉·塔塔夫里伊斯基恢复了灯光。</text:p>
      <text:p text:style-name="P4">
正如俄罗斯军队在4月27日被解雇的俄罗斯军队乌克林福姆报道的那样。</text:p>
      <text:p text:style-name="P4">
News Source: <text:a xlink:type="simple" xlink:href="https://www.ukrinform.ua/rubric-vidbudova/3702098-u-dvoh-naselenih-punktah-hersonsini-vidnovili-elektropostacanna.html" text:style-name="Internet_20_link" text:visited-style-name="Visited_20_Internet_20_Link">
https://www.ukrinform.ua/rubric-vidbudova/3702098-u-dvoh-naselenih-punktah-hersonsini-vidnovili-elektropostacanna.html</text:a>
</text:p>
      <!--NEWS-->
      <text:h text:style-name="P10" text:outline-level="1">
<text:span text:style-name="T4">
Shakhtar制作了Cambek并在UPL击败Kolos</text:span>
</text:h>
      <text:p text:style-name="P4">
作者: Ukrinform (Person)</text:p>
      <text:p text:style-name="P4">
出版商: Укринформ (Organization)</text:p>
      <text:p text:style-name="P4">
出版时间: 2023-04-28T16:51:51+03:00</text:p>
      <text:p text:style-name="P4">
修改时间: 2023-04-28T16:51:51+03:00</text:p>
      <text:p text:style-name="P4">
描述: 矿工在击败科瓦利夫特人之后领先UPL。  - 乌克林。</text:p>
      <text:p text:style-name="P4">
图片: ["<text:a xlink:type="simple" xlink:href="https://static.ukrinform.com/photos/2023_04/thumb_files/630_360_1682689841-992.jpg" text:style-name="Internet_20_link" text:visited-style-name="Visited_20_Internet_20_Link">
630_360_16826...</text:a>
"]</text:p>
      <text:p text:style-name="P4">
标签: ['Футбол', "Прем'єр-ліга", 'Шахтар', 'Колос Ковалівка']</text:p>
      <text:p text:style-name="P4">
类型: Article</text:p>
      <!--METADATA-->
      <text:p text:style-name="P4">
<draw:frame draw:style-name="fr1" draw:name="Image115" text:anchor-type="as-char" svg:width="6.9236in" svg:height="3.956343in" draw:z-index="0">
<draw:image xlink:href="../Images/yкринформ/2023-04-28T16-51-51-03-00/630_360_1682689841-992.jpg" xlink:type="simple" xlink:show="embed" xlink:actuate="onLoad" draw:mime-type="image/jpeg"/>
</draw:frame>
矿工在击败科瓦利夫特人之后领先UPL。</text:p>
      <text:p text:style-name="P4">
乌克林福姆报道，沙克塔尔在乌克兰超级联赛的第23轮中以3：1击败了科洛斯。</text:p>
      <text:p text:style-name="P4">
Orikhovsky在Kovalivtsi中得到了区分。 矿工将Bondarenko的帐户阐述了。 车队被带到了Trarea和Kelsey的确切罢工。</text:p>
      <text:p text:style-name="P4">
Shakhtar在23场比赛后以56分的优势领先UPL。</text:p>
      <text:p text:style-name="P4">
<text:span text:style-name="T4">
另请阅读：</text:span>
 <text:a xlink:type="simple" xlink:href="https://www.ukrinform.ua/rubric-sports/3702041-upl-dinamo-peremoglo-metalist-veres-obigrav-lviv.html" text:style-name="Internet_20_link" text:visited-style-name="Visited_20_Internet_20_Link">
</text:a>
据报道，在第23轮UPL“ Veres”击败的“ Lviv”中(3：2)迪纳摩赢得了金属主义者(3：1).</text:p>
      <text:p text:style-name="P4">
Фото: shakhtar.com</text:p>
      <text:p text:style-name="P4">
News Source: <text:a xlink:type="simple" xlink:href="https://www.ukrinform.ua/rubric-sports/3702102-sahtar-zdijsniv-kambek-i-peremig-kolos-v-upl.html" text:style-name="Internet_20_link" text:visited-style-name="Visited_20_Internet_20_Link">
https://www.ukrinform.ua/rubric-sports/3702102-sahtar-zdijsniv-kambek-i-peremig-kolos-v-upl.html</text:a>
</text:p>
      <!--NEWS-->
      <text:h text:style-name="P10" text:outline-level="1">
<text:span text:style-name="T4">
Zelensky：在与中国领导人谈论可能的会议时，没有说</text:span>
</text:h>
      <text:p text:style-name="P4">
作者: Ukrinform (Person)</text:p>
      <text:p text:style-name="P4">
出版商: Укринформ (Organization)</text:p>
      <text:p text:style-name="P4">
出版时间: 2023-04-28T16:52:00+03:00</text:p>
      <text:p text:style-name="P4">
修改时间: 2023-04-28T16:52:00+03:00</text:p>
      <text:p text:style-name="P4">
描述: 沃迪米尔·泽伦斯基（Volodymyr Zelenskyy）总统和中华人民共和国习近平的领导人没有在​​最近的一次电话交谈中讨论可能的会议，而是关于和平的公式，囚犯的解放，核安全，谷物出口和概率提供俄罗斯。  - 乌克林。</text:p>
      <text:p text:style-name="P4">
图片: ["<text:a xlink:type="simple" xlink:href="https://static.ukrinform.com/photos/2023_04/thumb_files/630_360_1682690066-696.jpeg" text:style-name="Internet_20_link" text:visited-style-name="Visited_20_Internet_20_Link">
630_360_16826...</text:a>
"]</text:p>
      <text:p text:style-name="P4">
标签: ['Китай', 'Сі Цзіньпін', 'Зеленський', 'Війна з росією']</text:p>
      <text:p text:style-name="P4">
类型: Article</text:p>
      <!--METADATA-->
      <text:p text:style-name="P4">
<draw:frame draw:style-name="fr1" draw:name="Image116" text:anchor-type="as-char" svg:width="6.9236in" svg:height="3.956343in" draw:z-index="0">
<draw:image xlink:href="../Images/yкринформ/2023-04-28T16-52-00-03-00/630_360_1682690066-696.jpeg" xlink:type="simple" xlink:show="embed" xlink:actuate="onLoad" draw:mime-type="image/jpeg"/>
</draw:frame>
总统的洛德米尔·泽伦斯基(Lordimir Zelensky)和西区人民共和国人民共和国的领导人没有讨论与最近的电话交谈的可能会议，而是关于和平，囚犯的解放，核安全，谷物出口和出口提取俄罗斯的供应。</text:p>
      <text:p text:style-name="P4">
乌克林福音通讯员报道，乌克兰国家的负责人在与总统的联合和斯洛伐克彼得·帕维尔(Slovakia Peter Pavel)和祖萨纳·查普托瓦(Zuzana Chaputova)新闻发布会上的联合报道。</text:p>
      <text:p text:style-name="P4">
“我们进行了重要的对话(与xi jinping-红色。). Що стосуєтьсямайбутніх зустрічей – про це не говорили», - сказав <text:a xlink:type="simple" xlink:href="https://www.ukrinform.ua/tag-zelenskij" text:style-name="Internet_20_link" text:visited-style-name="Visited_20_Internet_20_Link">
</text:a>
。</text:p>
      <text:p text:style-name="P4">
据他说，在电话交谈中，这是关于核安全和联合国原则的和解。</text:p>
      <text:p text:style-name="P4">
“关于乌克兰的领土完整，尊重联合国宪章，关于我们的领土和我们整个领土，包括克里米亚，所有唐巴斯都根据(ZCORDONAS-订单。)在1991年 - 所有这些都被谈论并听到了所有这些原则的尊重。”总统说。</text:p>
      <text:p text:style-name="P4">
<text:span text:style-name="T4">
另请阅读：</text:span>
 <text:a xlink:type="simple" xlink:href="https://www.ukrinform.ua/rubric-polytics/3701990-reznikov-pro-kontakti-z-ministrom-oboroni-kitau-ih-poki-nemae-ale-vse-moze-zminitisa.html" text:style-name="Internet_20_link" text:visited-style-name="Visited_20_Internet_20_Link">
<text:span text:style-name="T4">
中国</text:span>
</text:a>
他还指出，他呼吁中国领导人协助乌克兰人和被驱逐出境的囚犯返回。</text:p>
      <text:p text:style-name="P4">
根据泽伦斯基(Zelensky)的说法，另一个谈话的话题是在黑海谷物倡议中出口走廊工作的谷物廉价。</text:p>
      <text:p text:style-name="P4">
国家元首指出，他已经提出了俄罗斯的武器问题。</text:p>
      <text:p text:style-name="P4">
“在俄罗斯联邦的现代战争中……乌克兰希望所有州都了解为俄罗斯联邦提供任何类型的武器的任何风险。 从这个意义上讲，我听到了一个积极的答案，” Thezelensky强调。</text:p>
      <text:p text:style-name="P4">
他还回忆说，根据SI的说法，中国方面为“以战争为主题前往欧洲国家的代表”做准备。</text:p>
      <text:p text:style-name="P4">
<text:span text:style-name="T4">
另请阅读：</text:span>
 <text:a xlink:type="simple" xlink:href="https://www.ukrinform.ua/rubric-polytics/3701721-ukraini-vazliva-nejtralna-pozicia-kitau-sodo-vijni-podolak.html" text:style-name="Internet_20_link" text:visited-style-name="Visited_20_Internet_20_Link">
<text:span text:style-name="T4">
中国</text:span>
</text:a>
正如乌克林福姆报道的那样，4月26日，乌克兰沃迪米尔·泽伦斯基(Ukraine Volodymyr Zelensky)总裁与中国人民共和国锡替平(Sitsinpin)的负责人进行了每小时的电话交谈。</text:p>
      <text:p text:style-name="P4">
_foto：op _</text:p>
      <text:p text:style-name="P4">
News Source: <text:a xlink:type="simple" xlink:href="https://www.ukrinform.ua/rubric-polytics/3702105-zelenskij-pid-cas-rozmovi-z-liderom-kitau-pro-mozlivu-zustric-ne-jslosa.html" text:style-name="Internet_20_link" text:visited-style-name="Visited_20_Internet_20_Link">
https://www.ukrinform.ua/rubric-polytics/3702105-zelenskij-pid-cas-rozmovi-z-liderom-kitau-pro-mozlivu-zustric-ne-jslosa.html</text:a>
</text:p>
      <!--NEWS-->
      <text:h text:style-name="P10" text:outline-level="1">
<text:span text:style-name="T4">
政府已释放了与过渡到另一个职位有关</text:span>
</text:h>
      <text:p text:style-name="P4">
作者: Ukrinform (Person)</text:p>
      <text:p text:style-name="P4">
出版商: Укринформ (Organization)</text:p>
      <text:p text:style-name="P4">
出版时间: 2023-04-28T16:54:47+03:00</text:p>
      <text:p text:style-name="P4">
修改时间: 2023-04-28T16:54:47+03:00</text:p>
      <text:p text:style-name="P4">
描述: 部长的内阁从国家森林资源局局长撤出了尤里·博洛克霍夫（Yuri Bolokhovets），并计划将其任命为国家企业主管“乌克兰森林”。  - 乌克林。</text:p>
      <text:p text:style-name="P4">
图片: ["<text:a xlink:type="simple" xlink:href="https://static.ukrinform.com/photos/2021_02/thumb_files/630_360_1613651023-180.jpg" text:style-name="Internet_20_link" text:visited-style-name="Visited_20_Internet_20_Link">
630_360_16136...</text:a>
"]</text:p>
      <text:p text:style-name="P4">
标签: ['Кабмін', 'Звільнення', 'Держлісагентство', 'Юрій Болоховець']</text:p>
      <text:p text:style-name="P4">
类型: Article</text:p>
      <!--METADATA-->
      <text:p text:style-name="P4">
<draw:frame draw:style-name="fr1" draw:name="Image117" text:anchor-type="as-char" svg:width="6.9236in" svg:height="3.956343in" draw:z-index="0">
<draw:image xlink:href="../Images/yкринформ/2023-04-28T16-54-47-03-00/630_360_1613651023-180.jpg" xlink:type="simple" xlink:show="embed" xlink:actuate="onLoad" draw:mime-type="image/jpeg"/>
</draw:frame>
尤里·博洛克霍夫(Yuri Bolokhovets)从国家资源局局长裁定的部长中解雇了内阁，并计划任命他为国家企业“乌克兰森林”的负责人。</text:p>
      <text:p text:style-name="P4">
乌克兰通讯员在乌克兰总统办公室获悉。</text:p>
      <text:p text:style-name="P4">
“在4月28日的一次会议上，部长内阁将尤里·博洛霍夫茨(Yuri Bolokhovets)从州立森林机构负责人驳回，与过渡到另一个职位有关。 OP说，他计划被任命为SE“乌克兰森林”的首席执行官。</text:p>
      <text:p text:style-name="P4">
根据OP的说法，Bolokhovets自2021年以来一直领导国家林业局，在此期间，森林行业有许多重要的变化，尤其是现代反击系统的瓦解<text:a xlink:type="simple" xlink:href="https://www.ukrinform.ua/tag-pozeza" text:style-name="Internet_20_link" text:visited-style-name="Visited_20_Internet_20_Link">
</text:a>
，透明的电子证券交易所拍卖是透明的，现代种子和选择中心正在建造。</text:p>
      <text:p text:style-name="P4">
战争期间，森林行业不仅建立了其经济指标。 在工作的所有方向上，都得到了欧洲伙伴的绝对支持。</text:p>
      <text:p text:style-name="P4">
<text:span text:style-name="T4">
另请阅读：</text:span>
 <text:a xlink:type="simple" xlink:href="https://www.ukrinform.ua/rubric-economy/3701068-v-ukraini-stvorat-kompleksnu-sistemu-kontrolu-za-obigom-derevini.html" text:style-name="Internet_20_link" text:visited-style-name="Visited_20_Internet_20_Link">
</text:a>
因此，为了进一步成功地进行森林行业的改革，国家企业进行了全面的管理，该管理将直接实现所提供的所有变化。</text:p>
      <text:p text:style-name="P4">
据报道，在2023年第一季度，国家企业“乌克兰森林”的收入达到了UAH 46亿，超过了国家机构企业的战前结果。 利润增长了几乎两次，大约为5亿UAH。</text:p>
      <text:p text:style-name="P4">
News Source: <text:a xlink:type="simple" xlink:href="https://www.ukrinform.ua/rubric-economy/3702103-urad-zvilniv-golovu-derzlisagentstva-bolohovca-u-zvazku-z-perehodom-na-insu-posadu.html" text:style-name="Internet_20_link" text:visited-style-name="Visited_20_Internet_20_Link">
https://www.ukrinform.ua/rubric-economy/3702103-urad-zvilniv-golovu-derzlisagentstva-bolohovca-u-zvazku-z-perehodom-na-insu-posadu.html</text:a>
</text:p>
      <!--NEWS-->
      <text:h text:style-name="P10" text:outline-level="1">
<text:span text:style-name="T4">
在喀尔巴阡地区，将红军赫隆的纪念碑拆除</text:span>
</text:h>
      <text:p text:style-name="P4">
作者: Ukrinform (Person)</text:p>
      <text:p text:style-name="P4">
出版商: Укринформ (Organization)</text:p>
      <text:p text:style-name="P4">
出版时间: 2023-04-28T16:55:07+03:00</text:p>
      <text:p text:style-name="P4">
修改时间: 2023-04-28T16:55:07+03:00</text:p>
      <text:p text:style-name="P4">
描述: 在纳德维纳（Nadvirna）的喀尔巴阡地区，苏联纪念碑在大规模埋葬地点被拆除。 1941年共产主义恐怖的受害者有82人。  - 乌克林。</text:p>
      <text:p text:style-name="P4">
图片: ["<text:a xlink:type="simple" xlink:href="https://static.ukrinform.com/photos/2023_04/thumb_files/630_360_1682689970-108.jpg" text:style-name="Internet_20_link" text:visited-style-name="Visited_20_Internet_20_Link">
630_360_16826...</text:a>
"]</text:p>
      <text:p text:style-name="P4">
标签: ["Пам'ятник", 'Прикарпаття', 'СРСР']</text:p>
      <text:p text:style-name="P4">
类型: Article</text:p>
      <!--METADATA-->
      <text:p text:style-name="P4">
<draw:frame draw:style-name="fr1" draw:name="Image118" text:anchor-type="as-char" svg:width="6.9236in" svg:height="3.956343in" draw:z-index="0">
<draw:image xlink:href="../Images/yкринформ/2023-04-28T16-55-07-03-00/630_360_1682689970-108.jpg" xlink:type="simple" xlink:show="embed" xlink:actuate="onLoad" draw:mime-type="image/jpeg"/>
</draw:frame>
在纳德维纳(Nadvirna)拆除的苏联纪念碑纳德维尔纳(Nadvirna)的纳德维尔纳(Nadvirna)。 1941年共产主义恐怖的受害者是82人。</text:p>
      <text:p text:style-name="P4">
关于<text:a xlink:type="simple" xlink:href="https://www.facebook.com/tumkiv.vasil/posts/pfbid028KXmFTxmUjuTagWBho9NVAcdiEAUEzLVt2zHnjrTFp6P1HAVarf3nGc6mxeDiRCcl" text:style-name="Internet_20_link" text:visited-style-name="Visited_20_Internet_20_Link">
</text:a>
乌克林福姆报道，KP“内存” vasyl Timkov的负责人告知。</text:p>
      <text:p text:style-name="P4">
“昨天，在纳德维纳(Nadvirna)，苏联纪念碑(Soviet Monument)撤离了红军。 值得注意的是，这座纪念碑是在1941年6月的共产主义恐怖的大规模葬礼上建立的，到了莫斯科种族灭绝的星空页面。” Timkiv说。</text:p>
      <text:p text:style-name="P4">
Nadvirna市长<text:a xlink:type="simple" xlink:href="https://www.facebook.com/andrijovych" text:style-name="Internet_20_link" text:visited-style-name="Visited_20_Internet_20_Link">
</text:a>
有望在布科文加(Bukovinka)的乌克兰为乌克兰创建一个纪念记忆方形的战斗机。</text:p>
      <text:p text:style-name="P4">
<text:span text:style-name="T4">
另请阅读：</text:span>
 <text:a xlink:type="simple" xlink:href="https://www.ukrinform.ua/rubric-regions/3688051-v-odesi-demontuvali-memorialnu-dosku-suvorovu.html" text:style-name="Internet_20_link" text:visited-style-name="Visited_20_Internet_20_Link">
</text:a>
正如乌克林福姆报道的，2022年在乌克兰<text:a xlink:type="simple" xlink:href="https://www.ukrinform.ua/rubric-culture/3694108-v-ukraini-torik-znesli-28-pamatnikiv-puskinu-i-cotiri-suvorovu.html" text:style-name="Internet_20_link" text:visited-style-name="Visited_20_Internet_20_Link">
</text:a>
9859 toponyms Thade翻新了145个与俄罗斯帝国政治宣传有关的古迹。</text:p>
      <text:p text:style-name="P4">
News Source: <text:a xlink:type="simple" xlink:href="https://www.ukrinform.ua/rubric-regions/3702104-na-prikarpatti-demontuvali-pamatnik-so-geroizuvav-cervonu-armiu.html" text:style-name="Internet_20_link" text:visited-style-name="Visited_20_Internet_20_Link">
https://www.ukrinform.ua/rubric-regions/3702104-na-prikarpatti-demontuvali-pamatnik-so-geroizuvav-cervonu-armiu.html</text:a>
</text:p>
      <!--NEWS-->
      <text:h text:style-name="P10" text:outline-level="1">
<text:span text:style-name="T4">
Shovkovsky：我们一直与Lucescu保持联系</text:span>
</text:h>
      <text:p text:style-name="P4">
作者: Ukrinform (Person)</text:p>
      <text:p text:style-name="P4">
出版商: Укринформ (Organization)</text:p>
      <text:p text:style-name="P4">
出版时间: 2023-04-28T17:01:00+03:00</text:p>
      <text:p text:style-name="P4">
修改时间: 2023-04-28T17:01:00+03:00</text:p>
      <text:p text:style-name="P4">
描述: 代理迪纳摩主教练亚历山大·霍夫科夫斯基（Alexander Shovkovsky）与金属主义者总结了比赛（3：1）。  - 乌克林。</text:p>
      <text:p text:style-name="P4">
图片: ["<text:a xlink:type="simple" xlink:href="https://static.ukrinform.com/photos/2023_04/thumb_files/630_360_1682690299-368.jpg" text:style-name="Internet_20_link" text:visited-style-name="Visited_20_Internet_20_Link">
630_360_16826...</text:a>
"]</text:p>
      <text:p text:style-name="P4">
标签: ['Динамо', 'Футбол', 'Шовковський', 'Луческу']</text:p>
      <text:p text:style-name="P4">
类型: Article</text:p>
      <!--METADATA-->
      <text:p text:style-name="P4">
<draw:frame draw:style-name="fr1" draw:name="Image119" text:anchor-type="as-char" svg:width="6.9236in" svg:height="3.956343in" draw:z-index="0">
<draw:image xlink:href="../Images/yкринформ/2023-04-28T17-01-00-03-00/630_360_1682690299-368.jpg" xlink:type="simple" xlink:show="embed" xlink:actuate="onLoad" draw:mime-type="image/jpeg"/>
</draw:frame>
Dynamo主教练的表演Alexander Shovkovsky总结了Metalist的摘要(3：1).</text:p>
      <text:p text:style-name="P4">
Як передає Укрінформ, з <text:a xlink:type="simple" xlink:href="https://fcdynamo.com/news/preskonferenciya-oleksandra-shovkovskogo-pislya-matchu-z-metalistom" text:style-name="Internet_20_link" text:visited-style-name="Visited_20_Internet_20_Link">
 </text:a>
到官方网站“发电机”。</text:p>
      <text:p text:style-name="P4">
“关于我作为团队的第一次经历，我们一直在与总教练进行沟通。 有一个没有改变的准备系统，无论如何都不可能改变它。 一切都按计划发生了，” Shovkovsky说。</text:p>
      <text:p text:style-name="P4">
他还指出，球队正在进行工作，但比赛安排了它。</text:p>
      <text:p text:style-name="P4">
“原则上，一切都是正常的。 我们控制了游戏，尽管并非一切皆有可能。我们是上半场必须实施的时刻。 他们了解我们对手会发挥什么作用。 我们错过了一些急性案例。然后我们得分了两个球，据称一切都必须很棒。 但是那是一个装饰，团队感到困惑。 我们将了解为什么会发生。 问题是有人错了，我们错过了一个目标。 每个人都错了。 疲劳的问题是，在目标之后，我们由于某种原因而失去了目标。 失踪后，混乱开始了，持续到第三次得分。”迪纳摩教练说。</text:p>
      <text:p text:style-name="P4">
<text:span text:style-name="T4">
另请阅读：</text:span>
 <text:a xlink:type="simple" xlink:href="https://www.ukrinform.ua/rubric-sports/3702041-upl-dinamo-peremoglo-metalist-veres-obigrav-lviv.html" text:style-name="Internet_20_link" text:visited-style-name="Visited_20_Internet_20_Link">
</text:a>
据报道，迪纳摩在乌克兰总统联赛的第23轮中赢得了金属主义者。</text:p>
      <text:p text:style-name="P4">
照片：fcdynamo.com</text:p>
      <text:p text:style-name="P4">
News Source: <text:a xlink:type="simple" xlink:href="https://www.ukrinform.ua/rubric-sports/3702109-sovkovskij-mi-postijno-buli-na-zvazku-iz-lucesku.html" text:style-name="Internet_20_link" text:visited-style-name="Visited_20_Internet_20_Link">
https://www.ukrinform.ua/rubric-sports/3702109-sovkovskij-mi-postijno-buli-na-zvazku-iz-lucesku.html</text:a>
</text:p>
      <!--NEWS-->
      <text:h text:style-name="P10" text:outline-level="1">
<text:span text:style-name="T4">
几乎30％的乌克兰青年抱怨心理健康恶化</text:span>
</text:h>
      <text:p text:style-name="P4">
作者: Ukrinform (Person)</text:p>
      <text:p text:style-name="P4">
出版商: Укринформ (Organization)</text:p>
      <text:p text:style-name="P4">
出版时间: 2023-04-28T17:03:40+03:00</text:p>
      <text:p text:style-name="P4">
修改时间: 2023-04-28T17:03:40+03:00</text:p>
      <text:p text:style-name="P4">
描述: 82％的年轻人由于战争而表现出损失 - 大多数是由于电力关闭而出现的问题 -  46％，收入降低 -  36％，心理健康受损-29％。  - 乌克林。</text:p>
      <text:p text:style-name="P4">
图片: ["<text:a xlink:type="simple" xlink:href="https://static.ukrinform.com/photos/2023_04/thumb_files/630_360_1682690500-174.jpg" text:style-name="Internet_20_link" text:visited-style-name="Visited_20_Internet_20_Link">
630_360_16826...</text:a>
", "<text:a xlink:type="simple" xlink:href="https://static.ukrinform.com/photos/2023_04/1682690515-458.jpg" text:style-name="Internet_20_link" text:visited-style-name="Visited_20_Internet_20_Link">
1682690515-45...</text:a>
"]</text:p>
      <text:p text:style-name="P4">
标签: ['Опитування', 'Молодь', 'Війна з росією', 'Психічне здоров’я']</text:p>
      <text:p text:style-name="P4">
类型: Article</text:p>
      <!--METADATA-->
      <text:p text:style-name="P4">
<draw:frame draw:style-name="fr1" draw:name="Image120" text:anchor-type="as-char" svg:width="6.9236in" svg:height="3.956343in" draw:z-index="0">
<draw:image xlink:href="../Images/yкринформ/2023-04-28T17-03-40-03-00/630_360_1682690500-174.jpg" xlink:type="simple" xlink:show="embed" xlink:actuate="onLoad" draw:mime-type="image/jpeg"/>
</draw:frame>
82％的年轻人由于战争而显示出损失 - 大多数是由于电力而出现的问题 -  46％，收入减少 -  36％，心理健康状况恶化-29％。</text:p>
      <text:p text:style-name="P4">
在[]期间(https://www.youtube.com/watch?v=PPhir-r-CfU)乌克林福姆报道，伊万·韦比茨基(Ivan Verbitsky)是非政府组织“分析中心，维比斯基分析中心”的代表，报道了“战争对乌克兰青年的影响”的研究。</text:p>
      <text:p text:style-name="P4">
“ 82％的年轻人由于战争而显示出损失。 在调查中，最年轻的人担心电力断开 - 有46％的受访者提到了电力。”他说。</text:p>
      <text:p text:style-name="P4">
<draw:frame draw:style-name="fr1" draw:name="Image121" text:anchor-type="as-char" svg:width="6.9236in" svg:height="4.615733in" draw:z-index="0">
<draw:image xlink:href="../Images/yкринформ/2023-04-28T17-03-40-03-00/1682690515-458.jpg" xlink:type="simple" xlink:show="embed" xlink:actuate="onLoad" draw:mime-type="image/jpeg"/>
</draw:frame>
此外，根据研究结果，最常受访者对收入的姓名或损失抱怨 - 心理健康恶化的36％ -  29％，与朋友或家人中断 -  18％，与家人分开-18％ ，转向其他人口的物品-16％，朋友或家人的死亡-14％，武装部队动员-9％，损害住房 -  6％，受到与敌对行动有关的伤害-6％。</text:p>
      <text:p text:style-name="P4">
<text:span text:style-name="T4">
另请阅读：</text:span>
 <text:a xlink:type="simple" xlink:href="https://www.ukrinform.ua/rubric-society/3696476-dla-ukrainciv-zapustili-garacu-liniu-psihologicnoi-pidtrimki-kudi-zvertatisa.html" text:style-name="Internet_20_link" text:visited-style-name="Visited_20_Internet_20_Link">
</text:a>
此外，年轻人还注意到诸如搬到国外的问题 -  6％，财产损失 -  5％，住房损失 -  5％，定居点的职业 -  4％，终止对医生的终止 -  2％，使用基本社会服务 -  2％，抢劫俄罗斯军队-2％，俄罗斯军队遭受损害的折磨-1％。</text:p>
      <text:p text:style-name="P4">
18％的受访者没有从列表中指出任何内容。</text:p>
      <text:p text:style-name="P4">
对乌克兰受控领土领土的年轻人的样本研究为2064年的反应为14  -  34年。 该调查是从11月21日至7日的2022年进行的，与受访者在家面对面面对面。</text:p>
      <text:p text:style-name="P4">
<text:span text:style-name="T4">
另请阅读：</text:span>
 <text:a xlink:type="simple" xlink:href="https://www.ukrinform.ua/rubric-society/3698711-ukrainci-kupuut-bagato-zaspokijlivih-lasko-zaklikae-raditis-iz-psihologami.html" text:style-name="Internet_20_link" text:visited-style-name="Visited_20_Internet_20_Link">
</text:a>
正如乌克林福姆报道的世界卫生组织(WHO)说<text:a xlink:type="simple" xlink:href="https://www.ukrinform.ua/rubric-society/3688400-u-regionah-stvorat-centri-psihicnogo-zdorova-moz.html" text:style-name="Internet_20_link" text:visited-style-name="Visited_20_Internet_20_Link">
</text:a>
或大约四分之一的人口，可能与俄罗斯 - 乌克兰战争有关的精神健康障碍。</text:p>
      <text:p text:style-name="P4">
_网站的第一张照片：乌克兰</text:p>
      <text:p text:style-name="P4">
News Source: <text:a xlink:type="simple" xlink:href="https://www.ukrinform.ua/rubric-society/3702111-majze-30-ukrainskoi-molodi-skarzatsa-na-pogirsenna-psihicnogo-zdorova.html" text:style-name="Internet_20_link" text:visited-style-name="Visited_20_Internet_20_Link">
https://www.ukrinform.ua/rubric-society/3702111-majze-30-ukrainskoi-molodi-skarzatsa-na-pogirsenna-psihicnogo-zdorova.html</text:a>
</text:p>
      <!--NEWS-->
      <text:h text:style-name="P10" text:outline-level="1">
<text:span text:style-name="T4">
教皇方济各在与奥尔班的交谈中敦促放弃民族主义和民粹主义</text:span>
</text:h>
      <text:p text:style-name="P4">
作者: Ukrinform (Person)</text:p>
      <text:p text:style-name="P4">
出版商: Укринформ (Organization)</text:p>
      <text:p text:style-name="P4">
出版时间: 2023-04-28T17:06:00+03:00</text:p>
      <text:p text:style-name="P4">
修改时间: 2023-04-28T17:06:00+03:00</text:p>
      <text:p text:style-name="P4">
描述: 教皇弗朗西斯在匈牙利旅行期间警告说，民族主义增长的危险，并说总理维克多·奥尔班政府承认移民将是基督教的肯定迹象。  - 乌克林。</text:p>
      <text:p text:style-name="P4">
图片: ["<text:a xlink:type="simple" xlink:href="https://static.ukrinform.com/photos/2023_04/thumb_files/630_360_1682690620-775.jpg" text:style-name="Internet_20_link" text:visited-style-name="Visited_20_Internet_20_Link">
630_360_16826...</text:a>
"]</text:p>
      <text:p text:style-name="P4">
标签: ['Євросоюз', 'Мігранти', 'Орбан', 'Папа Франциск', 'Угорщина', 'Ватикан']</text:p>
      <text:p text:style-name="P4">
类型: Article</text:p>
      <!--METADATA-->
      <text:p text:style-name="P4">
<draw:frame draw:style-name="fr1" draw:name="Image122" text:anchor-type="as-char" svg:width="6.9236in" svg:height="3.956343in" draw:z-index="0">
<draw:image xlink:href="../Images/yкринформ/2023-04-28T17-06-00-03-00/630_360_1682690620-775.jpg" xlink:type="simple" xlink:show="embed" xlink:actuate="onLoad" draw:mime-type="image/jpeg"/>
</draw:frame>
在匈牙利旅行中，Papafransysk警告说，民族主义增长的危险，并说总理Victor Orban的政府承认移民的接待将是基督教的确定特征。</text:p>
      <text:p text:style-name="P4">
根据乌克林福姆的报道，该机构报告了<text:a xlink:type="simple" xlink:href="https://www.reuters.com/world/europe/pope-francis-arrives-hungary-with-ukraine-migration-topping-agenda-2023-04-28/" text:style-name="Internet_20_link" text:visited-style-name="Visited_20_Internet_20_Link">
</text:a>
。</text:p>
      <text:p text:style-name="P4">
值得注意的是，在政府领导人的讲话中，尤其是匈牙利维克多·奥尔班(Hungary Viktor Orban)的总理，他们与欧盟的身体有许多争吵，<text:a xlink:type="simple" xlink:href="https://www.ukrinform.ua/tag-papa-francisk" text:style-name="Internet_20_link" text:visited-style-name="Visited_20_Internet_20_Link">
</text:a>
他还呼吁遗弃和纯粹的民族主义利益。</text:p>
      <text:p text:style-name="P4">
教宗呼吁重返“欧洲灵魂”，这是由第二次世界大战后现代欧洲基础的人看到的，称各州应该“超越民族边界”。</text:p>
      <text:p text:style-name="P4">
<text:span text:style-name="T4">
另请阅读：</text:span>
 <text:a xlink:type="simple" xlink:href="https://www.ukrinform.ua/rubric-society/3701196-u-kievi-gotovi-budkoli-zustriti-papu-franciska-kuleba.html" text:style-name="Internet_20_link" text:visited-style-name="Visited_20_Internet_20_Link">
<text:span text:style-name="T4">
弗朗西斯</text:span>
</text:a>
教皇弗朗西斯在莫斯科向乌克兰造成了第一个大型火箭发射器的那一天，呼吁下一次呼吁结束战争，呼吁“创造性的努力实现和平”来压制“声音”。</text:p>
      <text:p text:style-name="P4">
Orban和Francis对从中东和非洲的迁移有不同的看法。 弗朗西斯教皇认为，在欧洲应欢迎摆脱痛苦的移民。</text:p>
      <text:p text:style-name="P4">
奥尔班(Orban)的政府在与塞尔维亚的边界上建造了钢篱笆，以防止匈牙利的移民，他拒绝“允许匈牙利成为移民的状态”，就像欧洲的其他国家一样。</text:p>
      <text:p text:style-name="P4">
<text:span text:style-name="T4">
另请阅读：</text:span>
 <text:a xlink:type="simple" xlink:href="https://www.ukrinform.ua/rubric-society/3701176-papa-francisk-zaklikav-molitisa-za-ukrainu.html" text:style-name="Internet_20_link" text:visited-style-name="Visited_20_Internet_20_Link">
<text:span text:style-name="T4">
弗朗西斯</text:span>
</text:a>
2021年，在教皇的最后一次访问中，奥班(Orban)要求弗朗西斯(Francis)“不允许克里斯蒂安·匈牙利”(Christian Hungary)。</text:p>
      <text:p text:style-name="P4">
正如乌克林福姆报道的那样，教皇方济各于4月27日在梵蒂冈接受了<text:a xlink:type="simple" xlink:href="https://www.ukrinform.ua/rubric-polytics/3701562-smigal-u-vatikani-obgovoriv-ukrainsku-formulu-miru.html" text:style-name="Internet_20_link" text:visited-style-name="Visited_20_Internet_20_Link">
</text:a>
。</text:p>
      <text:p text:style-name="P4">
乌克兰政府的负责人给了他一张有关俄罗斯在布恰，鲍迪纳卡和乌克兰其他城市的犯罪的相册。</text:p>
      <text:p text:style-name="P4">
<text:span text:style-name="T5">
foto：epa/efe</text:span>
</text:p>
      <text:p text:style-name="P4">
News Source: <text:a xlink:type="simple" xlink:href="https://www.ukrinform.ua/rubric-world/3702114-papa-francisk-u-rozmovi-z-orbanom-zaklikav-vidmovitisa-vid-nacionalizmu-ta-populizmu.html" text:style-name="Internet_20_link" text:visited-style-name="Visited_20_Internet_20_Link">
https://www.ukrinform.ua/rubric-world/3702114-papa-francisk-u-rozmovi-z-orbanom-zaklikav-vidmovitisa-vid-nacionalizmu-ta-populizmu.html</text:a>
</text:p>
      <!--NEWS-->
      <text:h text:style-name="P10" text:outline-level="1">
<text:span text:style-name="T4">
Zelensky等待Vilnius北约峰会的雄心勃勃的决定</text:span>
</text:h>
      <text:p text:style-name="P4">
作者: Ukrinform (Person)</text:p>
      <text:p text:style-name="P4">
出版商: Укринформ (Organization)</text:p>
      <text:p text:style-name="P4">
出版时间: 2023-04-28T17:08:00+03:00</text:p>
      <text:p text:style-name="P4">
修改时间: 2023-04-28T17:08:00+03:00</text:p>
      <text:p text:style-name="P4">
描述: 沃迪米尔·泽伦斯基（Volodymyr Zelenskyy）总统希望支持雄心勃勃的决定，这些决定将在维尔纽斯（Vilnius）的北约7月峰会期间加强欧洲安全。  - 乌克林。</text:p>
      <text:p text:style-name="P4">
图片: ["<text:a xlink:type="simple" xlink:href="https://static.ukrinform.com/photos/2023_04/thumb_files/630_360_1682690653-817.jpg" text:style-name="Internet_20_link" text:visited-style-name="Visited_20_Internet_20_Link">
630_360_16826...</text:a>
"]</text:p>
      <text:p text:style-name="P4">
标签: ['Саміт НАТО', 'Зеленський']</text:p>
      <text:p text:style-name="P4">
类型: Article</text:p>
      <!--METADATA-->
      <text:p text:style-name="P4">
<draw:frame draw:style-name="fr1" draw:name="Image123" text:anchor-type="as-char" svg:width="6.9236in" svg:height="3.956343in" draw:z-index="0">
<draw:image xlink:href="../Images/yкринформ/2023-04-28T17-08-00-03-00/630_360_1682690653-817.jpg" xlink:type="simple" xlink:show="embed" xlink:actuate="onLoad" draw:mime-type="image/jpeg"/>
</draw:frame>
总统洛尔里尔·泽伦斯基(Lordir Zelensky)希望支持雄心勃勃的决定，以加强维尔纽斯(Vilnius)北约7月峰会期间的欧洲安全。</text:p>
      <text:p text:style-name="P4">
他说，与捷克共和国彼得·帕维尔·伊斯洛瓦基纳·祖萨纳·查普托瓦(Czech Republic Pavel Islovachina Zuzana Chaputova)在基辅举行的总统彼得·帕维尔(Peter Pavel Islovachina Zuzana Chaputova新闻发布会)期间，他说。</text:p>
      <text:p text:style-name="P4">
“他们讨论了(与捷克和斯洛伐克领导人一起 -  ed。)准备任意峰会联盟的准备。 我们预计雄心勃勃的决定可以加强欧洲安全。 现在是时候消除欧洲任何不确定性了。”泽伦斯基说。</text:p>
      <text:p text:style-name="P4">
<text:span text:style-name="T4">
另请阅读：</text:span>
 <text:a xlink:type="simple" xlink:href="https://www.ukrinform.ua/rubric-polytics/3701778-podolak-u-vilnusi-hocemo-otrimati-kalendarnij-abo-logisticnij-plan-vstupu-v-nato.html" text:style-name="Internet_20_link" text:visited-style-name="Visited_20_Internet_20_Link">
<text:span text:style-name="T4">
 Vilnius </text:span>
</text:a>
他还回忆起基辅今年开始谈判乌克兰加入欧盟的愿望。</text:p>
      <text:p text:style-name="P4">
据报道，国家和政府元首会议<text:a xlink:type="simple" xlink:href="https://www.ukrinform.ua/tag-nato" text:style-name="Internet_20_link" text:visited-style-name="Visited_20_Internet_20_Link">
</text:a>
它将于2023年7月11日至12日在维尔纽斯举行。</text:p>
      <text:p text:style-name="P4">
News Source: <text:a xlink:type="simple" xlink:href="https://www.ukrinform.ua/rubric-polytics/3702119-zelenskij-ocikue-ambitnih-risen-vid-samitu-nato-u-vilnusi.html" text:style-name="Internet_20_link" text:visited-style-name="Visited_20_Internet_20_Link">
https://www.ukrinform.ua/rubric-polytics/3702119-zelenskij-ocikue-ambitnih-risen-vid-samitu-nato-u-vilnusi.html</text:a>
</text:p>
      <!--NEWS-->
      <text:h text:style-name="P10" text:outline-level="1">
<text:span text:style-name="T4">
在黑海 - 三个敌对火箭发射器，带有24个“口径”</text:span>
</text:h>
      <text:p text:style-name="P4">
作者: Ukrinform (Person)</text:p>
      <text:p text:style-name="P4">
出版商: Укринформ (Organization)</text:p>
      <text:p text:style-name="P4">
出版时间: 2023-04-28T17:10:09+03:00</text:p>
      <text:p text:style-name="P4">
修改时间: 2023-04-28T17:10:09+03:00</text:p>
      <text:p text:style-name="P4">
描述: 在黑海，俄罗斯联邦的敌对船体分组是17艘敌方船只，其中包括3个火箭发射器，船上有24架。  - 乌克林。</text:p>
      <text:p text:style-name="P4">
图片: ["<text:a xlink:type="simple" xlink:href="https://static.ukrinform.com/photos/2022_11/thumb_files/630_360_1668767285-756.jpg" text:style-name="Internet_20_link" text:visited-style-name="Visited_20_Internet_20_Link">
630_360_16687...</text:a>
"]</text:p>
      <text:p text:style-name="P4">
标签: ['Ракета', ' Чорне море', 'Корабель', 'Війна з росією']</text:p>
      <text:p text:style-name="P4">
类型: Article</text:p>
      <!--METADATA-->
      <text:p text:style-name="P4">
<draw:frame draw:style-name="fr1" draw:name="Image124" text:anchor-type="as-char" svg:width="6.9236in" svg:height="3.956343in" draw:z-index="0">
<draw:image xlink:href="../Images/yкринформ/2023-04-28T17-10-09-03-00/630_360_1668767285-756.jpg" xlink:type="simple" xlink:show="embed" xlink:actuate="onLoad" draw:mime-type="image/jpeg"/>
</draw:frame>
在婚姻中，俄罗斯联邦的敌对船体分组是17艘敌方船，中间的三个火箭发射器，船上有24个“卡利盘”。</text:p>
      <text:p text:style-name="P4">
正如乌克林福姆报道的那样，关于<text:a xlink:type="simple" xlink:href="http://www.facebook.com/OperationalCommandSouth/posts/559580796302167" text:style-name="Internet_20_link" text:visited-style-name="Visited_20_Internet_20_Link">
</text:a>
OK“南方”的新闻服务报告。</text:p>
      <text:p text:style-name="P4">
“在黑海中，敌对的船只由17艘船组成，这些船只在弧线和海岸附近<text:a xlink:type="simple" xlink:href="https://www.ukrinform.ua/tag-rosia" text:style-name="Internet_20_link" text:visited-style-name="Visited_20_Internet_20_Link">
</text:a>
. Під час ракетної атаки збільшено кількість надводних ракетоносіїв до трьох,із максимально можливим залпом «Калібрів» до 24. Також на чергуванні 5 великихдесантних кораблів», - йдеться в повідомленні.</text:p>
      <text:p text:style-name="P4">
У пресслужбі наголосили, що рівень загрози ракетного удару залишаєтьсянадзвичайно високим, тому не варто нехтувати сигналами повітряної тривоги,слід оперативно переходити в укриття.</text:p>
      <text:p text:style-name="P4">
<text:span text:style-name="T4">
Читайте також:</text:span>
 <text:a xlink:type="simple" xlink:href="https://www.ukrinform.ua/rubric-ato/3702063-rosiani-bilse-ne-keruutsa-sakralnimi-datami-nebezpeka-obstriliv-e-postijno-ignat.html" text:style-name="Internet_20_link" text:visited-style-name="Visited_20_Internet_20_Link">
 <text:span text:style-name="T4">
Ігнат</text:span>
 </text:a>
正如乌克林福姆报道的那样，今晚在一次巨大的打击中，俄罗斯人在乌克兰释放了23枚有翼的火箭，<text:a xlink:type="simple" xlink:href="https://www.ukrinform.ua/rubric-ato/3701811-sili-oboroni-vranci-znisili-21-iz-23-rosijskih-krilatih-raket-i-dva-bpla-zaluznij.html" text:style-name="Internet_20_link" text:visited-style-name="Visited_20_Internet_20_Link">
</text:a>
。 乌克兰航空公司也受到了两名无人机的袭击，他们在基辅地区受到治疗。</text:p>
      <text:p text:style-name="P4">
在早晨警报期间在Cherkasy地区(大约4:30) <text:a xlink:type="simple" xlink:href="https://www.ukrinform.ua/rubric-ato/3701792-v-umani-rosijska-raketa-vlucila-u-zitlovu-bagatopoverhivku-pracuut-ratuvalniki.html" text:style-name="Internet_20_link" text:visited-style-name="Visited_20_Internet_20_Link">
</text:a>
。 两枚有翼的火箭在一栋住宅建筑和仓库中。 约有10个家庭房屋损坏。 Uman的死亡人数增加到19人，平均三个孩子。</text:p>
      <text:p text:style-name="P4">
News Source: <text:a xlink:type="simple" xlink:href="https://www.ukrinform.ua/rubric-ato/3702118-u-cornomu-mori-tri-vorozi-raketonosii-z-24-kalibrami.html" text:style-name="Internet_20_link" text:visited-style-name="Visited_20_Internet_20_Link">
https://www.ukrinform.ua/rubric-ato/3702118-u-cornomu-mori-tri-vorozi-raketonosii-z-24-kalibrami.html</text:a>
</text:p>
      <!--NEWS-->
      <text:h text:style-name="P10" text:outline-level="1">
<text:span text:style-name="T4">
中国作为一个拥有核武器的国家必须保证世界上的安全 - 捷克总统</text:span>
</text:h>
      <text:p text:style-name="P4">
作者: Ukrinform (Person)</text:p>
      <text:p text:style-name="P4">
出版商: Укринформ (Organization)</text:p>
      <text:p text:style-name="P4">
出版时间: 2023-04-28T17:19:00+03:00</text:p>
      <text:p text:style-name="P4">
修改时间: 2023-04-28T17:19:00+03:00</text:p>
      <text:p text:style-name="P4">
描述: 中国作为一个大型核武器国家，负责保证安全与和平，但北京尚未执行其任务。  - 乌克林。</text:p>
      <text:p text:style-name="P4">
图片: ["<text:a xlink:type="simple" xlink:href="https://static.ukrinform.com/photos/2023_04/thumb_files/630_360_1682690652-328.jpg" text:style-name="Internet_20_link" text:visited-style-name="Visited_20_Internet_20_Link">
630_360_16826...</text:a>
"]</text:p>
      <text:p text:style-name="P4">
标签: ['Чехія', 'Китай', 'Війна з росією', 'Петр Павел']</text:p>
      <text:p text:style-name="P4">
类型: Article</text:p>
      <!--METADATA-->
      <text:p text:style-name="P4">
<draw:frame draw:style-name="fr1" draw:name="Image125" text:anchor-type="as-char" svg:width="6.9236in" svg:height="3.956343in" draw:z-index="0">
<draw:image xlink:href="../Images/yкринформ/2023-04-28T17-19-00-03-00/630_360_1682690652-328.jpg" xlink:type="simple" xlink:show="embed" xlink:actuate="onLoad" draw:mime-type="image/jpeg"/>
</draw:frame>
中国作为一个大型核武器国家，负责保证IMIR的安全，但北京尚未执行其任务。</text:p>
      <text:p text:style-name="P4">
乌克兰通讯员的报道，彼得·帕维尔(Peter Pavel)捷克总裁彼得·帕维尔(Peter Pavel)与乌克兰通讯员的乌克兰总统，斯洛伐克·沃罗迪米尔·泽伦斯基(Slovakia Volodymyr Zelensky)和祖扎纳·查普托瓦(Zuzana Chaputova)新闻发布会，乌克兰通讯员报告说，这是与乌克兰总统共同指出的。</text:p>
      <text:p text:style-name="P4">
“中国是一个非常大的国家。 作为一个大型核武器国家，它也有责任保证世界上的安全与和平。 <text:a xlink:type="simple" xlink:href="https://www.ukrinform.ua/tag-kitaj" text:style-name="Internet_20_link" text:visited-style-name="Visited_20_Internet_20_Link">
</text:a>
到目前为止，这项任务丝毫没有意识到。 中国应增加对俄罗斯的压力，并应充当有助于阻止冲突的建设性谈判者。”他说。</text:p>
      <text:p text:style-name="P4">
帕维尔总统指出，他仍然需要看看他想扮演什么角色。</text:p>
      <text:p text:style-name="P4">
<text:span text:style-name="T4">
另请阅读：</text:span>
 <text:a xlink:type="simple" xlink:href="https://www.ukrinform.ua/rubric-polytics/3701990-reznikov-pro-kontakti-z-ministrom-oboroni-kitau-ih-poki-nemae-ale-vse-moze-zminitisa.html" text:style-name="Internet_20_link" text:visited-style-name="Visited_20_Internet_20_Link">
<text:span text:style-name="T4">
中国</text:span>
</text:a>
据乌克林福姆报道，4月28日上午，捷克总统帕维尔·帕维尔(Pavel Pavel)和他的斯洛伐克同事Zuzan Chopotova到达了基辅。</text:p>
      <text:p text:style-name="P4">
News Source: <text:a xlink:type="simple" xlink:href="https://www.ukrinform.ua/rubric-polytics/3702130-kitaj-ak-kraina-z-adernou-zbroeu-mae-garantuvati-bezpeku-u-sviti-prezident-cehii.html" text:style-name="Internet_20_link" text:visited-style-name="Visited_20_Internet_20_Link">
https://www.ukrinform.ua/rubric-polytics/3702130-kitaj-ak-kraina-z-adernou-zbroeu-mae-garantuvati-bezpeku-u-sviti-prezident-cehii.html</text:a>
</text:p>
      <!--NEWS-->
      <text:h text:style-name="P10" text:outline-level="1">
<text:span text:style-name="T4">
斯洛伐克已准备好尽快帮助乌克兰，以实现欧盟的标准-Chapotov的会员资格</text:span>
</text:h>
      <text:p text:style-name="P4">
作者: Ukrinform (Person)</text:p>
      <text:p text:style-name="P4">
出版商: Укринформ (Organization)</text:p>
      <text:p text:style-name="P4">
出版时间: 2023-04-28T17:19:26+03:00</text:p>
      <text:p text:style-name="P4">
修改时间: 2023-04-28T17:19:26+03:00</text:p>
      <text:p text:style-name="P4">
描述: 斯洛伐克准备帮助乌克兰尽快满足欧盟正式成员所需的要求。  - 乌克林。</text:p>
      <text:p text:style-name="P4">
图片: ["<text:a xlink:type="simple" xlink:href="https://static.ukrinform.com/photos/2023_04/thumb_files/630_360_1682690654-913.jpg" text:style-name="Internet_20_link" text:visited-style-name="Visited_20_Internet_20_Link">
630_360_16826...</text:a>
"]</text:p>
      <text:p text:style-name="P4">
标签: ['Євросоюз', 'НАТО', 'Україна', 'Словаччина']</text:p>
      <text:p text:style-name="P4">
类型: Article</text:p>
      <!--METADATA-->
      <text:p text:style-name="P4">
<draw:frame draw:style-name="fr1" draw:name="Image126" text:anchor-type="as-char" svg:width="6.9236in" svg:height="3.956343in" draw:z-index="0">
<draw:image xlink:href="../Images/yкринформ/2023-04-28T17-19-26-03-00/630_360_1682690654-913.jpg" xlink:type="simple" xlink:show="embed" xlink:actuate="onLoad" draw:mime-type="image/jpeg"/>
</draw:frame>
斯洛伐克·戈托夫(Slovakia Gottov)尽快帮助乌克兰满足欧盟完全会员资格所需的要求。</text:p>
      <text:p text:style-name="P4">
乌克林传闻记者报道，在乌克兰弗拉基米尔·泽伦斯基(Vladimir Zelensky)和捷克共和国彼得·帕维尔(Peter Pavel Pavel Consconconconconconcon)基辅的乌克兰弗拉基米尔·泽伦斯基(Vladimir Zelensky)和捷克共和国彼得·帕维尔(Peter Pavel Paver Conconference)中，斯洛伐克Zuzan签约的总裁介绍了这一点。</text:p>
      <text:p text:style-name="P4">
“我很高兴乌克兰已成为欧盟成员的候选人。 这是非常重要的。 为了使乌克兰成为正式成员<text:a xlink:type="simple" xlink:href="https://www.ukrinform.ua/tag-evrosouz" text:style-name="Internet_20_link" text:visited-style-name="Visited_20_Internet_20_Link">
</text:a>
，有必要实施一个严肃的过程。 斯洛伐克的发现和支持，以便可以尽快实施这一过程。</text:p>
      <text:p text:style-name="P4">
关于乌克兰在北约成员资格的前景，斯洛伐克总统焦点说：“每个州都有权利决定其活着的地方以及想要成为什么。”</text:p>
      <text:p text:style-name="P4">
“我们在维尔纽斯举行了峰会。 这些将是非常激烈的辩论。 乌克兰阿扎拉兹(Azaraz)正在经历一段战争，因此达到一些具体的结果非常重要(在峰会上 -  ed。)，但支持和具体帮助非常重要。”她说。</text:p>
      <text:p text:style-name="P4">
查普托瓦(Chaputova)表示，他相信斯洛伐克的地位是“做可以做的一切”以支持乌克兰 - 绝对正确。</text:p>
      <text:p text:style-name="P4">
“这是我们的兄弟般的帮助。 和平是正义，但不仅要谈论和平与正义，而且还必须为他们而战。 它必须理解theStivilien的世界。”她强调。</text:p>
      <text:p text:style-name="P4">
<text:span text:style-name="T4">
另请阅读：</text:span>
 <text:a xlink:type="simple" xlink:href="https://www.ukrinform.ua/rubric-polytics/3702119-zelenskij-ocikue-ambitnih-risen-vid-samitu-nato-u-vilnusi.html" text:style-name="Internet_20_link" text:visited-style-name="Visited_20_Internet_20_Link">
</text:a>
据乌克林福姆报道，4月28日上午，捷克总统帕维尔·帕维尔(Pavel Pavel)和他的斯洛伐克同事Zuzan Chopotova到达了基辅。</text:p>
      <text:p text:style-name="P4">
News Source: <text:a xlink:type="simple" xlink:href="https://www.ukrinform.ua/rubric-polytics/3702129-slovaccina-gotova-dopomogti-ukraini-aknajsvidse-dosagti-kriteriiv-clenstva-v-es-caputova.html" text:style-name="Internet_20_link" text:visited-style-name="Visited_20_Internet_20_Link">
https://www.ukrinform.ua/rubric-polytics/3702129-slovaccina-gotova-dopomogti-ukraini-aknajsvidse-dosagti-kriteriiv-clenstva-v-es-caputova.html</text:a>
</text:p>
      <!--NEWS-->
      <text:h text:style-name="P10" text:outline-level="1">
<text:span text:style-name="T4">
乌克兰总统，捷克共和国和斯洛伐克总统已签署了一份联合声明</text:span>
</text:h>
      <text:p text:style-name="P4">
作者: Ukrinform (Person)</text:p>
      <text:p text:style-name="P4">
出版商: Укринформ (Organization)</text:p>
      <text:p text:style-name="P4">
出版时间: 2023-04-28T17:25:00+03:00</text:p>
      <text:p text:style-name="P4">
修改时间: 2023-04-28T17:25:00+03:00</text:p>
      <text:p text:style-name="P4">
描述: 乌克兰Volodymyr Zelensky，Petr Pavel捷克共和国和斯洛伐克Zuzan Chapotov共和国总统签署了一份关于支持乌克兰欧洲和欧洲 - 大西洋融合的联合宣言。  - 乌克林。</text:p>
      <text:p text:style-name="P4">
图片: ["<text:a xlink:type="simple" xlink:href="https://static.ukrinform.com/photos/2023_04/thumb_files/630_360_1682691716-687.jpeg" text:style-name="Internet_20_link" text:visited-style-name="Visited_20_Internet_20_Link">
630_360_16826...</text:a>
"]</text:p>
      <text:p text:style-name="P4">
标签: ['Зеленський', 'Чапутова', 'Петр Павел']</text:p>
      <text:p text:style-name="P4">
类型: Article</text:p>
      <!--METADATA-->
      <text:p text:style-name="P4">
<draw:frame draw:style-name="fr1" draw:name="Image127" text:anchor-type="as-char" svg:width="6.9236in" svg:height="3.956343in" draw:z-index="0">
<draw:image xlink:href="../Images/yкринформ/2023-04-28T17-25-00-03-00/630_360_1682691716-687.jpeg" xlink:type="simple" xlink:show="embed" xlink:actuate="onLoad" draw:mime-type="image/jpeg"/>
</draw:frame>
乌克兰库赞·帕维尔共和国的乌克兰沃罗迪米Zelensky总统Zuzan Chapotov共和国签署了对乌克兰欧洲和欧洲 - 大西洋融合的共同宣布。</text:p>
      <text:p text:style-name="P4">
该文件是在乌克林福音通讯员报告的捷克和斯洛伐克领导人访问期间签署的。</text:p>
      <text:p text:style-name="P4">
“感谢斯洛伐克和<text:a xlink:type="simple" xlink:href="https://www.ukrinform.ua/tag-cehia" text:style-name="Internet_20_link" text:visited-style-name="Visited_20_Internet_20_Link">
</text:a>
在我国融入欧洲和欧元 - 大西洋的支持下。 Zelenesky在与总统会议的成绩的新闻发布会上说：“相关原则是我们刚刚签署的联合声明中记录的。”</text:p>
      <text:p text:style-name="P4">
<text:span text:style-name="T4">
另请阅读：</text:span>
 <text:a xlink:type="simple" xlink:href="https://www.ukrinform.ua/rubric-polytics/3702081-zelenskij-zustrivsa-z-prezidentom-cehii.html" text:style-name="Internet_20_link" text:visited-style-name="Visited_20_Internet_20_Link">
</text:a>
乌克兰国家的负责人还感谢Peopleslovakia和捷克共和国的领导人“我们正在共同保护我们人民的自由和生活”。</text:p>
      <text:p text:style-name="P4">
<text:span text:style-name="T4">
另请阅读：</text:span>
 <text:a xlink:type="simple" xlink:href="https://www.ukrinform.ua/rubric-polytics/3702129-slovaccina-gotova-dopomogti-ukraini-aknajsvidse-dosagti-kriteriiv-clenstva-v-es-caputova.html" text:style-name="Internet_20_link" text:visited-style-name="Visited_20_Internet_20_Link">
</text:a>
据乌克林福姆报道，4月28日上午，捷克总统帕维尔·帕维尔(Pavel Pavel)和他的斯洛伐克同事Zuzan Chopotova到达了基辅。</text:p>
      <text:p text:style-name="P4">
_foto：op _</text:p>
      <text:p text:style-name="P4">
News Source: <text:a xlink:type="simple" xlink:href="https://www.ukrinform.ua/rubric-polytics/3702132-prezidenti-ukraini-cehii-ta-slovaccini-pidpisali-spilnu-deklaraciu.html" text:style-name="Internet_20_link" text:visited-style-name="Visited_20_Internet_20_Link">
https://www.ukrinform.ua/rubric-polytics/3702132-prezidenti-ukraini-cehii-ta-slovaccini-pidpisali-spilnu-deklaraciu.html</text:a>
</text:p>
      <!--NEWS-->
      <text:h text:style-name="P10" text:outline-level="1">
<text:span text:style-name="T4">
乌克兰通过世界银行目标基金从美国获得了12.5亿美元</text:span>
</text:h>
      <text:p text:style-name="P4">
作者: Ukrinform (Person)</text:p>
      <text:p text:style-name="P4">
出版商: Укринформ (Organization)</text:p>
      <text:p text:style-name="P4">
出版时间: 2023-04-28T17:28:26+03:00</text:p>
      <text:p text:style-name="P4">
修改时间: 2023-04-28T17:28:26+03:00</text:p>
      <text:p text:style-name="P4">
描述: 乌克兰获得了12.5亿美元。 从美利坚合众国通过世界银行的目标基金。 这些资金将旨在支付养老金，卫生保健工作者的薪水以及为SES雇员支付的费用。  - 乌克林。</text:p>
      <text:p text:style-name="P4">
图片: ["<text:a xlink:type="simple" xlink:href="https://static.ukrinform.com/photos/2015_10/thumb_files/630_360_1444037341-7465.jpg" text:style-name="Internet_20_link" text:visited-style-name="Visited_20_Internet_20_Link">
630_360_14440...</text:a>
"]</text:p>
      <text:p text:style-name="P4">
标签: ['США', 'Україна', 'Світовий банк']</text:p>
      <text:p text:style-name="P4">
类型: Article</text:p>
      <!--METADATA-->
      <text:p text:style-name="P4">
<draw:frame draw:style-name="fr1" draw:name="Image128" text:anchor-type="as-char" svg:width="6.9236in" svg:height="3.956343in" draw:z-index="0">
<draw:image xlink:href="../Images/yкринформ/2023-04-28T17-28-26-03-00/630_360_1444037341-7465.jpg" xlink:type="simple" xlink:show="embed" xlink:actuate="onLoad" draw:mime-type="image/jpeg"/>
</draw:frame>
乌克兰投降了12.5亿美元。 从美国通过有针对性的基金银行。 这些资金将旨在支付养老金，卫生保健员工的薪水以及为SES雇员支付的费用。</text:p>
      <text:p text:style-name="P4">
正如乌克林福姆报道的那样，它报告了<text:a xlink:type="simple" xlink:href="http://www.mof.gov.ua/uk/news/ukraine_received_usd_125_billion_from_the_united_states_of_america_through_the_world_bank_trust_fund-3980" text:style-name="Internet_20_link" text:visited-style-name="Visited_20_Internet_20_Link">
</text:a>
“ 4月28日，乌克兰州的州预算从美国获得了12.5亿美元的赠款。(https://www.ukrinform.ua/tag-svitovij-bank)作为该项目的质量额外资金的一部分，“支持在乌克兰提供可持续公共行政的公共支出”(和平)“， - 消息说。</text:p>
      <text:p text:style-name="P4">
值得注意的是，从全面入侵俄罗斯联邦乌克兰，美国获得了约167亿美元。 以赠款的形式。</text:p>
      <text:p text:style-name="P4">
“战争期间与美国和世界银行团队的合作伙伴关系使政府能够全额资助主要的社会支出。 同时，赠款不会增加债务负担，并有助于金融体系的稳定。”乌克兰Sergeymarchenko财政部长说。</text:p>
      <text:p text:style-name="P4">
来自美国的资金将旨在提供养老金支付，个人国家社会援助计划(IDP付款)，卫生保健工作者的薪水以及向SES员工付款。</text:p>
      <text:p text:style-name="P4">
<text:span text:style-name="T4">
另请阅读：</text:span>
 <text:a xlink:type="simple" xlink:href="https://www.ukrinform.ua/rubric-vidbudova/3699394-aponia-dae-svitovomu-banku-471-miljon-dla-vidbudovi-ukraini.html" text:style-name="Internet_20_link" text:visited-style-name="Visited_20_Internet_20_Link">
</text:a>
据报道，和平是乌克兰国际重建银行的共同项目(ibrd)和国际发展协会(梦)149亿美元和14亿欧元的金额。 它包括IBRD贷款，MAR贷款，许多捐助者的赠款。</text:p>
      <text:p text:style-name="P4">
News Source: <text:a xlink:type="simple" xlink:href="https://www.ukrinform.ua/rubric-economy/3702133-ukraina-otrimala-125-milarda-vid-ssa-cerez-cilovij-fond-svitovogo-banku.html" text:style-name="Internet_20_link" text:visited-style-name="Visited_20_Internet_20_Link">
https://www.ukrinform.ua/rubric-economy/3702133-ukraina-otrimala-125-milarda-vid-ssa-cerez-cilovij-fond-svitovogo-banku.html</text:a>
</text:p>
      <!--NEWS-->
      <text:h text:style-name="P10" text:outline-level="1">
<text:span text:style-name="T4">
警方展示了俄罗斯火箭的碎片，该火箭在基辅地区被撞倒</text:span>
</text:h>
      <text:p text:style-name="P4">
作者: Ukrinform (Person)</text:p>
      <text:p text:style-name="P4">
出版商: Укринформ (Organization)</text:p>
      <text:p text:style-name="P4">
出版时间: 2023-04-28T17:30:13+03:00</text:p>
      <text:p text:style-name="P4">
修改时间: 2023-04-28T17:30:13+03:00</text:p>
      <text:p text:style-name="P4">
描述: 警方表明，俄罗斯火箭的残骸被4月28日上午在基辅地区的乌克兰国防军殴打。  - 乌克林。</text:p>
      <text:p text:style-name="P4">
图片: ["<text:a xlink:type="simple" xlink:href="https://static.ukrinform.com/photos/2023_04/thumb_files/630_360_1682692059-119.jpg" text:style-name="Internet_20_link" text:visited-style-name="Visited_20_Internet_20_Link">
630_360_16826...</text:a>
", "<text:a xlink:type="simple" xlink:href="https://static.ukrinform.com/photos/2023_04/1682692059-643.jpg" text:style-name="Internet_20_link" text:visited-style-name="Visited_20_Internet_20_Link">
1682692059-64...</text:a>
", "<text:a xlink:type="simple" xlink:href="https://static.ukrinform.com/photos/2023_04/1682692058-460.jpg" text:style-name="Internet_20_link" text:visited-style-name="Visited_20_Internet_20_Link">
1682692058-46...</text:a>
", "<text:a xlink:type="simple" xlink:href="https://static.ukrinform.com/photos/2023_04/1682692058-486.jpg" text:style-name="Internet_20_link" text:visited-style-name="Visited_20_Internet_20_Link">
1682692058-48...</text:a>
"]</text:p>
      <text:p text:style-name="P4">
标签: ['Поліція', 'Ракета', 'Київщина', 'Війна з росією']</text:p>
      <text:p text:style-name="P4">
类型: Article</text:p>
      <!--METADATA-->
      <text:p text:style-name="P4">
<draw:frame draw:style-name="fr1" draw:name="Image129" text:anchor-type="as-char" svg:width="6.9236in" svg:height="3.956343in" draw:z-index="0">
<draw:image xlink:href="../Images/yкринформ/2023-04-28T17-30-13-03-00/630_360_1682692059-119.jpg" xlink:type="simple" xlink:show="embed" xlink:actuate="onLoad" draw:mime-type="image/jpeg"/>
</draw:frame>
警方显示了俄罗斯火箭的残骸，该火箭在4月28日上午被乌克兰在基辅地区的国防军殴打。</text:p>
      <text:p text:style-name="P4">
根据乌克林福姆的说法，基辅地区的警察在[]中报道了(http://t.me/policekyivregion/4430)。</text:p>
      <text:p text:style-name="P4">
警方报道说：“ 4月28日，空中国防军在其中一个地区的领土上击落了一个敌方物体。基础设施没有受害者和伤害。”</text:p>
      <text:p text:style-name="P4">
<draw:frame draw:style-name="fr1" draw:name="Image130" text:anchor-type="as-char" svg:width="6.9236in" svg:height="9.231467in" draw:z-index="0">
<draw:image xlink:href="../Images/yкринформ/2023-04-28T17-30-13-03-00/1682692059-643.jpg" xlink:type="simple" xlink:show="embed" xlink:actuate="onLoad" draw:mime-type="image/jpeg"/>
</draw:frame>
</text:p>
      <text:p text:style-name="P4">
<draw:frame draw:style-name="fr1" draw:name="Image131" text:anchor-type="as-char" svg:width="6.9236in" svg:height="9.231467in" draw:z-index="0">
<draw:image xlink:href="../Images/yкринформ/2023-04-28T17-30-13-03-00/1682692058-460.jpg" xlink:type="simple" xlink:show="embed" xlink:actuate="onLoad" draw:mime-type="image/jpeg"/>
</draw:frame>
</text:p>
      <text:p text:style-name="P4">
<draw:frame draw:style-name="fr1" draw:name="Image132" text:anchor-type="as-char" svg:width="6.9236in" svg:height="9.231467in" draw:z-index="0">
<draw:image xlink:href="../Images/yкринформ/2023-04-28T17-30-13-03-00/1682692058-486.jpg" xlink:type="simple" xlink:show="embed" xlink:actuate="onLoad" draw:mime-type="image/jpeg"/>
</draw:frame>
正如乌克林福姆报道的，国防部队<text:a xlink:type="simple" xlink:href="https://www.ukrinform.ua/rubric-ato/3701811-sili-oboroni-vranci-znisili-21-iz-23-rosijskih-krilatih-raket-i-dva-bpla-zaluznij.html" text:style-name="Internet_20_link" text:visited-style-name="Visited_20_Internet_20_Link">
</text:a>
23个有翼的导弹X-101/X-555，由俄罗斯入侵者于4月28日在乌克兰发行。 插头无人机也被销毁。</text:p>
      <text:p text:style-name="P4">
<text:span text:style-name="T4">
另请阅读：</text:span>
 <text:a xlink:type="simple" xlink:href="https://www.ukrinform.ua/rubric-regions/3701934-udar-po-kiivsini-v-ova-rozpovili-pro-stan-postrazdaloi-v-ukrainci-13ricnoi-divcinki.html" text:style-name="Internet_20_link" text:visited-style-name="Visited_20_Internet_20_Link">
</text:a>
在4月28日的袭击中，俄罗斯火箭弹的命中<text:a xlink:type="simple" xlink:href="https://www.ukrinform.ua/rubric-other_news/3701836-rosia-atakuvala-ukrainu-raketami-e-zagibli-i-poraneni.html" text:style-name="Internet_20_link" text:visited-style-name="Visited_20_Internet_20_Link">
</text:a>
在Cherkasy地区的Dniep​​er和Uman中。 关节死亡和受伤。</text:p>
      <text:p text:style-name="P4">
_foto：基辅地区警察</text:p>
      <text:p text:style-name="P4">
News Source: <text:a xlink:type="simple" xlink:href="https://www.ukrinform.ua/rubric-regions/3702136-u-policii-pokazali-ulamki-rosijskoi-raketi-aku-zbili-na-kiivsini.html" text:style-name="Internet_20_link" text:visited-style-name="Visited_20_Internet_20_Link">
https://www.ukrinform.ua/rubric-regions/3702136-u-policii-pokazali-ulamki-rosijskoi-raketi-aku-zbili-na-kiivsini.html</text:a>
</text:p>
      <!--NEWS-->
      <text:h text:style-name="P10" text:outline-level="1">
<text:span text:style-name="T4">
Zelensky：只有乌克兰有助于被驱逐的孩子返回</text:span>
</text:h>
      <text:p text:style-name="P4">
作者: Ukrinform (Person)</text:p>
      <text:p text:style-name="P4">
出版商: Укринформ (Organization)</text:p>
      <text:p text:style-name="P4">
出版时间: 2023-04-28T17:34:40+03:00</text:p>
      <text:p text:style-name="P4">
修改时间: 2023-04-28T17:34:40+03:00</text:p>
      <text:p text:style-name="P4">
描述: 乌克兰目前正在致力于被俄罗斯驱逐出境的儿童返回，国际合作伙伴希望提供帮助，但结果却很弱。  - 乌克林。</text:p>
      <text:p text:style-name="P4">
图片: ["<text:a xlink:type="simple" xlink:href="https://static.ukrinform.com/photos/2023_04/thumb_files/630_360_1682692392-744.jpg" text:style-name="Internet_20_link" text:visited-style-name="Visited_20_Internet_20_Link">
630_360_16826...</text:a>
"]</text:p>
      <text:p text:style-name="P4">
标签: ['Депортація', 'Діти', 'Зеленський', 'Війна з росією']</text:p>
      <text:p text:style-name="P4">
类型: Article</text:p>
      <!--METADATA-->
      <text:p text:style-name="P4">
<draw:frame draw:style-name="fr1" draw:name="Image133" text:anchor-type="as-char" svg:width="6.9236in" svg:height="3.956343in" draw:z-index="0">
<draw:image xlink:href="../Images/yкринформ/2023-04-28T17-34-40-03-00/630_360_1682692392-744.jpg" xlink:type="simple" xlink:show="embed" xlink:actuate="onLoad" draw:mime-type="image/jpeg"/>
</draw:frame>
乌克兰人本身是在被俄罗斯驱逐出境的俄罗斯归还之后，国际伙伴表示希望提供帮助，但结果却很弱。</text:p>
      <text:p text:style-name="P4">
乌克林福姆通讯员报道，总统沃迪米尔·泽伦斯基(Volodymyr Zelenskyy)在与乌克林福姆通讯员祖萨纳·查普托瓦(Zuzana Chaputova)新闻发布会上的彼得·帕维尔(Peter Pavel)和斯洛伐克总统的联合表示。</text:p>
      <text:p text:style-name="P4">
“我坦率地说，回报<text:a xlink:type="simple" xlink:href="https://www.ukrinform.ua/tag-diti" text:style-name="Internet_20_link" text:visited-style-name="Visited_20_Internet_20_Link">
</text:a>
到目前为止，乌克兰只为乌克兰提供帮助。 在这里没有任何不良消息，这真的很难做到。 联合国，许多人想做某事，到目前为止，驯服是薄弱的。”泽伦斯基说。</text:p>
      <text:p text:style-name="P4">
<text:span text:style-name="T4">
另请阅读：</text:span>
 <text:a xlink:type="simple" xlink:href="https://www.ukrinform.ua/rubric-ato/3701670-rosia-mae-pripiniti-deportaciu-ukrainskih-ditej-i-zabezpeciti-ihne-povernenna-pare.html" text:style-name="Internet_20_link" text:visited-style-name="Visited_20_Internet_20_Link">
</text:a>
他回忆说，只有20,000名乌克兰儿童被俄罗斯联合会驱逐出境。</text:p>
      <text:p text:style-name="P4">
正如乌克林福姆报道的，4月27日<text:a xlink:type="simple" xlink:href="https://www.ukrinform.ua/rubric-ato/3701663-pare-viznala-genocidom-deportaciu-ukrainskih-ditej-do-rosii.html" text:style-name="Internet_20_link" text:visited-style-name="Visited_20_Internet_20_Link">
</text:a>
在俄罗斯联邦领土上，呼吁对这一犯罪的国际刑事诉讼刑事诉讼。</text:p>
      <text:p text:style-name="P4">
News Source: <text:a xlink:type="simple" xlink:href="https://www.ukrinform.ua/rubric-ato/3702137-zelenskij-z-povernennam-deportovanih-ditej-poki-so-ukraini-dopomagae-tilki-ukraina.html" text:style-name="Internet_20_link" text:visited-style-name="Visited_20_Internet_20_Link">
https://www.ukrinform.ua/rubric-ato/3702137-zelenskij-z-povernennam-deportovanih-ditej-poki-so-ukraini-dopomagae-tilki-ukraina.html</text:a>
</text:p>
      <!--NEWS-->
      <text:h text:style-name="P10" text:outline-level="1">
<text:span text:style-name="T4">
剥夺“假货”，国务院生活的公民身份 - 普京签署了新法律</text:span>
</text:h>
      <text:p text:style-name="P4">
作者: Ukrinform (Person)</text:p>
      <text:p text:style-name="P4">
出版商: Укринформ (Organization)</text:p>
      <text:p text:style-name="P4">
出版时间: 2023-04-28T17:38:28+03:00</text:p>
      <text:p text:style-name="P4">
修改时间: 2023-04-28T17:38:28+03:00</text:p>
      <text:p text:style-name="P4">
描述: 俄罗斯总统弗拉基米尔·普京（Vladimir Putin）在周五签署了几项新的立法法案。 其中之一是“叛国罪”的监禁。  - 乌克林。</text:p>
      <text:p text:style-name="P4">
图片: ["<text:a xlink:type="simple" xlink:href="https://static.ukrinform.com/photos/2022_09/thumb_files/630_360_1664038101-995.jpg" text:style-name="Internet_20_link" text:visited-style-name="Visited_20_Internet_20_Link">
630_360_16640...</text:a>
"]</text:p>
      <text:p text:style-name="P4">
标签: ['путін', "В'язниця", 'Закон', "Довічне ув'язнення"]</text:p>
      <text:p text:style-name="P4">
类型: Article</text:p>
      <!--METADATA-->
      <text:p text:style-name="P4">
<draw:frame draw:style-name="fr1" draw:name="Image134" text:anchor-type="as-char" svg:width="6.9236in" svg:height="3.956343in" draw:z-index="0">
<draw:image xlink:href="../Images/yкринформ/2023-04-28T17-38-28-03-00/630_360_1664038101-995.jpg" xlink:type="simple" xlink:show="embed" xlink:actuate="onLoad" draw:mime-type="image/jpeg"/>
</draw:frame>
星期五，总统沃迪米尔·普京(Volodymyr Putin)签署了几项新的立法法案。 当天，“叛国罪”被引入无期徒刑。</text:p>
      <text:p text:style-name="P4">
根据乌克林福姆的说法，已经收集了一系列新法律<text:a xlink:type="simple" xlink:href="http://www.svoboda.org/a/za-diskreditatsiyu-armii-budut-lishatj-priobretyonnogo-grazhdanstva-rf/32383773.html" text:style-name="Internet_20_link" text:visited-style-name="Visited_20_Internet_20_Link">
</text:a>
。</text:p>
      <text:p text:style-name="P4">
因此，现在《刑法修正案的法律》增加了对“叛国罪”的主要监禁的惩罚。 他以前被认为是国家公共波斯拉达的罪名，他受到最高20年监禁的威胁。</text:p>
      <text:p text:style-name="P4">
另一个法律签署了<text:a xlink:type="simple" xlink:href="https://www.ukrinform.ua/tag-putin" text:style-name="Internet_20_link" text:visited-style-name="Visited_20_Internet_20_Link">
</text:a>
，规定因支持不参加俄罗斯的国际组织的决定而判处最高五年监禁。 这也适用于海牙国际刑事法院的支持，该法院在3月份释放了普京被捕的逮捕令。</text:p>
      <text:p text:style-name="P4">
在某些刑事条款下受到惩罚正在增加。 现在，转移是最多20年殖民地的判决(曾经是15). До 20 роківпосилюється відповідальність за вчинення дій, які створили загрозу загибелілюдей та спрямовані на дестабілізацію ситуації в країні. За сприяннятерористичній діяльності мінімальний поріг покарання збільшується з п'яти досеми років.</text:p>
      <text:p text:style-name="P4">
Закон "Про громадянство" передбачає можливість його позбавлення за діяння, якісуд визнає дискредитацією армії або розповсюдженням так званих фейків про неї,та за "вчинення дій, що створюють загрозу національній безпеці". До них можутьналежати й публічні заклики до "дій проти територіальної цілісності країни",заклики до екстремізму та реабілітація нацизму. Закон стосується тільки тихросіян, громадянство у яких придбане, а не народжене.</text:p>
      <text:p text:style-name="P4">
Водночас у новому законі спрощено умови отримання російського громадянства длябільш ніж 20 категорій осіб. Зокрема, позачергово зможуть стати громадянамиросії іноземці, які уклали контракт про службу в російській армії та "іншихвійськових формуваннях" терміном не менше ніж на рік.</text:p>
      <text:p text:style-name="P4">
<text:span text:style-name="T4">
Читайте також:</text:span>
 <text:a xlink:type="simple" xlink:href="https://www.ukrinform.ua/rubric-ato/3701757-putin-pidpisav-ukaz-so-dozvolae-deportuvati-ukrainciv-z-timcasovo-okupovanih-teritorij.html" text:style-name="Internet_20_link" text:visited-style-name="Visited_20_Internet_20_Link">
 <text:span text:style-name="T4">
путін</text:span>
 </text:a>
在开始全面入侵俄罗斯联邦进入乌克兰之后，俄罗斯经常接受越来越严格的压制法律。</text:p>
      <text:p text:style-name="P4">
News Source: <text:a xlink:type="simple" xlink:href="https://www.ukrinform.ua/rubric-world/3702140-pozbavlenna-gromadanstva-za-fejki-dovicne-za-derzzradu-putin-pidpisav-novi-zakoni.html" text:style-name="Internet_20_link" text:visited-style-name="Visited_20_Internet_20_Link">
https://www.ukrinform.ua/rubric-world/3702140-pozbavlenna-gromadanstva-za-fejki-dovicne-za-derzzradu-putin-pidpisav-novi-zakoni.html</text:a>
</text:p>
      <!--NEWS-->
      <text:h text:style-name="P10" text:outline-level="1">
<text:span text:style-name="T4">
Zelensky，Pavel和Chapotova沉默的时刻尊重了Dnipro和Uman的死者的记忆</text:span>
</text:h>
      <text:p text:style-name="P4">
作者: Ukrinform (Person)</text:p>
      <text:p text:style-name="P4">
出版商: Укринформ (Organization)</text:p>
      <text:p text:style-name="P4">
出版时间: 2023-04-28T17:41:59+03:00</text:p>
      <text:p text:style-name="P4">
修改时间: 2023-04-28T17:41:59+03:00</text:p>
      <text:p text:style-name="P4">
描述: 乌克兰Volodymyr Zelensky，Petr Pavel捷克共和国和斯洛伐克Zuzan Chapotov共和国以及代表团和记者以及代表团和新闻记者的总统与俄罗斯对俄罗斯对DNIEPEPER和UMAN的侵害的结果表示敬意。  - 乌克林。</text:p>
      <text:p text:style-name="P4">
图片: ["<text:a xlink:type="simple" xlink:href="https://static.ukrinform.com/photos/2023_04/thumb_files/630_360_1682692492-401.jpeg" text:style-name="Internet_20_link" text:visited-style-name="Visited_20_Internet_20_Link">
630_360_16826...</text:a>
", "<text:a xlink:type="simple" xlink:href="https://static.ukrinform.com/photos/2023_04/1682692741-543.jpeg" text:style-name="Internet_20_link" text:visited-style-name="Visited_20_Internet_20_Link">
1682692741-54...</text:a>
", "<text:a xlink:type="simple" xlink:href="https://static.ukrinform.com/photos/2023_04/1682692741-604.jpeg" text:style-name="Internet_20_link" text:visited-style-name="Visited_20_Internet_20_Link">
1682692741-60...</text:a>
"]</text:p>
      <text:p text:style-name="P4">
标签: ['Чехія', 'Дніпро', "Пам'ять", 'Загибель', 'Словаччина', 'Умань', 'Зеленський', 'Ракетний удар']</text:p>
      <text:p text:style-name="P4">
类型: Article</text:p>
      <!--METADATA-->
      <text:p text:style-name="P4">
<draw:frame draw:style-name="fr1" draw:name="Image135" text:anchor-type="as-char" svg:width="6.9236in" svg:height="3.956343in" draw:z-index="0">
<draw:image xlink:href="../Images/yкринформ/2023-04-28T17-41-59-03-00/630_360_1682692492-401.jpeg" xlink:type="simple" xlink:show="embed" xlink:actuate="onLoad" draw:mime-type="image/jpeg"/>
</draw:frame>
乌克兰·沃罗迪米尔·泽伦斯基(Ukraine Volodymyr Zelensky)的总统，祖赞·库克托夫(Islovatskaya)共和国彼得·帕维尔(Petr Pavel)的捷克共和国，以及代表团和沉默的记者，对死者的记忆表示敬意，这是由于俄罗斯人在迪尼珀(Dniep​​er and Uman)上的俄罗斯人的结果。</text:p>
      <text:p text:style-name="P4">
据乌克林福音通讯员称，在新闻发布会开始时，Zelensky谈到了另一位对阵平民乌克兰人的阿图克斯。</text:p>
      <text:p text:style-name="P4">
<draw:frame draw:style-name="fr1" draw:name="Image136" text:anchor-type="as-char" svg:width="6.9236in" svg:height="4.604691in" draw:z-index="0">
<draw:image xlink:href="../Images/yкринформ/2023-04-28T17-41-59-03-00/1682692741-543.jpeg" xlink:type="simple" xlink:show="embed" xlink:actuate="onLoad" draw:mime-type="image/jpeg"/>
</draw:frame>
“俄罗斯必须在这场战争中输掉，其领导人必须因侵略和种族灭绝对乌克兰人而被定罪，以便其他民族不必通过，因为俄罗斯恐怖带来了乌克兰人，”  - 说<text:a xlink:type="simple" xlink:href="https://www.ukrinform.ua/tag-zelenskij" text:style-name="Internet_20_link" text:visited-style-name="Visited_20_Internet_20_Link">
</text:a>
 .</text:p>
      <text:p text:style-name="P4">
<draw:frame draw:style-name="fr1" draw:name="Image137" text:anchor-type="as-char" svg:width="6.9236in" svg:height="4.604691in" draw:z-index="0">
<draw:image xlink:href="../Images/yкринформ/2023-04-28T17-41-59-03-00/1682692741-604.jpeg" xlink:type="simple" xlink:show="embed" xlink:actuate="onLoad" draw:mime-type="image/jpeg"/>
</draw:frame>
他回忆说，早晨，俄罗斯人击中了20多个火箭，其中大多数已经击倒了部队，但有​​交通和人被杀。</text:p>
      <text:p text:style-name="P4">
<text:span text:style-name="T4">
另请阅读：</text:span>
 <text:a xlink:type="simple" xlink:href="https://www.ukrinform.ua/rubric-other_news/3701836-rosia-atakuvala-ukrainu-raketami-e-zagibli-i-poraneni.html" text:style-name="Internet_20_link" text:visited-style-name="Visited_20_Internet_20_Link">
<text:span text:style-name="T4">
导弹</text:span>
 <text:span text:style-name="T4">
攻击</text:span>
 <text:span text:style-name="T4">
三个</text:span>
 <text:span text:style-name="T4">
城市</text:span>
 <text:span text:style-name="T4">
 </text:span>
 <text:span text:style-name="T4">
摧毁</text:span>
<text:span text:style-name="T4">
住宅</text:span>
 <text:span text:style-name="T4">
房屋</text:span>
 <text:span text:style-name="T4">
 </text:span>
死亡<text:span text:style-name="T4">
 </text:span>
 三个孩子 **</text:a>
据乌克林福姆报道，4月28日上午，捷克总统帕维尔·帕维尔(Pavel Pavel)和他的斯洛伐克同事Zuzan Chopotova到达了基辅。</text:p>
      <text:p text:style-name="P4">
4月28日上午，俄罗斯在三个城市袭击了乌克兰火箭(基辅地区的Uman，Dnipro和乌克兰人)住宅建筑被摧毁，死者死了。</text:p>
      <text:p text:style-name="P4">
国防军在早上<text:a xlink:type="simple" xlink:href="https://www.ukrinform.ua/rubric-ato/3701811-sili-oboroni-vranci-znisili-21-iz-23-rosijskih-krilatih-raket-i-dva-bpla-zaluznij.html" text:style-name="Internet_20_link" text:visited-style-name="Visited_20_Internet_20_Link">
</text:a>
和两个无人机。</text:p>
      <text:p text:style-name="P4">
_foto：op _</text:p>
      <text:p text:style-name="P4">
News Source: <text:a xlink:type="simple" xlink:href="https://www.ukrinform.ua/rubric-society/3702141-zelenskij-pavel-i-caputova-hvilinou-movcanna-vsanuvali-pamat-zagiblih-u-dnipri-ta-umani.html" text:style-name="Internet_20_link" text:visited-style-name="Visited_20_Internet_20_Link">
https://www.ukrinform.ua/rubric-society/3702141-zelenskij-pavel-i-caputova-hvilinou-movcanna-vsanuvali-pamat-zagiblih-u-dnipri-ta-umani.html</text:a>
</text:p>
      <!--NEWS-->
      <text:h text:style-name="P10" text:outline-level="1">
<text:span text:style-name="T4">
彼得·保罗（Peter Paul）宣布开设捷克领事馆在德尼普罗（Dnipro）</text:span>
</text:h>
      <text:p text:style-name="P4">
作者: Ukrinform (Person)</text:p>
      <text:p text:style-name="P4">
出版商: Укринформ (Organization)</text:p>
      <text:p text:style-name="P4">
出版时间: 2023-04-28T17:51:37+03:00</text:p>
      <text:p text:style-name="P4">
修改时间: 2023-04-28T17:51:37+03:00</text:p>
      <text:p text:style-name="P4">
描述: 捷克共和国将在DNIEPER中开设领事馆将军，以促进与乌克兰共同合作的实施。  - 乌克林。</text:p>
      <text:p text:style-name="P4">
图片: ["<text:a xlink:type="simple" xlink:href="https://static.ukrinform.com/photos/2023_04/thumb_files/630_360_1682693279-735.jpg" text:style-name="Internet_20_link" text:visited-style-name="Visited_20_Internet_20_Link">
630_360_16826...</text:a>
"]</text:p>
      <text:p text:style-name="P4">
标签: ['Чехія', 'Дніпро', 'Консульство', 'Петр Павел']</text:p>
      <text:p text:style-name="P4">
类型: Article</text:p>
      <!--METADATA-->
      <text:p text:style-name="P4">
<draw:frame draw:style-name="fr1" draw:name="Image138" text:anchor-type="as-char" svg:width="6.9236in" svg:height="3.956343in" draw:z-index="0">
<draw:image xlink:href="../Images/yкринформ/2023-04-28T17-51-37-03-00/630_360_1682693279-735.jpg" xlink:type="simple" xlink:show="embed" xlink:actuate="onLoad" draw:mime-type="image/jpeg"/>
</draw:frame>
捷克共和国向领事馆开放，以促进与乌克兰的智能合作实施。</text:p>
      <text:p text:style-name="P4">
乌克兰通讯员的报道，彼得·帕维尔(Peter Pavel)捷克总裁彼得·帕维尔(Peter Pavel)与乌克兰通讯员的乌克兰总统，斯洛伐克·沃罗迪米尔·泽伦斯基(Slovakia Volodymyr Zelensky)和祖扎纳·查普托瓦(Zuzana Chaputova)新闻发布会，乌克兰通讯员报告说，这是与乌克兰总统共同指出的。</text:p>
      <text:p text:style-name="P4">
“我们努力加强我们在乌克兰的存在并加深合作。 为此，我们将委派两个将在德尼普罗市工作的人，我们将在那里品尝到领事馆，以促进相互合作项目的实现。”他说。</text:p>
      <text:p text:style-name="P4">
<text:span text:style-name="T4">
另请阅读：</text:span>
 <text:a xlink:type="simple" xlink:href="https://www.ukrinform.ua/rubric-polytics/3702129-slovaccina-gotova-dopomogti-ukraini-aknajsvidse-dosagti-kriteriiv-clenstva-v-es-caputova.html" text:style-name="Internet_20_link" text:visited-style-name="Visited_20_Internet_20_Link">
</text:a>
总统 <text:a xlink:type="simple" xlink:href="https://www.ukrinform.ua/tag-cehia" text:style-name="Internet_20_link" text:visited-style-name="Visited_20_Internet_20_Link">
</text:a>
他补充说，他的国家有有关与乌克兰合作的关键项目，当事方可以在很快的时候发展，乌克兰和欧洲邮政在本节中得到满足。</text:p>
      <text:p text:style-name="P4">
“我还想补充说，我们已经准备了有关乌克兰重建的五个关键项目。 我不仅在谈论邮政-war -building，因为它应该现在开始。 我们准备提供支持和援助，能源领域，运输基础设施和住房的合作。”帕维尔强调。</text:p>
      <text:p text:style-name="P4">
<text:span text:style-name="T4">
另请阅读：</text:span>
 <text:a xlink:type="simple" xlink:href="https://www.ukrinform.ua/rubric-society/3702141-zelenskij-pavel-i-caputova-hvilinou-movcanna-vsanuvali-pamat-zagiblih-u-dnipri-ta-umani.html" text:style-name="Internet_20_link" text:visited-style-name="Visited_20_Internet_20_Link">
<text:span text:style-name="T4">
 pavel </text:span>
</text:a>
据乌克林福姆报道，4月28日上午，捷克总统帕维尔·帕维尔(Pavel Pavel)和他的斯洛伐克同事Zuzan Chopotova到达了基辅。</text:p>
      <text:p text:style-name="P4">
News Source: <text:a xlink:type="simple" xlink:href="https://www.ukrinform.ua/rubric-regions/3702144-peter-pavel-anonsuvav-vidkritta-ceskogo-genkonsulstva-u-dnipri.html" text:style-name="Internet_20_link" text:visited-style-name="Visited_20_Internet_20_Link">
https://www.ukrinform.ua/rubric-regions/3702144-peter-pavel-anonsuvav-vidkritta-ceskogo-genkonsulstva-u-dnipri.html</text:a>
</text:p>
      <!--NEWS-->
      <text:h text:style-name="P10" text:outline-level="1">
<text:span text:style-name="T4">
乌克兰和斯洛伐克政府必须更亲密地讨论乌克兰谷物的出口-Chapotova</text:span>
</text:h>
      <text:p text:style-name="P4">
作者: Ukrinform (Person)</text:p>
      <text:p text:style-name="P4">
出版商: Укринформ (Organization)</text:p>
      <text:p text:style-name="P4">
出版时间: 2023-04-28T17:55:44+03:00</text:p>
      <text:p text:style-name="P4">
修改时间: 2023-04-28T17:55:44+03:00</text:p>
      <text:p text:style-name="P4">
描述: 乌克兰和斯洛伐克沃罗迪米尔·泽伦斯基（Slovakia volodymyr Zelensky）和祖赞·库克托夫（Zuzan Chapotov）的总统在基辅谈判期间同意，政府更加紧密地讨论了乌克兰谷物出口的问题，并保护了两国的利益。  - 乌克林。</text:p>
      <text:p text:style-name="P4">
图片: ["<text:a xlink:type="simple" xlink:href="https://static.ukrinform.com/photos/2023_04/thumb_files/630_360_1682690654-913.jpg" text:style-name="Internet_20_link" text:visited-style-name="Visited_20_Internet_20_Link">
630_360_16826...</text:a>
"]</text:p>
      <text:p text:style-name="P4">
标签: ['Експорт', 'Україна', 'Зерно', 'Словаччина']</text:p>
      <text:p text:style-name="P4">
类型: Article</text:p>
      <!--METADATA-->
      <text:p text:style-name="P4">
<draw:frame draw:style-name="fr1" draw:name="Image139" text:anchor-type="as-char" svg:width="6.9236in" svg:height="3.956343in" draw:z-index="0">
<draw:image xlink:href="../Images/yкринформ/2023-04-28T17-55-44-03-00/630_360_1682690654-913.jpg" xlink:type="simple" xlink:show="embed" xlink:actuate="onLoad" draw:mime-type="image/jpeg"/>
</draw:frame>
乌克兰总统和斯洛伐克沃罗迪米尔·泽伦斯基(Slovakia volodymyr Zelensky)和祖赞·查普托瓦(Zuzan Chaputova)都同意，政府已经讨论了出口 - 乌克兰谷物的问题，并保护了基辅谈话期间两个州的利益。</text:p>
      <text:p text:style-name="P4">
乌克林传闻记者报道，在乌克兰弗拉基米尔·泽伦斯基(Vladimir Zelensky)和捷克共和国彼得·帕维尔(Peter Pavel Pavel Consconconconconconcon)基辅的乌克兰弗拉基米尔·泽伦斯基(Vladimir Zelensky)和捷克共和国彼得·帕维尔(Peter Pavel Paver Conconference)中，斯洛伐克Zuzan签约的总裁介绍了这一点。</text:p>
      <text:p text:style-name="P4">
“我们从来没有禁止运输(乌克兰谷物 - 编辑。). Певнізаходи, які були застосовані, були пов’язані з фітосанітарними стандартами таякістю зерна, і це була реакція на кроки інших держав», – сказала Чапутова.</text:p>
      <text:p text:style-name="P4">
Вона додала, що кілька годин тому Єврокомісія ухвалила рішення щодопродовження безмитного режиму для України ще на рік.</text:p>
      <text:p text:style-name="P4">
<text:span text:style-name="T4">
Читайте також:</text:span>
 <text:a xlink:type="simple" xlink:href="https://www.ukrinform.ua/rubric-economy/3702083-evrokomisia-i-pat-krain-es-domovilisa-pro-zaboronu-importu-pati-vidiv-agroprodukcii-z-ukraini.html" text:style-name="Internet_20_link" text:visited-style-name="Visited_20_Internet_20_Link">
 </text:a>
“其他条件也是进一步谈判的主题。 我和Zelensky先生告诉这一点，我们的政府将更加紧密地讨论这个问题，并受到两个州受保护的利益的保护。”斯洛伐克总统说。</text:p>
      <text:p text:style-name="P4">
据报道，波兰，匈牙利，斯洛伐克和保加利亚提出了进口的禁令<text:a xlink:type="simple" xlink:href="https://www.ukrinform.ua/tag-zerno" text:style-name="Internet_20_link" text:visited-style-name="Visited_20_Internet_20_Link">
</text:a>
以及来自乌克兰的其他农产品。 波兰还暂停了乌克兰农业工业综合体的产品，但从4月21日开始续签。</text:p>
      <text:p text:style-name="P4">
News Source: <text:a xlink:type="simple" xlink:href="https://www.ukrinform.ua/rubric-economy/3702148-uradi-ukraini-i-slovaccini-maut-tisnise-obgovoriti-eksport-ukrainskogo-zerna-caputova.html" text:style-name="Internet_20_link" text:visited-style-name="Visited_20_Internet_20_Link">
https://www.ukrinform.ua/rubric-economy/3702148-uradi-ukraini-i-slovaccini-maut-tisnise-obgovoriti-eksport-ukrainskogo-zerna-caputova.html</text:a>
</text:p>
      <!--NEWS-->
      <text:h text:style-name="P10" text:outline-level="1">
<text:span text:style-name="T4">
ukrposhta敦促世界不认识俄罗斯邮票</text:span>
</text:h>
      <text:p text:style-name="P4">
作者: Ukrinform (Person)</text:p>
      <text:p text:style-name="P4">
出版商: Укринформ (Organization)</text:p>
      <text:p text:style-name="P4">
出版时间: 2023-04-28T17:57:00+03:00</text:p>
      <text:p text:style-name="P4">
修改时间: 2023-04-28T17:57:00+03:00</text:p>
      <text:p text:style-name="P4">
描述: JSC“ ukrposhta”呼吁世界邮政联盟立即采取措施来抵消释放具有暂时占领乌克兰领土的邮政邮票。  - 乌克林。</text:p>
      <text:p text:style-name="P4">
图片: ["<text:a xlink:type="simple" xlink:href="https://static.ukrinform.com/photos/2017_12/thumb_files/630_360_1514646861-5344.jpg" text:style-name="Internet_20_link" text:visited-style-name="Visited_20_Internet_20_Link">
630_360_15146...</text:a>
"]</text:p>
      <text:p text:style-name="P4">
标签: None</text:p>
      <text:p text:style-name="P4">
类型: Article</text:p>
      <!--METADATA-->
      <text:p text:style-name="P4">
<draw:frame draw:style-name="fr1" draw:name="Image140" text:anchor-type="as-char" svg:width="6.9236in" svg:height="3.956343in" draw:z-index="0">
<draw:image xlink:href="../Images/yкринформ/2023-04-28T17-57-00-03-00/630_360_1514646861-5344.jpg" xlink:type="simple" xlink:show="embed" xlink:actuate="onLoad" draw:mime-type="image/jpeg"/>
</draw:frame>
JSC“ ukrposhta”呼吁世界邮政联盟采取采取措施来抵消释放邮政邮票，并暂时推荐乌克兰地区。</text:p>
      <text:p text:style-name="P4">
据乌克林福姆(Ukrinform)称，乌克兰驻瑞士Iediktova的大使在4月27日星期四将这一适当的呼吁移交给了空军Masakhiko Metky的负责人。(http://www.ukrposhta.ua/ua/news/57898-ukrposhta-zaklika-mizhnarodnu-spilnotu-ne-viznavati-rosijski-poshtovi-marki-z-timchasovo-okupovanimi-ukrainskimi-teritorijami)。</text:p>
      <text:p text:style-name="P4">
“鉴于俄罗斯继续进行邮政问题的实践，在这种问题中，军事没收主权国家领土是“合法化的”，这违反了国际法规则和空军规定，呼吁俄罗斯联邦对俄罗斯联邦的反应并做出反应俄罗斯联邦的范围。这违反了乌克兰的领土主权。”</text:p>
      <text:p text:style-name="P4">
尤其是，乌克普什塔(Ukrposhta)要求空军不要在俄罗斯的邮政标志中注册，专门占领乌克兰领土，以及俄罗斯作为侵略国的全收入邮政邮票。</text:p>
      <text:p text:style-name="P4">
Ukrposhta还呼吁空军管理层向世界邮政联盟的邮政管理局成员发送一封通函，并呼吁考虑俄罗斯的邮政“俄罗斯”。 地区。 顿涅茨克人民共和国。Zaporozhskaya地区。 卢甘斯克民间共和国。 Kherson地区” Tivida不要以这些邮政邮票为处理的书面书面赠款。</text:p>
      <text:p text:style-name="P4">
据报道，2014年，《俄罗斯邮报》释放了与克里米亚自治共和国和米斯图瓦斯托波尔自主共和国占领的邮票。 然后，应乌克兰的要求，第136/2014号发行信“乌克兰 - 有关邮票问题的声明”，该信列出了乌克罗普什塔关于与俄罗斯空军的规定不兼容的立场提出了这种邮政标记，提案和提议。空军的成员。</text:p>
      <text:p text:style-name="P4">
2022年，Ukrposhta已经向空军和成员国提出了呼吁，以对俄罗斯在费用领域进行制裁。 去年5月，VDC从海关委员会的总统任期中删除。</text:p>
      <text:p text:style-name="P4">
News Source: <text:a xlink:type="simple" xlink:href="https://www.ukrinform.ua/rubric-society/3702147-ukrposta-zaklikae-svit-ne-viznavati-rosijski-postovi-marki-z-okupovanimi-teritoriami.html" text:style-name="Internet_20_link" text:visited-style-name="Visited_20_Internet_20_Link">
https://www.ukrinform.ua/rubric-society/3702147-ukrposta-zaklikae-svit-ne-viznavati-rosijski-postovi-marki-z-okupovanimi-teritoriami.html</text:a>
</text:p>
      <!--NEWS-->
      <text:h text:style-name="P10" text:outline-level="1">
<text:span text:style-name="T4">
ARMA已被转让360万因购买军事债券而被捕的资金</text:span>
</text:h>
      <text:p text:style-name="P4">
作者: Ukrinform (Person)</text:p>
      <text:p text:style-name="P4">
出版商: Укринформ (Organization)</text:p>
      <text:p text:style-name="P4">
出版时间: 2023-04-28T17:57:19+03:00</text:p>
      <text:p text:style-name="P4">
修改时间: 2023-04-28T17:57:19+03:00</text:p>
      <text:p text:style-name="P4">
描述: 在ARMA购买军事债券中，调查中撤回了360万hryvnias。  - 乌克林。</text:p>
      <text:p text:style-name="P4">
图片: ["<text:a xlink:type="simple" xlink:href="https://static.ukrinform.com/photos/2022_08/thumb_files/630_360_1660553796-610.jpg" text:style-name="Internet_20_link" text:visited-style-name="Visited_20_Internet_20_Link">
630_360_16605...</text:a>
"]</text:p>
      <text:p text:style-name="P4">
标签: ['Облігації', 'ЗСУ', 'Гроші', 'АРМА', 'Офіс генпрокурора']</text:p>
      <text:p text:style-name="P4">
类型: Article</text:p>
      <!--METADATA-->
      <text:p text:style-name="P4">
<draw:frame draw:style-name="fr1" draw:name="Image141" text:anchor-type="as-char" svg:width="6.9236in" svg:height="3.956343in" draw:z-index="0">
<draw:image xlink:href="../Images/yкринформ/2023-04-28T17-57-19-03-00/630_360_1660553796-610.jpg" xlink:type="simple" xlink:show="embed" xlink:actuate="onLoad" draw:mime-type="image/jpeg"/>
</draw:frame>
在ARMA购买军事债券中，撤回了研究，将360万hryvnias转移到研究中。</text:p>
      <text:p text:style-name="P4">
正如乌克林福姆报道的那样，它报道了<text:a xlink:type="simple" xlink:href="https://www.gp.gov.ua/ua/posts/prokurori-kirovogradshhini-peredali-arma-36-mln-grn-dlya-kupivli-viiskovix-obligacii" text:style-name="Internet_20_link" text:visited-style-name="Visited_20_Internet_20_Link">
</text:a>
。</text:p>
      <text:p text:style-name="P4">
据报道，该消息据报道：“应基洛沃拉德地区检察官办公室的检察官的要求，ARMA在UAH等同于购买军事债券的情况下被转移了360万。”</text:p>
      <text:p text:style-name="P4">
资金被扣押并在框架内被捕(艺术的第2部分。 200乌克兰的刑法).</text:p>
      <text:p text:style-name="P4">
У ході досудового розслідування правоохоронці викрили адміністратора пунктуобміну валют — учасника злочинної схеми.</text:p>
      <text:p text:style-name="P4">
<text:span text:style-name="T4">
Читайте також:</text:span>
 <text:a xlink:type="simple" xlink:href="https://www.ukrinform.ua/rubric-economy/3700577-arma-sukae-upraviteliv-dla-kompanij-aki-povazani-z-rosneftu-ta-rosatomom.html" text:style-name="Internet_20_link" text:visited-style-name="Visited_20_Internet_20_Link">
 <text:span text:style-name="T4">
АРМА</text:span>
 </text:a>
可以确定的是，在没有上述服务的许可证的情况下，公民在Kropyvnytskyi提供了非法服务来补充电子钱包并讨论电子钱包<text:a xlink:type="simple" xlink:href="https://www.ukrinform.ua/tag-grosi" text:style-name="Internet_20_link" text:visited-style-name="Visited_20_Internet_20_Link">
</text:a>
。 恶性因子已被起诉。</text:p>
      <text:p text:style-name="P4">
据乌克林福姆报道，将近3700万人从临时征服的领土被盗被转移到了Arma。</text:p>
      <text:p text:style-name="P4">
News Source: <text:a xlink:type="simple" xlink:href="https://www.ukrinform.ua/rubric-economy/3702149-v-arma-peredali-36-miljona-arestovanih-kostiv-dla-kupivli-vijskovih-obligacij.html" text:style-name="Internet_20_link" text:visited-style-name="Visited_20_Internet_20_Link">
https://www.ukrinform.ua/rubric-economy/3702149-v-arma-peredali-36-miljona-arestovanih-kostiv-dla-kupivli-vijskovih-obligacij.html</text:a>
</text:p>
      <!--NEWS-->
      <text:h text:style-name="P10" text:outline-level="1">
<text:span text:style-name="T4">
俄罗斯人在切尼希夫地区的村庄撞到了管理的气篮</text:span>
</text:h>
      <text:p text:style-name="P4">
作者: Ukrinform (Person)</text:p>
      <text:p text:style-name="P4">
出版商: Укринформ (Organization)</text:p>
      <text:p text:style-name="P4">
出版时间: 2023-04-28T18:01:41+03:00</text:p>
      <text:p text:style-name="P4">
修改时间: 2023-04-28T18:01:41+03:00</text:p>
      <text:p text:style-name="P4">
描述: 俄罗斯军队袭击了切尼希夫地区Kostobrov村的托管航空炸弹，袭击了住宅区。  - 乌克林。</text:p>
      <text:p text:style-name="P4">
图片: ["<text:a xlink:type="simple" xlink:href="https://static.ukrinform.com/photos/2022_03/thumb_files/630_360_1646249429-837.jpg" text:style-name="Internet_20_link" text:visited-style-name="Visited_20_Internet_20_Link">
630_360_16462...</text:a>
"]</text:p>
      <text:p text:style-name="P4">
标签: ['Обстріл', 'Чернігівщина', 'Війна з росією']</text:p>
      <text:p text:style-name="P4">
类型: Article</text:p>
      <!--METADATA-->
      <text:p text:style-name="P4">
<draw:frame draw:style-name="fr1" draw:name="Image142" text:anchor-type="as-char" svg:width="6.9236in" svg:height="3.956343in" draw:z-index="0">
<draw:image xlink:href="../Images/yкринформ/2023-04-28T18-01-41-03-00/630_360_1646249429-837.jpg" xlink:type="simple" xlink:show="embed" xlink:actuate="onLoad" draw:mime-type="image/jpeg"/>
</draw:frame>
俄罗斯军队袭击了切尼希夫地区Kostobriv村的托管航空炸弹，袭击了住宅区。</text:p>
      <text:p text:style-name="P4">
根据乌克林福姆的说法，[<text:a xlink:type="simple" xlink:href="https://t.me/ok_pivnich1/2131" text:style-name="Internet_20_link" text:visited-style-name="Visited_20_Internet_20_Link">
</text:a>
。</text:p>
      <text:p text:style-name="P4">
因此，从15:30到15:35，可能从两个敌对[]释放的3次命中，发生在定居点。(https://www.ukrinform.ua/tag-litak)。</text:p>
      <text:p text:style-name="P4">
该司令说：“根据州紧急部门的说法，由于艾维亚(Aviar)部门，该居民部门损坏了八座民用建筑物。”</text:p>
      <text:p text:style-name="P4">
有关受害者的信息仍在继续。</text:p>
      <text:p text:style-name="P4">
<text:span text:style-name="T4">
另请阅读：</text:span>
 <text:a xlink:type="simple" xlink:href="https://www.ukrinform.ua/rubric-regions/3701545-rosiani-zrujnuvali-mist-na-cernigivsini-prikordonne-selo-vidrizane-vid-velikoi-zemli.html" text:style-name="Internet_20_link" text:visited-style-name="Visited_20_Internet_20_Link">
<text:span text:style-name="T4">
 Chernihiv地区</text:span>
</text:a>
正如乌克林福姆报道的，4月28日上午，俄罗斯军队<text:a xlink:type="simple" xlink:href="https://www.ukrinform.ua/rubric-ato/3701985-rosiani-zavdali-aviaudaru-po-cernigivsini-e-poskodzenna.html" text:style-name="Internet_20_link" text:visited-style-name="Visited_20_Internet_20_Link">
</text:a>
在切尔尼希夫地区的Semenivka市，破坏了当地企业的领土。</text:p>
      <text:p text:style-name="P4">
News Source: <text:a xlink:type="simple" xlink:href="https://www.ukrinform.ua/rubric-ato/3702150-rosiani-vdarili-kerovanimi-aviabombami-po-selu-na-cernigivsini.html" text:style-name="Internet_20_link" text:visited-style-name="Visited_20_Internet_20_Link">
https://www.ukrinform.ua/rubric-ato/3702150-rosiani-vdarili-kerovanimi-aviabombami-po-selu-na-cernigivsini.html</text:a>
</text:p>
      <!--NEWS-->
      <text:h text:style-name="P10" text:outline-level="1">
<text:span text:style-name="T4">
NASA望远镜发现了早期宇宙七个星系的簇</text:span>
</text:h>
      <text:p text:style-name="P4">
作者: Ukrinform (Person)</text:p>
      <text:p text:style-name="P4">
出版商: Укринформ (Organization)</text:p>
      <text:p text:style-name="P4">
出版时间: 2023-04-28T18:03:00+03:00</text:p>
      <text:p text:style-name="P4">
修改时间: 2023-04-28T18:03:00+03:00</text:p>
      <text:p text:style-name="P4">
描述: 在NASA太空望远镜詹姆斯·韦伯（James Webb）拍摄的新照片中，这是早期宇宙七个古代星系的引人注目的杂种。  - 乌克林。</text:p>
      <text:p text:style-name="P4">
图片: ["<text:a xlink:type="simple" xlink:href="https://static.ukrinform.com/photos/2022_11/thumb_files/630_360_1668760816-972.jpg" text:style-name="Internet_20_link" text:visited-style-name="Visited_20_Internet_20_Link">
630_360_16687...</text:a>
", "<text:a xlink:type="simple" xlink:href="https://static.ukrinform.com/photos/2023_04/1682694074-859.jpeg" text:style-name="Internet_20_link" text:visited-style-name="Visited_20_Internet_20_Link">
1682694074-85...</text:a>
"]</text:p>
      <text:p text:style-name="P4">
标签: ['Космос', 'NASA', 'Телескоп']</text:p>
      <text:p text:style-name="P4">
类型: Article</text:p>
      <!--METADATA-->
      <text:p text:style-name="P4">
<draw:frame draw:style-name="fr1" draw:name="Image143" text:anchor-type="as-char" svg:width="6.9236in" svg:height="3.956343in" draw:z-index="0">
<draw:image xlink:href="../Images/yкринформ/2023-04-28T18-03-00-03-00/630_360_1668760816-972.jpg" xlink:type="simple" xlink:show="embed" xlink:actuate="onLoad" draw:mime-type="image/jpeg"/>
</draw:frame>
詹姆斯·韦伯(James Webb)在一个新的NASA太空望远镜上，是早期宇宙七个古代星系的著名杂货商。</text:p>
      <text:p text:style-name="P4">
关于它报告<text:a xlink:type="simple" xlink:href="https://www.space.com/james-webb-space-telescope-protocluster-early-universe" text:style-name="Internet_20_link" text:visited-style-name="Visited_20_Internet_20_Link">
</text:a>
，报道乌克林福姆。</text:p>
      <text:p text:style-name="P4">
Takahiro Moryshita的Takahiro Moryshita说：“这是一个特殊的，独特的星系演化的地方，詹姆斯·韦伯(James Webb)望远镜为我们提供了一个前所未有的机会，可以衡量这些半乳酸的速度，并确认它们是在原始植物中团结起来的。”研究所。</text:p>
      <text:p text:style-name="P4">
<draw:frame draw:style-name="fr1" draw:name="Image144" text:anchor-type="as-char" svg:width="6.9236in" svg:height="7.440287in" draw:z-index="0">
<draw:image xlink:href="../Images/yкринформ/2023-04-28T18-03-00-03-00/1682694074-859.jpeg" xlink:type="simple" xlink:show="embed" xlink:actuate="onLoad" draw:mime-type="image/jpeg"/>
</draw:frame>
<text:span text:style-name="T5">
foto：space.com</text:span>
</text:p>
      <text:p text:style-name="P4">
在大爆炸后仅存在6.5亿光年，在7.9中存在高红色位移的星系簇，因此帮助回答有关宇宙演变的基本问题。这些特征也使它们成为了检查的最古老的星系。</text:p>
      <text:p text:style-name="P4">
该团队能够确定星系的速度超过320万公里。 星系之间的速度和距离是bortitelescope上NIRSPEC红外范围的无仪表光谱仪。</text:p>
      <text:p text:style-name="P4">
<text:span text:style-name="T4">
另请阅读：</text:span>
 <text:a xlink:type="simple" xlink:href="https://www.ukrinform.ua/rubric-technology/3674058-teleskop-james-webb-viaviv-sist-nevidomih-ranise-galaktik.html" text:style-name="Internet_20_link" text:visited-style-name="Visited_20_Internet_20_Link">
</text:a>
这些数据使团队有可能建模这组星系的开发，并预见到现代宇宙中的积累会有什么。</text:p>
      <text:p text:style-name="P4">
根据研究人员的说法，原始动物最终将类似于簇。 这意味着该区域可能是[]中最厚的星系之一(https://www.ukrinform.ua/tag-kosmos)具有成千上万的类似对象。</text:p>
      <text:p text:style-name="P4">
如报道，詹姆斯·韦伯太空望远镜早些时候<text:a xlink:type="simple" xlink:href="https://www.ukrinform.ua/rubric-technology/3692616-teleskop-nasa-zrobiv-novu-svitlinu-uranu.html" text:style-name="Internet_20_link" text:visited-style-name="Visited_20_Internet_20_Link">
</text:a>
 .</text:p>
      <text:p text:style-name="P4">
News Source: <text:a xlink:type="simple" xlink:href="https://www.ukrinform.ua/rubric-technology/3702151-teleskop-nasa-viaviv-skupcenna-semi-galaktik-rannogo-vsesvitu.html" text:style-name="Internet_20_link" text:visited-style-name="Visited_20_Internet_20_Link">
https://www.ukrinform.ua/rubric-technology/3702151-teleskop-nasa-viaviv-skupcenna-semi-galaktik-rannogo-vsesvitu.html</text:a>
</text:p>
      <!--NEWS-->
      <text:h text:style-name="P10" text:outline-level="1">
<text:span text:style-name="T4">
立陶宛支持将F-16飞机转移到乌克兰山脉</text:span>
</text:h>
      <text:p text:style-name="P4">
作者: Ukrinform (Person)</text:p>
      <text:p text:style-name="P4">
出版商: Укринформ (Organization)</text:p>
      <text:p text:style-name="P4">
出版时间: 2023-04-28T18:05:00+03:00</text:p>
      <text:p text:style-name="P4">
修改时间: 2023-04-28T18:05:00+03:00</text:p>
      <text:p text:style-name="P4">
描述: 立陶宛政府将游说将武器和现代战士转移到乌克兰。  - 乌克林。</text:p>
      <text:p text:style-name="P4">
图片: ["<text:a xlink:type="simple" xlink:href="https://static.ukrinform.com/photos/2023_04/thumb_files/630_360_1682699196-770.jpg" text:style-name="Internet_20_link" text:visited-style-name="Visited_20_Internet_20_Link">
630_360_16826...</text:a>
"]</text:p>
      <text:p text:style-name="P4">
标签: ['Литва', 'Україна', 'Винищувач']</text:p>
      <text:p text:style-name="P4">
类型: Article</text:p>
      <!--METADATA-->
      <text:p text:style-name="P4">
<draw:frame draw:style-name="fr1" draw:name="Image145" text:anchor-type="as-char" svg:width="6.9236in" svg:height="3.956343in" draw:z-index="0">
<draw:image xlink:href="../Images/yкринформ/2023-04-28T18-05-00-03-00/630_360_1682699196-770.jpg" xlink:type="simple" xlink:show="embed" xlink:actuate="onLoad" draw:mime-type="image/jpeg"/>
</draw:frame>
立陶宛政府将游说将武器和现代战士转移到乌克兰。</text:p>
      <text:p text:style-name="P4">
乌克林福姆报道，外交部长Litvigabrielus Landsbergis在敖德萨的一份简报中指出。</text:p>
      <text:p text:style-name="P4">
“我们将游说并维持更多武器。 顺便说一句，这还包括F-16飞机。 因为您的斗争是一场斗争，所以您的自由是我们的自由。”兰斯伯吉斯说。</text:p>
      <text:p text:style-name="P4">
部长强调<text:a xlink:type="simple" xlink:href="https://www.ukrinform.ua/tag-litva" text:style-name="Internet_20_link" text:visited-style-name="Visited_20_Internet_20_Link">
</text:a>
在北约加入的途中支持乌克兰。</text:p>
      <text:p text:style-name="P4">
Landsbergis还指出，立陶宛支持俄罗斯侵略行为的青春期的特别法庭。</text:p>
      <text:p text:style-name="P4">
外交部长拉特维亚·埃德加·林克维奇(Latvia Edgar Rinkevich)参加了简报，丹麦外交大臣拉尔斯·卢克克·拉斯穆森(Lars Lukke Rasmussen)芬兰Zauer。</text:p>
      <text:p text:style-name="P4">
<text:span text:style-name="T4">
另请阅读：</text:span>
 <text:a xlink:type="simple" xlink:href="https://www.ukrinform.ua/rubric-diaspora/3701611-u-varsavi-aktivisti-peredali-peticiu-do-bajdena-pro-nadanna-ukraini-f16.html" text:style-name="Internet_20_link" text:visited-style-name="Visited_20_Internet_20_Link">
</text:a>
据报道，在[]期间(https://www.ukrinform.ua/rubric-polytics/3701778-podolak-u-vilnusi-hocemo-otrimati-kalendarnij-abo-logisticnij-plan-vstupu-v-nato.html)，将于7月在维尔纽斯举行，乌克兰希望获得一项日历或后勤计划，以接纳大西洋前联盟。</text:p>
      <text:p text:style-name="P4">
News Source: <text:a xlink:type="simple" xlink:href="https://www.ukrinform.ua/rubric-ato/3702154-litva-pidtrimue-peredacu-ukraini-litakiv-f16-ministr.html" text:style-name="Internet_20_link" text:visited-style-name="Visited_20_Internet_20_Link">
https://www.ukrinform.ua/rubric-ato/3702154-litva-pidtrimue-peredacu-ukraini-litakiv-f16-ministr.html</text:a>
</text:p>
      <!--NEWS-->
      <text:h text:style-name="P10" text:outline-level="1">
<text:span text:style-name="T4">
前六个豹子2坦克到达波兰</text:span>
</text:h>
      <text:p text:style-name="P4">
作者: Ukrinform (Person)</text:p>
      <text:p text:style-name="P4">
出版商: Укринформ (Organization)</text:p>
      <text:p text:style-name="P4">
出版时间: 2023-04-28T18:09:46+03:00</text:p>
      <text:p text:style-name="P4">
修改时间: 2023-04-28T18:09:46+03:00</text:p>
      <text:p text:style-name="P4">
描述: 十个西班牙主要的豹子2战斗坦克中的前六个旨在乌克兰到达波兰。  - 乌克林。</text:p>
      <text:p text:style-name="P4">
图片: ["<text:a xlink:type="simple" xlink:href="https://static.ukrinform.com/photos/2023_04/thumb_files/630_360_1681753049-286.jpeg" text:style-name="Internet_20_link" text:visited-style-name="Visited_20_Internet_20_Link">
630_360_16817...</text:a>
"]</text:p>
      <text:p text:style-name="P4">
标签: ['Іспанія', 'Польща', 'Війна з росією', ' танк Leopard']</text:p>
      <text:p text:style-name="P4">
类型: Article</text:p>
      <!--METADATA-->
      <text:p text:style-name="P4">
<draw:frame draw:style-name="fr1" draw:name="Image146" text:anchor-type="as-char" svg:width="6.9236in" svg:height="3.956343in" draw:z-index="0">
<draw:image xlink:href="../Images/yкринформ/2023-04-28T18-09-46-03-00/630_360_1681753049-286.jpeg" xlink:type="simple" xlink:show="embed" xlink:actuate="onLoad" draw:mime-type="image/jpeg"/>
</draw:frame>
为乌克兰设计的十个西班牙主要战斗坦克中的十个主要战斗坦克到达了波兰。</text:p>
      <text:p text:style-name="P4">
正如乌克林福姆报道的那样，它报告了<text:a xlink:type="simple" xlink:href="http://theobjective.com/espana/2023-04-28/carros-leopard-espana-polonia-ucrania/" text:style-name="Internet_20_link" text:visited-style-name="Visited_20_Internet_20_Link">
</text:a>
。</text:p>
      <text:p text:style-name="P4">
他在信息中说：“国防部长玛格丽塔·罗伯斯(Margarita Robles)确认，六个被转移到西班牙的豹子2a4坦克已经在波兰，正在运送到乌克兰。”</text:p>
      <text:p text:style-name="P4">
值得注意的是，为其他四个豹子坦克做准备大约两个月。</text:p>
      <text:p text:style-name="P4">
罗伯斯(Robles)指出，转移到西班牙的坦克到达了多尔斯基港口(Dolsky Port)，从那里开始，他们将沿着铁路前往乌克兰。</text:p>
      <text:p text:style-name="P4">
<text:span text:style-name="T4">
另请阅读：</text:span>
 <text:a xlink:type="simple" xlink:href="https://www.ukrinform.ua/rubric-polytics/3698338-glavi-mzs-ukraini-i-danii-obgovorili-priskorenna-postacanna-100-tankiv-leopard-1.html" text:style-name="Internet_20_link" text:visited-style-name="Visited_20_Internet_20_Link">
<text:span text:style-name="T4">
豹</text:span>
</text:a>
此外，角色还感谢这位德国同事为这项行动做出了贡献，因为作为坦克的制造商，德国必须允许转移这些车辆。</text:p>
      <text:p text:style-name="P4">
部长强调说：“这是帮助乌克兰的非常重要的一步，也是实现和平的非常重要的一步。”</text:p>
      <text:p text:style-name="P4">
<text:span text:style-name="T4">
另请阅读：</text:span>
 <text:a xlink:type="simple" xlink:href="https://www.ukrinform.ua/rubric-ato/3700884-hab-dla-remontu-ukrainskih-leopard-2-zapracue-u-polsi-v-travni-blasak.html" text:style-name="Internet_20_link" text:visited-style-name="Visited_20_Internet_20_Link">
<text:span text:style-name="T4">
豹</text:span>
</text:a>
据报道，5月在波兰<text:a xlink:type="simple" xlink:href="https://www.ukrinform.ua/rubric-ato/3700884-hab-dla-remontu-ukrainskih-leopard-2-zapracue-u-polsi-v-travni-blasak.html" text:style-name="Internet_20_link" text:visited-style-name="Visited_20_Internet_20_Link">
</text:a>
乌克兰从盟友那里收到的豹2服务和维修服务中心。</text:p>
      <text:p text:style-name="P4">
<text:span text:style-name="T5">
照片说明性：RCAF操作</text:span>
</text:p>
      <text:p text:style-name="P4">
News Source: <text:a xlink:type="simple" xlink:href="https://www.ukrinform.ua/rubric-ato/3702155-do-polsi-pribuli-persi-sist-tankiv-leopard-2-vid-ispanii-dla-ukraini.html" text:style-name="Internet_20_link" text:visited-style-name="Visited_20_Internet_20_Link">
https://www.ukrinform.ua/rubric-ato/3702155-do-polsi-pribuli-persi-sist-tankiv-leopard-2-vid-ispanii-dla-ukraini.html</text:a>
</text:p>
      <!--NEWS-->
      <text:h text:style-name="P10" text:outline-level="1">
<text:span text:style-name="T4">
丹麦已为乌克兰的重建分配了10亿欧元</text:span>
</text:h>
      <text:p text:style-name="P4">
作者: Ukrinform (Person)</text:p>
      <text:p text:style-name="P4">
出版商: Укринформ (Organization)</text:p>
      <text:p text:style-name="P4">
出版时间: 2023-04-28T18:11:00+03:00</text:p>
      <text:p text:style-name="P4">
修改时间: 2023-04-28T18:11:00+03:00</text:p>
      <text:p text:style-name="P4">
描述: 丹麦政府已在2023年为乌克兰启动了一项新的支持计划。  - 乌克林。</text:p>
      <text:p text:style-name="P4">
图片: ["<text:a xlink:type="simple" xlink:href="https://static.ukrinform.com/photos/2023_04/thumb_files/630_360_1682700815-335.jpg" text:style-name="Internet_20_link" text:visited-style-name="Visited_20_Internet_20_Link">
630_360_16827...</text:a>
"]</text:p>
      <text:p text:style-name="P4">
标签: ['Данія', 'Війна з росією', 'Відновлення України']</text:p>
      <text:p text:style-name="P4">
类型: Article</text:p>
      <!--METADATA-->
      <text:p text:style-name="P4">
<draw:frame draw:style-name="fr1" draw:name="Image147" text:anchor-type="as-char" svg:width="6.9236in" svg:height="3.956343in" draw:z-index="0">
<draw:image xlink:href="../Images/yкринформ/2023-04-28T18-11-00-03-00/630_360_1682700815-335.jpg" xlink:type="simple" xlink:show="embed" xlink:actuate="onLoad" draw:mime-type="image/jpeg"/>
</draw:frame>
丹麦政府在2023年为乌克兰提供了新的支持计划。</text:p>
      <text:p text:style-name="P4">
乌克林福音通讯员报道，丹麦外交大臣拉斯莱克·拉斯穆森(Larslyukke Rasmussen)在敖德萨的一份简报中宣布了这一点。</text:p>
      <text:p text:style-name="P4">
“最近几个月，我们在2023年以10亿欧元向乌克兰启动了一项新的援助计划。 它的主要目标是重建乌克兰。 该计划的一个特殊位置将是尼古拉夫的重建。”拉斯穆森说。</text:p>
      <text:p text:style-name="P4">
他强调，他谴责最近发生的俄罗斯联邦对尼古拉的导弹袭击，但他们只加强了丹麦的决心协助乌克兰。</text:p>
      <text:p text:style-name="P4">
“成功只能在伙伴关系中取得成功，因为这是在波罗的海国家实现的。 乌克兰提醒我们，自由没有给予礼物。 争取自由。 当您战斗时，丹麦将与您同在。” Rasmussen补充说。</text:p>
      <text:p text:style-name="P4">
外交部长拉特维亚·埃德加·林克维奇(Latvia Edgar Rinkevich)参加了简报，丹麦外交大臣拉尔斯·卢克克·拉斯穆森(Lars Lukke Rasmussen)芬兰Zauer。</text:p>
      <text:p text:style-name="P4">
<text:span text:style-name="T4">
另请阅读：</text:span>
 <text:a xlink:type="simple" xlink:href="https://www.ukrinform.ua/rubric-ato/3702154-litva-pidtrimue-peredacu-ukraini-litakiv-f16-ministr.html" text:style-name="Internet_20_link" text:visited-style-name="Visited_20_Internet_20_Link">
<text:span text:style-name="T4">
立陶宛</text:span>
</text:a>
据报道，乌克兰能源部以及丹麦王国的气候，能源和公用事业部<text:a xlink:type="simple" xlink:href="https://www.ukrinform.ua/rubric-economy/3700811-ukraina-i-dania-uklali-ugodu-pro-rozsirenna-spivpraci-u-galuzi-vitrovoi-generacii.html" text:style-name="Internet_20_link" text:visited-style-name="Visited_20_Internet_20_Link">
</text:a>
这扩大了风向领域的能源伙伴关系。</text:p>
      <text:p text:style-name="P4">
News Source: <text:a xlink:type="simple" xlink:href="https://www.ukrinform.ua/rubric-vidbudova/3702157-dania-vidilila-1-milard-na-vidbudovu-ukraini.html" text:style-name="Internet_20_link" text:visited-style-name="Visited_20_Internet_20_Link">
https://www.ukrinform.ua/rubric-vidbudova/3702157-dania-vidilila-1-milard-na-vidbudovu-ukraini.html</text:a>
</text:p>
      <!--NEWS-->
      <text:h text:style-name="P10" text:outline-level="1">
<text:span text:style-name="T4">
Rosatom被翻译成由ZPP的3,000名员工组成的合同，有些被拒绝访问-Grossi</text:span>
</text:h>
      <text:p text:style-name="P4">
作者: Ukrinform (Person)</text:p>
      <text:p text:style-name="P4">
出版商: Укринформ (Organization)</text:p>
      <text:p text:style-name="P4">
出版时间: 2023-04-28T18:11:36+03:00</text:p>
      <text:p text:style-name="P4">
修改时间: 2023-04-28T18:11:36+03:00</text:p>
      <text:p text:style-name="P4">
描述: Zaporizhzhya NPP的俄罗斯“领导”向专家报告说，与“ Rosatom”的合同已有3,000人正在工作，出于“安全原因”，其中一些人员被拒绝进入该站。  - 乌克林。</text:p>
      <text:p text:style-name="P4">
图片: ["<text:a xlink:type="simple" xlink:href="https://static.ukrinform.com/photos/2022_08/thumb_files/630_360_1659774839-514.jpg" text:style-name="Internet_20_link" text:visited-style-name="Visited_20_Internet_20_Link">
630_360_16597...</text:a>
"]</text:p>
      <text:p text:style-name="P4">
标签: ['МАГАТЕ', 'Окупація', 'Росатом', 'Запорізька АЕС']</text:p>
      <text:p text:style-name="P4">
类型: Article</text:p>
      <!--METADATA-->
      <text:p text:style-name="P4">
<draw:frame draw:style-name="fr1" draw:name="Image148" text:anchor-type="as-char" svg:width="6.9236in" svg:height="3.956343in" draw:z-index="0">
<draw:image xlink:href="../Images/yкринформ/2023-04-28T18-11-36-03-00/630_360_1659774839-514.jpg" xlink:type="simple" xlink:show="embed" xlink:actuate="onLoad" draw:mime-type="image/jpeg"/>
</draw:frame>
Zaporizhhya NPP的俄罗斯“领导”告诉专家，与“ Rosatom”的合同已有3,000人正在工作，出于“安全原因”，一些人员被拒绝了加入。</text:p>
      <text:p text:style-name="P4">
正如乌克林福姆报道的那样，这在[]中指出(https://www.iaea.org/newscenter/pressreleases/update-155-iaea-director-general-statement-on-situation-in-ukraine?fbclid=IwAR1Hlg9WRMhOHTm7_YvEQASqyRWnFQPoTH5YQbCz6o69I3MYfayDmLVUZoY)拉斐尔·马里亚诺·格罗西(Raphael Mariano Grossi)首席执行官的IAEA。</text:p>
      <text:p text:style-name="P4">
“团队 <text:a xlink:type="simple" xlink:href="https://www.ukrinform.ua/tag-magate" text:style-name="Internet_20_link" text:visited-style-name="Visited_20_Internet_20_Link">
</text:a>
继续监视车站的设计和紧张人员情况。 该车站的当前管理人员告诉该集团，与Rosatom一起工作的员工总数略高于3,000人，并且在批准过程中又克服了1,000人。 声明说：“大约有1000名员工仍在使用Energoatom在车站工作，而坚持在Energodar的其他员工则不时地工作。”</text:p>
      <text:p text:style-name="P4">
此外，该站的俄罗斯领导人“证实了一些员工被访问所阻止，声称这是出于“安全原因”而进行的。</text:p>
      <text:p text:style-name="P4">
<text:span text:style-name="T4">
另请阅读：</text:span>
 <text:a xlink:type="simple" xlink:href="https://www.ukrinform.ua/rubric-ato/3701367-rosiani-buduut-na-reaktornih-blokah-zaes-oboronni-sporudi-britanska-rozvidka.html" text:style-name="Internet_20_link" text:visited-style-name="Visited_20_Internet_20_Link">
<text:span text:style-name="T4">
 zpp </text:span>
</text:a>
“ IAEA团队将继续工作，以更好地了解CAD。这是在声明中。</text:p>
      <text:p text:style-name="P4">
它还报道说，在Zaporizhzhya原子电厂出席的IEA专家“本周，他们再次被迫进入有关火箭袭击的交通报告的庇护所，以及由于炮击的声音，这是感叹，哀叹，哀叹的声音由于该地区正在进行敌对行动。” 此外，一个tzemnamin在车站附近爆炸。</text:p>
      <text:p text:style-name="P4">
IAEA的首席执行官强调，该地区的军事存在的加强强调了实现保护车站的命令的重要性和紧迫性。</text:p>
      <text:p text:style-name="P4">
<text:span text:style-name="T4">
另请阅读：</text:span>
 <text:a xlink:type="simple" xlink:href="https://www.ukrinform.ua/rubric-polytics/3701152-zelenskij-zaklikav-kitaj-dopomogti-ubezpeciti-zaporizku-aes.html" text:style-name="Internet_20_link" text:visited-style-name="Visited_20_Internet_20_Link">
</text:a>
</text:p>
      <text:p text:style-name="P4">
正如乌克林福姆报道的那样，乌克兰总统<text:a xlink:type="simple" xlink:href="https://www.youtube.com/watch" text:style-name="Internet_20_link" text:visited-style-name="Visited_20_Internet_20_Link">
</text:a>
在与首席执行官拉斐尔·格罗西(Raphael Grossi)的结果的视频反思中，Zaporizhhya核电站的俄罗斯领土的存在对Chornobyl等辐射灾难构成威胁。</text:p>
      <text:p text:style-name="P4">
News Source: <text:a xlink:type="simple" xlink:href="https://www.ukrinform.ua/rubric-economy/3702158-rosatom-pereviv-na-kontrakt-3-000-spivrobitnikiv-zaes-castini-vidmovili-u-dostupi-grossi.html" text:style-name="Internet_20_link" text:visited-style-name="Visited_20_Internet_20_Link">
https://www.ukrinform.ua/rubric-economy/3702158-rosatom-pereviv-na-kontrakt-3-000-spivrobitnikiv-zaes-castini-vidmovili-u-dostupi-grossi.html</text:a>
</text:p>
      <!--NEWS-->
      <text:h text:style-name="P10" text:outline-level="1">
<text:span text:style-name="T4">
Formula-1，阿塞拜疆大奖2023，资格：Lecler赢得了POL</text:span>
</text:h>
      <text:p text:style-name="P4">
作者: Ukrinform (Person)</text:p>
      <text:p text:style-name="P4">
出版商: Укринформ (Organization)</text:p>
      <text:p text:style-name="P4">
出版时间: 2023-04-28T18:14:42+03:00</text:p>
      <text:p text:style-name="P4">
修改时间: 2023-04-28T18:14:42+03:00</text:p>
      <text:p text:style-name="P4">
描述: Ferstappen成为资格赛第二名，Perez-第三名。  - 乌克林。</text:p>
      <text:p text:style-name="P4">
图片: ["<text:a xlink:type="simple" xlink:href="https://static.ukrinform.com/photos/2023_04/thumb_files/630_360_1682694786-107.jpg" text:style-name="Internet_20_link" text:visited-style-name="Visited_20_Internet_20_Link">
630_360_16826...</text:a>
"]</text:p>
      <text:p text:style-name="P4">
标签: ['Формула-1']</text:p>
      <text:p text:style-name="P4">
类型: Article</text:p>
      <!--METADATA-->
      <text:p text:style-name="P4">
<draw:frame draw:style-name="fr1" draw:name="Image149" text:anchor-type="as-char" svg:width="6.9236in" svg:height="3.956343in" draw:z-index="0">
<draw:image xlink:href="../Images/yкринформ/2023-04-28T18-14-42-03-00/630_360_1682694786-107.jpg" xlink:type="simple" xlink:show="embed" xlink:actuate="onLoad" draw:mime-type="image/jpeg"/>
</draw:frame>
FerstappenStav在资格赛上获得了第二名，Perez-第三。</text:p>
      <text:p text:style-name="P4">
据乌克林福姆报道，在巴库，乌克林福姆(Ukrinform)在巴库(Baku)进行了资格。</text:p>
      <text:p text:style-name="P4">
法拉利的查尔斯·莱克勒(Charles Lecler)赢得了杆位。 第二个成为Redbull的Max Ferstapppen，第三名-Sergio Perez(“红牛”).</text:p>
      <text:p text:style-name="P4">
<text:span text:style-name="T4">
Читайте також:</text:span>
 <text:a xlink:type="simple" xlink:href="https://www.ukrinform.ua/rubric-sports/3690520-formula1-ferstappen-vigrav-granpri-avstralii.html" text:style-name="Internet_20_link" text:visited-style-name="Visited_20_Internet_20_Link">
 <text:span text:style-name="T4">
Ферстаппен</text:span>
 </text:a>
前10名：</text:p>
      <text:p text:style-name="P4">
1 \。 Sharl Lecler(法拉利)-1,40,203</text:p>
      <text:p text:style-name="P4">
2 \。 马克斯·赫斯汀(“红牛”)+0,188</text:p>
      <text:p text:style-name="P4">
3 \。 塞尔吉奥·佩雷斯(Sergio Perez)(“红牛”)+0,292</text:p>
      <text:p text:style-name="P4">
4 \。 卡洛斯·塞恩斯(Carlos Sains)(法拉利)+0,813</text:p>
      <text:p text:style-name="P4">
5 \。 刘易斯·汉密尔顿(Lewis Hemilton)(“梅赛德斯”)+0,974</text:p>
      <text:p text:style-name="P4">
6 \。 费尔南多·阿隆索(阿斯顿·马丁)+1,050</text:p>
      <text:p text:style-name="P4">
7 \。 兰多·诺里斯(Lando Norris)(«迈凯轮»)+1,078</text:p>
      <text:p text:style-name="P4">
8 \。 Yuki Tsunoda(阿尔法·陶里(Alfa Tauri))+1,378</text:p>
      <text:p text:style-name="P4">
9 \。 兰斯漫步(阿斯顿·马丁)+1,408</text:p>
      <text:p text:style-name="P4">
10 \。 奥斯卡·帕斯特里(Oscar Pastri)(«迈凯轮»)+1,408</text:p>
      <text:p text:style-name="P4">
照片：盖蒂图像</text:p>
      <text:p text:style-name="P4">
News Source: <text:a xlink:type="simple" xlink:href="https://www.ukrinform.ua/rubric-sports/3702161-formula1-granpri-azerbajdzanu2023-kvalifikacia-lekler-vigrav-poul.html" text:style-name="Internet_20_link" text:visited-style-name="Visited_20_Internet_20_Link">
https://www.ukrinform.ua/rubric-sports/3702161-formula1-granpri-azerbajdzanu2023-kvalifikacia-lekler-vigrav-poul.html</text:a>
</text:p>
      <!--NEWS-->
      <text:h text:style-name="P10" text:outline-level="1">
<text:span text:style-name="T4">
在英国，创建了乐高设计师的查尔斯三世加冕典礼</text:span>
</text:h>
      <text:p text:style-name="P4">
作者: Ukrinform (Person)</text:p>
      <text:p text:style-name="P4">
出版商: Укринформ (Organization)</text:p>
      <text:p text:style-name="P4">
出版时间: 2023-04-28T18:16:43+03:00</text:p>
      <text:p text:style-name="P4">
修改时间: 2023-04-28T18:16:43+03:00</text:p>
      <text:p text:style-name="P4">
描述: 英国君主查尔斯三世加冕典礼的微型现场是在伯克希尔县温莎的乐高乐园的展览中介绍的。  - 乌克林。</text:p>
      <text:p text:style-name="P4">
图片: ["<text:a xlink:type="simple" xlink:href="https://static.ukrinform.com/photos/2023_04/thumb_files/630_360_1682694806-539.png" text:style-name="Internet_20_link" text:visited-style-name="Visited_20_Internet_20_Link">
630_360_16826...</text:a>
", "<text:a xlink:type="simple" xlink:href="https://static.ukrinform.com/photos/2023_04/1682694805-312.png" text:style-name="Internet_20_link" text:visited-style-name="Visited_20_Internet_20_Link">
1682694805-31...</text:a>
", "<text:a xlink:type="simple" xlink:href="https://static.ukrinform.com/photos/2023_04/1682694804-757.png" text:style-name="Internet_20_link" text:visited-style-name="Visited_20_Internet_20_Link">
1682694804-75...</text:a>
", "<text:a xlink:type="simple" xlink:href="https://static.ukrinform.com/photos/2023_04/1682694801-805.png" text:style-name="Internet_20_link" text:visited-style-name="Visited_20_Internet_20_Link">
1682694801-80...</text:a>
", "<text:a xlink:type="simple" xlink:href="https://static.ukrinform.com/photos/2023_04/1682694802-993.png" text:style-name="Internet_20_link" text:visited-style-name="Visited_20_Internet_20_Link">
1682694802-99...</text:a>
"]</text:p>
      <text:p text:style-name="P4">
标签: ['LEGO', 'Чарльз ІІІ', 'Коронація']</text:p>
      <text:p text:style-name="P4">
类型: Article</text:p>
      <!--METADATA-->
      <text:p text:style-name="P4">
<draw:frame draw:style-name="fr1" draw:name="Image150" text:anchor-type="as-char" svg:width="6.9236in" svg:height="3.956343in" draw:z-index="0">
<draw:image xlink:href="../Images/yкринформ/2023-04-28T18-16-43-03-00/630_360_1682694806-539.png" xlink:type="simple" xlink:show="embed" xlink:actuate="onLoad" draw:mime-type="image/png"/>
</draw:frame>
英国君主查尔斯三世(Charles III)加冕典礼的迷你仪式是在伯克希尔县温佐市的“乐高乐园”上展出的。</text:p>
      <text:p text:style-name="P4">
正如乌克林福姆报道的那样，它报告了<text:a xlink:type="simple" xlink:href="https://www.bbc.co.uk/news/uk-england-berkshire-65413844" text:style-name="Internet_20_link" text:visited-style-name="Visited_20_Internet_20_Link">
</text:a>
。</text:p>
      <text:p text:style-name="P4">
“这始终是一种快乐 - 重现formlego英国历史的标志时刻，因此我们不能错过庆祝这一刻的机会，这一次发生了一次，并在微型中重现了加冕典礼，” Models的首席制造商Paul Lafton说。在英国乐高乐园。</text:p>
      <text:p text:style-name="P4">
<draw:frame draw:style-name="fr1" draw:name="Image151" text:anchor-type="as-char" svg:width="6.9236in" svg:height="3.648536in" draw:z-index="0">
<draw:image xlink:href="../Images/yкринформ/2023-04-28T18-16-43-03-00/1682694805-312.png" xlink:type="simple" xlink:show="embed" xlink:actuate="onLoad" draw:mime-type="image/png"/>
</draw:frame>
</text:p>
      <text:p text:style-name="P4">
<draw:frame draw:style-name="fr1" draw:name="Image152" text:anchor-type="as-char" svg:width="6.9236in" svg:height="4.395042in" draw:z-index="0">
<draw:image xlink:href="../Images/yкринформ/2023-04-28T18-16-43-03-00/1682694804-757.png" xlink:type="simple" xlink:show="embed" xlink:actuate="onLoad" draw:mime-type="image/png"/>
</draw:frame>
白金汉宫的小副本描绘了扎巴尔肯的国王和王后，他们在下面挥舞着人群，以及王子和威尔士公主及其子女。</text:p>
      <text:p text:style-name="P4">
<text:span text:style-name="T4">
另请阅读：</text:span>
 <text:a xlink:type="simple" xlink:href="https://www.ukrinform.ua/rubric-world/3691690-na-koronaciu-carlza-iii-zaprosili-majze-dvi-tisaci-osib.html" text:style-name="Internet_20_link" text:visited-style-name="Visited_20_Internet_20_Link">
<text:span text:style-name="T4">
查尔斯</text:span>
</text:a>
在温莎城堡的加冕典礼之际，一场音乐会和一个乐团也被复制了。</text:p>
      <text:p text:style-name="P4">
<draw:frame draw:style-name="fr1" draw:name="Image153" text:anchor-type="as-char" svg:width="6.9236in" svg:height="3.662128in" draw:z-index="0">
<draw:image xlink:href="../Images/yкринформ/2023-04-28T18-16-43-03-00/1682694801-805.png" xlink:type="simple" xlink:show="embed" xlink:actuate="onLoad" draw:mime-type="image/png"/>
</draw:frame>
花费了一千多小时零32,000个乐高设计师来重现加冕典礼。 六个人从事新模型。</text:p>
      <text:p text:style-name="P4">
新型号将于11月在温莎“乐高乐园”中显示。</text:p>
      <text:p text:style-name="P4">
<draw:frame draw:style-name="fr1" draw:name="Image154" text:anchor-type="as-char" svg:width="6.9236in" svg:height="3.844823in" draw:z-index="0">
<draw:image xlink:href="../Images/yкринформ/2023-04-28T18-16-43-03-00/1682694802-993.png" xlink:type="simple" xlink:show="embed" xlink:actuate="onLoad" draw:mime-type="image/png"/>
</draw:frame>
真正的皇家仪式将于2023年5月6日举行。</text:p>
      <text:p text:style-name="P4">
<text:span text:style-name="T4">
另请阅读：</text:span>
 <text:a xlink:type="simple" xlink:href="https://www.ukrinform.ua/rubric-world/3699628-u-den-koronacii-carlza-iii-novonarodzeni-diti-otrimaut-pamatnij-kuhol.html" text:style-name="Internet_20_link" text:visited-style-name="Visited_20_Internet_20_Link">
<text:span text:style-name="T4">
查尔斯</text:span>
</text:a>
乌克林福姆(Ukrinform)表示，Zatgly City of Slau的Mars Wriley's的糖果团队在其冠军之前创造了英国国王Charlziii的巧克力胸围。</text:p>
      <text:p text:style-name="P4">
<text:span text:style-name="T5">
foto：PA Media</text:span>
</text:p>
      <text:p text:style-name="P4">
News Source: <text:a xlink:type="simple" xlink:href="https://www.ukrinform.ua/rubric-world/3702162-u-britanii-stvorili-scenu-koronacii-carlza-iii-z-konstruktora-lego.html" text:style-name="Internet_20_link" text:visited-style-name="Visited_20_Internet_20_Link">
https://www.ukrinform.ua/rubric-world/3702162-u-britanii-stvorili-scenu-koronacii-carlza-iii-z-konstruktora-lego.html</text:a>
</text:p>
      <!--NEWS-->
      <text:h text:style-name="P10" text:outline-level="1">
<text:span text:style-name="T4">
政府改变了军事工人的保留顺序</text:span>
</text:h>
      <text:p text:style-name="P4">
作者: Ukrinform (Person)</text:p>
      <text:p text:style-name="P4">
出版商: Укринформ (Organization)</text:p>
      <text:p text:style-name="P4">
出版时间: 2023-04-28T18:22:41+03:00</text:p>
      <text:p text:style-name="P4">
修改时间: 2023-04-28T18:22:41+03:00</text:p>
      <text:p text:style-name="P4">
描述: 部长的内阁改变了预订军队的顺序，为预订设定了截止日期。  - 乌克林。</text:p>
      <text:p text:style-name="P4">
图片: ["<text:a xlink:type="simple" xlink:href="https://static.ukrinform.com/photos/2021_03/thumb_files/630_360_1617189558-212.jpg" text:style-name="Internet_20_link" text:visited-style-name="Visited_20_Internet_20_Link">
630_360_16171...</text:a>
"]</text:p>
      <text:p text:style-name="P4">
标签: ['Кабмін', 'Воєнний стан', 'Бронювання військовозобов’язаних']</text:p>
      <text:p text:style-name="P4">
类型: Article</text:p>
      <!--METADATA-->
      <text:p text:style-name="P4">
<draw:frame draw:style-name="fr1" draw:name="Image155" text:anchor-type="as-char" svg:width="6.9236in" svg:height="3.949462in" draw:z-index="0">
<draw:image xlink:href="../Images/yкринформ/2023-04-28T18-22-41-03-00/630_360_1617189558-212.jpg" xlink:type="simple" xlink:show="embed" xlink:actuate="onLoad" draw:mime-type="image/jpeg"/>
</draw:frame>
部长的内阁修改了预订应征者的命令，确定了预订决定的决定。</text:p>
      <text:p text:style-name="P4">
正如乌克林福姆报道的那样，他在[]中报道(https://t.me/tmelnychuk/2201)内阁的永久代表在Verkhovna Rada Taras Melnychuk。</text:p>
      <text:p text:style-name="P4">
“在行动期间清单清单上的军事人员的预订程序进行了修订<text:a xlink:type="simple" xlink:href="https://www.ukrinform.ua/tag-voennij-stan" text:style-name="Internet_20_link" text:visited-style-name="Visited_20_Internet_20_Link">
</text:a>
“， - 消息说。</text:p>
      <text:p text:style-name="P4">
值得注意的是，在不超过5个工作日的一段时间内，州当局，其他国家机构应将清单转移给武装部队的总人员(SBU，外国情报服务)为了验证和批准。</text:p>
      <text:p text:style-name="P4">
在武装部队总人员的批准和批准下(SBU，官方情报)经济部的清单应在10个工作日内进行。</text:p>
      <text:p text:style-name="P4">
*!(https://www.ukrinform.ua/rubric-society/3673665-deaki-kategorii-agropidpriemstv-zmozut-bronuvati-vijskovozobovazanih-pracivnikiv.html)经济部必须决定在5个以上的工作日期内预订军队，并且应在不超过5个工作日的时间内提交军事意识的军事会计。</text:p>
      <text:p text:style-name="P4">
根据Ukrinform的报告，根据更新的订单，书籍和代表以及数字的50％(在提交列表之日)建立动员任务的企业，机构和组织的服务人员； 生产商品的企业(执行服务)对于武装部队以及调整组织的企业和机构的需求，这对于人口困惑的经济运作至关重要。</text:p>
      <text:p text:style-name="P4">
News Source: <text:a xlink:type="simple" xlink:href="https://www.ukrinform.ua/rubric-society/3702164-urad-zminiv-poradok-bronuvanna-vijskovozobovazanih-pracivnikiv.html" text:style-name="Internet_20_link" text:visited-style-name="Visited_20_Internet_20_Link">
https://www.ukrinform.ua/rubric-society/3702164-urad-zminiv-poradok-bronuvanna-vijskovozobovazanih-pracivnikiv.html</text:a>
</text:p>
      <!--NEWS-->
      <text:h text:style-name="P10" text:outline-level="1">
<text:span text:style-name="T4">
敌人击中了顿涅茨克地区发电的对象</text:span>
</text:h>
      <text:p text:style-name="P4">
作者: Ukrinform (Person)</text:p>
      <text:p text:style-name="P4">
出版商: Укринформ (Organization)</text:p>
      <text:p text:style-name="P4">
出版时间: 2023-04-28T18:22:59+03:00</text:p>
      <text:p text:style-name="P4">
修改时间: 2023-04-28T18:22:59+03:00</text:p>
      <text:p text:style-name="P4">
描述: 由于顿涅茨克地区的大规模炮击，发电的一个物体之一受到打击。  - 乌克林。</text:p>
      <text:p text:style-name="P4">
图片: ["<text:a xlink:type="simple" xlink:href="https://static.ukrinform.com/photos/2022_12/thumb_files/630_360_1670592423-164.jpg" text:style-name="Internet_20_link" text:visited-style-name="Visited_20_Internet_20_Link">
630_360_16705...</text:a>
"]</text:p>
      <text:p text:style-name="P4">
标签: ['Донеччина', 'Електроенергія', 'Війна з росією']</text:p>
      <text:p text:style-name="P4">
类型: Article</text:p>
      <!--METADATA-->
      <text:p text:style-name="P4">
<draw:frame draw:style-name="fr1" draw:name="Image156" text:anchor-type="as-char" svg:width="6.9236in" svg:height="3.956343in" draw:z-index="0">
<draw:image xlink:href="../Images/yкринформ/2023-04-28T18-22-59-03-00/630_360_1670592423-164.jpg" xlink:type="simple" xlink:show="embed" xlink:actuate="onLoad" draw:mime-type="image/jpeg"/>
</draw:frame>
通过大规模炮击顿涅茨克地区是进入发电的对象之一的入口。</text:p>
      <text:p text:style-name="P4">
根据乌克林福姆的说法，新闻服务报告<text:a xlink:type="simple" xlink:href="http://mev.gov.ua/novyna/naslidky-nichnoho-masovanoho-obstrilu-ye-vluchannya-v-obyekt-heneratsiyi-na-donechchyni" text:style-name="Internet_20_link" text:visited-style-name="Visited_20_Internet_20_Link">
</text:a>
。</text:p>
      <text:p text:style-name="P4">
“在巨大的炮击中<text:a xlink:type="simple" xlink:href="https://www.ukrinform.ua/tag-rosia" text:style-name="Internet_20_link" text:visited-style-name="Visited_20_Internet_20_Link">
</text:a>
她于4月28日进行，记录了顿涅茨克地区的发电对象之一。 敌人进行了炮弹，该炮弹部分被设备损坏。 在炮击期间，该设施的员工没有受伤。”消息说。</text:p>
      <text:p text:style-name="P4">
值得注意的是，在4月28日炮击期间，乌克兰产生的其他物体受损。 合并的能源系统在盈余中稳定地工作。</text:p>
      <text:p text:style-name="P4">
<text:span text:style-name="T4">
另请阅读：</text:span>
 <text:a xlink:type="simple" xlink:href="https://www.ukrinform.ua/rubric-economy/3692978-urad-sprostiv-proceduru-dostupu-do-infrastrukturi-obektiv-elektroenergetiki.html" text:style-name="Internet_20_link" text:visited-style-name="Visited_20_Internet_20_Link">
</text:a>
据报道，自2022年10月10日以来，恐怖分子抓住了火箭袭击乌克兰能源基础设施的对象。 在此期间，有24个生成对象受到影响(热电厂，热电厂，水力发电和水力发电站)，大约一半的传输系统变电站，43％的主要网络。 大多数对象都击中了几次。</text:p>
      <text:p text:style-name="P4">
<text:span text:style-name="T4">
另请阅读：</text:span>
 <text:a xlink:type="simple" xlink:href="https://www.ukrinform.ua/rubric-economy/3693348-ukraina-ta-ssa-pracuut-nad-spilnou-programou-u-sferi-energetiki.html" text:style-name="Internet_20_link" text:visited-style-name="Visited_20_Internet_20_Link">
</text:a>
根据世界银行的研究，截至2023年2月，乌克兰能源系统造成的损失达到110亿美元。</text:p>
      <text:p text:style-name="P4">
<text:span text:style-name="T5">
照片说明性</text:span>
</text:p>
      <text:p text:style-name="P4">
News Source: <text:a xlink:type="simple" xlink:href="https://www.ukrinform.ua/rubric-ato/3702165-vorog-vluciv-v-obekt-elektrogeneracii-na-doneccini.html" text:style-name="Internet_20_link" text:visited-style-name="Visited_20_Internet_20_Link">
https://www.ukrinform.ua/rubric-ato/3702165-vorog-vluciv-v-obekt-elektrogeneracii-na-doneccini.html</text:a>
</text:p>
      <!--NEWS-->
      <text:h text:style-name="P10" text:outline-level="1">
<text:span text:style-name="T4">
库普托娃坚信，斯洛伐克的新政府将了解侵略者与战争受害者之间的区别</text:span>
</text:h>
      <text:p text:style-name="P4">
作者: Ukrinform (Person)</text:p>
      <text:p text:style-name="P4">
出版商: Укринформ (Organization)</text:p>
      <text:p text:style-name="P4">
出版时间: 2023-04-28T18:23:59+03:00</text:p>
      <text:p text:style-name="P4">
修改时间: 2023-04-28T18:23:59+03:00</text:p>
      <text:p text:style-name="P4">
描述: 斯洛伐克总统祖赞·库普托瓦（Zuzan Chapotova）建议，在该国议会早期选举之后，与乌克兰的关系发生了一些变化。 同时，它无法想象新的潜在政府将不了解俄罗斯 - 乌克兰战争中侵略者与受害者之间的区别。  - 乌克林。</text:p>
      <text:p text:style-name="P4">
图片: ["<text:a xlink:type="simple" xlink:href="https://static.ukrinform.com/photos/2023_04/thumb_files/630_360_1682695426-359.jpg" text:style-name="Internet_20_link" text:visited-style-name="Visited_20_Internet_20_Link">
630_360_16826...</text:a>
"]</text:p>
      <text:p text:style-name="P4">
标签: ['Україна', 'Словаччина', 'Війна з росією']</text:p>
      <text:p text:style-name="P4">
类型: Article</text:p>
      <!--METADATA-->
      <text:p text:style-name="P4">
<draw:frame draw:style-name="fr1" draw:name="Image157" text:anchor-type="as-char" svg:width="6.9236in" svg:height="3.956343in" draw:z-index="0">
<draw:image xlink:href="../Images/yкринформ/2023-04-28T18-23-59-03-00/630_360_1682695426-359.jpg" xlink:type="simple" xlink:show="embed" xlink:actuate="onLoad" draw:mime-type="image/jpeg"/>
</draw:frame>
斯洛伐克总统祖赞·库普托瓦(Zuzan Chopotova)建议，在该国议会早期选举之后，与乌克兰的关系发生了一些变化。与此同时，它无法想象新的潜在政府将不了解侵略者与俄罗斯受害者之间的差异 - 乌克兰战争。</text:p>
      <text:p text:style-name="P4">
据乌克林福音通讯员报道，库库托娃在与乌克兰沃罗德米尔塞斯基总统和捷克共和国彼得·帕维尔·普拉维尔的总统彼得·帕维尔在基辅的联合中表示了这一点。</text:p>
      <text:p text:style-name="P4">
她指出，在9月议会选举之前，斯洛伐克共和国外部进程的潜在变化的话题非常政治化，一些党派成员赢得了政治要点来帮助乌克兰。 在这种情况下，肖普托夫提醒乌克兰政府的支持是一条很高的高速公路，就军事和人道主义援助而言，乌克兰的支持<text:a xlink:type="simple" xlink:href="https://www.ukrinform.ua/tag-slovaccina" text:style-name="Internet_20_link" text:visited-style-name="Visited_20_Internet_20_Link">
</text:a>
她帮助了“她能做到的每个人”。</text:p>
      <text:p text:style-name="P4">
“选举结束后，我将继续担任总统，并将继续支持乌克兰并提供帮助。 当新潜在政府无法理解侵略者和受害者之间的区别时，我不想也不想像新潜在政府的这种迷失方向。 因此，我认为在这种基本理念中，我们将继续我们的政策，尽管发生了变化，”斯洛伐克总统说。</text:p>
      <text:p text:style-name="P4">
<text:span text:style-name="T4">
另请阅读：</text:span>
 <text:a xlink:type="simple" xlink:href="https://www.ukrinform.ua/rubric-polytics/3702129-slovaccina-gotova-dopomogti-ukraini-aknajsvidse-dosagti-kriteriiv-clenstva-v-es-caputova.html" text:style-name="Internet_20_link" text:visited-style-name="Visited_20_Internet_20_Link">
<text:span text:style-name="T4">
 champova </text:span>
</text:a>
正如乌克林福姆报道的那样，斯洛伐克的议会早期选举将于9月30日举行 - 前联盟政府的领导人同意改变宪法，以推迟应在2012年2月举行的投票。 政客们在反对派组织的早期大选全民公决失败后同意。</text:p>
      <text:p text:style-name="P4">
去年12月，爱德华·赫格(Edward Heger)部长的总理于12月颁发。</text:p>
      <text:p text:style-name="P4">
News Source: <text:a xlink:type="simple" xlink:href="https://www.ukrinform.ua/rubric-polytics/3702166-caputova-perekonana-so-novij-urad-slovaccini-rozumitime-riznicu-miz-agresorom-i-zertvou-vijni.html" text:style-name="Internet_20_link" text:visited-style-name="Visited_20_Internet_20_Link">
https://www.ukrinform.ua/rubric-polytics/3702166-caputova-perekonana-so-novij-urad-slovaccini-rozumitime-riznicu-miz-agresorom-i-zertvou-vijni.html</text:a>
</text:p>
      <!--NEWS-->
      <text:h text:style-name="P10" text:outline-level="1">
<text:span text:style-name="T4">
内阁采用了关键基础设施对象的登记册的决议</text:span>
</text:h>
      <text:p text:style-name="P4">
作者: Ukrinform (Person)</text:p>
      <text:p text:style-name="P4">
出版商: Укринформ (Organization)</text:p>
      <text:p text:style-name="P4">
出版时间: 2023-04-28T18:26:13+03:00</text:p>
      <text:p text:style-name="P4">
修改时间: 2023-04-28T18:26:13+03:00</text:p>
      <text:p text:style-name="P4">
描述: 部长的内阁通过批准该程序来保留关键基础架构的登记册，包括寄存器中的对象并从中提供信息。  - 乌克林。</text:p>
      <text:p text:style-name="P4">
图片: ["<text:a xlink:type="simple" xlink:href="https://static.ukrinform.com/photos/2023_03/thumb_files/630_360_1678738628-217.jpg" text:style-name="Internet_20_link" text:visited-style-name="Visited_20_Internet_20_Link">
630_360_16787...</text:a>
"]</text:p>
      <text:p text:style-name="P4">
标签: ['Інфраструктура', 'Кабмін', 'Реєстр']</text:p>
      <text:p text:style-name="P4">
类型: Article</text:p>
      <!--METADATA-->
      <text:p text:style-name="P4">
<draw:frame draw:style-name="fr1" draw:name="Image158" text:anchor-type="as-char" svg:width="6.9236in" svg:height="3.956343in" draw:z-index="0">
<draw:image xlink:href="../Images/yкринформ/2023-04-28T18-26-13-03-00/630_360_1678738628-217.jpg" xlink:type="simple" xlink:show="embed" xlink:actuate="onLoad" draw:mime-type="image/jpeg"/>
</draw:frame>
部长的内阁通过批准了维护对象关键基础架构的登记册，将对象包含在寄存器中并提供信息的程序，采用了一项决议。</text:p>
      <text:p text:style-name="P4">
根据乌克林福姆的说法，新闻服务报告<text:a xlink:type="simple" xlink:href="https://cip.gov.ua/ua/news/kabinet-ministriv-ukrayini-ukhvaliv-postanovu-pro-reyestr-ob-yektiv-kritichnoyi-infrastrukturi" text:style-name="Internet_20_link" text:visited-style-name="Visited_20_Internet_20_Link">
</text:a>
。</text:p>
      <text:p text:style-name="P4">
“批准创建关键基础架构对象寄存器的程序是保护我们的OKI的重要一步，但它只是第一个杂技之一。 现在，所有负责保护关键基础设施的机构都必须参与填写此登记册的工作。”</text:p>
      <text:p text:style-name="P4">
据注意，该文档定义了关键基础架构注册的形成和维护的过程，在寄存器中包含对象，OKI的信息输入，调节访问条件并提供注册信息。</text:p>
      <text:p text:style-name="P4">
根据该文件，持有人和登记局管理员是乌克兰关键基础设施保护领域的奥斯曼风琴。 它保留记录，概括，系统化，分析和提供注册信息的信息，还响应输入(和例外)有关OKI在登记册中的信息。</text:p>
      <text:p text:style-name="P4">
<text:span text:style-name="T4">
另请阅读：</text:span>
 [<text:span text:style-name="T4">
政府</text:span>
 <text:span text:style-name="T4">
 </text:span>
制作<text:span text:style-name="T4">
 </text:span>
 <text:span text:style-name="T4">
 </text:span>
 <text:span text:style-name="T4">
 </text:span>
 <text:span text:style-name="T4">
关于</text:span>
 <text:span text:style-name="T4">
创建</text:span>
 platform <text:span text:style-name="T4">
平台</text:span>
 <text:span text:style-name="T4">
 </text:span>
寄存器**这是给出的(https://www.ukrinform.ua/rubric-economy/3698100-urad-uhvaliv-risenna-pro-stvorenna-platformi-reestriv.html)“关键基础设施领域的部门机构负责向登记册提供信息。 他们将OKI与运营商 - 批判基础架构一起识别，他们对OKI &lt;...&gt;
进行了分类，结果使OKI的部门列表列出，并向用户通信提供信息，以将其输入注册寄存器，”该部门补充说。</text:p>
      <text:p text:style-name="P4">
据报道，在行动中<text:a xlink:type="simple" xlink:href="https://www.ukrinform.ua/tag-voennij-stan" text:style-name="Internet_20_link" text:visited-style-name="Visited_20_Internet_20_Link">
</text:a>
在其终止或取消授权机构终止或取消乌克兰关键基础设施的授权机构的12个月后，是特殊产品和保护乌克兰信息的国家服务。</text:p>
      <text:p text:style-name="P4">
News Source: <text:a xlink:type="simple" xlink:href="https://www.ukrinform.ua/rubric-economy/3702168-kabmin-uhvaliv-postanovu-pro-reestr-obektiv-kriticnoi-infrastrukturi.html" text:style-name="Internet_20_link" text:visited-style-name="Visited_20_Internet_20_Link">
https://www.ukrinform.ua/rubric-economy/3702168-kabmin-uhvaliv-postanovu-pro-reestr-obektiv-kriticnoi-infrastrukturi.html</text:a>
</text:p>
      <!--NEWS-->
      <text:h text:style-name="P10" text:outline-level="1">
<text:span text:style-name="T4">
拉脱维亚外交大臣：在维尔纽斯的峰会上，我们必须建立乌克兰到北约的道路</text:span>
</text:h>
      <text:p text:style-name="P4">
作者: Ukrinform (Person)</text:p>
      <text:p text:style-name="P4">
出版商: Укринформ (Organization)</text:p>
      <text:p text:style-name="P4">
出版时间: 2023-04-28T18:27:06+03:00</text:p>
      <text:p text:style-name="P4">
修改时间: 2023-04-28T18:27:06+03:00</text:p>
      <text:p text:style-name="P4">
描述: 拉脱维亚将在加入北大西洋联盟的途中支持乌克兰。  - 乌克林。</text:p>
      <text:p text:style-name="P4">
图片: ["<text:a xlink:type="simple" xlink:href="https://static.ukrinform.com/photos/2023_04/thumb_files/630_360_1682695542-666.jpg" text:style-name="Internet_20_link" text:visited-style-name="Visited_20_Internet_20_Link">
630_360_16826...</text:a>
"]</text:p>
      <text:p text:style-name="P4">
标签: ['Латвія', 'НАТО', 'Саміт', 'Україна']</text:p>
      <text:p text:style-name="P4">
类型: Article</text:p>
      <!--METADATA-->
      <text:p text:style-name="P4">
<draw:frame draw:style-name="fr1" draw:name="Image159" text:anchor-type="as-char" svg:width="6.9236in" svg:height="3.956343in" draw:z-index="0">
<draw:image xlink:href="../Images/yкринформ/2023-04-28T18-27-06-03-00/630_360_1682695542-666.jpg" xlink:type="simple" xlink:show="embed" xlink:actuate="onLoad" draw:mime-type="image/jpeg"/>
</draw:frame>
拉脱维亚将在加入北大西洋联盟的途中支持乌克兰。</text:p>
      <text:p text:style-name="P4">
拉脱维亚外交部长埃德加斯林凯维奇(Edgarsrinkevich)在欧洲宇宙通讯员报告中在敖德萨的一份简报中指出。</text:p>
      <text:p text:style-name="P4">
“我们期待在维尔纽斯举行的峰会。 我认为这将是一次会议，米普文(Mipovin)不仅要使用Tazmbus设备来支持乌克兰的选择，而且还可以为联盟建立乌克兰的道路。” Rinkevich说。</text:p>
      <text:p text:style-name="P4">
部长还说<text:a xlink:type="simple" xlink:href="https://www.ukrinform.ua/tag-latvia" text:style-name="Internet_20_link" text:visited-style-name="Visited_20_Internet_20_Link">
</text:a>
它将帮助敖德萨并为乌克兰提供投资。</text:p>
      <text:p text:style-name="P4">
除林克维奇外，丹麦外交大臣拉尔斯利克·拉斯穆森(Larslyukke Rasmussen)，爱沙尼亚外交大臣玛格斯·塔萨克克(Margus Tsakhkn)，冰岛部长，大臣，科尔布伦·里布乔德(Collebrun Ribbjord)，牛角大臣，哈布里卢斯(Hubrielus)，加布里埃尔斯(Gabrielus)大臣加布里埃勒斯。</text:p>
      <text:p text:style-name="P4">
<text:span text:style-name="T4">
另请阅读：</text:span>
 <text:a xlink:type="simple" xlink:href="https://www.ukrinform.ua/rubric-ato/3702154-litva-pidtrimue-peredacu-ukraini-litakiv-f16-ministr.html" text:style-name="Internet_20_link" text:visited-style-name="Visited_20_Internet_20_Link">
<text:span text:style-name="T4">
立陶宛</text:span>
</text:a>
据报道，拉脱维亚政府已经决定<text:a xlink:type="simple" xlink:href="https://www.ukrinform.ua/rubric-society/3699529-urad-latvii-vidilit-4-miljoni-na-navcanna-ukrainskih-bizenciv-latiskoi-movi.html" text:style-name="Internet_20_link" text:visited-style-name="Visited_20_Internet_20_Link">
</text:a>
对于超过400万欧元的培训计划，分别是拉脱维亚的乌克兰公民。</text:p>
      <text:p text:style-name="P4">
照片：@edgarsrinkevics</text:p>
      <text:p text:style-name="P4">
News Source: <text:a xlink:type="simple" xlink:href="https://www.ukrinform.ua/rubric-polytics/3702169-glava-mzs-latvii-na-samiti-u-vilnusi-mi-povinni-pobuduvati-slah-ukraini-do-nato.html" text:style-name="Internet_20_link" text:visited-style-name="Visited_20_Internet_20_Link">
https://www.ukrinform.ua/rubric-polytics/3702169-glava-mzs-latvii-na-samiti-u-vilnusi-mi-povinni-pobuduvati-slah-ukraini-do-nato.html</text:a>
</text:p>
      <!--NEWS-->
      <text:h text:style-name="P10" text:outline-level="1">
<text:span text:style-name="T4">
粮农组织将乌克兰国家种子系列搬到了一个安全的地方</text:span>
</text:h>
      <text:p text:style-name="P4">
作者: Ukrinform (Person)</text:p>
      <text:p text:style-name="P4">
出版商: Укринформ (Organization)</text:p>
      <text:p text:style-name="P4">
出版时间: 2023-04-28T18:30:14+03:00</text:p>
      <text:p text:style-name="P4">
修改时间: 2023-04-28T18:30:14+03:00</text:p>
      <text:p text:style-name="P4">
描述: </text:p>
      <text:p text:style-name="P4">
Продовол类氨基Зраз去З。  - I的，。: </text:p>
      <text:p text:style-name="P4">
图片: ["<text:a xlink:type="simple" xlink:href="https://static.ukrinform.com/photos/2023_04/thumb_files/630_360_1682695689-578.jpeg" text:style-name="Internet_20_link" text:visited-style-name="Visited_20_Internet_20_Link">
630_360_16826...</text:a>
", "<text:a xlink:type="simple" xlink:href="https://static.ukrinform.com/photos/2023_04/1682695689-911.jpg" text:style-name="Internet_20_link" text:visited-style-name="Visited_20_Internet_20_Link">
1682695689-91...</text:a>
"]</text:p>
      <text:p text:style-name="P4">
标签: ['Україна', 'FAO', 'Рослини']</text:p>
      <text:p text:style-name="P4">
类型: Article</text:p>
      <!--METADATA-->
      <text:p text:style-name="P4">
<draw:frame draw:style-name="fr1" draw:name="Image160" text:anchor-type="as-char" svg:width="6.9236in" svg:height="3.956343in" draw:z-index="0">
<draw:image xlink:href="../Images/yкринформ/2023-04-28T18-30-14-03-00/630_360_1682695689-578.jpeg" xlink:type="simple" xlink:show="embed" xlink:actuate="onLoad" draw:mime-type="image/jpeg"/>
</draw:frame>
联合国食品和农业组织(刑事)在Vevrosuz的支持下，她将乌克兰东部Kharkiv植物种子的独特遗传样本收集到了该国西部的一个安全地方。</text:p>
      <text:p text:style-name="P4">
正如乌克林福姆报道的那样，它报告了<text:a xlink:type="simple" xlink:href="https://minagro.gov.ua/news/fao-ta-yes-spriyayut-peremishchennyu-ukrayinskoyi-nacionalnoyi-kolekciyi-nasinnya-v-bezpechne-misce" text:style-name="Internet_20_link" text:visited-style-name="Visited_20_Internet_20_Link">
</text:a>
值得注意的是，哈尔基夫国家遗传植物银行是一名损失的亚属，当时2022年5月在炮击期间，基础设施，农业机械和现场研究站的工作收集的一部分损害。</text:p>
      <text:p text:style-name="P4">
该系列包含乌克兰有3.9万个独特的遗传样本。 科学家认为，保存乌克兰的小麦，小麦，大麦，豌豆，鹰嘴豆，温带地区和向日葵的饲料作物对世界作物的生产至关重要。</text:p>
      <text:p text:style-name="P4">
<draw:frame draw:style-name="fr1" draw:name="Image161" text:anchor-type="as-char" svg:width="6.9236in" svg:height="3.878498in" draw:z-index="0">
<draw:image xlink:href="../Images/yкринформ/2023-04-28T18-30-14-03-00/1682695689-911.jpg" xlink:type="simple" xlink:show="embed" xlink:actuate="onLoad" draw:mime-type="image/jpeg"/>
</draw:frame>
该部补充说，种子收集中包含的遗传物质植物的数量和种类量以及与其他种子库对材料的不重复使其对乌克兰农场的乌克兰和全球粮食安全而独特而重要。</text:p>
      <text:p text:style-name="P4">
“尽管该系列现在位于一个安全的地方，但从长远来看，还需要进一步提供可持续决定的机器人。 它还借助现代IT支持来改善植物遗传资源的信息系统。”(https://www.ukrinform.ua/tag-evrosouz)在乌克兰克里斯蒂安·本·赫尔(Christian Ben Helle)。</text:p>
      <text:p text:style-name="P4">
据报道，国际实践是为了确保至少两个地方重复此类收藏品的标签，其中一个应该是斯瓦尔巴德人种子的惊喜存储库，如果损害了国家收藏。 早些时候，乌克兰已将约2,700种谷物臀部作物样本转移到了Svalbard的全球种子中，但其大部分收藏品仍然没有备用重复。</text:p>
      <text:p text:style-name="P4">
国际合作伙伴支持乌克兰国家农业科学学院，以制定和实施长期保存遗传资源的表格繁殖的计划，包括未来在斯瓦尔本的不良驱动淋浴。 但是，在乌克兰西部的税务存储库的建设已经开始。Pierre Fodier乌克兰FAO负责人说：“这项倡议为乌克兰的粮食和持续存在手段做出了重要贡献，以及它对全球粮食安全起着的支持的关键作用。”</text:p>
      <text:p text:style-name="P4">
该部强调，杂货库存储的种子样本是种子，研究人员和农民在打击气候变化和食品安全方面可以使用的独特额外工具。</text:p>
      <text:p text:style-name="P4">
根据乌克兰的农业政策和食品部，截至2021年，乌克兰存储了属于544种农作物和1802种植物样本的植物的1.5万遗传材料。</text:p>
      <text:p text:style-name="P4">
<text:span text:style-name="T5">
foto：minagro.gov.ua</text:span>
</text:p>
      <text:p text:style-name="P4">
News Source: <text:a xlink:type="simple" xlink:href="https://www.ukrinform.ua/rubric-economy/3702171-fao-peremistila-ukrainsku-nacionalnu-kolekciu-nasinna-u-bezpecne-misce.html" text:style-name="Internet_20_link" text:visited-style-name="Visited_20_Internet_20_Link">
https://www.ukrinform.ua/rubric-economy/3702171-fao-peremistila-ukrainsku-nacionalnu-kolekciu-nasinna-u-bezpecne-misce.html</text:a>
</text:p>
      <!--NEWS-->
      <text:h text:style-name="P10" text:outline-level="1">
<text:span text:style-name="T4">
荷兰的讲师教乌克兰军事命运援助</text:span>
</text:h>
      <text:p text:style-name="P4">
作者: Ukrinform (Person)</text:p>
      <text:p text:style-name="P4">
出版商: Укринформ (Organization)</text:p>
      <text:p text:style-name="P4">
出版时间: 2023-04-28T18:30:19+03:00</text:p>
      <text:p text:style-name="P4">
修改时间: 2023-04-28T18:30:19+03:00</text:p>
      <text:p text:style-name="P4">
描述: 在海军海军教练的指导下，乌克兰军方接受了英国战斗条件的居民援助一般原则的培训。  - 乌克林。</text:p>
      <text:p text:style-name="P4">
图片: ["<text:a xlink:type="simple" xlink:href="https://static.ukrinform.com/photos/2023_04/thumb_files/630_360_1682695762-590.jpg" text:style-name="Internet_20_link" text:visited-style-name="Visited_20_Internet_20_Link">
630_360_16826...</text:a>
"]</text:p>
      <text:p text:style-name="P4">
标签: ['Британія', 'Медицина', 'Нідерланди', 'Військові']</text:p>
      <text:p text:style-name="P4">
类型: Article</text:p>
      <!--METADATA-->
      <text:p text:style-name="P4">
<draw:frame draw:style-name="fr1" draw:name="Image162" text:anchor-type="as-char" svg:width="6.9236in" svg:height="3.956343in" draw:z-index="0">
<draw:image xlink:href="../Images/yкринформ/2023-04-28T18-30-19-03-00/630_360_1682695762-590.jpg" xlink:type="simple" xlink:show="embed" xlink:actuate="onLoad" draw:mime-type="image/jpeg"/>
</draw:frame>
在海军部队讲师的指导下，乌克兰海军是根据英国战斗强度的一般原则来准备的。</text:p>
      <text:p text:style-name="P4">
正如乌克林福姆报道的那样，关于<text:a xlink:type="simple" xlink:href="http://t.me/Pavliuk_KSV/4089" text:style-name="Internet_20_link" text:visited-style-name="Visited_20_Internet_20_Link">
</text:a>
乌克兰Oleksandr Pavlyuk的第一任国防部副部长。</text:p>
      <text:p text:style-name="P4">
“乌克兰武装部队的新兵继续为战斗条件中的dudomedic援助的一般原则做准备。 在荷兰荷兰海军海军海军海军海军部的指导下，培训继续进行<text:a xlink:type="simple" xlink:href="https://www.ukrinform.ua/tag-britania" text:style-name="Internet_20_link" text:visited-style-name="Visited_20_Internet_20_Link">
</text:a>
”， - 消息说。</text:p>
      <text:p text:style-name="P4">
<text:span text:style-name="T4">
另请阅读：</text:span>
 <text:a xlink:type="simple" xlink:href="https://www.ukrinform.ua/rubric-ato/3691966-protiminni-navcanna-ukrainskih-vijskovih-u-britanii-trenuut-kanadski-instruktori.html" text:style-name="Internet_20_link" text:visited-style-name="Visited_20_Internet_20_Link">
</text:a>
正如所指出的，在课堂上，战场上的重要技能已经确定：帮助受害者昏迷； 援助并发症； 停止生命 - 威胁出血； 在区域裂缝，冻伤和中风，疏散方法和移动方面的帮助。</text:p>
      <text:p text:style-name="P4">
据帕夫洛克(Pavlyuk)称，自动化的正确技能可以挽救自己的生命或兄弟或各方的生命。</text:p>
      <text:p text:style-name="P4">
<text:span text:style-name="T4">
另请阅读：</text:span>
 <text:a xlink:type="simple" xlink:href="https://www.ukrinform.ua/rubric-ato/3701011-instruktori-z-norvegii-navcaut-ukrainskih-novobranciv-zahopluvati-okopi.html" text:style-name="Internet_20_link" text:visited-style-name="Visited_20_Internet_20_Link">
</text:a>
据乌克林福姆(Ukrinform)称，英国副国务长和北爱尔兰国会议会，军人安德鲁·梅里森(Andrew Merrison)的退伍军人和家人说，在研究尤利亚尼亚后，有14万乌克兰军队返回了自己的家园。</text:p>
      <text:p text:style-name="P4">
News Source: <text:a xlink:type="simple" xlink:href="https://www.ukrinform.ua/rubric-ato/3702172-instruktori-z-niderlandiv-navcaut-ukrainskih-vijskovih-domedicnij-dopomozi.html" text:style-name="Internet_20_link" text:visited-style-name="Visited_20_Internet_20_Link">
https://www.ukrinform.ua/rubric-ato/3702172-instruktori-z-niderlandiv-navcaut-ukrainskih-vijskovih-domedicnij-dopomozi.html</text:a>
</text:p>
      <!--NEWS-->
      <text:h text:style-name="P10" text:outline-level="1">
<text:span text:style-name="T4">
在“行动”中可能有人工智能更新</text:span>
</text:h>
      <text:p text:style-name="P4">
作者: Ukrinform (Person)</text:p>
      <text:p text:style-name="P4">
出版商: Укринформ (Organization)</text:p>
      <text:p text:style-name="P4">
出版时间: 2023-04-28T18:38:17+03:00</text:p>
      <text:p text:style-name="P4">
修改时间: 2023-04-28T18:38:17+03:00</text:p>
      <text:p text:style-name="P4">
描述: 数字转型部考虑使用人工智能（AI）进行行动“行动”的选项。  - 乌克林。</text:p>
      <text:p text:style-name="P4">
图片: ["<text:a xlink:type="simple" xlink:href="https://static.ukrinform.com/photos/2022_12/thumb_files/630_360_1670147715-702.jpg" text:style-name="Internet_20_link" text:visited-style-name="Visited_20_Internet_20_Link">
630_360_16701...</text:a>
"]</text:p>
      <text:p text:style-name="P4">
标签: ['Штучний інтелект', 'Мінцифри', 'Додаток “ДІЯ”']</text:p>
      <text:p text:style-name="P4">
类型: Article</text:p>
      <!--METADATA-->
      <text:p text:style-name="P4">
<draw:frame draw:style-name="fr1" draw:name="Image163" text:anchor-type="as-char" svg:width="6.9236in" svg:height="3.956343in" draw:z-index="0">
<draw:image xlink:href="../Images/yкринформ/2023-04-28T18-38-17-03-00/630_360_1670147715-702.jpg" xlink:type="simple" xlink:show="embed" xlink:actuate="onLoad" draw:mime-type="image/jpeg"/>
</draw:frame>
数字转型部考虑使用人工智能的选项(雷神)对于行动“动作”。</text:p>
      <text:p text:style-name="P4">
根据乌克林福姆(Ukrinform)的说法，数字化转型的创新，教育，科学和技术部门Mikhailofedorov的创新，发展，科学和技术部门的发展报告了这一点。(http://t.me/zedigital/3071)。</text:p>
      <text:p text:style-name="P4">
“我们现在正在考虑使用AI的某些使用。 我相信该窗口将有助于更快，更好地提供服务。 当然，我们在进行预测封闭测试之前，我们研究所有安全和数据保护元素。”(https://www.ukrinform.ua/tag-fedorov)。</text:p>
      <text:p text:style-name="P4">
<text:span text:style-name="T4">
另请阅读：</text:span>
 <text:a xlink:type="simple" xlink:href="https://www.ukrinform.ua/rubric-technology/3701489-fedorov-ukraina-mae-nabuti-dosvidu-u-sferi-stucnogo-intelektu.html" text:style-name="Internet_20_link" text:visited-style-name="Visited_20_Internet_20_Link">
<text:span text:style-name="T4">
人工</text:span>
 <text:span text:style-name="T4">
智力</text:span>
</text:a>
据他说，国防部还制定了一个计划，以将培训培训纳入教育系统。 据部长说，它将帮助您在世界上具有竞争力。</text:p>
      <text:p text:style-name="P4">
“我们有机会领导II趋势。 为了向世界展示乌克兰正在改变，快速学习，迅速使用技术。 Fedorov补充说。</text:p>
      <text:p text:style-name="P4">
<text:span text:style-name="T4">
另请阅读：</text:span>
 <text:a xlink:type="simple" xlink:href="https://www.ukrinform.ua/rubric-technology/3701472-ukraina-mae-mehanizmi-protidii-sprobam-rosian-porusiti-robotu-starlink-fedorov.html" text:style-name="Internet_20_link" text:visited-style-name="Visited_20_Internet_20_Link">
</text:a>
据报道，在乌克兰的乌克兰考虑了在窗帘情报上认识的人社区数字化转型的变体。(雷神).</text:p>
      <text:p text:style-name="P4">
News Source: <text:a xlink:type="simple" xlink:href="https://www.ukrinform.ua/rubric-technology/3702174-u-dii-mozut-zavitisa-onovlenna-na-osnovi-stucnogo-intelektu.html" text:style-name="Internet_20_link" text:visited-style-name="Visited_20_Internet_20_Link">
https://www.ukrinform.ua/rubric-technology/3702174-u-dii-mozut-zavitisa-onovlenna-na-osnovi-stucnogo-intelektu.html</text:a>
</text:p>
      <!--NEWS-->
      <text:h text:style-name="P10" text:outline-level="1">
<text:span text:style-name="T4">
克服乌克兰驱逐出儿童的后果将需要数年</text:span>
</text:h>
      <text:p text:style-name="P4">
作者: Ukrinform (Person)</text:p>
      <text:p text:style-name="P4">
出版商: Укринформ (Organization)</text:p>
      <text:p text:style-name="P4">
出版时间: 2023-04-28T18:39:46+03:00</text:p>
      <text:p text:style-name="P4">
修改时间: 2023-04-28T18:39:46+03:00</text:p>
      <text:p text:style-name="P4">
描述: 为了克服俄罗斯入侵者对乌克兰儿童的绑架和强迫驱逐出境的后果，国际社会的巨大努力以及很多时间，这将衡量多年。  - 乌克林。</text:p>
      <text:p text:style-name="P4">
图片: ["<text:a xlink:type="simple" xlink:href="https://static.ukrinform.com/photos/2022_06/thumb_files/630_360_1655629946-686.jpg" text:style-name="Internet_20_link" text:visited-style-name="Visited_20_Internet_20_Link">
630_360_16556...</text:a>
"]</text:p>
      <text:p text:style-name="P4">
标签: ['Депортація', 'Діти', 'Україна', 'Війна з росією']</text:p>
      <text:p text:style-name="P4">
类型: Article</text:p>
      <!--METADATA-->
      <text:p text:style-name="P4">
<draw:frame draw:style-name="fr1" draw:name="Image164" text:anchor-type="as-char" svg:width="6.9236in" svg:height="3.956343in" draw:z-index="0">
<draw:image xlink:href="../Images/yкринформ/2023-04-28T18-39-46-03-00/630_360_1655629946-686.jpg" xlink:type="simple" xlink:show="embed" xlink:actuate="onLoad" draw:mime-type="image/jpeg"/>
</draw:frame>
俄罗斯占领者将乌克兰儿童绑架和强迫驱逐出境的后果将需要国际社会的大规模努力，以及很多时间将衡量的时间。</text:p>
      <text:p text:style-name="P4">
这是在联合国安理会在ARMI监视列表的儿童和武装冲突形式的一次会议上指出的。(监视列表)Esokeelheffes，报告了自己的乌克林形式通讯员。</text:p>
      <text:p text:style-name="P4">
“我想强调的是，绑架和强迫驱逐孩子可能会带来长期的后果。 重要的是，国际社会采取特定措施来防止肇事者的预防和起诉。”</text:p>
      <text:p text:style-name="P4">
他解释说，被绑架或被驱逐出境的孩子经常经常受到“令人难以置信的暴力，剥削和治疗水平”，这可能会带来长期的身体，心理和情感上的后果。</text:p>
      <text:p text:style-name="P4">
<text:span text:style-name="T4">
另请阅读：</text:span>
 <text:a xlink:type="simple" xlink:href="https://www.ukrinform.ua/rubric-ato/3702137-zelenskij-z-povernennam-deportovanih-ditej-poki-so-ukraini-dopomagae-tilki-ukraina.html" text:style-name="Internet_20_link" text:visited-style-name="Visited_20_Internet_20_Link">
</text:a>
在这方面，赫夫斯为联合国成员国提出了建议，以更好地保护儿童免受战争的恐惧并改善其权利。</text:p>
      <text:p text:style-name="P4">
“当事人必须根据国际协议履行其义务。 不可能成为辩论的主题 - 在联合国或其他任何地方都不是在这里。”</text:p>
      <text:p text:style-name="P4">
<text:span text:style-name="T4">
另请阅读：</text:span>
 <text:a xlink:type="simple" xlink:href="https://www.ukrinform.ua/rubric-ato/3701680-u-rosijskij-nevoli-perebuvaut-19-319-ukrainskih-ditej-zelenska.html" text:style-name="Internet_20_link" text:visited-style-name="Visited_20_Internet_20_Link">
</text:a>
他回忆说，特别是《联合国关于儿童权利公约》第35条有义务使用所有州来防止以任何形式绑架儿童，儿童贸易或他们的走私。 他还敦促UNC支持监测和报告乌克兰局势的机制，并寻求与受害者，家人和亲戚的无限接触。</text:p>
      <text:p text:style-name="P4">
此外，受绑架和暴力驱逐出境影响的儿童应保证获得医疗保健，与家人的教育。</text:p>
      <text:p text:style-name="P4">
<text:span text:style-name="T4">
另请阅读：</text:span>
 <text:a xlink:type="simple" xlink:href="https://www.ukrinform.ua/rubric-ato/3701663-pare-viznala-genocidom-deportaciu-ukrainskih-ditej-do-rosii.html" text:style-name="Internet_20_link" text:visited-style-name="Visited_20_Internet_20_Link">
<text:span text:style-name="T4">
种族灭绝</text:span>
</text:a>
“我们需要共同努力，以防止这些犯罪保护正确的翼，并承担责任肇事者，”联合国期间强调的赫夫斯。</text:p>
      <text:p text:style-name="P4">
News Source: <text:a xlink:type="simple" xlink:href="https://www.ukrinform.ua/rubric-ato/3702175-dla-podolanna-naslidkiv-deportacii-ditej-z-ukraini-znadoblatsa-roki-watchlist.html" text:style-name="Internet_20_link" text:visited-style-name="Visited_20_Internet_20_Link">
https://www.ukrinform.ua/rubric-ato/3702175-dla-podolanna-naslidkiv-deportacii-ditej-z-ukraini-znadoblatsa-roki-watchlist.html</text:a>
</text:p>
      <!--NEWS-->
      <text:h text:style-name="P10" text:outline-level="1">
<text:span text:style-name="T4">
Shmigal，Pavel和Chapotova讨论了这一创作</text:span>
</text:h>
      <text:p text:style-name="P4">
作者: Ukrinform (Person)</text:p>
      <text:p text:style-name="P4">
出版商: Укринформ (Organization)</text:p>
      <text:p text:style-name="P4">
出版时间: 2023-04-28T18:42:00+03:00</text:p>
      <text:p text:style-name="P4">
修改时间: 2023-04-28T18:42:00+03:00</text:p>
      <text:p text:style-name="P4">
描述: 乌克兰丹尼斯·施米加尔（Denis Shmigal）总理，捷克总统彼得·帕维尔（Petr Pavel）和斯洛伐克总统祖赞·库普托夫（Zuzan Chapotov）讨论了建立了针对俄罗斯的特别国际法庭。  - 乌克林。</text:p>
      <text:p text:style-name="P4">
图片: ["<text:a xlink:type="simple" xlink:href="https://static.ukrinform.com/photos/2023_04/thumb_files/630_360_1682696777-651.jpg" text:style-name="Internet_20_link" text:visited-style-name="Visited_20_Internet_20_Link">
630_360_16826...</text:a>
"]</text:p>
      <text:p text:style-name="P4">
标签: ['Чехія', 'Трибунал', 'Агресія РФ', 'Воєнні злочини', 'Словаччина', 'Шмигаль']</text:p>
      <text:p text:style-name="P4">
类型: Article</text:p>
      <!--METADATA-->
      <text:p text:style-name="P4">
<draw:frame draw:style-name="fr1" draw:name="Image165" text:anchor-type="as-char" svg:width="6.9236in" svg:height="3.956343in" draw:z-index="0">
<draw:image xlink:href="../Images/yкринформ/2023-04-28T18-42-00-03-00/630_360_1682696777-651.jpg" xlink:type="simple" xlink:show="embed" xlink:actuate="onLoad" draw:mime-type="image/jpeg"/>
</draw:frame>
乌克兰丹尼斯·施米加尔(Denis Shmigal)总理，捷克总统彼得·帕维尔(Petr Pavel)和总统卡索琳·祖赞·库普托夫(Casoline Zuzan Chapotov)讨论了建立了针对俄罗斯的特别信奉法庭。</text:p>
      <text:p text:style-name="P4">
乌克兰政府的负责人在<text:a xlink:type="simple" xlink:href="https://t.me/Denys_Smyhal/5144" text:style-name="Internet_20_link" text:visited-style-name="Visited_20_Internet_20_Link">
</text:a>
，报道乌克林福姆。</text:p>
      <text:p text:style-name="P4">
“捷克共和国和斯洛伐克将为俄罗斯的罪行做出贡献。 在与捷克总统彼得·帕维尔·坦帕基亚(Peter Pavel Tampendent Slovakia)会面时，祖扎纳·查普托瓦(Zuzana Chaputova)提出了建立一个特别的国际法庭的问题，以谴责俄罗斯联邦的所有领导人，这将提供刑事命令。”(https://www.ukrinform.ua/tag-smigal).</text:p>
      <text:p text:style-name="P4">
Прем’єр-міністр на цій зустрічі закликав до посилення санкцій, зокрема протиатомної галузі рф. «Також важливо диверсифікувати атомну енергетику Європи тазменшити її залежність від росії. Україна готова допомогти та поділитисядосвідом», - заявив він.</text:p>
      <text:p text:style-name="P4">
<text:span text:style-name="T4">
Читайте також:</text:span>
 <text:a xlink:type="simple" xlink:href="https://www.ukrinform.ua/rubric-polytics/3702060-stefancuk-obgovoriv-iz-prezidentkou-slovaccini-posilenna-sankcijnogo-tisku-na-rf.html" text:style-name="Internet_20_link" text:visited-style-name="Visited_20_Internet_20_Link">
 </text:a>
Smigal说，乌克兰赞赏与捷克共和国和斯洛伐克的军事合作。</text:p>
      <text:p text:style-name="P4">
“讨论了乌克兰军事训练的前景和修复邻居先生的设备。 他感谢在快速重建中的团结，尤其是合作伙伴地区的缝合。 特别重要的是特别代表恢复乌克兰的目的。”乌克兰总理补充说。</text:p>
      <text:p text:style-name="P4">
据他说，乌克兰指望斯洛伐克的同一决定，因为这将改善我们在重建方面的互动。</text:p>
      <text:p text:style-name="P4">
<text:span text:style-name="T4">
另请阅读：</text:span>
 <text:a xlink:type="simple" xlink:href="https://www.ukrinform.ua/rubric-polytics/3701639-v-op-poasnili-comu-ukraina-napolagae-na-miznarodnij-modeli-tribunalu-nad-rf.html" text:style-name="Internet_20_link" text:visited-style-name="Visited_20_Internet_20_Link">
<text:span text:style-name="T4">
法庭</text:span>
</text:a>
据报道，斯洛伐克总统<text:a xlink:type="simple" xlink:href="https://www.ukrinform.ua/rubric-polytics/3702166-caputova-perekonana-so-novij-urad-slovaccini-rozumitime-riznicu-miz-agresorom-i-zertvou-vijni.html" text:style-name="Internet_20_link" text:visited-style-name="Visited_20_Internet_20_Link">
</text:a>
在该国议会早期选举之后，与乌克兰的关系发生了一些变化。在这方面，它无法想象新的潜在政府不会理解俄罗斯 - 乌克兰战争中侵略者与受害者之间的差异。</text:p>
      <text:p text:style-name="P4">
<text:span text:style-name="T5">
foto：Denis Shmigal，Facebook</text:span>
</text:p>
      <text:p text:style-name="P4">
News Source: <text:a xlink:type="simple" xlink:href="https://www.ukrinform.ua/rubric-polytics/3702176-smigal-pavel-ta-caputova-obgovorili-stvorenna-spectribunalu-proti-rf.html" text:style-name="Internet_20_link" text:visited-style-name="Visited_20_Internet_20_Link">
https://www.ukrinform.ua/rubric-polytics/3702176-smigal-pavel-ta-caputova-obgovorili-stvorenna-spectribunalu-proti-rf.html</text:a>
</text:p>
      <!--NEWS-->
      <text:h text:style-name="P10" text:outline-level="1">
<text:span text:style-name="T4">
Naussed：就北约乌克兰会员资格的前景达成协议是一个困难的问题</text:span>
</text:h>
      <text:p text:style-name="P4">
作者: Ukrinform (Person)</text:p>
      <text:p text:style-name="P4">
出版商: Укринформ (Organization)</text:p>
      <text:p text:style-name="P4">
出版时间: 2023-04-28T18:43:22+03:00</text:p>
      <text:p text:style-name="P4">
修改时间: 2023-04-28T18:43:22+03:00</text:p>
      <text:p text:style-name="P4">
描述: 立陶宛共和国总统希塔纳斯·纳塞达（Hitanas Naudeda）表示，就乌克兰在北约成员身份的前景达成协议时，将是7月为维尔纽斯举行的联盟峰会做准备时最困难的问题之一。  - 乌克林。</text:p>
      <text:p text:style-name="P4">
图片: ["<text:a xlink:type="simple" xlink:href="https://static.ukrinform.com/photos/2023_03/thumb_files/630_360_1678873066-877.jpg" text:style-name="Internet_20_link" text:visited-style-name="Visited_20_Internet_20_Link">
630_360_16788...</text:a>
"]</text:p>
      <text:p text:style-name="P4">
标签: ['Литва', 'НАТО', 'Україна']</text:p>
      <text:p text:style-name="P4">
类型: Article</text:p>
      <!--METADATA-->
      <text:p text:style-name="P4">
<draw:frame draw:style-name="fr1" draw:name="Image166" text:anchor-type="as-char" svg:width="6.9236in" svg:height="3.956343in" draw:z-index="0">
<draw:image xlink:href="../Images/yкринформ/2023-04-28T18-43-22-03-00/630_360_1678873066-877.jpg" xlink:type="simple" xlink:show="embed" xlink:actuate="onLoad" draw:mime-type="image/jpeg"/>
</draw:frame>
杀手纳斯纳总统说，就北约乌克兰的前景达成协议将是7月在维尔纽斯举行的联盟峰会上最困难的问题之一。</text:p>
      <text:p text:style-name="P4">
根据乌克林福姆的说法，国家[]报告了(http://www.lrt.lt/ua/novini/1263/1973206/nauseda-ugoda-shchodo-perspektiv-chlenstva-kiieva-v-nato-odne-z-naiskladnishikh-pitan)。</text:p>
      <text:p text:style-name="P4">
“这将是您需要解决的问题之一，也许仍然存在于峰会的地方<text:a xlink:type="simple" xlink:href="https://www.ukrinform.ua/tag-nato" text:style-name="Internet_20_link" text:visited-style-name="Visited_20_Internet_20_Link">
</text:a>
…我们希望乌克兰收到有关虚荣心的非常清晰，有形的信号。 另一方面，我们知道这不能在战争中。 由于该决定不是一致的，因此我们需要使用它。”柏林纳斯说。</text:p>
      <text:p text:style-name="P4">
他强调，联盟成员之间仍未达成共识。 总统的说法，北约无法再重复联盟室的“无聊的短语”，但他说他不想讲宣言中将包含的专业人物的配方。</text:p>
      <text:p text:style-name="P4">
立陶宛领导人说：“我想清楚地表明，与北约和北约结构有联系的可能性，可以看到乌克兰在一般安全建筑中的地位。”</text:p>
      <text:p text:style-name="P4">
据他说，考虑到乌克兰成员的可能性，应考虑到乌克兰军队“可能是欧盟所有军队中经验最丰富的军队，因为它已受洗。” “这些人是成千上万的人，这些人受到专业精神和战时士气的检查是一个巨大的敌人。 而且它只会加剧，而不会削弱我们所有人。 但是我再说一遍 - 不可能说在战时不可能。 我们必须谈论经过证明，和平与算法。”</text:p>
      <text:p text:style-name="P4">
<text:span text:style-name="T4">
另请阅读：</text:span>
 <text:a xlink:type="simple" xlink:href="https://www.ukrinform.ua/rubric-polytics/3702169-glava-mzs-latvii-na-samiti-u-vilnusi-mi-povinni-pobuduvati-slah-ukraini-do-nato.html" text:style-name="Internet_20_link" text:visited-style-name="Visited_20_Internet_20_Link">
<text:span text:style-name="T4">
 latvia </text:span>
</text:a>
他说，乌克兰的军事和政治支持是周四与德国总理奥拉夫·索尔兹(Olaf Solz)会议上讨论的问题之一。</text:p>
      <text:p text:style-name="P4">
北约峰会将于7月11日至12日在维尔纽斯举行。</text:p>
      <text:p text:style-name="P4">
<text:span text:style-name="T5">
foto：delfi / andrius ufartas</text:span>
</text:p>
      <text:p text:style-name="P4">
News Source: <text:a xlink:type="simple" xlink:href="https://www.ukrinform.ua/rubric-polytics/3702177-nauseda-ugoda-sodo-perspektiv-clenstva-ukraini-v-nato-skladne-pitanna.html" text:style-name="Internet_20_link" text:visited-style-name="Visited_20_Internet_20_Link">
https://www.ukrinform.ua/rubric-polytics/3702177-nauseda-ugoda-sodo-perspektiv-clenstva-ukraini-v-nato-skladne-pitanna.html</text:a>
</text:p>
      <!--NEWS-->
      <text:h text:style-name="P10" text:outline-level="1">
<text:span text:style-name="T4">
政府已批准了私人银行年度报告，将超过240亿股份发送给了预算</text:span>
</text:h>
      <text:p text:style-name="P4">
作者: Ukrinform (Person)</text:p>
      <text:p text:style-name="P4">
出版商: Укринформ (Organization)</text:p>
      <text:p text:style-name="P4">
出版时间: 2023-04-28T18:43:45+03:00</text:p>
      <text:p text:style-name="P4">
修改时间: 2023-04-28T18:43:45+03:00</text:p>
      <text:p text:style-name="P4">
描述: 部长的内阁批准了Privatbank的年度报告，并决定将241.6亿股息指导到州预算。  - 乌克林。</text:p>
      <text:p text:style-name="P4">
图片: ["<text:a xlink:type="simple" xlink:href="https://static.ukrinform.com/photos/2019_04/thumb_files/630_360_1555589838-297.jpg" text:style-name="Internet_20_link" text:visited-style-name="Visited_20_Internet_20_Link">
630_360_15555...</text:a>
"]</text:p>
      <text:p text:style-name="P4">
标签: ['Бюджет', 'Кабмін', 'Приватбанк', 'Дивіденди']</text:p>
      <text:p text:style-name="P4">
类型: Article</text:p>
      <!--METADATA-->
      <text:p text:style-name="P4">
<draw:frame draw:style-name="fr1" draw:name="Image167" text:anchor-type="as-char" svg:width="6.9236in" svg:height="3.956343in" draw:z-index="0">
<draw:image xlink:href="../Images/yкринформ/2023-04-28T18-43-45-03-00/630_360_1555589838-297.jpg" xlink:type="simple" xlink:show="embed" xlink:actuate="onLoad" draw:mime-type="image/jpeg"/>
</draw:frame>
部长的内阁批准了Privatbank的年度报告，并决定将UAH降级为241.6亿股息。</text:p>
      <text:p text:style-name="P4">
正如乌克林福姆报道的那样，它报告了<text:a xlink:type="simple" xlink:href="https://www.mof.gov.ua/uk/news/uriad_zatverdiv_richnii_zvit_at_kb_privatbank-3979" text:style-name="Internet_20_link" text:visited-style-name="Visited_20_Internet_20_Link">
</text:a>
.</text:p>
      <text:p text:style-name="P4">
«28 квітня 2023 року уряд, відповідно до Закону України «Про банки ібанківську діяльність», прийняв розпорядження Кабінету Міністрів України«Деякі питання діяльності акціонерного товариства комерційний банк«ПриватБанк», - ідеться в повідомленні.</text:p>
      <text:p text:style-name="P4">
Зазначається, що цим розпорядженням затверджено: річний звіт ПриватБанку,розподіл чистого прибутку за 2022 рік, що становить 30 198 млн грн, розміррічних дивідендів, що становить 24 158,37 млн грн, звіт про винагороду членівнаглядової ради банку та заходи за результатами розгляду звіту наглядової радибанку.</text:p>
      <text:p text:style-name="P4">
<text:span text:style-name="T4">
Читайте також:</text:span>
 <text:a xlink:type="simple" xlink:href="https://www.ukrinform.ua/rubric-economy/3701131-nbu-rozpocinae-ocinku-stijkosti-bankiv.html" text:style-name="Internet_20_link" text:visited-style-name="Visited_20_Internet_20_Link">
 </text:a>
政府的决定设想推荐UAH 24 15837万，以支付派发政府的预算。</text:p>
      <text:p text:style-name="P4">
根据乌克林福姆的报道，由于2022年净利润<text:a xlink:type="simple" xlink:href="https://www.ukrinform.ua/tag-privatbank" text:style-name="Internet_20_link" text:visited-style-name="Visited_20_Internet_20_Link">
</text:a>
总计302亿。 2022年，向中小型企业发行了238亿美元的UAH，这导致零件计算储量的零件投资组合增加了58％。</text:p>
      <text:p text:style-name="P4">
News Source: <text:a xlink:type="simple" xlink:href="https://www.ukrinform.ua/rubric-economy/3702179-urad-zatverdiv-ricnij-zvit-privatbanku-do-budzetu-spramuvali-ponad-24-milarda-dividendiv.html" text:style-name="Internet_20_link" text:visited-style-name="Visited_20_Internet_20_Link">
https://www.ukrinform.ua/rubric-economy/3702179-urad-zatverdiv-ricnij-zvit-privatbanku-do-budzetu-spramuvali-ponad-24-milarda-dividendiv.html</text:a>
</text:p>
      <!--NEWS-->
      <text:h text:style-name="P10" text:outline-level="1">
<text:span text:style-name="T4">
在哈尔基夫（Kharkiv），剧院通过禁令大规模活动进行和取消表演</text:span>
</text:h>
      <text:p text:style-name="P4">
作者: Ukrinform (Person)</text:p>
      <text:p text:style-name="P4">
出版商: Укринформ (Organization)</text:p>
      <text:p text:style-name="P4">
出版时间: 2023-04-28T18:49:00+03:00</text:p>
      <text:p text:style-name="P4">
修改时间: 2023-04-28T18:49:00+03:00</text:p>
      <text:p text:style-name="P4">
描述: 在哈尔基夫（Kharkiv），他们通过禁止对50多名观众的大规模活动以及剧院缺乏庇护所的大规模活动来取消和废除表演。  - 乌克林。</text:p>
      <text:p text:style-name="P4">
图片: ["<text:a xlink:type="simple" xlink:href="https://static.ukrinform.com/photos/2018_09/thumb_files/630_360_1536215974-9642.jpg" text:style-name="Internet_20_link" text:visited-style-name="Visited_20_Internet_20_Link">
630_360_15362...</text:a>
", "<text:a xlink:type="simple" xlink:href="https://static.ukrinform.com/photos/2023_04/1682696894-736.jpg" text:style-name="Internet_20_link" text:visited-style-name="Visited_20_Internet_20_Link">
1682696894-73...</text:a>
", "<text:a xlink:type="simple" xlink:href="https://static.ukrinform.com/photos/2023_04/1682696894-364.jpg" text:style-name="Internet_20_link" text:visited-style-name="Visited_20_Internet_20_Link">
1682696894-36...</text:a>
"]</text:p>
      <text:p text:style-name="P4">
标签: ['Обстріл', 'Театр', 'Харків', 'Вистава', 'Війна з росією']</text:p>
      <text:p text:style-name="P4">
类型: Article</text:p>
      <!--METADATA-->
      <text:p text:style-name="P4">
<draw:frame draw:style-name="fr1" draw:name="Image168" text:anchor-type="as-char" svg:width="6.9236in" svg:height="3.956343in" draw:z-index="0">
<draw:image xlink:href="../Images/yкринформ/2023-04-28T18-49-00-03-00/630_360_1536215974-9642.jpg" xlink:type="simple" xlink:show="embed" xlink:actuate="onLoad" draw:mime-type="image/jpeg"/>
</draw:frame>
在哈尔基夫(哈尔基夫)，通过禁止大规模活动的50多名观众以及剧院缺乏庇护所的大规模活动加快和废除表演。</text:p>
      <text:p text:style-name="P4">
据报道，这是该市剧院机构的报道。</text:p>
      <text:p text:style-name="P4">
<draw:frame draw:style-name="fr1" draw:name="Image169" text:anchor-type="as-char" svg:width="6.9236in" svg:height="4.253715in" draw:z-index="0">
<draw:image xlink:href="../Images/yкринформ/2023-04-28T18-49-00-03-00/1682696894-736.jpg" xlink:type="simple" xlink:show="embed" xlink:actuate="onLoad" draw:mime-type="image/jpeg"/>
</draw:frame>
“亲爱的观众!考虑禁止进行大规模衡量措施<text:a xlink:type="simple" xlink:href="https://www.ukrinform.ua/tag-teatr" text:style-name="Internet_20_link" text:visited-style-name="Visited_20_Internet_20_Link">
</text:a>
超过50人，卡尔基夫国防委员会的第3分钟技能从28.03.2023开始，对“ Too Too Too Too Tabo Taxi Driver”的审查从28.04.2023推迟了(伟大的舞台)截至20123年5月12日，在CC“区域组织和方法论剧院与音乐会中心”中的17.00，在[]中报告(https://www.facebook.com/rusdramacom/posts/pfbid026rEniR9tGBVXgAefKbePJtqGKVAETJYZ1EugD9n7v49Pa7ojvFPfTdvYcNiWvdMWl)<text:a xlink:type="simple" xlink:href="https://www.facebook.com/rusdramacom/posts/pfbid026rEniR9tGBVXgAefKbePJtqGKVAETJYZ1EugD9n7v49Pa7ojvFPfTdvYcNiWvdMWl" text:style-name="Internet_20_link" text:visited-style-name="Visited_20_Internet_20_Link">
</text:a>
哈尔基夫学术戏剧剧院。</text:p>
      <text:p text:style-name="P4">
<draw:frame draw:style-name="fr1" draw:name="Image170" text:anchor-type="as-char" svg:width="6.9236in" svg:height="2.483537in" draw:z-index="0">
<draw:image xlink:href="../Images/yкринформ/2023-04-28T18-49-00-03-00/1682696894-364.jpg" xlink:type="simple" xlink:show="embed" xlink:actuate="onLoad" draw:mime-type="image/jpeg"/>
</draw:frame>
此前，哈尔基夫国家学术歌剧和芭蕾舞剧院。 MV Lysenko。</text:p>
      <text:p text:style-name="P4">
不可能购买门票和木偶剧院的表演。 Afanasiev于2月11日恢复工作。 邀请观众制作初步电子)，在表演时收到一条消息。</text:p>
      <text:p text:style-name="P4">
<text:span text:style-name="T4">
另请阅读：</text:span>
 <text:a xlink:type="simple" xlink:href="https://www.ukrinform.ua/rubric-uarazom/3701781-avstrijskij-proekt-nadav-dopomogu-majze-patom-tisacam-ditej-z-harkivsini.html" text:style-name="Internet_20_link" text:visited-style-name="Visited_20_Internet_20_Link">
<text:span text:style-name="T4">
 kharkiv地区</text:span>
</text:a>
该地区国防委员会的决定于4月18日生效。 根据该文件，大众文化<text:a xlink:type="simple" xlink:href="https://www.ukrinform.ua/rubric-regions/3699134-u-harkovi-dozvolili-masovi-zahodi-lise-na-troh-lokaciah.html" text:style-name="Internet_20_link" text:visited-style-name="Visited_20_Internet_20_Link">
</text:a>
仅在Yermilov中心展览中心，剧院和音乐会中心(什么是劣势)，以及Umetropoliti。</text:p>
      <text:p text:style-name="P4">
4月25日，哈尔基夫地区委员会塔蒂亚娜·耶戈罗娃·卢森科的负责人<text:a xlink:type="simple" xlink:href="https://www.facebook.com/permalink.php" text:style-name="Internet_20_link" text:visited-style-name="Visited_20_Internet_20_Link">
</text:a>
他“与市政文化机构的代表举行了一次会议”。哈尔基夫地区军事行政部门负责人奥列格·辛格布夫(Oleg Sonnygubov)向记者指出，该地区的安全局势不允许任何大规模事件。</text:p>
      <text:p text:style-name="P4">
“主要论文。 如果一个或另一个房间的安全状况不允许在那里采取某些措施，我们必须责任重新连接那里的措施，首先要照顾人们的安全。” Synigubov说。</text:p>
      <text:p text:style-name="P4">
<text:span text:style-name="T4">
另请阅读：</text:span>
 <text:a xlink:type="simple" xlink:href="https://www.ukrinform.ua/rubric-regions/3698015-harkivsina-otrimala-ponad-40-generatoriv-vid-fondu-baffeta.html" text:style-name="Internet_20_link" text:visited-style-name="Visited_20_Internet_20_Link">
<text:span text:style-name="T4">
 kharkiv地区</text:span>
</text:a>
他指出，例如，在停车场和地铁站，可以进行。</text:p>
      <text:p text:style-name="P4">
“然后关于我们目前正在进行的操作，我们听到的。 如果在剧院里有一个房间，储藏室或庇护所，并且他们宣布在空气焦虑的情况下，他们将停止表演并将人们带到这个庇护所。 Atheper数字。 C-300 30-40秒飞行。 建议人们在庇护所前的200、300,500或一千万到不到一分钟的时间。 就是这样。如果我们被这样的论文指导(随着空气焦虑，将有一个过渡到庇护。)，然后我们会说我们允许学校开放，幼儿园等。 不幸的是，我们有这样的情况，地理拆除和军事局势，到目前为止，C-300导弹来到了我们身边。这种情况将会改变，当然，我们将做出新的决定。” Synigubov说。</text:p>
      <text:p text:style-name="P4">
他还补充说，国防委员会决定的执行将得到控制。</text:p>
      <text:p text:style-name="P4">
OVA负责人说：“这一决定正是为执法机构完全做出的。”</text:p>
      <text:p text:style-name="P4">
<text:span text:style-name="T4">
另请阅读：</text:span>
 <text:a xlink:type="simple" xlink:href="https://www.ukrinform.ua/rubric-regions/3701272-na-harkivsku-miskradu-podali-do-sudu-cerez-demontaz-tramvajnoi-kolii.html" text:style-name="Internet_20_link" text:visited-style-name="Visited_20_Internet_20_Link">
<text:span text:style-name="T4">
 kharkiv </text:span>
</text:a>
在哈尔基夫(哈尔基夫)，大多数准备了首映式表演的剧院，尤其是在军事主题上，在哈尔基夫(哈尔基夫)恢复了。 4月13日，在全面入侵之后，他创立了一个艺术博物馆 -  Victor Kovtun的展览开放。 这座城市也有一些电影院。</text:p>
      <text:p text:style-name="P4">
News Source: <text:a xlink:type="simple" xlink:href="https://www.ukrinform.ua/rubric-culture/3702182-u-harkovi-teatri-perenosat-i-skasovuut-vistavi-cerez-zaboronu-masovih-zahodiv.html" text:style-name="Internet_20_link" text:visited-style-name="Visited_20_Internet_20_Link">
https://www.ukrinform.ua/rubric-culture/3702182-u-harkovi-teatri-perenosat-i-skasovuut-vistavi-cerez-zaboronu-masovih-zahodiv.html</text:a>
</text:p>
      <!--NEWS-->
      <text:h text:style-name="P10" text:outline-level="1">
<text:span text:style-name="T4">
基辅在基辅颁发了学生比赛“我是新闻记者！”的获奖者！</text:span>
</text:h>
      <text:p text:style-name="P4">
作者: Ukrinform (Person)</text:p>
      <text:p text:style-name="P4">
出版商: Укринформ (Organization)</text:p>
      <text:p text:style-name="P4">
出版时间: 2023-04-28T18:54:15+03:00</text:p>
      <text:p text:style-name="P4">
修改时间: 2023-04-28T18:54:15+03:00</text:p>
      <text:p text:style-name="P4">
描述: 全国新闻工作者联盟已授予第13届全乌克兰竞赛的学生创意作品的获奖者“我是新闻记者！”。  - 乌克林。</text:p>
      <text:p text:style-name="P4">
图片: ["<text:a xlink:type="simple" xlink:href="https://static.ukrinform.com/photos/2023_04/thumb_files/630_360_1682696275-1473.jpeg" text:style-name="Internet_20_link" text:visited-style-name="Visited_20_Internet_20_Link">
630_360_16826...</text:a>
", "<text:a xlink:type="simple" xlink:href="https://static.ukrinform.com/photos/2023_04/1682696275-7698.jpeg" text:style-name="Internet_20_link" text:visited-style-name="Visited_20_Internet_20_Link">
1682696275-76...</text:a>
", "<text:a xlink:type="simple" xlink:href="https://static.ukrinform.com/photos/2023_04/thumb_files/630_360_1682696275-4607.jpeg" text:style-name="Internet_20_link" text:visited-style-name="Visited_20_Internet_20_Link">
630_360_16826...</text:a>
", "<text:a xlink:type="simple" xlink:href="https://static.ukrinform.com/photos/2023_04/thumb_files/630_360_1682696270-8145.jpeg" text:style-name="Internet_20_link" text:visited-style-name="Visited_20_Internet_20_Link">
630_360_16826...</text:a>
", "<text:a xlink:type="simple" xlink:href="https://static.ukrinform.com/photos/2023_04/thumb_files/630_360_1682696270-6877.jpeg" text:style-name="Internet_20_link" text:visited-style-name="Visited_20_Internet_20_Link">
630_360_16826...</text:a>
", "<text:a xlink:type="simple" xlink:href="https://static.ukrinform.com/photos/2023_04/thumb_files/630_360_1682696270-6422.jpeg" text:style-name="Internet_20_link" text:visited-style-name="Visited_20_Internet_20_Link">
630_360_16826...</text:a>
", "<text:a xlink:type="simple" xlink:href="https://static.ukrinform.com/photos/2023_04/thumb_files/630_360_1682696271-5076.jpeg" text:style-name="Internet_20_link" text:visited-style-name="Visited_20_Internet_20_Link">
630_360_16826...</text:a>
", "<text:a xlink:type="simple" xlink:href="https://static.ukrinform.com/photos/2023_04/thumb_files/630_360_1682696270-6145.jpeg" text:style-name="Internet_20_link" text:visited-style-name="Visited_20_Internet_20_Link">
630_360_16826...</text:a>
", "<text:a xlink:type="simple" xlink:href="https://static.ukrinform.com/photos/2023_04/thumb_files/630_360_1682696270-1797.jpeg" text:style-name="Internet_20_link" text:visited-style-name="Visited_20_Internet_20_Link">
630_360_16826...</text:a>
", "<text:a xlink:type="simple" xlink:href="https://static.ukrinform.com/photos/2023_04/thumb_files/630_360_1682696274-7145.jpeg" text:style-name="Internet_20_link" text:visited-style-name="Visited_20_Internet_20_Link">
630_360_16826...</text:a>
", "<text:a xlink:type="simple" xlink:href="https://static.ukrinform.com/photos/2023_04/thumb_files/630_360_1682696275-5069.jpeg" text:style-name="Internet_20_link" text:visited-style-name="Visited_20_Internet_20_Link">
630_360_16826...</text:a>
", "<text:a xlink:type="simple" xlink:href="https://static.ukrinform.com/photos/2023_04/thumb_files/630_360_1682696275-7698.jpeg" text:style-name="Internet_20_link" text:visited-style-name="Visited_20_Internet_20_Link">
630_360_16826...</text:a>
", "<text:a xlink:type="simple" xlink:href="https://static.ukrinform.com/photos/2023_04/thumb_files/630_360_1682696276-5229.jpeg" text:style-name="Internet_20_link" text:visited-style-name="Visited_20_Internet_20_Link">
630_360_16826...</text:a>
", "<text:a xlink:type="simple" xlink:href="https://static.ukrinform.com/photos/2023_04/thumb_files/630_360_1682696276-7645.jpeg" text:style-name="Internet_20_link" text:visited-style-name="Visited_20_Internet_20_Link">
630_360_16826...</text:a>
"]</text:p>
      <text:p text:style-name="P4">
标签: ['Конкурс', 'Нагорода', 'Журналіст']</text:p>
      <text:p text:style-name="P4">
类型: Article</text:p>
      <!--METADATA-->
      <text:p text:style-name="P4">
<draw:frame draw:style-name="fr1" draw:name="Image171" text:anchor-type="as-char" svg:width="6.9236in" svg:height="3.956343in" draw:z-index="0">
<draw:image xlink:href="../Images/yкринформ/2023-04-28T18-54-15-03-00/630_360_1682696275-1473.jpeg" xlink:type="simple" xlink:show="embed" xlink:actuate="onLoad" draw:mime-type="image/jpeg"/>
</draw:frame>
记者的胜利联盟被授予XII -ukrainian学生创意作品的获奖者“我是新闻记者!”。</text:p>
      <text:p text:style-name="P4">
这是乌克利福通讯员的报道。</text:p>
      <text:p text:style-name="P4">
“第13届全乌克兰比赛“我是一名记者”将来自乌克兰所有房屋的808个蒜乐器汇集在一起​​，从挪威到挪威到佐治亚州的12个国家，来自圣玛丽诺·多伯尼纳。 我们并不是要将其推向国际 - 战争一直在拆除世界各地的儿童，但他们都是乌克兰学校的学生。 我们希望他们能返回。”记者戈卢贝夫的创始人说。</text:p>
      <text:p text:style-name="P4">
他指出，今年的比赛是在口号下举行的，“我告诉世界乌克兰人的突出。” 参与者准备展示乌克兰人的非凡和可持续性的工作 - 平民与军事，能量和教师，记者和医生。</text:p>
      <text:p text:style-name="P4">
根据比赛的结果，包括杯杯塔迪普(Tadipl)在内的大奖赛是由Nikolaev地区理事会亚历山大·科诺尼科(Alexander Kononenko)的“新闻学院”小组“新闻学院”的学生获得的。 他的作品结合了两个关于在战争中失去父母的故事 - 他自己的奇特圈子。</text:p>
      <text:p text:style-name="P4">
<draw:frame draw:style-name="fr1" draw:name="Image172" text:anchor-type="as-char" svg:width="6.9236in" svg:height="4.615733in" draw:z-index="0">
<draw:image xlink:href="../Images/yкринформ/2023-04-28T18-54-15-03-00/1682696275-7698.jpeg" xlink:type="simple" xlink:show="embed" xlink:actuate="onLoad" draw:mime-type="image/jpeg"/>
</draw:frame>
“ 2019年，萨莎(Sasha)写了一份关于他父亲的工作，那时被杀。 他还写了关于父亲的文章。 他不想写一份工作，以克服损失的痛苦。 但是在采访了一个女孩(他的父亲)之下的一个女孩之后，萨莎决定了。 他用自己的情况比较了她的情况。 Cerobot眼中流泪。”获胜者Irina Vasilenko的策展人说。</text:p>
      <text:p text:style-name="P4">
I，II和III学位的文凭以及奖励荣誉在提名“文章”，“照片”和“视频”中获得了40名成绩。 向他们展示了支持竞争的Chanceova和出版商“ Morning”，“ Vivat”，“ Vivat”，“ Vihala”和“ Crocus”的书籍。</text:p>
      <text:p text:style-name="P4">
<text:span text:style-name="T4">
另请阅读：</text:span>
 <text:a xlink:type="simple" xlink:href="https://www.ukrinform.ua/rubric-society/3678772-nszu-peredala-ukrainskim-zurnalistam-fototehniku-ta-noutbuki.html" text:style-name="Internet_20_link" text:visited-style-name="Visited_20_Internet_20_Link">
<text:span text:style-name="T4">
 nsu </text:span>
</text:a>
此外，来自敖德萨的尼基塔·伊万诺夫(Nikita Ivanov)，哈尔基夫(Kharkiv)的尤利亚(Yulia)和来自巴赫穆特(Bakhmut)的Oleksandrashcherbanyuk获得了NSFU“新闻工作者的特别提名”的荣誉，以报道乌克兰媒体的形象。 学生们维持贫困者是一种回报。</text:p>
      <text:p text:style-name="P4">
<draw:frame draw:style-name="fr1" draw:name="Image173" text:anchor-type="as-char" svg:width="6.9236in" svg:height="3.956343in" draw:z-index="0">
<draw:image xlink:href="../Images/yкринформ/2023-04-28T18-54-15-03-00/630_360_1682696275-4607.jpeg" xlink:type="simple" xlink:show="embed" xlink:actuate="onLoad" draw:mime-type="image/jpeg"/>
</draw:frame>
京文的学生比赛“我是新闻记者!”的获奖者在京文的增强中得到了增强。 /照片：Tarasovvolodimir，Ukrinform <text:a xlink:type="simple" xlink:href="https://static.ukrinform.com/photos/2023_04/1682696275-4607.jpeg" text:style-name="Internet_20_link" text:visited-style-name="Visited_20_Internet_20_Link">
<draw:frame draw:style-name="fr1" draw:name="Image174" text:anchor-type="as-char" svg:width="6.9236in" svg:height="3.956343in" draw:z-index="0">
<draw:image xlink:href="../Images/yкринформ/2023-04-28T18-54-15-03-00/630_360_1682696275-4607.jpeg" xlink:type="simple" xlink:show="embed" xlink:actuate="onLoad" draw:mime-type="image/jpeg"/>
</draw:frame>
</text:a>
 <text:a xlink:type="simple" xlink:href="https://static.ukrinform.com/photos/2023_04/1682696275-1473.jpeg" text:style-name="Internet_20_link" text:visited-style-name="Visited_20_Internet_20_Link">
<draw:frame draw:style-name="fr1" draw:name="Image175" text:anchor-type="as-char" svg:width="6.9236in" svg:height="3.956343in" draw:z-index="0">
<draw:image xlink:href="../Images/yкринформ/2023-04-28T18-54-15-03-00/630_360_1682696275-1473.jpeg" xlink:type="simple" xlink:show="embed" xlink:actuate="onLoad" draw:mime-type="image/jpeg"/>
</draw:frame>
</text:a>
 <text:a xlink:type="simple" xlink:href="https://static.ukrinform.com/photos/2023_04/1682696270-8145.jpeg" text:style-name="Internet_20_link" text:visited-style-name="Visited_20_Internet_20_Link">
<draw:frame draw:style-name="fr1" draw:name="Image176" text:anchor-type="as-char" svg:width="6.9236in" svg:height="3.956343in" draw:z-index="0">
<draw:image xlink:href="../Images/yкринформ/2023-04-28T18-54-15-03-00/630_360_1682696270-8145.jpeg" xlink:type="simple" xlink:show="embed" xlink:actuate="onLoad" draw:mime-type="image/jpeg"/>
</draw:frame>
</text:a>
 <text:a xlink:type="simple" xlink:href="https://static.ukrinform.com/photos/2023_04/1682696270-6877.jpeg" text:style-name="Internet_20_link" text:visited-style-name="Visited_20_Internet_20_Link">
<draw:frame draw:style-name="fr1" draw:name="Image177" text:anchor-type="as-char" svg:width="6.9236in" svg:height="3.956343in" draw:z-index="0">
<draw:image xlink:href="../Images/yкринформ/2023-04-28T18-54-15-03-00/630_360_1682696270-6877.jpeg" xlink:type="simple" xlink:show="embed" xlink:actuate="onLoad" draw:mime-type="image/jpeg"/>
</draw:frame>
</text:a>
 <text:a xlink:type="simple" xlink:href="https://static.ukrinform.com/photos/2023_04/1682696270-6422.jpeg" text:style-name="Internet_20_link" text:visited-style-name="Visited_20_Internet_20_Link">
<draw:frame draw:style-name="fr1" draw:name="Image178" text:anchor-type="as-char" svg:width="6.9236in" svg:height="3.956343in" draw:z-index="0">
<draw:image xlink:href="../Images/yкринформ/2023-04-28T18-54-15-03-00/630_360_1682696270-6422.jpeg" xlink:type="simple" xlink:show="embed" xlink:actuate="onLoad" draw:mime-type="image/jpeg"/>
</draw:frame>
</text:a>
 <text:a xlink:type="simple" xlink:href="https://static.ukrinform.com/photos/2023_04/1682696271-5076.jpeg" text:style-name="Internet_20_link" text:visited-style-name="Visited_20_Internet_20_Link">
<draw:frame draw:style-name="fr1" draw:name="Image179" text:anchor-type="as-char" svg:width="6.9236in" svg:height="3.956343in" draw:z-index="0">
<draw:image xlink:href="../Images/yкринформ/2023-04-28T18-54-15-03-00/630_360_1682696271-5076.jpeg" xlink:type="simple" xlink:show="embed" xlink:actuate="onLoad" draw:mime-type="image/jpeg"/>
</draw:frame>
</text:a>
 <text:a xlink:type="simple" xlink:href="https://static.ukrinform.com/photos/2023_04/1682696270-6145.jpeg" text:style-name="Internet_20_link" text:visited-style-name="Visited_20_Internet_20_Link">
<draw:frame draw:style-name="fr1" draw:name="Image180" text:anchor-type="as-char" svg:width="6.9236in" svg:height="3.956343in" draw:z-index="0">
<draw:image xlink:href="../Images/yкринформ/2023-04-28T18-54-15-03-00/630_360_1682696270-6145.jpeg" xlink:type="simple" xlink:show="embed" xlink:actuate="onLoad" draw:mime-type="image/jpeg"/>
</draw:frame>
</text:a>
 <text:a xlink:type="simple" xlink:href="https://static.ukrinform.com/photos/2023_04/1682696270-1797.jpeg" text:style-name="Internet_20_link" text:visited-style-name="Visited_20_Internet_20_Link">
<draw:frame draw:style-name="fr1" draw:name="Image181" text:anchor-type="as-char" svg:width="6.9236in" svg:height="3.956343in" draw:z-index="0">
<draw:image xlink:href="../Images/yкринформ/2023-04-28T18-54-15-03-00/630_360_1682696270-1797.jpeg" xlink:type="simple" xlink:show="embed" xlink:actuate="onLoad" draw:mime-type="image/jpeg"/>
</draw:frame>
</text:a>
 <text:a xlink:type="simple" xlink:href="https://static.ukrinform.com/photos/2023_04/1682696274-7145.jpeg" text:style-name="Internet_20_link" text:visited-style-name="Visited_20_Internet_20_Link">
<draw:frame draw:style-name="fr1" draw:name="Image182" text:anchor-type="as-char" svg:width="6.9236in" svg:height="3.956343in" draw:z-index="0">
<draw:image xlink:href="../Images/yкринформ/2023-04-28T18-54-15-03-00/630_360_1682696274-7145.jpeg" xlink:type="simple" xlink:show="embed" xlink:actuate="onLoad" draw:mime-type="image/jpeg"/>
</draw:frame>
</text:a>
 <text:a xlink:type="simple" xlink:href="https://static.ukrinform.com/photos/2023_04/1682696275-5069.jpeg" text:style-name="Internet_20_link" text:visited-style-name="Visited_20_Internet_20_Link">
<draw:frame draw:style-name="fr1" draw:name="Image183" text:anchor-type="as-char" svg:width="6.9236in" svg:height="3.956343in" draw:z-index="0">
<draw:image xlink:href="../Images/yкринформ/2023-04-28T18-54-15-03-00/630_360_1682696275-5069.jpeg" xlink:type="simple" xlink:show="embed" xlink:actuate="onLoad" draw:mime-type="image/jpeg"/>
</draw:frame>
</text:a>
 <text:a xlink:type="simple" xlink:href="https://static.ukrinform.com/photos/2023_04/1682696275-7698.jpeg" text:style-name="Internet_20_link" text:visited-style-name="Visited_20_Internet_20_Link">
<draw:frame draw:style-name="fr1" draw:name="Image184" text:anchor-type="as-char" svg:width="6.9236in" svg:height="3.956343in" draw:z-index="0">
<draw:image xlink:href="../Images/yкринформ/2023-04-28T18-54-15-03-00/630_360_1682696275-7698.jpeg" xlink:type="simple" xlink:show="embed" xlink:actuate="onLoad" draw:mime-type="image/jpeg"/>
</draw:frame>
</text:a>
 <text:a xlink:type="simple" xlink:href="https://static.ukrinform.com/photos/2023_04/1682696276-5229.jpeg" text:style-name="Internet_20_link" text:visited-style-name="Visited_20_Internet_20_Link">
<draw:frame draw:style-name="fr1" draw:name="Image185" text:anchor-type="as-char" svg:width="6.9236in" svg:height="3.956343in" draw:z-index="0">
<draw:image xlink:href="../Images/yкринформ/2023-04-28T18-54-15-03-00/630_360_1682696276-5229.jpeg" xlink:type="simple" xlink:show="embed" xlink:actuate="onLoad" draw:mime-type="image/jpeg"/>
</draw:frame>
</text:a>
 <text:a xlink:type="simple" xlink:href="https://static.ukrinform.com/photos/2023_04/1682696276-7645.jpeg" text:style-name="Internet_20_link" text:visited-style-name="Visited_20_Internet_20_Link">
<draw:frame draw:style-name="fr1" draw:name="Image186" text:anchor-type="as-char" svg:width="6.9236in" svg:height="3.956343in" draw:z-index="0">
<draw:image xlink:href="../Images/yкринформ/2023-04-28T18-54-15-03-00/630_360_1682696276-7645.jpeg" xlink:type="simple" xlink:show="embed" xlink:actuate="onLoad" draw:mime-type="image/jpeg"/>
</draw:frame>
</text:a>
在活动期间，组织者还授予了准备比赛获奖者和获奖者的教师的文凭。 同时，来自尼古拉地区，赫梅尔尼特斯基(Khmelnytskyi)，基辅(Kyiv)，沃尔林(Volyn)，顿涅茨克(Donetsk)地区和卢汉斯(Luhansk)地区的六名老师获得了新知名的奖牌“多年的富有成果的合作”，从今年开始，他们将保持十个以上的老师。</text:p>
      <text:p text:style-name="P4">
News Source: <text:a xlink:type="simple" xlink:href="https://www.ukrinform.ua/rubric-society/3702187-u-kievi-nagorodili-peremozciv-ucnivskogo-konkursu-a-zurnalist.html" text:style-name="Internet_20_link" text:visited-style-name="Visited_20_Internet_20_Link">
https://www.ukrinform.ua/rubric-society/3702187-u-kievi-nagorodili-peremozciv-ucnivskogo-konkursu-a-zurnalist.html</text:a>
</text:p>
      <!--NEWS-->
      <text:h text:style-name="P10" text:outline-level="1">
<text:span text:style-name="T4">
自战争开始以来，爱沙尼亚就得到了乌克兰的协助，超过5亿欧元</text:span>
</text:h>
      <text:p text:style-name="P4">
作者: Ukrinform (Person)</text:p>
      <text:p text:style-name="P4">
出版商: Укринформ (Organization)</text:p>
      <text:p text:style-name="P4">
出版时间: 2023-04-28T18:56:00+03:00</text:p>
      <text:p text:style-name="P4">
修改时间: 2023-04-28T18:56:00+03:00</text:p>
      <text:p text:style-name="P4">
描述: 从全面的俄罗斯入侵的头几天开始，爱沙尼亚向乌克兰表示支持，并协助了超过5亿欧元。  - 乌克林。</text:p>
      <text:p text:style-name="P4">
图片: ["<text:a xlink:type="simple" xlink:href="https://static.ukrinform.com/photos/2023_04/thumb_files/630_360_1682699052-792.jpg" text:style-name="Internet_20_link" text:visited-style-name="Visited_20_Internet_20_Link">
630_360_16826...</text:a>
"]</text:p>
      <text:p text:style-name="P4">
标签: ['Естонія', 'Україна', 'Війна з росією']</text:p>
      <text:p text:style-name="P4">
类型: Article</text:p>
      <!--METADATA-->
      <text:p text:style-name="P4">
<draw:frame draw:style-name="fr1" draw:name="Image187" text:anchor-type="as-char" svg:width="6.9236in" svg:height="3.956343in" draw:z-index="0">
<draw:image xlink:href="../Images/yкринформ/2023-04-28T18-56-00-03-00/630_360_1682699052-792.jpg" xlink:type="simple" xlink:show="embed" xlink:actuate="onLoad" draw:mime-type="image/jpeg"/>
</draw:frame>
从首次全面的俄罗斯入侵开始，爱沙尼亚表示支持乌克兰，并协助了超过5亿欧元。</text:p>
      <text:p text:style-name="P4">
爱沙尼亚玛格斯·塔尔克(Margus Tahkn)外交部长在乌克林福音通讯员的一份简报中说。</text:p>
      <text:p text:style-name="P4">
萨赫克纳说：“自战争开始以来，爱沙尼亚就一直支持乌克兰，从第一天开始，投资了5亿欧元。”</text:p>
      <text:p text:style-name="P4">
他还报告说，爱沙尼亚将加入乌克兰并为欧盟和北约提供支持。</text:p>
      <text:p text:style-name="P4">
此外，沙克纳强调，爱沙尼亚支持创建一个为俄罗斯的专门国际法庭。</text:p>
      <text:p text:style-name="P4">
爱沙尼亚部长强调：“那些违反国际立法的人必须被判犯有婚姻法罪。”</text:p>
      <text:p text:style-name="P4">
<text:span text:style-name="T4">
另请阅读：</text:span>
 <text:a xlink:type="simple" xlink:href="https://www.ukrinform.ua/rubric-vidbudova/3702157-dania-vidilila-1-milard-na-vidbudovu-ukraini.html" text:style-name="Internet_20_link" text:visited-style-name="Visited_20_Internet_20_Link">
<text:span text:style-name="T4">
丹麦</text:span>
</text:a>
据报道，总理丹尼斯·施米格尔(Denis Shmigal)表示感谢<text:a xlink:type="simple" xlink:href="https://www.ukrinform.ua/rubric-polytics/3700157-nase-partnerstvo-lise-micnisatime-smigal-zustrivsa-z-premerkou-estonii.html" text:style-name="Internet_20_link" text:visited-style-name="Visited_20_Internet_20_Link">
</text:a>
在为乌克兰提供欧盟一级弹药的主动性，参与了乌克兰人的欧洲和欧洲 - 大西洋融合的重建和支持。</text:p>
      <text:p text:style-name="P4">
News Source: <text:a xlink:type="simple" xlink:href="https://www.ukrinform.ua/rubric-polytics/3702189-estonia-z-pocatku-vijni-nadala-ukraini-dopomogi-na-bils-ak-100-miljoniv.html" text:style-name="Internet_20_link" text:visited-style-name="Visited_20_Internet_20_Link">
https://www.ukrinform.ua/rubric-polytics/3702189-estonia-z-pocatku-vijni-nadala-ukraini-dopomogi-na-bils-ak-100-miljoniv.html</text:a>
</text:p>
      <!--NEWS-->
      <text:h text:style-name="P10" text:outline-level="1">
<text:span text:style-name="T4">
俄罗斯驻马德里大使称为“地毯上”，因为在社交网络上袭击了西班牙政府</text:span>
</text:h>
      <text:p text:style-name="P4">
作者: Ukrinform (Person)</text:p>
      <text:p text:style-name="P4">
出版商: Укринформ (Organization)</text:p>
      <text:p text:style-name="P4">
出版时间: 2023-04-28T18:57:00+03:00</text:p>
      <text:p text:style-name="P4">
修改时间: 2023-04-28T18:57:00+03:00</text:p>
      <text:p text:style-name="P4">
描述: 俄罗斯驻马德里大使被召集到西班牙外交部的总部，以抗议通过社交网络袭击西班牙政府。  - 乌克林。</text:p>
      <text:p text:style-name="P4">
图片: ["<text:a xlink:type="simple" xlink:href="https://static.ukrinform.com/photos/2017_09/thumb_files/630_360_1505803396-7096.jpg" text:style-name="Internet_20_link" text:visited-style-name="Visited_20_Internet_20_Link">
630_360_15058...</text:a>
"]</text:p>
      <text:p text:style-name="P4">
标签: ['Іспанія', 'Кібератака', 'Посол', 'росія', 'Хакери']</text:p>
      <text:p text:style-name="P4">
类型: Article</text:p>
      <!--METADATA-->
      <text:p text:style-name="P4">
<draw:frame draw:style-name="fr1" draw:name="Image188" text:anchor-type="as-char" svg:width="6.9236in" svg:height="3.956343in" draw:z-index="0">
<draw:image xlink:href="../Images/yкринформ/2023-04-28T18-57-00-03-00/630_360_1505803396-7096.jpg" xlink:type="simple" xlink:show="embed" xlink:actuate="onLoad" draw:mime-type="image/jpeg"/>
</draw:frame>
马德里的职位被召集到西班牙外交部的总部，以抗议通过社交网络对西班牙政府的袭击。</text:p>
      <text:p text:style-name="P4">
根据乌克林福姆的说法，西班牙版报告<text:a xlink:type="simple" xlink:href="https://www.larazon.es/espana/exteriores-convoca-embajador-ruso-madrid-proesta-ataques-redes-gobierno_20230428644baafa22859d0001753add.html" text:style-name="Internet_20_link" text:visited-style-name="Visited_20_Internet_20_Link">
</text:a>
。</text:p>
      <text:p text:style-name="P4">
周四，外交部表达了俄罗斯的新大使在克里姆森科的玛德里库里(Madriyurii)抗议，反对对西班牙政府的社交网络的袭击，特别是反对在Twitter上的一篇文章，该帖子在乌克兰说西班牙军方在场。</text:p>
      <text:p text:style-name="P4">
值得注意的是，周三，俄罗斯大使馆通过其官方账户Zakount出版了一段录像带，其中有两个穿着军装的人，他们对这种语言进行了交谈，并说他们是在“乌克兰战es”中的。</text:p>
      <text:p text:style-name="P4">
在外交部<text:a xlink:type="simple" xlink:href="https://www.ukrinform.ua/tag-ispania" text:style-name="Internet_20_link" text:visited-style-name="Visited_20_Internet_20_Link">
</text:a>
外交消息人士称，俄罗斯大使馆同意在昨天之前立即从俄罗斯释放。</text:p>
      <text:p text:style-name="P4">
<text:span text:style-name="T4">
另请阅读：</text:span>
 <text:a xlink:type="simple" xlink:href="https://www.ukrinform.ua/rubric-world/3702057-posla-rf-u-kisinevi-viklikali-na-kilim-pisla-zaavi-medvedeva-so-moldovi-ne-isnue.html" text:style-name="Internet_20_link" text:visited-style-name="Visited_20_Internet_20_Link">
<text:span text:style-name="T4">
大使</text:span>
 <text:span text:style-name="T4">
 </text:span>
 chisinau <text:span text:style-name="T4">
 </text:span>
 <text:span text:style-name="T4">
 </text:span>
 <text:span text:style-name="T4">
 </text:span>
 <text:span text:style-name="T4">
 </text:span>
地毯<text:span text:style-name="T4">
 </text:span>
 <text:span text:style-name="T4">
 </text:span>
 <text:span text:style-name="T4">
 </text:span>
 <text:span text:style-name="T4">
 </text:span>
 <text:span text:style-name="T4">
 </text:span>
 <text:span text:style-name="T4">
 MEDVEDEV </text:span>
 <text:span text:style-name="T4">
 </text:span>
 <text:span text:style-name="T4">
摩尔多瓦</text:span>
 <text:span text:style-name="T4">
 </text:span>
 <text:span text:style-name="T4">
 </text:span>
 <text:span text:style-name="T4">
 </text:span>
存在**</text:a>
几个小时后，俄罗斯联邦的大使馆删除了该出版物，西班牙人的国防部否认了有关西班牙军方在乌克兰领土上存在的信息。</text:p>
      <text:p text:style-name="P4">
2022年11月，俄罗斯大使尤里·克利里科(Yuri Klimenko)被任命为俄罗斯受托人西班牙联合会的弗拉基米尔·普京(Vladimir Putin)，取代了尤里克·乔尔(Yuriykorchagin)担任该职位，后者在过去十年中领导外交任务。</text:p>
      <text:p text:style-name="P4">
News Source: <text:a xlink:type="simple" xlink:href="https://www.ukrinform.ua/rubric-world/3702192-posla-rf-u-madridi-viklikali-na-kilim-cerez-ataku-na-urad-ispanii-u-socmerezah.html" text:style-name="Internet_20_link" text:visited-style-name="Visited_20_Internet_20_Link">
https://www.ukrinform.ua/rubric-world/3702192-posla-rf-u-madridi-viklikali-na-kilim-cerez-ataku-na-urad-ispanii-u-socmerezah.html</text:a>
</text:p>
      <!--NEWS-->
      <text:h text:style-name="P10" text:outline-level="1">
<text:span text:style-name="T4">
莫尔查诺夫将在罗马挑战者的ATP结局中表演</text:span>
</text:h>
      <text:p text:style-name="P4">
作者: Ukrinform (Person)</text:p>
      <text:p text:style-name="P4">
出版商: Укринформ (Organization)</text:p>
      <text:p text:style-name="P4">
出版时间: 2023-04-28T19:01:29+03:00</text:p>
      <text:p text:style-name="P4">
修改时间: 2023-04-28T19:01:29+03:00</text:p>
      <text:p text:style-name="P4">
描述: 哈萨克人 - 乌克兰二人组Andriy Golubev -Denis Molchanov在罗马（意大利）的挑战者系列赛（APR）颁发了奖项7.3万欧元的奖项€ukrinform的挑战者系列赛（APR）的锦标赛决赛。</text:p>
      <text:p text:style-name="P4">
图片: ["<text:a xlink:type="simple" xlink:href="https://static.ukrinform.com/photos/2023_04/thumb_files/630_360_1682696931-882.jpg" text:style-name="Internet_20_link" text:visited-style-name="Visited_20_Internet_20_Link">
630_360_16826...</text:a>
"]</text:p>
      <text:p text:style-name="P4">
标签: ['Теніс']</text:p>
      <text:p text:style-name="P4">
类型: Article</text:p>
      <!--METADATA-->
      <text:p text:style-name="P4">
<draw:frame draw:style-name="fr1" draw:name="Image189" text:anchor-type="as-char" svg:width="6.9236in" svg:height="3.956343in" draw:z-index="0">
<draw:image xlink:href="../Images/yкринформ/2023-04-28T19-01-29-03-00/630_360_1682696931-882.jpg" xlink:type="simple" xlink:show="embed" xlink:actuate="onLoad" draw:mime-type="image/jpeg"/>
</draw:frame>
哈萨克人 - 乌克兰人二人组Andriy Golubev -Denis Molchanov进入了决赛，进入了专业人士的网球运动员(ATP)罗马的挑战者系列(意大利)拥有7.3万欧元的奖金</text:p>
      <text:p text:style-name="P4">
乌克利福姆报道，配对类别的戈卢贝夫(Golubev)和莫尔查诺夫(Molchanov)的半决赛阶段没有战斗 - “播种”法国萨迪奥·杜比亚(Sadio Dumbia)和法比恩(Fabien)出演了比赛。</text:p>
      <text:p text:style-name="P4">
在哈萨克 - 乌克兰夫妇的决赛中，这对夫妇将与Nicholas Barrientosa和葡萄牙Franceskabral会面，后者又击败了来自挪威的Viktor Durasovich，来自挪威和Braziltsaferndo Romboli-7：6：6：6：6：6：6：6：6：6：6：6：6：6：6：6：6：(7：5)，6：0。</text:p>
      <text:p text:style-name="P4">
<text:span text:style-name="T4">
另请阅读：</text:span>
 <text:a xlink:type="simple" xlink:href="https://www.ukrinform.ua/rubric-sports/3701596-kostuk-ne-zmogla-obigrati-persu-raketku-kolumbii-na-tenisnomu-turniri-v-madridi.html" text:style-name="Internet_20_link" text:visited-style-name="Visited_20_Internet_20_Link">
<text:span text:style-name="T4">
网球</text:span>
</text:a>
意大利首都的比赛将持续到4月30日。</text:p>
      <text:p text:style-name="P4">
照片：btu.org.ua。</text:p>
      <text:p text:style-name="P4">
News Source: <text:a xlink:type="simple" xlink:href="https://www.ukrinform.ua/rubric-sports/3702191-molcanov-vistupit-u-finali-cellendzera-atp-v-rimi.html" text:style-name="Internet_20_link" text:visited-style-name="Visited_20_Internet_20_Link">
https://www.ukrinform.ua/rubric-sports/3702191-molcanov-vistupit-u-finali-cellendzera-atp-v-rimi.html</text:a>
</text:p>
      <!--NEWS-->
      <text:h text:style-name="P10" text:outline-level="1">
<text:span text:style-name="T4">
俄罗斯军队每天在四个方向上发动40多次袭击</text:span>
</text:h>
      <text:p text:style-name="P4">
作者: Ukrinform (Person)</text:p>
      <text:p text:style-name="P4">
出版商: Укринформ (Organization)</text:p>
      <text:p text:style-name="P4">
出版时间: 2023-04-28T19:03:00+03:00</text:p>
      <text:p text:style-name="P4">
修改时间: 2023-04-28T19:03:00+03:00</text:p>
      <text:p text:style-name="P4">
描述: </text:p>
      <text:p text:style-name="P4">
Sipounipous启用。  - I的，。: </text:p>
      <text:p text:style-name="P4">
图片: ["<text:a xlink:type="simple" xlink:href="https://static.ukrinform.com/photos/2023_04/thumb_files/630_360_1682438812-465.jpg" text:style-name="Internet_20_link" text:visited-style-name="Visited_20_Internet_20_Link">
630_360_16824...</text:a>
"]</text:p>
      <text:p text:style-name="P4">
标签: ['Генштаб', 'ЗСУ', 'Війна з росією']</text:p>
      <text:p text:style-name="P4">
类型: Article</text:p>
      <!--METADATA-->
      <text:p text:style-name="P4">
<draw:frame draw:style-name="fr1" draw:name="Image190" text:anchor-type="as-char" svg:width="6.9236in" svg:height="3.956343in" draw:z-index="0">
<draw:image xlink:href="../Images/yкринформ/2023-04-28T19-03-00-03-00/630_360_1682438812-465.jpg" xlink:type="simple" xlink:show="embed" xlink:actuate="onLoad" draw:mime-type="image/jpeg"/>
</draw:frame>
白天，对利曼，巴赫穆特，阿夫迪夫和马林斯基的指示进行了40多次袭击。</text:p>
      <text:p text:style-name="P4">
根据乌克兰的说法，乌克兰武装部队的总参谋部在[]中报道(https://www.facebook.com/GeneralStaff.ua/posts/pfbid02yvfvfz6RDTpUdb13fRc8RP3MKDdR92yw87HyLNXdnDKof21bDVPT8Nyso8wr6Nwil)截至4月28日星期五18:00发布了及时信息。</text:p>
      <text:p text:style-name="P4">
值得注意的是，敌人的主要努力专注于领导进攻方向。</text:p>
      <text:p text:style-name="P4">
Donetsk Blastic的Bakhmut和Marinka仍然留在战斗的中心。</text:p>
      <text:p text:style-name="P4">
“这个时代俄罗斯联邦对采矿设施和住宅造成了一次巨大的导弹罢工。不幸的是，饥饿的人。托蒂卡受伤了和平的人。如果没有在战场上取得的预期结果，俄罗斯侵略者愤世嫉俗地继续采用恐怖策略。人道主义法律。 ，“总人员指出。</text:p>
      <text:p text:style-name="P4">
在白天，俄罗斯军队总共发射了23架翼型火箭，其中包括28架火箭弹，犯下了28架飞机打击和11架火箭发射器的炮击。</text:p>
      <text:p text:style-name="P4">
有人强调，整个乌克兰的导弹和航空前锋的可能性仍然很高。</text:p>
      <text:p text:style-name="P4">
国防军每天的航空在俄罗斯军队的人员和军事装备方面总共进行了四杆。</text:p>
      <text:p text:style-name="P4">
乌克兰导弹部队和炮兵的部队遭到了管理，弹药组成的三胞胎，以及四个居民青贮饲料集中的领域。</text:p>
      <text:p text:style-name="P4">
在<text:span text:style-name="T4">
 Volynskyi </text:span>
和<text:span text:style-name="T4">
 Polissya指示</text:span>
操作情况并没有发生显着变化。 尚未检测到进攻群体形成的迹象。</text:p>
      <text:p text:style-name="P4">
在<text:span text:style-name="T4">
 siverskyi </text:span>
和<text:span text:style-name="T4">
 Slobozhansky的指示</text:span>
敌人与乌克兰与俄罗斯联邦与乌克兰联邦的边界的军事降水保持一致。</text:p>
      <text:p text:style-name="P4">
在白天，在切尼夫地区，俄罗斯军队在Semenivka和Leonivka造成了航空豪宅。 还在Halaganivka，Leonivka和Buchkiv Chernihiv地区，洋甘菊，自由定居点，Iskrykivshchyna，Sumy地区的Volfin和Rims，Morokhovtsi，Liptsi，Liptsi，Liptsi，Lipta，Hatcha，Hatcha，Volokhivka，Nesterony and Budark Kharkiv地区。</text:p>
      <text:p text:style-name="P4">
在<text:span text:style-name="T4">
 kupyansk方向</text:span>
进攻行动的敌人没有进行，积极检查无人机来调整火炮大火。俄罗斯人在<text:span text:style-name="T4">
方向上</text:span>
朝着白色方向进行了不成功的进攻行动，引起了Nevsky，Bigorivka，Tornsky，Serebryanka，有争议和Ivanivka的空气罢工。</text:p>
      <text:p text:style-name="P4">
Makeevka，Nevskoye，Dibrova和Bigorivka地区，Terny，Verkhnamyansk和有争议的Donetsk地区被敌人的炮兵吹走。</text:p>
      <text:p text:style-name="P4">
在<text:span text:style-name="T4">
巴赫穆特方向</text:span>
俄罗斯军队继续采取进攻行动，巴赫穆特的战斗仍在继续。 白天，入侵者在Bogdanivka和Terimal Yar的方向上保持了不成功的进攻。</text:p>
      <text:p text:style-name="P4">
Vasyukivka，Orikhovo-Vasylivka，Bakhmut，Grigorivka，Ivanivske，Konstantinovka，Oleksandr-Shultine，South，Nelipivka和Donetsk地区的纽约地区受到敌人的炮击受伤。</text:p>
      <text:p text:style-name="P4">
在<text:span text:style-name="T4">
 Avdeevsky方向</text:span>
俄罗斯军队在Avdiivka，Severny和Pervomaisk Donetsk地区进行了进攻行动，但没有成功。</text:p>
      <text:p text:style-name="P4">
Novobakhmutivka，Novokalinovka，Avdiivka，Vodyane，Pervomaisk和Nevelskoye Donetsk地区被俄罗斯部队枪杀。</text:p>
      <text:p text:style-name="P4">
在<text:span text:style-name="T4">
马林斯基方向</text:span>
乌克兰防御力量反映了Uda Marynka和Novomikhailivka的敌人袭击。 同时，入侵者袭击了顿涅茨克地区的Pholevka，Marinka，胜利和Novomikhailivka。</text:p>
      <text:p text:style-name="P4">
在<text:span text:style-name="T4">
 shakhtar的方向</text:span>
白天，俄罗斯人没有受到影响，而是在碳(Yashakhtar Donetsk地区的先驱)上引起了空袭。</text:p>
      <text:p text:style-name="P4">
在<text:span text:style-name="T4">
 Zaporizhzhia </text:span>
和<text:span text:style-name="T4">
 Kherson的指示</text:span>
继续进行并开除定居点。 总共有40多个城市和村庄，包括Gulyaypole，Railway，Gulyaipil，White和High Zaporizhzhya地区，Kherson，Milove，Milove，Berislav，Obradokamyanka，Vesele，Vesele，Vesele，Antonivka，Antonivka和Bilozer和Kherson地区的Bilozer。</text:p>
      <text:p text:style-name="P4">
在暂时捕获的领土上，入侵者继续使用教育机构出于自己的目的，安排了他们的军事设施，并用学生和教学人员的“活盾”覆盖了自己。</text:p>
      <text:p text:style-name="P4">
特别是，俄罗斯军事人员驻扎在当地学校大楼卢汉斯地区的卢比亚卡。 入侵者的人事仓库被置于教育机构的建筑物中，迫使教育过程强制拜访孩子们。正如乌克林福姆报道的，国防部队<text:a xlink:type="simple" xlink:href="https://www.ukrinform.ua/rubric-ato/3701811-sili-oboroni-vranci-znisili-21-iz-23-rosijskih-krilatih-raket-i-dva-bpla-zaluznij.html" text:style-name="Internet_20_link" text:visited-style-name="Visited_20_Internet_20_Link">
</text:a>
23个有翼的导弹X-101/X-555，由俄罗斯入侵者于4月28日在乌克兰发行。 插头无人机也被销毁。</text:p>
      <text:p text:style-name="P4">
在4月28日的袭击中，俄罗斯火箭弹的命中<text:a xlink:type="simple" xlink:href="https://www.ukrinform.ua/rubric-other_news/3701836-rosia-atakuvala-ukrainu-raketami-e-zagibli-i-poraneni.html" text:style-name="Internet_20_link" text:visited-style-name="Visited_20_Internet_20_Link">
</text:a>
在Cherkasy地区的Dniep​​er和Uman中。 在平民中，死亡和受伤。 在Uman中，由于火箭中风引起的Larses数量<text:a xlink:type="simple" xlink:href="https://www.ukrinform.ua/rubric-regions/3702160-kilkist-zagiblih-cerez-raketnij-udar-po-umani-zrosla-do-21.html" text:style-name="Internet_20_link" text:visited-style-name="Visited_20_Internet_20_Link">
</text:a>
。</text:p>
      <text:p text:style-name="P4">
_foto：武装部队总参谋部</text:p>
      <text:p text:style-name="P4">
News Source: <text:a xlink:type="simple" xlink:href="https://www.ukrinform.ua/rubric-ato/3702193-vijska-rf-za-den-zdijsnili-ponad-40-atak-na-cotiroh-napramkah.html" text:style-name="Internet_20_link" text:visited-style-name="Visited_20_Internet_20_Link">
https://www.ukrinform.ua/rubric-ato/3702193-vijska-rf-za-den-zdijsnili-ponad-40-atak-na-cotiroh-napramkah.html</text:a>
</text:p>
      <!--NEWS-->
      <text:h text:style-name="P10" text:outline-level="1">
<text:span text:style-name="T4">
罗克·基里尔（Roc Kiril</text:span>
</text:h>
      <text:p text:style-name="P4">
作者: Ukrinform (Person)</text:p>
      <text:p text:style-name="P4">
出版商: Укринформ (Organization)</text:p>
      <text:p text:style-name="P4">
出版时间: 2023-04-28T19:05:00+03:00</text:p>
      <text:p text:style-name="P4">
修改时间: 2023-04-28T19:05:00+03:00</text:p>
      <text:p text:style-name="P4">
描述: 罗克族长基里尔（Kiril）的负责人剥夺了批评罗克（Roc），俄罗斯当局和对乌克兰的积极战争的领导力的原发性安德烈·库里耶夫（Andrei Kuriev）。  - 乌克林。</text:p>
      <text:p text:style-name="P4">
图片: ["<text:a xlink:type="simple" xlink:href="https://static.ukrinform.com/photos/2018_04/thumb_files/630_360_1524841459-6111.jpg" text:style-name="Internet_20_link" text:visited-style-name="Visited_20_Internet_20_Link">
630_360_15248...</text:a>
"]</text:p>
      <text:p text:style-name="P4">
标签: ['Україна', 'патріарх Кирил', 'Агресія РФ', 'Священник', 'РПЦ']</text:p>
      <text:p text:style-name="P4">
类型: Article</text:p>
      <!--METADATA-->
      <text:p text:style-name="P4">
<draw:frame draw:style-name="fr1" draw:name="Image191" text:anchor-type="as-char" svg:width="6.9236in" svg:height="3.956343in" draw:z-index="0">
<draw:image xlink:href="../Images/yкринформ/2023-04-28T19-05-00-03-00/630_360_1524841459-6111.jpg" xlink:type="simple" xlink:show="embed" xlink:actuate="onLoad" draw:mime-type="image/jpeg"/>
</draw:frame>
罗克族长基里尔(Kiril)的负责人剥夺了帕特迪亚森·库里亚夫(Andrei Kuriav)，他批评了罗克，俄罗斯当局和对乌克兰的积极战争的领导。</text:p>
      <text:p text:style-name="P4">
根据乌克林福姆的说法，库拉耶夫在[]中出版了族长关于剥夺尊严的法令的照片(https://t.me/akuraev/9697)。</text:p>
      <text:p text:style-name="P4">
该文件指出，自库里里夫(Kuriev)禁止以来已经过去了两年以上，他没有改变自己的立场并继续“反教会”，这使他决定剥夺他的尊严。</text:p>
      <text:p text:style-name="P4">
“与现任的族长基里尔(Kirill)共同合作的权利，也就是使温塞伯(Winsebe)制作的权利是可疑的荣誉。 我没有考虑过，也不认为它是珍贵的”  -  <text:a xlink:type="simple" xlink:href="https://t.me/akuraev/9698" text:style-name="Internet_20_link" text:visited-style-name="Visited_20_Internet_20_Link">
</text:a>
 <text:a xlink:type="simple" xlink:href="https://t.me/akuraev/9698" text:style-name="Internet_20_link" text:visited-style-name="Visited_20_Internet_20_Link">
 </text:a>
Kurayev的决定。 他没有排除他会向普世的父权制提出投诉。</text:p>
      <text:p text:style-name="P4">
2020年12月，ROC的教区教堂法院剥夺了Protodiaconii Kuri的义务。 然而，族长基里尔(Kiril)对这一决定暂停了一个暂停，并给了时间“重新思考该职位”。 同时，自同年4月以来，柯利夫(Curliev)被禁止在族长基里尔(Kirill)服务中。 他对一位死去的牧师的苛刻话语被假装。</text:p>
      <text:p text:style-name="P4">
<text:span text:style-name="T4">
另请阅读：</text:span>
 <text:a xlink:type="simple" xlink:href="https://www.ukrinform.ua/rubric-world/3701063-cehia-zaprovadila-sankcii-proti-glavi-rpc-kirila.html" text:style-name="Internet_20_link" text:visited-style-name="Visited_20_Internet_20_Link">
<text:span text:style-name="T4">
 roc </text:span>
</text:a>
安德里·库拉夫(Andriy Kuraev)是罗克(Roc)最著名的传教士之一。 他是迪特里安·亚历克西(Ditrian Alexei II)，也是西里尔大都会最亲密的同事之一(Gundyaeva)在2009年罗克(Roc)大选之前。</text:p>
      <text:p text:style-name="P4">
从那以后，尤其是近年来，安德烈·库拉耶夫(Andrei Kuraev)一直积极批评教会结构和个人，族长，指责教堂的距离，官僚主义和逆行。 Kuriav现在住在国外。 它进入了乌克兰的战争以及ROC领导人在战争中的地位。</text:p>
      <text:p text:style-name="P4">
News Source: <text:a xlink:type="simple" xlink:href="https://www.ukrinform.ua/rubric-world/3702197-glava-rpc-kiril-pozbaviv-sanu-protodiakona-kuraeva-akij-kritikue-vijnu.html" text:style-name="Internet_20_link" text:visited-style-name="Visited_20_Internet_20_Link">
https://www.ukrinform.ua/rubric-world/3702197-glava-rpc-kiril-pozbaviv-sanu-protodiakona-kuraeva-akij-kritikue-vijnu.html</text:a>
</text:p>
      <!--NEWS-->
      <text:h text:style-name="P10" text:outline-level="1">
<text:span text:style-name="T4">
捷克共和国和乌克兰将共同生产武器，训练飞机和修理箱</text:span>
</text:h>
      <text:p text:style-name="P4">
作者: Ukrinform (Person)</text:p>
      <text:p text:style-name="P4">
出版商: Укринформ (Organization)</text:p>
      <text:p text:style-name="P4">
出版时间: 2023-04-28T19:06:00+03:00</text:p>
      <text:p text:style-name="P4">
修改时间: 2023-04-28T19:06:00+03:00</text:p>
      <text:p text:style-name="P4">
描述: 乌克兰和捷克共和国已经准备了有关弹药，武器，坦克维修以及潜在生产训练飞机的共同生产的六项关键股份。  - 乌克林。</text:p>
      <text:p text:style-name="P4">
图片: ["<text:a xlink:type="simple" xlink:href="https://static.ukrinform.com/photos/2023_04/thumb_files/630_360_1682693279-735.jpg" text:style-name="Internet_20_link" text:visited-style-name="Visited_20_Internet_20_Link">
630_360_16826...</text:a>
"]</text:p>
      <text:p text:style-name="P4">
标签: ['Чехія', 'Танк', 'Зброя', 'Ремонт', 'Петр Павел']</text:p>
      <text:p text:style-name="P4">
类型: Article</text:p>
      <!--METADATA-->
      <text:p text:style-name="P4">
<draw:frame draw:style-name="fr1" draw:name="Image192" text:anchor-type="as-char" svg:width="6.9236in" svg:height="3.956343in" draw:z-index="0">
<draw:image xlink:href="../Images/yкринформ/2023-04-28T19-06-00-03-00/630_360_1682693279-735.jpg" xlink:type="simple" xlink:show="embed" xlink:actuate="onLoad" draw:mime-type="image/jpeg"/>
</draw:frame>
乌克兰Tachochia已经准备了六个关键的联合生产，优质弹药，武器，坦克维修以及训练飞机的潜在生产。</text:p>
      <text:p text:style-name="P4">
这是总统<text:a xlink:type="simple" xlink:href="https://www.ukrinform.ua/tag-cehia" text:style-name="Internet_20_link" text:visited-style-name="Visited_20_Internet_20_Link">
</text:a>
乌克林福姆通讯员报道，乌克兰和斯洛伐克沃罗迪米尔Zelensky Tasuza Chaputova新闻发布会会议的彼得·帕维尔(Peter Pavel)总裁在基辅举行。</text:p>
      <text:p text:style-name="P4">
“我们已经根据任何乌克兰和捷克公司准备了6个关键生产的关键项目……。 关于特定项目，它们用于生产弹药，手工武器，坦克，例如TT-62以及潜在的训练飞机生产。 对我们来说，技术和生产的转移是重中之重，以部分生产部分或可以在乌克兰领土上进行完全进行。”他说。</text:p>
      <text:p text:style-name="P4">
<text:span text:style-name="T4">
另请阅读：</text:span>
 <text:a xlink:type="simple" xlink:href="https://www.ukrinform.ua/rubric-ato/3699279-cehia-gotova-narostiti-potuznosti-modernizacii-t72-dla-ukraini.html" text:style-name="Internet_20_link" text:visited-style-name="Visited_20_Internet_20_Link">
<text:span text:style-name="T4">
捷克共和国</text:span>
</text:a>
帕维尔(Pavel)解剖了这种生产的最终结果可用于根据捷克一侧和乌克兰人的技术有用。</text:p>
      <text:p text:style-name="P4">
捷克共和国总统还指出，他的国家指导了Dnipro和Dnipropetrovsk地区的该计划的工作，以及能源，经济，运输基础设施，住房领域的合作。</text:p>
      <text:p text:style-name="P4">
<text:span text:style-name="T4">
另请阅读：</text:span>
 <text:a xlink:type="simple" xlink:href="https://www.ukrinform.ua/rubric-ato/3700906-polsa-rozsirue-virobnictvo-sau-krab-aki-peredae-ukraini.html" text:style-name="Internet_20_link" text:visited-style-name="Visited_20_Internet_20_Link">
<text:span text:style-name="T4">
波兰</text:span>
</text:a>
据乌克林福姆报道，4月28日上午，捷克总统帕维尔·帕维尔(Pavel Pavel)和他的斯洛伐克同事Zuzan Chopotova到达了基辅。</text:p>
      <text:p text:style-name="P4">
News Source: <text:a xlink:type="simple" xlink:href="https://www.ukrinform.ua/rubric-ato/3702194-cehia-ta-ukraina-spilno-viroblatimut-zbrou-i-navcalni-litaki-a-takoz-remontuvatimut-tanki.html" text:style-name="Internet_20_link" text:visited-style-name="Visited_20_Internet_20_Link">
https://www.ukrinform.ua/rubric-ato/3702194-cehia-ta-ukraina-spilno-viroblatimut-zbrou-i-navcalni-litaki-a-takoz-remontuvatimut-tanki.html</text:a>
</text:p>
      <!--NEWS-->
      <text:h text:style-name="P10" text:outline-level="1">
<text:span text:style-name="T4">
Zelensky与欧元委员会主席进行了电话交谈</text:span>
</text:h>
      <text:p text:style-name="P4">
作者: Ukrinform (Person)</text:p>
      <text:p text:style-name="P4">
出版商: Укринформ (Organization)</text:p>
      <text:p text:style-name="P4">
出版时间: 2023-04-28T19:10:51+03:00</text:p>
      <text:p text:style-name="P4">
修改时间: 2023-04-28T19:10:51+03:00</text:p>
      <text:p text:style-name="P4">
描述: 乌克兰沃迪米尔·泽伦斯基（Ukraine Volodymyr Zelensky）总统与欧洲理事会主席查尔斯·米歇尔（Charles Michel）进行了电话交谈。  - 乌克林。</text:p>
      <text:p text:style-name="P4">
图片: ["<text:a xlink:type="simple" xlink:href="https://static.ukrinform.com/photos/2023_04/thumb_files/630_360_1682698135-893.jpeg" text:style-name="Internet_20_link" text:visited-style-name="Visited_20_Internet_20_Link">
630_360_16826...</text:a>
"]</text:p>
      <text:p text:style-name="P4">
标签: ['Євросоюз', 'Зерно', 'Зеленський', 'Мішель']</text:p>
      <text:p text:style-name="P4">
类型: Article</text:p>
      <!--METADATA-->
      <text:p text:style-name="P4">
<draw:frame draw:style-name="fr1" draw:name="Image193" text:anchor-type="as-char" svg:width="6.9236in" svg:height="3.956343in" draw:z-index="0">
<draw:image xlink:href="../Images/yкринформ/2023-04-28T19-10-51-03-00/630_360_1682698135-893.jpeg" xlink:type="simple" xlink:show="embed" xlink:actuate="onLoad" draw:mime-type="image/jpeg"/>
</draw:frame>
乌克兰沃迪米尔·泽伦斯基(Ukraine Volodymyr Zelensky)主席与欧洲理事会主席查尔斯·米歇尔(Charles Michel)进行了电话交谈。</text:p>
      <text:p text:style-name="P4">
新闻服务报告<text:a xlink:type="simple" xlink:href="http://president.gov.ua/news/volodimir-zelenskij-proviv-telefonnu-rozmovu-z-prezidentom-y-82541" text:style-name="Internet_20_link" text:visited-style-name="Visited_20_Internet_20_Link">
</text:a>
，报道乌克林福姆。</text:p>
      <text:p text:style-name="P4">
消息写道：“乌克兰沃迪米尔·泽伦斯基(Volodymyr Zelensky)总统与欧洲理事会主席查尔斯·米歇尔(Charles Michel)进行了电话交谈。”</text:p>
      <text:p text:style-name="P4">
OP指出，在谈话开始时，国家元首向欧洲理事会负责人通报了乌克兰城市和无人机下一次炮击的悲惨后果，这导致了平民和儿童。</text:p>
      <text:p text:style-name="P4">
乌克兰总统感谢查尔·米歇尔(Charl Michel)对国家的团结和团结的不断支持和领导<text:a xlink:type="simple" xlink:href="https://www.ukrinform.ua/tag-evrosouz" text:style-name="Internet_20_link" text:visited-style-name="Visited_20_Internet_20_Link">
</text:a>
与乌克兰。</text:p>
      <text:p text:style-name="P4">
此外，乌克兰和欧盟的领导人详细讨论了这种情况，即禁止各个邻国进口乌克兰农产品。</text:p>
      <text:p text:style-name="P4">
Zelensky对这样的决定表示深切关注，并强调，这些作品严重违反了协会协议和欧盟成分时光的信件和精神。</text:p>
      <text:p text:style-name="P4">
“与欧盟贸易的人工限制击败了乌克兰，乌克兰在经济和政治上都符合俄罗斯的侵略。 我坚信，面对与俄罗斯的战争，乌克兰作为候选人，欧盟国家应遵守欧盟统一市场的协议协议以及规则和法规的规定。 因此，任何法律方法的替代方案都不会被视为调节问题。”国家负责人强调。</text:p>
      <text:p text:style-name="P4">
Zelensky呼吁建立平衡的解决方案并解决局势，井中和合作伙伴关系，并考虑到欧盟立法，起诉各方的协议和利益。</text:p>
      <text:p text:style-name="P4">
“最好的解决方案是继续对无限制终点的免税贸易。 这一决定对乌克兰和许多邻国欧盟成员国都是有利可图的，乌克兰的出口增加已经具有很高的竞争优势，他们的人口获得了廉价且优质的乌克兰产品的机会。”</text:p>
      <text:p text:style-name="P4">
OP指出，欧洲理事会主席查尔斯·米歇尔(Charles Michelle)表示准备解决这种不可接受的情况，包括与欧盟个别领导人的接触。Volodymyr Zelenskyy和Charles Michel就这些问题和其他问题达成了进一步的联系。</text:p>
      <text:p text:style-name="P4">
_foto：op _</text:p>
      <text:p text:style-name="P4">
News Source: <text:a xlink:type="simple" xlink:href="https://www.ukrinform.ua/rubric-polytics/3702198-zelenskij-proviv-telefonnu-rozmovu-z-prezidentom-evroradi.html" text:style-name="Internet_20_link" text:visited-style-name="Visited_20_Internet_20_Link">
https://www.ukrinform.ua/rubric-polytics/3702198-zelenskij-proviv-telefonnu-rozmovu-z-prezidentom-evroradi.html</text:a>
</text:p>
      <!--NEWS-->
      <text:h text:style-name="P10" text:outline-level="1">
<text:span text:style-name="T4">
冰岛的外交部：ODESA是一个城市安全如何影响整个世界的一个例子</text:span>
</text:h>
      <text:p text:style-name="P4">
作者: Ukrinform (Person)</text:p>
      <text:p text:style-name="P4">
出版商: Укринформ (Organization)</text:p>
      <text:p text:style-name="P4">
出版时间: 2023-04-28T19:20:00+03:00</text:p>
      <text:p text:style-name="P4">
修改时间: 2023-04-28T19:20:00+03:00</text:p>
      <text:p text:style-name="P4">
描述: 乌克兰谷物通过黑海运输是一个关键问题，需要特别关注。  - 乌克林。</text:p>
      <text:p text:style-name="P4">
图片: ["<text:a xlink:type="simple" xlink:href="https://static.ukrinform.com/photos/2023_04/thumb_files/630_360_1682701261-861.jpg" text:style-name="Internet_20_link" text:visited-style-name="Visited_20_Internet_20_Link">
630_360_16827...</text:a>
"]</text:p>
      <text:p text:style-name="P4">
标签: ['Ісландія', 'Україна', 'Зерно']</text:p>
      <text:p text:style-name="P4">
类型: Article</text:p>
      <!--METADATA-->
      <text:p text:style-name="P4">
<draw:frame draw:style-name="fr1" draw:name="Image194" text:anchor-type="as-char" svg:width="6.9236in" svg:height="3.956343in" draw:z-index="0">
<draw:image xlink:href="../Images/yкринформ/2023-04-28T19-20-00-03-00/630_360_1682701261-861.jpg" xlink:type="simple" xlink:show="embed" xlink:actuate="onLoad" draw:mime-type="image/jpeg"/>
</draw:frame>
乌克兰谷物通过黑海运输是一个特别关注的关键问题。</text:p>
      <text:p text:style-name="P4">
乌克林福姆报道，冰岛外交部长科尔布伦在敖德萨的一份简报中说。</text:p>
      <text:p text:style-name="P4">
科尔布伦说：“敖德萨是一个城市的安全如何影响整个世界的一个例子，因为从乌克兰去除谷物的安全是一个重要的话题，而将谷物转移到黑海是一个关键问题。”</text:p>
      <text:p text:style-name="P4">
部长补充说，政府<text:a xlink:type="simple" xlink:href="https://www.ukrinform.ua/tag-islandia" text:style-name="Internet_20_link" text:visited-style-name="Visited_20_Internet_20_Link">
</text:a>
有必要使用乌克兰的财务和其他支持。</text:p>
      <text:p text:style-name="P4">
“我们需要在雷克雅未克峰会上讨论俄罗斯的侵略(欧洲委员会国家和政府首脑会议 -  ed。). У демократичній Європіми бачимо такі проблеми, які відбуваються у нас на задньому дворі. Ми повиннінадалі відбудовувати світ, який стоїть на принципах демократії тасправедливості. Ми бачимо Україну як вільну та демократичну частинуЄвропейської спільноти, що живе у мирі зі своїми сусідами», - наголосилаКолбрун.</text:p>
      <text:p text:style-name="P4">
У брифінгу взяли участь міністр закордонних справ Латвії Едгарс Рінкевичс,міністр закордонних справ Данії Ларс Люкке Расмуссен, міністр закордоннихсправ Естонії Маргус Цахкна, міністерка закордонних справ Ісландії ТордісКолбрун Рейкфйорд, міністр закордонних справ Литви Габріелюс Ландсбергіс,міністерка закордонних справ Норвегії Аннікен Вітфельдт та міністр закордоннихсправ Швеції Тобіас Більстрьом та заступник державного секретаря МЗС ФінляндіїКай Зауер.</text:p>
      <text:p text:style-name="P4">
<text:span text:style-name="T4">
Читайте також:</text:span>
 <text:a xlink:type="simple" xlink:href="https://www.ukrinform.ua/rubric-vidbudova/3702157-dania-vidilila-1-milard-na-vidbudovu-ukraini.html" text:style-name="Internet_20_link" text:visited-style-name="Visited_20_Internet_20_Link">
 <text:span text:style-name="T4">
Данія</text:span>
 </text:a>
据报道，政府<text:a xlink:type="simple" xlink:href="https://www.ukrinform.ua/rubric-economy/3695549-islandia-vidilila-500-tisac-na-pidtrimku-zelenoi-energetiki-v-ukraini.html" text:style-name="Internet_20_link" text:visited-style-name="Visited_20_Internet_20_Link">
</text:a>
如今，他已经分配了50万美元，以支持乌克兰的生态恒定和可持续能源基础设施的复苏。</text:p>
      <text:p text:style-name="P4">
News Source: <text:a xlink:type="simple" xlink:href="https://www.ukrinform.ua/rubric-economy/3702222-mzs-islandii-odesa-priklad-togo-ak-bezpeka-odnogo-mista-moze-vplivati-na-ves-svit.html" text:style-name="Internet_20_link" text:visited-style-name="Visited_20_Internet_20_Link">
https://www.ukrinform.ua/rubric-economy/3702222-mzs-islandii-odesa-priklad-togo-ak-bezpeka-odnogo-mista-moze-vplivati-na-ves-svit.html</text:a>
</text:p>
      <!--NEWS-->
      <text:h text:style-name="P10" text:outline-level="1">
<text:span text:style-name="T4">
给Uman的导弹打击：死亡人数增加到23</text:span>
</text:h>
      <text:p text:style-name="P4">
作者: Ukrinform (Person)</text:p>
      <text:p text:style-name="P4">
出版商: Укринформ (Organization)</text:p>
      <text:p text:style-name="P4">
出版时间: 2023-04-28T19:23:00+03:00</text:p>
      <text:p text:style-name="P4">
修改时间: 2023-04-28T19:23:00+03:00</text:p>
      <text:p text:style-name="P4">
描述: 由于俄罗斯军队在Cherkasy地区Uman的一座住宅高层建筑上的火箭袭击造成的死亡人数增加到23人。  - 乌克林。</text:p>
      <text:p text:style-name="P4">
图片: ["<text:a xlink:type="simple" xlink:href="https://static.ukrinform.com/photos/2023_04/thumb_files/630_360_1682698973-314.jpg" text:style-name="Internet_20_link" text:visited-style-name="Visited_20_Internet_20_Link">
630_360_16826...</text:a>
"]</text:p>
      <text:p text:style-name="P4">
标签: ['Черкащина', 'Умань', 'Ракетний удар']</text:p>
      <text:p text:style-name="P4">
类型: Article</text:p>
      <!--METADATA-->
      <text:p text:style-name="P4">
<draw:frame draw:style-name="fr1" draw:name="Image195" text:anchor-type="as-char" svg:width="6.9236in" svg:height="3.956343in" draw:z-index="0">
<draw:image xlink:href="../Images/yкринформ/2023-04-28T19-23-00-03-00/630_360_1682698973-314.jpg" xlink:type="simple" xlink:show="embed" xlink:actuate="onLoad" draw:mime-type="image/jpeg"/>
</draw:frame>
由于俄罗斯军队在Cherkasy Ompast的Uman袭击，Cherkasy地区Uman的俄罗斯士兵人数增加到23人。</text:p>
      <text:p text:style-name="P4">
根据乌克林福姆的说法，内政部在[]中报告(https://t.me/mvs_ukraine/24923) .</text:p>
      <text:p text:style-name="P4">
« <text:a xlink:type="simple" xlink:href="https://www.ukrinform.ua/tag-cerkasina" text:style-name="Internet_20_link" text:visited-style-name="Visited_20_Internet_20_Link">
 </text:a>
。 截至7:00 pm，发现了尸体……死亡人数：23，4。”</text:p>
      <text:p text:style-name="P4">
<text:span text:style-name="T4">
另请阅读：</text:span>
 <text:a xlink:type="simple" xlink:href="https://www.ukrinform.ua/rubric-ato/3702165-vorog-vluciv-v-obekt-elektrogeneracii-na-doneccini.html" text:style-name="Internet_20_link" text:visited-style-name="Visited_20_Internet_20_Link">
</text:a>
Cherkasy地区军事行政部门的负责人伊戈尔·斯托雷特(Igor Storerets)报道了<text:a xlink:type="simple" xlink:href="https://t.me/cherkaskaODA/4609" text:style-name="Internet_20_link" text:visited-style-name="Visited_20_Internet_20_Link">
</text:a>
众所周知，儿童2009年，2012年和2021年出生。 建立了第四个孩子的出生年。</text:p>
      <text:p text:style-name="P4">
正如乌克林福姆报道的，入侵者<text:a xlink:type="simple" xlink:href="https://www.ukrinform.ua/rubric-ato/3701792-v-umani-rosijska-raketa-vlucila-u-zitlovu-bagatopoverhivku-pracuut-ratuvalniki.html" text:style-name="Internet_20_link" text:visited-style-name="Visited_20_Internet_20_Link">
</text:a>
。 在一座九座建筑中，入口被完全摧毁，10座建筑物受伤。</text:p>
      <text:p text:style-name="P4">
<text:span text:style-name="T5">
foto：内政部，电报</text:span>
</text:p>
      <text:p text:style-name="P4">
News Source: <text:a xlink:type="simple" xlink:href="https://www.ukrinform.ua/rubric-regions/3702203-raketnij-udar-po-umani-kilkist-zagiblih-zrosla-do-23.html" text:style-name="Internet_20_link" text:visited-style-name="Visited_20_Internet_20_Link">
https://www.ukrinform.ua/rubric-regions/3702203-raketnij-udar-po-umani-kilkist-zagiblih-zrosla-do-23.html</text:a>
</text:p>
      <!--NEWS-->
      <text:h text:style-name="P10" text:outline-level="1">
<text:span text:style-name="T4">
这位前BBC新闻乌克兰记者在最前沿被杀</text:span>
</text:h>
      <text:p text:style-name="P4">
作者: Ukrinform (Person)</text:p>
      <text:p text:style-name="P4">
出版商: Укринформ (Organization)</text:p>
      <text:p text:style-name="P4">
出版时间: 2023-04-28T19:30:08+03:00</text:p>
      <text:p text:style-name="P4">
修改时间: 2023-04-28T19:30:08+03:00</text:p>
      <text:p text:style-name="P4">
描述: BBC前新闻记者Oleksandr Bondarenko死于乌克兰的前线。  - 乌克林。</text:p>
      <text:p text:style-name="P4">
图片: ["<text:a xlink:type="simple" xlink:href="https://static.ukrinform.com/photos/2023_04/thumb_files/630_360_1682699313-108.jpg" text:style-name="Internet_20_link" text:visited-style-name="Visited_20_Internet_20_Link">
630_360_16826...</text:a>
", "<text:a xlink:type="simple" xlink:href="https://static.ukrinform.com/photos/2023_04/1682699314-181.jpg" text:style-name="Internet_20_link" text:visited-style-name="Visited_20_Internet_20_Link">
1682699314-18...</text:a>
"]</text:p>
      <text:p text:style-name="P4">
标签: ['ВВС', 'Загибель', 'Журналіст', 'Війна з росією']</text:p>
      <text:p text:style-name="P4">
类型: Article</text:p>
      <!--METADATA-->
      <text:p text:style-name="P4">
<draw:frame draw:style-name="fr1" draw:name="Image196" text:anchor-type="as-char" svg:width="6.9236in" svg:height="3.956343in" draw:z-index="0">
<draw:image xlink:href="../Images/yкринформ/2023-04-28T19-30-08-03-00/630_360_1682699313-108.jpg" xlink:type="simple" xlink:show="embed" xlink:actuate="onLoad" draw:mime-type="image/jpeg"/>
</draw:frame>
这位前BBC新闻新闻记者乌克兰亚历山大·邦德伦科(Alexander Bondarenko)在乌克兰的前线被杀。</text:p>
      <text:p text:style-name="P4">
正如乌克林福姆报道的那样，它报告了<text:a xlink:type="simple" xlink:href="https://www.bbc.co.uk/news/world-europe-65422400" text:style-name="Internet_20_link" text:visited-style-name="Visited_20_Internet_20_Link">
</text:a>
。</text:p>
      <text:p text:style-name="P4">
他在2022年2月与俄罗斯共同脱离俄罗斯的全面共同效力之初就在领土防御中进行了自愿，在此之前，他担任了传播和媒体的专家。</text:p>
      <text:p text:style-name="P4">
记者去世的细节仍然未知。 密友报告说：“死亡在战斗中赶上了他。”</text:p>
      <text:p text:style-name="P4">
<draw:frame draw:style-name="fr1" draw:name="Image197" text:anchor-type="as-char" svg:width="6.9236in" svg:height="3.855186in" draw:z-index="0">
<draw:image xlink:href="../Images/yкринформ/2023-04-28T19-30-08-03-00/1682699314-181.jpg" xlink:type="simple" xlink:show="embed" xlink:actuate="onLoad" draw:mime-type="image/jpeg"/>
</draw:frame>
朋友，前英国广播公司(BBC)的同事和乌克兰的广泛媒体社区向一位才华横溢的记者致敬，后者成为Sphere的成功专业人员。</text:p>
      <text:p text:style-name="P4">
亚历山大·邦德伦科(Alexander Bondarenko)最初来自卢甘斯克(Lugansk)。</text:p>
      <text:p text:style-name="P4">
从2007年到2011年，他曾与一位留下基辅的无线电节目主持人一起在乌克兰BBC服务部门工作。 然后，他离开英国广播公司(BBC)在其他媒体组织工作。</text:p>
      <text:p text:style-name="P4">
邦德伦科(Bondarenko)是成千上万的乌克兰人之一，他们在全面的俄罗斯修补后，离开了平民工作以保护自己的国家。</text:p>
      <text:p text:style-name="P4">
<text:span text:style-name="T5">
第一张照片：rma</text:span>
</text:p>
      <text:p text:style-name="P4">
News Source: <text:a xlink:type="simple" xlink:href="https://www.ukrinform.ua/rubric-ato/3702205-na-peredovij-zaginuv-kolisnij-zurnalist-bbc-news-ukraine.html" text:style-name="Internet_20_link" text:visited-style-name="Visited_20_Internet_20_Link">
https://www.ukrinform.ua/rubric-ato/3702205-na-peredovij-zaginuv-kolisnij-zurnalist-bbc-news-ukraine.html</text:a>
</text:p>
      <!--NEWS-->
      <text:h text:style-name="P10" text:outline-level="1">
<text:span text:style-name="T4">
LNZ-波兰足球比赛是通过在切尔卡斯地区哀悼推迟的</text:span>
</text:h>
      <text:p text:style-name="P4">
作者: Ukrinform (Person)</text:p>
      <text:p text:style-name="P4">
出版商: Укринформ (Organization)</text:p>
      <text:p text:style-name="P4">
出版时间: 2023-04-28T19:32:00+03:00</text:p>
      <text:p text:style-name="P4">
修改时间: 2023-04-28T19:32:00+03:00</text:p>
      <text:p text:style-name="P4">
描述: 在4月30日星期日的Cherkasy中，当地LNZ和Zhytomyr Polissyam之间的职业足球联赛（PFL）的第一联盟必须举行。  - 乌克林。</text:p>
      <text:p text:style-name="P4">
图片: ["<text:a xlink:type="simple" xlink:href="https://static.ukrinform.com/photos/2023_04/thumb_files/630_360_1682699479-619.jpg" text:style-name="Internet_20_link" text:visited-style-name="Visited_20_Internet_20_Link">
630_360_16826...</text:a>
"]</text:p>
      <text:p text:style-name="P4">
标签: ['Футбол', 'Жалоба', 'Умань']</text:p>
      <text:p text:style-name="P4">
类型: Article</text:p>
      <!--METADATA-->
      <text:p text:style-name="P4">
<draw:frame draw:style-name="fr1" draw:name="Image198" text:anchor-type="as-char" svg:width="6.9236in" svg:height="3.956343in" draw:z-index="0">
<draw:image xlink:href="../Images/yкринформ/2023-04-28T19-32-00-03-00/630_360_1682699479-619.jpg" xlink:type="simple" xlink:show="embed" xlink:actuate="onLoad" draw:mime-type="image/jpeg"/>
</draw:frame>
在4月30日的Cherkasy星期日，职业足球韧带的第一联盟将举行(PFL)在局部LNZ和Zhytomyr Polesie之间。</text:p>
      <text:p text:style-name="P4">
但是，作为<text:a xlink:type="simple" xlink:href="https://t.me/fcpolissya/2039" text:style-name="Internet_20_link" text:visited-style-name="Visited_20_Internet_20_Link">
</text:a>
FC“ POLESIE”，比赛将于5月1日在学生中通过(从13.00开始)，报道乌克林福姆。</text:p>
      <text:p text:style-name="P4">
<text:span text:style-name="T4">
另请阅读：</text:span>
 <text:a xlink:type="simple" xlink:href="https://www.ukrinform.ua/rubric-regions/3702203-raketnij-udar-po-umani-kilkist-zagiblih-zrosla-do-23.html" text:style-name="Internet_20_link" text:visited-style-name="Visited_20_Internet_20_Link">
</text:a>
推迟比赛的决定是因为在Cherkasy地区，由于俄罗斯恐怖分子Nauman的火箭袭击而宣布为三天的哀悼。</text:p>
      <text:p text:style-name="P4">
News Source: <text:a xlink:type="simple" xlink:href="https://www.ukrinform.ua/rubric-sports/3702207-matc-pfl-lnz-polissa-perenesli-cerez-zalobu-v-cerkaskij-oblasti.html" text:style-name="Internet_20_link" text:visited-style-name="Visited_20_Internet_20_Link">
https://www.ukrinform.ua/rubric-sports/3702207-matc-pfl-lnz-polissa-perenesli-cerez-zalobu-v-cerkaskij-oblasti.html</text:a>
</text:p>
      <!--NEWS-->
      <text:h text:style-name="P10" text:outline-level="1">
<text:span text:style-name="T4">
NAPC准备了与俄罗斯制裁联合会有关的24,000名“申请人”清单</text:span>
</text:h>
      <text:p text:style-name="P4">
作者: Ukrinform (Person)</text:p>
      <text:p text:style-name="P4">
出版商: Укринформ (Organization)</text:p>
      <text:p text:style-name="P4">
出版时间: 2023-04-28T19:35:03+03:00</text:p>
      <text:p text:style-name="P4">
修改时间: 2023-04-28T19:35:03+03:00</text:p>
      <text:p text:style-name="P4">
描述: 自去年3月以来，国家反腐败局已准备了与俄罗斯侵略有关的24,000多名申请人的清单。  - 乌克林。</text:p>
      <text:p text:style-name="P4">
图片: ["<text:a xlink:type="simple" xlink:href="https://static.ukrinform.com/photos/2020_06/thumb_files/630_360_1591893289-695.jpg" text:style-name="Internet_20_link" text:visited-style-name="Visited_20_Internet_20_Link">
630_360_15918...</text:a>
"]</text:p>
      <text:p text:style-name="P4">
标签: ['НАЗК', 'Санкції', 'Війна з росією']</text:p>
      <text:p text:style-name="P4">
类型: Article</text:p>
      <!--METADATA-->
      <text:p text:style-name="P4">
<draw:frame draw:style-name="fr1" draw:name="Image199" text:anchor-type="as-char" svg:width="6.9236in" svg:height="3.956343in" draw:z-index="0">
<draw:image xlink:href="../Images/yкринформ/2023-04-28T19-35-03-03-00/630_360_1591893289-695.jpg" xlink:type="simple" xlink:show="embed" xlink:actuate="onLoad" draw:mime-type="image/jpeg"/>
</draw:frame>
自3月至3月以来，国家反腐败机构已准备了与增长侵略有关的24,000多名申请人的制裁记录。</text:p>
      <text:p text:style-name="P4">
NAPC在讨论期间与制裁Yevgen Kasyan合作的专家报道了这一点：“畸形国家的财务：如何没收？” 在媒体中心 - 乌克林福姆。</text:p>
      <text:p text:style-name="P4">
据他说，截至2023年4月初，对该名单的24000名被告中的13,000人实施了制裁。</text:p>
      <text:p text:style-name="P4">
“起初，这项工作并没有像我们想要的那样进步。 因此，现有的轨道是战前时期，战争期间国家需要的轨道大不相同。 现在，您需要搬走数百次。 自去年9月以来，就可以做到这一点。” Kashayan说</text:p>
      <text:p text:style-name="P4">
据他说，这显然在某种程度上，由于民族伙伴的抱怨，他们通常对俄罗斯与俄罗斯国家对俄罗斯人的施加更大的限制。</text:p>
      <text:p text:style-name="P4">
在识别武装侵略人员的重要工具中 - 制裁申请人，专家命名了最近创建的门户<text:a xlink:type="simple" xlink:href="https://sanctions.nazk.gov.ua/" text:style-name="Internet_20_link" text:visited-style-name="Visited_20_Internet_20_Link">
</text:a>
。</text:p>
      <text:p text:style-name="P4">
门户网站的目的是同步乌克兰的制裁名单和国际合作伙伴在俄罗斯犯罪的同谋方面。 尤其是数据，乌克兰和全球业务用于确定是否与某些人和公司合作。</text:p>
      <text:p text:style-name="P4">
根据该机构的代表，NACC的另一个工作方向是准备立法变更，不仅可以阻止俄罗斯资产，而且可以没收它们。</text:p>
      <text:p text:style-name="P4">
“在此问题上，我们与司法部合作。 在寻找塔罗斯西亚公司俄罗斯人的资产时，已经详细阐述了超过800个司法部。 我们正在寻找在乌克兰领土的此类资产，将文件传递给司法部，在法庭上指控乳蛋饼和财产。” Kasyan说。</text:p>
      <text:p text:style-name="P4">
举例来说，他以普京的百叶窗德里帕斯卡(Deripaska)和罗森伯格(Rothenberg)的一家资产为乌克兰。 VS Energy与俄罗斯商人Bababak，Voivodin和Ginner有关，也转移到了司法部。此外，NAPC分析师还监视绕过对侵略者国家引入的制裁的案件。 在称为土耳其，哈萨克斯坦，亚美尼亚，乔治亚州，阿联酋，少数人 - 沙特阿拉伯，中国和印度以及各种离岸司法管辖区的关键“助理” Putinakasyan中。</text:p>
      <text:p text:style-name="P4">
*!(https://www.ukrinform.ua/rubric-society/3700020-sankcijni-spiski-nazk-vidteper-e-v-onlajnservisi-youcontrol.html)据报道，在乌克兰全面入侵的两年前，有13,000家公司直接或间接地与侵略者国家相关。 根据YouControl的数据，2021年，乌克兰与俄罗斯或受益人的总资产总量为90亿美元。</text:p>
      <text:p text:style-name="P4">
News Source: <text:a xlink:type="simple" xlink:href="https://www.ukrinform.ua/rubric-economy/3702208-nazk-pidgotuvalo-spiski-z-24-tisac-povazanih-z-rf-pretendentiv-na-sankcii.html" text:style-name="Internet_20_link" text:visited-style-name="Visited_20_Internet_20_Link">
https://www.ukrinform.ua/rubric-economy/3702208-nazk-pidgotuvalo-spiski-z-24-tisac-povazanih-z-rf-pretendentiv-na-sankcii.html</text:a>
</text:p>
      <!--NEWS-->
      <text:h text:style-name="P10" text:outline-level="1">
<text:span text:style-name="T4">
联合国的国家：我们有义务保护被盗的乌克兰儿童</text:span>
</text:h>
      <text:p text:style-name="P4">
作者: Ukrinform (Person)</text:p>
      <text:p text:style-name="P4">
出版商: Укринформ (Organization)</text:p>
      <text:p text:style-name="P4">
出版时间: 2023-04-28T19:39:34+03:00</text:p>
      <text:p text:style-name="P4">
修改时间: 2023-04-28T19:39:34+03:00</text:p>
      <text:p text:style-name="P4">
描述: 美国呼吁联合国成员国立即采取联合行动，以结束乌克兰儿童的暴力驱逐出境，并保护已经被盗的人并协助他们回家。  - 乌克林。</text:p>
      <text:p text:style-name="P4">
图片: ["<text:a xlink:type="simple" xlink:href="https://static.ukrinform.com/photos/2022_06/thumb_files/630_360_1655629946-686.jpg" text:style-name="Internet_20_link" text:visited-style-name="Visited_20_Internet_20_Link">
630_360_16556...</text:a>
"]</text:p>
      <text:p text:style-name="P4">
标签: ['Депортація', 'Діти', 'США', 'Україна']</text:p>
      <text:p text:style-name="P4">
类型: Article</text:p>
      <!--METADATA-->
      <text:p text:style-name="P4">
<draw:frame draw:style-name="fr1" draw:name="Image200" text:anchor-type="as-char" svg:width="6.9236in" svg:height="3.956343in" draw:z-index="0">
<draw:image xlink:href="../Images/yкринформ/2023-04-28T19-39-34-03-00/630_360_1655629946-686.jpg" xlink:type="simple" xlink:show="embed" xlink:actuate="onLoad" draw:mime-type="image/jpeg"/>
</draw:frame>
美国呼吁联合国成员国立即采取联合行动，以将乌克兰儿童的暴力驱逐出境，并已经保护已经人并帮助他们回家。</text:p>
      <text:p text:style-name="P4">
乌克林福姆(Ukrinform)自己的记者报道，美国大使罗伯特·罗伯特(Robertwood)是美国大使罗伯特(Robertwood)在该组织期间副常设代表的美国大使罗伯特·罗伯特(Robertwood)周五在周五发表的。</text:p>
      <text:p text:style-name="P4">
代表说[] <text:a xlink:type="simple" xlink:href="https://www.ukrinform.ua/tag-ssa" text:style-name="Internet_20_link" text:visited-style-name="Visited_20_Internet_20_Link">
</text:a>
。</text:p>
      <text:p text:style-name="P4">
他回忆说，在乌克兰入侵后，成千上万的乌克兰儿童被迫阻止他们在入侵乌克兰后返回家园并“重新审学”他们。</text:p>
      <text:p text:style-name="P4">
美国大使说：“我们对这些孩子负责帮助他们保护，保证安全和福祉，并阻止他们被处理。”</text:p>
      <text:p text:style-name="P4">
他还指出，不可能忽略这一事实是，在联邦，地区和地方，俄罗斯当局的所有结果和行动都是所有的结果和行动。</text:p>
      <text:p text:style-name="P4">
美国代表强调说：“对于国际社会来说，采取特定事件来解决绑架，被迫重新安置和驱逐出武装部队和团体的问题。”</text:p>
      <text:p text:style-name="P4">
<text:span text:style-name="T4">
另请阅读：</text:span>
 <text:a xlink:type="simple" xlink:href="https://www.ukrinform.ua/rubric-ato/3702137-zelenskij-z-povernennam-deportovanih-ditej-poki-so-ukraini-dopomagae-tilki-ukraina.html" text:style-name="Internet_20_link" text:visited-style-name="Visited_20_Internet_20_Link">
</text:a>
根据乌克林福姆的说法，周五在纽约联合国总部举行了安全理事会的统一会议，“ Arriya”公式。 它的参与者发展了乌克兰被占领领土的儿童盗窃和暴力驱逐出境。 会议是在美国，法国和阿尔巴尼亚以及乌克兰的倡议上举行的。 该活动得到了另外五十个国家的支持。</text:p>
      <text:p text:style-name="P4">
News Source: <text:a xlink:type="simple" xlink:href="https://www.ukrinform.ua/rubric-world/3702212-stati-v-oon-mi-zobovazani-zahistiti-vikradenih-ukrainskih-ditej.html" text:style-name="Internet_20_link" text:visited-style-name="Visited_20_Internet_20_Link">
https://www.ukrinform.ua/rubric-world/3702212-stati-v-oon-mi-zobovazani-zahistiti-vikradenih-ukrainskih-ditej.html</text:a>
</text:p>
      <!--NEWS-->
      <text:h text:style-name="P10" text:outline-level="1">
<text:span text:style-name="T4">
马其顿北部加入了创建联盟</text:span>
</text:h>
      <text:p text:style-name="P4">
作者: Ukrinform (Person)</text:p>
      <text:p text:style-name="P4">
出版商: Укринформ (Organization)</text:p>
      <text:p text:style-name="P4">
出版时间: 2023-04-28T19:41:00+03:00</text:p>
      <text:p text:style-name="P4">
修改时间: 2023-04-28T19:41:00+03:00</text:p>
      <text:p text:style-name="P4">
描述: 马其顿北部已成为加入主要国家的第36个国家，致力于建立一个有关侵略犯罪的特别法庭。  - 乌克林。</text:p>
      <text:p text:style-name="P4">
图片: ["<text:a xlink:type="simple" xlink:href="https://static.ukrinform.com/photos/2023_01/thumb_files/630_360_1672672915-792.jpg" text:style-name="Internet_20_link" text:visited-style-name="Visited_20_Internet_20_Link">
630_360_16726...</text:a>
"]</text:p>
      <text:p text:style-name="P4">
标签: ['Македонія', 'Трибунал', 'Україна', 'Агресія РФ', 'росія']</text:p>
      <text:p text:style-name="P4">
类型: Article</text:p>
      <!--METADATA-->
      <text:p text:style-name="P4">
<draw:frame draw:style-name="fr1" draw:name="Image201" text:anchor-type="as-char" svg:width="6.9236in" svg:height="3.956343in" draw:z-index="0">
<draw:image xlink:href="../Images/yкринформ/2023-04-28T19-41-00-03-00/630_360_1672672915-792.jpg" xlink:type="simple" xlink:show="embed" xlink:actuate="onLoad" draw:mime-type="image/jpeg"/>
</draw:frame>
North-Headached成为加入主要国家群体的第36个国家，致力于建立一个有关反乌克兰侵略罪的特别法庭。</text:p>
      <text:p text:style-name="P4">
乌克兰·德米特里·库莱布(Dmitry Kuleb)外交部长在[]中报道了这一点。(https://twitter.com/DmytroKuleba/status/1651966030061682691)，μ。</text:p>
      <text:p text:style-name="Quotations">

<text:p text:style-name="P4">
马其顿北部已成为第36个国家，即将建立一个特别法庭，以侵略&gt;
乌克兰。 我感谢我们加入我们为正义斗争的马其顿朋友。&gt;
对特殊法庭的支持不断增加。(dmitrykuleba) <text:a xlink:type="simple" xlink:href="https://twitter.com/DmytroKuleba/status/1651966030061682691" text:style-name="Internet_20_link" text:visited-style-name="Visited_20_Internet_20_Link">
&gt;
 </text:a>
</text:p>

</text:p>
      <text:p text:style-name="P4">
« <text:a xlink:type="simple" xlink:href="https://www.ukrinform.ua/tag-pivnicna-makedonia" text:style-name="Internet_20_link" text:visited-style-name="Visited_20_Internet_20_Link">
 </text:a>
她成为第36个国家，他加入了为侵略乌克兰犯罪的特别法庭而合作。 我感谢我们加入了为正义斗争而奋斗的马其顿朋友。 支持特别法庭继续进行革命。”乌克兰外交负责人说。</text:p>
      <text:p text:style-name="P4">
<text:span text:style-name="T4">
另请阅读：</text:span>
 <text:a xlink:type="simple" xlink:href="https://www.ukrinform.ua/rubric-polytics/3696104-kostarika-dolucilasa-do-koalicii-za-stvorenna-spectribunalu-dla-rf.html" text:style-name="Internet_20_link" text:visited-style-name="Visited_20_Internet_20_Link">
<text:span text:style-name="T4">
 costa </text:span>
 <text:span text:style-name="T4">
 </text:span>
 rick **</text:a>
据报道，据报道，2022年9月，由OP主管Andriy Yermak领导的组织弗拉基米尔·泽伦斯基(Vladimir Zelensky)总统处理了一个特别法庭的问题，以起诉俄罗斯联邦的领导人，以犯有侵略罪。 欧洲议会议会，欧洲议会，北约议会议会，欧安组织议会议会和个别州的建立得到了建立。</text:p>
      <text:p text:style-name="P4">
News Source: <text:a xlink:type="simple" xlink:href="https://www.ukrinform.ua/rubric-polytics/3702214-pivnicna-makedonia-dolucilasa-do-koalicii-zi-stvorenna-spectribunalu-dla-rf.html" text:style-name="Internet_20_link" text:visited-style-name="Visited_20_Internet_20_Link">
https://www.ukrinform.ua/rubric-polytics/3702214-pivnicna-makedonia-dolucilasa-do-koalicii-zi-stvorenna-spectribunalu-dla-rf.html</text:a>
</text:p>
      <!--NEWS-->
      <text:h text:style-name="P10" text:outline-level="1">
<text:span text:style-name="T4">
美国政府必须决定转移到乌克兰F-16-Kuleba</text:span>
</text:h>
      <text:p text:style-name="P4">
作者: Ukrinform (Person)</text:p>
      <text:p text:style-name="P4">
出版商: Укринформ (Organization)</text:p>
      <text:p text:style-name="P4">
出版时间: 2023-04-28T19:43:00+03:00</text:p>
      <text:p text:style-name="P4">
修改时间: 2023-04-28T19:43:00+03:00</text:p>
      <text:p text:style-name="P4">
描述: F -16战斗机是美国技术，将飞机传输到乌克兰的过程应从美国开始。  - 乌克林。</text:p>
      <text:p text:style-name="P4">
图片: ["<text:a xlink:type="simple" xlink:href="https://static.ukrinform.com/photos/2023_04/thumb_files/630_360_1682700546-544.jpg" text:style-name="Internet_20_link" text:visited-style-name="Visited_20_Internet_20_Link">
630_360_16827...</text:a>
"]</text:p>
      <text:p text:style-name="P4">
标签: ['Дмитро Кулеба', 'США', 'Винищувач', 'Війна з росією']</text:p>
      <text:p text:style-name="P4">
类型: Article</text:p>
      <!--METADATA-->
      <text:p text:style-name="P4">
<draw:frame draw:style-name="fr1" draw:name="Image202" text:anchor-type="as-char" svg:width="6.9236in" svg:height="3.956343in" draw:z-index="0">
<draw:image xlink:href="../Images/yкринформ/2023-04-28T19-43-00-03-00/630_360_1682700546-544.jpg" xlink:type="simple" xlink:show="embed" xlink:actuate="onLoad" draw:mime-type="image/jpeg"/>
</draw:frame>
战斗机-16是美国技术，将飞机传输到乌克兰的过程必须从美国开始同意。</text:p>
      <text:p text:style-name="P4">
乌克林福音通讯员的报道，这是由乌克兰外交部联合国内流离失所者乌克兰·德米特里·库莱布(Ukraine Dmitry Kuleb)在北欧外交部的国内流离失所者和在敖德萨举行的波罗的海新闻发布会上指出的。</text:p>
      <text:p text:style-name="P4">
“我毫不怀疑他们会做出这一决定，因为在这场战争中，在互惠赛中的谈判逻辑需要它，所有国家都强烈地说，他们想将乌克兰视为赢家。 然后有必要通过契据来支持这些词。”  - 说<text:a xlink:type="simple" xlink:href="https://www.ukrinform.ua/tag-kuleba" text:style-name="Internet_20_link" text:visited-style-name="Visited_20_Internet_20_Link">
</text:a>
。</text:p>
      <text:p text:style-name="P4">
他还强调，他希望挪威将成为联盟16号的一部分。</text:p>
      <text:p text:style-name="P4">
乌克兰外交部长：“这个圈子中有一些国家支持我们对战斗人员的要求，并准备对这个问题进行认真修改。”</text:p>
      <text:p text:style-name="P4">
库勒巴还呼吁外国合作伙伴加速开始对乌克兰飞行员进行F-16飞机的决定。</text:p>
      <text:p text:style-name="P4">
“我们必须从天上重设俄罗斯。 为此，我们不仅需要朋友已经共享的NPPO系统，而且还需要战斗飞机。”</text:p>
      <text:p text:style-name="P4">
外交大臣指出，乌克兰飞行员的培训最终将导致批准飞机的决定。</text:p>
      <text:p text:style-name="P4">
根据子弹的说法，需要战斗飞机来覆盖将在后台进入的旅，并保护黑海和沿海地区。</text:p>
      <text:p text:style-name="P4">
外交部长拉特维亚·埃德加·林克维奇(Latvia Edgar Rinkevich)参加了简报，丹麦外交大臣拉尔斯·卢克克·拉斯穆森(Lars Lukke Rasmussen)芬兰Zauer。</text:p>
      <text:p text:style-name="P4">
<text:span text:style-name="T4">
另请阅读：</text:span>
 <text:a xlink:type="simple" xlink:href="https://www.ukrinform.ua/rubric-ato/3702154-litva-pidtrimue-peredacu-ukraini-litakiv-f16-ministr.html" text:style-name="Internet_20_link" text:visited-style-name="Visited_20_Internet_20_Link">
<text:span text:style-name="T4">
立陶宛</text:span>
</text:a>
如报道，<text:a xlink:type="simple" xlink:href="https://www.ukrinform.ua/rubric-ato/3702092-kontrnastup-ukraini-ne-slid-vvazati-finalnou-bitvou-kuleba.html" text:style-name="Internet_20_link" text:visited-style-name="Visited_20_Internet_20_Link">
</text:a>
他说，乌克兰的同行不应被视为最后的战斗。</text:p>
      <text:p text:style-name="P4">
News Source: <text:a xlink:type="simple" xlink:href="https://www.ukrinform.ua/rubric-ato/3702218-urad-ssa-mae-prijnati-risenna-sodo-peredaci-ukraini-f16-kuleba.html" text:style-name="Internet_20_link" text:visited-style-name="Visited_20_Internet_20_Link">
https://www.ukrinform.ua/rubric-ato/3702218-urad-ssa-mae-prijnati-risenna-sodo-peredaci-ukraini-f16-kuleba.html</text:a>
</text:p>
      <!--NEWS-->
      <text:h text:style-name="P10" text:outline-level="1">
<text:span text:style-name="T4">
联合国的Lubinets提醒俄罗斯自2014年以来驱逐乌克兰儿童</text:span>
</text:h>
      <text:p text:style-name="P4">
作者: Ukrinform (Person)</text:p>
      <text:p text:style-name="P4">
出版商: Укринформ (Organization)</text:p>
      <text:p text:style-name="P4">
出版时间: 2023-04-28T19:44:00+03:00</text:p>
      <text:p text:style-name="P4">
修改时间: 2023-04-28T19:44:00+03:00</text:p>
      <text:p text:style-name="P4">
描述: 自2014年以来，俄罗斯联邦正在故意犯罪，驱逐乌克兰儿童。  - 乌克林。</text:p>
      <text:p text:style-name="P4">
图片: ["<text:a xlink:type="simple" xlink:href="https://static.ukrinform.com/photos/2023_02/thumb_files/630_360_1677395798-958.jpg" text:style-name="Internet_20_link" text:visited-style-name="Visited_20_Internet_20_Link">
630_360_16773...</text:a>
"]</text:p>
      <text:p text:style-name="P4">
标签: ['Депортація', 'Діти', 'ООН', 'Війна з росією', 'Дмитро Лубінець']</text:p>
      <text:p text:style-name="P4">
类型: Article</text:p>
      <!--METADATA-->
      <text:p text:style-name="P4">
<draw:frame draw:style-name="fr1" draw:name="Image203" text:anchor-type="as-char" svg:width="6.9236in" svg:height="3.956343in" draw:z-index="0">
<draw:image xlink:href="../Images/yкринформ/2023-04-28T19-44-00-03-00/630_360_1677395798-958.jpg" xlink:type="simple" xlink:show="embed" xlink:actuate="onLoad" draw:mime-type="image/jpeg"/>
</draw:frame>
自2014年以来，俄罗斯联邦通过驱逐乌克兰儿童有目的地犯罪。</text:p>
      <text:p text:style-name="P4">
纽约州的乌克林福姆(Ukrinform)在纽约报道，乌克林福姆(Ukrinform)在联合国安理会的一次非正式会议上，在联合国安理会的一次非正式会议上，Verkhovna Rada人权DMITRYLUBINETS宣布了这一点。</text:p>
      <text:p text:style-name="P4">
从网上开始，卢比尼特(Lubinets)强调说，俄罗斯联邦“犯有反史，其中一些有种族灭绝的迹象。”</text:p>
      <text:p text:style-name="P4">
他回忆说，截至4月28日，有500多名儿童被杀，有1000多名及时。</text:p>
      <text:p text:style-name="P4">
Lubinets强调需要将肇事者绳之以法，因为每个犯罪都有特定的人。</text:p>
      <text:p text:style-name="P4">
<text:span text:style-name="T4">
另请阅读：</text:span>
 <text:a xlink:type="simple" xlink:href="https://www.ukrinform.ua/rubric-ato/3701663-pare-viznala-genocidom-deportaciu-ukrainskih-ditej-do-rosii.html" text:style-name="Internet_20_link" text:visited-style-name="Visited_20_Internet_20_Link">
<text:span text:style-name="T4">
种族灭绝</text:span>
</text:a>
根据监察员的说法，俄罗斯故意改变了立法，以防止YV阻止乌克兰儿童的返回，特别是实践乌克兰儿童对俄罗斯人的强迫变化。</text:p>
      <text:p text:style-name="P4">
他说，自2014年以来，已记录了公民身份。</text:p>
      <text:p text:style-name="P4">
Lubinets说：“对于十几岁的男孩来说，这意味着要成为俄罗斯军队的大炮，无法在应征入狱时期离开俄罗斯。”</text:p>
      <text:p text:style-name="P4">
他补充说，旨在重新教育和“祖国变更”的政策，以及种族灭绝意图的意图。</text:p>
      <text:p text:style-name="P4">
Lubinets说，俄罗斯联合会为儿童爱国教育的总统赠款基金，尤其是在车臣，创造了青年军事化结构。</text:p>
      <text:p text:style-name="P4">
<text:span text:style-name="T4">
另请阅读：</text:span>
 <text:a xlink:type="simple" xlink:href="https://www.ukrinform.ua/rubric-ato/3701670-rosia-mae-pripiniti-deportaciu-ukrainskih-ditej-i-zabezpeciti-ihne-povernenna-pare.html" text:style-name="Internet_20_link" text:visited-style-name="Visited_20_Internet_20_Link">
</text:a>
他列举了俄罗斯儿童申诉专员玛丽亚·利维夫·贝洛娃(Maria Lviv-Belova)的话，MCS发出了逮捕令。 她说，乌克兰儿童不太可能与俄罗斯总统一起演唱乌克兰国歌，因此他们将提交“促进对俄罗斯的爱”。</text:p>
      <text:p text:style-name="P4">
根据卢宾的说法，俄罗斯使用教育作为反对乌克兰侵略的工具来消除乌克兰的身份。俄罗斯教科书包含了关于“缺乏独立的乌克兰国家，原始的乌克兰人民”的论文，“以任何方式扩展该领土，这对俄罗斯联邦既光荣又重要。” Omdudzman说，乌克兰文化和历史，著名人物被描述为俄罗斯历史的一部分。</text:p>
      <text:p text:style-name="P4">
Lubinets呼吁国际社会“对俄罗斯施加更大的压力，停止忽略这种种族灭绝，并遵守《宪章》的规定<text:a xlink:type="simple" xlink:href="https://www.ukrinform.ua/tag-oon" text:style-name="Internet_20_link" text:visited-style-name="Visited_20_Internet_20_Link">
</text:a>
”。</text:p>
      <text:p text:style-name="P4">
周五，联合国安理会在非正式会议上以阿里亚里亚(Ariariya)的形式建立了盗窃和暴力驱逐出境的乌克兰占领地区的儿童。</text:p>
      <text:p text:style-name="P4">
对这个话题的侵犯是由美国，法国和阿尔巴尼亚作为陶克恩成员发起的。 他们支持活动一百个国家。</text:p>
      <text:p text:style-name="P4">
理事会的成员反对乌克兰总统的顾问 - 乌克兰总统三角，儿童康复康复，尼娜·弗拉索娃(Nina Vlasova)的母亲达里亚·格拉西姆楚克(Darya Gerasimchuk)，被盗的俄罗斯人。</text:p>
      <text:p text:style-name="P4">
俄罗斯作为理事会的常任成员(在苏联的地点)她阻止了联合国官方官方频道的广播。 您可以观看会议<text:a xlink:type="simple" xlink:href="https://www.youtube.com/watch" text:style-name="Internet_20_link" text:visited-style-name="Visited_20_Internet_20_Link">
</text:a>
 .</text:p>
      <text:p text:style-name="P4">
News Source: <text:a xlink:type="simple" xlink:href="https://www.ukrinform.ua/rubric-ato/3702216-lubinec-v-oon-nagadav-so-rosia-deportue-ukrainskih-ditej-z-2014-roku.html" text:style-name="Internet_20_link" text:visited-style-name="Visited_20_Internet_20_Link">
https://www.ukrinform.ua/rubric-ato/3702216-lubinec-v-oon-nagadav-so-rosia-deportue-ukrainskih-ditej-z-2014-roku.html</text:a>
</text:p>
      <!--NEWS-->
      <text:h text:style-name="P10" text:outline-level="1">
<text:span text:style-name="T4">
在尼古拉（Nikolaev）中</text:span>
</text:h>
      <text:p text:style-name="P4">
作者: Ukrinform (Person)</text:p>
      <text:p text:style-name="P4">
出版商: Укринформ (Organization)</text:p>
      <text:p text:style-name="P4">
出版时间: 2023-04-28T19:49:25+03:00</text:p>
      <text:p text:style-name="P4">
修改时间: 2023-04-28T19:49:25+03:00</text:p>
      <text:p text:style-name="P4">
描述: 在尼古拉夫，艺术家Svetlana Boykova-Kalyuzhnaya从乌克兰的Beregin”展开了展览“ Hope of Hope”。  - 乌克林。</text:p>
      <text:p text:style-name="P4">
图片: ["<text:a xlink:type="simple" xlink:href="https://static.ukrinform.com/photos/2023_04/thumb_files/630_360_1682699603-535.jpg" text:style-name="Internet_20_link" text:visited-style-name="Visited_20_Internet_20_Link">
630_360_16826...</text:a>
"]</text:p>
      <text:p text:style-name="P4">
标签: ['Миколаїв', 'Виставка', 'Жінки', 'Художниця', 'Війна з росією']</text:p>
      <text:p text:style-name="P4">
类型: Article</text:p>
      <!--METADATA-->
      <text:p text:style-name="P4">
<draw:frame draw:style-name="fr1" draw:name="Image204" text:anchor-type="as-char" svg:width="6.9236in" svg:height="3.956343in" draw:z-index="0">
<draw:image xlink:href="../Images/yкринформ/2023-04-28T19-49-25-03-00/630_360_1682699603-535.jpg" xlink:type="simple" xlink:show="embed" xlink:actuate="onLoad" draw:mime-type="image/jpeg"/>
</draw:frame>
Mimikoyev在创意周期“乌克兰的Beregin”中开设了艺术家Svetlana Boykova-Kalyuzhnaya的展览“ Hope of Hope”。</text:p>
      <text:p text:style-name="P4">
这是由文化与艺术协会“艺术杂志”负责人在[]的页面上荣誉乌克兰Valentina Kryvtsov的荣誉工人的报道。(https://www.facebook.com/permalink.php?story_fbid=pfbid02B5xi2RJo6SwHdWAy5NuWyYqqhiXeDR2V3m1krnrmnEUeBDZdWrYmVDB33jk2npVnl&amp;id=100017147232059)<text:a xlink:type="simple" xlink:href="https://www.facebook.com/permalink.php" text:style-name="Internet_20_link" text:visited-style-name="Visited_20_Internet_20_Link">
</text:a>
，报道乌克林福姆。</text:p>
      <text:p text:style-name="P4">
“在中央城市图书馆。 Ml Kropyvnytsky开始了工作展览“希望的Bereginya” <text:a xlink:type="simple" xlink:href="https://www.ukrinform.ua/tag-hudoznik" text:style-name="Internet_20_link" text:visited-style-name="Visited_20_Internet_20_Link">
</text:a>
Svetlana Boykov-Kaluzhnaya。 这是创作周期“乌克兰的贝尔金”(Beregin of Ukraine)的第七次展览，其参与者是文化和艺术协会“ Art-Pecus”的尼古拉夫大师。 该项目的目的是使观众熟悉女性英雄城市尼古拉夫(Nikolaev)的创建，以讲述战争期间女性冰冻的重要作用。 该项目的作者是中央图书馆Inga Khorzhevskaya的主任，” Kryvtsova写道。</text:p>
      <text:p text:style-name="P4">
根据她的说法，在这次展览的展览中，Svetlana Boykov-Kaluzhnuzhnuzhnaya准备了20幅作品：风景如画的绘画，绘画面板和作家娃娃莫托。 斯维特拉纳(Svetlana)在文化区域宫殿中担任艺术家。 注意在不同艺术领域工作，研究乌克兰的仪式传统。</text:p>
      <text:p text:style-name="P4">
<text:span text:style-name="T4">
另请阅读：</text:span>
 <text:a xlink:type="simple" xlink:href="https://www.ukrinform.ua/rubric-regions/3701249-u-harkovi-vidkrili-vistavku-naodinci-pro-zinok-aki-vtratili-colovikiv-na-vijni.html" text:style-name="Internet_20_link" text:visited-style-name="Visited_20_Internet_20_Link">
<text:span text:style-name="T4">
 kharkiv </text:span>
</text:a>
战争期间，工匠继续工作。 在不寻常的乌克兰妇女的帮助下，艺术家的繁荣散布了艺术家的繁荣，这反映了乌克兰复兴和繁荣的希望。 一个女人，作为beregini的象征，阿克维特 - 恢复生活。</text:p>
      <text:p text:style-name="P4">
In 2022, Svetlana was elected to the Aura of the City Aura of Svalyavazakarpatpathian region. 在两个星期的时间里，她为有利于武装部队的慈善加入创作了一系列绘画。 此外，这位艺术家以在线博物馆“ UA组织”的“乌克兰绘画”风格参加了plante展览。 遗产。 ”</text:p>
      <text:p text:style-name="P4">
对于意大利和法国的慈善拍卖，艺术家创建了一系列传统的摩托车。</text:p>
      <text:p text:style-name="P4">
News Source: <text:a xlink:type="simple" xlink:href="https://www.ukrinform.ua/rubric-culture/3702217-u-mikolaevi-vidkrili-vistavku-z-tvorcogo-ciklu-beregini-ukraini.html" text:style-name="Internet_20_link" text:visited-style-name="Visited_20_Internet_20_Link">
https://www.ukrinform.ua/rubric-culture/3702217-u-mikolaevi-vidkrili-vistavku-z-tvorcogo-ciklu-beregini-ukraini.html</text:a>
</text:p>
      <!--NEWS-->
      <text:h text:style-name="P10" text:outline-level="1">
<text:span text:style-name="T4">
指示克里米亚的俄罗斯公司的顶级企业准备撤离</text:span>
</text:h>
      <text:p text:style-name="P4">
作者: Ukrinform (Person)</text:p>
      <text:p text:style-name="P4">
出版商: Укринформ (Organization)</text:p>
      <text:p text:style-name="P4">
出版时间: 2023-04-28T19:57:00+03:00</text:p>
      <text:p text:style-name="P4">
修改时间: 2023-04-28T19:57:00+03:00</text:p>
      <text:p text:style-name="P4">
描述: 指示临时占领的克里米亚俄罗斯公司的顶级机构为撤离做准备。  - 乌克林。</text:p>
      <text:p text:style-name="P4">
图片: ["<text:a xlink:type="simple" xlink:href="https://static.ukrinform.com/photos/2020_10/thumb_files/630_360_1603365565-629.jpg" text:style-name="Internet_20_link" text:visited-style-name="Visited_20_Internet_20_Link">
630_360_16033...</text:a>
"]</text:p>
      <text:p text:style-name="P4">
标签: ['Бізнес', 'Евакуація', 'Окупація Криму', 'Війна з росією']</text:p>
      <text:p text:style-name="P4">
类型: Article</text:p>
      <!--METADATA-->
      <text:p text:style-name="P4">
<draw:frame draw:style-name="fr1" draw:name="Image205" text:anchor-type="as-char" svg:width="6.9236in" svg:height="3.956343in" draw:z-index="0">
<draw:image xlink:href="../Images/yкринформ/2023-04-28T19-57-00-03-00/630_360_1603365565-629.jpg" xlink:type="simple" xlink:show="embed" xlink:actuate="onLoad" draw:mime-type="image/jpeg"/>
</draw:frame>
克里米亚暂时占领的俄罗斯公司的顶级机构必须为撤离做准备。</text:p>
      <text:p text:style-name="P4">
据报道<text:a xlink:type="simple" xlink:href="https://sprotyv.mod.gov.ua/2023/04/28/topmenedzhery-filialiv-rosijskyh-kompanij-v-krymu-otrymaly-vkazivku-gotuvatys-do-evakuacziyi/" text:style-name="Internet_20_link" text:visited-style-name="Visited_20_Internet_20_Link">
</text:a>
，报道乌克林福姆。</text:p>
      <text:p text:style-name="P4">
“指示克里米亚的临时工业半岛上俄罗斯国家拥有的公司的代表制度，以准备撤离。”  - 将在该职位上。</text:p>
      <text:p text:style-name="P4">
如前所述，这些信息来自国家拥有的银行和铁路铁路，这证明了全面的培训措施。</text:p>
      <text:p text:style-name="P4">
<text:span text:style-name="T4">
另请阅读：</text:span>
 [<text:span text:style-name="T4">
军事</text:span>
 <text:span text:style-name="T4">
 </text:span>
 <text:span text:style-name="T4">
 </text:span>
 <text:span text:style-name="T4">
 </text:span>
俄罗斯<text:span text:style-name="T4">
 </text:span>
 <text:span text:style-name="T4">
失踪</text:span>
 <text:span text:style-name="T4">
 </text:span>
位置<text:span text:style-name="T4">
<text:span text:style-name="T5">
存储</text:span>
* </text:span>
 <text:span text:style-name="T4">
 north </text:span>
 <text:span text:style-name="T4">
 </text:span>
 <text:span text:style-name="T4">
 </text:span>
 <text:span text:style-name="T4">
 * </text:span>
克里米亚**(https://www.ukrinform.ua/rubric-crimea/3701207-vijskova-tehnika-rosian-znikla-z-misc-zberiganna-na-pivnoci-krimu.html)他们指出，不仅应该撤离顶级代表，而且还应撤离他们的家人。</text:p>
      <text:p text:style-name="P4">
中心补充说：“虽然这是关于带薪假期的。”</text:p>
      <text:p text:style-name="P4">
据报道，俄罗斯临时占领的克里米亚的俄罗斯“行政” <text:a xlink:type="simple" xlink:href="https://www.ukrinform.ua/rubric-crimea/3680502-u-krimu-gotuut-plani-evakuacii-okupacijnih-administracij-centr-sprotivu.html" text:style-name="Internet_20_link" text:visited-style-name="Visited_20_Internet_20_Link">
</text:a>
</text:p>
      <text:p text:style-name="P4">
News Source: <text:a xlink:type="simple" xlink:href="https://www.ukrinform.ua/rubric-crimea/3702221-topmenedzeri-rosijskih-kompanij-u-krimu-otrimali-vkazivku-gotuvatis-do-evakuacii.html" text:style-name="Internet_20_link" text:visited-style-name="Visited_20_Internet_20_Link">
https://www.ukrinform.ua/rubric-crimea/3702221-topmenedzeri-rosijskih-kompanij-u-krimu-otrimali-vkazivku-gotuvatis-do-evakuacii.html</text:a>
</text:p>
      <!--NEWS-->
      <text:h text:style-name="P10" text:outline-level="1">
<text:span text:style-name="T4">
促进俄罗斯媒体的主要叙述</text:span>
</text:h>
      <text:p text:style-name="P4">
作者: ['АРМІЯINFORM']</text:p>
      <text:p text:style-name="P4">
时间: 2023-04-28T20:00:00-04:00</text:p>
      <text:p text:style-name="P4">
描述: 关于在Facebook上的Storinzi上的Obdiga格式控制中心。 这样的...与乌克兰2022年的战争，与乌克兰的最新新闻，今天与乌克兰的新闻战争，今天的最后一场战争，今天的最后一次战争将在乌克兰和俄罗斯之间发生战争，当2022年与乌克兰与乌克兰的战争将是他们说，在不久的将来与乌克兰发动了战争</text:p>
      <text:p text:style-name="P4">
图片: ['<text:a xlink:type="simple" xlink:href="https://armyinform.com.ua/wp-content/uploads/2023/04/343732814_561193839219866_5948594260675557020_n.jpg" text:style-name="Internet_20_link" text:visited-style-name="Visited_20_Internet_20_Link">
343732814_561193839219866_5948594260675557020_n.jpg</text:a>
']</text:p>
      <text:p text:style-name="P4">
标签: ['STOPRUSSIA', 'АГРЕСІЯ РФ', 'ВІЙНА', 'ВТОРГНЕННЯ РФ']</text:p>
      <text:p text:style-name="P4">
类别: News</text:p>
      <!--METADATA-->
      <text:p text:style-name="P4">
<draw:frame draw:style-name="fr1" draw:name="Image206" text:anchor-type="as-char" svg:width="6.9236in" svg:height="6.9236in" draw:z-index="0">
<draw:image xlink:href="../Images/AРМІЯINFORM/2023-04-28T20-00-00-04-00/343732814_561193839219866_5948594260675557020_n.jpg" xlink:type="simple" xlink:show="embed" xlink:actuate="onLoad" draw:mime-type="image/jpeg"/>
</draw:frame>
关于它<text:a xlink:type="simple" xlink:href="https://www.facebook.com/protydiyadezinformatsiyi.cpd/posts/pfbid0Y6xvvavF9WExViVogBMC5pNaspLv3L1h3grojEHaBWss2oEWwqcaqeDjruRUvJyfl" text:style-name="Internet_20_link" text:visited-style-name="Visited_20_Internet_20_Link">
报告</text:a>
在您的Facebook页面上打击错误信息的中心。</text:p>
      <text:p text:style-name="P4">
Zakharova还表示，该事件是对比的军事计划的背后 - 不仅在战术上，而且在战略层面。</text:p>
      <text:p text:style-name="P4">
实际上，这样的陈述是操纵的，是俄罗斯权力的代表首次表达，主要是为俄罗斯联邦的内部观众设计的。</text:p>
      <text:p text:style-name="P4">
这样，普京主义者试图证明他们在战线上的失败是合理的，俄罗斯正在与所有北约进行战争，并给予了不错的击退。</text:p>
      <text:p text:style-name="P4">
乌克兰及其合作伙伴的军事政治领导人一再表示，盟军只为乌克兰就某些问题提供建议，并协助武器，而不直接参与敌对行动。</text:p>
      <text:p text:style-name="P4">
News Source: <text:a xlink:type="simple" xlink:href="https://armyinform.com.ua/2023/04/28/osnovnyj-naratyv-shho-prosuvayut-rosijski-zmi-2/" text:style-name="Internet_20_link" text:visited-style-name="Visited_20_Internet_20_Link">
https://armyinform.com.ua/2023/04/28/osnovnyj-naratyv-shho-prosuvayut-rosijski-zmi-2/</text:a>
</text:p>
      <!--NEWS-->
      <text:h text:style-name="P10" text:outline-level="1">
<text:span text:style-name="T4">
俄罗斯的行动威胁着世界上的粮食安全 - 芬兰外交部代表</text:span>
</text:h>
      <text:p text:style-name="P4">
作者: Ukrinform (Person)</text:p>
      <text:p text:style-name="P4">
出版商: Укринформ (Organization)</text:p>
      <text:p text:style-name="P4">
出版时间: 2023-04-28T20:06:00+03:00</text:p>
      <text:p text:style-name="P4">
修改时间: 2023-04-28T20:06:00+03:00</text:p>
      <text:p text:style-name="P4">
描述: 俄罗斯封锁谷物走廊会威胁着全球的食品安全。  - 乌克林。</text:p>
      <text:p text:style-name="P4">
图片: ["<text:a xlink:type="simple" xlink:href="https://static.ukrinform.com/photos/2023_04/thumb_files/630_360_1682701422-907.jpg" text:style-name="Internet_20_link" text:visited-style-name="Visited_20_Internet_20_Link">
630_360_16827...</text:a>
"]</text:p>
      <text:p text:style-name="P4">
标签: ['Фінляндія', 'Україна', 'Зерно']</text:p>
      <text:p text:style-name="P4">
类型: Article</text:p>
      <!--METADATA-->
      <text:p text:style-name="P4">
<draw:frame draw:style-name="fr1" draw:name="Image207" text:anchor-type="as-char" svg:width="6.9236in" svg:height="3.956343in" draw:z-index="0">
<draw:image xlink:href="../Images/yкринформ/2023-04-28T20-06-00-03-00/630_360_1682701422-907.jpg" xlink:type="simple" xlink:show="embed" xlink:actuate="onLoad" draw:mime-type="image/jpeg"/>
</draw:frame>
谷物走廊阻塞受到全球食品安全的威胁。</text:p>
      <text:p text:style-name="P4">
乌克林福姆报道，这是在Minsfinland Kai Zauer副州长在敖德萨的一份简报中指出的。</text:p>
      <text:p text:style-name="P4">
“俄罗斯的行动在全球产生了全球后果，并威胁着世界上的食品安全。 我们以各种可能的方式欢迎谷物倡议。”佐尔说。</text:p>
      <text:p text:style-name="P4">
佐尔指出，芬兰人在自由斗争中与乌克兰人民感到团结，因为他们自己是苏联侵略的受害者，并为乌克兰如何捍卫乌克兰捍卫自己。</text:p>
      <text:p text:style-name="P4">
“芬兰支持乌克兰的领土完整性和独立性。 我们将支持欧盟候选人的地位，并将进一步支持乌克兰，”芬兰外交部副州长。</text:p>
      <text:p text:style-name="P4">
Zauer还报告说，自2022年2月以来，芬兰支持乌克兰超过15亿欧元，并准备参加乌克兰的重建。</text:p>
      <text:p text:style-name="P4">
芬兰补充说：“我们还将从事谷物，培训，数字化和更多部门的运输。”</text:p>
      <text:p text:style-name="P4">
外交部长参加了简报：拉脱维亚 - 丹麦埃德加·林克维奇 - 拉尔斯·卢克克·拉斯图森(Lars Lukke Rasmussen)，爱沙尼亚 - 冰岛玛格斯·塔萨克纳(Margus Tsakhkna) - 冰岛 - 布尔沙卢斯·布鲁尔格(Bolshalus Blurgr)，立陶宛Mzfinland's Aria aria kai kai Zauer。</text:p>
      <text:p text:style-name="P4">
<text:span text:style-name="T4">
另请阅读：</text:span>
 <text:a xlink:type="simple" xlink:href="https://www.ukrinform.ua/rubric-economy/3702222-mzs-islandii-odesa-priklad-togo-ak-bezpeka-odnogo-mista-moze-vplivati-na-ves-svit.html" text:style-name="Internet_20_link" text:visited-style-name="Visited_20_Internet_20_Link">
<text:span text:style-name="T4">
冰岛</text:span>
</text:a>
据报道，乌克兰希望得到支持<text:a xlink:type="simple" xlink:href="https://www.ukrinform.ua/rubric-economy/3701522-ukraina-spodivaetsa-na-pidtrimku-partneriv-dla-rozblokuvanna-zernovogo-koridoru-premer.html" text:style-name="Internet_20_link" text:visited-style-name="Visited_20_Internet_20_Link">
</text:a>
关于“谷物走廊”的工作。</text:p>
      <text:p text:style-name="P4">
News Source: <text:a xlink:type="simple" xlink:href="https://www.ukrinform.ua/rubric-economy/3702223-dii-rosii-zagrozuut-prodovolcij-bezpeci-u-sviti-predstavnik-mzs-finlandii.html" text:style-name="Internet_20_link" text:visited-style-name="Visited_20_Internet_20_Link">
https://www.ukrinform.ua/rubric-economy/3702223-dii-rosii-zagrozuut-prodovolcij-bezpeci-u-sviti-predstavnik-mzs-finlandii.html</text:a>
</text:p>
      <!--NEWS-->
      <text:h text:style-name="P10" text:outline-level="1">
<text:span text:style-name="T4">
“森林中的火箭”：波兰武装部队的行动指挥说明了调查</text:span>
</text:h>
      <text:p text:style-name="P4">
作者: Ukrinform (Person)</text:p>
      <text:p text:style-name="P4">
出版商: Укринформ (Organization)</text:p>
      <text:p text:style-name="P4">
出版时间: 2023-04-28T20:11:00+03:00</text:p>
      <text:p text:style-name="P4">
修改时间: 2023-04-28T20:11:00+03:00</text:p>
      <text:p text:style-name="P4">
描述: 目前，正在对波兰北部未知“军事物体”的起源进行深入调查。 关于此事件的“某些假设”需要确认。  - 乌克林。</text:p>
      <text:p text:style-name="P4">
图片: ["<text:a xlink:type="simple" xlink:href="https://static.ukrinform.com/photos/2023_04/thumb_files/630_360_1682701470-211.png" text:style-name="Internet_20_link" text:visited-style-name="Visited_20_Internet_20_Link">
630_360_16827...</text:a>
"]</text:p>
      <text:p text:style-name="P4">
标签: ['Армія', 'Ліс', 'Польща', 'Ракета']</text:p>
      <text:p text:style-name="P4">
类型: Article</text:p>
      <!--METADATA-->
      <text:p text:style-name="P4">
<draw:frame draw:style-name="fr1" draw:name="Image208" text:anchor-type="as-char" svg:width="6.9236in" svg:height="3.956343in" draw:z-index="0">
<draw:image xlink:href="../Images/yкринформ/2023-04-28T20-11-00-03-00/630_360_1682701470-211.png" xlink:type="simple" xlink:show="embed" xlink:actuate="onLoad" draw:mime-type="image/png"/>
</draw:frame>
在波兰北部的一个未知“军事物体”起源的密集调查正在进行中。 关于此事件的“某些假设”可以确认确认。</text:p>
      <text:p text:style-name="P4">
乌克林福姆报道，波兰武装部队的运营团队指挥官托马斯·帕特罗夫斯基(Tomasz Pyotrovsky)在华沙举行的新闻发布会上宣布了这一点。</text:p>
      <text:p text:style-name="P4">
Pyotrovsky说：“不同机构之间的密集调查，检查和积极的对话正在进行中。</text:p>
      <text:p text:style-name="P4">
他指出，该国的局势与农民症的重大风险有关，尤其是所谓的移民危机和俄罗斯对乌克兰的战争。</text:p>
      <text:p text:style-name="P4">
“各种操纵的风险是很大的。 我们不断地看到俄罗斯房屋的尝试，白俄罗斯的参与，直接说，加热气氛并试图欣赏我们的情绪。”佩特罗夫斯基说，并补充说他需要意识到。</text:p>
      <text:p text:style-name="P4">
<text:span text:style-name="T4">
另请阅读：</text:span>
 <text:a xlink:type="simple" xlink:href="https://www.ukrinform.ua/rubric-world/3701496-u-polsi-pripuskaut-so-v-lisi-mogli-znajti-ulamki-raketi-z-ihnogo-mig29.html" text:style-name="Internet_20_link" text:visited-style-name="Visited_20_Internet_20_Link">
<text:span text:style-name="T4">
波兰</text:span>
 <text:span text:style-name="T4">
 </text:span>
假设<text:span text:style-name="T4">
 </text:span>
森林<text:span text:style-name="T4">
 </text:span>
 <text:span text:style-name="T4">
 </text:span>
可以<text:span text:style-name="T4">
 </text:span>
找到<text:span text:style-name="T4">
<text:span text:style-name="T5">
*</text:span>
</text:span>
<text:span text:style-name="T4">
火焰</text:span>
 <text:span text:style-name="T4">
 </text:span>
导弹<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text:span>
 <text:span text:style-name="T4">
可以</text:span>
</text:a>
据他说，“某些假设和某些痕迹可能与Zamoska在Bidgosch附近的事件有关。” 他指出，陆军受到监视，并与检察官办公室一起阐明了所有情况。</text:p>
      <text:p text:style-name="P4">
倍陀罗夫斯基指出，该地点没有爆炸，没有人被杀死，受伤，这是一个非凡的事件发生在一个偏远地区。</text:p>
      <text:p text:style-name="P4">
他补充说，要考虑“不同的情况”，但是情况稳定，“很快就会确定发生的事情”。</text:p>
      <text:p text:style-name="P4">
据报道，根据国防部<text:a xlink:type="simple" xlink:href="https://www.ukrinform.ua/tag-polsa" text:style-name="Internet_20_link" text:visited-style-name="Visited_20_Internet_20_Link">
</text:a>
在比德戈斯市附近(波兰以北)Ulylismuga 4月25日<text:a xlink:type="simple" xlink:href="https://www.ukrinform.ua/rubric-world/3701379-u-polsi-znajsli-ulamki-vijskovogo-obekta-zmi-pisut-pro-raketu-iz-napisami-rosijskou.html" text:style-name="Internet_20_link" text:visited-style-name="Visited_20_Internet_20_Link">
</text:a>
。 波兰Zbignev Zgobro的检察长强调，在国家检察官办公室的监督下，格丹斯克地区检察官办公室的军事部门开设了一个关于比德戈斯奇附近空军军事设施的遗体的案子。 在那里发现一个未知的军事物体的森林并不错过。根据RMF24的非官方数据，在森林里有“ Air-Elroth”类的火箭。 它是在4月25日看到的，但甚至可能更早地落下，甚至几天的Chitizhnov。 正如所指出的，起初，波兰军队认为这是无人机，但随后得出的结论是，这些可能是火箭的元素。 在残骸中，他们在俄罗斯人。 尚不清楚它是否已经爆炸。 众所周知，在炸弹爆炸之后，地面上有一个大洞。</text:p>
      <text:p text:style-name="P4">
2022年11月，由于爆炸爆炸，乌克兰边境附近的hrubeshiv区的波兰村庄Pshevodau有两个人。</text:p>
      <text:p text:style-name="P4">
随后，在华沙证实，爆炸发生在皇家电桥的产量下降，外交部被俄罗斯大使召唤。</text:p>
      <text:p text:style-name="P4">
后来，北约秘书长詹斯·斯托尔滕贝格(Jens Stoltenberg)表示，在波兰，乌克兰导弹试图防止俄罗斯袭击，但这里没有内gui，因为它免受俄罗斯联邦的大规模袭击。</text:p>
      <text:p text:style-name="P4">
News Source: <text:a xlink:type="simple" xlink:href="https://www.ukrinform.ua/rubric-world/3702226-raketa-v-lisi-u-operativnomu-komanduvanni-zs-polsi-rozpovili-pro-rozsliduvanna.html" text:style-name="Internet_20_link" text:visited-style-name="Visited_20_Internet_20_Link">
https://www.ukrinform.ua/rubric-world/3702226-raketa-v-lisi-u-operativnomu-komanduvanni-zs-polsi-rozpovili-pro-rozsliduvanna.html</text:a>
</text:p>
      <!--NEWS-->
      <text:h text:style-name="P10" text:outline-level="1">
<text:span text:style-name="T4">
到乌曼人的被摧毁的房子携带鲜花和玩具</text:span>
</text:h>
      <text:p text:style-name="P4">
作者: Ukrinform (Person)</text:p>
      <text:p text:style-name="P4">
出版商: Укринформ (Organization)</text:p>
      <text:p text:style-name="P4">
出版时间: 2023-04-28T20:14:52+03:00</text:p>
      <text:p text:style-name="P4">
修改时间: 2023-04-28T20:14:52+03:00</text:p>
      <text:p text:style-name="P4">
描述: 周五，俄罗斯联邦的火箭罢工在Cherkasy地区的Uman袭击，公民开始将鲜花和玩具摧毁。  - 乌克林。</text:p>
      <text:p text:style-name="P4">
图片: ["<text:a xlink:type="simple" xlink:href="https://static.ukrinform.com/photos/2023_04/thumb_files/630_360_1682701752-223.jpg" text:style-name="Internet_20_link" text:visited-style-name="Visited_20_Internet_20_Link">
630_360_16827...</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标签: ['Загибель', 'Війна з росією', 'Ракетний удар']</text:p>
      <text:p text:style-name="P4">
类型: Article</text:p>
      <!--METADATA-->
      <text:p text:style-name="P4">
<draw:frame draw:style-name="fr1" draw:name="Image209" text:anchor-type="as-char" svg:width="6.9236in" svg:height="3.956343in" draw:z-index="0">
<draw:image xlink:href="../Images/yкринформ/2023-04-28T20-14-52-03-00/630_360_1682701752-223.jpg" xlink:type="simple" xlink:show="embed" xlink:actuate="onLoad" draw:mime-type="image/jpeg"/>
</draw:frame>
公民和玩具开始带上鲜花和玩具。</text:p>
      <text:p text:style-name="P4">
关于<text:a xlink:type="simple" xlink:href="https://t.me/UA_National_Police/11309" text:style-name="Internet_20_link" text:visited-style-name="Visited_20_Internet_20_Link">
</text:a>
据报道，乌克兰的新闻服务通知了乌克兰的新闻服务。</text:p>
      <text:p text:style-name="P4">
媒体服务说：“人们开始将鲜花和婴儿玩具带到Uman被摧毁的房屋。”</text:p>
      <text:p text:style-name="P4">
<text:span text:style-name="T4">
另请阅读：</text:span>
 <text:a xlink:type="simple" xlink:href="https://www.ukrinform.ua/rubric-regions/3702076-uman-lokacia-iz-zapahom-smerti.html" text:style-name="Internet_20_link" text:visited-style-name="Visited_20_Internet_20_Link">
<text:span text:style-name="T4">
 uman </text:span>
 <text:span text:style-name="T4">
位置</text:span>
 <text:span text:style-name="T4">
战争</text:span>
</text:a>
据报道，入侵者向Uman Winged发射了<text:a xlink:type="simple" xlink:href="https://www.ukrinform.ua/tag-raketa" text:style-name="Internet_20_link" text:visited-style-name="Visited_20_Internet_20_Link">
</text:a>
。 在一座九座建筑中，入口被完全摧毁，共有10栋房屋受伤。</text:p>
      <text:p text:style-name="P4">
<draw:frame draw:style-name="fr1" draw:name="Image210" text:anchor-type="as-char" svg:width="6.9236in" svg:height="3.956343in" draw:z-index="0">
<draw:image xlink:href="../Images/yкринформ/2023-04-28T20-14-52-03-00/630_360_1682663826-2562.jpeg" xlink:type="simple" xlink:show="embed" xlink:actuate="onLoad" draw:mime-type="image/jpeg"/>
</draw:frame>
在Uman 10人 /照片中：SES <text:a xlink:type="simple" xlink:href="https://static.ukrinform.com/photos/2023_04/1682663826-2562.jpeg" text:style-name="Internet_20_link" text:visited-style-name="Visited_20_Internet_20_Link">
<draw:frame draw:style-name="fr1" draw:name="Image211" text:anchor-type="as-char" svg:width="6.9236in" svg:height="3.956343in" draw:z-index="0">
<draw:image xlink:href="../Images/yкринформ/2023-04-28T20-14-52-03-00/630_360_1682663826-2562.jpeg" xlink:type="simple" xlink:show="embed" xlink:actuate="onLoad" draw:mime-type="image/jpeg"/>
</draw:frame>
</text:a>
 <text:a xlink:type="simple" xlink:href="https://static.ukrinform.com/photos/2023_04/1682663826-5156.jpeg" text:style-name="Internet_20_link" text:visited-style-name="Visited_20_Internet_20_Link">
<draw:frame draw:style-name="fr1" draw:name="Image212" text:anchor-type="as-char" svg:width="6.9236in" svg:height="3.956343in" draw:z-index="0">
<draw:image xlink:href="../Images/yкринформ/2023-04-28T20-14-52-03-00/630_360_1682663826-5156.jpeg" xlink:type="simple" xlink:show="embed" xlink:actuate="onLoad" draw:mime-type="image/jpeg"/>
</draw:frame>
</text:a>
 <text:a xlink:type="simple" xlink:href="https://static.ukrinform.com/photos/2023_04/1682663826-6794.jpeg" text:style-name="Internet_20_link" text:visited-style-name="Visited_20_Internet_20_Link">
<draw:frame draw:style-name="fr1" draw:name="Image213" text:anchor-type="as-char" svg:width="6.9236in" svg:height="3.956343in" draw:z-index="0">
<draw:image xlink:href="../Images/yкринформ/2023-04-28T20-14-52-03-00/630_360_1682663826-6794.jpeg" xlink:type="simple" xlink:show="embed" xlink:actuate="onLoad" draw:mime-type="image/jpeg"/>
</draw:frame>
</text:a>
 <text:a xlink:type="simple" xlink:href="https://static.ukrinform.com/photos/2023_04/1682663826-2420.jpeg" text:style-name="Internet_20_link" text:visited-style-name="Visited_20_Internet_20_Link">
<draw:frame draw:style-name="fr1" draw:name="Image214" text:anchor-type="as-char" svg:width="6.9236in" svg:height="3.956343in" draw:z-index="0">
<draw:image xlink:href="../Images/yкринформ/2023-04-28T20-14-52-03-00/630_360_1682663826-2420.jpeg" xlink:type="simple" xlink:show="embed" xlink:actuate="onLoad" draw:mime-type="image/jpeg"/>
</draw:frame>
</text:a>
 <text:a xlink:type="simple" xlink:href="https://static.ukrinform.com/photos/2023_04/1682663826-7982.jpeg" text:style-name="Internet_20_link" text:visited-style-name="Visited_20_Internet_20_Link">
<draw:frame draw:style-name="fr1" draw:name="Image215" text:anchor-type="as-char" svg:width="6.9236in" svg:height="3.956343in" draw:z-index="0">
<draw:image xlink:href="../Images/yкринформ/2023-04-28T20-14-52-03-00/630_360_1682663826-7982.jpeg" xlink:type="simple" xlink:show="embed" xlink:actuate="onLoad" draw:mime-type="image/jpeg"/>
</draw:frame>
</text:a>
 <text:a xlink:type="simple" xlink:href="https://static.ukrinform.com/photos/2023_04/1682663826-5504.jpeg" text:style-name="Internet_20_link" text:visited-style-name="Visited_20_Internet_20_Link">
<draw:frame draw:style-name="fr1" draw:name="Image216" text:anchor-type="as-char" svg:width="6.9236in" svg:height="3.956343in" draw:z-index="0">
<draw:image xlink:href="../Images/yкринформ/2023-04-28T20-14-52-03-00/630_360_1682663826-5504.jpeg" xlink:type="simple" xlink:show="embed" xlink:actuate="onLoad" draw:mime-type="image/jpeg"/>
</draw:frame>
</text:a>
 <text:a xlink:type="simple" xlink:href="https://static.ukrinform.com/photos/2023_04/1682663827-3058.jpeg" text:style-name="Internet_20_link" text:visited-style-name="Visited_20_Internet_20_Link">
<draw:frame draw:style-name="fr1" draw:name="Image217" text:anchor-type="as-char" svg:width="6.9236in" svg:height="3.956343in" draw:z-index="0">
<draw:image xlink:href="../Images/yкринформ/2023-04-28T20-14-52-03-00/630_360_1682663827-3058.jpeg" xlink:type="simple" xlink:show="embed" xlink:actuate="onLoad" draw:mime-type="image/jpeg"/>
</draw:frame>
</text:a>
 <text:a xlink:type="simple" xlink:href="https://static.ukrinform.com/photos/2023_04/1682663827-9401.jpeg" text:style-name="Internet_20_link" text:visited-style-name="Visited_20_Internet_20_Link">
<draw:frame draw:style-name="fr1" draw:name="Image218" text:anchor-type="as-char" svg:width="6.9236in" svg:height="3.956343in" draw:z-index="0">
<draw:image xlink:href="../Images/yкринформ/2023-04-28T20-14-52-03-00/630_360_1682663827-9401.jpeg" xlink:type="simple" xlink:show="embed" xlink:actuate="onLoad" draw:mime-type="image/jpeg"/>
</draw:frame>
</text:a>
由于俄罗斯军队在Cherkasy地区Uman的一栋住宅建筑上的火箭袭击，死亡人数<text:a xlink:type="simple" xlink:href="https://www.ukrinform.ua/rubric-regions/3702203-raketnij-udar-po-umani-kilkist-zagiblih-zrosla-do-23.html" text:style-name="Internet_20_link" text:visited-style-name="Visited_20_Internet_20_Link">
</text:a>
。</text:p>
      <text:p text:style-name="P4">
_foto：国家警察</text:p>
      <text:p text:style-name="P4">
News Source: <text:a xlink:type="simple" xlink:href="https://www.ukrinform.ua/rubric-regions/3702228-do-zrujnovanogo-budinku-v-umani-ludi-nesut-kviti-ta-igraski.html" text:style-name="Internet_20_link" text:visited-style-name="Visited_20_Internet_20_Link">
https://www.ukrinform.ua/rubric-regions/3702228-do-zrujnovanogo-budinku-v-umani-ludi-nesut-kviti-ta-igraski.html</text:a>
</text:p>
      <!--NEWS-->
      <text:h text:style-name="P10" text:outline-level="1">
<text:span text:style-name="T4">
欧洲委员会已就进口农产品达成了与乌克兰的邻国达成的协议</text:span>
</text:h>
      <text:p text:style-name="P4">
作者: Ukrinform (Person)</text:p>
      <text:p text:style-name="P4">
出版商: Укринформ (Organization)</text:p>
      <text:p text:style-name="P4">
出版时间: 2023-04-28T20:15:00+03:00</text:p>
      <text:p text:style-name="P4">
修改时间: 2023-04-28T20:15:00+03:00</text:p>
      <text:p text:style-name="P4">
描述: 通过谈判，欧盟委员会已经与乌克兰五个邻国有关乌克兰农产品进口的邻国达成了基本协议。  - 乌克林。</text:p>
      <text:p text:style-name="P4">
图片: ["<text:a xlink:type="simple" xlink:href="https://static.ukrinform.com/photos/2022_06/thumb_files/630_360_1655013510-329.jpg" text:style-name="Internet_20_link" text:visited-style-name="Visited_20_Internet_20_Link">
630_360_16550...</text:a>
"]</text:p>
      <text:p text:style-name="P4">
标签: ['Експорт', 'Єврокомісія', 'Аграрії']</text:p>
      <text:p text:style-name="P4">
类型: Article</text:p>
      <!--METADATA-->
      <text:p text:style-name="P4">
<draw:frame draw:style-name="fr1" draw:name="Image219" text:anchor-type="as-char" svg:width="6.9236in" svg:height="3.956343in" draw:z-index="0">
<draw:image xlink:href="../Images/yкринформ/2023-04-28T20-15-00-03-00/630_360_1655013510-329.jpg" xlink:type="simple" xlink:show="embed" xlink:actuate="onLoad" draw:mime-type="image/jpeg"/>
</draw:frame>
谈判的结果是，欧盟委员会已经与乌克兰五个邻国有关乌克兰农产品的进口达成了基本协议。</text:p>
      <text:p text:style-name="P4">
根据乌克林福姆的说法，<text:a xlink:type="simple" xlink:href="https://twitter.com/VDombrovskis/status/1651993510222999557" text:style-name="Internet_20_link" text:visited-style-name="Visited_20_Internet_20_Link">
</text:a>
欧洲委员会撰写副总裁瓦尔迪斯·多姆布罗夫斯基斯(Valdis Dombrovskis)。</text:p>
      <text:p text:style-name="P4">
欧洲委员会代表说：“有一个安排!……我们必须采取这种行动，以应对邻国欧盟国家，乌克兰和欧盟的崇高者的关注。”</text:p>
      <text:p text:style-name="P4">
如报道<text:a xlink:type="simple" xlink:href="https://twitter.com/VDombrovskis/status/1651993517781135365" text:style-name="Internet_20_link" text:visited-style-name="Visited_20_Internet_20_Link">
</text:a>
，达成的协议的主要作者也与乌克兰一致，排除了对这种进口的唯一限制，以至于从波兰，斯洛伐克，保加利亚和匈牙利引入了该协议。 同时，将采用独家保护措施，用于四种产品 - 小麦，玉米，菜籽向日葵种子。 同时，欧盟委员会将额外分配1亿欧元，以协助五个欧盟国家的农民，这些欧盟国家意识到由于当前局势而造成的损失。</text:p>
      <text:p text:style-name="P4">
此外，将违反对使用保护措施在包括向日葵在内的其他产品中使用保护措施的必要性。</text:p>
      <text:p text:style-name="P4">
<text:span text:style-name="T4">
另请阅读：</text:span>
 <text:a xlink:type="simple" xlink:href="https://www.ukrinform.ua/rubric-economy/3702083-evrokomisia-i-pat-krain-es-domovilisa-pro-zaboronu-importu-pati-vidiv-agroprodukcii-z-ukraini.html" text:style-name="Internet_20_link" text:visited-style-name="Visited_20_Internet_20_Link">
</text:a>
同时，各方将继续工作，以便使用欧盟走廊向其他国家提供乌克兰商品出口。</text:p>
      <text:p text:style-name="P4">
Dombrovskis感谢欧盟委员会和欧盟理事会的概况结构，为找到可接受的决定做出了努力。</text:p>
      <text:p text:style-name="P4">
“我很高兴地宣布，我们已经就欧盟的乌克兰农场进口达成了政治协议。 因此，我们将与五个邻近的欧盟国家和乌克兰达成协议，因为我们将解决这种情况……我们做出了一个决定，对邻国和乌克兰的农民都做出回应。” Dombrovskis在一份视频报告中说。</text:p>
      <text:p text:style-name="P4">
欧盟委员会主席Ursula von der Lyen祝贺政治决定，由于欧盟委员会与五个欧盟的谈判，今天达成了政治决定。</text:p>
      <text:p text:style-name="P4">
<text:span text:style-name="T4">
另请阅读：</text:span>
 <text:a xlink:type="simple" xlink:href="https://www.ukrinform.ua/rubric-economy/3700999-bilsist-ukrainskoi-agroprodukcii-eksportuvatimut-do-tureccini-za-nulovou-mitnou-stavkou.html" text:style-name="Internet_20_link" text:visited-style-name="Visited_20_Internet_20_Link">
</text:a>
</text:p>
      <text:p text:style-name="P4">
五个欧盟国家已报告给<text:a xlink:type="simple" xlink:href="https://www.ukrinform.ua/tag-evrokomisia" text:style-name="Internet_20_link" text:visited-style-name="Visited_20_Internet_20_Link">
</text:a>
乌克兰的“过度”农业出口采取保护措施的请求会影响市场状况，从而导致价格下跌，从而影响乌克兰邻国欧盟国家的农民利益。</text:p>
      <text:p text:style-name="P4">
News Source: <text:a xlink:type="simple" xlink:href="https://www.ukrinform.ua/rubric-economy/3702238-evrokomisia-dosagla-domovlenosti-z-susidami-ukraini-sodo-importu-agroprodukcii.html" text:style-name="Internet_20_link" text:visited-style-name="Visited_20_Internet_20_Link">
https://www.ukrinform.ua/rubric-economy/3702238-evrokomisia-dosagla-domovlenosti-z-susidami-ukraini-sodo-importu-agroprodukcii.html</text:a>
</text:p>
      <!--NEWS-->
      <text:h text:style-name="P10" text:outline-level="1">
<text:span text:style-name="T4">
与波兰边界上的GTS力量可以增加</text:span>
</text:h>
      <text:p text:style-name="P4">
作者: Ukrinform (Person)</text:p>
      <text:p text:style-name="P4">
出版商: Укринформ (Organization)</text:p>
      <text:p text:style-name="P4">
出版时间: 2023-04-28T20:15:20+03:00</text:p>
      <text:p text:style-name="P4">
修改时间: 2023-04-28T20:15:20+03:00</text:p>
      <text:p text:style-name="P4">
描述: 国家能源和公用事业国家监管委员会（NERCEP）已同意该项目，即在与波兰州际公路联系时提高天然气运输系统的能力。  - 乌克林。</text:p>
      <text:p text:style-name="P4">
图片: ["<text:a xlink:type="simple" xlink:href="https://static.ukrinform.com/photos/2021_02/thumb_files/630_360_1613580192-129.jpg" text:style-name="Internet_20_link" text:visited-style-name="Visited_20_Internet_20_Link">
630_360_16135...</text:a>
"]</text:p>
      <text:p text:style-name="P4">
标签: ['Аукціон', 'Польща', 'ГТС України']</text:p>
      <text:p text:style-name="P4">
类型: Article</text:p>
      <!--METADATA-->
      <text:p text:style-name="P4">
<draw:frame draw:style-name="fr1" draw:name="Image220" text:anchor-type="as-char" svg:width="6.9236in" svg:height="3.956343in" draw:z-index="0">
<draw:image xlink:href="../Images/yкринформ/2023-04-28T20-15-20-03-00/630_360_1613580192-129.jpg" xlink:type="simple" xlink:show="embed" xlink:actuate="onLoad" draw:mime-type="image/jpeg"/>
</draw:frame>
国家能源和公用事业国家法规委员会(Nercerp)，同意在与民意调查的州际公路连接时增加气体传输系统的功率的提议。</text:p>
      <text:p text:style-name="P4">
根据乌克林福姆的说法，新闻服务报告<text:a xlink:type="simple" xlink:href="http://www.nerc.gov.ua/news/potuzhnist-gazotransportnoyi-sistemi-u-tochci-vhodu-na-mizhderzhavnomu-zyednanni-z-polshcheyu-mozhe-buti-zbilshena" text:style-name="Internet_20_link" text:visited-style-name="Visited_20_Internet_20_Link">
</text:a>
。</text:p>
      <text:p text:style-name="P4">
“该项目是根据操作员气体运输系统和GAZ-SYSTEM S.A.开发的。(波兰GTS的运营商)消息估计市场对与波兰预测阶段边界的气体运输系统的需求估计，以使该容量增加387万千瓦时/小时。”</text:p>
      <text:p text:style-name="P4">
据指出，新的分布的联合拍卖(放大)该电源计划于2023年7月初。</text:p>
      <text:p text:style-name="P4">
如果运输服务的客户参与拍卖，并且该项目的经济将成功，OGTSU和GAZ-SYSTEM S.A. 他们将采取措施重建天然气运输系统的能力。</text:p>
      <text:p text:style-name="P4">
在这种情况下，在智能连接与[(https://www.ukrinform.ua/tag-polsa)预计2030年下半年。</text:p>
      <text:p text:style-name="P4">
<text:span text:style-name="T4">
另请阅读：</text:span>
 <text:a xlink:type="simple" xlink:href="https://www.ukrinform.ua/rubric-economy/3691116-ukraina-posilit-spivpracu-iz-susidami-u-sferi-transportuvanna-gazu.html" text:style-name="Internet_20_link" text:visited-style-name="Visited_20_Internet_20_Link">
</text:a>
据报道，2023年3月16日，乌克兰的GTS运营商和波兰运营商Gaz-System S.A. 他们签署了有关合作的备忘录，以改善波兰和乌克兰之间的军事管道。</text:p>
      <text:p text:style-name="P4">
News Source: <text:a xlink:type="simple" xlink:href="https://www.ukrinform.ua/rubric-economy/3702229-potuznist-gts-na-kordoni-z-polseu-moze-buti-zbilsena.html" text:style-name="Internet_20_link" text:visited-style-name="Visited_20_Internet_20_Link">
https://www.ukrinform.ua/rubric-economy/3702229-potuznist-gts-na-kordoni-z-polseu-moze-buti-zbilsena.html</text:a>
</text:p>
      <!--NEWS-->
      <text:h text:style-name="P10" text:outline-level="1">
<text:span text:style-name="T4">
维也纳大学主持了关于死去的乌克兰学生的“无关文凭”</text:span>
</text:h>
      <text:p text:style-name="P4">
作者: Ukrinform (Person)</text:p>
      <text:p text:style-name="P4">
出版商: Укринформ (Organization)</text:p>
      <text:p text:style-name="P4">
出版时间: 2023-04-28T20:21:05+03:00</text:p>
      <text:p text:style-name="P4">
修改时间: 2023-04-28T20:21:05+03:00</text:p>
      <text:p text:style-name="P4">
描述: 关于乌克兰学生的展览“非公开文凭”，他们的生活是由俄罗斯战争所夺走的，在奥地利首都的维也纳和中欧大学举行。  - 乌克林。</text:p>
      <text:p text:style-name="P4">
图片: ["<text:a xlink:type="simple" xlink:href="https://static.ukrinform.com/photos/2023_04/thumb_files/630_360_1682699529-4104.jpeg" text:style-name="Internet_20_link" text:visited-style-name="Visited_20_Internet_20_Link">
630_360_16826...</text:a>
", "<text:a xlink:type="simple" xlink:href="https://static.ukrinform.com/photos/2023_04/1682699529-4704.jpeg" text:style-name="Internet_20_link" text:visited-style-name="Visited_20_Internet_20_Link">
1682699529-47...</text:a>
", "<text:a xlink:type="simple" xlink:href="https://static.ukrinform.com/photos/2023_04/thumb_files/630_360_1682699529-8108.jpeg" text:style-name="Internet_20_link" text:visited-style-name="Visited_20_Internet_20_Link">
630_360_16826...</text:a>
", "<text:a xlink:type="simple" xlink:href="https://static.ukrinform.com/photos/2023_04/thumb_files/630_360_1682699528-4008.jpeg" text:style-name="Internet_20_link" text:visited-style-name="Visited_20_Internet_20_Link">
630_360_16826...</text:a>
", "<text:a xlink:type="simple" xlink:href="https://static.ukrinform.com/photos/2023_04/thumb_files/630_360_1682699528-9923.jpeg" text:style-name="Internet_20_link" text:visited-style-name="Visited_20_Internet_20_Link">
630_360_16826...</text:a>
", "<text:a xlink:type="simple" xlink:href="https://static.ukrinform.com/photos/2023_04/thumb_files/630_360_1682699528-4700.jpeg" text:style-name="Internet_20_link" text:visited-style-name="Visited_20_Internet_20_Link">
630_360_16826...</text:a>
", "<text:a xlink:type="simple" xlink:href="https://static.ukrinform.com/photos/2023_04/thumb_files/630_360_1682699528-1602.jpeg" text:style-name="Internet_20_link" text:visited-style-name="Visited_20_Internet_20_Link">
630_360_16826...</text:a>
", "<text:a xlink:type="simple" xlink:href="https://static.ukrinform.com/photos/2023_04/thumb_files/630_360_1682699529-7728.jpeg" text:style-name="Internet_20_link" text:visited-style-name="Visited_20_Internet_20_Link">
630_360_16826...</text:a>
", "<text:a xlink:type="simple" xlink:href="https://static.ukrinform.com/photos/2023_04/thumb_files/630_360_1682699529-4704.jpeg" text:style-name="Internet_20_link" text:visited-style-name="Visited_20_Internet_20_Link">
630_360_16826...</text:a>
", "<text:a xlink:type="simple" xlink:href="https://static.ukrinform.com/photos/2023_04/thumb_files/630_360_1682699529-9206.jpeg" text:style-name="Internet_20_link" text:visited-style-name="Visited_20_Internet_20_Link">
630_360_16826...</text:a>
", "<text:a xlink:type="simple" xlink:href="https://static.ukrinform.com/photos/2023_04/thumb_files/630_360_1682699529-6451.jpeg" text:style-name="Internet_20_link" text:visited-style-name="Visited_20_Internet_20_Link">
630_360_16826...</text:a>
", "<text:a xlink:type="simple" xlink:href="https://static.ukrinform.com/photos/2023_04/thumb_files/630_360_1682699530-7399.jpeg" text:style-name="Internet_20_link" text:visited-style-name="Visited_20_Internet_20_Link">
630_360_16826...</text:a>
"]</text:p>
      <text:p text:style-name="P4">
标签: ['Виставка', 'Студент', 'Відень', 'Війна з росією']</text:p>
      <text:p text:style-name="P4">
类型: Article</text:p>
      <!--METADATA-->
      <text:p text:style-name="P4">
<draw:frame draw:style-name="fr1" draw:name="Image221" text:anchor-type="as-char" svg:width="6.9236in" svg:height="3.956343in" draw:z-index="0">
<draw:image xlink:href="../Images/yкринформ/2023-04-28T20-21-05-03-00/630_360_1682699529-4104.jpeg" xlink:type="simple" xlink:show="embed" xlink:actuate="onLoad" draw:mime-type="image/jpeg"/>
</draw:frame>
奥地利首都波德斯瓦斯夫卡(Podslavstavka)的《联合国安理会和中欧大学》(Podslavstavka)关于乌克兰学生的“无关文凭”，他们的生活是Zabralasian战争。</text:p>
      <text:p text:style-name="P4">
关于它报告了其自己在奥地利的乌克林形象的通讯员。</text:p>
      <text:p text:style-name="P4">
“展览旨在展示完整尺度的价格<text:a xlink:type="simple" xlink:href="https://www.ukrinform.ua/tag-vijna" text:style-name="Internet_20_link" text:visited-style-name="Visited_20_Internet_20_Link">
</text:a>
俄罗斯对乌克兰的领导。 有了这种指标，我们收集了36名学生的故事，这些学生在整个路口中死亡 - 在不同情况下，无论是在前面还是在后城市和村庄中。这些人的理解 - 实际上，实际上，实际上，他们在类似的专业中进行了类似的癫痫发作和训练，但由于侵略而被杀害。”中欧大学Yevhen Yashchuk。</text:p>
      <text:p text:style-name="P4">
<draw:frame draw:style-name="fr1" draw:name="Image222" text:anchor-type="as-char" svg:width="6.9236in" svg:height="5.1927in" draw:z-index="0">
<draw:image xlink:href="../Images/yкринформ/2023-04-28T20-21-05-03-00/1682699529-4704.jpeg" xlink:type="simple" xlink:show="embed" xlink:actuate="onLoad" draw:mime-type="image/jpeg"/>
</draw:frame>
据他说，在展览中展出的公开文凭个人亲自占领了年轻的生活，他们的梦想尚未实现。 “每天都会揭示教育，人生目标和患者年份变化的个人历史，以吸引人们对战争的关注，乌克兰人每天为自己的自由付出的代价，”  - 说。</text:p>
      <text:p text:style-name="P4">
<text:span text:style-name="T4">
另请阅读：</text:span>
 <text:a xlink:type="simple" xlink:href="https://www.ukrinform.ua/rubric-regions/3701249-u-harkovi-vidkrili-vistavku-naodinci-pro-zinok-aki-vtratili-colovikiv-na-vijni.html" text:style-name="Internet_20_link" text:visited-style-name="Visited_20_Internet_20_Link">
<text:span text:style-name="T4">
展览</text:span>
</text:a>
每个访客不仅可以阅读堕落的乌克兰学生的故事，而且还可以聆听专门创建的录音，并更好地理解有关生活中生活的这些故事。根据Yashchuk的说法，一项全球性的展览是，启动了Kyiv-Mohyla Academy的学生，该学生已与加拿大乌克兰联合会(Uniought of Canada)和乌克兰学生以及正在学习或永久学习在大学，澳大利亚，澳大利亚，澳大利亚，澳大利亚，澳大利亚。印度和日本的基础。 总的来说，世界上不同国家共有70场展览。 在展览和相关活动中，大约有11,000美元的资金筹集了现在，他们现在在前线战斗的学生需要。</text:p>
      <text:p text:style-name="P4">
正如乌克林福姆报道的<text:a xlink:type="simple" xlink:href="https://www.ukrinform.ua/rubric-ato/3690127-bila-oon-u-nujorku-vidkrilasa-vistavka-so-demonstrue-zvirstva-rf-v-ukraini.html" text:style-name="Internet_20_link" text:visited-style-name="Visited_20_Internet_20_Link">
</text:a>
，由总统办公室在全面工作的框架内发起，以持有俄罗斯对乌克兰犯罪的参考。</text:p>
      <text:p text:style-name="P4">
News Source: <text:a xlink:type="simple" xlink:href="https://www.ukrinform.ua/rubric-society/3702234-v-universitetah-vidna-projsla-vistavka-nevidani-diplomi-pro-zagiblih-ukrainskih-studentiv.html" text:style-name="Internet_20_link" text:visited-style-name="Visited_20_Internet_20_Link">
https://www.ukrinform.ua/rubric-society/3702234-v-universitetah-vidna-projsla-vistavka-nevidani-diplomi-pro-zagiblih-ukrainskih-studentiv.html</text:a>
</text:p>
      <!--NEWS-->
      <text:h text:style-name="P10" text:outline-level="1">
<text:span text:style-name="T4">
加兹曼诺夫（Gazmanov），弗伦德利希（Frendlich）和部门：MKIP发布了威胁国家安全的人的清单</text:span>
</text:h>
      <text:p text:style-name="P4">
作者: Ukrinform (Person)</text:p>
      <text:p text:style-name="P4">
出版商: Укринформ (Organization)</text:p>
      <text:p text:style-name="P4">
出版时间: 2023-04-28T20:28:14+03:00</text:p>
      <text:p text:style-name="P4">
修改时间: 2023-04-28T20:28:14+03:00</text:p>
      <text:p text:style-name="P4">
描述: 乌克兰法律“媒体”法律和信息政策部已发布了对国家安全构成威胁的人的清单。  - 乌克林。</text:p>
      <text:p text:style-name="P4">
图片: ["<text:a xlink:type="simple" xlink:href="https://static.ukrinform.com/photos/2019_07/thumb_files/630_360_1564047062-313.jpg" text:style-name="Internet_20_link" text:visited-style-name="Visited_20_Internet_20_Link">
630_360_15640...</text:a>
"]</text:p>
      <text:p text:style-name="P4">
标签: ['Антиросійські санкції', 'Пропаганда', 'СБУ', 'росія', 'Нацрада', 'МКІП ']</text:p>
      <text:p text:style-name="P4">
类型: Article</text:p>
      <!--METADATA-->
      <text:p text:style-name="P4">
<draw:frame draw:style-name="fr1" draw:name="Image223" text:anchor-type="as-char" svg:width="6.9236in" svg:height="3.956343in" draw:z-index="0">
<draw:image xlink:href="../Images/yкринформ/2023-04-28T20-28-14-03-00/630_360_1564047062-313.jpg" xlink:type="simple" xlink:show="embed" xlink:actuate="onLoad" draw:mime-type="image/jpeg"/>
</draw:frame>
乌克兰法律“媒体”法律和信息政策部已发布了对国家安全构成威胁的人的清单。</text:p>
      <text:p text:style-name="P4">
正如乌克林福姆报道的那样，这已经报道了<text:a xlink:type="simple" xlink:href="https://mkip.gov.ua/content/perelik-osib-yaki-stvoryuyut-zagrozu-nacbezpeci.html" text:style-name="Internet_20_link" text:visited-style-name="Visited_20_Internet_20_Link">
</text:a>
.</text:p>
      <text:p text:style-name="P4">
Відповідний перелік складений Міністерством культури та інформаційної політикина підставі звернень Ради національної безпеки і оборони, Служби безпекиУкраїни й Національної ради з питань телебачення і радіомовлення.</text:p>
      <text:p text:style-name="P4">
До переліку ввійшли 211 осіб, зокрема пропагандист Олександр Дугін, акториМікеле Плачидо, Сергій Безруков, Станіслав Говорухін, Аліса Фрейндліх, ЕлінаБистрицька і Жерар Депард'є, співаки Лариса Доліна й Олег Газманов, поет ІлляРезнік та інші.</text:p>
      <text:p text:style-name="P4">
<text:span text:style-name="T4">
Читайте також:</text:span>
 <text:a xlink:type="simple" xlink:href="https://www.ukrinform.ua/rubric-economy/3702208-nazk-pidgotuvalo-spiski-z-24-tisac-povazanih-z-rf-pretendentiv-na-sankcii.html" text:style-name="Internet_20_link" text:visited-style-name="Visited_20_Internet_20_Link">
 <text:span text:style-name="T4">
санкції</text:span>
 </text:a>
该列表已绘制，截至今年3月31日有效。</text:p>
      <text:p text:style-name="P4">
正如乌克林福姆报道的那样，4月22日，沃罗迪米·Zelenskyy总统用自己的炉子<text:a xlink:type="simple" xlink:href="https://www.ukrinform.ua/rubric-polytics/3699292-prezident-vviv-u-diu-risenna-rnbo-pro-sankcii-proti-radu-fizicnih-ta-uridicnih-osib.html" text:style-name="Internet_20_link" text:visited-style-name="Visited_20_Internet_20_Link">
</text:a>
 <text:a xlink:type="simple" xlink:href="https://www.ukrinform.ua/rubric-polytics/3699292-prezident-vviv-u-diu-risenna-rnbo-pro-sankcii-proti-radu-fizicnih-ta-uridicnih-osib.html" text:style-name="Internet_20_link" text:visited-style-name="Visited_20_Internet_20_Link">
</text:a>
向40个人和382个法人实体提出个人制裁。</text:p>
      <text:p text:style-name="P4">
News Source: <text:a xlink:type="simple" xlink:href="https://www.ukrinform.ua/rubric-culture/3702237-gazmanov-frejndlih-i-deparde-mkip-opublikuvalo-perelik-osib-aki-stvoruut-zagrozu-nacbezpeci.html" text:style-name="Internet_20_link" text:visited-style-name="Visited_20_Internet_20_Link">
https://www.ukrinform.ua/rubric-culture/3702237-gazmanov-frejndlih-i-deparde-mkip-opublikuvalo-perelik-osib-aki-stvoruut-zagrozu-nacbezpeci.html</text:a>
</text:p>
      <!--NEWS-->
      <text:h text:style-name="P10" text:outline-level="1">
<text:span text:style-name="T4">
来自丹麦的凯撒 - 雷兹尼科夫到达乌克兰</text:span>
</text:h>
      <text:p text:style-name="P4">
作者: Ukrinform (Person)</text:p>
      <text:p text:style-name="P4">
出版商: Укринформ (Organization)</text:p>
      <text:p text:style-name="P4">
出版时间: 2023-04-28T20:34:44+03:00</text:p>
      <text:p text:style-name="P4">
修改时间: 2023-04-28T20:34:44+03:00</text:p>
      <text:p text:style-name="P4">
描述: 国防部长Oleksiy Reznikov报道说，丹麦的凯撒炮兵部队。  - 乌克林。</text:p>
      <text:p text:style-name="P4">
图片: ["<text:a xlink:type="simple" xlink:href="https://static.ukrinform.com/photos/2022_07/thumb_files/630_360_1657198093-494.jpg" text:style-name="Internet_20_link" text:visited-style-name="Visited_20_Internet_20_Link">
630_360_16571...</text:a>
"]</text:p>
      <text:p text:style-name="P4">
标签: ['Данія', 'Резніков', 'CAESAR']</text:p>
      <text:p text:style-name="P4">
类型: Article</text:p>
      <!--METADATA-->
      <text:p text:style-name="P4">
<draw:frame draw:style-name="fr1" draw:name="Image224" text:anchor-type="as-char" svg:width="6.9236in" svg:height="3.956343in" draw:z-index="0">
<draw:image xlink:href="../Images/yкринформ/2023-04-28T20-34-44-03-00/630_360_1657198093-494.jpg" xlink:type="simple" xlink:show="embed" xlink:actuate="onLoad" draw:mime-type="image/jpeg"/>
</draw:frame>
部门Oleksiy Reznikov部报告说，法国生产的凯撒制作的自推销装置传播给了乌克兰。</text:p>
      <text:p text:style-name="P4">
正如乌克林福姆报道的那样，雷兹尼科夫写了关于它的文章<text:a xlink:type="simple" xlink:href="http://twitter.com/oleksiireznikov/status/1651970145462435840" text:style-name="Internet_20_link" text:visited-style-name="Visited_20_Internet_20_Link">
</text:a>
“来自丹麦的凯撒已经在乌克兰!</text:p>
      <text:p text:style-name="P4">
丹麦打算将这些系统用于其军队，但由于俄罗斯对乌克兰对埃夫罗普的侵略构成了重大威胁，因此明智地成为了表格的诺斯蒂。</text:p>
      <text:p text:style-name="P4">
我们的丹麦朋友还参与了战斗人员的培训的组织。</text:p>
      <text:p text:style-name="P4">
我们的炮兵感谢这些榴弹炮的可操作性和准确性。 感谢我们在法国和[]的合作伙伴(https://www.ukrinform.ua/tag-dania)乌克兰在世界上拥有凯撒大炮公园的大小，”升级写道。</text:p>
      <text:p text:style-name="P4">
<text:span text:style-name="T4">
另请阅读：</text:span>
 <text:a xlink:type="simple" xlink:href="https://www.ukrinform.ua/rubric-ato/3702194-cehia-ta-ukraina-spilno-viroblatimut-zbrou-i-navcalni-litaki-a-takoz-remontuvatimut-tanki.html" text:style-name="Internet_20_link" text:visited-style-name="Visited_20_Internet_20_Link">
<text:span text:style-name="T4">
坦克</text:span>
</text:a>
据乌克林福姆(Ukrinform)报道，丹麦政府已决定转移到乌克兰的所有自我推广的法国生产的凯撒·霍华(Caesar Howar)。</text:p>
      <text:p text:style-name="P4">
到夏天，乌克兰将开始接受<text:a xlink:type="simple" xlink:href="https://www.ukrinform.ua/rubric-ato/3694082-dania-peredast-ukraini-100-tankiv-leopard.html" text:style-name="Internet_20_link" text:visited-style-name="Visited_20_Internet_20_Link">
</text:a>
来自丹麦。</text:p>
      <text:p text:style-name="P4">
_foto：武装部队总参谋部</text:p>
      <text:p text:style-name="P4">
News Source: <text:a xlink:type="simple" xlink:href="https://www.ukrinform.ua/rubric-ato/3702240-v-ukrainu-pribuli-sau-caesar-vid-danii-reznikov.html" text:style-name="Internet_20_link" text:visited-style-name="Visited_20_Internet_20_Link">
https://www.ukrinform.ua/rubric-ato/3702240-v-ukrainu-pribuli-sau-caesar-vid-danii-reznikov.html</text:a>
</text:p>
      <!--NEWS-->
      <text:h text:style-name="P10" text:outline-level="1">
<text:span text:style-name="T4">
立陶宛人购买的雷达必须下周到达乌克兰</text:span>
</text:h>
      <text:p text:style-name="P4">
作者: Ukrinform (Person)</text:p>
      <text:p text:style-name="P4">
出版商: Укринформ (Organization)</text:p>
      <text:p text:style-name="P4">
出版时间: 2023-04-28T20:39:12+03:00</text:p>
      <text:p text:style-name="P4">
修改时间: 2023-04-28T20:39:12+03:00</text:p>
      <text:p text:style-name="P4">
描述: 在Radarom！All -Lithuanian运动中为乌克兰购买的雷达，由于预计下周将抵达乌克兰的程序发生变化，波兰被推迟了。  - 乌克林。</text:p>
      <text:p text:style-name="P4">
图片: ["<text:a xlink:type="simple" xlink:href="https://static.ukrinform.com/photos/2023_04/thumb_files/630_360_1682703340-103.jpg" text:style-name="Internet_20_link" text:visited-style-name="Visited_20_Internet_20_Link">
630_360_16827...</text:a>
"]</text:p>
      <text:p text:style-name="P4">
标签: ['Литва', 'ЗСУ', 'Радар', 'Війна з росією', '#stoprussia']</text:p>
      <text:p text:style-name="P4">
类型: Article</text:p>
      <!--METADATA-->
      <text:p text:style-name="P4">
<draw:frame draw:style-name="fr1" draw:name="Image225" text:anchor-type="as-char" svg:width="6.9236in" svg:height="3.956343in" draw:z-index="0">
<draw:image xlink:href="../Images/yкринформ/2023-04-28T20-39-12-03-00/630_360_1682703340-103.jpg" xlink:type="simple" xlink:show="embed" xlink:actuate="onLoad" draw:mime-type="image/jpeg"/>
</draw:frame>
在Radarom!All -Lithuanian运动中为乌克兰购买的雷达，预计下周将向乌克兰发给乌克兰。</text:p>
      <text:p text:style-name="P4">
正如乌克林福姆报道的那样，它报告了<text:a xlink:type="simple" xlink:href="https://www.lrt.lt/ua/novini/1263/1973254/kupleni-litovtsiami-radari-maiut-pributi-v-ukrayinu-nastupnogo-tizhnia-ionas-oman" text:style-name="Internet_20_link" text:visited-style-name="Visited_20_Internet_20_Link">
</text:a>
参考蓝色/黄色负责人乔纳苏曼(Jonasuman)，该组织负责购买和传播给乌克兰。</text:p>
      <text:p text:style-name="P4">
阿曼说：“购买和发送雷达的程序持续了大约一个月。这次波兰边境对多丹特采用了更正式的方法。”</text:p>
      <text:p text:style-name="P4">
早些时候，该组织已经报告说，所有16个购买的雷达都到了，前三个已经到达乌克兰。 阿曼认为，该组织已经准备了“欧盟的所有必要文件和许可证，这些文件和许可证始终已得到充分提供”，但这次是额外的许可来进口Jamin Polish领土。</text:p>
      <text:p text:style-name="P4">
<text:span text:style-name="T4">
另请阅读：</text:span>
 <text:a xlink:type="simple" xlink:href="https://www.ukrinform.ua/rubric-ato/3702154-litva-pidtrimue-peredacu-ukraini-litakiv-f16-ministr.html" text:style-name="Internet_20_link" text:visited-style-name="Visited_20_Internet_20_Link">
<text:span text:style-name="T4">
立陶宛</text:span>
</text:a>
“这不是以前，我们必须付出额外的努力才能获得波兰领土上有效的许可证。 我们不得不收集七个波兰当局的签名，这花费了大约一个月。 这一天，收集了所有签名。”蓝色/黄头说。</text:p>
      <text:p text:style-name="P4">
据他说，周四，获得了从波兰到乌克兰的商品运输的波兰运输许可，而波兰的海关证实，这是有效的，但询问了原件。</text:p>
      <text:p text:style-name="P4">
阿曼说，由于5月1日是波兰的国定假日，预计该文件的原件将于5月2日星期五或2月2日获得。 与乌克兰军方达成了一项协议，他们将履行他们身边的负担。”他说。</text:p>
      <text:p text:style-name="P4">
<text:span text:style-name="T4">
另请阅读：</text:span>
 <text:a xlink:type="simple" xlink:href="https://www.ukrinform.ua/rubric-polytics/3699947-prezident-litvi-treba-znajti-mehanizmi-svidkoi-integracii-ukraini-v-nato.html" text:style-name="Internet_20_link" text:visited-style-name="Visited_20_Internet_20_Link">
<text:span text:style-name="T4">
立陶宛</text:span>
</text:a>
</text:p>
      <text:p text:style-name="P4">
在活动“雷达!”期间收集了12种特殊交易的普通固定雷达和4个用于特殊交易的移动雷达。 在俄罗斯对乌克兰的全层次战争周年纪念日之前 -  1400万欧元。该活动持续了1月下旬至2月24日，并组织了(蓝色/黄色)，LaisvėS电视，1K Fundt Strong。</text:p>
      <text:p text:style-name="P4">
据乌克林福姆报道，乌克兰军方在三月份在考纳斯进行培训期间被教导使用雷达。</text:p>
      <text:p text:style-name="P4">
<text:span text:style-name="T5">
foto：e.ovčarenko/bns</text:span>
</text:p>
      <text:p text:style-name="P4">
News Source: <text:a xlink:type="simple" xlink:href="https://www.ukrinform.ua/rubric-ato/3702242-pridbani-litovcami-radari-maut-pributi-v-ukrainu-nastupnogo-tizna.html" text:style-name="Internet_20_link" text:visited-style-name="Visited_20_Internet_20_Link">
https://www.ukrinform.ua/rubric-ato/3702242-pridbani-litovcami-radari-maut-pributi-v-ukrainu-nastupnogo-tizna.html</text:a>
</text:p>
      <!--NEWS-->
      <text:h text:style-name="P10" text:outline-level="1">
<text:span text:style-name="T4">
Tsurenko将胜利克服了马德里的第二个WTA锦标赛</text:span>
</text:h>
      <text:p text:style-name="P4">
作者: Ukrinform (Person)</text:p>
      <text:p text:style-name="P4">
出版商: Укринформ (Organization)</text:p>
      <text:p text:style-name="P4">
出版时间: 2023-04-28T20:39:46+03:00</text:p>
      <text:p text:style-name="P4">
修改时间: 2023-04-28T20:39:46+03:00</text:p>
      <text:p text:style-name="P4">
描述: 莱西亚·图伦科（Lesya Turenko）在马德里（Mutua Madrid）的妇女网球协会（WTA）享有声望的土壤锦标赛中被释放到马德里（Mutua Madrid）的著名土壤锦标赛（西班牙），并获得了765.2万美元的奖金 - 乌克利纳（Ukrinform）。</text:p>
      <text:p text:style-name="P4">
图片: ["<text:a xlink:type="simple" xlink:href="https://static.ukrinform.com/photos/2023_04/thumb_files/630_360_1682702908-661.jpg" text:style-name="Internet_20_link" text:visited-style-name="Visited_20_Internet_20_Link">
630_360_16827...</text:a>
"]</text:p>
      <text:p text:style-name="P4">
标签: ['Цуренко', 'Теніс']</text:p>
      <text:p text:style-name="P4">
类型: Article</text:p>
      <!--METADATA-->
      <text:p text:style-name="P4">
<draw:frame draw:style-name="fr1" draw:name="Image226" text:anchor-type="as-char" svg:width="6.9236in" svg:height="3.956343in" draw:z-index="0">
<draw:image xlink:href="../Images/yкринформ/2023-04-28T20-39-46-03-00/630_360_1682702908-661.jpg" xlink:type="simple" xlink:show="embed" xlink:actuate="onLoad" draw:mime-type="image/jpeg"/>
</draw:frame>
乌克兰Tsurenko在女子Tenisa协会享有盛誉的土壤锦标赛上达到了1/16的决赛(WTA)-Mutua Madrid Open-马德里(西班牙)奖金为765.2万美元。</text:p>
      <text:p text:style-name="P4">
在第二个比赛中，Tsurenko在三盘比赛中以超级-25的瑞士Taihmann赢得了自愿胜利-3：6，6：6：6：2，6：4，报道。</text:p>
      <text:p text:style-name="P4">
在决定性党中，京卡不如0：3，但结果，他能够反映会议的进程。</text:p>
      <text:p text:style-name="P4">
网球运动员在球场上花费了2.5个小时以上。</text:p>
      <text:p text:style-name="P4">
下一个竞争对手Tsurenko将是“播种”俄罗斯Darya Kasatkin的第8个数字，她击败了她的同胞Anastasia Pavlyuchenko -6：4，6：6：3。</text:p>
      <text:p text:style-name="P4">
<text:span text:style-name="T4">
另请阅读：</text:span>
 <text:a xlink:type="simple" xlink:href="https://www.ukrinform.ua/rubric-sports/3701685-kalinina-prograla-u-drugomu-koli-turniru-wta-v-madridi.html" text:style-name="Internet_20_link" text:visited-style-name="Visited_20_Internet_20_Link">
</text:a>
马德里锦标赛将持续到5月6日。</text:p>
      <text:p text:style-name="P4">
照片：btu.org.ua。</text:p>
      <text:p text:style-name="P4">
News Source: <text:a xlink:type="simple" xlink:href="https://www.ukrinform.ua/rubric-sports/3702243-curenko-volovou-peremogou-podolala-druge-kolo-turniru-wta-u-madridi.html" text:style-name="Internet_20_link" text:visited-style-name="Visited_20_Internet_20_Link">
https://www.ukrinform.ua/rubric-sports/3702243-curenko-volovou-peremogou-podolala-druge-kolo-turniru-wta-u-madridi.html</text:a>
</text:p>
      <!--NEWS-->
      <text:h text:style-name="P10" text:outline-level="1">
<text:span text:style-name="T4">
俄罗斯故意在乌克兰开火 - 法国外交部</text:span>
</text:h>
      <text:p text:style-name="P4">
作者: Ukrinform (Person)</text:p>
      <text:p text:style-name="P4">
出版商: Укринформ (Organization)</text:p>
      <text:p text:style-name="P4">
出版时间: 2023-04-28T20:40:23+03:00</text:p>
      <text:p text:style-name="P4">
修改时间: 2023-04-28T20:40:23+03:00</text:p>
      <text:p text:style-name="P4">
描述: 法国“在大多数情况下”谴责了昨晚在乌克兰和平城市，特别是在Cherkasy，Dnipropetrovsk和Kyiv地区造成的罢工。  - 乌克林。</text:p>
      <text:p text:style-name="P4">
图片: ["<text:a xlink:type="simple" xlink:href="https://static.ukrinform.com/photos/2023_04/thumb_files/630_360_1682687381-894.jpg" text:style-name="Internet_20_link" text:visited-style-name="Visited_20_Internet_20_Link">
630_360_16826...</text:a>
", "<text:a xlink:type="simple" xlink:href="https://static.ukrinform.com/photos/2023_04/thumb_files/630_360_1682663826-2562.jpeg" text:style-name="Internet_20_link" text:visited-style-name="Visited_20_Internet_20_Link">
630_360_16826...</text:a>
", "<text:a xlink:type="simple" xlink:href="https://static.ukrinform.com/photos/2023_04/thumb_files/630_360_1682663826-5156.jpeg" text:style-name="Internet_20_link" text:visited-style-name="Visited_20_Internet_20_Link">
630_360_16826...</text:a>
", "<text:a xlink:type="simple" xlink:href="https://static.ukrinform.com/photos/2023_04/thumb_files/630_360_1682663826-6794.jpeg" text:style-name="Internet_20_link" text:visited-style-name="Visited_20_Internet_20_Link">
630_360_16826...</text:a>
", "<text:a xlink:type="simple" xlink:href="https://static.ukrinform.com/photos/2023_04/thumb_files/630_360_1682663826-2420.jpeg" text:style-name="Internet_20_link" text:visited-style-name="Visited_20_Internet_20_Link">
630_360_16826...</text:a>
", "<text:a xlink:type="simple" xlink:href="https://static.ukrinform.com/photos/2023_04/thumb_files/630_360_1682663826-7982.jpeg" text:style-name="Internet_20_link" text:visited-style-name="Visited_20_Internet_20_Link">
630_360_16826...</text:a>
", "<text:a xlink:type="simple" xlink:href="https://static.ukrinform.com/photos/2023_04/thumb_files/630_360_1682663826-5504.jpeg" text:style-name="Internet_20_link" text:visited-style-name="Visited_20_Internet_20_Link">
630_360_16826...</text:a>
", "<text:a xlink:type="simple" xlink:href="https://static.ukrinform.com/photos/2023_04/thumb_files/630_360_1682663827-3058.jpeg" text:style-name="Internet_20_link" text:visited-style-name="Visited_20_Internet_20_Link">
630_360_16826...</text:a>
", "<text:a xlink:type="simple" xlink:href="https://static.ukrinform.com/photos/2023_04/thumb_files/630_360_1682663827-9401.jpeg" text:style-name="Internet_20_link" text:visited-style-name="Visited_20_Internet_20_Link">
630_360_16826...</text:a>
"]</text:p>
      <text:p text:style-name="P4">
标签: ['Франція', 'Війна з росією', 'Ракетний удар']</text:p>
      <text:p text:style-name="P4">
类型: Article</text:p>
      <!--METADATA-->
      <text:p text:style-name="P4">
<draw:frame draw:style-name="fr1" draw:name="Image227" text:anchor-type="as-char" svg:width="6.9236in" svg:height="3.956343in" draw:z-index="0">
<draw:image xlink:href="../Images/yкринформ/2023-04-28T20-40-23-03-00/630_360_1682687381-894.jpg" xlink:type="simple" xlink:show="embed" xlink:actuate="onLoad" draw:mime-type="image/jpeg"/>
</draw:frame>
法国“以最叛逆的方式”谴责了昨晚俄罗斯造成的罢工，尤其是在Cherkasy，Dnipropetrovsk和Kyiv地区。</text:p>
      <text:p text:style-name="P4">
根据乌克林福姆的说法，今天在法国外交部发表的说明[]报告<text:a xlink:type="simple" xlink:href="https://edition.cnn.com/europe/live-news/russia-ukraine-war-news-04-28-23/h_fa3a3013656d2dd498ca9f7f7c408cc5" text:style-name="Internet_20_link" text:visited-style-name="Visited_20_Internet_20_Link">
</text:a>
。</text:p>
      <text:p text:style-name="P4">
声明强调了乌曼市腹侧部分对俄罗斯房屋的故意炮击，这“导致了普通人口的大量人员伤亡，包括<text:a xlink:type="simple" xlink:href="https://www.ukrinform.ua/tag-diti" text:style-name="Internet_20_link" text:visited-style-name="Visited_20_Internet_20_Link">
</text:a>
”。</text:p>
      <text:p text:style-name="P4">
该部受到了委托，这对乌克兰基础设施和平民人口强调，俄罗斯的基本愿望是继续升级乌克兰的侵略战争。”</text:p>
      <text:p text:style-name="P4">
<text:span text:style-name="T4">
另请阅读：</text:span>
 <text:a xlink:type="simple" xlink:href="https://www.ukrinform.ua/rubric-other_news/3701836-rosia-atakuvala-ukrainu-raketami-e-zagibli-i-poraneni.html" text:style-name="Internet_20_link" text:visited-style-name="Visited_20_Internet_20_Link">
<text:span text:style-name="T4">
导弹</text:span>
 <text:span text:style-name="T4">
攻击</text:span>
 <text:span text:style-name="T4">
三个</text:span>
 <text:span text:style-name="T4">
 </text:span>
城市**</text:a>
法国外交部长卡特林·科隆纳(Katrin Kolonsna)强调，该国将能够支持乌克兰法院和国际刑事法院，以应对俄罗斯的战争罪。</text:p>
      <text:p text:style-name="P4">
<draw:frame draw:style-name="fr1" draw:name="Image228" text:anchor-type="as-char" svg:width="6.9236in" svg:height="3.956343in" draw:z-index="0">
<draw:image xlink:href="../Images/yкринформ/2023-04-28T20-40-23-03-00/630_360_1682663826-2562.jpeg" xlink:type="simple" xlink:show="embed" xlink:actuate="onLoad" draw:mime-type="image/jpeg"/>
</draw:frame>
在Uman 10人 /照片中：SES <text:a xlink:type="simple" xlink:href="https://static.ukrinform.com/photos/2023_04/1682663826-2562.jpeg" text:style-name="Internet_20_link" text:visited-style-name="Visited_20_Internet_20_Link">
<draw:frame draw:style-name="fr1" draw:name="Image229" text:anchor-type="as-char" svg:width="6.9236in" svg:height="3.956343in" draw:z-index="0">
<draw:image xlink:href="../Images/yкринформ/2023-04-28T20-40-23-03-00/630_360_1682663826-2562.jpeg" xlink:type="simple" xlink:show="embed" xlink:actuate="onLoad" draw:mime-type="image/jpeg"/>
</draw:frame>
</text:a>
 <text:a xlink:type="simple" xlink:href="https://static.ukrinform.com/photos/2023_04/1682663826-5156.jpeg" text:style-name="Internet_20_link" text:visited-style-name="Visited_20_Internet_20_Link">
<draw:frame draw:style-name="fr1" draw:name="Image230" text:anchor-type="as-char" svg:width="6.9236in" svg:height="3.956343in" draw:z-index="0">
<draw:image xlink:href="../Images/yкринформ/2023-04-28T20-40-23-03-00/630_360_1682663826-5156.jpeg" xlink:type="simple" xlink:show="embed" xlink:actuate="onLoad" draw:mime-type="image/jpeg"/>
</draw:frame>
</text:a>
 <text:a xlink:type="simple" xlink:href="https://static.ukrinform.com/photos/2023_04/1682663826-6794.jpeg" text:style-name="Internet_20_link" text:visited-style-name="Visited_20_Internet_20_Link">
<draw:frame draw:style-name="fr1" draw:name="Image231" text:anchor-type="as-char" svg:width="6.9236in" svg:height="3.956343in" draw:z-index="0">
<draw:image xlink:href="../Images/yкринформ/2023-04-28T20-40-23-03-00/630_360_1682663826-6794.jpeg" xlink:type="simple" xlink:show="embed" xlink:actuate="onLoad" draw:mime-type="image/jpeg"/>
</draw:frame>
</text:a>
 <text:a xlink:type="simple" xlink:href="https://static.ukrinform.com/photos/2023_04/1682663826-2420.jpeg" text:style-name="Internet_20_link" text:visited-style-name="Visited_20_Internet_20_Link">
<draw:frame draw:style-name="fr1" draw:name="Image232" text:anchor-type="as-char" svg:width="6.9236in" svg:height="3.956343in" draw:z-index="0">
<draw:image xlink:href="../Images/yкринформ/2023-04-28T20-40-23-03-00/630_360_1682663826-2420.jpeg" xlink:type="simple" xlink:show="embed" xlink:actuate="onLoad" draw:mime-type="image/jpeg"/>
</draw:frame>
</text:a>
 <text:a xlink:type="simple" xlink:href="https://static.ukrinform.com/photos/2023_04/1682663826-7982.jpeg" text:style-name="Internet_20_link" text:visited-style-name="Visited_20_Internet_20_Link">
<draw:frame draw:style-name="fr1" draw:name="Image233" text:anchor-type="as-char" svg:width="6.9236in" svg:height="3.956343in" draw:z-index="0">
<draw:image xlink:href="../Images/yкринформ/2023-04-28T20-40-23-03-00/630_360_1682663826-7982.jpeg" xlink:type="simple" xlink:show="embed" xlink:actuate="onLoad" draw:mime-type="image/jpeg"/>
</draw:frame>
</text:a>
 <text:a xlink:type="simple" xlink:href="https://static.ukrinform.com/photos/2023_04/1682663826-5504.jpeg" text:style-name="Internet_20_link" text:visited-style-name="Visited_20_Internet_20_Link">
<draw:frame draw:style-name="fr1" draw:name="Image234" text:anchor-type="as-char" svg:width="6.9236in" svg:height="3.956343in" draw:z-index="0">
<draw:image xlink:href="../Images/yкринформ/2023-04-28T20-40-23-03-00/630_360_1682663826-5504.jpeg" xlink:type="simple" xlink:show="embed" xlink:actuate="onLoad" draw:mime-type="image/jpeg"/>
</draw:frame>
</text:a>
 <text:a xlink:type="simple" xlink:href="https://static.ukrinform.com/photos/2023_04/1682663827-3058.jpeg" text:style-name="Internet_20_link" text:visited-style-name="Visited_20_Internet_20_Link">
<draw:frame draw:style-name="fr1" draw:name="Image235" text:anchor-type="as-char" svg:width="6.9236in" svg:height="3.956343in" draw:z-index="0">
<draw:image xlink:href="../Images/yкринформ/2023-04-28T20-40-23-03-00/630_360_1682663827-3058.jpeg" xlink:type="simple" xlink:show="embed" xlink:actuate="onLoad" draw:mime-type="image/jpeg"/>
</draw:frame>
</text:a>
 <text:a xlink:type="simple" xlink:href="https://static.ukrinform.com/photos/2023_04/1682663827-9401.jpeg" text:style-name="Internet_20_link" text:visited-style-name="Visited_20_Internet_20_Link">
<draw:frame draw:style-name="fr1" draw:name="Image236" text:anchor-type="as-char" svg:width="6.9236in" svg:height="3.956343in" draw:z-index="0">
<draw:image xlink:href="../Images/yкринформ/2023-04-28T20-40-23-03-00/630_360_1682663827-9401.jpeg" xlink:type="simple" xlink:show="embed" xlink:actuate="onLoad" draw:mime-type="image/jpeg"/>
</draw:frame>
</text:a>
</text:p>
      <text:p text:style-name="P4">
根据最新数据，由于俄罗斯军队在Cherkasy地区Uman的一座住宅高层建筑上遭到火箭袭击而丧生的数量<text:a xlink:type="simple" xlink:href="https://www.ukrinform.ua/rubric-regions/3702203-raketnij-udar-po-umani-kilkist-zagiblih-zrosla-do-23.html" text:style-name="Internet_20_link" text:visited-style-name="Visited_20_Internet_20_Link">
</text:a>
。 其中有四个孩子。</text:p>
      <text:p text:style-name="P4">
News Source: <text:a xlink:type="simple" xlink:href="https://www.ukrinform.ua/rubric-ato/3702244-rosia-navmisno-obstrilue-zitlovi-budinki-v-ukraini-mzs-francii.html" text:style-name="Internet_20_link" text:visited-style-name="Visited_20_Internet_20_Link">
https://www.ukrinform.ua/rubric-ato/3702244-rosia-navmisno-obstrilue-zitlovi-budinki-v-ukraini-mzs-francii.html</text:a>
</text:p>
      <!--NEWS-->
      <text:h text:style-name="P10" text:outline-level="1">
<text:span text:style-name="T4">
在乌克兰的周末，预计夜间霜冻，下午升至+18°</text:span>
</text:h>
      <text:p text:style-name="P4">
作者: Ukrinform (Person)</text:p>
      <text:p text:style-name="P4">
出版商: Укринформ (Organization)</text:p>
      <text:p text:style-name="P4">
出版时间: 2023-04-28T20:59:00+03:00</text:p>
      <text:p text:style-name="P4">
修改时间: 2023-04-28T20:59:00+03:00</text:p>
      <text:p text:style-name="P4">
描述: 在4月29日至30日的周末，乌克兰几乎所有地区的居民都将被云，雨水，雷暴和夜间霜冻。  - 乌克林。</text:p>
      <text:p text:style-name="P4">
图片: ["<text:a xlink:type="simple" xlink:href="https://static.ukrinform.com/photos/2023_04/thumb_files/630_360_1682260029-665.jpg" text:style-name="Internet_20_link" text:visited-style-name="Visited_20_Internet_20_Link">
630_360_16822...</text:a>
"]</text:p>
      <text:p text:style-name="P4">
标签: ['Дощ', 'Погода', 'Тепло', 'Весна', 'Заморозки']</text:p>
      <text:p text:style-name="P4">
类型: Article</text:p>
      <!--METADATA-->
      <text:p text:style-name="P4">
<draw:frame draw:style-name="fr1" draw:name="Image237" text:anchor-type="as-char" svg:width="6.9236in" svg:height="3.956343in" draw:z-index="0">
<draw:image xlink:href="../Images/yкринформ/2023-04-28T20-59-00-03-00/630_360_1682260029-665.jpg" xlink:type="simple" xlink:show="embed" xlink:actuate="onLoad" draw:mime-type="image/jpeg"/>
</draw:frame>
4月29日至30日，乌克兰几乎所有地区的居民都期望云，雨水，雷暴和夜霜。</text:p>
      <text:p text:style-name="P4">
乌克兰福姆在sinoptik.ua中报道。</text:p>
      <text:p text:style-name="P4">
根据预报员的说法，4月29日星期六，大多数地区都会多云。 在西方，该国将在东部和南部 - 预计在东部和南部，中度的雨雨。 乌克兰当天的平均空气温度约为 +13…+16°C。 晚上在<text:a xlink:type="simple" xlink:href="http://ua.sinoptik.ua/%D0%BF%D0%BE%D0%B3%D0%BE%D0%B4%D0%B0-%D0%B4%D0%BD%D1%96%D0%BF%D1%80%D0%BE" text:style-name="Internet_20_link" text:visited-style-name="Visited_20_Internet_20_Link">
</text:a>
，东部和东南部地区，温度计将显示+5至+12°C，在西部，中部和北部地区将霜冻至-3°C，因此值得覆盖花园和花园中的植物提前。</text:p>
      <text:p text:style-name="P4">
<text:span text:style-name="T4">
另请阅读：</text:span>
 <text:a xlink:type="simple" xlink:href="https://www.ukrinform.ua/rubric-world/3679796-lid-navkolo-antarktidi-sagnuv-najnizcogo-rivna-za-ostanni-45-rokiv-klimatologi.html" text:style-name="Internet_20_link" text:visited-style-name="Visited_20_Internet_20_Link">
<text:span text:style-name="T4">
气候学家</text:span>
</text:a>
4月30日，星期日，天气将是多云，白天的平均空气温度将为 +12…+14°C。 最温暖的将是在Volyn和Transcarpathia的敖德萨imikolaiv地区 -  +16…+18°C。 晚上在<text:a xlink:type="simple" xlink:href="https://ua.sinoptik.ua/%D0%BF%D0%BE%D0%B3%D0%BE%D0%B4%D0%B0-%D0%BA%D0%B8%D1%97%D0%B2" text:style-name="Internet_20_link" text:visited-style-name="Visited_20_Internet_20_Link">
</text:a>
预计北部和中部地区将冻结。 西部，东部和南部地区的小胜利。</text:p>
      <text:p text:style-name="P4">
<text:span text:style-name="T4">
另请阅读：</text:span>
 <text:a xlink:type="simple" xlink:href="https://www.ukrinform.ua/rubric-world/3699440-naselenna-u-vsomu-sviti-strazdae-vid-ekstremalnih-pogodnih-i-klimaticnih-avis-vmo.html" text:style-name="Internet_20_link" text:visited-style-name="Visited_20_Internet_20_Link">
</text:a>
5月1日星期一，<text:a xlink:type="simple" xlink:href="https://www.ukrinform.ua/tag-dos" text:style-name="Internet_20_link" text:visited-style-name="Visited_20_Internet_20_Link">
</text:a>
在东部，南部位于该国中心。 在东部和中部地区，天气将在本周开始时凉爽 - +13…+16°C，南部，北部和西部都可以舒适+17…+19°C，在Transcarpathia和Bukovina-最高+21°C。</text:p>
      <text:p text:style-name="P4">
News Source: <text:a xlink:type="simple" xlink:href="https://www.ukrinform.ua/rubric-regions/3701933-na-vihidnih-ukraini-prognozuut-nicni-zamorozki-vden-progrie-do-18.html" text:style-name="Internet_20_link" text:visited-style-name="Visited_20_Internet_20_Link">
https://www.ukrinform.ua/rubric-regions/3701933-na-vihidnih-ukraini-prognozuut-nicni-zamorozki-vden-progrie-do-18.html</text:a>
</text:p>
      <!--NEWS-->
      <text:h text:style-name="P10" text:outline-level="1">
<text:span text:style-name="T4">
在边界的西部地区，有一个联合特殊边界行动“ West-2023”</text:span>
</text:h>
      <text:p text:style-name="P4">
作者: ['АРМІЯINFORM']</text:p>
      <text:p text:style-name="P4">
时间: 2023-04-28T21:00:00-04:00</text:p>
      <text:p text:style-name="P4">
描述: 关于Cordon，乌克兰的Prosordonna服务的君主。 业务将举行...与乌克兰2022年的战争，与乌克兰的最新新闻，今天与乌克兰2022年的新闻战争，今天将在乌克兰和俄罗斯之间发生战争，何时与乌克兰在2022年发生战争，他们将与乌克兰发生战争，在不久的将来，他们说，今天与乌克兰的战争，今天的乌克兰新闻，乌克兰新闻，乌克兰媒体在俄罗斯</text:p>
      <text:p text:style-name="P4">
图片: ['<text:a xlink:type="simple" xlink:href="https://armyinform.com.ua/wp-content/uploads/2023/04/news_20230427_103150_1682580710.jpg" text:style-name="Internet_20_link" text:visited-style-name="Visited_20_Internet_20_Link">
news_20230427_103150_1682580710.jpg</text:a>
']</text:p>
      <text:p text:style-name="P4">
标签: ['STOPRUSSIA', 'АГРЕСІЯ РФ', 'ВІЙНА', 'ВТОРГНЕННЯ РФ', 'ДЕРЖПРИКОРДОНСЛУЖБА', 'ЗАХІД-2023']</text:p>
      <text:p text:style-name="P4">
类别: News</text:p>
      <!--METADATA-->
      <text:p text:style-name="P4">
<draw:frame draw:style-name="fr1" draw:name="Image238" text:anchor-type="as-char" svg:width="6.9236in" svg:height="4.615733in" draw:z-index="0">
<draw:image xlink:href="../Images/AРМІЯINFORM/2023-04-28T21-00-00-04-00/news_20230427_103150_1682580710.jpg" xlink:type="simple" xlink:show="embed" xlink:actuate="onLoad" draw:mime-type="image/jpeg"/>
</draw:frame>
关于它<text:a xlink:type="simple" xlink:href="https://dpsu.gov.ua/ua/news/Na-zahidnih-dilyankah-kordonu-provoditsya-spilna-specialna-prikordonna-operaciya-Zahid-2023/" text:style-name="Internet_20_link" text:visited-style-name="Visited_20_Internet_20_Link">
报告</text:a>
乌克兰国家边境服务。</text:p>
      <text:p text:style-name="P4">
该行动将在跨托帕特人和切尔尼夫特地区的两个月内进行。</text:p>
      <text:p text:style-name="P4">
目前，持续时间于4月20日至4月27日的预备阶段一直是进行“ West-2023”联合边境行动的积极阶段。</text:p>
      <text:p text:style-name="P4">
这些措施是根据国家边境部门的倡议组织的，以抵消国家边境的非法活动，增加保护国家边界的努力，加强控制遵守政权边境和边境政权的控制。 除了稳定边境部队责任责任的状况，对其发展和运营和服务活动的改善有足够的影响。</text:p>
      <text:p text:style-name="P4">
特别行动将由Mukachevo，Chop和Chernivtsi边境支队与乌克兰国民警卫队，乌克兰国家警察和安全局的部队合作，收购和社会支持部门，国家当局和地方当局和地方机构，自治，积极参与。</text:p>
      <text:p text:style-name="P4">
该行动将加强控制遵守政权和边境政权政权的控制。</text:p>
      <text:p text:style-name="P4">
News Source: <text:a xlink:type="simple" xlink:href="https://armyinform.com.ua/2023/04/28/na-zahidnyh-dilyankah-kordonu-provodytsya-spilna-speczialna-prykordonna-operacziya-zahid-2023/" text:style-name="Internet_20_link" text:visited-style-name="Visited_20_Internet_20_Link">
https://armyinform.com.ua/2023/04/28/na-zahidnyh-dilyankah-kordonu-provodytsya-spilna-speczialna-prykordonna-operacziya-zahid-2023/</text:a>
</text:p>
      <!--NEWS-->
      <text:h text:style-name="P10" text:outline-level="1">
<text:span text:style-name="T4">
切尔尼希夫地区仍有大约450户家庭淹没</text:span>
</text:h>
      <text:p text:style-name="P4">
作者: Ukrinform (Person)</text:p>
      <text:p text:style-name="P4">
出版商: Укринформ (Organization)</text:p>
      <text:p text:style-name="P4">
出版时间: 2023-04-28T21:10:51+03:00</text:p>
      <text:p text:style-name="P4">
修改时间: 2023-04-28T21:10:51+03:00</text:p>
      <text:p text:style-name="P4">
描述: 在切尔尼希夫地区，约有450户家庭仍然被淹没。 该地区河流的水位也有所下降。  - 乌克林。</text:p>
      <text:p text:style-name="P4">
图片: ["<text:a xlink:type="simple" xlink:href="https://static.ukrinform.com/photos/2023_04/thumb_files/630_360_1682705413-154.jpg" text:style-name="Internet_20_link" text:visited-style-name="Visited_20_Internet_20_Link">
630_360_16827...</text:a>
"]</text:p>
      <text:p text:style-name="P4">
标签: ['Повінь', 'Чернігівщина', 'Єдині новини', 'Водопілля']</text:p>
      <text:p text:style-name="P4">
类型: Article</text:p>
      <!--METADATA-->
      <text:p text:style-name="P4">
<draw:frame draw:style-name="fr1" draw:name="Image239" text:anchor-type="as-char" svg:width="6.9236in" svg:height="3.956343in" draw:z-index="0">
<draw:image xlink:href="../Images/yкринформ/2023-04-28T21-10-51-03-00/630_360_1682705413-154.jpg" xlink:type="simple" xlink:show="embed" xlink:actuate="onLoad" draw:mime-type="image/jpeg"/>
</draw:frame>
外部大约有450户家庭仍然被洪水淹没。 还观察到该地区河流的水位。</text:p>
      <text:p text:style-name="P4">
乌克林福姆报道，在国家电视上的“统一新闻”中报道了这一点。</text:p>
      <text:p text:style-name="P4">
“总计<text:a xlink:type="simple" xlink:href="https://www.ukrinform.ua/tag-cernigivsina" text:style-name="Internet_20_link" text:visited-style-name="Visited_20_Internet_20_Link">
</text:a>
现在大约有450户家庭正在浇灌，没有被烧毁的家庭。 如今，城市海滩内的水位上升，加上7厘米，在该地区的其他地区，水位的水平有所下降，因此我们预计在未来几天，城市周围的水位将开始在接下来的几天里，”布莱赞斯基说。</text:p>
      <text:p text:style-name="P4">
<text:span text:style-name="T4">
另请阅读：</text:span>
 <text:a xlink:type="simple" xlink:href="https://www.ukrinform.ua/rubric-regions/3702086-na-kiivsini-sposterigaetsa-spad-vodi-ova.html" text:style-name="Internet_20_link" text:visited-style-name="Visited_20_Internet_20_Link">
<text:span text:style-name="T4">
水</text:span>
</text:a>
OVA的负责人还告知了切尔尼夫供水的原因。 在切尔尼夫(Chernihiv)中，最重要的是，这取决于河流中的总水平是自然的。</text:p>
      <text:p text:style-name="P4">
据乌克林福姆报道，截至4月28日上午在乌克兰<text:a xlink:type="simple" xlink:href="https://www.ukrinform.ua/rubric-regions/3701876-vodopilla-u-semi-oblastah-zalisautsa-pidtoplenna.html" text:style-name="Internet_20_link" text:visited-style-name="Visited_20_Internet_20_Link">
</text:a>
<text:span text:style-name="T5">
照片说明性：sesn</text:span>
</text:p>
      <text:p text:style-name="P4">
News Source: <text:a xlink:type="simple" xlink:href="https://www.ukrinform.ua/rubric-regions/3702253-na-cernigivsini-zalisautsa-pidtoplenimi-blizko-450-domogospodarstv.html" text:style-name="Internet_20_link" text:visited-style-name="Visited_20_Internet_20_Link">
https://www.ukrinform.ua/rubric-regions/3702253-na-cernigivsini-zalisautsa-pidtoplenimi-blizko-450-domogospodarstv.html</text:a>
</text:p>
      <!--NEWS-->
      <text:h text:style-name="P10" text:outline-level="1">
<text:span text:style-name="T4">
在Zhytomyr地区，莫斯科宗主的两个教区被移至PCC</text:span>
</text:h>
      <text:p text:style-name="P4">
作者: Ukrinform (Person)</text:p>
      <text:p text:style-name="P4">
出版商: Укринформ (Organization)</text:p>
      <text:p text:style-name="P4">
出版时间: 2023-04-28T21:17:00+03:00</text:p>
      <text:p text:style-name="P4">
修改时间: 2023-04-28T21:17:00+03:00</text:p>
      <text:p text:style-name="P4">
描述: 在Zhytomyr地区，Pylypivka和Pyatka村庄的宗教团体移交给了乌克兰东正教教堂，乌克兰以前以莫斯科父权制的UOC服从于乌克兰。  - 乌克林。</text:p>
      <text:p text:style-name="P4">
图片: ["<text:a xlink:type="simple" xlink:href="https://static.ukrinform.com/photos/2023_04/thumb_files/630_360_1682705518-685.jpg" text:style-name="Internet_20_link" text:visited-style-name="Visited_20_Internet_20_Link">
630_360_16827...</text:a>
"]</text:p>
      <text:p text:style-name="P4">
标签: ['УПЦ МП', 'Житомирщина', 'Православна церква України']</text:p>
      <text:p text:style-name="P4">
类型: Article</text:p>
      <!--METADATA-->
      <text:p text:style-name="P4">
<draw:frame draw:style-name="fr1" draw:name="Image240" text:anchor-type="as-char" svg:width="6.9236in" svg:height="3.956343in" draw:z-index="0">
<draw:image xlink:href="../Images/yкринформ/2023-04-28T21-17-00-03-00/630_360_1682705518-685.jpg" xlink:type="simple" xlink:show="embed" xlink:actuate="onLoad" draw:mime-type="image/jpeg"/>
</draw:frame>
Silpilipivka和Pyatka的宗教社区以前从属于莫斯科的宗教院的UOC，这些社区已转移到乌克兰东正教教堂。</text:p>
      <text:p text:style-name="P4">
关于<text:a xlink:type="simple" xlink:href="https://www.facebook.com/story.php" text:style-name="Internet_20_link" text:visited-style-name="Visited_20_Internet_20_Link">
</text:a>
Zhytomyr Jovrutsky Paisius的主教PSCU的Zhytomyr-ovrutsk教区的负责人通知。</text:p>
      <text:p text:style-name="P4">
“ 2023年4月28日，与神圣宗教宗教团体的代表进行了一次工作会议。皮利皮卡(pilipiva)和莫斯科父权制的圣洁复活社区……该社区决定加入[] Zhytomyr-ovrutsk diocese的教区部。(https://www.ukrinform.ua/tag-pravoslavna-cerkva-ukraini)一般建造后，”消息写道。</text:p>
      <text:p text:style-name="P4">
<text:span text:style-name="T4">
另请阅读：</text:span>
 <text:a xlink:type="simple" xlink:href="https://www.ukrinform.ua/rubric-regions/3701409-na-hmelniccini-se-odna-parafia-perejsla-do-pcu.html" text:style-name="Internet_20_link" text:visited-style-name="Visited_20_Internet_20_Link">
<text:span text:style-name="T4">
 PCC </text:span>
</text:a>
两个教区的住持仍然与莫斯科的祖先统一。</text:p>
      <text:p text:style-name="P4">
正如乌克林福姆报道的<text:a xlink:type="simple" xlink:href="https://www.ukrinform.ua/rubric-regions/3701447-u-zitomirskij-oblasti-zaboronili-dialnist-upc-mp-v-oblasti.html" text:style-name="Internet_20_link" text:visited-style-name="Visited_20_Internet_20_Link">
</text:a>
UOC MP在该地区领土上的活动。  照片：παΐσιοςεπίσκοπος，Facebook</text:p>
      <text:p text:style-name="P4">
News Source: <text:a xlink:type="simple" xlink:href="https://www.ukrinform.ua/rubric-regions/3702256-na-zitomirsini-se-dvi-parafii-moskovskogo-patriarhatu-perejsli-do-pcu.html" text:style-name="Internet_20_link" text:visited-style-name="Visited_20_Internet_20_Link">
https://www.ukrinform.ua/rubric-regions/3702256-na-zitomirsini-se-dvi-parafii-moskovskogo-patriarhatu-perejsli-do-pcu.html</text:a>
</text:p>
      <!--NEWS-->
      <text:h text:style-name="P10" text:outline-level="1">
<text:span text:style-name="T4">
国防军摧毁了三个俄罗斯BMP和一个坦克</text:span>
</text:h>
      <text:p text:style-name="P4">
作者: Ukrinform (Person)</text:p>
      <text:p text:style-name="P4">
出版商: Укринформ (Organization)</text:p>
      <text:p text:style-name="P4">
出版时间: 2023-04-28T21:18:00+03:00</text:p>
      <text:p text:style-name="P4">
修改时间: 2023-04-28T21:18:00+03:00</text:p>
      <text:p text:style-name="P4">
描述: 乌克兰的武装部队摧毁了三个BMP和一辆俄罗斯入侵者。  - 乌克林。</text:p>
      <text:p text:style-name="P4">
图片: ["<text:a xlink:type="simple" xlink:href="https://static.ukrinform.com/photos/2022_09/thumb_files/630_360_1663863368-624.jpg" text:style-name="Internet_20_link" text:visited-style-name="Visited_20_Internet_20_Link">
630_360_16638...</text:a>
"]</text:p>
      <text:p text:style-name="P4">
标签: ['ЗСУ', 'Війна з росією', '#stoprussia']</text:p>
      <text:p text:style-name="P4">
类型: Article</text:p>
      <!--METADATA-->
      <text:p text:style-name="P4">
<draw:frame draw:style-name="fr1" draw:name="Image241" text:anchor-type="as-char" svg:width="6.9236in" svg:height="3.956343in" draw:z-index="0">
<draw:image xlink:href="../Images/yкринформ/2023-04-28T21-18-00-03-00/630_360_1663863368-624.jpg" xlink:type="simple" xlink:show="embed" xlink:actuate="onLoad" draw:mime-type="image/jpeg"/>
</draw:frame>
乌克兰的武器摧毁了三个BMP和一辆俄罗斯入侵者。</text:p>
      <text:p text:style-name="P4">
根据乌克林的说法，乌克兰武装部队的陆军在[]中报道(https://t.me/landforcesofukraine/8629)，出版了一个相应的视频。</text:p>
      <text:p text:style-name="P4">
<text:span text:style-name="T5">
viso：<text:a xlink:type="simple" xlink:href="https://www.facebook.com/watch/" text:style-name="Internet_20_link" text:visited-style-name="Visited_20_Internet_20_Link">
</text:a>
</text:span>
</text:p>
      <text:p text:style-name="P4">
“三个敌人的BMP和一个俄罗斯坦克被摧毁。 邪恶大炮的联合作品和第25位独立的空降的水icheslav旅。”消息写道。</text:p>
      <text:p text:style-name="P4">
<text:span text:style-name="T4">
另请阅读：</text:span>
 <text:a xlink:type="simple" xlink:href="https://www.ukrinform.ua/rubric-ato/3701828-sili-oboroni-znisili-vze-189-460-rosian.html" text:style-name="Internet_20_link" text:visited-style-name="Visited_20_Internet_20_Link">
<text:span text:style-name="T4">
被摧毁</text:span>
</text:a>
正如乌克林福姆报道的，在卢汉斯地区伞兵<text:a xlink:type="simple" xlink:href="https://www.ukrinform.ua/rubric-ato/3701910-desantniki-pokazali-rosijski-bmp-zniseni-na-lugansini.html" text:style-name="Internet_20_link" text:visited-style-name="Visited_20_Internet_20_Link">
</text:a>
。</text:p>
      <text:p text:style-name="P4">
<text:span text:style-name="T5">
照片说明性：武装部队的总人员</text:span>
</text:p>
      <text:p text:style-name="P4">
News Source: <text:a xlink:type="simple" xlink:href="https://www.ukrinform.ua/rubric-ato/3702258-sili-oboroni-znisili-tri-rosijski-bmp-i-tank.html" text:style-name="Internet_20_link" text:visited-style-name="Visited_20_Internet_20_Link">
https://www.ukrinform.ua/rubric-ato/3702258-sili-oboroni-znisili-tri-rosijski-bmp-i-tank.html</text:a>
</text:p>
      <!--NEWS-->
      <text:h text:style-name="P10" text:outline-level="1">
<text:span text:style-name="T4">
联合国可以组织一个任务，以返回被驱逐的乌克兰儿童 - 卢比尼特</text:span>
</text:h>
      <text:p text:style-name="P4">
作者: Ukrinform (Person)</text:p>
      <text:p text:style-name="P4">
出版商: Укринформ (Organization)</text:p>
      <text:p text:style-name="P4">
出版时间: 2023-04-28T21:29:00+03:00</text:p>
      <text:p text:style-name="P4">
修改时间: 2023-04-28T21:29:00+03:00</text:p>
      <text:p text:style-name="P4">
描述: </text:p>
      <text:p text:style-name="P4">
→Оццц都。  - I的，。: </text:p>
      <text:p text:style-name="P4">
图片: ["<text:a xlink:type="simple" xlink:href="https://static.ukrinform.com/photos/2022_05/thumb_files/630_360_1652173617-173.jpg" text:style-name="Internet_20_link" text:visited-style-name="Visited_20_Internet_20_Link">
630_360_16521...</text:a>
"]</text:p>
      <text:p text:style-name="P4">
标签: ['Депортація', 'Діти', 'ООН', 'Війна з росією', 'Дмитро Лубінець', 'Єдині новини']</text:p>
      <text:p text:style-name="P4">
类型: Article</text:p>
      <!--METADATA-->
      <text:p text:style-name="P4">
<draw:frame draw:style-name="fr1" draw:name="Image242" text:anchor-type="as-char" svg:width="6.9236in" svg:height="3.956343in" draw:z-index="0">
<draw:image xlink:href="../Images/yкринформ/2023-04-28T21-29-00-03-00/630_360_1652173617-173.jpg" xlink:type="simple" xlink:show="embed" xlink:actuate="onLoad" draw:mime-type="image/jpeg"/>
</draw:frame>
联合国可以建立一项任务，该任务将与俄罗斯人驱逐出乌克兰儿童的俄罗斯联邦。</text:p>
      <text:p text:style-name="P4">
人权人权dmitry lubinets的Verkhovna Rada专员在唯一新闻的播音中说，这是关于是否应对乌克兰儿童的驱逐出境的问题。</text:p>
      <text:p text:style-name="P4">
“我们想要和想要<text:a xlink:type="simple" xlink:href="https://www.ukrinform.ua/tag-oon" text:style-name="Internet_20_link" text:visited-style-name="Visited_20_Internet_20_Link">
</text:a>
创建了有效的机制。 它(也许 - 埃德。)，例如，某种任务(俄罗斯人 -  ed。)并从身体上接我们的乌克兰儿童。 如果俄罗斯联邦不允许这座城市 - 那么，将俄罗斯联合会排除在内，至少是联合国安理会的最大值，这可能是很长一段时间”  - 卢宾说。</text:p>
      <text:p text:style-name="P4">
<text:span text:style-name="T4">
另请阅读：</text:span>
 <text:a xlink:type="simple" xlink:href="https://www.ukrinform.ua/rubric-ato/3702137-zelenskij-z-povernennam-deportovanih-ditej-poki-so-ukraini-dopomagae-tilki-ukraina.html" text:style-name="Internet_20_link" text:visited-style-name="Visited_20_Internet_20_Link">
<text:span text:style-name="T4">
儿童</text:span>
</text:a>
申诉专员对乌克兰儿童塔纳西斯利尼斯基运动的速度种族灭绝运动的承认做出回应，监察员说，速度是国际组织的一个例子，不仅害怕调节某些问题并讨论他们，但也接受相关。</text:p>
      <text:p text:style-name="P4">
据报道，4月27日<text:a xlink:type="simple" xlink:href="https://www.ukrinform.ua/rubric-ato/3701663-pare-viznala-genocidom-deportaciu-ukrainskih-ditej-do-rosii.html" text:style-name="Internet_20_link" text:visited-style-name="Visited_20_Internet_20_Link">
</text:a>
并呼吁国际刑事法院考虑对这一犯罪的刑事预测的可能性。</text:p>
      <text:p text:style-name="P4">
<text:span text:style-name="T4">
另请阅读：</text:span>
 <text:a xlink:type="simple" xlink:href="https://www.ukrinform.ua/rubric-ato/3702175-dla-podolanna-naslidkiv-deportacii-ditej-z-ukraini-znadoblatsa-roki-watchlist.html" text:style-name="Internet_20_link" text:visited-style-name="Visited_20_Internet_20_Link">
<text:span text:style-name="T4">
儿童</text:span>
</text:a>
4月28日，乌克兰沃迪米尔Zelensky总统表示，乌克兰仅帮助乌克兰作为乌克兰。</text:p>
      <text:p text:style-name="P4">
对于他的角色，卢比尼特说<text:a xlink:type="simple" xlink:href="https://www.ukrinform.ua/rubric-ato/3702216-lubinec-v-oon-nagadav-so-rosia-deportue-ukrainskih-ditej-z-2014-roku.html" text:style-name="Internet_20_link" text:visited-style-name="Visited_20_Internet_20_Link">
</text:a>
 .</text:p>
      <text:p text:style-name="P4">
News Source: <text:a xlink:type="simple" xlink:href="https://www.ukrinform.ua/rubric-ato/3702265-oon-mogla-b-organizuvati-misiu-sodo-povernenna-deportovanih-ukrainskih-ditej-lubinec.html" text:style-name="Internet_20_link" text:visited-style-name="Visited_20_Internet_20_Link">
https://www.ukrinform.ua/rubric-ato/3702265-oon-mogla-b-organizuvati-misiu-sodo-povernenna-deportovanih-ukrainskih-ditej-lubinec.html</text:a>
</text:p>
      <!--NEWS-->
      <text:h text:style-name="P10" text:outline-level="1">
<text:span text:style-name="T4">
Yarmolenko的处罚并没有帮助Al-Ayna参加阿联酋总统杯决赛</text:span>
</text:h>
      <text:p text:style-name="P4">
作者: Ukrinform (Person)</text:p>
      <text:p text:style-name="P4">
出版商: Укринформ (Organization)</text:p>
      <text:p text:style-name="P4">
出版时间: 2023-04-28T21:30:24+03:00</text:p>
      <text:p text:style-name="P4">
修改时间: 2023-04-28T21:30:24+03:00</text:p>
      <text:p text:style-name="P4">
描述: 训练乌克兰专家谢尔盖·雷布罗夫（Sergey Rebrov）的乌克兰国家队安德里·雅尔莫伦科（Andriy Yarmolenko）国家队队长艾尔·阿尼（Al-Aain）足球俱乐部在赛后罚款系列Al-Sharzha中输给了阿拉伯联合酋长国联合阿联酋（UAE）总统。  - 乌克林。</text:p>
      <text:p text:style-name="P4">
图片: ["<text:a xlink:type="simple" xlink:href="https://static.ukrinform.com/photos/2023_04/thumb_files/630_360_1682706491-528.jpg" text:style-name="Internet_20_link" text:visited-style-name="Visited_20_Internet_20_Link">
630_360_16827...</text:a>
"]</text:p>
      <text:p text:style-name="P4">
标签: ['Ярмоленко', 'Футбол']</text:p>
      <text:p text:style-name="P4">
类型: Article</text:p>
      <!--METADATA-->
      <text:p text:style-name="P4">
<draw:frame draw:style-name="fr1" draw:name="Image243" text:anchor-type="as-char" svg:width="6.9236in" svg:height="3.956343in" draw:z-index="0">
<draw:image xlink:href="../Images/yкринформ/2023-04-28T21-30-24-03-00/630_360_1682706491-528.jpg" xlink:type="simple" xlink:show="embed" xlink:actuate="onLoad" draw:mime-type="image/jpeg"/>
</draw:frame>
乌克兰安德里·雅莫伦科国家队的Al-ain足球俱乐部队长，他在总统杯的决赛中训练乌克兰专家Sergey Rebrov培训乌克兰专家Sergey Rebrov(阿联酋)他输给了Al-Sharzha队的一系列赛后处罚。</text:p>
      <text:p text:style-name="P4">
根据乌克兰足球协会的说法( <text:a xlink:type="simple" xlink:href="https://uaf.ua/article/48131" text:style-name="Internet_20_link" text:visited-style-name="Visited_20_Internet_20_Link">
 </text:a>
)，Yarmolenko在排队的首发比赛中出战，并在两者的结尾处出战，最后以乌克兰队对手的胜利在很长的后 - 赛后点球 -  13:12  -  13:12  -  1。乌克林福姆报道说：1记录在游戏时间。</text:p>
      <text:p text:style-name="P4">
<text:span text:style-name="T4">
另请阅读：</text:span>
 <text:a xlink:type="simple" xlink:href="https://www.ukrinform.ua/rubric-sports/3692245-alajn-armolenka-zigrav-uniciu-u-persomu-pivfinali-kubka-prezidenta-oae.html" text:style-name="Internet_20_link" text:visited-style-name="Visited_20_Internet_20_Link">
<text:span text:style-name="T4">
 yarmolenka </text:span>
</text:a>
应当指出的是，Yarmolenko已从该系列的第11个标记中实施了两次。</text:p>
      <text:p text:style-name="P4">
照片：fc al-ain。</text:p>
      <text:p text:style-name="P4">
News Source: <text:a xlink:type="simple" xlink:href="https://www.ukrinform.ua/rubric-sports/3702261-penalti-armolenka-ne-dopomogli-alajnu-rebrova-vijti-u-final-kubka-prezidenta-oae.html" text:style-name="Internet_20_link" text:visited-style-name="Visited_20_Internet_20_Link">
https://www.ukrinform.ua/rubric-sports/3702261-penalti-armolenka-ne-dopomogli-alajnu-rebrova-vijti-u-final-kubka-prezidenta-oae.html</text:a>
</text:p>
      <!--NEWS-->
      <text:h text:style-name="P10" text:outline-level="1">
<text:span text:style-name="T4">
我们关于乌克兰的导弹中风：让我们尽一切努力使俄罗斯负责</text:span>
</text:h>
      <text:p text:style-name="P4">
作者: Ukrinform (Person)</text:p>
      <text:p text:style-name="P4">
出版商: Укринформ (Organization)</text:p>
      <text:p text:style-name="P4">
出版时间: 2023-04-28T21:32:00+03:00</text:p>
      <text:p text:style-name="P4">
修改时间: 2023-04-28T21:32:00+03:00</text:p>
      <text:p text:style-name="P4">
描述: 美国政府将在俄罗斯的武装侵略条件下继续对乌克兰进行全面的支持，并进行进一步的工作，以使俄罗斯联邦因其战争罪而绳之以法。  - 乌克林。</text:p>
      <text:p text:style-name="P4">
图片: ["<text:a xlink:type="simple" xlink:href="https://static.ukrinform.com/photos/2022_10/thumb_files/630_360_1666031974-150.jpg" text:style-name="Internet_20_link" text:visited-style-name="Visited_20_Internet_20_Link">
630_360_16660...</text:a>
"]</text:p>
      <text:p text:style-name="P4">
标签: ['США', 'Держдеп', 'Війна з росією', 'Ракетний удар']</text:p>
      <text:p text:style-name="P4">
类型: Article</text:p>
      <!--METADATA-->
      <text:p text:style-name="P4">
<draw:frame draw:style-name="fr1" draw:name="Image244" text:anchor-type="as-char" svg:width="6.9236in" svg:height="3.956343in" draw:z-index="0">
<draw:image xlink:href="../Images/yкринформ/2023-04-28T21-32-00-03-00/630_360_1666031974-150.jpg" xlink:type="simple" xlink:show="embed" xlink:actuate="onLoad" draw:mime-type="image/jpeg"/>
</draw:frame>
在俄罗斯的武装侵略条件下，政府一直在继续对乌克兰进行全面的支持，并继续进行旨在承担RFDO对军事犯罪责任的进一步工作。</text:p>
      <text:p text:style-name="P4">
因此，周五，华盛顿官方的立场对乌克兰俄罗斯联邦的最新袭击是美国国务院Vedantpatatel的副发言人，他据报道了乌克西法姆的记者。</text:p>
      <text:p text:style-name="P4">
教育部门的代表说：“这是一长串证据表明，俄罗斯平民和乌克兰人的生活的一个例子。”(https://www.ukrinform.ua/tag-ssa)。</text:p>
      <text:p text:style-name="P4">
他强调，美国一方将竭尽所能，竭尽所能逃脱惩罚。</text:p>
      <text:p text:style-name="P4">
<text:span text:style-name="T4">
另请阅读：</text:span>
 <text:a xlink:type="simple" xlink:href="https://www.ukrinform.ua/rubric-ato/3701851-raketnim-udarom-po-umani-poskodzeni-blizko-10-bagatokvartirnih-budinkiv-zelenskij.html" text:style-name="Internet_20_link" text:visited-style-name="Visited_20_Internet_20_Link">
<text:span text:style-name="T4">
导弹</text:span>
 <text:span text:style-name="T4">
 blow </text:span>
</text:a>
美国国务院的官方代表强调说：“美国将继续尽一切可能支持我们的乌克兰伙伴，将继续竭尽所能将联邦绳之以法。”</text:p>
      <text:p text:style-name="P4">
据乌克林福姆称，周五，俄罗斯军队再次袭击了乌克兰人和无人驾驶飞机。 袭击是针对Uman，DNIEPER和KYIV地区的，导致了被摧毁的住宅建筑物，并被杀害。 国防军在早上<text:a xlink:type="simple" xlink:href="https://www.ukrinform.ua/rubric-ato/3701811-sili-oboroni-vranci-znisili-21-iz-23-rosijskih-krilatih-raket-i-dva-bpla-zaluznij.html" text:style-name="Internet_20_link" text:visited-style-name="Visited_20_Internet_20_Link">
</text:a>
和两个无人机。</text:p>
      <text:p text:style-name="P4">
<text:span text:style-name="T4">
另请阅读：</text:span>
 <text:a xlink:type="simple" xlink:href="https://www.ukrinform.ua/rubric-polytics/3701950-v-op-vidpovili-na-dopis-minoboroni-rf-tocno-v-cil-neadekvatnist-nacii-teroristiv.html" text:style-name="Internet_20_link" text:visited-style-name="Visited_20_Internet_20_Link">
</text:a>
根据最新数据，由于俄罗斯军队在Cherkasy地区Uman的一座住宅高层建筑上遭到火箭袭击而丧生的数量<text:a xlink:type="simple" xlink:href="https://www.ukrinform.ua/rubric-regions/3702203-raketnij-udar-po-umani-kilkist-zagiblih-zrosla-do-23.html" text:style-name="Internet_20_link" text:visited-style-name="Visited_20_Internet_20_Link">
</text:a>
。 其中有四个孩子。</text:p>
      <text:p text:style-name="P4">
在4月28日的早晨火箭袭击[]的结果<text:a xlink:type="simple" xlink:href="https://www.ukrinform.ua/rubric-regions/3701825-raketna-ataka-na-dnipro-v-ova-rozpovili-detali.html" text:style-name="Internet_20_link" text:visited-style-name="Visited_20_Internet_20_Link">
</text:a>
，包括一个小孩。</text:p>
      <text:p text:style-name="P4">
<text:span text:style-name="T4">
另请阅读：</text:span>
 <text:a xlink:type="simple" xlink:href="https://www.ukrinform.ua/rubric-polytics/3702059-posol-izrailu-visloviv-spivcutta-rodinam-zagiblih-vid-raketnogo-obstrilu-rf.html" text:style-name="Internet_20_link" text:visited-style-name="Visited_20_Internet_20_Link">
<text:span text:style-name="T4">
大使</text:span>
 <text:span text:style-name="T4">
以色列</text:span>
</text:a>
</text:p>
      <text:p text:style-name="P4">
News Source: <text:a xlink:type="simple" xlink:href="https://www.ukrinform.ua/rubric-ato/3702263-ssa-pro-raketnij-udar-po-ukraini-zrobimo-vse-abi-pritagti-rosiu-do-vidpovidalnosti.html" text:style-name="Internet_20_link" text:visited-style-name="Visited_20_Internet_20_Link">
https://www.ukrinform.ua/rubric-ato/3702263-ssa-pro-raketnij-udar-po-ukraini-zrobimo-vse-abi-pritagti-rosiu-do-vidpovidalnosti.html</text:a>
</text:p>
      <!--NEWS-->
      <text:h text:style-name="P10" text:outline-level="1">
<text:span text:style-name="T4">
俄罗斯人在苏米地区的四个边境社区开火了一天</text:span>
</text:h>
      <text:p text:style-name="P4">
作者: Ukrinform (Person)</text:p>
      <text:p text:style-name="P4">
出版商: Укринформ (Organization)</text:p>
      <text:p text:style-name="P4">
出版时间: 2023-04-28T21:46:00+03:00</text:p>
      <text:p text:style-name="P4">
修改时间: 2023-04-28T21:46:00+03:00</text:p>
      <text:p text:style-name="P4">
描述: 俄罗斯军队于周五开火，苏米地区的四个领土社区。  - 乌克林。</text:p>
      <text:p text:style-name="P4">
图片: ["<text:a xlink:type="simple" xlink:href="https://static.ukrinform.com/photos/2023_04/thumb_files/630_360_1681058866-765.jpg" text:style-name="Internet_20_link" text:visited-style-name="Visited_20_Internet_20_Link">
630_360_16810...</text:a>
"]</text:p>
      <text:p text:style-name="P4">
标签: ['Обстріл', 'Сумщина', 'Кордон', 'Війна з росією']</text:p>
      <text:p text:style-name="P4">
类型: Article</text:p>
      <!--METADATA-->
      <text:p text:style-name="P4">
<draw:frame draw:style-name="fr1" draw:name="Image245" text:anchor-type="as-char" svg:width="6.9236in" svg:height="3.956343in" draw:z-index="0">
<draw:image xlink:href="../Images/yкринформ/2023-04-28T21-46-00-03-00/630_360_1681058866-765.jpg" xlink:type="simple" xlink:show="embed" xlink:actuate="onLoad" draw:mime-type="image/jpeg"/>
</draw:frame>
星期五，卢斯基卡(Ruskivska)周五开除了苏米地区的四个领土社区。</text:p>
      <text:p text:style-name="P4">
根据乌克林福姆的说法，苏米地区军事行政部门报告了<text:a xlink:type="simple" xlink:href="https://t.me/Sumy_news_ODA/15809" text:style-name="Internet_20_link" text:visited-style-name="Visited_20_Internet_20_Link">
</text:a>
。</text:p>
      <text:p text:style-name="P4">
“白天，俄罗斯人做了7 <text:a xlink:type="simple" xlink:href="https://www.ukrinform.ua/tag-obstril" text:style-name="Internet_20_link" text:visited-style-name="Visited_20_Internet_20_Link">
</text:a>
边境社区 - 贝洛皮尔，埃斯曼，Znob-Novgorod Tasn-Budskaya。 58次爆炸已记录。”消息写道。</text:p>
      <text:p text:style-name="P4">
在Belopil社区，俄罗斯入侵者击中了迫击炮 -  18个饥饿特工-29枪。 同样是从俄罗斯联邦领土发射的四轮摩托车中获得了两个权力。</text:p>
      <text:p text:style-name="P4">
埃斯曼社区发生了3次爆炸。 Znob-Novgorod社区有4个迫击炮。</text:p>
      <text:p text:style-name="P4">
<text:span text:style-name="T4">
另请阅读：</text:span>
 <text:a xlink:type="simple" xlink:href="https://www.ukrinform.ua/rubric-regions/3702203-raketnij-udar-po-umani-kilkist-zagiblih-zrosla-do-23.html" text:style-name="Internet_20_link" text:visited-style-name="Visited_20_Internet_20_Link">
</text:a>
此外，敌人从俄罗斯联邦领土的俄罗斯领土中间的炮兵中击败了敌人。</text:p>
      <text:p text:style-name="P4">
根据OVA的说法，在所有情况下都没有后果。</text:p>
      <text:p text:style-name="P4">
正如乌克林福姆报道的，4月28日，俄罗斯军队袭击了<text:a xlink:type="simple" xlink:href="https://www.ukrinform.ua/rubric-ato/3702150-rosiani-vdarili-kerovanimi-aviabombami-po-selu-na-cernigivsini.html" text:style-name="Internet_20_link" text:visited-style-name="Visited_20_Internet_20_Link">
</text:a>
在Chernihiv地区的Kostobrov村，袭击了住宅区。</text:p>
      <text:p text:style-name="P4">
News Source: <text:a xlink:type="simple" xlink:href="https://www.ukrinform.ua/rubric-ato/3702267-rosiani-za-den-obstrilali-cotiri-prikordonni-gromadi-sumsini.html" text:style-name="Internet_20_link" text:visited-style-name="Visited_20_Internet_20_Link">
https://www.ukrinform.ua/rubric-ato/3702267-rosiani-za-den-obstrilali-cotiri-prikordonni-gromadi-sumsini.html</text:a>
</text:p>
      <!--NEWS-->
      <text:h text:style-name="P10" text:outline-level="1">
<text:span text:style-name="T4">
导弹罢工后，Uman 110人获得了心理帮助</text:span>
</text:h>
      <text:p text:style-name="P4">
作者: Ukrinform (Person)</text:p>
      <text:p text:style-name="P4">
出版商: Укринформ (Organization)</text:p>
      <text:p text:style-name="P4">
出版时间: 2023-04-28T21:59:00+03:00</text:p>
      <text:p text:style-name="P4">
修改时间: 2023-04-28T21:59:00+03:00</text:p>
      <text:p text:style-name="P4">
描述: 在俄罗斯炮击俄罗斯的乌曼（Cherkasy Region）地区，救援人员被70人撤离，另外110名公民获得了心理援助。  - 乌克林。</text:p>
      <text:p text:style-name="P4">
图片: ["<text:a xlink:type="simple" xlink:href="https://static.ukrinform.com/photos/2023_04/thumb_files/630_360_1682707970-835.jpg" text:style-name="Internet_20_link" text:visited-style-name="Visited_20_Internet_20_Link">
630_360_16827...</text:a>
", "<text:a xlink:type="simple" xlink:href="https://static.ukrinform.com/photos/2023_04/1682708061-786.jpg" text:style-name="Internet_20_link" text:visited-style-name="Visited_20_Internet_20_Link">
1682708061-78...</text:a>
"]</text:p>
      <text:p text:style-name="P4">
标签: ['Черкащина', 'Умань', 'Психолог', 'Війна з росією', 'Ракетний удар']</text:p>
      <text:p text:style-name="P4">
类型: Article</text:p>
      <!--METADATA-->
      <text:p text:style-name="P4">
<draw:frame draw:style-name="fr1" draw:name="Image246" text:anchor-type="as-char" svg:width="6.9236in" svg:height="3.956343in" draw:z-index="0">
<draw:image xlink:href="../Images/yкринформ/2023-04-28T21-59-00-03-00/630_360_1682707970-835.jpg" xlink:type="simple" xlink:show="embed" xlink:actuate="onLoad" draw:mime-type="image/jpeg"/>
</draw:frame>
救援人员的Cherkasy地区Uman下午被70人撤离，还有110人获得了心理帮助。</text:p>
      <text:p text:style-name="P4">
关于<text:a xlink:type="simple" xlink:href="https://www.facebook.com/permalink.php" text:style-name="Internet_20_link" text:visited-style-name="Visited_20_Internet_20_Link">
</text:a>
乌克林福姆报道，塞尔吉克鲁克(Sergiykruk)告知乌克兰州急诊务部门负责人。</text:p>
      <text:p text:style-name="P4">
“(UMAN数据 -  ed。)：17个挽救生命。 70名公民被撤离。 另外110人获得了心理帮助，”  - 确定。</text:p>
      <text:p text:style-name="P4">
<draw:frame draw:style-name="fr1" draw:name="Image247" text:anchor-type="as-char" svg:width="6.9236in" svg:height="4.615733in" draw:z-index="0">
<draw:image xlink:href="../Images/yкринформ/2023-04-28T21-59-00-03-00/1682708061-786.jpg" xlink:type="simple" xlink:show="embed" xlink:actuate="onLoad" draw:mime-type="image/jpeg"/>
</draw:frame>
克鲁克指出，乌克兰SES的基础是狂热和专业地处置日常工作的人 - 挽救生命和支持手水中的人，并感谢他们的力量，耐力，勇气，勇气，勇气和和谐。</text:p>
      <text:p text:style-name="P4">
<text:span text:style-name="T4">
另请阅读：</text:span>
 <text:a xlink:type="simple" xlink:href="https://www.ukrinform.ua/rubric-regions/3702061-v-umani-rozgornuli-dnklaboratoriu-dla-identifikacii-zagiblih.html" text:style-name="Internet_20_link" text:visited-style-name="Visited_20_Internet_20_Link">
<text:span text:style-name="T4">
 DNA </text:span>
</text:a>
据报道，入侵者<text:a xlink:type="simple" xlink:href="https://www.ukrinform.ua/rubric-ato/3701792-v-umani-rosijska-raketa-vlucila-u-zitlovu-bagatopoverhivku-pracuut-ratuvalniki.html" text:style-name="Internet_20_link" text:visited-style-name="Visited_20_Internet_20_Link">
</text:a>
。 在一座九座建筑中，有10栋房屋被完全摧毁。</text:p>
      <text:p text:style-name="P4">
根据内部事务部的说法，从[[]] 19:00起死亡人数(https://www.ukrinform.ua/tag-raketnij-udar)Cherkasy地区Uman的俄罗斯军事迁移高层建筑<text:a xlink:type="simple" xlink:href="https://www.ukrinform.ua/rubric-regions/3702203-raketnij-udar-po-umani-kilkist-zagiblih-zrosla-do-23.html" text:style-name="Internet_20_link" text:visited-style-name="Visited_20_Internet_20_Link">
</text:a>
。</text:p>
      <text:p text:style-name="P4">
<text:span text:style-name="T5">
foto：Sergey Kruk，Facebook</text:span>
</text:p>
      <text:p text:style-name="P4">
News Source: <text:a xlink:type="simple" xlink:href="https://www.ukrinform.ua/rubric-regions/3702269-pisla-raketnogo-udaru-po-umani-110-osib-otrimali-psihologicnu-dopomogu.html" text:style-name="Internet_20_link" text:visited-style-name="Visited_20_Internet_20_Link">
https://www.ukrinform.ua/rubric-regions/3702269-pisla-raketnogo-udaru-po-umani-110-osib-otrimali-psihologicnu-dopomogu.html</text:a>
</text:p>
      <!--NEWS-->
      <text:h text:style-name="P10" text:outline-level="1">
<text:span text:style-name="T4">
乌克兰的退伍军人将可以访问一个窗口以获得福利和服务</text:span>
</text:h>
      <text:p text:style-name="P4">
作者: ['АРМІЯINFORM']</text:p>
      <text:p text:style-name="P4">
时间: 2023-04-28T22:00:00-04:00</text:p>
      <text:p text:style-name="P4">
描述: 关于CED Doimlaya Minlateran。 Vetaran，Pidtrima Vetarisky的进步性...与乌克兰2022年的战争，与乌克兰的最新新闻战争，今天与乌克兰2022年的新闻战争，乌克兰和俄罗斯之间的战争，以及乌克兰在2022年与乌克兰之间的战争他们说，与否，是否会在不久的将来与乌克兰进行战争</text:p>
      <text:p text:style-name="P4">
图片: ['<text:a xlink:type="simple" xlink:href="https://armyinform.com.ua/wp-content/uploads/2022/12/630_360_1462927657-8164.jpg" text:style-name="Internet_20_link" text:visited-style-name="Visited_20_Internet_20_Link">
630_360_1462927657-8164.jpg</text:a>
']</text:p>
      <text:p text:style-name="P4">
标签: ['STOPRUSSIA', 'АГРЕСІЯ РФ', 'ВЕТЕРАН ВІЙНИ', 'ВЕТЕРАНИ АТО/ООС', 'ВІЙНА', 'ВТОРГНЕННЯ РФ', 'МІНВЕТЕРАНІВ']</text:p>
      <text:p text:style-name="P4">
类别: News</text:p>
      <!--METADATA-->
      <text:p text:style-name="P4">
<draw:frame draw:style-name="fr1" draw:name="Image248" text:anchor-type="as-char" svg:width="6.9236in" svg:height="3.954686in" draw:z-index="0">
<draw:image xlink:href="../Images/AРМІЯINFORM/2023-04-28T22-00-00-04-00/630_360_1462927657-8164.jpg" xlink:type="simple" xlink:show="embed" xlink:actuate="onLoad" draw:mime-type="image/jpeg"/>
</draw:frame>
说明性照片</text:p>
      <text:p text:style-name="P4">
关于它<text:a xlink:type="simple" xlink:href="https://mva.gov.ua/ua/news/minveteraniv-zaprosilo-predstavnikiv-radi-veteraniv-ukrayini-do-realizaciyi-proyektiv-z-adaptaciyi-zahisnikiv-u-civilnomu-zhitti" text:style-name="Internet_20_link" text:visited-style-name="Visited_20_Internet_20_Link">
报告</text:a>
退伍军人部。</text:p>
      <text:p text:style-name="P4">
退伍军人助理退伍军人研究所，支持退伍军人的企业家计划，企业雇用退伍军人的动机，退伍军人的发展 - 这是在乌克兰退伍军人委员会委员会专家的会议上进行的，并且更多地讨论来自该国的不同地区。</text:p>
      <text:p text:style-name="P4">
战略规划和欧洲一体化局局长斯维特拉纳·贝雷齐纳(Svetlana Berezina)告知了该部的优先项目，这些项目是在实施从兵役前的兵役中实施过渡系统框架内开发的。 她呼吁理事会代表，积极参与退伍军人部的实施。</text:p>
      <text:p text:style-name="P4">
“在战争中获胜和定性重新融入社区中的和平生活之后，我们必须为我们的士兵大规模返回做好准备。人们坚信，由于我们富有成果 - 在和平生活中实现现实，”  - 强调。</text:p>
      <text:p text:style-name="P4">
退伍军人鲁斯兰·普赖科德科(Ruslan Prykhodko)社会保护部社会保护部主任报告了实施“ AdminService” AdminService“退伍军人”的计划。 它设想在提供管理服务的中心实施“单个窗口”，并最大程度地提高退伍军人需求的管理效率，从而简化了接受上文和地方级别提供的特权和服务退伍军人的过程。</text:p>
      <text:p text:style-name="P4">
鲁斯兰·普赖克霍德科(Ruslan Prykhodko)概述了会议，强调了退伍军人与乌克兰退伍军人委员会的沟通的准备，以实施旨在加强退伍军人政策的倡议。</text:p>
      <text:p text:style-name="P4">
News Source: <text:a xlink:type="simple" xlink:href="https://armyinform.com.ua/2023/04/28/veterany-ukrayiny-matymut-dostup-do-yedynogo-vikna-dlya-otrymannya-pilg-ta-poslug/" text:style-name="Internet_20_link" text:visited-style-name="Visited_20_Internet_20_Link">
https://armyinform.com.ua/2023/04/28/veterany-ukrayiny-matymut-dostup-do-yedynogo-vikna-dlya-otrymannya-pilg-ta-poslug/</text:a>
</text:p>
      <!--NEWS-->
      <text:h text:style-name="P10" text:outline-level="1">
<text:span text:style-name="T4">
Zelensky：制止恐怖并拯救人们只能是足够的武器</text:span>
</text:h>
      <text:p text:style-name="P4">
作者: Ukrinform (Person)</text:p>
      <text:p text:style-name="P4">
出版商: Укринформ (Organization)</text:p>
      <text:p text:style-name="P4">
出版时间: 2023-04-28T22:01:00+03:00</text:p>
      <text:p text:style-name="P4">
修改时间: 2023-04-28T22:01:00+03:00</text:p>
      <text:p text:style-name="P4">
描述: 乌克兰需要现代航空，没有它，就没有完全有效的防空防御。 您只能阻止恐怖并用足够的优质武器拯救人们。  - 乌克林。</text:p>
      <text:p text:style-name="P4">
图片: ["<text:a xlink:type="simple" xlink:href="https://static.ukrinform.com/photos/2023_03/thumb_files/630_360_1679682020-565.jpeg" text:style-name="Internet_20_link" text:visited-style-name="Visited_20_Internet_20_Link">
630_360_16796...</text:a>
"]</text:p>
      <text:p text:style-name="P4">
标签: ['Зброя', 'Звернення', 'Зеленський', 'Війна з росією', 'ППО']</text:p>
      <text:p text:style-name="P4">
类型: Article</text:p>
      <!--METADATA-->
      <text:p text:style-name="P4">
<draw:frame draw:style-name="fr1" draw:name="Image249" text:anchor-type="as-char" svg:width="6.9236in" svg:height="3.956343in" draw:z-index="0">
<draw:image xlink:href="../Images/yкринформ/2023-04-28T22-01-00-03-00/630_360_1679682020-565.jpeg" xlink:type="simple" xlink:show="embed" xlink:actuate="onLoad" draw:mime-type="image/jpeg"/>
</draw:frame>
乌克兰目前目前是飞机，没有该飞机，没有完全有效的防空防御。 您只能阻止恐怖，并用足够的优质武器拯救人们。</text:p>
      <text:p text:style-name="P4">
这是由乌克林福姆(Ukrinform)主席沃迪米尔·Zelenskyy(Volodymyr Zelenskyy)在晚间视频中指出的。</text:p>
      <text:p text:style-name="P4">
<text:span text:style-name="T5">
viso：<text:a xlink:type="simple" xlink:href="https://t.me/OP_UA/9362" text:style-name="Internet_20_link" text:visited-style-name="Visited_20_Internet_20_Link">
</text:a>
</text:span>
</text:p>
      <text:p text:style-name="P4">
<text:span text:style-name="T4">
亲爱的乌克兰人!</text:span>
</text:p>
      <text:p text:style-name="P4">
一天，俄罗斯火箭的遗址在乌曼(Uman)进行了解析。 我的交往亲戚和亲人...</text:p>
      <text:p text:style-name="P4">
对于所有被救出的人来说 - 这所房子的居民，邻近的房屋，不幸的是，在爆炸浪潮中，提供了必要的帮助。 我很感激，每个参加救援行动并支持人们的人。</text:p>
      <text:p text:style-name="P4">
世界上绝对和平的Uman Rocket在世界上众所周知，它每年都收到了成千上万的东道主朝圣者……只有绝对的邪恶才能对乌克兰进行这种恐怖。</text:p>
      <text:p text:style-name="P4">
由于今天的火箭袭击，两名乌克兰人在Dnipropetrovsk地区被杀。 母女。 奥尔加(Olga)，出生第92年和维罗妮卡(Veronica)，出生了20年。 即使三年，这个孩子也没有实现!永恒的记忆!..对家庭的同情，对亲人的同情...</text:p>
      <text:p text:style-name="P4">
今天，我们的空军设法击倒了大多数俄罗斯导弹21Z 23.如果不是这样，恐怖分子国家将能够夺走更多的受害者，更多的生命。 这再次证明，停止恐怖和拯救人们可能是更多的武器。 空军，现代航空，没有它，就没有完全有效的艺术。 您需要为我们的城市，后方和前沿的村庄提供安全。 恢复安全和行李，不幸的是，这在被占领的领土上。 暂时地。 我们不能在俄罗斯邪恶的统治下留下任何人。</text:p>
      <text:p text:style-name="P4">
今天，在基辅的访问是捷克共和国总统斯洛伐克总统。 我们已经确切地扑灭了如何保护所有人民，以加速整个地球的恢复和秩序。</text:p>
      <text:p text:style-name="P4">
我感谢斯洛伐克和捷克共和国的支持：在获得斯洛伐克一世社区庇护所的人们的支持下，提供的武器，政治塔撒大的援助。他们与斯洛伐克总统和我们欧洲和欧洲 - 大西洋运动的捷克总统签署了联合声明。</text:p>
      <text:p text:style-name="P4">
他今天还与欧洲理事会主席查尔斯·米歇尔(Charles Michel)进行了交谈。他告诉他俄罗斯恐怖袭击的后果，并在我们的辩护，经济，我们的社会稳定的支持下感谢他。</text:p>
      <text:p text:style-name="P4">
在我看来，与欧洲理事会主席先生分别讨论了固执的固执状况，被我们的农业产品进口的个别国家禁止。 我强调的是，这不仅违反了乌克兰与欧盟之间现有的职业资产协议，而且在克里姆林宫内也带来了危险的希望。 希望在我们普通的欧洲房屋中，可以为共同利益支付错误的决定。</text:p>
      <text:p text:style-name="P4">
现在，俄罗斯违反了贸易自由，试图阻止农产品向世界市场的供应，现在不是跟随任何具有派生区的人做类似的事情的时候了。 有必要以欧洲的方式找到一种正常的，从这种情况中找到一种建设性的方式。 难的。 这样的决定将是我们所有国家和整个欧洲的利益。 我们讨论了Zpan Michel，如何完成，解决方案可以做什么，我们不断与所有合作伙伴联系。</text:p>
      <text:p text:style-name="P4">
如今，乌克兰的具有里程碑意义的投资活动已经举行 - 从全面入侵开始时，乌克兰的首次大型投资。 投资为2.5亿美元，这只是相关软件包的开始。 目前，科利马人仍在与俄罗斯恐怖作斗争，大世界业务不仅相信Unash的胜利，而且还以其数百万美元的投资(细节)证实了这种信念。</text:p>
      <text:p text:style-name="P4">
<text:span text:style-name="T4">
我感谢所有帮助乌克兰的人!</text:span>
</text:p>
      <text:p text:style-name="P4">
<text:span text:style-name="T4">
荣耀我们所有正在战斗，战斗哨所，战斗行动中的士兵的荣耀!感谢乌克兰人民!</text:span>
</text:p>
      <text:p text:style-name="P4">
<text:span text:style-name="T4">
荣耀到乌克兰!</text:span>
</text:p>
      <text:p text:style-name="P4">
_foto：op _</text:p>
      <text:p text:style-name="P4">
News Source: <text:a xlink:type="simple" xlink:href="https://www.ukrinform.ua/rubric-ato/3702270-zupiniti-teror-i-vratuvati-ludej-mozna-lise-dostatnou-kilkistu-akisnoi-zbroi-zelenskij.html" text:style-name="Internet_20_link" text:visited-style-name="Visited_20_Internet_20_Link">
https://www.ukrinform.ua/rubric-ato/3702270-zupiniti-teror-i-vratuvati-ludej-mozna-lise-dostatnou-kilkistu-akisnoi-zbroi-zelenskij.html</text:a>
</text:p>
      <!--NEWS-->
      <text:h text:style-name="P10" text:outline-level="1">
<text:span text:style-name="T4">
德国集团博世出售了部分资产</text:span>
</text:h>
      <text:p text:style-name="P4">
作者: Ukrinform (Person)</text:p>
      <text:p text:style-name="P4">
出版商: Укринформ (Organization)</text:p>
      <text:p text:style-name="P4">
出版时间: 2023-04-28T22:08:00+03:00</text:p>
      <text:p text:style-name="P4">
修改时间: 2023-04-28T22:08:00+03:00</text:p>
      <text:p text:style-name="P4">
描述: 博世德国技术集团表示，她已经在其俄罗斯控股公司S8 Capital的一家工厂出售了生产设施和行政场所，该公司计划重新品牌六个月的能力。  - 乌克林。</text:p>
      <text:p text:style-name="P4">
图片: ["<text:a xlink:type="simple" xlink:href="https://static.ukrinform.com/photos/2018_02/thumb_files/630_360_1517838537-6946.jpg" text:style-name="Internet_20_link" text:visited-style-name="Visited_20_Internet_20_Link">
630_360_15178...</text:a>
"]</text:p>
      <text:p text:style-name="P4">
标签: ['Бізнес', 'росія', 'Bosch', 'Продаж']</text:p>
      <text:p text:style-name="P4">
类型: Article</text:p>
      <!--METADATA-->
      <text:p text:style-name="P4">
<draw:frame draw:style-name="fr1" draw:name="Image250" text:anchor-type="as-char" svg:width="6.9236in" svg:height="3.956343in" draw:z-index="0">
<draw:image xlink:href="../Images/yкринформ/2023-04-28T22-08-00-03-00/630_360_1517838537-6946.jpg" xlink:type="simple" xlink:show="embed" xlink:actuate="onLoad" draw:mime-type="image/jpeg"/>
</draw:frame>
博世德国集团表示，她已经在俄罗斯控股公司S8 Capital的一家工厂出售了生产设施，该公司计划在六个月内重塑品牌。</text:p>
      <text:p text:style-name="P4">
正如乌克林福姆报道的那样，它报告了<text:a xlink:type="simple" xlink:href="https://www.reuters.com/markets/europe/germanys-bosch-sells-some-russian-assets-holding-company-s8-capital-2023-04-28/" text:style-name="Internet_20_link" text:visited-style-name="Visited_20_Internet_20_Link">
</text:a>
。</text:p>
      <text:p text:style-name="P4">
数十家公司已决定离开俄罗斯，或宣布将其制定计划，因为去年2月24日，乌克兰对俄罗斯的军事侵略开始。 S8 Capital早些时候收购了Otis Worldwide Corp.的俄罗斯商业生产商。</text:p>
      <text:p text:style-name="P4">
S8 Capital报告说，博世协议包括博世企业三家企业中的100％用于生产点火蜡烛，电动工具工厂以及乌罗西亚城市恩格​​斯的供暖锅炉的生产。</text:p>
      <text:p text:style-name="P4">
博世代表说：“该协议已完成，新行动员的正式注册将在未来几天内进行。”</text:p>
      <text:p text:style-name="P4">
<text:span text:style-name="T4">
另请阅读：</text:span>
 [<text:span text:style-name="T4">
一个</text:span>
 <text:span text:style-name="T4">
 </text:span>
最大<text:span text:style-name="T4">
 </text:span>
 <text:span text:style-name="T4">
 </text:span>
 <text:span text:style-name="T4">
 </text:span>
 <text:span text:style-name="T4">
制造商</text:span>
<text:span text:style-name="T4">
农业机械</text:span>
 <text:span text:style-name="T4">
 </text:span>
卖<text:span text:style-name="T4">
卖</text:span>
 <text:span text:style-name="T4">
 </text:span>
 <text:span text:style-name="T4">
 business* * </text:span>
 **(https://www.ukrinform.ua/rubric-economy/3698255-odin-z-najbilsih-u-sviti-virobnikiv-silgosptehniki-prodae-biznes-u-rosii.html)博世说，包括恩格斯的工厂在内的制裁中断了大部分<text:a xlink:type="simple" xlink:href="https://www.ukrinform.ua/tag-biznes" text:style-name="Internet_20_link" text:visited-style-name="Visited_20_Internet_20_Link">
</text:a>
俄罗斯联邦的灌溉客户。</text:p>
      <text:p text:style-name="P4">
与乌克兰战争结束后不久，博世说，她通过迹象表明其产品用于非西维利亚目的，以驳回当地合同的目的，向俄罗斯客户提供了为俄罗斯客户提供的组件供应。</text:p>
      <text:p text:style-name="P4">
但是，博世在圣彼得堡萨马拉仍然有两个非工作生产区。</text:p>
      <text:p text:style-name="P4">
News Source: <text:a xlink:type="simple" xlink:href="https://www.ukrinform.ua/rubric-economy/3702268-nimecka-grupa-bosch-prodala-castinu-svoih-aktiviv-u-rosii.html" text:style-name="Internet_20_link" text:visited-style-name="Visited_20_Internet_20_Link">
https://www.ukrinform.ua/rubric-economy/3702268-nimecka-grupa-bosch-prodala-castinu-svoih-aktiviv-u-rosii.html</text:a>
</text:p>
      <!--NEWS-->
      <text:h text:style-name="P10" text:outline-level="1">
<text:span text:style-name="T4">
政府批准进入乌克兰和欧盟的公共采购市场</text:span>
</text:h>
      <text:p text:style-name="P4">
作者: Ukrinform (Person)</text:p>
      <text:p text:style-name="P4">
出版商: Укринформ (Organization)</text:p>
      <text:p text:style-name="P4">
出版时间: 2023-04-28T22:11:00+03:00</text:p>
      <text:p text:style-name="P4">
修改时间: 2023-04-28T22:11:00+03:00</text:p>
      <text:p text:style-name="P4">
描述: 部长的内阁通过了欧盟 - 乌克兰协会委员会和彼此公共采购市场相互访问协会委员会的决定。  - 乌克林。</text:p>
      <text:p text:style-name="P4">
图片: ["<text:a xlink:type="simple" xlink:href="https://static.ukrinform.com/photos/2023_04/thumb_files/630_360_1682709098-963.jpg" text:style-name="Internet_20_link" text:visited-style-name="Visited_20_Internet_20_Link">
630_360_16827...</text:a>
"]</text:p>
      <text:p text:style-name="P4">
标签: ['Євросоюз', 'Кабмін', 'Шмигаль', 'Ринок']</text:p>
      <text:p text:style-name="P4">
类型: Article</text:p>
      <!--METADATA-->
      <text:p text:style-name="P4">
<draw:frame draw:style-name="fr1" draw:name="Image251" text:anchor-type="as-char" svg:width="6.9236in" svg:height="3.956343in" draw:z-index="0">
<draw:image xlink:href="../Images/yкринформ/2023-04-28T22-11-00-03-00/630_360_1682709098-963.jpg" xlink:type="simple" xlink:show="embed" xlink:actuate="onLoad" draw:mime-type="image/jpeg"/>
</draw:frame>
部长的内阁通过了乌克兰 - 欧盟协会委员会和公共采购协会彼此公共采购协会委员会的决定。</text:p>
      <text:p text:style-name="P4">
关于<text:a xlink:type="simple" xlink:href="https://t.me/Denys_Smyhal/5137" text:style-name="Internet_20_link" text:visited-style-name="Visited_20_Internet_20_Link">
</text:a>
乌克林福姆报道，丹尼斯·施米加尔(Denis Shmigal)通知乌克兰总理。</text:p>
      <text:p text:style-name="P4">
“我们朝着欧盟成员迈出了重要的一步。 我们同步公共采购领域的乌克兰太极欧洲标准。 他们通过欧盟 - 乌克兰 - 乌克兰委员会和共同访问公共采购市场的协会委员会的决定。”他说。</text:p>
      <text:p text:style-name="P4">
根据 <text:a xlink:type="simple" xlink:href="https://www.ukrinform.ua/tag-smigal" text:style-name="Internet_20_link" text:visited-style-name="Visited_20_Internet_20_Link">
</text:a>
，这适用于中央，地区，地方当局以及乌克兰和欧盟的公法组织。</text:p>
      <text:p text:style-name="P4">
<text:span text:style-name="T4">
另请阅读：</text:span>
 <text:a xlink:type="simple" xlink:href="https://www.ukrinform.ua/rubric-economy/3664177-ukraina-mae-integruvatis-u-rinok-es-ne-cekauci-vstupu-sviridenko.html" text:style-name="Internet_20_link" text:visited-style-name="Visited_20_Internet_20_Link">
</text:a>
据报道，乌克兰部长的内阁通过了一项决议，该决议确定了根据乌克兰立法并考虑到需求的电子识别和对电子识别手段的信心水平。</text:p>
      <text:p text:style-name="P4">
<text:span text:style-name="T5">
foto：Denis Shmigal，Telegram</text:span>
</text:p>
      <text:p text:style-name="P4">
News Source: <text:a xlink:type="simple" xlink:href="https://www.ukrinform.ua/rubric-economy/3702271-urad-shvaliv-dostup-do-rinkiv-publicnih-zakupivel-ukraini-i-es-smigal.html" text:style-name="Internet_20_link" text:visited-style-name="Visited_20_Internet_20_Link">
https://www.ukrinform.ua/rubric-economy/3702271-urad-shvaliv-dostup-do-rinkiv-publicnih-zakupivel-ukraini-i-es-smigal.html</text:a>
</text:p>
      <!--NEWS-->
      <text:h text:style-name="P10" text:outline-level="1">
<text:span text:style-name="T4">
只有对乌克兰的恐怖就可以分类绝对邪恶 - 乌曼罢工总统</text:span>
</text:h>
      <text:p text:style-name="P4">
作者: Ukrinform (Person)</text:p>
      <text:p text:style-name="P4">
出版商: Укринформ (Organization)</text:p>
      <text:p text:style-name="P4">
出版时间: 2023-04-28T22:20:00+03:00</text:p>
      <text:p text:style-name="P4">
修改时间: 2023-04-28T22:20:00+03:00</text:p>
      <text:p text:style-name="P4">
描述: 到这个时候，Uman已经意识到23人死亡，其中包括四个孩子，只有绝对邪恶才能对乌克兰造成这样的恐怖。  - 乌克林。</text:p>
      <text:p text:style-name="P4">
图片: ["<text:a xlink:type="simple" xlink:href="https://static.ukrinform.com/photos/2023_04/thumb_files/630_360_1682451261-591.jpeg" text:style-name="Internet_20_link" text:visited-style-name="Visited_20_Internet_20_Link">
630_360_16824...</text:a>
"]</text:p>
      <text:p text:style-name="P4">
标签: ['Умань', 'Зеленський', 'Війна з росією', 'Ракетний удар']</text:p>
      <text:p text:style-name="P4">
类型: Article</text:p>
      <!--METADATA-->
      <text:p text:style-name="P4">
<draw:frame draw:style-name="fr1" draw:name="Image252" text:anchor-type="as-char" svg:width="6.9236in" svg:height="3.956343in" draw:z-index="0">
<draw:image xlink:href="../Images/yкринформ/2023-04-28T22-20-00-03-00/630_360_1682451261-591.jpeg" xlink:type="simple" xlink:show="embed" xlink:actuate="onLoad" draw:mime-type="image/jpeg"/>
</draw:frame>
截至这个时候，在Uman，已经有23人死亡，其中有四个孩子，只有绝对邪恶才能对乌克兰造成这样的恐怖。</text:p>
      <text:p text:style-name="P4">
乌克兰总统在晚上说了这一点<text:a xlink:type="simple" xlink:href="https://t.me/V_Zelenskiy_official/6046" text:style-name="Internet_20_link" text:visited-style-name="Visited_20_Internet_20_Link">
</text:a>
 <text:a xlink:type="simple" xlink:href="https://www.youtube.com/watch" text:style-name="Internet_20_link" text:visited-style-name="Visited_20_Internet_20_Link">
</text:a>
，报道乌克林福姆。</text:p>
      <text:p text:style-name="P4">
_ <text:span text:style-name="T4">
 视频 </text:span>
： <text:a xlink:type="simple" xlink:href="https://t.me/OP_UA/9362" text:style-name="Internet_20_link" text:visited-style-name="Visited_20_Internet_20_Link">
</text:a>
_</text:p>
      <text:p text:style-name="P4">
“在这个绝对和平的城市，Uman火箭在世界上闻名，因为它每年都收到了成千上万的东道主朝圣者……只有绝对的邪恶才能对乌克兰造成如此恐惧。”(https://www.ukrinform.ua/tag-zelenskij)。</text:p>
      <text:p text:style-name="P4">
他指出，整天在俄罗斯火箭店的乌曼(Uman)分析。</text:p>
      <text:p text:style-name="P4">
“截至这个时候，已经有23人死亡，其中包括四个孩子。 我的亲戚和亲人。”总统说。</text:p>
      <text:p text:style-name="P4">
<text:span text:style-name="T4">
另请阅读：</text:span>
 <text:a xlink:type="simple" xlink:href="https://www.ukrinform.ua/rubric-regions/3702269-pisla-raketnogo-udaru-po-umani-110-osib-otrimali-psihologicnu-dopomogu.html" text:style-name="Internet_20_link" text:visited-style-name="Visited_20_Internet_20_Link">
<text:span text:style-name="T4">
 uman </text:span>
</text:a>
国家元首补充说，为所有被救出的人来说 - 这所房子的居民，受爆炸浪潮影响的邻近房屋 - 得到必要的帮助。</text:p>
      <text:p text:style-name="P4">
他感谢参加救援行动并支持人们的每个人。</text:p>
      <text:p text:style-name="P4">
Zelensky还报告说，由于抢劫罢工，两名乌克兰人在Dnipropetrovsk地区被杀。</text:p>
      <text:p text:style-name="P4">
<text:span text:style-name="T4">
另请阅读：</text:span>
 <text:a xlink:type="simple" xlink:href="https://www.ukrinform.ua/rubric-regions/3702071-zinka-aka-zaginula-u-dnipri-z-ditinou-vid-raketnoi-ataki-rf-ratuvalasa-vid-vijni-v-batkiv.html" text:style-name="Internet_20_link" text:visited-style-name="Visited_20_Internet_20_Link">
<text:span text:style-name="T4">
 dnipro </text:span>
</text:a>
“ Olga -1992，Veronica -2020……甚至三岁这个孩子也没有满足!永恒的记忆...向家庭表示慰问，同情近……”总统说。</text:p>
      <text:p text:style-name="P4">
此外，他强调，今天我们的空军设法带来了俄罗斯火箭 - 只有21种武器。”</text:p>
      <text:p text:style-name="P4">
<text:span text:style-name="T4">
另请阅读：</text:span>
 <text:a xlink:type="simple" xlink:href="https://www.ukrinform.ua/rubric-ato/3702263-ssa-pro-raketnij-udar-po-ukraini-zrobimo-vse-abi-pritagti-rosiu-do-vidpovidalnosti.html" text:style-name="Internet_20_link" text:visited-style-name="Visited_20_Internet_20_Link">
</text:a>
</text:p>
      <text:p text:style-name="P4">
正如乌克林福姆报道的那样，入侵者用有翼向乌曼开了枪。 在一座九座建筑中，入口被完全摧毁，对10座房屋进行了调查。</text:p>
      <text:p text:style-name="P4">
<text:span text:style-name="T5">
foto：总统办公室</text:span>
</text:p>
      <text:p text:style-name="P4">
News Source: <text:a xlink:type="simple" xlink:href="https://www.ukrinform.ua/rubric-ato/3702272-tilki-absolutne-zlo-moze-koiti-takij-teror-proti-ukraini-prezident-pro-udar-po-umani.html" text:style-name="Internet_20_link" text:visited-style-name="Visited_20_Internet_20_Link">
https://www.ukrinform.ua/rubric-ato/3702272-tilki-absolutne-zlo-moze-koiti-takij-teror-proti-ukraini-prezident-pro-udar-po-umani.html</text:a>
</text:p>
      <!--NEWS-->
      <text:h text:style-name="P10" text:outline-level="1">
<text:span text:style-name="T4">
76％的年轻人想从国外返回乌克兰</text:span>
</text:h>
      <text:p text:style-name="P4">
作者: Ukrinform (Person)</text:p>
      <text:p text:style-name="P4">
出版商: Укринформ (Organization)</text:p>
      <text:p text:style-name="P4">
出版时间: 2023-04-28T22:24:00+03:00</text:p>
      <text:p text:style-name="P4">
修改时间: 2023-04-28T22:24:00+03:00</text:p>
      <text:p text:style-name="P4">
描述: 由于战争而在国外的年轻人中有76％想返回乌克兰。  - 乌克林。</text:p>
      <text:p text:style-name="P4">
图片: ["<text:a xlink:type="simple" xlink:href="https://static.ukrinform.com/photos/2022_03/thumb_files/630_360_1646807090-805.jpg" text:style-name="Internet_20_link" text:visited-style-name="Visited_20_Internet_20_Link">
630_360_16468...</text:a>
"]</text:p>
      <text:p text:style-name="P4">
标签: ['Опитування', 'Україна', 'Молодь', 'Війна з росією']</text:p>
      <text:p text:style-name="P4">
类型: Article</text:p>
      <!--METADATA-->
      <text:p text:style-name="P4">
<draw:frame draw:style-name="fr1" draw:name="Image253" text:anchor-type="as-char" svg:width="6.9236in" svg:height="3.956343in" draw:z-index="0">
<draw:image xlink:href="../Images/yкринформ/2023-04-28T22-24-00-03-00/630_360_1646807090-805.jpg" xlink:type="simple" xlink:show="embed" xlink:actuate="onLoad" draw:mime-type="image/jpeg"/>
</draw:frame>
76％的国外年轻人返回乌克兰。</text:p>
      <text:p text:style-name="P4">
非政府组织对乌克兰青年的影响的代表伊万·韦比茨基(Ivan Verbitsky)在乌克林形式上说。</text:p>
      <text:p text:style-name="P4">
“有76％的年轻人想返回乌克兰，3％ - 想搬到另一个国家，11％的人不想返回乌克兰，有2％的人不想返回，但想在该国搬家他们现在是他们的8％很难解决。”他说。</text:p>
      <text:p text:style-name="P4">
<text:span text:style-name="T4">
另请阅读：</text:span>
 <text:a xlink:type="simple" xlink:href="https://www.ukrinform.ua/rubric-society/3691898-perevazna-bilsist-ukrainciv-pozitivno-stavitsa-do-evrosouzu-nato-ta-oon.html" text:style-name="Internet_20_link" text:visited-style-name="Visited_20_Internet_20_Link">
</text:a>
国外的青年样本是405名14-34岁的受访者。 来自Kyivstar Modnadislano SMS的有针对性新闻通讯的帮助，参考了问卷。</text:p>
      <text:p text:style-name="P4">
该样本代表了2022年2月24日之后出国的Kyivstar用户，除了俄罗斯联邦和白俄罗斯。</text:p>
      <text:p text:style-name="P4">
<text:span text:style-name="T4">
另请阅读：</text:span>
 <text:a xlink:type="simple" xlink:href="https://www.ukrinform.ua/rubric-society/3702111-majze-30-ukrainskoi-molodi-skarzatsa-na-pogirsenna-psihicnogo-zdorova.html" text:style-name="Internet_20_link" text:visited-style-name="Visited_20_Internet_20_Link">
</text:a>
正如乌克林福姆报道的，入侵之后<text:a xlink:type="simple" xlink:href="https://www.ukrinform.ua/tag-rosia" text:style-name="Internet_20_link" text:visited-style-name="Visited_20_Internet_20_Link">
</text:a>
在2022年2月，在乌克兰，欧盟首次在自己的历史上首次激活了这样的临时保护，以保护乌克兰的难民，这是_ []使用的。(https://www.ukrinform.ua/rubric-world/3694561-timcasovim-zahistom-u-es-za-minulij-rik-skoristalisa-38-miljona-ukrainciv-evrostat.html)_</text:p>
      <text:p text:style-name="P4">
News Source: <text:a xlink:type="simple" xlink:href="https://www.ukrinform.ua/rubric-society/3702139-76-molodi-hoce-povernutis-v-ukrainu-zza-kordonu.html" text:style-name="Internet_20_link" text:visited-style-name="Visited_20_Internet_20_Link">
https://www.ukrinform.ua/rubric-society/3702139-76-molodi-hoce-povernutis-v-ukrainu-zza-kordonu.html</text:a>
</text:p>
      <!--NEWS-->
      <text:h text:style-name="P10" text:outline-level="1">
<text:span text:style-name="T4">
在西班牙，四名圣战分子被判入狱 - 计划对俄罗斯设施的恐怖袭击</text:span>
</text:h>
      <text:p text:style-name="P4">
作者: Ukrinform (Person)</text:p>
      <text:p text:style-name="P4">
出版商: Укринформ (Organization)</text:p>
      <text:p text:style-name="P4">
出版时间: 2023-04-28T22:29:00+03:00</text:p>
      <text:p text:style-name="P4">
修改时间: 2023-04-28T22:29:00+03:00</text:p>
      <text:p text:style-name="P4">
描述: 国家法院谴责了巴塞罗那圣战分支机构的四名成员，他们计划在加泰罗尼亚首都进行袭击，主要是针对俄罗斯物体，最高为八年和十年。  - 乌克林。</text:p>
      <text:p text:style-name="P4">
图片: ["<text:a xlink:type="simple" xlink:href="https://static.ukrinform.com/photos/2023_04/thumb_files/630_360_1682709702-225.jpg" text:style-name="Internet_20_link" text:visited-style-name="Visited_20_Internet_20_Link">
630_360_16827...</text:a>
"]</text:p>
      <text:p text:style-name="P4">
标签: ['Іспанія', 'Суд', 'Теракт', 'росія', 'Вирок', 'Джихадист']</text:p>
      <text:p text:style-name="P4">
类型: Article</text:p>
      <!--METADATA-->
      <text:p text:style-name="P4">
<draw:frame draw:style-name="fr1" draw:name="Image254" text:anchor-type="as-char" svg:width="6.9236in" svg:height="3.956343in" draw:z-index="0">
<draw:image xlink:href="../Images/yкринформ/2023-04-28T22-29-00-03-00/630_360_1682709702-225.jpg" xlink:type="simple" xlink:show="embed" xlink:actuate="onLoad" draw:mime-type="image/jpeg"/>
</draw:frame>
国家法院谴责圣战分支机构乌巴塞隆的四名成员，他们计划在加泰罗尼亚首都袭击，主要是反俄罗斯物体，最高为八年和十年。</text:p>
      <text:p text:style-name="P4">
正如乌克林福姆报道的那样，它报告了<text:a xlink:type="simple" xlink:href="https://www.elmundo.es/espana/2023/04/28/644bda28fc6c83224c8b45a3.html" text:style-name="Internet_20_link" text:visited-style-name="Visited_20_Internet_20_Link">
</text:a>
。</text:p>
      <text:p text:style-name="P4">
根据刑事厅的第二部分，仆人哈杰拉斯的圣战分数的领导人被任命为十年的刑事诉讼和恐怖组织的领导。</text:p>
      <text:p text:style-name="P4">
这是对西班牙刑法第572.1条的适用的第一个案例，对类似行为进行了惩罚，因为这时被拘留者被谴责为“伊斯兰国”的普通成员，而没有领导人的定义。</text:p>
      <text:p text:style-name="P4">
法院判处Omar Negatz，Hataba Samira和Arfuz被判入狱8年。 值得注意的是，法院的Yasnas El Morbbit Tachikhim Hamusha恰恰相反，是合理的指控与恐怖组织合作。</text:p>
      <text:p text:style-name="P4">
172页的判决证明了Rabach领导了牢房，其中包括Omar Negatsi，Hatab Samir和Lies Arfa。</text:p>
      <text:p text:style-name="P4">
<text:span text:style-name="T4">
另请阅读：</text:span>
 <text:a xlink:type="simple" xlink:href="https://www.ukrinform.ua/rubric-world/3688522-u-belgii-zatrimali-vismoh-pidozruvanih-u-pidgotovci-teraktu.html" text:style-name="Internet_20_link" text:visited-style-name="Visited_20_Internet_20_Link">
</text:a>
在收到了细胞的必要准备和意识形态的凝聚力之后，“训练有素的爆炸物和刀具的使用，以及如何成功地进行大规模攻击以获得军事材料”，哈德兹希夫兹希夫兹希尔尔(Hadzhevzhevzhzhilzer)已将可能的目标定义为首都的俄罗斯物体。</text:p>
      <text:p text:style-name="P4">
法院解释说，将俄罗斯物体称为目标不是随机的tabesystem，而是与活动原理相对应<text:a xlink:type="simple" xlink:href="https://www.ukrinform.ua/tag-idil" text:style-name="Internet_20_link" text:visited-style-name="Visited_20_Internet_20_Link">
</text:a>
正如恐怖分子发言人阿布·穆罕默德·阿德纳尼(Abu Mohammedal-Adnani)在2016年7月已经呼吁对莫斯科进行“神圣的战争”。</text:p>
      <text:p text:style-name="P4">
正如乌克林福姆报道的<text:a xlink:type="simple" xlink:href="https://www.ukrinform.ua/rubric-world/3702192-posla-rf-u-madridi-viklikali-na-kilim-cerez-ataku-na-urad-ispanii-u-socmerezah.html" text:style-name="Internet_20_link" text:visited-style-name="Visited_20_Internet_20_Link">
</text:a>
抗议通过社交网络对西班牙政府的攻击。  <text:span text:style-name="T5">
foto：efe</text:span>
</text:p>
      <text:p text:style-name="P4">
News Source: <text:a xlink:type="simple" xlink:href="https://www.ukrinform.ua/rubric-world/3702275-v-ispanii-cetvero-dzihadistiv-otrimali-turemni-stroki-planuvali-terakti-na-rosijskih-obektah.html" text:style-name="Internet_20_link" text:visited-style-name="Visited_20_Internet_20_Link">
https://www.ukrinform.ua/rubric-world/3702275-v-ispanii-cetvero-dzihadistiv-otrimali-turemni-stroki-planuvali-terakti-na-rosijskih-obektah.html</text:a>
</text:p>
      <!--NEWS-->
      <text:h text:style-name="P10" text:outline-level="1">
<text:span text:style-name="T4">
DSHV第95旅的指挥官感谢Zelensky</text:span>
</text:h>
      <text:p text:style-name="P4">
作者: Ukrinform (Person)</text:p>
      <text:p text:style-name="P4">
出版商: Укринформ (Organization)</text:p>
      <text:p text:style-name="P4">
出版时间: 2023-04-28T22:30:22+03:00</text:p>
      <text:p text:style-name="P4">
修改时间: 2023-04-28T22:30:22+03:00</text:p>
      <text:p text:style-name="P4">
描述: 乌克兰国防部副部长安娜·马里亚尔（Anna Malyar）感谢乌克兰武装部队空军第95旅弗拉基米尔·泽伦斯基（Vladimir Zelensky）总统。  - 乌克林。</text:p>
      <text:p text:style-name="P4">
图片: ["<text:a xlink:type="simple" xlink:href="https://static.ukrinform.com/photos/2023_04/thumb_files/630_360_1682710195-519.jpg" text:style-name="Internet_20_link" text:visited-style-name="Visited_20_Internet_20_Link">
630_360_16827...</text:a>
"]</text:p>
      <text:p text:style-name="P4">
标签: ['Міноборони', 'Нагорода', 'Десантники', 'Зеленський']</text:p>
      <text:p text:style-name="P4">
类型: Article</text:p>
      <!--METADATA-->
      <text:p text:style-name="P4">
<draw:frame draw:style-name="fr1" draw:name="Image255" text:anchor-type="as-char" svg:width="6.9236in" svg:height="3.956343in" draw:z-index="0">
<draw:image xlink:href="../Images/yкринформ/2023-04-28T22-30-22-03-00/630_360_1682710195-519.jpg" xlink:type="simple" xlink:show="embed" xlink:actuate="onLoad" draw:mime-type="image/jpeg"/>
</draw:frame>
乌克兰国防部副部长安娜·马里亚尔(Anna Malyar)感谢乌克兰武装部队空军第95旅弗拉基米拉泽尔斯基(Vladimrazellensky)总统。</text:p>
      <text:p text:style-name="P4">
正如乌克林福姆报道的那样，画家在[]中写道(https://t.me/annamaliar/684).</text:p>
      <text:p text:style-name="P4">
«З великою приємністю і гордістю вручила комбригу 95-ї бригади ДШВ ОлегуАпостолу подяку від Президента воїнам бригади, які дуже потужно бʼютьсяпоблизу Кремінної на Луганщині», - заявила Маляр.</text:p>
      <text:p text:style-name="P4">
Вона також зазначила, що «бійці записали Президенту відеозвернення і передалиподарунок від бригади - годинник з логотипом 95-ки».</text:p>
      <text:p text:style-name="P4">
<text:span text:style-name="T4">
Читайте також:</text:span>
 <text:a xlink:type="simple" xlink:href="https://www.ukrinform.ua/rubric-ato/3698035-u-gur-nagorodili-specpriznacenciv-sbu-aki-zvilnali-zmiinij.html" text:style-name="Internet_20_link" text:visited-style-name="Visited_20_Internet_20_Link">
 <text:span text:style-name="T4">
нагородил</text:span>
 </text:a>
正如乌克林福姆报道的那样，4月18日，沃罗迪米尔·泽伦斯基总统在前往[]的时光之旅中(https://www.ukrinform.ua/tag-doneccina)乌克兰捍卫者接受治疗并向他们颁发州奖的遮阳板。</text:p>
      <text:p text:style-name="P4">
News Source: <text:a xlink:type="simple" xlink:href="https://www.ukrinform.ua/rubric-ato/3702274-komandiru-95i-brigadi-dsv-peredali-podaku-vid-zelenskogo.html" text:style-name="Internet_20_link" text:visited-style-name="Visited_20_Internet_20_Link">
https://www.ukrinform.ua/rubric-ato/3702274-komandiru-95i-brigadi-dsv-peredali-podaku-vid-zelenskogo.html</text:a>
</text:p>
      <!--NEWS-->
      <text:h text:style-name="P10" text:outline-level="1">
<text:span text:style-name="T4">
来自印度的公司希望几乎两次增加俄罗斯石油加工</text:span>
</text:h>
      <text:p text:style-name="P4">
作者: Ukrinform (Person)</text:p>
      <text:p text:style-name="P4">
出版商: Укринформ (Organization)</text:p>
      <text:p text:style-name="P4">
出版时间: 2023-04-28T22:33:00+03:00</text:p>
      <text:p text:style-name="P4">
修改时间: 2023-04-28T22:33:00+03:00</text:p>
      <text:p text:style-name="P4">
描述: 钦奈石油印度石油炼油厂计划将本财政年度的俄罗斯石油加工量增加一倍，该财政年度始于4月。  - 乌克林。</text:p>
      <text:p text:style-name="P4">
图片: ["<text:a xlink:type="simple" xlink:href="https://static.ukrinform.com/photos/2020_06/thumb_files/630_360_1591537775-972.jpg" text:style-name="Internet_20_link" text:visited-style-name="Visited_20_Internet_20_Link">
630_360_15915...</text:a>
"]</text:p>
      <text:p text:style-name="P4">
标签: ['Індія', 'нафта', 'росія']</text:p>
      <text:p text:style-name="P4">
类型: Article</text:p>
      <!--METADATA-->
      <text:p text:style-name="P4">
<draw:frame draw:style-name="fr1" draw:name="Image256" text:anchor-type="as-char" svg:width="6.9236in" svg:height="3.956343in" draw:z-index="0">
<draw:image xlink:href="../Images/yкринформ/2023-04-28T22-33-00-03-00/630_360_1591537775-972.jpg" xlink:type="simple" xlink:show="embed" xlink:actuate="onLoad" draw:mime-type="image/jpeg"/>
</draw:frame>
钦奈石油印第安收藏公司计划本财政年度始于4月的加工油数量增加一倍。</text:p>
      <text:p text:style-name="P4">
根据乌克林福姆的报道，该机构报告了<text:a xlink:type="simple" xlink:href="https://www.reuters.com/markets/commodities/indias-chennai-petro-aims-lift-russian-oil-intake-202324-2023-04-28/" text:style-name="Internet_20_link" text:visited-style-name="Visited_20_Internet_20_Link">
</text:a>
关于库马尔·阿格拉瓦(Kumar Agrava)财务部负责人。</text:p>
      <text:p text:style-name="P4">
Agravai说：“在2023/24年，该公司打算满足俄罗斯的20-25％的石油供应需求。该公司现场购买俄罗斯石油。”</text:p>
      <text:p text:style-name="P4">
在过去的财政年度中，俄罗斯已成为印度纳夫托多(Naftido India)最大的供应商。</text:p>
      <text:p text:style-name="P4">
印度石油公司的子公司钦奈石油公司每天管理2.1万桶。</text:p>
      <text:p text:style-name="P4">
<text:span text:style-name="T4">
另请阅读：</text:span>
 <text:a xlink:type="simple" xlink:href="https://www.ukrinform.ua/rubric-economy/3700151-india-mae-problemi-z-oplatou-rosijskoi-nafti-za-cinou-vise-vstanovlenogo-limitu.html" text:style-name="Internet_20_link" text:visited-style-name="Visited_20_Internet_20_Link">
<text:span text:style-name="T4">
俄罗斯</text:span>
 <text:span text:style-name="T4">
油</text:span>
</text:a>
根据财政年度，该工厂每天处理约140万吨，即28000桶石油，这相当于原油总加工总量的13％。</text:p>
      <text:p text:style-name="P4">
在第一季度，该公司处理了50万吨，即约4.1万桶俄罗斯石油，约占原油总量的22％。</text:p>
      <text:p text:style-name="P4">
阿格拉瓦(Agrava)表示，即使价格高于60美元的限额，也将继续购买俄罗斯石油。 对于由七个国家建立的桶，规定不会出现法律障碍。</text:p>
      <text:p text:style-name="P4">
据他说，上一个财政年度，该公司购买了俄罗斯石油折扣，有时为3-4美元，有时为7-8美元。 每桶。</text:p>
      <text:p text:style-name="P4">
<text:span text:style-name="T4">
另请阅读：</text:span>
 <text:a xlink:type="simple" xlink:href="https://www.ukrinform.ua/rubric-economy/3697160-minfin-ssa-poperediv-pro-imovirni-zlovzivanna-z-eksportom-rosijskoi-nafti.html" text:style-name="Internet_20_link" text:visited-style-name="Visited_20_Internet_20_Link">
<text:span text:style-name="T4">
俄罗斯</text:span>
 <text:span text:style-name="T4">
油</text:span>
</text:a>
据乌克林福姆报道，去年12月5日，针对俄罗斯的欧盟石油生效。 来自俄罗斯或出口的石油和石油产品的边际价格为60美元。 我们的Zabarel。 定期将此阈值修改以应对市场发展。</text:p>
      <text:p text:style-name="P4">
News Source: <text:a xlink:type="simple" xlink:href="https://www.ukrinform.ua/rubric-economy/3702250-kompania-z-indii-hoce-majze-vdvici-zbilsiti-pererobku-rosijskoi-nafti.html" text:style-name="Internet_20_link" text:visited-style-name="Visited_20_Internet_20_Link">
https://www.ukrinform.ua/rubric-economy/3702250-kompania-z-indii-hoce-majze-vdvici-zbilsiti-pererobku-rosijskoi-nafti.html</text:a>
</text:p>
      <!--NEWS-->
      <text:h text:style-name="P10" text:outline-level="1">
<text:span text:style-name="T4">
就像在一周内改变了加油站的价格</text:span>
</text:h>
      <text:p text:style-name="P4">
作者: Ukrinform (Person)</text:p>
      <text:p text:style-name="P4">
出版商: Укринформ (Organization)</text:p>
      <text:p text:style-name="P4">
出版时间: 2023-04-28T22:40:10+03:00</text:p>
      <text:p text:style-name="P4">
修改时间: 2023-04-28T22:40:10+03:00</text:p>
      <text:p text:style-name="P4">
描述: 在4月21日至28日的一周中，乌克兰柴油更便宜，在此期间，平均下降了15个Kopecks。 一升 - 最多45.88 UAH/L。 同时，汽油的价格为2-8 kopecks。  - 到46.55 UAH/L（A-95）和48.65 UAH/L（A-95+）。  - 乌克林。</text:p>
      <text:p text:style-name="P4">
图片: ["<text:a xlink:type="simple" xlink:href="https://static.ukrinform.com/photos/2018_06/thumb_files/630_360_1529652981-9517.jpg" text:style-name="Internet_20_link" text:visited-style-name="Visited_20_Internet_20_Link">
630_360_15296...</text:a>
", "<text:a xlink:type="simple" xlink:href="https://static.ukrinform.com/photos/2023_04/1682710708-495.jpg" text:style-name="Internet_20_link" text:visited-style-name="Visited_20_Internet_20_Link">
1682710708-49...</text:a>
"]</text:p>
      <text:p text:style-name="P4">
标签: ['АЗС', 'Бензин', 'Ціни']</text:p>
      <text:p text:style-name="P4">
类型: Article</text:p>
      <!--METADATA-->
      <text:p text:style-name="P4">
<draw:frame draw:style-name="fr1" draw:name="Image257" text:anchor-type="as-char" svg:width="6.9236in" svg:height="3.956343in" draw:z-index="0">
<draw:image xlink:href="../Images/yкринформ/2023-04-28T22-40-10-03-00/630_360_1529652981-9517.jpg" xlink:type="simple" xlink:show="embed" xlink:actuate="onLoad" draw:mime-type="image/jpeg"/>
</draw:frame>
在乌克兰，4月21日至28日，在乌克兰，它的价格便宜，主要是柴油，平均下降了15个Kopecks。 一升 - 最多45.88 UAH/L。 同时，他们要求2-8个Kopecks。  - 最多46.55 UAH/L(A-95)和48.65 UAH/L(A-95 +).</text:p>
      <text:p text:style-name="P4">
Як передає Укрінформ, про це повідомляє <text:a xlink:type="simple" xlink:href="https://enkorr.ua/uk/news/za_tizhden_u_rozdrob_v_osnovnomu_zdeshevshalo_dizpalne/254535" text:style-name="Internet_20_link" text:visited-style-name="Visited_20_Internet_20_Link">
</text:a>
.</text:p>
      <text:p text:style-name="P4">
Зазначається, що найбільше здешевлення дизельного пального – 2 грн/л –відбулося у мережі АЗС Prime, до 41,50 грн/л. У цій мережі на 0,9 грн/лздешевшав і <text:a xlink:type="simple" xlink:href="https://www.ukrinform.ua/tag-benzin" text:style-name="Internet_20_link" text:visited-style-name="Visited_20_Internet_20_Link">
 </text:a>
A -95-最高43.90 UAH/L。</text:p>
      <text:p text:style-name="P4">
至少-4个kopecks。 在Amik填充电台网络中丢失的柴油机上，高达46.97 UAH/L.STREST网络从38个Kopeck中删除。 达到UAH 1.80升DP，因此现在以41,50-47.99 UAH/L的范围出售。</text:p>
      <text:p text:style-name="P4">
<draw:frame draw:style-name="fr1" draw:name="Image258" text:anchor-type="as-char" svg:width="5.801615in" svg:height="10.0in" draw:z-index="0">
<draw:image xlink:href="../Images/yкринформ/2023-04-28T22-40-10-03-00/1682710708-495.jpg" xlink:type="simple" xlink:show="embed" xlink:actuate="onLoad" draw:mime-type="image/jpeg"/>
</draw:frame>
另外，“ 5”坐在10个Kopecks。(«ukr-petrol»)最多1 Hryvnia(«Avantage 7»)加油站网络的贸易为41.90–48.99 UAH/L，“五+”损失了50-80个Kopecks，但这种类型的燃料的价格仅在两个网络中下降。</text:p>
      <text:p text:style-name="P4">
<text:span text:style-name="T4">
另请阅读：</text:span>
 <text:a xlink:type="simple" xlink:href="https://www.ukrinform.ua/rubric-economy/3701186-upravitel-arestovanoi-merezi-glusko-vidkriv-ponad-70-azs-pid-novim-brendom.html" text:style-name="Internet_20_link" text:visited-style-name="Visited_20_Internet_20_Link">
<text:span text:style-name="T4">
 glusco </text:span>
</text:a>
据报道，从2023年7月1日起，计划在战前级别偿还税款。 不仅是增值税(7％至20％)，但也要消费税。</text:p>
      <text:p text:style-name="P4">
News Source: <text:a xlink:type="simple" xlink:href="https://www.ukrinform.ua/rubric-economy/3702278-ak-za-tizden-zminilisa-cini-na-azs.html" text:style-name="Internet_20_link" text:visited-style-name="Visited_20_Internet_20_Link">
https://www.ukrinform.ua/rubric-economy/3702278-ak-za-tizden-zminilisa-cini-na-azs.html</text:a>
</text:p>
      <!--NEWS-->
      <text:h text:style-name="P10" text:outline-level="1">
<text:span text:style-name="T4">
进口乌克兰谷物的禁令给克里姆林宫带来了危险的希望-Zelensky</text:span>
</text:h>
      <text:p text:style-name="P4">
作者: Ukrinform (Person)</text:p>
      <text:p text:style-name="P4">
出版商: Укринформ (Organization)</text:p>
      <text:p text:style-name="P4">
出版时间: 2023-04-28T22:42:00+03:00</text:p>
      <text:p text:style-name="P4">
修改时间: 2023-04-28T22:42:00+03:00</text:p>
      <text:p text:style-name="P4">
描述: 当俄罗斯违反贸易自由时，试图阻止农产品向世界市场的供应，绝对不是遵循国家国家的时候，做类似的事情。  - 乌克林。</text:p>
      <text:p text:style-name="P4">
图片: ["<text:a xlink:type="simple" xlink:href="https://static.ukrinform.com/photos/2023_01/thumb_files/630_360_1674619992-551.png" text:style-name="Internet_20_link" text:visited-style-name="Visited_20_Internet_20_Link">
630_360_16746...</text:a>
"]</text:p>
      <text:p text:style-name="P4">
标签: ['Експорт', 'Україна', 'Зерно', 'Зеленський']</text:p>
      <text:p text:style-name="P4">
类型: Article</text:p>
      <!--METADATA-->
      <text:p text:style-name="P4">
<draw:frame draw:style-name="fr1" draw:name="Image259" text:anchor-type="as-char" svg:width="6.9236in" svg:height="3.956343in" draw:z-index="0">
<draw:image xlink:href="../Images/yкринформ/2023-04-28T22-42-00-03-00/630_360_1674619992-551.png" xlink:type="simple" xlink:show="embed" xlink:actuate="onLoad" draw:mime-type="image/png"/>
</draw:frame>
当俄罗斯因贸易自由而团结时，试图阻止农业产品向世界市场的供应，不足以跟随任何人来做类似的事情。</text:p>
      <text:p text:style-name="P4">
乌克兰沃罗迪米尔Zelensky总统在晚上说了这一点<text:a xlink:type="simple" xlink:href="https://www.youtube.com/watch" text:style-name="Internet_20_link" text:visited-style-name="Visited_20_Internet_20_Link">
</text:a>
，报道乌克林福姆。</text:p>
      <text:p text:style-name="P4">
_ <text:span text:style-name="T4">
 视频 </text:span>
： <text:a xlink:type="simple" xlink:href="https://t.me/OP_UA/9362" text:style-name="Internet_20_link" text:visited-style-name="Visited_20_Internet_20_Link">
</text:a>
_</text:p>
      <text:p text:style-name="P4">
“与欧洲理事会主席先生分开讨论<text:a xlink:type="simple" xlink:href="https://www.ukrinform.ua/rubric-polytics/3702198-zelenskij-proviv-telefonnu-rozmovu-z-prezidentom-evroradi.html" text:style-name="Internet_20_link" text:visited-style-name="Visited_20_Internet_20_Link">
</text:a>
我认为，在我看来，破坏性的人被各个国家进口我们的农业产品，”他说。</text:p>
      <text:p text:style-name="P4">
国家元首强调，这不仅违反了关于犹太乌克兰和欧盟协会的现有协议，而且在克里姆林宫也给了危险的希望。 希望在欧洲共同的房屋中，某人的错误决定可以由共同利益主导。</text:p>
      <text:p text:style-name="P4">
<text:span text:style-name="T4">
另请阅读：</text:span>
 <text:a xlink:type="simple" xlink:href="https://www.ukrinform.ua/rubric-world/3701667-erdogan-pogovoriv-iz-putinim-pro-vijnu-ta-zernovu-ugodu.html" text:style-name="Internet_20_link" text:visited-style-name="Visited_20_Internet_20_Link">
<text:span text:style-name="T4">
谷物</text:span>
</text:a>
Zelensky说：“既然俄罗斯正在打破贸易自由，试图阻止世界市场上的农产品的供应，这恰恰不是时候有时间在该国后面进行调查，做类似的事情。”</text:p>
      <text:p text:style-name="P4">
他强调，有必要以欧洲精神找到一种正常的，这是一种从这种困难的情况中摆脱出一种建设性的方式。 他认为，一种解决方案将考虑到我们所有国家和欧洲的利益。</text:p>
      <text:p text:style-name="P4">
据报道，波兰，匈牙利，斯洛伐克和保加利亚<text:a xlink:type="simple" xlink:href="https://www.ukrinform.ua/rubric-economy/3702083-evrokomisia-i-pat-krain-es-domovilisa-pro-zaboronu-importu-pati-vidiv-agroprodukcii-z-ukraini.html" text:style-name="Internet_20_link" text:visited-style-name="Visited_20_Internet_20_Link">
</text:a>
来自乌克兰的其他类型的农产品。 波兰也很好奇，可以使乌克兰农业工业综合体的产品穿过其领土，并且自4月21日以来也是如此。</text:p>
      <text:p text:style-name="P4">
<text:span text:style-name="T5">
foto：总统办公室</text:span>
</text:p>
      <text:p text:style-name="P4">
News Source: <text:a xlink:type="simple" xlink:href="https://www.ukrinform.ua/rubric-economy/3702279-zaborona-importu-ukrainskogo-zerna-dae-nebezpecnu-nadiu-kremlu-zelenskij.html" text:style-name="Internet_20_link" text:visited-style-name="Visited_20_Internet_20_Link">
https://www.ukrinform.ua/rubric-economy/3702279-zaborona-importu-ukrainskogo-zerna-dae-nebezpecnu-nadiu-kremlu-zelenskij.html</text:a>
</text:p>
      <!--NEWS-->
      <text:h text:style-name="P10" text:outline-level="1">
<text:span text:style-name="T4">
在巴赫穆特（Bakhmut</text:span>
</text:h>
      <text:p text:style-name="P4">
作者: Ukrinform (Person)</text:p>
      <text:p text:style-name="P4">
出版商: Укринформ (Organization)</text:p>
      <text:p text:style-name="P4">
出版时间: 2023-04-28T22:56:00+03:00</text:p>
      <text:p text:style-name="P4">
修改时间: 2023-04-28T22:56:00+03:00</text:p>
      <text:p text:style-name="P4">
描述: 这位运动员被埋葬在切尔尼夫西地区萨迪格的一座墓地中。  - 乌克林。</text:p>
      <text:p text:style-name="P4">
图片: ["<text:a xlink:type="simple" xlink:href="https://static.ukrinform.com/photos/2023_04/thumb_files/630_360_1682711992-964.jpg" text:style-name="Internet_20_link" text:visited-style-name="Visited_20_Internet_20_Link">
630_360_16827...</text:a>
"]</text:p>
      <text:p text:style-name="P4">
标签: None</text:p>
      <text:p text:style-name="P4">
类型: Article</text:p>
      <!--METADATA-->
      <text:p text:style-name="P4">
<draw:frame draw:style-name="fr1" draw:name="Image260" text:anchor-type="as-char" svg:width="6.9236in" svg:height="3.956343in" draw:z-index="0">
<draw:image xlink:href="../Images/yкринформ/2023-04-28T22-56-00-03-00/630_360_1682711992-964.jpg" xlink:type="simple" xlink:show="embed" xlink:actuate="onLoad" draw:mime-type="image/jpeg"/>
</draw:frame>
这位运动员被埋葬在切尔尼夫西地区萨迪格的一座墓地中。</text:p>
      <text:p text:style-name="P4">
作为 <text:a xlink:type="simple" xlink:href="https://www.facebook.com/1197370547011728/posts/pfbid02kTpVcujqNeRtGEZxJmUM55Upzf48Neb7ZSrVjfViFFjKkqf3m1G8LskuTm1Dc8ebl/" text:style-name="Internet_20_link" text:visited-style-name="Visited_20_Internet_20_Link">
</text:a>
乌克兰柔道联合会(FDA)乌克林福姆报道，在与种族主义者的战争中，在巴赫穆特，23岁的乌克兰犹太教派维塔利·帕拉什丘克(Vitaliy Parashchuk)被杀。</text:p>
      <text:p text:style-name="P4">
Vitaliy Parashchuk从9岁开始进行柔道。 才华横溢的战斗机成为国家和国际比赛的获奖者，提升了体育大师的候选人。 在他的体育生涯中，他选择了100多枚奖牌。</text:p>
      <text:p text:style-name="P4">
<text:span text:style-name="T4">
另请阅读：</text:span>
 <text:a xlink:type="simple" xlink:href="https://www.ukrinform.ua/rubric-sports/3698580-dzudoisti-zantaraa-nabali-ta-kalanina-zaversili-kareru.html" text:style-name="Internet_20_link" text:visited-style-name="Visited_20_Internet_20_Link">
<text:span text:style-name="T4">
柔道</text:span>
</text:a>
全面战争开始后，Vitaliy Parashchuk立即去保护通用国家。</text:p>
      <text:p text:style-name="P4">
News Source: <text:a xlink:type="simple" xlink:href="https://www.ukrinform.ua/rubric-sports/3702282-u-bahmuti-zaginuv-dzudoist-vitalij-parasuk.html" text:style-name="Internet_20_link" text:visited-style-name="Visited_20_Internet_20_Link">
https://www.ukrinform.ua/rubric-sports/3702282-u-bahmuti-zaginuv-dzudoist-vitalij-parasuk.html</text:a>
</text:p>
      <!--NEWS-->
      <text:h text:style-name="P10" text:outline-level="1">
<text:span text:style-name="T4">
今天，霍森，米科洛夫和哈尔基夫地区的农业土地仍然是最替代的</text:span>
</text:h>
      <text:p text:style-name="P4">
作者: ['АРМІЯINFORM']</text:p>
      <text:p text:style-name="P4">
时间: 2023-04-28T23:00:00-04:00</text:p>
      <text:p text:style-name="P4">
描述: 关于乌克兰人的谷物谷物。 尼比尔什（Nyibilsh）是代理...与乌克兰2022年的战争，与乌克兰的最新新闻，今天与乌克兰2022年的新闻战争，今天将在乌克兰和俄罗斯之间发生战争，当2022年与乌克兰的战争将是，将在不久的将来与乌克兰发动战争，这是与乌克兰的战争，今天的乌克兰新闻，乌克兰的新闻，乌克兰媒体在俄罗斯</text:p>
      <text:p text:style-name="P4">
图片: ['<text:a xlink:type="simple" xlink:href="https://armyinform.com.ua/wp-content/uploads/2023/03/miny.jpg" text:style-name="Internet_20_link" text:visited-style-name="Visited_20_Internet_20_Link">
miny.jpg</text:a>
']</text:p>
      <text:p text:style-name="P4">
标签: ['STOPRUSSIA', 'АГРЕСІЯ РФ', 'ВІЙНА', 'ВТОРГНЕННЯ РФ', 'МІНИ', 'РОЗМІНУВАННЯ']</text:p>
      <text:p text:style-name="P4">
类别: News</text:p>
      <!--METADATA-->
      <text:p text:style-name="P4">
<draw:frame draw:style-name="fr1" draw:name="Image261" text:anchor-type="as-char" svg:width="6.9236in" svg:height="4.277246in" draw:z-index="0">
<draw:image xlink:href="../Images/AРМІЯINFORM/2023-04-28T23-00-00-04-00/miny.jpg" xlink:type="simple" xlink:show="embed" xlink:actuate="onLoad" draw:mime-type="image/jpeg"/>
</draw:frame>
说明性照片</text:p>
      <text:p text:style-name="P4">
关于它<text:a xlink:type="simple" xlink:href="https://www.rada.gov.ua/news/news_kom/235778.html" text:style-name="Internet_20_link" text:visited-style-name="Visited_20_Internet_20_Link">
报告</text:a>
乌克兰Verkhovna Rada的官方Web门户。</text:p>
      <text:p text:style-name="P4">
最替代的是霍森，米科洛夫和哈尔基夫地区的农业土地 - 国会议员，农业与土地政策委员会成员德米特里·索洛姆丘克(Dmitry Solomchuk)。</text:p>
      <text:p text:style-name="P4">
主要危险是爆炸物不是位于表面，而是20-40厘米的深度。</text:p>
      <text:p text:style-name="P4">
议会农业与土地政策委员会成员Dmitry Solomchuk讲述了这一点。</text:p>
      <text:p text:style-name="P4">
“对于我们来说，与特殊的机器交换田地非常重要，这些机器以高达60厘米的深度破坏了优质物体。 如果您只做压倒性的矿山，那么任何农业机械，耙或播种机都处于危险之中。 这就是为什么我们每天都有有关爆炸居住地的农具的报告的原因。”政客说。</text:p>
      <text:p text:style-name="P4">
他还指出，战斗对不同土地的影响有所不同。</text:p>
      <text:p text:style-name="P4">
“重要的是要记住，简单安装矿山的领域完全适合农业。 但是，有土地，湖泊和贝壳，地球的下层和上层混合在一起。 需要特殊的肥料才能恢复此类领域，必须恢复这些土地的生育能力。 这是全部额外的努力和额外的时间。”议会说。</text:p>
      <text:p text:style-name="P4">
据他介绍，农业土地的速度取决于特殊的Sapper自动化综合体的数量。</text:p>
      <text:p text:style-name="P4">
“如果乌克兰有200-300台这样的机器，那么几年后就更改所有区域并取得了良好的结果是真实的。 如果无法手动更改该技术，那么数十年来，一切都可以延迟。 此外，魔鬼的危险大大增加。”人民代表强调。</text:p>
      <text:p text:style-name="P4">
他还记得，大约20％的农业土地不会播种。</text:p>
      <text:p text:style-name="P4">
News Source: <text:a xlink:type="simple" xlink:href="https://armyinform.com.ua/2023/04/28/sogodni-najbilsh-zaminovanymy-zalyshayutsya-silskogospodarski-zemli-v-hersonskij-mykolayivskij-ta-harkivskij-oblastyah/" text:style-name="Internet_20_link" text:visited-style-name="Visited_20_Internet_20_Link">
https://armyinform.com.ua/2023/04/28/sogodni-najbilsh-zaminovanymy-zalyshayutsya-silskogospodarski-zemli-v-hersonskij-mykolayivskij-ta-harkivskij-oblastyah/</text:a>
</text:p>
      <!--NEWS-->
      <text:h text:style-name="P10" text:outline-level="1">
<text:span text:style-name="T4">
Kyslytsia：乌克兰儿童的驱逐出境 - 联合国成员国的优先问题</text:span>
</text:h>
      <text:p text:style-name="P4">
作者: Ukrinform (Person)</text:p>
      <text:p text:style-name="P4">
出版商: Укринформ (Organization)</text:p>
      <text:p text:style-name="P4">
出版时间: 2023-04-28T23:04:00+03:00</text:p>
      <text:p text:style-name="P4">
修改时间: 2023-04-28T23:04:00+03:00</text:p>
      <text:p text:style-name="P4">
描述: 国家在军事冲突期间儿童的绑架和暴力驱逐出境（包括俄罗斯针对乌克兰联邦）的地位表明，这个问题是议程和民间社会的优先事项。  - 乌克林。</text:p>
      <text:p text:style-name="P4">
图片: ["<text:a xlink:type="simple" xlink:href="https://static.ukrinform.com/photos/2021_04/thumb_files/630_360_1619604801-614.jpg" text:style-name="Internet_20_link" text:visited-style-name="Visited_20_Internet_20_Link">
630_360_16196...</text:a>
"]</text:p>
      <text:p text:style-name="P4">
标签: ['Депортація', 'Діти', 'ООН', 'Кислиця', 'Війна з росією']</text:p>
      <text:p text:style-name="P4">
类型: Article</text:p>
      <!--METADATA-->
      <text:p text:style-name="P4">
<draw:frame draw:style-name="fr1" draw:name="Image262" text:anchor-type="as-char" svg:width="6.9236in" svg:height="3.956343in" draw:z-index="0">
<draw:image xlink:href="../Images/yкринформ/2023-04-28T23-04-00-03-00/630_360_1619604801-614.jpg" xlink:type="simple" xlink:show="embed" xlink:actuate="onLoad" draw:mime-type="image/jpeg"/>
</draw:frame>
国家在军事冲突期间儿童的绑架和暴力驱逐出境，尤其是俄罗斯对乌克兰联邦的战争表明，这个问题在国家和民间社会的议程上是统一的。</text:p>
      <text:p text:style-name="P4">
根据乌克林事物通讯员的说法，乌克兰乌克兰·谢尔盖·基斯利特(Ukraine Sergey Kislytsa)的代表在联合国安理会关于阿里安斯公式的一次会议上说，这是“解决武装冲突期间盗窃和驱逐儿童的问题：要持有特定步骤：持有特定步骤塔扎。”</text:p>
      <text:p text:style-name="P4">
“这对世界各地的所有违规者都是一个明确的证明，绑架和驱逐出境的问题<text:a xlink:type="simple" xlink:href="https://www.ukrinform.ua/tag-diti" text:style-name="Internet_20_link" text:visited-style-name="Visited_20_Internet_20_Link">
</text:a>
在俄罗斯对乌克兰的战争等武装冲突期间，这仍然是成员国和民间社会当天的优先事项。”他说。</text:p>
      <text:p text:style-name="P4">
根据Kislytsya的说法，绑架或驱逐出境只是严重侵犯和虐待被绑架儿童的第一个联系。 在许多情况下，这导致将儿童用于军事目的，性行为，强迫劳动或旨在消除民族认同的积极灌输。</text:p>
      <text:p text:style-name="P4">
<text:span text:style-name="T4">
另请阅读：</text:span>
 <text:a xlink:type="simple" xlink:href="https://www.ukrinform.ua/rubric-ato/3702265-oon-mogla-b-organizuvati-misiu-sodo-povernenna-deportovanih-ukrainskih-ditej-lubinec.html" text:style-name="Internet_20_link" text:visited-style-name="Visited_20_Internet_20_Link">
<text:span text:style-name="T4">
儿童</text:span>
</text:a>
他回忆说，欧洲委员会议会周四首先承认“将儿童从一个小组转移到另一组，目的是全部或部分销毁国家，民族，种族，种族或宗教团体<text:a xlink:type="simple" xlink:href="https://www.ukrinform.ua/rubric-ato/3701663-pare-viznala-genocidom-deportaciu-ukrainskih-ditej-do-rosii.html" text:style-name="Internet_20_link" text:visited-style-name="Visited_20_Internet_20_Link">
</text:a>
在…中，这与乌克兰儿童向俄罗斯联邦或临时占领的领土的驱逐出境和暴力运动的加快证词相吻合。”</text:p>
      <text:p text:style-name="P4">
Kyslytsy还告诉理事会成员，由于俄罗斯火箭射击，星期四晚上<text:a xlink:type="simple" xlink:href="https://www.ukrinform.ua/rubric-regions/3702203-raketnij-udar-po-umani-kilkist-zagiblih-zrosla-do-23.html" text:style-name="Internet_20_link" text:visited-style-name="Visited_20_Internet_20_Link">
</text:a>
：一个三年级的女孩，在dnieper和Uman的三个孩子。</text:p>
      <text:p text:style-name="P4">
周五，联合国安理会在非正式会议上以阿里亚里亚(Ariariya)的形式收获了乌克兰临时书籍领土的儿童的绑架和暴力驱逐出境。证词得到了<text:a xlink:type="simple" xlink:href="https://www.ukrinform.ua/rubric-ato/3702216-lubinec-v-oon-nagadav-so-rosia-deportue-ukrainskih-ditej-z-2014-roku.html" text:style-name="Internet_20_link" text:visited-style-name="Visited_20_Internet_20_Link">
</text:a>
，乌克兰总统关于儿童康复权利的顾问达里亚·格拉西姆楚克(Darya Gerasimchuk)的顾问，被俄罗斯弗拉索夫(Vlasov)绑架的儿童。 加拿大宣布了单独的声明 - 波罗的海国家代表46个州，北欧国家。</text:p>
      <text:p text:style-name="P4">
News Source: <text:a xlink:type="simple" xlink:href="https://www.ukrinform.ua/rubric-ato/3702281-kislica-deportacii-ukrainskih-ditej-prioritetne-pitanna-sered-derzavcleniv-oon.html" text:style-name="Internet_20_link" text:visited-style-name="Visited_20_Internet_20_Link">
https://www.ukrinform.ua/rubric-ato/3702281-kislica-deportacii-ukrainskih-ditej-prioritetne-pitanna-sered-derzavcleniv-oon.html</text:a>
</text:p>
      <!--NEWS-->
      <text:h text:style-name="P10" text:outline-level="1">
<text:span text:style-name="T4">
欧盟已批准了对摩尔多瓦的稳定的制裁的程序</text:span>
</text:h>
      <text:p text:style-name="P4">
作者: Ukrinform (Person)</text:p>
      <text:p text:style-name="P4">
出版商: Укринформ (Organization)</text:p>
      <text:p text:style-name="P4">
出版时间: 2023-04-28T23:17:00+03:00</text:p>
      <text:p text:style-name="P4">
修改时间: 2023-04-28T23:17:00+03:00</text:p>
      <text:p text:style-name="P4">
描述: 欧盟委员会今天采取了一项新的法律命令，采取有目的的限制性措施，使欧盟能够对应支持或采取措施破坏或威胁该国的主权和独立性的人实施制裁。  - 乌克林。</text:p>
      <text:p text:style-name="P4">
图片: ["<text:a xlink:type="simple" xlink:href="https://static.ukrinform.com/photos/2019_07/thumb_files/630_360_1562308141-294.jpg" text:style-name="Internet_20_link" text:visited-style-name="Visited_20_Internet_20_Link">
630_360_15623...</text:a>
"]</text:p>
      <text:p text:style-name="P4">
标签: ['Євросоюз', 'Молдова', 'Санкції', 'росія']</text:p>
      <text:p text:style-name="P4">
类型: Article</text:p>
      <!--METADATA-->
      <text:p text:style-name="P4">
<draw:frame draw:style-name="fr1" draw:name="Image263" text:anchor-type="as-char" svg:width="6.9236in" svg:height="3.956343in" draw:z-index="0">
<draw:image xlink:href="../Images/yкринформ/2023-04-28T23-17-00-03-00/630_360_1562308141-294.jpg" xlink:type="simple" xlink:show="embed" xlink:actuate="onLoad" draw:mime-type="image/jpeg"/>
</draw:frame>
理事会已采用新的法律命令来采用有目的的解释措施，这使欧盟能够对支持或履行措施的人对破坏或威胁摩尔多瓦共和国的融合和独立的人进行制裁，以及优先权民主和安全。</text:p>
      <text:p text:style-name="P4">
根据乌克林福姆的说法，此类信息于4月28日发布<text:a xlink:type="simple" xlink:href="https://www.consilium.europa.eu/en/press/press-releases/2023/04/28/republic-of-moldova-eu-adopts-framework-for-targeted-sanctions-to-counter-actions-destabilising-the-country/" text:style-name="Internet_20_link" text:visited-style-name="Visited_20_Internet_20_Link">
</text:a>
。</text:p>
      <text:p text:style-name="P4">
“我们看到持续不断地试图破坏摩尔多瓦的稳定，这是受乌克兰俄罗斯犯罪协调后果影响最大的尝试。 新的制裁制度将使我们能够通过对拒绝破坏该国稳定的人采取措施，使摩尔多瓦的可持续性超大。 在当前困难的情况下，这是支持摩尔多瓦的重要政治信号。”欧盟在这方面说。</text:p>
      <text:p text:style-name="P4">
<text:span text:style-name="T4">
另请阅读：</text:span>
 <text:a xlink:type="simple" xlink:href="https://www.ukrinform.ua/rubric-world/3702057-posla-rf-u-kisinevi-viklikali-na-kilim-pisla-zaavi-medvedeva-so-moldovi-ne-isnue.html" text:style-name="Internet_20_link" text:visited-style-name="Visited_20_Internet_20_Link">
<text:span text:style-name="T4">
摩尔多瓦</text:span>
</text:a>
新的法律框架将使欧盟能够对那些破坏民主进程(包括选举)的人实施制裁，或者试图违反宪法秩序，尤其是通过使用暴力行为。 进一步的限制措施也可以针对涉及严重财务滥用公共资金和无经济资本出口资本的严重滥用者，因为这些行动可以指导控制或组织对国家机构的严重影响。</text:p>
      <text:p text:style-name="P4">
该法律制度所设想的制裁包括冻结帐户并禁止将纳入制裁名单中的人的任何财务资源。 此外，自然人将禁止进入欧盟的入口。</text:p>
      <text:p text:style-name="P4">
<text:span text:style-name="T4">
另请阅读：</text:span>
 <text:a xlink:type="simple" xlink:href="https://www.ukrinform.ua/rubric-polytics/3701694-moldova-dolucilasa-do-grupi-zi-stvorenna-spectribunalu-sodo-rf.html" text:style-name="Internet_20_link" text:visited-style-name="Visited_20_Internet_20_Link">
<text:span text:style-name="T4">
摩尔多瓦</text:span>
</text:a>
</text:p>
      <text:p text:style-name="P4">
克里姆林宫的领导人开始使用木偶政治力量“海岸”有目的地放松乌克兰的政治状况，并将所有压力杠杆应用于该国民主政府，包括加油的侵略威胁。</text:p>
      <text:p text:style-name="P4">
<text:span text:style-name="T4">
另请阅读：</text:span>
 <text:a xlink:type="simple" xlink:href="https://www.ukrinform.ua/rubric-world/3701775-premer-moldovi-rozpoviv-pro-cornij-spisok-rosian-akim-zaboronenij-vizd-do-kraini.html" text:style-name="Internet_20_link" text:visited-style-name="Visited_20_Internet_20_Link">
<text:span text:style-name="T4">
摩尔多瓦</text:span>
</text:a>
2022年6月23日，欧洲理事会向欧盟候选人国家授予摩尔多瓦身份。</text:p>
      <text:p text:style-name="P4">
4月24日，欧盟宣布与摩尔多瓦建立平民任务(EUPM MOLDOVA)作为欧盟联合安全政策的一部分。 这项任务的目的是增强摩尔多瓦在加强危机管理结构以及打击混合威胁的斗争的安全领域的稳定性，包括控制论安全以及与外国干预信息操纵的斗争。</text:p>
      <text:p text:style-name="P4">
News Source: <text:a xlink:type="simple" xlink:href="https://www.ukrinform.ua/rubric-world/3702283-es-zatverdiv-poradok-zastosuvanna-sankcij-za-destabilizaciu-moldovi.html" text:style-name="Internet_20_link" text:visited-style-name="Visited_20_Internet_20_Link">
https://www.ukrinform.ua/rubric-world/3702283-es-zatverdiv-poradok-zastosuvanna-sankcij-za-destabilizaciu-moldovi.html</text:a>
</text:p>
      <!--NEWS-->
      <text:h text:style-name="P10" text:outline-level="1">
<text:span text:style-name="T4">
在尼古拉夫，一个人破坏了手榴弹：有受害者</text:span>
</text:h>
      <text:p text:style-name="P4">
作者: Ukrinform (Person)</text:p>
      <text:p text:style-name="P4">
出版商: Укринформ (Organization)</text:p>
      <text:p text:style-name="P4">
出版时间: 2023-04-28T23:29:00+03:00</text:p>
      <text:p text:style-name="P4">
修改时间: 2023-04-28T23:29:00+03:00</text:p>
      <text:p text:style-name="P4">
描述: 4月28日晚上，在尼古拉夫（Nikolaev），一名男子被拒绝给两个Hryvnias后扔了一枚手榴弹。 两个人受伤 - 他和传球手。  - 乌克林。</text:p>
      <text:p text:style-name="P4">
图片: ["<text:a xlink:type="simple" xlink:href="https://static.ukrinform.com/photos/2023_04/thumb_files/630_360_1682714158-796.jpg" text:style-name="Internet_20_link" text:visited-style-name="Visited_20_Internet_20_Link">
630_360_16827...</text:a>
"]</text:p>
      <text:p text:style-name="P4">
标签: ['Граната', 'Миколаїв', 'Вибух']</text:p>
      <text:p text:style-name="P4">
类型: Article</text:p>
      <!--METADATA-->
      <text:p text:style-name="P4">
<draw:frame draw:style-name="fr1" draw:name="Image264" text:anchor-type="as-char" svg:width="6.9236in" svg:height="3.956343in" draw:z-index="0">
<draw:image xlink:href="../Images/yкринформ/2023-04-28T23-29-00-03-00/630_360_1682714158-796.jpg" xlink:type="simple" xlink:show="embed" xlink:actuate="onLoad" draw:mime-type="image/jpeg"/>
</draw:frame>
4月28日晚上，米米科夫(Mimikov)在给两个Hryvnias后投掷了一枚手榴弹。 两个人受伤 - 他和传球手。</text:p>
      <text:p text:style-name="P4">
对这个 <text:a xlink:type="simple" xlink:href="https://t.me/s_shayhet/433" text:style-name="Internet_20_link" text:visited-style-name="Visited_20_Internet_20_Link">
 </text:a>
据报道，乌克希特(Ukrinform)报道说，尼古拉夫地区的警察负责人。</text:p>
      <text:p text:style-name="P4">
据他说，一个醉酒的男人接近公民，他们要求给他两个Hryvnias修理汽车。 他们拒绝了。 然后流浪<text:span text:style-name="T4">
 <text:a xlink:type="simple" xlink:href="https://www.ukrinform.ua/tag-granata" text:style-name="Internet_20_link" text:visited-style-name="Visited_20_Internet_20_Link">
</text:a>
</text:span>
。</text:p>
      <text:p text:style-name="P4">
<text:span text:style-name="T4">
另请阅读：</text:span>
 <text:span text:style-name="T4">
 <text:a xlink:type="simple" xlink:href="https://www.ukrinform.ua/rubric-regions/3696943-na-harkivsini-colovik-kinuv-granatu-pid-avtomobil-troe-poranenih.html" text:style-name="Internet_20_link" text:visited-style-name="Visited_20_Internet_20_Link">
</text:a>
</text:span>
</text:p>
      <text:p text:style-name="P4">
“结果，袭击者和发生在附近的妇女受到了身体伤害。现在他们都为他们提供医疗服务，” Opmast负责人写道。</text:p>
      <text:p text:style-name="P4">
根据“公共”的报道，该活动发生在大约20:00。</text:p>
      <text:p text:style-name="P4">
调查人员目前正在反映该活动的最终资格。</text:p>
      <text:p text:style-name="P4">
正如该机构之前报道的那样，在<text:a xlink:type="simple" xlink:href="https://www.ukrinform.ua/rubric-kyiv/3696671-u-kievi-zatrimali-colovika-akij-kinuv-u-ludej-granatu.html" text:style-name="Internet_20_link" text:visited-style-name="Visited_20_Internet_20_Link">
</text:a>
京维氏菌(Kyivvisatriation(https://www.ukrinform.ua/rubric-kyiv/3696671-u-kievi-zatrimali-colovika-akij-kinuv-u-ludej-granatu.html)_ <text:span text:style-name="T4">
。</text:span>
 _</text:p>
      <text:p text:style-name="P4">
News Source: <text:a xlink:type="simple" xlink:href="https://www.ukrinform.ua/rubric-regions/3702285-u-mikolaevi-colovik-pidirvav-granatu-e-postrazdali.html" text:style-name="Internet_20_link" text:visited-style-name="Visited_20_Internet_20_Link">
https://www.ukrinform.ua/rubric-regions/3702285-u-mikolaevi-colovik-pidirvav-granatu-e-postrazdali.html</text:a>
</text:p>
      <!--NEWS-->
      <text:h text:style-name="P10" text:outline-level="1">
<text:span text:style-name="T4">
Gerasimchuk在俄罗斯“重新教育”乌克兰儿童时告诉联合国议会</text:span>
</text:h>
      <text:p text:style-name="P4">
作者: Ukrinform (Person)</text:p>
      <text:p text:style-name="P4">
出版商: Укринформ (Organization)</text:p>
      <text:p text:style-name="P4">
出版时间: 2023-04-28T23:44:00+03:00</text:p>
      <text:p text:style-name="P4">
修改时间: 2023-04-28T23:44:00+03:00</text:p>
      <text:p text:style-name="P4">
描述: 顾问，乌克兰儿童和儿童康复权利权利的总裁达里亚·杰拉西姆楚克（Darya Gerasimchuk）周五在俄罗斯营地中的乌克兰儿童证明并返回了他们的家园。  - 乌克林。</text:p>
      <text:p text:style-name="P4">
图片: ["<text:a xlink:type="simple" xlink:href="https://static.ukrinform.com/photos/2023_04/thumb_files/630_360_1682706876-717.jpeg" text:style-name="Internet_20_link" text:visited-style-name="Visited_20_Internet_20_Link">
630_360_16827...</text:a>
"]</text:p>
      <text:p text:style-name="P4">
标签: ['Депортація', 'Діти', 'росія', 'Воєнні злочини', 'Радбез ООН', 'Дар’я Герасимчук', 'Війна з росією']</text:p>
      <text:p text:style-name="P4">
类型: Article</text:p>
      <!--METADATA-->
      <text:p text:style-name="P4">
<draw:frame draw:style-name="fr1" draw:name="Image265" text:anchor-type="as-char" svg:width="6.9236in" svg:height="3.956343in" draw:z-index="0">
<draw:image xlink:href="../Images/yкринформ/2023-04-28T23-44-00-03-00/630_360_1682706876-717.jpeg" xlink:type="simple" xlink:show="embed" xlink:actuate="onLoad" draw:mime-type="image/jpeg"/>
</draw:frame>
顾问，乌克兰儿童和儿童康复权的权利主席，达雷拉西姆楚克(Darayerasimchuk)周五在俄罗斯营地中录制了联合国安理会的成员，并在俄罗斯营地录制并返回其家园。</text:p>
      <text:p text:style-name="P4">
根据纽约乌克林福姆的说法，孩子们告诉乌克兰人亲乌克兰人职位的卖淫，殴打，胁迫，营养不良。</text:p>
      <text:p text:style-name="P4">
“这些是重新教育，屈辱和对对乌克兰的热爱的惩罚，”  - 格拉西姆楚克(Gerasimchuk)说，他举行了在线纳米安全委员会会议，讨论暴力驱逐出境和绑架<text:span text:style-name="T4">
 [] [] [] [] <text:a xlink:type="simple" xlink:href="https://www.ukrinform.ua/tag-diti" text:style-name="Internet_20_link" text:visited-style-name="Visited_20_Internet_20_Link">
</text:a>
</text:span>
俄罗斯 - 乌克兰领土。</text:p>
      <text:p text:style-name="P4">
据她说，俄罗斯人的行动是计划和旨在摧毁乌克兰作为一个国家的未来的。</text:p>
      <text:p text:style-name="P4">
她说，俄罗斯人没有计划或计划返回我们的孩子，这是授予俄罗斯公民身份并收养的程序所证明的。</text:p>
      <text:p text:style-name="P4">
“我不明白一个杀死我们孩子的国家如何保存为维持世界和平的组织所创造的组织，”  - 说。</text:p>
      <text:p text:style-name="P4">
她强调说，谋杀，强奸和绑架儿童是“俄罗斯种族灭绝犯罪的最大二氧化二氧化碳”，也是他们的绑架所证明的。</text:p>
      <text:p text:style-name="P4">
<text:span text:style-name="T4">
另请阅读：</text:span>
 <text:span text:style-name="T4">
 <text:a xlink:type="simple" xlink:href="https://www.ukrinform.ua/rubric-ato/3702216-lubinec-v-oon-nagadav-so-rosia-deportue-ukrainskih-ditej-z-2014-roku.html" text:style-name="Internet_20_link" text:visited-style-name="Visited_20_Internet_20_Link">
</text:a>
</text:span>
</text:p>
      <text:p text:style-name="P4">
“所有这些都上升了(俄罗斯)作为救赎。 当他们绑架我们的孩子时，他们称其为疏散。 Gerasimchuk强调，即使在联合国，他们敢于谈论我们孩子的“救援”。</text:p>
      <text:p text:style-name="P4">
根据她的说法，根据官方数据，Dorf，Belarus或强行搬迁到乌克兰暂时占领的领土。 真正的数字可能要高得多 - 它补充说。在这种情况下，只有361名儿童设法返回。总统顾问呼吁国际社会为营救俄罗斯偷走的乌克兰儿童，以及开发确保安全世界的国际机制!”。</text:p>
      <text:p text:style-name="P4">
根据乌克林福姆的说法，周五，联合国安理会的非正式安理会以咏叹调的形式讨论了乌克兰被占领地区的儿童的绑架和暴力驱逐出境。</text:p>
      <text:p text:style-name="P4">
<text:span text:style-name="T4">
另请阅读：</text:span>
 <text:span text:style-name="T4">
 <text:a xlink:type="simple" xlink:href="https://www.ukrinform.ua/rubric-ato/3702175-dla-podolanna-naslidkiv-deportacii-ditej-z-ukraini-znadoblatsa-roki-watchlist.html" text:style-name="Internet_20_link" text:visited-style-name="Visited_20_Internet_20_Link">
</text:a>
</text:span>
</text:p>
      <text:p text:style-name="P4">
对这个话题的侵犯是由美国，法国和阿尔巴尼亚作为陶克恩成员发起的。 他们支持活动一百个国家。</text:p>
      <text:p text:style-name="P4">
沃迪米尔总统Zelensky表示，俄罗斯联合会在全面入侵时期<text:span text:style-name="T4">
 _ <text:a xlink:type="simple" xlink:href="https://www.ukrinform.ua/rubric-ato/3701142-rosia-vikrala-20-tisac-ukrainskih-ditej-zelenskij-u-rozmovi-z-si.html" text:style-name="Internet_20_link" text:visited-style-name="Visited_20_Internet_20_Link">
</text:a>
_ </text:span>
 20,000名乌克兰儿童。</text:p>
      <text:p text:style-name="P4">
<text:span text:style-name="T5">
foto：总统办公室</text:span>
</text:p>
      <text:p text:style-name="P4">
News Source: <text:a xlink:type="simple" xlink:href="https://www.ukrinform.ua/rubric-ato/3702246-gerasimcuk-rozpovila-u-radbezi-oon-ak-rosia-perevihovue-ukrainskih-ditej.html" text:style-name="Internet_20_link" text:visited-style-name="Visited_20_Internet_20_Link">
https://www.ukrinform.ua/rubric-ato/3702246-gerasimcuk-rozpovila-u-radbezi-oon-ak-rosia-perevihovue-ukrainskih-ditej.html</text:a>
</text:p>
      <!--NEWS-->
      <text:h text:style-name="P10" text:outline-level="1">
<text:span text:style-name="T4">
特鲁多（Trudeau）和冯·德里亚恩（von der Liaien）讨论了乌克兰的支持</text:span>
</text:h>
      <text:p text:style-name="P4">
作者: Ukrinform (Person)</text:p>
      <text:p text:style-name="P4">
出版商: Укринформ (Organization)</text:p>
      <text:p text:style-name="P4">
出版时间: 2023-04-28T23:54:00+03:00</text:p>
      <text:p text:style-name="P4">
修改时间: 2023-04-28T23:54:00+03:00</text:p>
      <text:p text:style-name="P4">
描述: 加拿大和欧盟将继续支持乌克兰。  - 乌克林。</text:p>
      <text:p text:style-name="P4">
图片: ["<text:a xlink:type="simple" xlink:href="https://static.ukrinform.com/photos/2023_04/thumb_files/630_360_1682714587-640.jpg" text:style-name="Internet_20_link" text:visited-style-name="Visited_20_Internet_20_Link">
630_360_16827...</text:a>
"]</text:p>
      <text:p text:style-name="P4">
标签: ['Канада', 'Німеччина', 'Трюдо', 'Україна', 'Фон дер Ляєн', 'Війна з росією']</text:p>
      <text:p text:style-name="P4">
类型: Article</text:p>
      <!--METADATA-->
      <text:p text:style-name="P4">
<draw:frame draw:style-name="fr1" draw:name="Image266" text:anchor-type="as-char" svg:width="6.9236in" svg:height="3.956343in" draw:z-index="0">
<draw:image xlink:href="../Images/yкринформ/2023-04-28T23-54-00-03-00/630_360_1682714587-640.jpg" xlink:type="simple" xlink:show="embed" xlink:actuate="onLoad" draw:mime-type="image/jpeg"/>
</draw:frame>
泰国欧盟加拿大的加拿大将继续共同支持乌克兰。</text:p>
      <text:p text:style-name="P4">
根据乌克林福音通讯员的说法，在网络上的页面上有关它<text:a xlink:type="simple" xlink:href="https://twitter.com/JustinTrudeau/status/1652036826205397003" text:style-name="Internet_20_link" text:visited-style-name="Visited_20_Internet_20_Link">
</text:a>
加拿大特鲁多·特鲁多(Trudeau Trudeau Presremier)在与欧盟委员会主席厄休拉·冯·德·莱恩(Ursula Von der Lyen)交谈后。</text:p>
      <text:p text:style-name="P4">
“上个月，在访问加拿大期间，我和冯·德拉洛布拉古维奇总统对乌克兰和乌克兰人的支持。 昨天，我们继续这次对话，同样的观点仍然一致。 我们将继续为乌克兰人提供全部支持。”特鲁多说。</text:p>
      <text:p text:style-name="Quotations">

<text:p text:style-name="P4">
Durant La Visite delaPrésentene<text:a xlink:type="simple" xlink:href="https://twitter.com/vonderleyen" text:style-name="Internet_20_link" text:visited-style-name="Visited_20_Internet_20_Link">
&gt;
</text:a>
在加拿大&gt;
最后一个月，我们谈到了支持乌克兰及其人民。 我们昨天继续进行这些讨论，并且我们处于相同的波长。 我们将继续&gt;
确保乌克兰人获得必要的支持。 <text:a xlink:type="simple" xlink:href="https://t.co/fjh9pIQabJ" text:style-name="Internet_20_link" text:visited-style-name="Visited_20_Internet_20_Link">
&gt;
</text:a>
&gt;
&gt;
  - 贾斯汀·特鲁多(@justintrudeau) <text:a xlink:type="simple" xlink:href="https://twitter.com/JustinTrudeau/status/1652036826205397003" text:style-name="Internet_20_link" text:visited-style-name="Visited_20_Internet_20_Link">
&gt;
 </text:a>
<text:span text:style-name="T4">
另请阅读：</text:span>
 <text:span text:style-name="T4">
 <text:a xlink:type="simple" xlink:href="https://www.ukrinform.ua/rubric-world/3696132-sumniviv-u-peremozi-ukraini-nemae-trudo.html" text:style-name="Internet_20_link" text:visited-style-name="Visited_20_Internet_20_Link">
</text:a>
</text:span>
</text:p>

</text:p>
      <text:p text:style-name="P4">
回想一下，本周，欧盟在宏观 - 金融援助计划的框架内以1800万欧元的价格分配了乌克兰的另一批15亿欧元。 取而代之的是，加拿大于3月底在国际货币基金组织转移了一个科学特殊帐户。</text:p>
      <text:p text:style-name="P4">
<text:span text:style-name="T4">
另请阅读：</text:span>
 <text:span text:style-name="T4">
 <text:a xlink:type="simple" xlink:href="https://www.ukrinform.ua/rubric-world/3698559-bajden-obgovoriv-iz-fon-der-laen-ii-vizit-do-kitau-ta-pidtrimku-ukraini.html" text:style-name="Internet_20_link" text:visited-style-name="Visited_20_Internet_20_Link">
</text:a>
</text:span>
</text:p>
      <text:p text:style-name="P4">
上次访问<text:span text:style-name="T4">
 <text:a xlink:type="simple" xlink:href="https://www.ukrinform.ua/tag-fon-der-laen" text:style-name="Internet_20_link" text:visited-style-name="Visited_20_Internet_20_Link">
</text:a>
</text:span>
 3月6日至3月8日到加拿大人。</text:p>
      <text:p text:style-name="P4">
News Source: <text:a xlink:type="simple" xlink:href="https://www.ukrinform.ua/rubric-world/3702286-trudo-ta-fon-der-laen-obgovorili-pidtrimku-ukraini.html" text:style-name="Internet_20_link" text:visited-style-name="Visited_20_Internet_20_Link">
https://www.ukrinform.ua/rubric-world/3702286-trudo-ta-fon-der-laen-obgovorili-pidtrimku-ukraini.html</text:a>
</text:p>
      <!--NEWS-->
      <text:h text:style-name="P10" text:outline-level="1">
<text:span text:style-name="T4">
没有乌克兰在北约，欧洲的可持续和长期和平是不可能的 - 乌克兰融合委员会主席</text:span>
</text:h>
      <text:p text:style-name="P4">
作者: ['АРМІЯINFORM']</text:p>
      <text:p text:style-name="P4">
时间: 2023-04-28T24:00:00-04:00</text:p>
      <text:p text:style-name="P4">
描述: Komitet Integrachayanya第1号伊万尼·克林普什·泰西梅特·泰西塞涅塞的负责人pid小时谣言komitet ...与乌克兰2022年的战争，与乌克兰的最新新闻与乌克兰的新闻，乌克兰2022年的新闻，乌克兰和俄罗斯与俄罗斯最后一次与乌克兰的战争，乌克兰和2022年的战争，2022年，乌克兰战争，乌克兰战争他们说，与否，他们是否会在不久的将来与乌克兰战争，他们说与乌克兰的战争，今天的乌克兰新闻，乌克兰的新闻，乌克兰的新闻在俄罗斯的乌克兰媒体</text:p>
      <text:p text:style-name="P4">
图片: ['<text:a xlink:type="simple" xlink:href="https://armyinform.com.ua/wp-content/uploads/2023/04/22fc3544-3b70-4e79-8482-133e427ff5b2.jpg" text:style-name="Internet_20_link" text:visited-style-name="Visited_20_Internet_20_Link">
22fc3544-3b70-4e79-8482-133e427ff5b2.jpg</text:a>
']</text:p>
      <text:p text:style-name="P4">
标签: ['STOPRUSSIA', 'АГРЕСІЯ РФ', 'ВІЙНА', 'ВР УКРАЇНИ', 'ВТОРГНЕННЯ РФ', 'УКРАЇНА - ІТАЛІЯ']</text:p>
      <text:p text:style-name="P4">
类别: News</text:p>
      <!--METADATA-->
      <text:p text:style-name="P4">
<draw:frame draw:style-name="fr1" draw:name="Image267" text:anchor-type="as-char" svg:width="6.9236in" svg:height="5.1927in" draw:z-index="0">
<draw:image xlink:href="../Images/AРМІЯINFORM/2023-04-28T24-00-00-04-00/22fc3544-3b70-4e79-8482-133e427ff5b2.jpg" xlink:type="simple" xlink:show="embed" xlink:actuate="onLoad" draw:mime-type="image/jpeg"/>
</draw:frame>
乌克兰一体化委员会主席<text:a xlink:type="simple" xlink:href="https://www.facebook.com/ivanna.klympushtsintsadze" text:style-name="Internet_20_link" text:visited-style-name="Visited_20_Internet_20_Link">
Ivanna Klimpush-Tsintsadze</text:a>
在外交事务委员会的听证会上，意大利感谢意大利和意大利人民支持乌克兰争取主权，独立和领土内容的斗争。</text:p>
      <text:p text:style-name="P4">
现在，一致支持武装部队，联盟，该联盟团结起来，并动员起来击退侵略者，这是非常重要的。 我希望在您的支持下命名我们对自己和我们的价值观的信念。然后在您的支持下重建我们的国家。”她说。</text:p>
      <text:p text:style-name="P4">
乌克兰代表对罗马的访问是乌克兰国际议会网络的一部分。 它与欧洲议会宗教议会的乌克兰朋友团结在一起。</text:p>
      <text:p text:style-name="P4">
资料来源：<text:a xlink:type="simple" xlink:href="https://www.rada.gov.ua/news/razom/235773.html" text:style-name="Internet_20_link" text:visited-style-name="Visited_20_Internet_20_Link">
Verkhovna Rada设备</text:a>
</text:p>
      <text:p text:style-name="P4">
News Source: <text:a xlink:type="simple" xlink:href="https://armyinform.com.ua/2023/04/28/stijkyj-i-tryvalyj-myr-u-yevropi-ne-mozhlyvyj-bez-ukrayiny-v-nato/" text:style-name="Internet_20_link" text:visited-style-name="Visited_20_Internet_20_Link">
https://armyinform.com.ua/2023/04/28/stijkyj-i-tryvalyj-myr-u-yevropi-ne-mozhlyvyj-bez-ukrayiny-v-nato/</text:a>
</text:p>
      <!--NEWS-->
      <text:h text:style-name="P10" text:outline-level="1">
<text:span text:style-name="T4">
在大规模战争中提供教育：联合国儿童基金会和欧盟正在共同行动</text:span>
</text:h>
      <text:p text:style-name="P4">
作者: ['АРМІЯINFORM']</text:p>
      <text:p text:style-name="P4">
时间: 2023-04-28T25:00:00-04:00</text:p>
      <text:p text:style-name="P4">
描述: 在《乌克兰科学》的《 Minsteniy》中，我被转移到Laptubukiv I平板电脑...与乌克兰2022年的战争，与乌克兰与乌克兰的最新新闻，今天与乌克兰2022年的新闻战争今天上次，乌克兰和俄罗斯之间会发生战争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56189833101-46b1f00b645d3192b8bdfdc5107255ca.jpg" text:style-name="Internet_20_link" text:visited-style-name="Visited_20_Internet_20_Link">
56189833101-46b1f00b645d3192b8bdfdc5107255ca.jpg</text:a>
']</text:p>
      <text:p text:style-name="P4">
标签: ['STOPRUSSIA', 'YES', 'АГРЕСІЯ РФ', 'ВІЙНА', 'ВТОРГНЕННЯ РФ', 'ДІТИ ВІЙНИ', 'ООН ЮНІСЕФ']</text:p>
      <text:p text:style-name="P4">
类别: News</text:p>
      <!--METADATA-->
      <text:p text:style-name="P4">
<draw:frame draw:style-name="fr1" draw:name="Image268" text:anchor-type="as-char" svg:width="6.9236in" svg:height="4.137041in" draw:z-index="0">
<draw:image xlink:href="../Images/AРМІЯINFORM/2023-04-28T25-00-00-04-00/56189833101-46b1f00b645d3192b8bdfdc5107255ca.jpg" xlink:type="simple" xlink:show="embed" xlink:actuate="onLoad" draw:mime-type="image/jpeg"/>
</draw:frame>
说明性照片</text:p>
      <text:p text:style-name="P4">
乌克兰教育与科学部已将笔记本电脑转移给了笔记本电脑(联合国儿童基金会)在乌克兰穆拉特·沙希纳(Murat Shahina)和卢甘斯克(Lugansk)地区军事管理部门负责人。</text:p>
      <text:p text:style-name="P4">
“由于缺乏任何设备，今天需要以远程格式学习的学生中有三分之一不可能这样做。 因此，与合作伙伴一起，我们将为可以不断增长的计算机设备的儿童竭尽所能。 这对于那些经常遭受俄罗斯袭击并暂时占领领土的地区至关重要。” Oksen Lisovy说。</text:p>
      <text:p text:style-name="P4">
联合国儿童基金会在欧盟和共和国的财政支持下，韩国人为初中学生提供了5,000片平板电脑。 中学和老年时代的孩子将拥有相同数量的笔记本电脑。 电子设备将传播到整个乌克兰的教育机构。 从联合国儿童基金会到乌克兰儿童的新供应继续在线培训，因为由于安全状况，许多人不可能长时间访问学校。 此外，这些设备将提供给具有流离失所的儿童，来自低收入家庭的儿童或被剥夺的父母和没有小工具可以连接到在线的儿童。</text:p>
      <text:p text:style-name="P4">
联合国儿童基金会的新笔记本电脑和平板电脑的新供应为欧盟提供了1000万欧元的融资，旨在在一场全面的战争中为儿童提供教育的机会。 财政支持的目的是让有机会在网上继续接受6.8万儿童和22,000名教师的教育，如果安全状况允许，则离线。</text:p>
      <text:p text:style-name="P4">
“欧盟为这项旨在采用持续教学的倡议的支持而感到自豪。 即使在俄罗斯全面侵略的条件下，无论身在何处，儿童都应该获得优质的教育。 通过提供此设备，我们有助于确保儿童的非凡教育和开发成功的未来。”“在所有情况下，确保连续的教育过程都应该是优先事项。 去年，大韩民国为乌克兰儿童提供了6,000个笔记本电脑，作为人道主义援助。 现在，我们很高兴与联合国儿童基金会一起为乌克兰的未来做出更重要的贡献。 韩国继续管理对乌克兰的支持。</text:p>
      <text:p text:style-name="P4">
2022年9月1日，只有大约三分之一的乌克兰学校能够开始引人注目的训练。 这意味着今天约有300万儿童在线访问或混合格式。</text:p>
      <text:p text:style-name="P4">
“每个孩子都有权接受教育，即使很难提供。 Focusyef是为了教导那些由于缺乏适当设备而受教育问题的儿童提供机会。”</text:p>
      <text:p text:style-name="P4">
笔记本电脑和平板电脑将在Dnipropetrovsk，Donetsk，Zaporizhia，Lugansk，Mykolaiv，Kharkiv，Odessa，Poltava，Sumy，Chernihiv，Kirovograd和Kherson地区接收孩子。</text:p>
      <text:p text:style-name="P4">
<text:span text:style-name="T5">
derelo：<text:a xlink:type="simple" xlink:href="https://www.kmu.gov.ua/news/za-pidtrymky-ies-ta-respubliky-koreia-iunisef-peredav-ukrainskym-shkoliaram-10-tys-planshetiv-i-noutbukiv" text:style-name="Internet_20_link" text:visited-style-name="Visited_20_Internet_20_Link">
政府门户</text:a>
</text:span>
</text:p>
      <text:p text:style-name="P4">
News Source: <text:a xlink:type="simple" xlink:href="https://armyinform.com.ua/2023/04/28/zabezpechennya-osvity-v-umovah-shyrokomasshtabnoyi-vijny-yunisef-ta-yes-diyut-razom/" text:style-name="Internet_20_link" text:visited-style-name="Visited_20_Internet_20_Link">
https://armyinform.com.ua/2023/04/28/zabezpechennya-osvity-v-umovah-shyrokomasshtabnoyi-vijny-yunisef-ta-yes-diyut-razom/</text:a>
</text:p>
      <!--NEWS-->
      <text:h text:style-name="P10" text:outline-level="1">
<text:span text:style-name="T4">
赔偿法律援助费用：武装侵略受害者的机会</text:span>
</text:h>
      <text:p text:style-name="P4">
作者: ['АРМІЯINFORM']</text:p>
      <text:p text:style-name="P4">
时间: 2023-04-28T26:00:00-04:00</text:p>
      <text:p text:style-name="P4">
描述: 放弃了vidshkadovans vitrat，授予Lawov Dopomov教授的个人权利...与乌克兰2022年的战争，今天与乌克兰的最新消息，今天与乌克兰的新闻，乌克兰2022年上次与乌克兰的新闻战争，乌克兰和俄罗斯与俄罗斯和战争之间将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veterany.jpg" text:style-name="Internet_20_link" text:visited-style-name="Visited_20_Internet_20_Link">
veterany.jpg</text:a>
']</text:p>
      <text:p text:style-name="P4">
标签: ['STOPRUSSIA', 'АГРЕСІЯ РФ', 'ВІЙНА', 'ВТОРГНЕННЯ РФ', 'МІНРЕІНТЕГРАЦІЇ']</text:p>
      <text:p text:style-name="P4">
类别: News</text:p>
      <!--METADATA-->
      <text:p text:style-name="P4">
<draw:frame draw:style-name="fr1" draw:name="Image269" text:anchor-type="as-char" svg:width="6.9236in" svg:height="3.894525in" draw:z-index="0">
<draw:image xlink:href="../Images/AРМІЯINFORM/2023-04-28T26-00-00-04-00/veterany.jpg" xlink:type="simple" xlink:show="embed" xlink:actuate="onLoad" draw:mime-type="image/jpeg"/>
</draw:frame>
由于对乌克兰的武装侵略而被剥夺了自由的合适人士必须为专业法律援助申请赔偿。</text:p>
      <text:p text:style-name="P4">
相关委员会建立了剥夺此类人的自由的事实，该委员会在重新融合部工作。 您可以亲自或通过合法代表或家庭成员联系委员会。</text:p>
      <text:p text:style-name="P4">
应用程序的形式和必要文档的列表可以在[参考]上找到(https://minre.gov.ua/wp-content/uploads/2023/02/forma_zayavy_vstanovlennya_faktu1_1_0.pdf).</text:p>
      <text:p text:style-name="P4">
У разі встановлення зазначеного факту Комісія також може ухвалити рішення провиплату коштів для відшкодування витрат на професійну правову допомогувказаним особам. Наразі максимальний розмір відшкодування — 53 680 гривень.</text:p>
      <text:p text:style-name="P4">
Щоб отримати кошти, необхідно подати до Мінреінтеграції відповідну<text:a xlink:type="simple" xlink:href="https://minre.gov.ua/wp-content/uploads/2023/02/forma_zayavy_vidshkoduvannya_1_1.pdf" text:style-name="Internet_20_link" text:visited-style-name="Visited_20_Internet_20_Link">
заяву</text:a>
并确认管理或信息。 例如，与律师的合同，收据或可以证明法律援助合理的不同劣势。 如何做，请参阅[信息图]。(https://minre.gov.ua/wp-content/uploads/2023/04/photo_2023-04-27_15-47-12.jpg)<text:span text:style-name="T4">
来源：</text:span>
 _ <text:a xlink:type="simple" xlink:href="https://minre.gov.ua/wp-content/uploads/2023/04/photo_2023-04-27_15-47-12.jpg" text:style-name="Internet_20_link" text:visited-style-name="Visited_20_Internet_20_Link">
Minrointegration</text:a>
_</text:p>
      <text:p text:style-name="P4">
News Source: <text:a xlink:type="simple" xlink:href="https://armyinform.com.ua/2023/04/28/kompensacziya-vytrat-na-pravovu-dopomogu-mozhlyvosti-dlya-poterpilyh-vid-zbrojnoyi-agresiyi/" text:style-name="Internet_20_link" text:visited-style-name="Visited_20_Internet_20_Link">
https://armyinform.com.ua/2023/04/28/kompensacziya-vytrat-na-pravovu-dopomogu-mozhlyvosti-dlya-poterpilyh-vid-zbrojnoyi-agresiyi/</text:a>
</text:p>
      <!--NEWS-->
      <text:h text:style-name="P10" text:outline-level="1">
<text:span text:style-name="T4">
ROS’在某些类别的人死亡或残疾的情况下，定制了倾人货币援助</text:span>
</text:h>
      <text:p text:style-name="P4">
作者: ['АРМІЯINFORM']</text:p>
      <text:p text:style-name="P4">
时间: 2023-04-28T27:00:00-04:00</text:p>
      <text:p text:style-name="P4">
描述: 在乌克兰资深人士，Infogogrokica Iz Rosennennia Shodoma的Mintystvo ...与乌克兰2022年的战争，与乌克兰与乌克兰的最新新闻，今天与乌克兰2022年的新闻战争，今天与乌克兰2022年，乌克兰和俄罗斯之间的战争会发生与乌克兰的战争将是不久的</text:p>
      <text:p text:style-name="P4">
图片: ['<text:a xlink:type="simple" xlink:href="https://armyinform.com.ua/wp-content/uploads/2023/04/7_kartka-ogd-336_1-150x150.jpg" text:style-name="Internet_20_link" text:visited-style-name="Visited_20_Internet_20_Link">
7_kartka-ogd-336_1-150x150.jpg</text:a>
', '<text:a xlink:type="simple" xlink:href="https://armyinform.com.ua/wp-content/uploads/2023/04/7_kartka-ogd-336_2-150x150.jpg" text:style-name="Internet_20_link" text:visited-style-name="Visited_20_Internet_20_Link">
7_kartka-ogd-336_2-150x150.jpg</text:a>
']</text:p>
      <text:p text:style-name="P4">
标签: ['STOPRUSSIA', 'АГРЕСІЯ РФ', 'ВІЙНА', 'ВТОРГНЕННЯ РФ', 'ІНФОГРАФІКА', 'МІНВЕТЕРАНІВ']</text:p>
      <text:p text:style-name="P4">
类别: News</text:p>
      <!--METADATA-->
      <text:p text:style-name="P4">
乌克兰退伍军人部<text:a xlink:type="simple" xlink:href="https://mva.gov.ua/ua/news/minveteraniv-pidgotuvalo-rozyasnennya-shchodo-priznachennya-ta-viplati-odnorazovoyi-groshovoyi-dopomogi-u-razi-zagibeli-smerti-abo-invalidnosti-deyakih-kategorij-osib" text:style-name="Internet_20_link" text:visited-style-name="Visited_20_Internet_20_Link">
准备</text:a>
信息图，并澄清约会和支付一项时间货币援助，以防死亡(死亡)或根据乌克兰法律“关于退伍军人的地位，保证其社会保护的保证”的某些类别的残疾。</text:p>
      <text:p text:style-name="P4">
<text:a xlink:type="simple" xlink:href="https://armyinform.com.ua/wp-content/uploads/2023/04/7_kartka-ogd-336_1.jpg" text:style-name="Internet_20_link" text:visited-style-name="Visited_20_Internet_20_Link">
!(Images/AРМІЯINFORM/2023-04-28T27-00-00-04-00/7_kartka-ogd-336_1-150x150.jpg)</text:a>
</text:p>
      <text:p text:style-name="P4">
<text:a xlink:type="simple" xlink:href="https://armyinform.com.ua/wp-content/uploads/2023/04/7_kartka-ogd-336_2.jpg" text:style-name="Internet_20_link" text:visited-style-name="Visited_20_Internet_20_Link">
<draw:frame draw:style-name="fr1" draw:name="Image270" text:anchor-type="as-char" svg:width="6.9236in" svg:height="6.9236in" draw:z-index="0">
<draw:image xlink:href="../Images/AРМІЯINFORM/2023-04-28T27-00-00-04-00/7_kartka-ogd-336_2-150x150.jpg" xlink:type="simple" xlink:show="embed" xlink:actuate="onLoad" draw:mime-type="image/jpeg"/>
</draw:frame>
</text:a>
</text:p>
      <text:p text:style-name="P4">
News Source: <text:a xlink:type="simple" xlink:href="https://armyinform.com.ua/2023/04/28/rozyasnennya-shhodo-pryznachennya-ta-vyplaty-odnorazovoyi-groshovoyi-dopomogy-u-razi-zagybeli-smerti-abo-invalidnosti-deyakyh-kategorij-osib/" text:style-name="Internet_20_link" text:visited-style-name="Visited_20_Internet_20_Link">
https://armyinform.com.ua/2023/04/28/rozyasnennya-shhodo-pryznachennya-ta-vyplaty-odnorazovoyi-groshovoyi-dopomogy-u-razi-zagybeli-smerti-abo-invalidnosti-deyakyh-kategorij-osib/</text:a>
</text:p>
      <!--NEWS-->
      <text:h text:style-name="P10" text:outline-level="1">
<text:span text:style-name="T4">
意大利业务对参加乌克兰的恢复 - 丹尼斯·史密斯（Denis Shmigal）表示浓厚的兴趣</text:span>
</text:h>
      <text:p text:style-name="P4">
作者: ['АРМІЯINFORM']</text:p>
      <text:p text:style-name="P4">
时间: 2023-04-28T28:00:00-04:00</text:p>
      <text:p text:style-name="P4">
描述: 关于CED Doimela，尿道门户。 里米（Rimi）参加了乌克兰人的会议，...与乌克兰2022年的战争，与乌克兰的战争是今天的最新消息，今天与乌克兰2022年的新闻战是今天的最后一场新闻，乌克兰与俄罗斯之间的战争是否会发生战争他们说，与乌克兰的战争将在2022年不在2022年不，他们说，在不久的将来，乌克兰是否会与乌克兰进行战争，这是与乌克兰的战争，今天的乌克兰新闻，乌克兰媒体的乌克兰新闻在俄罗斯的乌克兰新闻</text:p>
      <text:p text:style-name="P4">
图片: ['<text:a xlink:type="simple" xlink:href="https://armyinform.com.ua/wp-content/uploads/2023/04/thumb_203104_820_360_0_0_auto.jpg" text:style-name="Internet_20_link" text:visited-style-name="Visited_20_Internet_20_Link">
thumb_203104_820_360_0_0_auto.jpg</text:a>
']</text:p>
      <text:p text:style-name="P4">
标签: ['STOPRUSSIA', 'АГРЕСІЯ РФ', 'ВІЙНА', 'ВТОРГНЕННЯ РФ', 'ДЕНИС ШМИГАЛЬ', 'УКРАЇНА - ІТАЛІЯ']</text:p>
      <text:p text:style-name="P4">
类别: News</text:p>
      <!--METADATA-->
      <text:p text:style-name="P4">
<draw:frame draw:style-name="fr1" draw:name="Image271" text:anchor-type="as-char" svg:width="6.9236in" svg:height="4.567887in" draw:z-index="0">
<draw:image xlink:href="../Images/AРМІЯINFORM/2023-04-28T28-00-00-04-00/thumb_203104_820_360_0_0_auto.jpg" xlink:type="simple" xlink:show="embed" xlink:actuate="onLoad" draw:mime-type="image/jpeg"/>
</draw:frame>
关于它<text:a xlink:type="simple" xlink:href="https://www.kmu.gov.ua/news/italiiskyi-biznes-vyslovyv-vysoku-zatsikavlenist-v-uchasti-u-vidnovlenni-ukrainy-denys-shmyhal" text:style-name="Internet_20_link" text:visited-style-name="Visited_20_Internet_20_Link">
报告</text:a>
政府门户。</text:p>
      <text:p text:style-name="P4">
在罗马，举行了一次会议，以恢复乌克兰，该会议由数百家乌克兰和意大利公司参加，意大利乔治·乔治·梅隆(Georgamelon)委员会主席和乌克兰沃罗迪米尔·Zelenskyy(Zelenskyy)主席。 据总理丹尼斯·施米加尔(Denis Shmigal)在访问的简报中说，这次会议的结果对乌克兰是有益的。</text:p>
      <text:p text:style-name="P4">
“我们已经在威尼斯的生态，工业和后勤领域签署了六个备忘录。 意大利乌克兰地区之间还签署了两次备忘录，这再次证明了我们的社区与人民之间建立了直接联系。”</text:p>
      <text:p text:style-name="P4">
据政府负责人称，乌克兰代表团概述了我们国家快速恢复的关键领域，以便意大利公司了解意识以及何时来到乌克兰。</text:p>
      <text:p text:style-name="P4">
总理说：“关键领域是能源恢复，人道主义者的贬低，恢复受损的人，恢复关键基础设施以及在微型，中小型企业领域恢复我们的经济能力。”</text:p>
      <text:p text:style-name="P4">
Denis Shmigal强调，意大利业务对参加乌克兰的恢复表达了很高的兴趣。 此外，意大利的出口信贷机构(绑架)准备恢复与乌克兰的合作。 据总理称，该协议已达成，该机构将再分配10亿欧元在乌克兰的项目更新。</text:p>
      <text:p text:style-name="P4">
丹尼斯·施米加尔(Denis Schmigal)还谈到了与意大利领导人的会议：总统塞尔戈·马塔拉拉(Sergo Mattarllla)，部长委员会主席乔治·梅洛尼(George Meloni)，塞纳特曼蒂(Senatemanti)议会议会主席la la la la rusz和洛伦佐·丰塔纳(Lorenzo Fontana)众议院主席。 乌克兰政府负责人的报道，他讨论了乌克兰和欧洲 - 大西洋一体化的全面支持的问题：“意大利向我们保证了这一道路上的持续支持。”</text:p>
      <text:p text:style-name="P4">
总理强调，会议的重要组成部分是讨论乌克兰沃迪米尔·泽伦斯基总统的和平。 特别是，诸如核和能源安全的关键要素，艾德波特人的囚犯返回乌克兰人的家，恢复乌克兰的领土完整性以及安全保证的安全性。</text:p>
      <text:p text:style-name="P4">
News Source: <text:a xlink:type="simple" xlink:href="https://armyinform.com.ua/2023/04/28/italijskyj-biznes-vyslovyv-vysoku-zaczikavlenist-v-uchasti-u-vidnovlenni-ukrayiny-denys-shmygal/" text:style-name="Internet_20_link" text:visited-style-name="Visited_20_Internet_20_Link">
https://armyinform.com.ua/2023/04/28/italijskyj-biznes-vyslovyv-vysoku-zaczikavlenist-v-uchasti-u-vidnovlenni-ukrayiny-denys-shmygal/</text:a>
</text:p>
      <!--NEWS-->
      <text:h text:style-name="P10" text:outline-level="1">
<text:span text:style-name="T4">
FSB传输有关Mariupol Defenders的数据：Poltava地方法院主席暴露了</text:span>
</text:h>
      <text:p text:style-name="P4">
作者: ['АРМІЯINFORM']</text:p>
      <text:p text:style-name="P4">
时间: 2023-04-28T29:00:00-04:00</text:p>
      <text:p text:style-name="P4">
描述: Bezpequi Vikrila Shchel的服务乌克兰Topposadovs的一位Rosiecu代理....与乌克兰2022年的战争，与乌克兰的最新新闻战争，今天与乌克兰的新闻，乌克兰2022年上次与乌克兰的新闻战争，乌克兰和俄罗斯之间的战争将与俄罗斯和俄罗斯之间的战争，他们说，乌克兰在2022年是否会有一年的时间，在不久的将来是否会与乌克兰进行战争</text:p>
      <text:p text:style-name="P4">
图片: ['<text:a xlink:type="simple" xlink:href="https://armyinform.com.ua/wp-content/uploads/2023/04/zapys3333aty.jpg" text:style-name="Internet_20_link" text:visited-style-name="Visited_20_Internet_20_Link">
zapys3333aty.jpg</text:a>
', '<text:a xlink:type="simple" xlink:href="https://armyinform.com.ua/wp-content/uploads/2023/04/343741585_207803575299280_275321459144354500_n.jpg" text:style-name="Internet_20_link" text:visited-style-name="Visited_20_Internet_20_Link">
343741585_207803575299280_275321459144354500_n.jpg</text:a>
']</text:p>
      <text:p text:style-name="P4">
标签: ['STOPRUSSIA', 'ВТОРГНЕННЯ РФ', 'ДЕРЖАВНА ЗРАДА', 'СБУ']</text:p>
      <text:p text:style-name="P4">
类别: News</text:p>
      <!--METADATA-->
      <text:p text:style-name="P4">
<draw:frame draw:style-name="fr1" draw:name="Image272" text:anchor-type="as-char" svg:width="6.9236in" svg:height="3.511396in" draw:z-index="0">
<draw:image xlink:href="../Images/AРМІЯINFORM/2023-04-28T29-00-00-04-00/zapys3333aty.jpg" xlink:type="simple" xlink:show="embed" xlink:actuate="onLoad" draw:mime-type="image/jpeg"/>
</draw:frame>
安全部门在乌克兰官员中暴露了另一位俄罗斯特工。 该数字是Poltava地方法院的负责人，FSBZAVERBARBERABER为对乌克兰进行侦察和颠覆性活动而作出了研究。(https://www.facebook.com/SecurSerUkraine/posts/pfbid02W2ivzE4Daf1Tr4xAVgjM9KZpVUNjLM8934awAxAk4KXpPmuW9gvRh7QfmCfH5SLcl)该部门的新闻服务。</text:p>
      <text:p text:style-name="P4">
“该官员对官员的特殊服务在全面入侵俄罗斯联邦的开始之初就采取了自己的主动行动。 当时，她在贝迪安斯克(Berdyansk)，在地方法院贬低了法官。 南部城市Zhinka的钦佩之后，自愿留在Zaporozhye地区的暂时占领的部分。 在那儿，她“遇到”了FSB的代表，并给予了他同意纳米纳斯的合作，以支持侵略者国家。”</text:p>
      <text:p text:style-name="P4">
已经确定，在去年3月底，她将占领胺的形成递给了三名特殊目的“ Azov”的单独分离的战斗机从Mariupol移动到Mangush区。 然后，在她的“职责”后面，入侵者试图处置乌克兰军队。</text:p>
      <text:p text:style-name="P4">
<draw:frame draw:style-name="fr1" draw:name="Image273" text:anchor-type="as-char" svg:width="6.9236in" svg:height="4.615733in" draw:z-index="0">
<draw:image xlink:href="../Images/AРМІЯINFORM/2023-04-28T29-00-00-04-00/343741585_207803575299280_275321459144354500_n.jpg" xlink:type="simple" xlink:show="embed" xlink:actuate="onLoad" draw:mime-type="image/jpeg"/>
</draw:frame>
此外，叛徒敦促其他法院工作人员支持和与俄罗斯人合作。 如果她听到异议 - “移交”成人惩罚性尸体的人。</text:p>
      <text:p text:style-name="P4">
但是，去年夏天，该官员去了乌克兰控制的乌克兰人，后来她在波尔塔瓦地方法院定居。</text:p>
      <text:p text:style-name="P4">
SBU的工作人员暴露了恶性因素，并逐渐记录了犯罪行为。根据收集的证据，安全局的调查人员告诉她，涉嫌涉嫌艺术第2部分。 《乌克兰刑法》 111(戒严构犯下的国家背叛).</text:p>
      <text:p text:style-name="P4">
Наразі вирішується питання щодо відсторонення фігурантки від посади та обраннязапобіжного заходу ˗ тримання під вартою. Тривають слідчі дії для встановленнявсіх обставин злочину. Розслідування проводили співробітники СБУ в Запорізькійобласті за процесуального керівництва обласної прокуратури.</text:p>
      <text:p text:style-name="P4">
News Source: <text:a xlink:type="simple" xlink:href="https://armyinform.com.ua/2023/04/28/zlyvala-fsb-dani-pro-zahysnykiv-mariupolya-vykryto-golovu-poltavskogo-rajsudu/" text:style-name="Internet_20_link" text:visited-style-name="Visited_20_Internet_20_Link">
https://armyinform.com.ua/2023/04/28/zlyvala-fsb-dani-pro-zahysnykiv-mariupolya-vykryto-golovu-poltavskogo-rajsudu/</text:a>
</text:p>
      <!--NEWS-->
      <text:h text:style-name="P10" text:outline-level="1">
<text:span text:style-name="T4">
Poltavska Oblast（17:04）。 红色警报：空中威胁。 警笛声。 立即掩盖！</text:span>
</text:h>
      <text:p text:style-name="P4">
作者: liveuamap (Language: en)</text:p>
      <text:p text:style-name="P4">
时间: 2023-04-28T2:05:00</text:p>
      <text:p text:style-name="P4">
地点: Poltavska Oblast (Latitude:49.47705000 Longtitude:33.81866000)</text:p>
      <text:p text:style-name="P4">
视频: []</text:p>
      <text:p text:style-name="P4">
图片: []</text:p>
      <text:p text:style-name="P4">
标签: ["Europe", "Central and Eastern Europe"]</text:p>
      <text:p text:style-name="P4">
Id: 22559218</text:p>
      <!--METADATA-->
      <text:p text:style-name="P4">
poltava(17:04). Red Alert: aerial threat. Sirens sounding. Take covernow!</text:p>
      <text:p text:style-name="P4">
News Collection Link: <text:a xlink:type="simple" xlink:href="https://liveuamap.com/en/2023/28-april-poltavska-oblast1704-red-alert-aeriag" text:style-name="Internet_20_link" text:visited-style-name="Visited_20_Internet_20_Link">
https://liveuamap.com/en/2023/28-april-poltavska-oblast1704-red-alert-aeriag</text:a>
</text:p>
      <text:p text:style-name="P4">
News Source: <text:a xlink:type="simple" xlink:href="https://t.me/suspilnepoltava/10937" text:style-name="Internet_20_link" text:visited-style-name="Visited_20_Internet_20_Link">
https://t.me/suspilnepoltava/10937</text:a>
</text:p>
      <!--NEWS-->
      <text:h text:style-name="P10" text:outline-level="1">
<text:span text:style-name="T4">
关于在TOT上发生的错误信息和操纵活动</text:span>
</text:h>
      <text:p text:style-name="P4">
作者: ['АРМІЯINFORM']</text:p>
      <text:p text:style-name="P4">
时间: 2023-04-28T30:00:00-04:00</text:p>
      <text:p text:style-name="P4">
描述: Facebook上的Wizin -Format中心一直在Facebook上谈论假货，缝制...与乌克兰2022年的战争，与乌克兰与乌克兰的最新新闻，今天与乌克兰2022年的新闻战争，今天与乌克兰的新闻战争，乌克兰与俄罗斯和俄罗斯和俄罗斯和俄罗斯与他们说，与乌克兰的战争将在2022年，是否会在不久的将来与乌克兰进行战争，他们说，与乌克兰的战争，今天的乌克兰新闻，乌克兰的新闻，乌克兰媒体在俄罗斯的乌克兰新闻</text:p>
      <text:p text:style-name="P4">
图片: ['<text:a xlink:type="simple" xlink:href="https://armyinform.com.ua/wp-content/uploads/2022/07/fejk-nyus-7.jpg" text:style-name="Internet_20_link" text:visited-style-name="Visited_20_Internet_20_Link">
fejk-nyus-7.jpg</text:a>
']</text:p>
      <text:p text:style-name="P4">
标签: ['STOPRUSSIA', 'АГРЕСІЯ РФ', 'ВІЙНА', 'ВТОРГНЕННЯ РФ', 'РОСІЙСЬКІ ФЕЙКИ']</text:p>
      <text:p text:style-name="P4">
类别: News</text:p>
      <!--METADATA-->
      <text:p text:style-name="P4">
<draw:frame draw:style-name="fr1" draw:name="Image274" text:anchor-type="as-char" svg:width="6.9236in" svg:height="3.894525in" draw:z-index="0">
<draw:image xlink:href="../Images/AРМІЯINFORM/2023-04-28T30-00-00-04-00/fejk-nyus-7.jpg" xlink:type="simple" xlink:show="embed" xlink:actuate="onLoad" draw:mime-type="image/jpeg"/>
</draw:frame>
在其Facebook页面上打击错误信息的中心<text:a xlink:type="simple" xlink:href="https://www.facebook.com/protydiyadezinformatsiyi.cpd/posts/pfbid02b7hZwdbV7862TwFW2uf6ukQH23D6DxygaUHPwhUPuostcTnE3ouyQQ5R5fDG9C5tl" text:style-name="Internet_20_link" text:visited-style-name="Visited_20_Internet_20_Link">
报告</text:a>
关于敌对宣传者常见的假货。</text:p>
      <text:p text:style-name="P4">
<text:span text:style-name="T4">
 Zaporizhhya地区：</text:span>
</text:p>
      <ul>
        <li>
Berdyansk的占领当局宣布检查“房屋和公共服务消费者的可用性”。 实际上，这将有助于占用者补充没收“无家可归财产”的会计。</li>
      </ul>
      <text:p text:style-name="P4">
<text:span text:style-name="T4">
顿涅茨克地区：</text:span>
</text:p>
      <text:p text:style-name="P4">
*对于樱桃，俄罗斯的“单州考试”将在TOT上举行。 种族主义者确保考试自愿，但已经开始为其准备14分装备。 因此，敌人继续刺激tot。</text:p>
      <text:p text:style-name="P4">
<text:span text:style-name="T4">
卢甘斯克地区：</text:span>
</text:p>
      <text:p text:style-name="P4">
*占领者开始大规模重新安置TOT的居民到俄罗斯联邦领土。 侵略者国家正试图影响人口种族组成的变化，并掩盖了临时保护措施。</text:p>
      <text:p text:style-name="P4">
<text:span text:style-name="T4">
赫尔森地区：</text:span>
</text:p>
      <text:p text:style-name="P4">
*俄罗斯联邦的宣传家拍摄了有关卡科夫卡占领者的下一个“成就”的视频 - 涵盖了星期六，在这里，最大的关注是苏联时代的古迹，从而实现了“俄罗斯措施”。</text:p>
      <text:p text:style-name="P4">
News Source: <text:a xlink:type="simple" xlink:href="https://armyinform.com.ua/2023/04/28/pro-dezinformaczijni-ta-manipulyatyvni-kampaniyi-shho-vidbuvayutsya-na-tot-2/" text:style-name="Internet_20_link" text:visited-style-name="Visited_20_Internet_20_Link">
https://armyinform.com.ua/2023/04/28/pro-dezinformaczijni-ta-manipulyatyvni-kampaniyi-shho-vidbuvayutsya-na-tot-2/</text:a>
</text:p>
      <!--NEWS-->
      <text:h text:style-name="P10" text:outline-level="1">
<text:span text:style-name="T4">
我们的航空在敌人的集中区中取得了7次跳动</text:span>
</text:h>
      <text:p text:style-name="P4">
作者: ['АРМІЯINFORM']</text:p>
      <text:p text:style-name="P4">
时间: 2023-04-28T31:00:00-04:00</text:p>
      <text:p text:style-name="P4">
描述: 关于CED Doimlay，ZS乌克兰人，位于Rankova Zvedenni。 “ Avisaatsy是过去的国防军……与乌克兰2022年的战争，与乌克兰的最新消息，今天与乌克兰的新闻战争，与乌克兰2022年的新闻战争，今天将在乌克兰和俄罗斯之间发生战争，以及2022年与乌克兰的战争时他们说，与否，是否会在不久的将来与乌克兰进行战争</text:p>
      <text:p text:style-name="P4">
图片: ['<text:a xlink:type="simple" xlink:href="https://armyinform.com.ua/wp-content/uploads/2022/08/e4662d120a3779d4.jpg" text:style-name="Internet_20_link" text:visited-style-name="Visited_20_Internet_20_Link">
e4662d120a3779d4.jpg</text:a>
']</text:p>
      <text:p text:style-name="P4">
标签: ['STOPRUSSIA', 'БПЛА', 'ВТОРГНЕННЯ РФ', 'ГШ ЗС УКРАЇНИ', 'ЗРК']</text:p>
      <text:p text:style-name="P4">
类别: News</text:p>
      <!--METADATA-->
      <text:p text:style-name="P4">
<draw:frame draw:style-name="fr1" draw:name="Image275" text:anchor-type="as-char" svg:width="6.9236in" svg:height="3.750283in" draw:z-index="0">
<draw:image xlink:href="../Images/AРМІЯINFORM/2023-04-28T31-00-00-04-00/e4662d120a3779d4.jpg" xlink:type="simple" xlink:show="embed" xlink:actuate="onLoad" draw:mime-type="image/jpeg"/>
</draw:frame>
说明性照片</text:p>
      <text:p text:style-name="P4">
<text:span text:style-name="T4">
🔥俄罗斯入侵的局势</text:span>
 <text:a xlink:type="simple" xlink:href="https://www.facebook.com/GeneralStaff.ua/posts/pfbid02r7fioKTGLYqWpkKYk3KjQxLgFs8LzTETTnRxgUTxJNQtHwhuXuGGsMihJh9inRy9l" text:style-name="Internet_20_link" text:visited-style-name="Visited_20_Internet_20_Link">
报告</text:a>
乌克兰武装部队将军在早晨摘要中。</text:p>
      <text:p text:style-name="P4">
“在过去的一天中，国防军的航空在占领者的个人员工和军事装备的集中领域中取得了7次跳动，以及对敌人的防空导弹系统的打击。 同时，我们的捍卫者被6种精心设计的各种各样的无人机击落，”消息写道。</text:p>
      <text:p text:style-name="P4">
还报道说，当天的火箭部队和炮兵部队影响了2点的管理，活力硅的集中度，防空手段，弹药组成和2个炮兵部队。</text:p>
      <text:p text:style-name="P4">
News Source: <text:a xlink:type="simple" xlink:href="https://armyinform.com.ua/2023/04/28/nasha-aviacziya-zavdala-7-udariv-po-rajonah-zoseredzhennya-protyvnyka/" text:style-name="Internet_20_link" text:visited-style-name="Visited_20_Internet_20_Link">
https://armyinform.com.ua/2023/04/28/nasha-aviacziya-zavdala-7-udariv-po-rajonah-zoseredzhennya-protyvnyka/</text:a>
</text:p>
      <!--NEWS-->
      <text:h text:style-name="P10" text:outline-level="1">
<text:span text:style-name="T4">
在巴赫穆特，阿维迪夫和马林斯基的指示中，有65多次种族主义攻击反映了</text:span>
</text:h>
      <text:p text:style-name="P4">
作者: ['АРМІЯINFORM']</text:p>
      <text:p text:style-name="P4">
时间: 2023-04-28T32:00:00-04:00</text:p>
      <text:p text:style-name="P4">
描述: 关于CED Doimlay HS ZS乌克兰人，位于Rankova Zvedenni。 “敌人是一个沉没……与乌克兰2022的战争，与乌克兰的战争是今天的最新消息，今天与乌克兰的战争是今天的最后一场，乌克兰和俄罗斯之间的战争将发生战争乌克兰在2022年将与否，他们会与乌克兰发生战争，在不久的将来，他们说，今天与乌克兰的战争，今天的乌克兰新闻，乌克兰的新闻，乌克兰媒体在俄罗斯的乌克兰媒体</text:p>
      <text:p text:style-name="P4">
图片: ['<text:a xlink:type="simple" xlink:href="https://armyinform.com.ua/wp-content/uploads/2023/04/343736639_2017484495266841_7180649246314405518_n.jpg" text:style-name="Internet_20_link" text:visited-style-name="Visited_20_Internet_20_Link">
343736639_2017484495266841_7180649246314405518_n.jpg</text:a>
']</text:p>
      <text:p text:style-name="P4">
标签: ['STOPRUSSIA', 'АВДІЇВКА', 'БАХМУТ', 'ВТОРГНЕННЯ РФ', 'ГШ ЗС УКРАЇНИ', 'МАР’ЇНКА']</text:p>
      <text:p text:style-name="P4">
类别: News</text:p>
      <!--METADATA-->
      <text:p text:style-name="P4">
<draw:frame draw:style-name="fr1" draw:name="Image276" text:anchor-type="as-char" svg:width="6.9236in" svg:height="3.89773in" draw:z-index="0">
<draw:image xlink:href="../Images/AРМІЯINFORM/2023-04-28T32-00-00-04-00/343736639_2017484495266841_7180649246314405518_n.jpg" xlink:type="simple" xlink:show="embed" xlink:actuate="onLoad" draw:mime-type="image/jpeg"/>
</draw:frame>
<text:span text:style-name="T4">
🔥俄罗斯入侵的局势</text:span>
 <text:a xlink:type="simple" xlink:href="https://www.facebook.com/GeneralStaff.ua/posts/pfbid02r7fioKTGLYqWpkKYk3KjQxLgFs8LzTETTnRxgUTxJNQtHwhuXuGGsMihJh9inRy9l" text:style-name="Internet_20_link" text:visited-style-name="Visited_20_Internet_20_Link">
报告</text:a>
乌克兰武装部队将军在早晨摘要中。</text:p>
      <text:p text:style-name="P4">
“敌人继续将主要努力集中在领导进攻性巴赫穆特，阿夫迪夫和玛丽斯基的方向上。 在过去，在前线这些领域的65多次袭击已经完成，但全部都由国防军反映。 巴克穆塔·马卡(Bakhmutta Marinka)仍然是战斗的中心，我们的战士是勇敢的防守。”</text:p>
      <text:p text:style-name="P4">
还报道说，在敌方壳的巴赫穆特方向上，Vasyukivka，Orikhovo-Vasylivka，Grigorivka，Grigorivka，Chrome，Bakhmut，Time，Ivanivske，Iverdefske，Predivation，Konstantinovka，Konstantinovka，North，North North，North，North，South，南，Tanya York。</text:p>
      <text:p text:style-name="P4">
News Source: <text:a xlink:type="simple" xlink:href="https://armyinform.com.ua/2023/04/28/vidbyto-ponad-65-atak-rashystiv-na-bahmutskomu-avdiyivskomu-ta-maryinskomu-napryamkah/" text:style-name="Internet_20_link" text:visited-style-name="Visited_20_Internet_20_Link">
https://armyinform.com.ua/2023/04/28/vidbyto-ponad-65-atak-rashystiv-na-bahmutskomu-avdiyivskomu-ta-maryinskomu-napryamkah/</text:a>
</text:p>
      <!--NEWS-->
      <text:h text:style-name="P10" text:outline-level="1">
<text:span text:style-name="T4">
晚上，敌人在乌克兰释放了23枚有翼的导弹，21岁。</text:span>
</text:h>
      <text:p text:style-name="P4">
作者: ['АРМІЯINFORM']</text:p>
      <text:p text:style-name="P4">
时间: 2023-04-28T33:00:00-04:00</text:p>
      <text:p text:style-name="P4">
描述: 关于ZBROYANI的仪式，瓦莱里Zaluzhnye将军，在...与乌克兰2022年的战争，与乌克兰与乌克兰的最新新闻，今天与乌克兰2022年的新闻战争，今天将在乌克兰和俄罗斯与俄罗斯之间的战争时，他们说，乌克兰在2022年是否会有一年的时间，在不久的将来是否会与乌克兰进行战争</text:p>
      <text:p text:style-name="P4">
图片: ['<text:a xlink:type="simple" xlink:href="https://armyinform.com.ua/wp-content/uploads/2023/04/foto-1-ukrayinska-systema-ppo.jpg" text:style-name="Internet_20_link" text:visited-style-name="Visited_20_Internet_20_Link">
foto-1-ukrayinska-systema-ppo.jpg</text:a>
']</text:p>
      <text:p text:style-name="P4">
标签: ['STOPRUSSIA', 'ВАЛЕРІЙ ЗАЛУЖНИЙ', 'ВОЄННІ ЗЛОЧИНИ ЗС РФ', 'ВТОРГНЕННЯ РФ']</text:p>
      <text:p text:style-name="P4">
类别: News</text:p>
      <!--METADATA-->
      <text:p text:style-name="P4">
<draw:frame draw:style-name="fr1" draw:name="Image277" text:anchor-type="as-char" svg:width="6.9236in" svg:height="4.61393in" draw:z-index="0">
<draw:image xlink:href="../Images/AРМІЯINFORM/2023-04-28T33-00-00-04-00/foto-1-ukrayinska-systema-ppo.jpg" xlink:type="simple" xlink:show="embed" xlink:actuate="onLoad" draw:mime-type="image/jpeg"/>
</draw:frame>
关于这一点(https://t.me/CinCAFU/485)在其官方电报频道上。</text:p>
      <text:p text:style-name="P4">
“大约在早晨大约4点，俄罗斯入侵者袭击了乌克兰的乌克兰，从里海的TU-95战略航空飞机袭击了乌克兰。</text:p>
      <text:p text:style-name="P4">
乌克兰空军的防空导弹部队在国防军其他组成部分的IDPO相互作用中销毁了23枚有翼的导弹X-101/X-555，还有两个行动性的行动式无人机等级。</text:p>
      <text:p text:style-name="P4">
该目标在中心航空司令部，东风司令部和南航空司令部的责任领域被摧毁。</text:p>
      <text:p text:style-name="P4">
News Source: <text:a xlink:type="simple" xlink:href="https://armyinform.com.ua/2023/04/28/vnochi-protyvnyk-vypustyv-po-ukrayini-23-krylatyh-rakety-21-znyshheno/" text:style-name="Internet_20_link" text:visited-style-name="Visited_20_Internet_20_Link">
https://armyinform.com.ua/2023/04/28/vnochi-protyvnyk-vypustyv-po-ukrayini-23-krylatyh-rakety-21-znyshheno/</text:a>
</text:p>
      <!--NEWS-->
      <text:h text:style-name="P10" text:outline-level="1">
<text:span text:style-name="T4">
在南部，占领者开了11个定居点</text:span>
</text:h>
      <text:p text:style-name="P4">
作者: ['АРМІЯINFORM']</text:p>
      <text:p text:style-name="P4">
时间: 2023-04-28T34:00:00-04:00</text:p>
      <text:p text:style-name="P4">
描述: 关于CED Doimlay，ZS乌克兰人，位于Rankova Zvedenni。 “在……与乌克兰2022年的战争的背面，与乌克兰的战争是今天的最新消息，与乌克兰2022的战争是今天的最后一场新闻，乌克兰和俄罗斯之间的战争是否会发生战争，当战争之间以及战争时，在2022年与乌克兰有关，是否会有，无论是否会有，是否会在不久的将来与乌克兰进行战争，这是与乌克兰的战争，今天的乌克兰新闻，乌克兰新闻，乌克兰媒体在俄罗斯的乌克兰新闻</text:p>
      <text:p text:style-name="P4">
图片: ['<text:a xlink:type="simple" xlink:href="https://armyinform.com.ua/wp-content/uploads/2023/04/243449_mines_reuters-1.png" text:style-name="Internet_20_link" text:visited-style-name="Visited_20_Internet_20_Link">
243449_mines_reuters-1.png</text:a>
']</text:p>
      <text:p text:style-name="P4">
标签: ['STOPRUSSIA', 'БЕРИСЛАВ', 'ВТОРГНЕННЯ РФ', 'ГШ ЗС УКРАЇНИ', 'МИКОЛАЇВ', 'ХЕРСОН']</text:p>
      <text:p text:style-name="P4">
类别: News</text:p>
      <!--METADATA-->
      <text:p text:style-name="P4">
<draw:frame draw:style-name="fr1" draw:name="Image278" text:anchor-type="as-char" svg:width="6.9236in" svg:height="3.606042in" draw:z-index="0">
<draw:image xlink:href="../Images/AРМІЯINFORM/2023-04-28T34-00-00-04-00/243449_mines_reuters-1.png" xlink:type="simple" xlink:show="embed" xlink:actuate="onLoad" draw:mime-type="image/png"/>
</draw:frame>
<text:span text:style-name="T4">
🔥俄罗斯入侵的局势</text:span>
 <text:a xlink:type="simple" xlink:href="https://www.facebook.com/GeneralStaff.ua/posts/pfbid02r7fioKTGLYqWpkKYk3KjQxLgFs8LzTETTnRxgUTxJNQtHwhuXuGGsMihJh9inRy9l" text:style-name="Internet_20_link" text:visited-style-name="Visited_20_Internet_20_Link">
报告</text:a>
乌克兰武装部队将军在早晨摘要中。</text:p>
      <text:p text:style-name="P4">
“在Zaporizhzhya和Kherson的指示中，敌人正在捍卫。 其中，他向定居点开了枪，并与战斗碰撞线一起开火。 Olgivske，Gulyaypole，Mala Tokmachka，Orikhiv，Novoandriivka和Kamianske Zaporizhzhya地区； Kherson地区的Khersonta Berislav。 同样在晚上，在晚上，导弹的敌人向尼古拉夫打击。”消息写道。</text:p>
      <text:p text:style-name="P4">
News Source: <text:a xlink:type="simple" xlink:href="https://armyinform.com.ua/2023/04/28/na-pivdni-okupanty-obstrilyaly-11-naselenyh-punktiv/" text:style-name="Internet_20_link" text:visited-style-name="Visited_20_Internet_20_Link">
https://armyinform.com.ua/2023/04/28/na-pivdni-okupanty-obstrilyaly-11-naselenyh-punktiv/</text:a>
</text:p>
      <!--NEWS-->
      <text:h text:style-name="P10" text:outline-level="1">
<text:span text:style-name="T4">
在Zaporozhye地区，有20名入侵者使用了“未知物质”并死亡</text:span>
</text:h>
      <text:p text:style-name="P4">
作者: ['АРМІЯINFORM']</text:p>
      <text:p text:style-name="P4">
时间: 2023-04-28T35:00:00-04:00</text:p>
      <text:p text:style-name="P4">
描述: 关于CED Doimlay HS ZS乌克兰人，位于Rankova Zvedenni。 “ Zagarbniki是一个好时光……与乌克兰2022的战争，与乌克兰的战争是今天的最新消息，今天与乌克兰2022年的新闻战，乌克兰与乌克兰之间的战争以及与乌克兰之间的战争，以及与乌克兰的战争他们说，2022年，是否会与乌克兰进行战争，在不久的将来，他们说，今天与乌克兰的战争，今天的乌克兰新闻，乌克兰新闻，乌克兰媒体在俄罗斯的乌克兰新闻</text:p>
      <text:p text:style-name="P4">
图片: ['<text:a xlink:type="simple" xlink:href="https://armyinform.com.ua/wp-content/uploads/2023/04/cd6101c-gettyimages-1399060419-1-.jpg" text:style-name="Internet_20_link" text:visited-style-name="Visited_20_Internet_20_Link">
cd6101c-gettyimages-1399060419-1-.jpg</text:a>
']</text:p>
      <text:p text:style-name="P4">
标签: ['STOPRUSSIA', 'ВТОРГНЕННЯ РФ', 'ГШ ЗС УКРАЇНИ', 'ЗАПОРІЗЬКА ОБЛАСТЬ']</text:p>
      <text:p text:style-name="P4">
类别: News</text:p>
      <!--METADATA-->
      <text:p text:style-name="P4">
<draw:frame draw:style-name="fr1" draw:name="Image279" text:anchor-type="as-char" svg:width="6.9236in" svg:height="3.883237in" draw:z-index="0">
<draw:image xlink:href="../Images/AРМІЯINFORM/2023-04-28T35-00-00-04-00/cd6101c-gettyimages-1399060419-1-.jpg" xlink:type="simple" xlink:show="embed" xlink:actuate="onLoad" draw:mime-type="image/jpeg"/>
</draw:frame>
<text:span text:style-name="T4">
🔥俄罗斯入侵的局势</text:span>
 <text:a xlink:type="simple" xlink:href="https://www.facebook.com/GeneralStaff.ua/posts/pfbid02r7fioKTGLYqWpkKYk3KjQxLgFs8LzTETTnRxgUTxJNQtHwhuXuGGsMihJh9inRy9l" text:style-name="Internet_20_link" text:visited-style-name="Visited_20_Internet_20_Link">
报告</text:a>
乌克兰武装部队将军在早晨摘要中。</text:p>
      <text:p text:style-name="P4">
“入侵者继续遭受损失，尤其是非粘合剂。 因此，在4月24日，由于使用未知物质而导致的中毒导致Zaporozhye地区的Melitopol区的一个单位，储存了20名入侵者。”</text:p>
      <text:p text:style-name="P4">
News Source: <text:a xlink:type="simple" xlink:href="https://armyinform.com.ua/2023/04/28/u-zaporizkij-oblasti-20-zagarbnykiv-vzhyly-nevidomu-rechovynu-i-pomerly/" text:style-name="Internet_20_link" text:visited-style-name="Visited_20_Internet_20_Link">
https://armyinform.com.ua/2023/04/28/u-zaporizkij-oblasti-20-zagarbnykiv-vzhyly-nevidomu-rechovynu-i-pomerly/</text:a>
</text:p>
      <!--NEWS-->
      <text:h text:style-name="P10" text:outline-level="1">
<text:span text:style-name="T4">
俄罗斯人在乌克兰边境开了21个定居点</text:span>
</text:h>
      <text:p text:style-name="P4">
作者: ['АРМІЯINFORM']</text:p>
      <text:p text:style-name="P4">
时间: 2023-04-28T36:00:00-04:00</text:p>
      <text:p text:style-name="P4">
描述: 关于CED Doimlay，ZS乌克兰人，位于Rankova Zvedenni。 “与乌克兰2022年的战争，与乌克兰的战争是今天的最新消息，今天与乌克兰的战争是今天的最后一场战争，乌克兰和俄罗斯之间将发生战争，当2022年与乌克兰的战争将是，将在不久的将来与乌克兰发动战争，说，与乌克兰的战争，乌克兰的新闻，乌克兰新闻，乌克兰媒体在俄罗斯</text:p>
      <text:p text:style-name="P4">
图片: ['<text:a xlink:type="simple" xlink:href="https://armyinform.com.ua/wp-content/uploads/2023/01/630_360_1660843916-974.jpg" text:style-name="Internet_20_link" text:visited-style-name="Visited_20_Internet_20_Link">
630_360_1660843916-974.jpg</text:a>
']</text:p>
      <text:p text:style-name="P4">
标签: ['STOPRUSSIA', 'ВОЄННІ ЗЛОЧИНИ ЗС РФ', 'ВТОРГНЕННЯ РФ', 'ГШ ЗС УКРАЇНИ']</text:p>
      <text:p text:style-name="P4">
类别: News</text:p>
      <!--METADATA-->
      <text:p text:style-name="P4">
<draw:frame draw:style-name="fr1" draw:name="Image280" text:anchor-type="as-char" svg:width="6.9236in" svg:height="3.956343in" draw:z-index="0">
<draw:image xlink:href="../Images/AРМІЯINFORM/2023-04-28T36-00-00-04-00/630_360_1660843916-974.jpg" xlink:type="simple" xlink:show="embed" xlink:actuate="onLoad" draw:mime-type="image/jpeg"/>
</draw:frame>
<text:span text:style-name="T4">
🔥俄罗斯入侵的局势</text:span>
 <text:a xlink:type="simple" xlink:href="https://www.facebook.com/GeneralStaff.ua/posts/pfbid02r7fioKTGLYqWpkKYk3KjQxLgFs8LzTETTnRxgUTxJNQtHwhuXuGGsMihJh9inRy9l" text:style-name="Internet_20_link" text:visited-style-name="Visited_20_Internet_20_Link">
报告</text:a>
乌克兰武装部队将军在早晨摘要中。</text:p>
      <text:p text:style-name="P4">
“在最后一天的Siversky和Slobozhansky的指示中，敌人在中间Buda和Chernatsk的定居点受到了施加； Chernihiv地区Gramyach定居点的实施； Novasilivka, Ukrainian, Baranivka, Bachivsk, Kucherivka, Volfine, Oleksiyivka and Miropillya, Sumy region, as well as Basove, Bugayivka, Kozachalpan, Sagittarius, Hlyboka, Hatyshche, Vovchansk, Vilchivka, Vilkhvka, Bologovka, and Kharkivka and Kharkivka.</text:p>
      <text:p text:style-name="P4">
News Source: <text:a xlink:type="simple" xlink:href="https://armyinform.com.ua/2023/04/28/rosiyany-obstrilyaly-21-naselenyj-punkt-v-ukrayinskomu-prykordonni/" text:style-name="Internet_20_link" text:visited-style-name="Visited_20_Internet_20_Link">
https://armyinform.com.ua/2023/04/28/rosiyany-obstrilyaly-21-naselenyj-punkt-v-ukrayinskomu-prykordonni/</text:a>
</text:p>
      <!--NEWS-->
      <text:h text:style-name="P10" text:outline-level="1">
<text:span text:style-name="T4">
乌克兰捍卫者淘汰了500多名入侵者，摧毁了18个手工系统和3个BBM</text:span>
</text:h>
      <text:p text:style-name="P4">
作者: ['АРМІЯINFORM']</text:p>
      <text:p text:style-name="P4">
时间: 2023-04-28T37:00:00-04:00</text:p>
      <text:p text:style-name="P4">
描述: Zagalni Boyov，将敌人于02.24.22至04/28/23 Orintovo成为：...与乌克兰2022年战争，与乌克兰的最新新闻，今天与乌克兰的新闻战争，今天与乌克兰的新闻战争，今天与乌克兰2022年，乌克兰会在乌克兰之间发生战争和俄罗斯，当2022年与乌克兰战争时，是否会在不久的将来与乌克兰进行战争，他们说，今天与乌克兰的战争，今天的乌克兰新闻，乌克兰的新闻，乌克兰媒体在俄罗斯的乌克兰新闻</text:p>
      <text:p text:style-name="P4">
图片: ['<text:a xlink:type="simple" xlink:href="https://armyinform.com.ua/wp-content/uploads/2023/04/188bd6e2-dbba-44f5-809b-bb47c1df0d77-scaled.jpg" text:style-name="Internet_20_link" text:visited-style-name="Visited_20_Internet_20_Link">
188bd6e2-dbba-44f5-809b-bb47c1df0d77-scaled.jpg</text:a>
']</text:p>
      <text:p text:style-name="P4">
标签: ['STOPRUSSIA', 'АГРЕСІЯ РФ', 'ВТОРГНЕННЯ РФ', 'ВТРАТИ ВОРОГА', 'ГШ ЗСУ']</text:p>
      <text:p text:style-name="P4">
类别: News</text:p>
      <!--METADATA-->
      <text:p text:style-name="P4">
<draw:frame draw:style-name="fr1" draw:name="Image281" text:anchor-type="as-char" svg:width="6.9236in" svg:height="6.969757in" draw:z-index="0">
<draw:image xlink:href="../Images/AРМІЯINFORM/2023-04-28T37-00-00-04-00/188bd6e2-dbba-44f5-809b-bb47c1df0d77-scaled.jpg" xlink:type="simple" xlink:show="embed" xlink:actuate="onLoad" draw:mime-type="image/jpeg"/>
</draw:frame>
敌人从24.02.22到28.04.23的总损失将定向：</text:p>
      <text:p text:style-name="P4">
<text:span text:style-name="T4">
<text:span text:style-name="T5">
人员 -  </text:span>
* 189460(+540)淘汰的人</text:span>
<text:span text:style-name="T5">
坦克 -  </text:span>
<text:span text:style-name="T5">
 3694(0)</text:span>
<text:span text:style-name="T4">
战斗装甲车 -  </text:span>
 7181(+3)<text:span text:style-name="T4">
<text:span text:style-name="T5">
炮兵系统 -  </text:span>
<text:span text:style-name="T5">
 2905(+18)</text:span>
 </text:span>
 rszv- <text:span text:style-name="T4">
 543(+1)</text:span>
<text:span text:style-name="T5">
防防防防防空防 -  </text:span>
<text:span text:style-name="T5">
 294(+1)</text:span>
<text:span text:style-name="T4">
飞机 -  </text:span>
 308(0)<text:span text:style-name="T4">
<text:span text:style-name="T5">
直升机 -  </text:span>
* 294(0)</text:span>
<text:span text:style-name="T5">
无人机手术战术水平 -  </text:span>
<text:span text:style-name="T5">
 2467(+6)</text:span>
<text:span text:style-name="T4">
有翼的导弹 -  </text:span>
 911(0)<text:span text:style-name="T4">
<text:span text:style-name="T5">
船 /船 -  </text:span>
* 18(0)</text:span>
<text:span text:style-name="T5">
汽车设备和坦克 -  </text:span>
<text:span text:style-name="T5">
 5819(+14)</text:span>
<text:span text:style-name="T4">
特殊设备 -  </text:span>
 353(+1)指定数据...</text:p>
      <text:p text:style-name="P4">
击败占用者!让我们一起赢!我们的力量真实!</text:p>
      <text:p text:style-name="P4">
<text:span text:style-name="T4">
资料来源：</text:span>
 <text:a xlink:type="simple" xlink:href="https://www.facebook.com/GeneralStaff.ua" text:style-name="Internet_20_link" text:visited-style-name="Visited_20_Internet_20_Link">
武装部队总参谋部</text:a>
截至28.04.23。</text:p>
      <text:p text:style-name="P4">
News Source: <text:a xlink:type="simple" xlink:href="https://armyinform.com.ua/2023/04/28/ukrayinski-zahysnyky-likviduvaly-ponad-500-okupantiv-znyshhyly-18-artsystem-i-3-bbm/" text:style-name="Internet_20_link" text:visited-style-name="Visited_20_Internet_20_Link">
https://armyinform.com.ua/2023/04/28/ukrayinski-zahysnyky-likviduvaly-ponad-500-okupantiv-znyshhyly-18-artsystem-i-3-bbm/</text:a>
</text:p>
      <!--NEWS-->
      <text:h text:style-name="P10" text:outline-level="1">
<text:span text:style-name="T4">
俄罗斯人在黑海的总船体分组现在是16个单位 - 汉尼乌克</text:span>
</text:h>
      <text:p text:style-name="P4">
作者: ['Оксана Іванець']</text:p>
      <text:p text:style-name="P4">
时间: 2023-04-28T38:00:00-04:00</text:p>
      <text:p text:style-name="P4">
描述: 尼奇尼基（Ninchnikhi）对乌克兰罗斯扬（Rosiyan）的pid小时没有停滞ozbrinna船...与乌克兰2022年的战争，与乌克兰与乌克兰的最新消息，今天与乌克兰的新闻战争，今天与乌克兰的新闻战争，今天上次与乌克兰的新闻战争，乌克兰和俄罗斯之间的战争是否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2/09/raketa-kalibr-pusk-chorne-more.jpg" text:style-name="Internet_20_link" text:visited-style-name="Visited_20_Internet_20_Link">
raketa-kalibr-pusk-chorne-more.jpg</text:a>
']</text:p>
      <text:p text:style-name="P4">
标签: ['НАТАЛІЯ ГУМЕНЮК']</text:p>
      <text:p text:style-name="P4">
类别: News</text:p>
      <!--METADATA-->
      <text:p text:style-name="P4">
<draw:frame draw:style-name="fr1" draw:name="Image282" text:anchor-type="as-char" svg:width="6.9236in" svg:height="4.615733in" draw:z-index="0">
<draw:image xlink:href="../Images/AРМІЯINFORM/2023-04-28T38-00-00-04-00/raketa-kalibr-pusk-chorne-more.jpg" xlink:type="simple" xlink:show="embed" xlink:actuate="onLoad" draw:mime-type="image/jpeg"/>
</draw:frame>
说明性照片</text:p>
      <text:p text:style-name="P4">
在乌克兰的夜间火箭袭击中，俄罗斯人没有使用船只的武器。 纳塔利亚·汉尼克(Nataliya Humeniuk)南部国防军国防军中心的负责人在电视规模的“统一新闻”中报道。</text:p>
      <text:p text:style-name="P4">
然而，根据发言人的说法，早晨，还记录了黑海真空吸尘器的敌人地面船的活动 - 空袭期间的火箭发射器数量增加了。 战斗税有3艘船，“口径”的潜力增加到了24枚火箭。</text:p>
      <ul>
        <li>
目前，俄罗斯人在黑海的整体船体分组为16单。 Humeniuk说，这表明可以更新无人机的船只可能是。</li>
      </ul>
      <text:p text:style-name="P4">
此外，南国防军联合协调出版社中心负责人报告说，最后一天，俄罗斯人继续向炮兵开火，并被托管航空炸弹击中。</text:p>
      <ul>
        <li>
尤其是俄罗斯人袭击了奥查科夫社区的定居点。 他们不会在那里打开“谷物走廊”。 他们不会帮助改善世界上的人道主义状况。”</li>
      </ul>
      <text:p text:style-name="P4">
然而，根据议长的说法，南方的力量对敌人做出了不错的反应 - 在过去的几天中，有12名入侵者和14个设备的单位被摧毁：无人机，炮兵装置，RBS车站，通信积极进取和宣传工作。</text:p>
      <ul>
        <li>
在临时占领的dnieper左岸，敌对单位的旋转仍在继续 - 它们被转移到新动员的前边缘，沙漠变成了大炮。 而且，俄罗斯更加准备的俄罗斯单位被释放给长期的国防债券 - 它表明俄罗斯人知道，进一步事件的发展将与他们在士兵合适的银行中幸存下来。</li>
      </ul>
      <text:p text:style-name="P4">
News Source: <text:a xlink:type="simple" xlink:href="https://armyinform.com.ua/2023/04/28/zagalne-korabelne-ugrupovannya-rosiyan-u-chornomu-mori-narazi-stanovyt-16-odynycz-gumenyuk/" text:style-name="Internet_20_link" text:visited-style-name="Visited_20_Internet_20_Link">
https://armyinform.com.ua/2023/04/28/zagalne-korabelne-ugrupovannya-rosiyan-u-chornomu-mori-narazi-stanovyt-16-odynycz-gumenyuk/</text:a>
</text:p>
      <!--NEWS-->
      <text:h text:style-name="P10" text:outline-level="1">
<text:span text:style-name="T4">
Alexei Reznikov参加了在国防技术中正式发布单个协调平台-Brave1</text:span>
</text:h>
      <text:p text:style-name="P4">
作者: ['АРМІЯINFORM']</text:p>
      <text:p text:style-name="P4">
时间: 2023-04-28T39:00:00-04:00</text:p>
      <text:p text:style-name="P4">
描述: Edin的Spivpraci Defense-Tech平台，在国防上保持不变...与乌克兰2022年的战争，与乌克兰的最新新闻战争，今天与乌克兰2022年的新闻战争，乌克兰和俄罗斯之间的战争是否会发生战争，战争，战争，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53c95a7f48039780f7d9cdb6ce345ef12c30360a-e1682660846666.jpeg" text:style-name="Internet_20_link" text:visited-style-name="Visited_20_Internet_20_Link">
53c95a7f48039780f7d9cdb6ce345ef12c30360a-e1682660846666.jpeg</text:a>
']</text:p>
      <text:p text:style-name="P4">
标签: ['BRAVE1', 'МІНІСТР ОБОРОНИ УКРАЇНИ', 'ОЛЕКСІЙ РЕЗНІКОВ']</text:p>
      <text:p text:style-name="P4">
类别: News</text:p>
      <!--METADATA-->
      <text:p text:style-name="P4">
<draw:frame draw:style-name="fr1" draw:name="Image283" text:anchor-type="as-char" svg:width="6.9236in" svg:height="4.708048in" draw:z-index="0">
<draw:image xlink:href="../Images/AРМІЯINFORM/2023-04-28T39-00-00-04-00/53c95a7f48039780f7d9cdb6ce345ef12c30360a-e1682660846666.jpeg" xlink:type="simple" xlink:show="embed" xlink:actuate="onLoad" draw:mime-type="image/jpeg"/>
</draw:frame>
与国防技术公司，州和军事声音发展的唯一平台<text:a xlink:type="simple" xlink:href="https://armyinform.com.ua/2023/04/26/v-ukrayini-zapustyly-klaster-z-rozvytku-oboronnyh-tehnologij-brave1/" text:style-name="Internet_20_link" text:visited-style-name="Visited_20_Internet_20_Link">
BRAVE1</text:a>
国防部，Stratus，经济部和NSDC的发展，以尽快以串行产品的形式获得最佳技术和技术解决方案。</text:p>
      <text:p text:style-name="P4">
“本网站的主要目的是挽救我们士兵的生命。 为了将来站起来并保护该国，我们必须能够进行蒸馏，以定量并拥有更多的资源。 除了创造最好，最强大的国防力量以外，我们没有其他选择。技术优势的过度生长是主要优先事项之一，”  -  <text:a xlink:type="simple" xlink:href="https://www.mil.gov.ua/news/2023/04/27/vistoyati-zaraz-i-zahistiti-krainu-v-majbutnomu-oleksij-reznikov-vzyav-uchast-v-oficzijnomu-zapusku-edinoi-koordinaczijnoi-platformi-v-galuzi-defense-tech-brave1/" text:style-name="Internet_20_link" text:visited-style-name="Visited_20_Internet_20_Link">
quotes</text:a>
乌克兰国防部Oleksiyreznikov的话。</text:p>
      <text:p text:style-name="P4">
据他说，国防部在OVT领域构成了政策，并充当基本客户。 但是该领域不在真空中，它受到国防部权力之外的许多因素的影响。 监管信用政策，教育，税收，出口进口的方法等。</text:p>
      <text:p text:style-name="P4">
因此，为了实现结果，需要稳定的创新企业和舒适的程序，从想法到大规模生产武器和设备的途中的快速通道。</text:p>
      <text:p text:style-name="P4">
国内国防部负责人强调，国防部已经在这一领域拥有成功的经验。Alexei Reznikov还强调，乌克兰有许多创意和合格的团队可以创造高级事物。 但是，他们在开始时需要提供帮助 - 通过资金，合法化程序，访问前制作基础，测试等，因为少于10％的创建OVT灯的人能够确认当时的声明向国防部提出上诉，并实行适当的合法化。</text:p>
      <text:p text:style-name="P4">
部长强调，这就是为什么创建了这个集群的原因，这有助于协调所有感兴趣的机构，商业和专业社区的努力。 当国防部能够将它们捡起并进行所有迷宫，国内编纂和北约注册时，该集群将“发展”思想和发展到一定程度的成熟度。</text:p>
      <text:p text:style-name="P4">
“我个人代表乌克兰麦克风的全面发展，所有财产的企业。 战争证明，自行生产高科技武器的能力是真正独立的组成部分之一。 重击是一个有力的经济因素。 国防部将在该领域提供大量结果。 我们为胜利而努力，”国防部长恢复。</text:p>
      <text:p text:style-name="P4">
News Source: <text:a xlink:type="simple" xlink:href="https://armyinform.com.ua/2023/04/28/oleksij-reznikov-vzyav-uchast-v-oficzijnomu-zapusku-yedynoyi-koordynaczijnoyi-platformy-v-galuzi-defense-tech-brave1/" text:style-name="Internet_20_link" text:visited-style-name="Visited_20_Internet_20_Link">
https://armyinform.com.ua/2023/04/28/oleksij-reznikov-vzyav-uchast-v-oficzijnomu-zapusku-yedynoyi-koordynaczijnoyi-platformy-v-galuzi-defense-tech-brave1/</text:a>
</text:p>
      <!--NEWS-->
      <text:h text:style-name="P10" text:outline-level="1">
<text:span text:style-name="T4">
在乌克兰沉默的时刻</text:span>
</text:h>
      <text:p text:style-name="P4">
作者: ['АРМІЯINFORM']</text:p>
      <text:p text:style-name="P4">
时间: 2023-04-28T40:00:00-04:00</text:p>
      <text:p text:style-name="P4">
描述: ZGISDNU由乌克兰Volodimir Zelensky总统143/2022号法令，Khvilina Movchannya ...与乌克兰2022年的战争，与乌克兰与乌克兰的最新新闻，与乌克兰新闻，与乌克兰的新闻战争，与乌克兰的2022年2022年的最后一场战争，这将是今天的最后一场战争。乌克兰和俄罗斯以及2022年与乌克兰战争时，是否会在不久的将来与乌克兰进行战争，他们说，乌克兰与乌克兰的战争，今天的乌克兰新闻，乌克兰的新闻，乌克兰媒体在俄罗斯媒体的乌克兰新闻</text:p>
      <text:p text:style-name="P4">
图片: ['<text:a xlink:type="simple" xlink:href="https://armyinform.com.ua/wp-content/uploads/2023/04/candle-1.gif" text:style-name="Internet_20_link" text:visited-style-name="Visited_20_Internet_20_Link">
candle-1.gif</text:a>
']</text:p>
      <text:p text:style-name="P4">
标签: ['STOPRUSSIA', 'АГРЕСІЯ РФ', 'ВІЙНА', 'ВТОРГНЕННЯ РФ', 'ХВИЛИНА МОВЧАННЯ']</text:p>
      <text:p text:style-name="P4">
类别: News</text:p>
      <!--METADATA-->
      <text:p text:style-name="P4">
<draw:frame draw:style-name="fr1" draw:name="Image284" text:anchor-type="as-char" svg:width="6.9236in" svg:height="3.895992in" draw:z-index="0">
<draw:image xlink:href="../Images/AРМІЯINFORM/2023-04-28T40-00-00-04-00/candle-1.gif" xlink:type="simple" xlink:show="embed" xlink:actuate="onLoad" draw:mime-type="image/gif"/>
</draw:frame>
根据乌克兰Volodymyr Zelensky第143/2022号总统的法令，每天在9:00举行会议记录。</text:p>
      <text:p text:style-name="P4">
“为了纪念光明的记忆，公民勇气和奉献，精神的力量，稳定和英勇的勇士的壮举，这些勇士死于逃亡的任务，以保护国家主权和领土的兼容性，以在9点发起一天在全国范围内，全国一分钟的寂静中的歌曲是俄罗斯联邦的武装侵略，乌克兰在所有媒体上宣布，无论所有权如何，俄罗斯联邦的武装侵略。”</text:p>
      <text:p text:style-name="P4">
News Source: <text:a xlink:type="simple" xlink:href="https://armyinform.com.ua/2023/04/28/v-ukrayini-hvylyna-movchannya-3/" text:style-name="Internet_20_link" text:visited-style-name="Visited_20_Internet_20_Link">
https://armyinform.com.ua/2023/04/28/v-ukrayini-hvylyna-movchannya-3/</text:a>
</text:p>
      <!--NEWS-->
      <text:h text:style-name="P10" text:outline-level="1">
<text:span text:style-name="T4">
由于虚线上的火箭中风，近10座公寓楼被损坏 - 总统</text:span>
</text:h>
      <text:p text:style-name="P4">
作者: ['АРМІЯINFORM']</text:p>
      <text:p text:style-name="P4">
时间: 2023-04-28T41:00:00-04:00</text:p>
      <text:p text:style-name="P4">
描述: 乌克兰Volodymyr Zelensky总裁在Vodimav的电报 - 卡纳尔（Velegram-Canal）关于Namydki ...与乌克兰2022年的战争，与乌克兰与乌克兰的最新新闻，《与乌克兰的新闻战争》（News War）与乌克​​兰2022年的战争，今天将在乌克兰和俄罗斯之间发生战争他们说，与乌克兰的战争在2022年是否会有一年的战争，他们说，在不久的将来是否会与乌克兰进行战争，他们说，与乌克兰的战争，今天的乌克兰新闻，乌克兰的新闻，乌克兰媒体在俄罗斯的乌克兰新闻</text:p>
      <text:p text:style-name="P4">
图片: ['<text:a xlink:type="simple" xlink:href="https://armyinform.com.ua/wp-content/uploads/2023/04/f2c5a356-dde0-4ab0-8bff-b1bc1934146c.jpg" text:style-name="Internet_20_link" text:visited-style-name="Visited_20_Internet_20_Link">
f2c5a356-dde0-4ab0-8bff-b1bc1934146c.jpg</text:a>
', '<text:a xlink:type="simple" xlink:href="https://armyinform.com.ua/wp-content/uploads/2023/04/2-82-150x150.jpg" text:style-name="Internet_20_link" text:visited-style-name="Visited_20_Internet_20_Link">
2-82-150x150.jpg</text:a>
', '<text:a xlink:type="simple" xlink:href="https://armyinform.com.ua/wp-content/uploads/2023/04/3-69-150x150.jpg" text:style-name="Internet_20_link" text:visited-style-name="Visited_20_Internet_20_Link">
3-69-150x150.jpg</text:a>
', '<text:a xlink:type="simple" xlink:href="https://armyinform.com.ua/wp-content/uploads/2023/04/4-63-150x150.jpg" text:style-name="Internet_20_link" text:visited-style-name="Visited_20_Internet_20_Link">
4-63-150x150.jpg</text:a>
']</text:p>
      <text:p text:style-name="P4">
标签: ['ВОЛОДИМИР ЗЕЛЕНСЬКИЙ', 'ПРЕЗИДЕНТ УКРАЇНИ', 'РАКЕТНИЙ ОБСТРІЛ', 'УМАНЬ']</text:p>
      <text:p text:style-name="P4">
类别: News</text:p>
      <!--METADATA-->
      <text:p text:style-name="P4">
<draw:frame draw:style-name="fr1" draw:name="Image285" text:anchor-type="as-char" svg:width="6.9236in" svg:height="5.1927in" draw:z-index="0">
<draw:image xlink:href="../Images/AРМІЯINFORM/2023-04-28T41-00-00-04-00/f2c5a356-dde0-4ab0-8bff-b1bc1934146c.jpg" xlink:type="simple" xlink:show="embed" xlink:actuate="onLoad" draw:mime-type="image/jpeg"/>
</draw:frame>
电报频道中的乌克兰Volodymyr Zelenskyy总裁<text:a xlink:type="simple" xlink:href="https://t.me/V_Zelenskiy_official/6025" text:style-name="Internet_20_link" text:visited-style-name="Visited_20_Internet_20_Link">
报告</text:a>
关于俄罗斯军队在乌克兰的巨大火箭袭击的后果。</text:p>
      <text:p text:style-name="P4">
“今晚，敌人再次用火箭和无人机袭击了乌克兰。 恐怖分子的目标是曼丹人和物体。 破折号上的火箭冲程损坏了近10封电子邮件。 其中一个摧毁了整个入口。 在中风的人。 不幸的是，有受害者和死亡，包括一个孩子。</text:p>
      <text:p text:style-name="P4">
在DNIEPER中，恐怖分子的炮击夺走了孩子的生命。 我对所有人的慰问，他通过俄罗斯恐怖包裹了亲戚和亲戚。”他说。</text:p>
      <text:p text:style-name="P4">
<text:a xlink:type="simple" xlink:href="https://armyinform.com.ua/wp-content/uploads/2023/04/2-82.jpg" text:style-name="Internet_20_link" text:visited-style-name="Visited_20_Internet_20_Link">
!(Images/AРМІЯINFORM/2023-04-28T41-00-00-04-00/2-82-150x150.jpg)</text:a>
</text:p>
      <text:p text:style-name="P4">
<text:a xlink:type="simple" xlink:href="https://armyinform.com.ua/wp-content/uploads/2023/04/3-69.jpg" text:style-name="Internet_20_link" text:visited-style-name="Visited_20_Internet_20_Link">
<draw:frame draw:style-name="fr1" draw:name="Image286" text:anchor-type="as-char" svg:width="6.9236in" svg:height="6.9236in" draw:z-index="0">
<draw:image xlink:href="../Images/AРМІЯINFORM/2023-04-28T41-00-00-04-00/3-69-150x150.jpg" xlink:type="simple" xlink:show="embed" xlink:actuate="onLoad" draw:mime-type="image/jpeg"/>
</draw:frame>
</text:a>
</text:p>
      <text:p text:style-name="P4">
<text:a xlink:type="simple" xlink:href="https://armyinform.com.ua/wp-content/uploads/2023/04/4-63.jpg" text:style-name="Internet_20_link" text:visited-style-name="Visited_20_Internet_20_Link">
<draw:frame draw:style-name="fr1" draw:name="Image287" text:anchor-type="as-char" svg:width="6.9236in" svg:height="6.9236in" draw:z-index="0">
<draw:image xlink:href="../Images/AРМІЯINFORM/2023-04-28T41-00-00-04-00/4-63-150x150.jpg" xlink:type="simple" xlink:show="embed" xlink:actuate="onLoad" draw:mime-type="image/jpeg"/>
</draw:frame>
</text:a>
国家元首感谢武装部队的空军，反空战，所有帮助克服敌对袭击的后果的人，都保护了所有保护我们人民的人。</text:p>
      <text:p text:style-name="P4">
“这种俄罗斯恐怖必须从乌克兰和世界上得到公平的答案。它将得到。 每一次这样的袭击，对我们国家和人民的每一次邪恶都更接近恐怖分子，而不是正如他们认为的那样，而不是相反。我们不会忘记任何犯罪，我们不会给任何占领者避免责任，弗拉基米尔·泽伦斯基(Vladimir Zelensky)强调。</text:p>
      <text:p text:style-name="P4">
News Source: <text:a xlink:type="simple" xlink:href="https://armyinform.com.ua/2023/04/28/unaslidok-raketnogo-udaru-po-umani-poshkodzheno-majzhe-10-bagatokvartyrnyh-budynkiv-prezydent/" text:style-name="Internet_20_link" text:visited-style-name="Visited_20_Internet_20_Link">
https://armyinform.com.ua/2023/04/28/unaslidok-raketnogo-udaru-po-umani-poshkodzheno-majzhe-10-bagatokvartyrnyh-budynkiv-prezydent/</text:a>
</text:p>
      <!--NEWS-->
      <text:h text:style-name="P10" text:outline-level="1">
<text:span text:style-name="T4">
空军指挥官感谢士兵在俄罗斯联邦火箭袭击中成功的战斗工作</text:span>
</text:h>
      <text:p text:style-name="P4">
作者: ['АРМІЯINFORM']</text:p>
      <text:p text:style-name="P4">
时间: 2023-04-28T42:00:00-04:00</text:p>
      <text:p text:style-name="P4">
描述: 兹布罗伊萨尼亚（Zbroyshanya）一般部队的指挥官，中将米库拉·奥利什丘克（Mikola Oleshchuk他们在2022年与乌克兰有一年</text:p>
      <text:p text:style-name="P4">
图片: ['<text:a xlink:type="simple" xlink:href="https://armyinform.com.ua/wp-content/uploads/2023/04/16-6-scaled-1-e1682664063866.jpg" text:style-name="Internet_20_link" text:visited-style-name="Visited_20_Internet_20_Link">
16-6-scaled-1-e1682664063866.jpg</text:a>
']</text:p>
      <text:p text:style-name="P4">
标签: ['ПОВІТРЯНІ СИЛИ ЗБРОЙНИХ СИЛ УКРАЇНИ']</text:p>
      <text:p text:style-name="P4">
类别: News</text:p>
      <!--METADATA-->
      <text:p text:style-name="P4">
<draw:frame draw:style-name="fr1" draw:name="Image288" text:anchor-type="as-char" svg:width="6.9236in" svg:height="5.140773in" draw:z-index="0">
<draw:image xlink:href="../Images/AРМІЯINFORM/2023-04-28T42-00-00-04-00/16-6-scaled-1-e1682664063866.jpg" xlink:type="simple" xlink:show="embed" xlink:actuate="onLoad" draw:mime-type="image/jpeg"/>
</draw:frame>
乌克兰中尉米科拉·奥尔什丘克(Mykola Oleshchuk)武装部队空军的指挥官穿着防空作品的成功作战，尤其是在俄罗斯的夜间袭击中击倒了21翼和两名无人机。</text:p>
      <text:p text:style-name="P4">
他<text:a xlink:type="simple" xlink:href="https://t.me/MykolaOleshchuk/34" text:style-name="Internet_20_link" text:visited-style-name="Visited_20_Internet_20_Link">
写</text:a>
在他的电报中。</text:p>
      <text:p text:style-name="P4">
“感谢您在中心，东方和南航空司令部成功的战斗工作。 今晚，23枚有翼的导弹和两架无人机被防空摧毁。”消息说。</text:p>
      <text:p text:style-name="P4">
他补充说，不幸的是，并非所有的空中目标都受到影响，并向受害者慰问。</text:p>
      <text:p text:style-name="P4">
“我们致力于加强防空!”  - 芒玛利亚中尉Mykoleshchuk。</text:p>
      <text:p text:style-name="P4">
据报道，俄罗斯入侵者大约4点<text:a xlink:type="simple" xlink:href="https://armyinform.com.ua/2023/04/28/vnochi-protyvnyk-vypustyv-po-ukrayini-23-krylatyh-rakety-21-znyshheno/" text:style-name="Internet_20_link" text:visited-style-name="Visited_20_Internet_20_Link">
袭击</text:a>
乌克兰释放了来自里海的TU-95战略问题和23个有翼火箭-101/X-555的乌克兰，以及两个无人机。</text:p>
      <text:p text:style-name="P4">
News Source: <text:a xlink:type="simple" xlink:href="https://armyinform.com.ua/2023/04/28/komanduvach-povitryanyh-syl-zsu-podyakuvav-voyinam-za-uspishnu-bojovu-robotu-pid-chas-raketnoyi-ataky-rf/" text:style-name="Internet_20_link" text:visited-style-name="Visited_20_Internet_20_Link">
https://armyinform.com.ua/2023/04/28/komanduvach-povitryanyh-syl-zsu-podyakuvav-voyinam-za-uspishnu-bojovu-robotu-pid-chas-raketnoyi-ataky-rf/</text:a>
</text:p>
      <!--NEWS-->
      <text:h text:style-name="P10" text:outline-level="1">
<text:span text:style-name="T4">
摩尔多瓦加入该组织，建立一个针对乌克兰的法庭</text:span>
</text:h>
      <text:p text:style-name="P4">
作者: ['АРМІЯINFORM']</text:p>
      <text:p text:style-name="P4">
时间: 2023-04-28T43:00:00-04:00</text:p>
      <text:p text:style-name="P4">
描述: 摩尔多瓦发生在克拉扬（Krajan）的主要谷物面前，普拉祖尤特（Prazuyut）在特殊法庭的航天器上进行...与乌克兰2022年的战争，今天与乌克兰的最新新闻，《新闻战》，《新闻战》，今天与乌克兰2022年的《新闻战》，乌克兰和乌克兰之间的战争将会发生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kuleba-1.jpg" text:style-name="Internet_20_link" text:visited-style-name="Visited_20_Internet_20_Link">
kuleba-1.jpg</text:a>
']</text:p>
      <text:p text:style-name="P4">
标签: ['АГРЕСІЯ РФ', 'ДМИТРО КУЛЕБА', 'ДОПОМОГА ПАРТНЕРІВ', 'РЕСПУБЛІКА МОЛДОВА', 'СВІТ ПІДТРИМУЄ УКРАЇНУ', 'ТРИБУНАЛ']</text:p>
      <text:p text:style-name="P4">
类别: News</text:p>
      <!--METADATA-->
      <text:p text:style-name="P4">
<draw:frame draw:style-name="fr1" draw:name="Image289" text:anchor-type="as-char" svg:width="6.9236in" svg:height="3.894525in" draw:z-index="0">
<draw:image xlink:href="../Images/AРМІЯINFORM/2023-04-28T43-00-00-04-00/kuleba-1.jpg" xlink:type="simple" xlink:show="embed" xlink:actuate="onLoad" draw:mime-type="image/jpeg"/>
</draw:frame>
摩尔多瓦(Moldova)加入了主要国家，致力于建立侵略犯罪的并发症。</text:p>
      <text:p text:style-name="P4">
由于在Chisinau与Moldovanika Popescu的Viceremier-Minister举行会议的结果<text:a xlink:type="simple" xlink:href="https://twitter.com/DmytroKuleba/status/1651613767237619713" text:style-name="Internet_20_link" text:visited-style-name="Visited_20_Internet_20_Link">
报告</text:a>
乌克兰Dmytro Kuleba外交部长。</text:p>
      <text:p text:style-name="P4">
“与一个好的同事和朋友尼克·波佩兹卡(Nick Popezka)进行富有成效的对话。 温恩告诉我摩尔多瓦加入主要机构的决定<text:a xlink:type="simple" xlink:href="https://armyinform.com.ua/2023/04/19/ukrayina-vymagaye-stvorennya-mizhnarodnogo-specztrybunalu-ganna-malyar/" text:style-name="Internet_20_link" text:visited-style-name="Visited_20_Internet_20_Link">
特别法庭</text:a>
对于反乌克兰侵略的罪行，” Dmytro Kuleba说。</text:p>
      <text:p text:style-name="P4">
他补充说，已经将35个国家吞并到主要群体。</text:p>
      <text:p text:style-name="P4">
此外，政客们讨论了2023年与欧盟进行谈判所需的步骤。</text:p>
      <text:p text:style-name="P4">
News Source: <text:a xlink:type="simple" xlink:href="https://armyinform.com.ua/2023/04/28/moldova-pryyednuyetsya-do-grupy-dlya-stvorennya-trybunalu-za-agresiyu-proty-ukrayiny/" text:style-name="Internet_20_link" text:visited-style-name="Visited_20_Internet_20_Link">
https://armyinform.com.ua/2023/04/28/moldova-pryyednuyetsya-do-grupy-dlya-stvorennya-trybunalu-za-agresiyu-proty-ukrayiny/</text:a>
</text:p>
      <!--NEWS-->
      <text:h text:style-name="P10" text:outline-level="1">
<text:span text:style-name="T4">
在冬季对乌克兰平民基础设施的袭击中，俄罗斯人释放了约850枚火箭和许多无人机 - 卡米卡德兹 - 伊尔·INGAT</text:span>
</text:h>
      <text:p text:style-name="P4">
作者: ['Оксана Іванець']</text:p>
      <text:p text:style-name="P4">
时间: 2023-04-28T44:00:00-04:00</text:p>
      <text:p text:style-name="P4">
描述: 结果，对Mikolav Vchora Vnochi的打击，结果，Yaku被点燃了1人，23 Bulo受伤...与乌克兰2022年的战争，与乌克兰的最新消息，今天与乌克兰的新闻，今天与乌克兰2022年的新闻战争，将会有一场乌克兰与俄罗斯之间的战争以及2022年与乌克兰的战争将在不久的将来与乌克兰发生战争</text:p>
      <text:p text:style-name="P4">
图片: ['<text:a xlink:type="simple" xlink:href="https://armyinform.com.ua/wp-content/uploads/2022/11/rechnyk-ps-zsu-yurij-ignat.jpg" text:style-name="Internet_20_link" text:visited-style-name="Visited_20_Internet_20_Link">
rechnyk-ps-zsu-yurij-ignat.jpg</text:a>
']</text:p>
      <text:p text:style-name="P4">
标签: ['NASAMS', 'SAMP/T', 'ВТОРГНЕННЯ РФ', 'ДРОН-КАМІКАДЗЕ', 'ЄДИНІ НОВИНИ', 'ЗРК PATRIOT', 'ІСКАНДЕР', 'ППО ЗСУ', 'РАКЕТНА АТАКА', 'ЮРІЙ ІГНАТ']</text:p>
      <text:p text:style-name="P4">
类别: News</text:p>
      <!--METADATA-->
      <text:p text:style-name="P4">
<draw:frame draw:style-name="fr1" draw:name="Image290" text:anchor-type="as-char" svg:width="6.9236in" svg:height="4.612849in" draw:z-index="0">
<draw:image xlink:href="../Images/AРМІЯINFORM/2023-04-28T44-00-00-04-00/rechnyk-ps-zsu-yurij-ignat.jpg" xlink:type="simple" xlink:show="embed" xlink:actuate="onLoad" draw:mime-type="image/jpeg"/>
</draw:frame>
Ignatius Ignatius上校上校。 说明性照片</text:p>
      <text:p text:style-name="P4">
昨晚对尼古拉夫的打击，结果是1人被杀害，23人受伤，由小规模的有翼火箭发射器“ Iskander-k”造成了袭击。 乌克兰空军发言人尤里·伊格纳特上校在唯一的新闻中报道了这一点。</text:p>
      <ul>
        <li>
很难发现并击倒这个空气目标，因为它飞得很低。 它也可以从很小的距离开始。</li>
      </ul>
      <text:p text:style-name="P4">
尤里·伊格纳特(Yuri Ignat)还说，在冬季对民用基础设施的袭击中，俄罗斯人释放了约850枚火箭和许多无人机-Kamikadze。 席利波被击败了约1.5万空中用途。</text:p>
      <ul>
        <li>
如果敌人耗尽了火箭的潜力，我们将继续加强我们的伴侣国家。 我们已经有NASAMS电池，第二个爱国者部门将驱动战斗税等等。 乌克兰武装部队的空军指挥说，我们还继续期望新供应西方武器，包括萨姆普/t。</li>
      </ul>
      <text:p text:style-name="P4">
News Source: <text:a xlink:type="simple" xlink:href="https://armyinform.com.ua/2023/04/28/za-chas-zymovyh-atak-na-czyvilnu-infrastrukturu-ukrayiny-rosiyany-vypustyly-blyzko-850-raket-i-stilky-zh-droniv-kamikadze-yurij-ignat/" text:style-name="Internet_20_link" text:visited-style-name="Visited_20_Internet_20_Link">
https://armyinform.com.ua/2023/04/28/za-chas-zymovyh-atak-na-czyvilnu-infrastrukturu-ukrayiny-rosiyany-vypustyly-blyzko-850-raket-i-stilky-zh-droniv-kamikadze-yurij-ignat/</text:a>
</text:p>
      <!--NEWS-->
      <text:h text:style-name="P10" text:outline-level="1">
<text:span text:style-name="T4">
俄罗斯联邦的残酷行为只会增强我们对乌克兰的奉献精神 - 美国大使对火箭射击的反应</text:span>
</text:h>
      <text:p text:style-name="P4">
作者: ['АРМІЯINFORM']</text:p>
      <text:p text:style-name="P4">
时间: 2023-04-28T45:00:00-04:00</text:p>
      <text:p text:style-name="P4">
描述: 火箭发起了克里米亚 - 累人的剥夺Piditrim的爆发事件……与乌克兰2022年的战争，与乌克兰的战争是今天的最新消息，这是与乌克兰2022年的新闻战争，是今天的最后一场，是今天的最后一场新闻。乌克兰和俄罗斯之间以及乌克兰在2022年与乌克兰的战争是否会发生战争，乌克兰新闻在乌克兰媒体的俄罗斯人</text:p>
      <text:p text:style-name="P4">
图片: ['<text:a xlink:type="simple" xlink:href="https://armyinform.com.ua/wp-content/uploads/2023/04/uman.jpg" text:style-name="Internet_20_link" text:visited-style-name="Visited_20_Internet_20_Link">
uman.jpg</text:a>
']</text:p>
      <text:p text:style-name="P4">
标签: ['АГРЕСІЯ РФ', 'БРІДЖИТ БРІНК', 'ВТОРГНЕННЯ РФ', 'ОБСТРІЛ УКРАЇНИ', 'ПОСОЛ США В УКРАЇНІ']</text:p>
      <text:p text:style-name="P4">
类别: News</text:p>
      <!--METADATA-->
      <text:p text:style-name="P4">
<draw:frame draw:style-name="fr1" draw:name="Image291" text:anchor-type="as-char" svg:width="6.9236in" svg:height="3.894525in" draw:z-index="0">
<draw:image xlink:href="../Images/AРМІЯINFORM/2023-04-28T45-00-00-04-00/uman.jpg" xlink:type="simple" xlink:show="embed" xlink:actuate="onLoad" draw:mime-type="image/jpeg"/>
</draw:frame>
导弹炮击只会加深美利坚合众国对乌克兰的支持和奉献。</text:p>
      <text:p text:style-name="P4">
这正是俄罗斯对乌克兰的下一次导弹炮击的方式<text:a xlink:type="simple" xlink:href="https://twitter.com/USAmbKyiv/status/1651836324092035072" text:style-name="Internet_20_link" text:visited-style-name="Visited_20_Internet_20_Link">
反应</text:a>
布里奇特·布林克(Bridget Brynk)。</text:p>
      <text:p text:style-name="P4">
“当俄罗斯火箭在公寓楼被击中时，更多的生命丧失了。 俄罗斯尚未了解其残酷行为只会加强乌克兰，并加深我们对乌克兰在羊群中的支持的奉献精神。”布里奇特·布林克克(Bridget Brinkk)强调。</text:p>
      <text:p text:style-name="P4">
我们将在2023年4月28日在乌克兰的下一次导弹炮击中提醒<text:a xlink:type="simple" xlink:href="https://armyinform.com.ua/2023/04/28/vnochi-protyvnyk-vypustyv-po-ukrayini-23-krylatyh-rakety-21-znyshheno/" text:style-name="Internet_20_link" text:visited-style-name="Visited_20_Internet_20_Link">
发布</text:a>
23翼火箭，21-被拒绝。 由于2023年4月28日对Uman进行了导弹罢工<text:a xlink:type="simple" xlink:href="https://armyinform.com.ua/2023/04/28/unaslidok-raketnogo-udaru-po-umani-poshkodzheno-majzhe-10-bagatokvartyrnyh-budynkiv-prezydent/" text:style-name="Internet_20_link" text:visited-style-name="Visited_20_Internet_20_Link">
损坏</text:a>
近10座家庭房屋。 在DNIEPER中，恐怖分子的炮击夺走了孩子的生命。</text:p>
      <text:p text:style-name="P4">
News Source: <text:a xlink:type="simple" xlink:href="https://armyinform.com.ua/2023/04/28/zhorstokist-rf-lyshe-zmicznyuye-nashu-viddanist-ukrayini-reakcziya-posla-ssha-na-raketnyj-obstril/" text:style-name="Internet_20_link" text:visited-style-name="Visited_20_Internet_20_Link">
https://armyinform.com.ua/2023/04/28/zhorstokist-rf-lyshe-zmicznyuye-nashu-viddanist-ukrayini-reakcziya-posla-ssha-na-raketnyj-obstril/</text:a>
</text:p>
      <!--NEWS-->
      <text:h text:style-name="P10" text:outline-level="1">
<text:span text:style-name="T4">
捷克共和国总统和斯洛伐克总统到达基辅：我们将与乌克兰人站在与侵略者的战斗中</text:span>
</text:h>
      <text:p text:style-name="P4">
作者: ['АРМІЯINFORM']</text:p>
      <text:p text:style-name="P4">
时间: 2023-04-28T46:00:00-04:00</text:p>
      <text:p text:style-name="P4">
描述: 斯洛维奇尼Zuzan Chaputov的总裁捷克彼得·帕维尔·托尔（Czech Peter Pavel Tu）担心奇瓦（Kiwa）。 ...与乌克兰2022年的战争，与乌克兰的最新消息，今天与乌克兰的新闻战争，2022年的新闻战争，今天的最后一次战争将在乌克兰和俄罗斯之间发生战争，以及2022年与乌克兰的战争将是他们在不久的将来与乌克兰战争，他们说，与乌克兰的战争，今天的乌克兰新闻，乌克兰新闻，乌克兰媒体的俄罗斯媒体</text:p>
      <text:p text:style-name="P4">
图片: ['<text:a xlink:type="simple" xlink:href="https://armyinform.com.ua/wp-content/uploads/2023/04/petr.jpg" text:style-name="Internet_20_link" text:visited-style-name="Visited_20_Internet_20_Link">
petr.jpg</text:a>
', '<text:a xlink:type="simple" xlink:href="https://armyinform.com.ua/wp-content/uploads/2023/04/petr01-150x150.jpg" text:style-name="Internet_20_link" text:visited-style-name="Visited_20_Internet_20_Link">
petr01-150x150.jpg</text:a>
', '<text:a xlink:type="simple" xlink:href="https://armyinform.com.ua/wp-content/uploads/2023/04/petr02-150x150.jpg" text:style-name="Internet_20_link" text:visited-style-name="Visited_20_Internet_20_Link">
petr02-150x150.jpg</text:a>
']</text:p>
      <text:p text:style-name="P4">
标签: ['STOPRUSSIA', 'ДОПОМОГА ПАРТНЕРІВ', 'ЗУЗАНА ЧАПУТОВА', 'ПЕТР ПАВЕЛ', 'СВІТ ПІДТРИМУЄ УКРАЇНУ', 'СЛОВАЧЧИНА', 'ЧЕХІЇЯ']</text:p>
      <text:p text:style-name="P4">
类别: News</text:p>
      <!--METADATA-->
      <text:p text:style-name="P4">
<draw:frame draw:style-name="fr1" draw:name="Image292" text:anchor-type="as-char" svg:width="6.9236in" svg:height="3.894525in" draw:z-index="0">
<draw:image xlink:href="../Images/AРМІЯINFORM/2023-04-28T46-00-00-04-00/petr.jpg" xlink:type="simple" xlink:show="embed" xlink:actuate="onLoad" draw:mime-type="image/jpeg"/>
</draw:frame>
捷克共和国彼得·帕维尔(PETR PALVER)和斯洛伐克Zuzanacaputova总统抵达基辅。</text:p>
      <text:p text:style-name="P4">
[捷克]消息中说明了这一点(https://www.facebook.com/prezidentpavel/posts/pfbid02LWtHg9P2XmSSh4C4D4mFwi9bHXXXvwbxCKQ7CapVgyp7jLf1YEhmUg7uXWTWSe2Fl)和<text:a xlink:type="simple" xlink:href="https://www.facebook.com/zcaputova" text:style-name="Internet_20_link" text:visited-style-name="Visited_20_Internet_20_Link">
斯洛伐克</text:a>
头。</text:p>
      <text:p text:style-name="P4">
“我上次访问不到一年后回到基辅，这已经落入了我的一生。 这次访问后，我对战争的态度是非政治和深厚的人类。 而且我相信，无论他们试图监控哪些信息来源，这都会使每个人都动摇。”</text:p>
      <text:p text:style-name="P4">
她还回应了今天对乌克兰的夜导弹袭击。</text:p>
      <text:p text:style-name="P4">
Zuzana Chopotova说：“今天对包括乌克兰人或Uman在内的一些无辜平民死亡的乌克兰城市的可耻袭击提醒我们，我们不能让这个人分散眼睛。”</text:p>
      <text:p text:style-name="P4">
<text:a xlink:type="simple" xlink:href="https://armyinform.com.ua/wp-content/uploads/2023/04/petr01.jpg" text:style-name="Internet_20_link" text:visited-style-name="Visited_20_Internet_20_Link">
!(Images/AРМІЯINFORM/2023-04-28T46-00-00-04-00/petr01-150x150.jpg)</text:a>
</text:p>
      <text:p text:style-name="P4">
<text:a xlink:type="simple" xlink:href="https://armyinform.com.ua/wp-content/uploads/2023/04/petr02.jpg" text:style-name="Internet_20_link" text:visited-style-name="Visited_20_Internet_20_Link">
<draw:frame draw:style-name="fr1" draw:name="Image293" text:anchor-type="as-char" svg:width="6.9236in" svg:height="6.9236in" draw:z-index="0">
<draw:image xlink:href="../Images/AРМІЯINFORM/2023-04-28T46-00-00-04-00/petr02-150x150.jpg" xlink:type="simple" xlink:show="embed" xlink:actuate="onLoad" draw:mime-type="image/jpeg"/>
</draw:frame>
</text:a>
捷克领导人指出，与斯洛伐克同事一起，他们了解良心和正义的价值。</text:p>
      <text:p text:style-name="P4">
“很难用自己的眼睛看到乌克兰人付出了最昂贵的代价。 自己公民生活的鲜血。 在与侵略者的斗争中，乌克兰保护了共同点。 这就是我们将与她站在一起的地方。”彼得·保罗强调。</text:p>
      <text:p text:style-name="P4">
News Source: <text:a xlink:type="simple" xlink:href="https://armyinform.com.ua/2023/04/28/do-kyyeva-prybuly-prezydenty-chehiyi-ta-slovachchyny-stoyatymemo-razom-iz-ukrayinczyamy-u-borotbi-z-agresorom/" text:style-name="Internet_20_link" text:visited-style-name="Visited_20_Internet_20_Link">
https://armyinform.com.ua/2023/04/28/do-kyyeva-prybuly-prezydenty-chehiyi-ta-slovachchyny-stoyatymemo-razom-iz-ukrayinczyamy-u-borotbi-z-agresorom/</text:a>
</text:p>
      <!--NEWS-->
      <text:h text:style-name="P10" text:outline-level="1">
<text:span text:style-name="T4">
到了晚上</text:span>
</text:h>
      <text:p text:style-name="P4">
作者: ['АРМІЯINFORM']</text:p>
      <text:p text:style-name="P4">
时间: 2023-04-28T47:00:00-04:00</text:p>
      <text:p text:style-name="P4">
描述: 在NICH Z 27乘28 Kvity Rosiyska Percopulsiya陆军Dvichi上，Prordon被庇护...与2022年与乌克兰的战争，与乌克兰的最新新闻，今天与乌克兰2022年的新闻战争，今天，乌克兰和俄罗斯和俄罗斯和俄罗斯和俄罗斯和俄罗斯和俄罗斯和俄罗斯之间的战争都会他们说，当与乌克兰与乌克兰的战争在不久的时候，是否会在不久的将来与乌克兰进行战争，他们说，与乌克兰的战争，今天的乌克兰新闻，乌克兰的新闻，乌克兰媒体在俄罗斯的乌克兰新闻</text:p>
      <text:p text:style-name="P4">
图片: ['<text:a xlink:type="simple" xlink:href="https://armyinform.com.ua/wp-content/uploads/2023/01/obstrily-prykordonnya.jpg" text:style-name="Internet_20_link" text:visited-style-name="Visited_20_Internet_20_Link">
obstrily-prykordonnya.jpg</text:a>
']</text:p>
      <text:p text:style-name="P4">
标签: ['STOPRUSSIA', 'АГРЕСІЯ РФ', 'ВТОРГНЕННЯ РФ', 'ЧЕРНІГІВЩИНА']</text:p>
      <text:p text:style-name="P4">
类别: News</text:p>
      <!--METADATA-->
      <text:p text:style-name="P4">
<draw:frame draw:style-name="fr1" draw:name="Image294" text:anchor-type="as-char" svg:width="6.9236in" svg:height="4.615733in" draw:z-index="0">
<draw:image xlink:href="../Images/AРМІЯINFORM/2023-04-28T47-00-00-04-00/obstrily-prykordonnya.jpg" xlink:type="simple" xlink:show="embed" xlink:actuate="onLoad" draw:mime-type="image/jpeg"/>
</draw:frame>
说明性照片</text:p>
      <text:p text:style-name="P4">
4月27日至28日晚上，俄罗斯占领军两次向切尔尼希夫地区开火。</text:p>
      <text:p text:style-name="P4">
关于它<text:a xlink:type="simple" xlink:href="https://www.facebook.com/kommander.nord/posts/pfbid022D9L3or6vHEECqjDwecHgBxcN7L48sDkMmCWVL67g22G2Z4iQqxefgHynSRXZ6A5l" text:style-name="Internet_20_link" text:visited-style-name="Visited_20_Internet_20_Link">
报告</text:a>
操作命令“北”。</text:p>
      <text:p text:style-name="P4">
从22:22到22:35记录了4个教区，可能是从画家Mykolaivka地区的120毫米的迫击炮录中。</text:p>
      <text:p text:style-name="P4">
从22:27到23:27 4教区记录了大概是在Galantic Point Galaganivka人造丝的120毫米的迫击炮中。</text:p>
      <text:p text:style-name="P4">
没有关于当地群体损失或对平民基础设施损失的信息。</text:p>
      <text:p text:style-name="P4">
News Source: <text:a xlink:type="simple" xlink:href="https://armyinform.com.ua/2023/04/28/vnochi-vorog-z-minometiv-obstrilyav-terytoriyi-prykordonnya-chernigivshhyny/" text:style-name="Internet_20_link" text:visited-style-name="Visited_20_Internet_20_Link">
https://armyinform.com.ua/2023/04/28/vnochi-vorog-z-minometiv-obstrilyav-terytoriyi-prykordonnya-chernigivshhyny/</text:a>
</text:p>
      <!--NEWS-->
      <text:h text:style-name="P10" text:outline-level="1">
<text:span text:style-name="T4">
Dmitry Kuleb关于俄罗斯联邦的火箭袭击：和平的方式是装备乌克兰F-16</text:span>
</text:h>
      <text:p text:style-name="P4">
作者: ['АРМІЯINFORM']</text:p>
      <text:p text:style-name="P4">
时间: 2023-04-28T48:00:00-04:00</text:p>
      <text:p text:style-name="P4">
描述: Nichni Rakteni带我们的奇迹般的雾化了我们的遗迹єєєєєєєє好，一个非-okhodnostsky湖...与2022年与乌克兰的战争，与乌克兰的最新新闻，《与乌克兰的新闻》 2022年与乌克兰2022年的战争，今天将在乌克兰和乌克兰之间进行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1/ministr-dmytro-kuleba.jpg" text:style-name="Internet_20_link" text:visited-style-name="Visited_20_Internet_20_Link">
ministr-dmytro-kuleba.jpg</text:a>
']</text:p>
      <text:p text:style-name="P4">
标签: ['F-16', 'ДМИТРО КУЛЕБА', 'ОБСТРІЛ УКРАЇНИ', 'РОСІЙСЬКА РАКЕТНА АТАКА']</text:p>
      <text:p text:style-name="P4">
类别: News</text:p>
      <!--METADATA-->
      <text:p text:style-name="P4">
<draw:frame draw:style-name="fr1" draw:name="Image295" text:anchor-type="as-char" svg:width="6.9236in" svg:height="4.281328in" draw:z-index="0">
<draw:image xlink:href="../Images/AРМІЯINFORM/2023-04-28T48-00-00-04-00/ministr-dmytro-kuleba.jpg" xlink:type="simple" xlink:show="embed" xlink:actuate="onLoad" draw:mime-type="image/jpeg"/>
</draw:frame>
俄罗斯在我们和平城市中对俄罗斯的夜弹袭击是装备乌克兰F-16的武器的另一种证明。</text:p>
      <text:p text:style-name="P4">
关于它，乌克兰Dmytro Kuleba外交部的负责人<text:a xlink:type="simple" xlink:href="https://twitter.com/DmytroKuleba/status/1651831570741772288" text:style-name="Internet_20_link" text:visited-style-name="Visited_20_Internet_20_Link">
写</text:a>
在他的推文中。</text:p>
      <text:p text:style-name="P4">
“通往和平的途径是将俄罗斯从乌克兰驱逐出境。 和平的途径是为F-16乌克兰特工配备，并保护儿童免受俄罗斯恐怖的侵害。”他的报告写道。</text:p>
      <text:p text:style-name="P4">
乌克兰外交部强调，杀死无辜的乌克兰梦，包括2岁儿童的火箭弹，是俄罗斯对所有和平倡议的回应。</text:p>
      <text:p text:style-name="P4">
据报道，敌人再次<text:a xlink:type="simple" xlink:href="https://armyinform.com.ua/2023/04/28/unaslidok-raketnogo-udaru-po-umani-poshkodzheno-majzhe-10-bagatokvartyrnyh-budynkiv-prezydent/" text:style-name="Internet_20_link" text:visited-style-name="Visited_20_Internet_20_Link">
攻击</text:a>
乌克兰人和无人机。 虚线上的火箭中风被近10封电子邮件损坏。 有受害者和死亡，包括一个孩子。 乌迪普里(Udipri)的恐怖分子炮击也夺走了孩子的生命。</text:p>
      <text:p text:style-name="P4">
News Source: <text:a xlink:type="simple" xlink:href="https://armyinform.com.ua/2023/04/28/dmytro-kuleba-pro-raketnu-ataku-rf-shlyah-do-myru-ozbroyity-ukrayinu-f-16/" text:style-name="Internet_20_link" text:visited-style-name="Visited_20_Internet_20_Link">
https://armyinform.com.ua/2023/04/28/dmytro-kuleba-pro-raketnu-ataku-rf-shlyah-do-myru-ozbroyity-ukrayinu-f-16/</text:a>
</text:p>
      <!--NEWS-->
      <text:h text:style-name="P10" text:outline-level="1">
<text:span text:style-name="T4">
军事媒体中心乌克兰国防部长的新闻发布会</text:span>
</text:h>
      <text:p text:style-name="P4">
作者: ['АРМІЯINFORM']</text:p>
      <text:p text:style-name="P4">
时间: 2023-04-28T49:00:00-04:00</text:p>
      <text:p text:style-name="P4">
描述: https://www.youtube.com/watch?v=sls6yogzo0y与乌克兰2022年战争，与乌克兰的最新新闻战争，今天与乌克兰2022年的新闻战争，乌克兰和俄罗斯与俄罗斯和俄罗斯之间的战争将发生，当乌克兰在其中，是否会在不久的将来与乌克兰进行战争，今天与乌克兰的战争，今天的乌克兰新闻，乌克兰的乌克兰新闻在俄罗斯的乌克兰媒体将在俄罗斯</text:p>
      <text:p text:style-name="P4">
图片: []</text:p>
      <text:p text:style-name="P4">
标签: ['MILITARY MEDIA CENTER', 'ОЛЕКСІЙ РЕЗНІКОВ', 'ПРЕСКОНФЕРЕНЦІЯ']</text:p>
      <text:p text:style-name="P4">
类别: News</text:p>
      <!--METADATA-->
      <text:p text:style-name="P4">
News Source: <text:a xlink:type="simple" xlink:href="https://armyinform.com.ua/2023/04/28/preskonferencziya-ministra-oborony-ukrayiny-u-military-madia-center/" text:style-name="Internet_20_link" text:visited-style-name="Visited_20_Internet_20_Link">
https://armyinform.com.ua/2023/04/28/preskonferencziya-ministra-oborony-ukrayiny-u-military-madia-center/</text:a>
</text:p>
      <!--NEWS-->
      <text:h text:style-name="P10" text:outline-level="1">
<text:span text:style-name="T4">
波兰简化了无人机向乌克兰的进口</text:span>
</text:h>
      <text:p text:style-name="P4">
作者: ['АРМІЯINFORM']</text:p>
      <text:p text:style-name="P4">
时间: 2023-04-28T50:00:00-04:00</text:p>
      <text:p text:style-name="P4">
描述: Vidsogodina，28 Kvitry 2023 Rocu，Ekport bezpIslotnitvyv Polshi到乌克兰Buda ...与乌克兰2022年的战争，与乌克兰与乌克兰的最新新闻，与乌克兰的新闻，与乌克兰2022的最新新闻进行战争，今天与乌克兰的2022年与今天的战争，乌克兰和俄罗斯之间的战争将在战争中以及战争他们说，随着2022年，乌克兰将在不久的将来与乌克兰发动战争，他们说，与乌克兰的战争，今天的乌克兰新闻，乌克兰的新闻，乌克兰媒体在俄罗斯的乌克兰新闻</text:p>
      <text:p text:style-name="P4">
图片: ['<text:a xlink:type="simple" xlink:href="https://armyinform.com.ua/wp-content/uploads/2023/04/drones.jpg" text:style-name="Internet_20_link" text:visited-style-name="Visited_20_Internet_20_Link">
drones.jpg</text:a>
']</text:p>
      <text:p text:style-name="P4">
标签: ['БПЛА', 'МІНІСТЕРСТВО ЕКОНОМІКИ УКРАЇНИ', 'УКРАЇНА - ПОЛЬЩА']</text:p>
      <text:p text:style-name="P4">
类别: News</text:p>
      <!--METADATA-->
      <text:p text:style-name="P4">
<draw:frame draw:style-name="fr1" draw:name="Image296" text:anchor-type="as-char" svg:width="6.9236in" svg:height="3.894525in" draw:z-index="0">
<draw:image xlink:href="../Images/AРМІЯINFORM/2023-04-28T50-00-00-04-00/drones.jpg" xlink:type="simple" xlink:show="embed" xlink:actuate="onLoad" draw:mime-type="image/jpeg"/>
</draw:frame>
从2023年4月28日开始，将在波兰发展和技术部长颁发的许可下，从波兰到乌克兰的无人机出口将在一般情况下进行。 这项决定是波兰政府根据乌克兰做出的。</text:p>
      <text:p text:style-name="P4">
关于它<text:a xlink:type="simple" xlink:href="https://www.me.gov.ua/News/Detail" text:style-name="Internet_20_link" text:visited-style-name="Visited_20_Internet_20_Link">
报告</text:a>
乌克兰经济部的新闻服务。</text:p>
      <text:p text:style-name="P4">
“乌克兰为保护我们国家的武装力量以及对侵略性的胜利需要国内外的无人机。 乌克兰政府就简化了无人机的进口。 同时，乌克兰与我们的合作伙伴在各个层面上合作，以确保采用相应的简化。 特别是，这个问题是在与波兰同事的会议期间提出的，波兰同事是乌克兰乌克兰尤利亚斯维里顿科经济的第一副副手，经济部向我们的合伙人发送了相应的信。 今天我们有了工作的结果。 波兰政府的决定将有助于将无人机提供给前线，以增强乌克兰的国防能力并击败侵略者。</text:p>
      <text:p text:style-name="P4">
根据他的说法，根据发展和技术部长的决定，在波兰的任何郊区人士都可以使用支持波兰的允许将无人机出口到乌克兰的许可。(商业收入组织或个人). Запровадження загального дозволузвільняє від необхідності отримання індивідуального дозволу при експортікожної партії дронів.</text:p>
      <text:p text:style-name="P4">
Відтак дозвіл стосується лише певної категорії дронів, визначених врозпорядженні. Мова йде про безпілотні літальні апарати, призначені дляконтрольованого польоту за межами прямої видимості оператора, з максимальноютривалістю принаймні 30 хвилин, але менше 1 години, і призначених для зльотута обслуговування. Стабільний керований політ при поривах вітру не менше 46,3км/год.</text:p>
      <text:p text:style-name="P4">
News Source: <text:a xlink:type="simple" xlink:href="https://armyinform.com.ua/2023/04/28/polshha-sproshhuye-vvezennya-bezpilotnykiv-do-ukrayiny/" text:style-name="Internet_20_link" text:visited-style-name="Visited_20_Internet_20_Link">
https://armyinform.com.ua/2023/04/28/polshha-sproshhuye-vvezennya-bezpilotnykiv-do-ukrayiny/</text:a>
</text:p>
      <!--NEWS-->
      <text:h text:style-name="P10" text:outline-level="1">
<text:span text:style-name="T4">
Alexei Danilov与Globsc代表团讨论了世界上的主题安全挑战</text:span>
</text:h>
      <text:p text:style-name="P4">
作者: ['АРМІЯINFORM']</text:p>
      <text:p text:style-name="P4">
时间: 2023-04-28T51:00:00-04:00</text:p>
      <text:p text:style-name="P4">
描述: 为国家贝兹佩基（Bezpeki）的秘书，乌克兰Oleksiy danylov Zustych Iz的辩护...与乌克兰2022年的战争，与乌克兰的最新新闻，今天与乌克兰2022年的新闻战争，今天与乌克兰的新闻战争，乌克兰和俄罗斯和俄罗斯和俄罗斯和俄罗斯和俄罗斯和俄罗斯之间的战争将会当与乌克兰与乌克兰的战争将在不久的将来与乌克兰战争时，与乌克兰的战争，今天与乌克兰的战争，今天的乌克兰新闻，乌克兰的乌克兰媒体新闻俄罗斯的乌克兰新闻将在俄罗斯</text:p>
      <text:p text:style-name="P4">
图片: ['<text:a xlink:type="simple" xlink:href="https://armyinform.com.ua/wp-content/uploads/2023/04/27_04_4.jpg" text:style-name="Internet_20_link" text:visited-style-name="Visited_20_Internet_20_Link">
27_04_4.jpg</text:a>
']</text:p>
      <text:p text:style-name="P4">
标签: ['GLOBSEC', 'БЕЗПЕКОВІ ГАРАНТІЇ', 'ОЛЕКСІЙ ДАНІЛОВ', 'РНБО УКРАЇНИ']</text:p>
      <text:p text:style-name="P4">
类别: News</text:p>
      <!--METADATA-->
      <text:p text:style-name="P4">
<draw:frame draw:style-name="fr1" draw:name="Image297" text:anchor-type="as-char" svg:width="6.9236in" svg:height="4.615733in" draw:z-index="0">
<draw:image xlink:href="../Images/AРМІЯINFORM/2023-04-28T51-00-00-04-00/27_04_4.jpg" xlink:type="simple" xlink:show="embed" xlink:actuate="onLoad" draw:mime-type="image/jpeg"/>
</draw:frame>
乌克兰Oleksiy Danilov国家安全与国防委员会秘书进行了国际地球仪中心的代表团，在此期间，世界和该地区的主题安全挑战已经完成。</text:p>
      <text:p text:style-name="P4">
关于它<text:a xlink:type="simple" xlink:href="https://www.rnbo.gov.ua/ua/Diialnist/6294.html" text:style-name="Internet_20_link" text:visited-style-name="Visited_20_Internet_20_Link">
报告</text:a>
乌克兰的宽道安全。</text:p>
      <text:p text:style-name="P4">
在会议期间，双方对加强乌克兰国家伙伴的支持在俄罗斯联邦决心的积极战争中的支持方面发表了看法。</text:p>
      <text:p text:style-name="P4">
根据乌克兰NSDC的秘书的说法，在大规模入侵的开始时，许多人对乌克兰的计算和预测误认为是“站在俄罗斯入侵者的偿还，这是没有人期望的。”</text:p>
      <text:p text:style-name="P4">
Alexei Danilov报道：“由于无法在俄罗斯联邦的战场上获胜，它将试图通过内部不稳定来制定计划 - 在经纪人，合作者和试图播种乌克兰社会的不和谐的帮助下。”</text:p>
      <text:p text:style-name="P4">
据他介绍，俄罗斯将继续试图破坏欧洲的稳定，并破坏支持乌克兰的团结，尤其是“传播错误信息和网络攻击”。</text:p>
      <text:p text:style-name="P4">
在这种情况下，NSDC乌克兰的秘书强调了统一 - 堆栈文明世界在支持乌克兰的重要性，并强调“俄罗斯不应该害怕”。</text:p>
      <text:p text:style-name="P4">
他说：“没有人比俄罗斯联邦更了解，我们知道他们是阿喀琉斯的脚跟，但是要获得联合胜利需要全球合作和团结。”</text:p>
      <text:p text:style-name="P4">
代表团的负责人Globsec总统罗伯特说，乌克兰RFPRO的激进战争已成为“对欧洲文明和价值观的攻击”，“整个欧洲的未来是在乌克兰决定的”。</text:p>
      <text:p text:style-name="P4">
他说：“在反俄罗斯侵略中，你表现出了前所未有的勇气，稳定和创造力。”</text:p>
      <text:p text:style-name="P4">
Globsec总统已确保准备尽一切可能支持乌克兰并促进其在世界专家站点的地位。</text:p>
      <text:p text:style-name="P4">
News Source: <text:a xlink:type="simple" xlink:href="https://armyinform.com.ua/2023/04/28/oleksij-danilov-obgvoryv-z-delegacziyeyu-globsec-aktualni-bezpekovi-vyklyky-u-sviti/" text:style-name="Internet_20_link" text:visited-style-name="Visited_20_Internet_20_Link">
https://armyinform.com.ua/2023/04/28/oleksij-danilov-obgvoryv-z-delegacziyeyu-globsec-aktualni-bezpekovi-vyklyky-u-sviti/</text:a>
</text:p>
      <!--NEWS-->
      <text:h text:style-name="P10" text:outline-level="1">
<text:span text:style-name="T4">
特种作战部队已宣布招募资格课程</text:span>
</text:h>
      <text:p text:style-name="P4">
作者: ['АРМІЯINFORM']</text:p>
      <text:p text:style-name="P4">
时间: 2023-04-28T52:00:00-04:00</text:p>
      <text:p text:style-name="P4">
描述: 在棍棒的收入中，2023 Rock将在SSO ZSU的KovalifeSkatye课程上到达Sulfir。 关于...与乌克兰2022年的战争，与乌克兰的最新新闻战争，与乌克兰的新闻战争，2022年的新闻战争，今天将在乌克兰和俄罗斯之间发动战争，当2022年与乌克兰的战争将是与乌克兰的战争，将是他们说，在不久的将来与乌克兰发动了战争</text:p>
      <text:p text:style-name="P4">
图片: ['<text:a xlink:type="simple" xlink:href="https://armyinform.com.ua/wp-content/uploads/2023/04/245708-e1682661697331.jpg" text:style-name="Internet_20_link" text:visited-style-name="Visited_20_Internet_20_Link">
245708-e1682661697331.jpg</text:a>
']</text:p>
      <text:p text:style-name="P4">
标签: ['Q-КУРС', 'КВАЛІФІКАЦІЙНИЙ КУРС', 'ССО ЗСУ']</text:p>
      <text:p text:style-name="P4">
类别: News</text:p>
      <!--METADATA-->
      <text:p text:style-name="P4">
<draw:frame draw:style-name="fr1" draw:name="Image298" text:anchor-type="as-char" svg:width="6.9236in" svg:height="4.240705in" draw:z-index="0">
<draw:image xlink:href="../Images/AРМІЯINFORM/2023-04-28T52-00-00-04-00/245708-e1682661697331.jpg" xlink:type="simple" xlink:show="embed" xlink:actuate="onLoad" draw:mime-type="image/jpeg"/>
</draw:frame>
2023年7月上旬，招募将从武装部队武装部队的资格课程开始。</text:p>
      <text:p text:style-name="P4">
大约在课程的开始<text:a xlink:type="simple" xlink:href="https://t.me/ukr_sof/518" text:style-name="Internet_20_link" text:visited-style-name="Visited_20_Internet_20_Link">
宣布</text:a>
武装部队特殊行动的指挥。</text:p>
      <text:p text:style-name="P4">
注意，申请被<text:span text:style-name="T4">
 22.05.2023 </text:span>
接受。</text:p>
      <text:p text:style-name="P4">
<text:span text:style-name="T4">
在候选人的要求条件中</text:span>
：年龄 - 最多35岁(高级访谈). До відбору допускаються лише військовослужбовціЗбройних Сил України, які на момент подання заявки перебувають на військовійслужбі (通过合同或呼吁动员).</text:p>
      <text:p text:style-name="P4">
Тривалість кваліфікаційного курсу – 4 місяці.</text:p>
      <text:p text:style-name="P4">
Випускники Q-курсу гарантовано отримають посади у військових частинах Силспеціальних операцій ЗС України.</text:p>
      <text:p text:style-name="P4">
Подати заяву кандидата на проходження Кваліфікаційного курсу можна<text:a xlink:type="simple" xlink:href="https://sof.mil.gov.ua/join" text:style-name="Internet_20_link" text:visited-style-name="Visited_20_Internet_20_Link">
сайті</text:a>
武装部队的SCA。</text:p>
      <text:p text:style-name="P4">
News Source: <text:a xlink:type="simple" xlink:href="https://armyinform.com.ua/2023/04/28/syly-speczoperaczij-ogolosyly-pro-nabir-na-kvalifikaczijnyj-kurs/" text:style-name="Internet_20_link" text:visited-style-name="Visited_20_Internet_20_Link">
https://armyinform.com.ua/2023/04/28/syly-speczoperaczij-ogolosyly-pro-nabir-na-kvalifikaczijnyj-kurs/</text:a>
</text:p>
      <!--NEWS-->
      <text:h text:style-name="P10" text:outline-level="1">
<text:span text:style-name="T4">
每天被烟火技术中和近500件爆炸性物品和空袭</text:span>
</text:h>
      <text:p text:style-name="P4">
作者: ['АРМІЯINFORM']</text:p>
      <text:p text:style-name="P4">
时间: 2023-04-28T53:00:00-04:00</text:p>
      <text:p text:style-name="P4">
描述: Piretrodilicia DSN的最后一项成就在Vikonnnya Zavdan Z之前得到164 Rasi的治愈，与乌克兰的战争将是不在的，无论在不久的将来是否会与乌克兰进行战争，今天与乌克兰的战争，今天的乌克兰新闻，乌克兰的乌克兰新闻，乌克兰媒体的俄罗斯人都将在俄罗斯</text:p>
      <text:p text:style-name="P4">
图片: ['<text:a xlink:type="simple" xlink:href="https://armyinform.com.ua/wp-content/uploads/2023/01/626bf4da61ec9-1-1.jpeg" text:style-name="Internet_20_link" text:visited-style-name="Visited_20_Internet_20_Link">
626bf4da61ec9-1-1.jpeg</text:a>
']</text:p>
      <text:p text:style-name="P4">
标签: ['STOPRUSSIA', 'АГРЕСІЯ РФ', 'ДСНС УКРАЇНИ', 'РОЗМІНУВАННЯ']</text:p>
      <text:p text:style-name="P4">
类别: News</text:p>
      <!--METADATA-->
      <text:p text:style-name="P4">
<draw:frame draw:style-name="fr1" draw:name="Image299" text:anchor-type="as-char" svg:width="6.9236in" svg:height="4.32725in" draw:z-index="0">
<draw:image xlink:href="../Images/AРМІЯINFORM/2023-04-28T53-00-00-04-00/626bf4da61ec9-1-1.jpeg" xlink:type="simple" xlink:show="embed" xlink:actuate="onLoad" draw:mime-type="image/jpeg"/>
</draw:frame>
白天，SES的烟火单位涉及<text:span text:style-name="T4">
 164次</text:span>
骰子任务。</text:p>
      <text:p text:style-name="P4">
关于它<text:a xlink:type="simple" xlink:href="https://dsns.gov.ua/uk/news/nadzvicaini-podiyi/operativna-informaciia-shhodo-roboti-pirotexnicnix-pidrozdiliv-dsns-ukrayini-41" text:style-name="Internet_20_link" text:visited-style-name="Visited_20_Internet_20_Link">
报告</text:a>
乌克兰的Sesu。</text:p>
      <text:p text:style-name="P4">
烟火单元揭示，扣押和处置<text:span text:style-name="T4">
 476精美的物体</text:span>
，包括<text:span text:style-name="T4">
 1 1航空炸弹</text:span>
，调查123公顷。</text:p>
      <text:p text:style-name="P4">
最常工作的烟火单元工作：在哈尔基夫地区17 351次，基辅地区-7 520，顿涅茨克地区-4 936，Mykolaiv地区-4 645，Chernihiv地区-4 535，Kherson地区，Kherson地区 -  4 441 Cherkasy地区-1 085。</text:p>
      <text:p text:style-name="P4">
背景：351 443熄灭的物体和2 891公斤的爆炸性物质，包括21777777777-储存炸弹，自大规模军事入侵乌克兰领土上的俄罗斯联邦大规模入侵以来，已经被处置。 调查了约83 575公顷的面积。</text:p>
      <text:p text:style-name="P4">
总共剩下174,000平方米。 潜在危险领土的公里，占该州总面积的30％。</text:p>
      <text:p text:style-name="P4">
我们想提醒您，如果您发现与火箭或火箭残骸类似的可疑物体，绝对可以触摸自己的发现，不要让它疲倦。 和：</text:p>
      <text:p text:style-name="P4">
*不要移动物体，不要试图拆卸它们，将它们带入房屋，将它们埋在地面上，将它们扔进水库等。</text:p>
      <text:p text:style-name="P4">
立即报告SES单元的发现-101或警察-102。</text:p>
      <text:p text:style-name="P4">
News Source: <text:a xlink:type="simple" xlink:href="https://armyinform.com.ua/2023/04/28/majzhe-500-vybuhonebezpechnyh-predmetiv-i-aviabombu-zneshkodyly-pirotehniky-za-dobu/" text:style-name="Internet_20_link" text:visited-style-name="Visited_20_Internet_20_Link">
https://armyinform.com.ua/2023/04/28/majzhe-500-vybuhonebezpechnyh-predmetiv-i-aviabombu-zneshkodyly-pirotehniky-za-dobu/</text:a>
</text:p>
      <!--NEWS-->
      <text:h text:style-name="P10" text:outline-level="1">
<text:span text:style-name="T4">
好的“北方”正在为狙击手准备去年获得的经验</text:span>
</text:h>
      <text:p text:style-name="P4">
作者: ['АРМІЯINFORM']</text:p>
      <text:p text:style-name="P4">
时间: 2023-04-28T54:00:00-04:00</text:p>
      <text:p text:style-name="P4">
描述: 在运营司令部的“ Pivnich” Trivaya Pershovka Fakhivtsiv的基础上...与乌克兰2022年的战争，与乌克兰与乌克兰的最新新闻，今天与乌克兰的新闻战争，今天与乌克兰的新闻战争，今天上次与乌克兰的新闻战，乌克兰和俄罗斯之间的战争将发生战争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343666967_785968299364385_1041373744982339134_n.jpg" text:style-name="Internet_20_link" text:visited-style-name="Visited_20_Internet_20_Link">
343666967_785968299364385_1041373744982339134_n.jpg</text:a>
']</text:p>
      <text:p text:style-name="P4">
标签: ['ВІКТОР НІКОЛЮК', 'МАРКСМЕН', 'ОК «ПІВНІЧ»', 'ПІХОТНИЙ СНАЙПЕР']</text:p>
      <text:p text:style-name="P4">
类别: News</text:p>
      <!--METADATA-->
      <text:p text:style-name="P4">
<draw:frame draw:style-name="fr1" draw:name="Image300" text:anchor-type="as-char" svg:width="6.9236in" svg:height="4.615733in" draw:z-index="0">
<draw:image xlink:href="../Images/AРМІЯINFORM/2023-04-28T54-00-00-04-00/343666967_785968299364385_1041373744982339134_n.jpg" xlink:type="simple" xlink:show="embed" xlink:actuate="onLoad" draw:mime-type="image/jpeg"/>
</draw:frame>
根据操作命令，“北”继续了马克斯曼专业人士的第一个培训课程(步兵狙击手). В управлінні бойовоїпідготовки командування наголошують, що нині марксменів тренують за досвідом,який інструктори набули з моменту широкомасштабного вторгнення росії вУкраїну.</text:p>
      <text:p text:style-name="P4">
Про це <text:a xlink:type="simple" xlink:href="https://armyinform.com.ua/2023/04/06/viktor-nikolyuk-vidvidav-vijskovi-poligony-i-navchalni-czentry-v-polshhi-de-navchayutsya-zahysnyky/" text:style-name="Internet_20_link" text:visited-style-name="Visited_20_Internet_20_Link">
повідомляє</text:a>
乌克兰武装部队武装部队的陆军指挥官的指挥官。</text:p>
      <text:p text:style-name="P4">
在战斗中，步兵狙击手执行了普通射击者执行的所有动作。与此同时，马克斯曼通过特殊训练，武器和目标设备，有机会在距离超过范围的目的进行高确定性大火。有效的部队人员配备火灾，步兵无法访问。</text:p>
      <text:p text:style-name="P4">
与普通的狙击手不同，“准确的射击游戏”是单元的组成部分，并为一般结果而努力，同时单独或成对出于单独的目的而嗅探。 在立即采取行动的情况下，当没有时间进行长时间计算时，它们是必不可少的，这是因为有可能从距离距离大距离的敌人的火中掩盖其单位。</text:p>
      <text:p text:style-name="P4">
班级的条件尽可能接近真正的战斗：通过克服障碍物和掩盖条，射箭的技能得到了完善。</text:p>
      <text:p text:style-name="P4">
News Source: <text:a xlink:type="simple" xlink:href="https://armyinform.com.ua/2023/04/28/instruktory-ok-pivnich-gotuyut-snajperiv-za-dosvidom-nabutym-za-ostannij-rik/" text:style-name="Internet_20_link" text:visited-style-name="Visited_20_Internet_20_Link">
https://armyinform.com.ua/2023/04/28/instruktory-ok-pivnich-gotuyut-snajperiv-za-dosvidom-nabutym-za-ostannij-rik/</text:a>
</text:p>
      <!--NEWS-->
      <text:h text:style-name="P10" text:outline-level="1">
<text:span text:style-name="T4">
134个定居点在过去的一天发射了Rosarmia</text:span>
</text:h>
      <text:p text:style-name="P4">
作者: ['АРМІЯINFORM']</text:p>
      <text:p text:style-name="P4">
时间: 2023-04-28T55:00:00-04:00</text:p>
      <text:p text:style-name="P4">
描述: Rosiski -bacon -bells的最后一遍被11个地区的三位一体掩盖...与乌克兰2022年的战争，今天与乌克兰的最新新闻，今天与乌克兰2022年的新闻战争，今天会发生战争乌克兰和俄罗斯以及2022年与乌克兰的战争是与乌克兰的战争，他们会在不久的将来与乌克兰战争，他们说，乌克兰与乌克兰的战争，今天的乌克兰新闻，乌克兰的新闻，乌克兰媒体在俄罗斯媒体的乌克兰新闻</text:p>
      <text:p text:style-name="P4">
图片: ['<text:a xlink:type="simple" xlink:href="https://armyinform.com.ua/wp-content/uploads/2023/04/bea3785c-423c-4026-8144-cdb2ed03b7a3.jpg" text:style-name="Internet_20_link" text:visited-style-name="Visited_20_Internet_20_Link">
bea3785c-423c-4026-8144-cdb2ed03b7a3.jpg</text:a>
']</text:p>
      <text:p text:style-name="P4">
标签: ['ВОРОЖІ ОБСТРІЛИ']</text:p>
      <text:p text:style-name="P4">
类别: News</text:p>
      <!--METADATA-->
      <text:p text:style-name="P4">
<draw:frame draw:style-name="fr1" draw:name="Image301" text:anchor-type="as-char" svg:width="6.9236in" svg:height="5.381036in" draw:z-index="0">
<draw:image xlink:href="../Images/AРМІЯINFORM/2023-04-28T55-00-00-04-00/bea3785c-423c-4026-8144-cdb2ed03b7a3.jpg" xlink:type="simple" xlink:show="embed" xlink:actuate="onLoad" draw:mime-type="image/jpeg"/>
</draw:frame>
在最后一天，俄罗斯占领部队向乌克兰11地区的领土开火。</text:p>
      <text:p text:style-name="P4">
关于它<text:a xlink:type="simple" xlink:href="https://t.me/militarymediacenter/1799" text:style-name="Internet_20_link" text:visited-style-name="Visited_20_Internet_20_Link">
报告</text:a>
军事媒体中心。</text:p>
      <text:p text:style-name="P4">
通常，不同类型的武器(步枪武器，迫击炮，坦克，炮兵，RSZV，SCR，无人机，战术和战略航空)执行134个定居点，确认了57个对象 - 基础结构。</text:p>
      <text:p text:style-name="P4">
平民中有杀害和受伤，受害者人数被澄清。</text:p>
      <text:p text:style-name="P4">
News Source: <text:a xlink:type="simple" xlink:href="https://armyinform.com.ua/2023/04/28/134-naselenyh-punkty-obstrilyala-rosarmiya-za-mynulu-dobu/" text:style-name="Internet_20_link" text:visited-style-name="Visited_20_Internet_20_Link">
https://armyinform.com.ua/2023/04/28/134-naselenyh-punkty-obstrilyala-rosarmiya-za-mynulu-dobu/</text:a>
</text:p>
      <!--NEWS-->
      <text:h text:style-name="P10" text:outline-level="1">
<text:span text:style-name="T4">
重要的是不要制定无尽的策略，对话，会议 - 国防部国防部负责人</text:span>
</text:h>
      <text:p text:style-name="P4">
作者: ['Віталій Литвин']</text:p>
      <text:p text:style-name="P4">
时间: 2023-04-28T56:00:00-04:00</text:p>
      <text:p text:style-name="P4">
描述: 在Minstniy国防部的新高级Ofis Zmin负责人是制定的...与乌克兰2022年的战争，与乌克兰的最新新闻，今天与乌克兰2022年的新闻战争，乌克兰和俄罗斯之间的战争，何时会发生战争他们说，与乌克兰与乌克兰的战争将在不久的将来与乌克兰发生战争，他们说，与乌克兰的战争，今天的乌克兰新闻，乌克兰的新闻，乌克兰媒体在俄罗斯的乌克兰新闻</text:p>
      <text:p text:style-name="P4">
图片: ['<text:a xlink:type="simple" xlink:href="https://armyinform.com.ua/wp-content/uploads/2023/04/marushevska.jpg" text:style-name="Internet_20_link" text:visited-style-name="Visited_20_Internet_20_Link">
marushevska.jpg</text:a>
']</text:p>
      <text:p text:style-name="P4">
标签: ['MILITARY MEDIA CENTER', 'БРИФІНГ', 'МІНІСТЕРСТВО ОБОРОНИ УКРАЇНИ', 'ЮЛІЯ МАРУШЕВСЬКА']</text:p>
      <text:p text:style-name="P4">
类别: News</text:p>
      <!--METADATA-->
      <text:p text:style-name="P4">
<draw:frame draw:style-name="fr1" draw:name="Image302" text:anchor-type="as-char" svg:width="6.9236in" svg:height="3.894525in" draw:z-index="0">
<draw:image xlink:href="../Images/AРМІЯINFORM/2023-04-28T56-00-00-04-00/marushevska.jpg" xlink:type="simple" xlink:show="embed" xlink:actuate="onLoad" draw:mime-type="image/jpeg"/>
</draw:frame>
国防部下新创建的变革办公室的主要任务是形成一种愿景，以加快国防部的变化，以及为采购机构运作和准备相关关注的统治者。</text:p>
      <text:p text:style-name="P4">
这是在国防部新成立的咨询和咨询机构的介绍期间的报道。公共反腐败委员会以及由国防部尤利亚·马鲁什夫斯卡亚(Yulia Marushevskaya)变更办公室负责人报告的支持办公室。</text:p>
      <text:p text:style-name="P4">
“对我们而言，重要的是不要制定无尽的策略，对话和会议。 因此，对于我们来说，因此我们甚至在内部将这个办公室称为更换器。 这种方法是，当我们依次进行单独的变更，一个单独的项目，在这种变化下与乌克兰最好的专业人士建立一个团队，也许也涉及世界专家，我们启动了这一变化。 因此，我们期待着国防部制度的稳定的基本系统变化。” Yuliamarushevskaya强调。</text:p>
      <text:p text:style-name="P4">
她解释说，乌克兰国防部修正案是谅解备忘录的咨询机构。 它的主要功能是吸引最好的专业人士，是当今乌克兰的最佳专家，以将购买转变为乌克兰国防部以及所有相关结构。</text:p>
      <text:p text:style-name="P4">
“第一个项目是采购改革，该改革仅涉及非致命的。 由于该项目的启动，创建了采购机构，以帮助分享该部在部门中的功能(<text:span text:style-name="T5">
骨。  -  ed .</text:span>
)，现在集中在其中一个部门(国防部。  -  ed ._). Це — формування політики,норм, правил гри, того, як мають функціонувати відносини покупця і продавця,те, як мають функціонувати закупівлі. Ми хочемо, аби цей «мозок», формуванняполітик залишився в Міністерстві оборони, а сам процес закупівель — перейшов вАгентство, в професійний орган», — підсумувала Юлія Марушевська.</text:p>
      <text:p text:style-name="P4">
<text:span text:style-name="T5">
Фото Дмитра Юрченка</text:span>
</text:p>
      <text:p text:style-name="P4">
News Source: <text:a xlink:type="simple" xlink:href="https://armyinform.com.ua/2023/04/28/vazhlyvo-ne-produkuvaty-bezkinechni-strategiyi-rozmovy-narady-golova-ofisu-zmin-pry-ministerstvi-oborony/" text:style-name="Internet_20_link" text:visited-style-name="Visited_20_Internet_20_Link">
https://armyinform.com.ua/2023/04/28/vazhlyvo-ne-produkuvaty-bezkinechni-strategiyi-rozmovy-narady-golova-ofisu-zmin-pry-ministerstvi-oborony/</text:a>
</text:p>
      <!--NEWS-->
      <text:h text:style-name="P10" text:outline-level="1">
<text:span text:style-name="T4">
乌克兰总统要求在夜间导弹袭击后加强对俄罗斯联邦的制裁</text:span>
</text:h>
      <text:p text:style-name="P4">
作者: ['АРМІЯINFORM']</text:p>
      <text:p text:style-name="P4">
时间: 2023-04-28T57:00:00-04:00</text:p>
      <text:p text:style-name="P4">
描述: 乌克兰总统沃罗迪米尔·泽伦斯基·维德里亚瓜（Nichnu Raktetu）和乌克兰2022年的战争，与乌克兰的最新消息，今天与乌克兰2022年的新闻战争，今天与乌克兰的新闻战争，乌克兰和俄罗斯之间的战争以及何时与乌克兰之间的战争，乌克兰和乌克兰的战争，何时与乌克兰的战争，他们说，乌克兰在2022年，是否会在不久的将来与乌克兰战争，他们说，与乌克兰的战争，今天的乌克兰新闻，乌克兰的新闻，乌克兰媒体在俄罗斯的乌克兰新闻</text:p>
      <text:p text:style-name="P4">
图片: ['<text:a xlink:type="simple" xlink:href="https://armyinform.com.ua/wp-content/uploads/2023/04/fuyaxdcxwaiwbkp.jpg" text:style-name="Internet_20_link" text:visited-style-name="Visited_20_Internet_20_Link">
fuyaxdcxwaiwbkp.jpg</text:a>
', '<text:a xlink:type="simple" xlink:href="https://armyinform.com.ua/wp-content/uploads/2023/04/fuyah_jxwaqhzvr-150x150.jpg" text:style-name="Internet_20_link" text:visited-style-name="Visited_20_Internet_20_Link">
fuyah_jxwaqhzvr-150x150.jpg</text:a>
', '<text:a xlink:type="simple" xlink:href="https://armyinform.com.ua/wp-content/uploads/2023/04/fuyagzswyamr1co-150x150.jpg" text:style-name="Internet_20_link" text:visited-style-name="Visited_20_Internet_20_Link">
fuyagzswyamr1co-150x150.jpg</text:a>
', '<text:a xlink:type="simple" xlink:href="https://armyinform.com.ua/wp-content/uploads/2023/04/fuyawnkxgaenxmd-150x150.jpg" text:style-name="Internet_20_link" text:visited-style-name="Visited_20_Internet_20_Link">
fuyawnkxgaenxmd-150x150.jpg</text:a>
']</text:p>
      <text:p text:style-name="P4">
标签: ['ВОЛОДИМИР ЗЕЛЕНСЬКИЙ', 'НАСЛІДКИ ВОРОЖИХ ОБСТРІЛІВ', 'ПРЕЗИДЕНТ УКРАЇНИ', 'РОСІЙСЬКА РАКЕТНА АТАКА']</text:p>
      <text:p text:style-name="P4">
类别: News</text:p>
      <!--METADATA-->
      <text:p text:style-name="P4">
<draw:frame draw:style-name="fr1" draw:name="Image303" text:anchor-type="as-char" svg:width="6.9236in" svg:height="5.1927in" draw:z-index="0">
<draw:image xlink:href="../Images/AРМІЯINFORM/2023-04-28T57-00-00-04-00/fuyaxdcxwaiwbkp.jpg" xlink:type="simple" xlink:show="embed" xlink:actuate="onLoad" draw:mime-type="image/jpeg"/>
</draw:frame>
乌克兰沃迪米尔·泽伦斯基总统对俄罗斯一侧的夜导弹袭击做出了反应，并要求加强对恐怖分子国家的全球制裁。</text:p>
      <text:p text:style-name="P4">
国家元首<text:a xlink:type="simple" xlink:href="https://twitter.com/ZelenskyyUa/status/1651836438281957381" text:style-name="Internet_20_link" text:visited-style-name="Visited_20_Internet_20_Link">
写</text:a>
在他的推文中。</text:p>
      <text:p text:style-name="P4">
“俄罗斯恐怖的另一个夜晚。 火箭和无人机。 Uman的10座住宅建筑有害。 在其中一个中，整个季度都被摧毁了。 截至目前：7人受伤。” Volodymyr Zelenskyy说。</text:p>
      <text:p text:style-name="P4">
他指出，俄罗斯邪恶可以被武器阻止，乌克兰捍卫者正在做。</text:p>
      <text:p text:style-name="P4">
“他(ed。  -  _俄罗斯邪恶)_可以通过制裁阻止 - 全球制裁得到加强。”他的帖子写道。</text:p>
      <text:p text:style-name="P4">
<text:a xlink:type="simple" xlink:href="https://armyinform.com.ua/wp-content/uploads/2023/04/fuyah_jxwaqhzvr.jpg" text:style-name="Internet_20_link" text:visited-style-name="Visited_20_Internet_20_Link">
!(Images/AРМІЯINFORM/2023-04-28T57-00-00-04-00/fuyah_jxwaqhzvr-150x150.jpg)</text:a>
</text:p>
      <text:p text:style-name="P4">
<text:a xlink:type="simple" xlink:href="https://armyinform.com.ua/wp-content/uploads/2023/04/fuyagzswyamr1co.jpg" text:style-name="Internet_20_link" text:visited-style-name="Visited_20_Internet_20_Link">
<draw:frame draw:style-name="fr1" draw:name="Image304" text:anchor-type="as-char" svg:width="6.9236in" svg:height="6.9236in" draw:z-index="0">
<draw:image xlink:href="../Images/AРМІЯINFORM/2023-04-28T57-00-00-04-00/fuyagzswyamr1co-150x150.jpg" xlink:type="simple" xlink:show="embed" xlink:actuate="onLoad" draw:mime-type="image/jpeg"/>
</draw:frame>
</text:a>
</text:p>
      <text:p text:style-name="P4">
<text:a xlink:type="simple" xlink:href="https://armyinform.com.ua/wp-content/uploads/2023/04/fuyawnkxgaenxmd.jpg" text:style-name="Internet_20_link" text:visited-style-name="Visited_20_Internet_20_Link">
<draw:frame draw:style-name="fr1" draw:name="Image305" text:anchor-type="as-char" svg:width="6.9236in" svg:height="6.9236in" draw:z-index="0">
<draw:image xlink:href="../Images/AРМІЯINFORM/2023-04-28T57-00-00-04-00/fuyawnkxgaenxmd-150x150.jpg" xlink:type="simple" xlink:show="embed" xlink:actuate="onLoad" draw:mime-type="image/jpeg"/>
</draw:frame>
</text:a>
</text:p>
      <text:p text:style-name="P4">
News Source: <text:a xlink:type="simple" xlink:href="https://armyinform.com.ua/2023/04/28/prezydent-ukrayiny-vymagaye-posylyty-sankcziyi-proty-rf-pislya-nichnoyi-raketnoyi-ataky/" text:style-name="Internet_20_link" text:visited-style-name="Visited_20_Internet_20_Link">
https://armyinform.com.ua/2023/04/28/prezydent-ukrayiny-vymagaye-posylyty-sankcziyi-proty-rf-pislya-nichnoyi-raketnoyi-ataky/</text:a>
</text:p>
      <!--NEWS-->
      <text:h text:style-name="P10" text:outline-level="1">
<text:span text:style-name="T4">
决定沿着前线增加VLK的决定-Alexei Reznikov是做出的</text:span>
</text:h>
      <text:p text:style-name="P4">
作者: ['Наталія Ткачук']</text:p>
      <text:p text:style-name="P4">
时间: 2023-04-28T58:00:00-04:00</text:p>
      <text:p text:style-name="P4">
描述: 宣布了迷你 - 凭借对乌克兰Oleksiy Reznikov的辩护，《军事偏好时期的偏好》 ...与乌克兰2022年的战争，与乌克兰的最新新闻，今天与乌克兰2022年的新闻战争，乌克兰和乌克兰之间的战争，乌克兰和乌克兰之间的战争会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5f6a4713.jpg" text:style-name="Internet_20_link" text:visited-style-name="Visited_20_Internet_20_Link">
5f6a4713.jpg</text:a>
']</text:p>
      <text:p text:style-name="P4">
标签: ['MILITARY MEDIA CENTER', 'ВЛК', 'ОЛЕКСІЙ РЕЗНІКОВ']</text:p>
      <text:p text:style-name="P4">
类别: News</text:p>
      <!--METADATA-->
      <text:p text:style-name="P4">
<draw:frame draw:style-name="fr1" draw:name="Image306" text:anchor-type="as-char" svg:width="6.9236in" svg:height="4.615733in" draw:z-index="0">
<draw:image xlink:href="../Images/AРМІЯINFORM/2023-04-28T58-00-00-04-00/5f6a4713.jpg" xlink:type="simple" xlink:show="embed" xlink:actuate="onLoad" draw:mime-type="image/jpeg"/>
</draw:frame>
Oleksireznikov</text:p>
      <text:p text:style-name="P4">
关于它<text:a xlink:type="simple" xlink:href="https://armyinform.com.ua/2023/04/28/preskonferencziya-ministra-oborony-ukrayiny-u-military-madia-center/" text:style-name="Internet_20_link" text:visited-style-name="Visited_20_Internet_20_Link">
陈述</text:a>
乌克兰Oleksiy Reznikov国防部长在军事媒体中心的新闻发布会上。</text:p>
      <ul>
        <li>
负责人说，我们已经增加了前线沿线的VLK数量，以便安排的伤口不仅可以在军事农场领土，而且可以在平民医疗机构领土上与这些机构联系。</li>
      </ul>
      <text:p text:style-name="P4">
据他说，解决“黄金时光”，受伤者从前线撤离并进一步康复非常重要。</text:p>
      <ul>
        <li>
此外，我的指示还必须在所有医疗机构中介绍心理学家的帖子。 因为这是一个错误和错误的看法，即心理帮助应在完成后受伤。 毕竟，受伤的事实已经是心理创伤， - 乌克兰国防部长说。</li>
      </ul>
      <text:p text:style-name="P4">
<text:span text:style-name="T5">
foto dmitry Yurchenko</text:span>
</text:p>
      <text:p text:style-name="P4">
News Source: <text:a xlink:type="simple" xlink:href="https://armyinform.com.ua/2023/04/28/uhvaleno-rishennya-pro-zbilshennya-vlk-vzdovzh-liniyi-frontu-oleksij-reznikov/" text:style-name="Internet_20_link" text:visited-style-name="Visited_20_Internet_20_Link">
https://armyinform.com.ua/2023/04/28/uhvaleno-rishennya-pro-zbilshennya-vlk-vzdovzh-liniyi-frontu-oleksij-reznikov/</text:a>
</text:p>
      <!--NEWS-->
      <text:h text:style-name="P10" text:outline-level="1">
<text:span text:style-name="T4">
丹麦语凯撒 - 阿列克谢·雷兹尼科夫（Alexei Reznikov）负责乌克兰的战斗税</text:span>
</text:h>
      <text:p text:style-name="P4">
作者: ['Олександр Беккер']</text:p>
      <text:p text:style-name="P4">
时间: 2023-04-28T59:00:00-04:00</text:p>
      <text:p text:style-name="P4">
描述: 关于Ministan对乌克兰Oleksiy Reznikov的Ministan of Ministan Deformant of the Exceense u ...与乌克兰2022年的战争，与乌克兰的最新新闻，今天与乌克兰2022年的新闻战争，乌克兰和乌克兰之间的战争，乌克兰和乌克兰之间的战争会俄罗斯，当与乌克兰的战争将在不久的将来与乌克兰战争时，今天与乌克兰的战争，今天与乌克兰的战争，今天的乌克兰新闻，乌克兰的乌克兰新闻在俄罗斯乌克兰媒体，将在俄罗斯举行</text:p>
      <text:p text:style-name="P4">
图片: ['<text:a xlink:type="simple" xlink:href="https://armyinform.com.ua/wp-content/uploads/2023/04/caesar8x8.jpg" text:style-name="Internet_20_link" text:visited-style-name="Visited_20_Internet_20_Link">
caesar8x8.jpg</text:a>
']</text:p>
      <text:p text:style-name="P4">
标签: ['CAESAR', 'MILITARY MEDIA CENTER', 'ОЛЕКСІЙ РЕЗНІКОВ']</text:p>
      <text:p text:style-name="P4">
类别: News</text:p>
      <!--METADATA-->
      <text:p text:style-name="P4">
<draw:frame draw:style-name="fr1" draw:name="Image307" text:anchor-type="as-char" svg:width="6.9236in" svg:height="4.615733in" draw:z-index="0">
<draw:image xlink:href="../Images/AРМІЯINFORM/2023-04-28T59-00-00-04-00/caesar8x8.jpg" xlink:type="simple" xlink:show="embed" xlink:actuate="onLoad" draw:mime-type="image/jpeg"/>
</draw:frame>
乌克兰国防部长阿列克谢·雷兹尼科夫(Alexei Reznikov)在军事媒体中心的准备工作中宣布了这一点。</text:p>
      <ul>
        <li>
八月，我们与丹麦王国开始了一个有关获得炮兵系统的可能性，该项目有一次命令现代化的自我推荐的自我推荐的凯撒自我 - 弗朗奇(French)的划分。</li>
      </ul>
      <text:p text:style-name="P4">
因此，丹麦凯撒(Danish Caesar)已经来到乌克兰并停下来进行战斗。</text:p>
      <text:p text:style-name="P4">
News Source: <text:a xlink:type="simple" xlink:href="https://armyinform.com.ua/2023/04/28/na-bojove-cherguvannya-v-ukrayini-zastupyly-danski-sau-caesar-oleksij-reznikov/" text:style-name="Internet_20_link" text:visited-style-name="Visited_20_Internet_20_Link">
https://armyinform.com.ua/2023/04/28/na-bojove-cherguvannya-v-ukrayini-zastupyly-danski-sau-caesar-oleksij-reznikov/</text:a>
</text:p>
      <!--NEWS-->
      <text:h text:style-name="P10" text:outline-level="1">
<text:span text:style-name="T4">
Alexei Reznikov：很快，乌克兰人会认为现代战斗机像爱国者和喜马拉</text:span>
</text:h>
      <text:p text:style-name="P4">
作者: ['Наталія Ткачук']</text:p>
      <text:p text:style-name="P4">
时间: 2023-04-28T60:00:00-04:00</text:p>
      <text:p text:style-name="P4">
描述: Syogodni Country Nato将转移乌克兰的Aviaziya，我想放弃Radyanskiyeza，在...与乌克兰2022年的战争，与乌克兰的最新新闻，今天与乌克兰2022年与乌克兰2022的战争，今天，乌克兰和俄罗斯和俄罗斯之间的战争将会，战争，战争，与乌克兰的战争将于2022</text:p>
      <text:p text:style-name="P4">
图片: ['<text:a xlink:type="simple" xlink:href="https://armyinform.com.ua/wp-content/uploads/2023/04/55841054_605.jpg" text:style-name="Internet_20_link" text:visited-style-name="Visited_20_Internet_20_Link">
55841054_605.jpg</text:a>
']</text:p>
      <text:p text:style-name="P4">
标签: ['MILITARY MEDIA CENTER', 'ОЛЕКСІЙ РЕЗНІКОВ']</text:p>
      <text:p text:style-name="P4">
类别: News</text:p>
      <!--METADATA-->
      <text:p text:style-name="P4">
<draw:frame draw:style-name="fr1" draw:name="Image308" text:anchor-type="as-char" svg:width="6.9236in" svg:height="3.891999in" draw:z-index="0">
<draw:image xlink:href="../Images/AРМІЯINFORM/2023-04-28T60-00-00-04-00/55841054_605.jpg" xlink:type="simple" xlink:show="embed" xlink:actuate="onLoad" draw:mime-type="image/jpeg"/>
</draw:frame>
如今，北约国家正在将航空转移到乌克兰，尽管乌克兰·亚历克西·雷兹尼科夫国防部长说，尽管苏联摊位将很快像爱国者和梅尔斯一样镇定，但他会说高级战斗机。</text:p>
      <text:p text:style-name="P4">
关于它，乌克兰国防部的负责人<text:a xlink:type="simple" xlink:href="https://armyinform.com.ua/2023/04/28/preskonferencziya-ministra-oborony-ukrayiny-u-military-madia-center/" text:style-name="Internet_20_link" text:visited-style-name="Visited_20_Internet_20_Link">
陈述</text:a>
在军事媒体中心的新闻发布会上。</text:p>
      <ul>
        <li>
我们可以完全清楚地记录我们已经为许多155毫米的武器，Himars，几乎所有已知类型的咪咪类型的装甲车，坦克联盟创建的，在战斗义务中，有爱国者，尽管这使它成为歇斯底里的歇斯底里当他们大喊大叫时，他们大喊大叫时。</li>
      </ul>
      <text:p text:style-name="P4">
News Source: <text:a xlink:type="simple" xlink:href="https://armyinform.com.ua/2023/04/28/oleksij-reznikov-nezabarom-ukrayinczi-spryjmatymut-suchasni-bojovi-litaky-tak-samo-spokijno-yak-i-patriot-ta-himars/" text:style-name="Internet_20_link" text:visited-style-name="Visited_20_Internet_20_Link">
https://armyinform.com.ua/2023/04/28/oleksij-reznikov-nezabarom-ukrayinczi-spryjmatymut-suchasni-bojovi-litaky-tak-samo-spokijno-yak-i-patriot-ta-himars/</text:a>
</text:p>
      <!--NEWS-->
      <text:h text:style-name="P10" text:outline-level="1">
<text:span text:style-name="T4">
社会在国防部的采购中等待透明度-Alexei Reznikov</text:span>
</text:h>
      <text:p text:style-name="P4">
作者: ['Віталій Литвин']</text:p>
      <text:p text:style-name="P4">
时间: 2023-04-28T61:00:00-04:00</text:p>
      <text:p text:style-name="P4">
描述: 乌克兰Oleksiy Reznikov的临时辩护，OCHESKU PROSTI的最高服务...与乌克兰2022年的战争，与乌克兰的最新新闻战争，今天与乌克兰的新闻，乌克兰2022年上次与乌克兰的新闻战争，乌克兰和俄罗斯之间的战争将与乌克兰和俄罗斯之间发生战争他们说，乌克兰在2022年是否会有一年的时间，在不久的将来是否会与乌克兰进行战争</text:p>
      <text:p text:style-name="P4">
图片: ['<text:a xlink:type="simple" xlink:href="https://armyinform.com.ua/wp-content/uploads/2023/04/5f6a4724.jpg" text:style-name="Internet_20_link" text:visited-style-name="Visited_20_Internet_20_Link">
5f6a4724.jpg</text:a>
']</text:p>
      <text:p text:style-name="P4">
标签: ['MILITARY MEDIA CENTER', 'АНТИКОРУПЦІЙНА РАДА ПРИ МОУ', 'ВТОРГНЕННЯ РФ', 'ЗАКУПІВЛІ', 'МІНІСТР ОБОРОНИ', 'МІНОБОРОНИ', 'ОЛЕКСІЙ РЕЗНІКОВ']</text:p>
      <text:p text:style-name="P4">
类别: News</text:p>
      <!--METADATA-->
      <text:p text:style-name="P4">
<draw:frame draw:style-name="fr1" draw:name="Image309" text:anchor-type="as-char" svg:width="6.9236in" svg:height="4.615733in" draw:z-index="0">
<draw:image xlink:href="../Images/AРМІЯINFORM/2023-04-28T61-00-00-04-00/5f6a4724.jpg" xlink:type="simple" xlink:show="embed" xlink:actuate="onLoad" draw:mime-type="image/jpeg"/>
</draw:frame>
乌克兰Oleksiy Reznikov国防部长指出，该协会期望国防部采购方面具有透明度。</text:p>
      <text:p text:style-name="P4">
乌克兰国防部负责人在国防部提出了咨询和咨询机构 - 公共反腐败委员会和支持变更的办公室。</text:p>
      <ul>
        <li>
社会绝对需要透明度来控制使用公共财政的使用方式，因为每个人都缴税，预算是由这些税收形成的，并且从这笔预算中获得了这笔预算，我们利用它们来提供武装部队， - Alexei Reznikov解释说。</li>
      </ul>
      <text:p text:style-name="P4">
这就是为什么新创建的机构 - 公共反腐败委员会和支持变更的办公室 - 应该在购买的透明度中发挥重要作用。</text:p>
      <ul>
        <li>
那是(<text:span text:style-name="T5">
公共反腐败委员会。  -  ed .</text:span>
)真的将是一个非常强大的独立器官(<text:span text:style-name="T5">
什么和办公室支持变更。  -  ed .</text:span>
) - 愿景和思想的轴承者将通过政治决定，通过行政影响来帮助我通过行政影响，以使系统变得更好。 同时，意识到我们的任务不是要打破武装部队乌克兰的稳定，不间断，系统的支持系统，尤其是现在，在俄罗斯人的公开侵略期间，公开攻击。 在这里，我希望反腐败委员会与支持办公室的互动。 办公室有想法，他们将能够在系统上进行超级处理，方法。 你的呢(_anticroup。 —ER。)任务是评估腐败。 乌克兰国防部负责人说，我需要您的专业知识 - 存在腐败风险。</li>
      </ul>
      <text:p text:style-name="P4">
他补充说，根据军事期望对新机构运作的期望，起初，它们将是为了合理地使用资金。</text:p>
      <ul>
        <li>
第三个期望是我们的合作伙伴，因为我们今天必须建立的信任水平令人难以置信。 这就是为什么我们得到爱国者，Himars，MLR，坦克和飞机的原因。 但是有一个细微差别：我们首先获得了所有这些技术。 我们已经获得了数十亿美元的80美元，我们已经获得了国际技术援助。 所有这些都是归因于信任的。 Alexei Reznikov说，他们的社会是要了解，从纳税人那里寄来的购买武器或我们的资金也可以正确地，清晰，透明地使用和正确使用。</li>
      </ul>
      <text:p text:style-name="P4">
News Source: <text:a xlink:type="simple" xlink:href="https://armyinform.com.ua/2023/04/28/suspilstvo-ochikuye-prozorosti-u-zakupivlyah-ministerstva-oborony-oleksij-reznikov/" text:style-name="Internet_20_link" text:visited-style-name="Visited_20_Internet_20_Link">
https://armyinform.com.ua/2023/04/28/suspilstvo-ochikuye-prozorosti-u-zakupivlyah-ministerstva-oborony-oleksij-reznikov/</text:a>
</text:p>
      <!--NEWS-->
      <text:h text:style-name="P10" text:outline-level="1">
<text:span text:style-name="T4">
在国防部的反腐败委员会中，主要方向有三个委员会</text:span>
</text:h>
      <text:p text:style-name="P4">
作者: ['Олександр Козубенко']</text:p>
      <text:p text:style-name="P4">
时间: 2023-04-28T62:00:00-04:00</text:p>
      <text:p text:style-name="P4">
描述: 关于在军事媒体中心的演讲，戈洛维的代祷者阿纳斯塔西娅·舒巴（Anastasia Shuba）...与乌克兰2022的战争，与乌克兰的战争是今天的最新新闻，《与乌克兰2022年的新闻战》是今天的最后一场新闻他们说，乌克兰与俄罗斯之间的战争，乌克兰与乌克兰的战争将在不久的将来与乌克兰发生战争，他们说，与乌克兰的战争，今天的乌克兰新闻，乌克兰的新闻，乌克兰媒体的新闻，乌克兰媒体的新闻俄语</text:p>
      <text:p text:style-name="P4">
图片: ['<text:a xlink:type="simple" xlink:href="https://armyinform.com.ua/wp-content/uploads/2023/04/5f6a4891.jpg" text:style-name="Internet_20_link" text:visited-style-name="Visited_20_Internet_20_Link">
5f6a4891.jpg</text:a>
']</text:p>
      <text:p text:style-name="P4">
标签: ['MILITARY MEDIA CENTER', 'АНАСТАСІЯ ШУБА']</text:p>
      <text:p text:style-name="P4">
类别: News</text:p>
      <!--METADATA-->
      <text:p text:style-name="P4">
<draw:frame draw:style-name="fr1" draw:name="Image310" text:anchor-type="as-char" svg:width="6.9236in" svg:height="4.615733in" draw:z-index="0">
<draw:image xlink:href="../Images/AРМІЯINFORM/2023-04-28T62-00-00-04-00/5f6a4891.jpg" xlink:type="simple" xlink:show="embed" xlink:actuate="onLoad" draw:mime-type="image/jpeg"/>
</draw:frame>
乌克兰国防部公共反腐败委员会副主席阿纳斯塔西娅·舒巴(Anastasia Shuba)在军事媒体中心的一次演讲中说。</text:p>
      <text:p text:style-name="P4">
如果国防部长Alexei Reznikov出席了该国国防部新成立的咨询和咨询机构 - 公民反腐败委员会和变更支持办公室的咨询机构。</text:p>
      <text:p text:style-name="P4">
在演讲中，阿纳斯塔西娅·舒巴(Anastasia Shuba)感谢部长创建了这样的机构，后者将能够向其他部门展示他们的成功故事，以展示一个积极的例子。</text:p>
      <ul>
        <li>
我们为自己做出了决定，这是一个有意识的选择，我们每个人都必须更系统地帮助 -  Anastasia Shuba说。  - 我们的成员是伊洛诺纳(Ilononers)，自2014年以来一直在协助，有高度专业的律师，审计师，IT专家……也就是说，这样的人将允许我们提供国防部的优质专业知识。</li>
      </ul>
      <text:p text:style-name="P4">
Shuba女士还说，做出某些决定时经常会有讨论，但它们是专业的讨论，因为他们的每个团队都有专业的背景，有助于提高建设性和正确性。</text:p>
      <text:p text:style-name="P4">
Anastasia Shuba报告说，已经成立并开始工作了三个委员会：提供和购买，监视塔诺莫尔制造和交流，人员工作和专家的立法。</text:p>
      <ul>
        <li>
在我看来，这些委员会的名字不言而喻， - 告诉反腐败委员会主席。  - 例如，我们从事采购的监控，采购和提供委员会的合同。我们面临的挑战。</li>
      </ul>
      <text:p text:style-name="P4">
关于通讯委员会，阿纳斯塔西娅女士报告说，它将与公共机构，部和专家环境进行交流，专家，专家根据提供的Proshant -crountuption委员会有权吸引协助。</text:p>
      <text:p text:style-name="P4">
阿纳斯塔西娅·舒布巴(Anastasia Shububa)说：“我们不同，但我们每个人都有一个战略目标 - 击败俄罗斯。”</text:p>
      <text:p text:style-name="P4">
News Source: <text:a xlink:type="simple" xlink:href="https://armyinform.com.ua/2023/04/28/v-antykorupczijnij-radi-pry-minoborony-praczyuyut-try-komisiyi-za-osnovnymy-napryamkamy/" text:style-name="Internet_20_link" text:visited-style-name="Visited_20_Internet_20_Link">
https://armyinform.com.ua/2023/04/28/v-antykorupczijnij-radi-pry-minoborony-praczyuyut-try-komisiyi-za-osnovnymy-napryamkamy/</text:a>
</text:p>
      <!--NEWS-->
      <text:h text:style-name="P10" text:outline-level="1">
<text:span text:style-name="T4">
军队将被派往前线，并将在伤口之后被军队任命到他们的位置-Alexei Reznikov</text:span>
</text:h>
      <text:p text:style-name="P4">
作者: ['Олександр Беккер']</text:p>
      <text:p text:style-name="P4">
时间: 2023-04-28T63:00:00-04:00</text:p>
      <text:p text:style-name="P4">
描述: 宣布了迷你 - 凭借对乌克兰Oleksiy Reznikov的辩护，《军事偏好时期的偏好》 ...与乌克兰2022年的战争，与乌克兰的最新新闻，今天与乌克兰2022年的新闻战争，乌克兰和乌克兰之间的战争，乌克兰和乌克兰之间的战争会俄罗斯，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ministr1-1.jpg" text:style-name="Internet_20_link" text:visited-style-name="Visited_20_Internet_20_Link">
ministr1-1.jpg</text:a>
']</text:p>
      <text:p text:style-name="P4">
标签: ['MILITARY MEDIA CENTER', 'ОЛЕКСІЙ РЕЗНІКОВ', 'ПРЕСКОНФЕРЕНЦІЯ']</text:p>
      <text:p text:style-name="P4">
类别: News</text:p>
      <!--METADATA-->
      <text:p text:style-name="P4">
<draw:frame draw:style-name="fr1" draw:name="Image311" text:anchor-type="as-char" svg:width="6.9236in" svg:height="4.615733in" draw:z-index="0">
<draw:image xlink:href="../Images/AРМІЯINFORM/2023-04-28T63-00-00-04-00/ministr1-1.jpg" xlink:type="simple" xlink:show="embed" xlink:actuate="onLoad" draw:mime-type="image/jpeg"/>
</draw:frame>
这是由乌克兰Alexei Reznikov的国防部长在<text:a xlink:type="simple" xlink:href="https://armyinform.com.ua/2023/04/28/preskonferencziya-ministra-oborony-ukrayiny-u-military-madia-center/" text:style-name="Internet_20_link" text:visited-style-name="Visited_20_Internet_20_Link">
新闻发布会</text:a>
在军事媒体中心。</text:p>
      <ul>
        <li>
乌克兰乌克兰武装部队武装部队首席司令乌克兰武装部队瓦莱里·扎卢兹尼(Valery Zaluzhny)的总统有一项建议：长期以来一直坐在他们的压倒性军队中，绝大多数军队都将两项军事服务派往前线。 国防部负责人说，在指挥受伤的军人的位置，知道如何适当地为动员措施工作的英雄。</li>
      </ul>
      <text:p text:style-name="P4">
News Source: <text:a xlink:type="simple" xlink:href="https://armyinform.com.ua/2023/04/28/voyenkomiv-vidpravlyat-na-front-a-na-yihnye-miscze-pryznachat-vijskovyh-pislya-poranen-oleksij-reznikov/" text:style-name="Internet_20_link" text:visited-style-name="Visited_20_Internet_20_Link">
https://armyinform.com.ua/2023/04/28/voyenkomiv-vidpravlyat-na-front-a-na-yihnye-miscze-pryznachat-vijskovyh-pislya-poranen-oleksij-reznikov/</text:a>
</text:p>
      <!--NEWS-->
      <text:h text:style-name="P10" text:outline-level="1">
<text:span text:style-name="T4">
国防部提出了变更支持办公室的操作模型</text:span>
</text:h>
      <text:p text:style-name="P4">
作者: ['АРМІЯINFORM']</text:p>
      <text:p text:style-name="P4">
时间: 2023-04-28T64:00:00-04:00</text:p>
      <text:p text:style-name="P4">
描述: 伤害了对真正一半规则的辩护的迷你防御，而不是……与乌克兰2022的战争，与乌克兰的战争是今天的最新消息，是与乌克兰2022年的新闻战乌克兰与俄罗斯之间是否会发生战争，何时与乌克兰的战争在不久的将来是否会与乌克兰进行战争，与乌克兰的战争，今天的乌克兰新闻，乌克兰新闻，乌克兰媒体上的新闻在俄罗斯人将在俄罗斯</text:p>
      <text:p text:style-name="P4">
图片: ['<text:a xlink:type="simple" xlink:href="https://armyinform.com.ua/wp-content/uploads/2023/04/zhumadtov1.jpg" text:style-name="Internet_20_link" text:visited-style-name="Visited_20_Internet_20_Link">
zhumadtov1.jpg</text:a>
']</text:p>
      <text:p text:style-name="P4">
标签: ['АРСЕН ЖУМАДІЛОВ', 'ОФІС УПРАВЛІННЯ ЗМІНАМИ']</text:p>
      <text:p text:style-name="P4">
类别: News</text:p>
      <!--METADATA-->
      <text:p text:style-name="P4">
<draw:frame draw:style-name="fr1" draw:name="Image312" text:anchor-type="as-char" svg:width="6.9236in" svg:height="4.615733in" draw:z-index="0">
<draw:image xlink:href="../Images/AРМІЯINFORM/2023-04-28T64-00-00-04-00/zhumadtov1.jpg" xlink:type="simple" xlink:show="embed" xlink:actuate="onLoad" draw:mime-type="image/jpeg"/>
</draw:frame>
此前，国防部参与了政治规则和实施的形成，但并未控制采购。</text:p>
      <text:p text:style-name="P4">
根据提出的操作模式，国防部将构成权利，并根据实施来实施国防领域的采购机构。</text:p>
      <text:p text:style-name="P4">
这是在国防部新成立的咨询和咨询机构 - 公共反腐败委员会以及支持办公室的支持办公室，由乌克兰国防部支持办公室的支持办公室报告，项目团队Arsen Zhumadilov。</text:p>
      <ul>
        <li>
现在购买的方式运作，以及导致社区抱怨的原因，看来，割草机构成了规则，实施政策，但不受控制。 我们的操作模式意味着国防部应该能够专注于政策的形成，即了解陆军应该是什么。 Arsen Zhumadilov说，我们提供了在保护领域实施的产品。</li>
      </ul>
      <text:p text:style-name="P4">
据他说，办公室的政策实施降低了武装部队，司令部和那些被授权制定的军事部队。</text:p>
      <ul>
        <li>
这是一个客户的请求，该要求进一步发送给了一个特殊创建的机构，该机构在其州拥有所有必要的资源，以便以质量购买所有这些购买。</li>
      </ul>
      <text:p text:style-name="P4">
该办公室目前正在努力用监管篮子和管理文件填补该机构。</text:p>
      <text:p text:style-name="P4">
预计团队的负责人强调，国防部将专注于和解与控制。 同时，正在实施武装部队和司令部的总人员以这种方式解决的一切。</text:p>
      <text:p text:style-name="P4">
Arsen Zhumadilov指出，该机构计划在不久的将来推出。</text:p>
      <text:p text:style-name="P4">
根据乌克兰Alexei Reznikov国防部长的说法，商业结构将有一个商业结构，该结构有效地使用公共资金，将满足这一需求并提供服务或服务。</text:p>
      <ul>
        <li>
我们的野心不仅仅是提供乌克兰的武装力量。 Yaviri我们将创建最好的代理机构，然后国防部的其他代表将要使用我们的服务 - 总结了乌克兰国防部长。</li>
      </ul>
      <text:p text:style-name="P4">
News Source: <text:a xlink:type="simple" xlink:href="https://armyinform.com.ua/2023/04/28/u-minoborony-prezentuvaly-operaczijnu-model-ofisu-upravlinnya-zminamy/" text:style-name="Internet_20_link" text:visited-style-name="Visited_20_Internet_20_Link">
https://armyinform.com.ua/2023/04/28/u-minoborony-prezentuvaly-operaczijnu-model-ofisu-upravlinnya-zminamy/</text:a>
</text:p>
      <!--NEWS-->
      <text:h text:style-name="P10" text:outline-level="1">
<text:span text:style-name="T4">
我们将尝试控制和新创建的办公室支持办公室-Yevgeny Hrushovets</text:span>
</text:h>
      <text:p text:style-name="P4">
作者: ['Руслан Ткачук']</text:p>
      <text:p text:style-name="P4">
时间: 2023-04-28T65:00:00-04:00</text:p>
      <text:p text:style-name="P4">
描述: 在Minobornoi，Yak的新咨询和残疾有机体介绍的PID小时...与乌克兰2022年的战争，与乌克兰的最新新闻，今天与乌克兰的新闻，乌克兰2022年最后一次，乌克兰和俄罗斯之间的战争将会当与乌克兰的战争将在不久的将来与乌克兰发生战争时，今天与乌克兰的战争，今天与乌克兰的战争，今天的乌克兰新闻，乌克兰的乌克兰媒体新闻俄罗斯的乌克兰新闻将在俄罗斯</text:p>
      <text:p text:style-name="P4">
图片: ['<text:a xlink:type="simple" xlink:href="https://armyinform.com.ua/wp-content/uploads/2023/04/121.jpg" text:style-name="Internet_20_link" text:visited-style-name="Visited_20_Internet_20_Link">
121.jpg</text:a>
']</text:p>
      <text:p text:style-name="P4">
标签: ['MILITARY MEDIA CENTER', 'ЄВГЕН ГРУШОВЕЦЬ', 'ОФІС З ПІДТРИМКИ ЗМІН']</text:p>
      <text:p text:style-name="P4">
类别: News</text:p>
      <!--METADATA-->
      <text:p text:style-name="P4">
<draw:frame draw:style-name="fr1" draw:name="Image313" text:anchor-type="as-char" svg:width="6.9236in" svg:height="4.615733in" draw:z-index="0">
<draw:image xlink:href="../Images/AРМІЯINFORM/2023-04-28T65-00-00-04-00/121.jpg" xlink:type="simple" xlink:show="embed" xlink:actuate="onLoad" draw:mime-type="image/jpeg"/>
</draw:frame>
在[演示]期间(https://armyinform.com.ua/2023/04/28/preskonferencziya-ministra-oborony-ukrayiny-u-military-madia-center/)在军事媒体中心举行的国防部新创建的咨询机构是新成立的公共反腐败委员会Yevgengrushovets的主席。</text:p>
      <ul>
        <li>
理事会包括15人。 它们都非常不同，我说有时候做出决定很容易。 但是，它们是集中的，应该带来结果。 对公共反腐败委员会成员的投票是公开和透明的。 有不满意的人，我会说更多，还有刑事诉讼：据称这一投票是不透明的。 实际上，事实并非如此。今天，包括军队在内的40,000多人已被委派给公共理事会。 理事会的每个成员都对社会和军队都有个人责任，他们现在赋予了安全生活的诱因。</li>
      </ul>
      <text:p text:style-name="P4">
根据Yevgeny Grushovts的说法，公民反腐败委员会今天受到了挑战。</text:p>
      <ul>
        <li>
我认为我们将尝试控制新创建的办公室支持办公室，但我们将重点放在购买和程序上。 有一个共同的愿景：不打击后果，而是影响已经发生的那些过程，分析它们并知道接下来会发生什么。</li>
      </ul>
      <text:p text:style-name="P4">
根据Yevgeny Grushovts的说法，理事会的有效性取决于国防部的立场。</text:p>
      <ul>
        <li>
在与军事部门领导的最后一次会议上，我们得到了保证：“您将纪念“绿灯”，您将获得所有访问权限，”  - 首席反腐败委员会说。  - 我们已经准备好了第一次查询，将它们询问到官方盒子中。 我们希望我们能够足够快地得到答案，并能够分析并确定是否存在违规，价格膨胀不是。 在某些人看来，这些是简单的问题，实际上 - 不。 理事会推迟了将在特定领域工作的永久委员会。</li>
      </ul>
      <text:p text:style-name="P4">
最后，Yevgeny Hrushovets保证，反腐败委员会的成员试图在没有任何方面工作，但他们有效地工作，并希望他们能为此拥有所有的杠杆。 即使社会对公共理事会的活动有些怀疑(他们目前实际上在所有意识中工作)，反腐败委员会的成员将尽一切可能改善国防部的活动。</text:p>
      <text:p text:style-name="P4">
<text:span text:style-name="T5">
foto dmitry Yurchenko</text:span>
</text:p>
      <text:p text:style-name="P4">
News Source: <text:a xlink:type="simple" xlink:href="https://armyinform.com.ua/2023/04/28/my-sprobuyemo-kontrolyuvaty-j-novostvorenyj-ofis-z-pidtrymky-zmin-yevgen-grushovecz/" text:style-name="Internet_20_link" text:visited-style-name="Visited_20_Internet_20_Link">
https://armyinform.com.ua/2023/04/28/my-sprobuyemo-kontrolyuvaty-j-novostvorenyj-ofis-z-pidtrymky-zmin-yevgen-grushovecz/</text:a>
</text:p>
      <!--NEWS-->
      <text:h text:style-name="P10" text:outline-level="1">
<text:span text:style-name="T4">
西班牙通过32辆巴士到赫森地区</text:span>
</text:h>
      <text:p text:style-name="P4">
作者: ['АРМІЯINFORM']</text:p>
      <text:p text:style-name="P4">
时间: 2023-04-28T66:00:00-04:00</text:p>
      <text:p text:style-name="P4">
描述: 到Kinzya Mysyatsya kherson Odrima 32公共汽车vid Madrid。 在...与乌克兰2022年战争，与乌克兰的最新新闻，与乌克兰2022年的新闻战争时，人道主义者将在今天的最后一场战争，乌克兰和俄罗斯之间的最后一场战争以及与乌克兰的战争将在会有是否有不久的将来与乌克兰的战争是否会说，与乌克兰的战争，今天的乌克兰新闻，乌克兰新闻，乌克兰媒体在俄罗斯的乌克兰新闻</text:p>
      <text:p text:style-name="P4">
图片: ['<text:a xlink:type="simple" xlink:href="https://armyinform.com.ua/wp-content/uploads/2023/04/avtob.jpg" text:style-name="Internet_20_link" text:visited-style-name="Visited_20_Internet_20_Link">
avtob.jpg</text:a>
']</text:p>
      <text:p text:style-name="P4">
标签: ['STOPRUSSIA', 'МІНІСТЕРСТВО РОЗВИТКУ ГРОМАД', 'ПІДТРИМКА ПАРТНЕРІВ', 'СВІТ ПІДТРИМУЄ УКРАЇНУ', 'ТЕРИТОРІЙ ТА\xa0ІНФРАСТРУКТУРИ УКРАЇНИ']</text:p>
      <text:p text:style-name="P4">
类别: News</text:p>
      <!--METADATA-->
      <text:p text:style-name="P4">
<draw:frame draw:style-name="fr1" draw:name="Image314" text:anchor-type="as-char" svg:width="6.9236in" svg:height="5.1927in" draw:z-index="0">
<draw:image xlink:href="../Images/AРМІЯINFORM/2023-04-28T66-00-00-04-00/avtob.jpg" xlink:type="simple" xlink:show="embed" xlink:actuate="onLoad" draw:mime-type="image/jpeg"/>
</draw:frame>
到本月底，赫森将从马德里获得32辆公共汽车。 这是欧盟民事保护机制中的人道主义援助。 如<text:a xlink:type="simple" xlink:href="https://mtu.gov.ua/news/34240.html" text:style-name="Internet_20_link" text:visited-style-name="Visited_20_Internet_20_Link">
报告</text:a>
乌克兰社区发展，领土和基础设施部，公共汽车被用于西班牙首都公共交通工具。 在对安全状况的兴趣稳定性进行技术检查后，他们将站在霍森路线上。</text:p>
      <ul>
        <li>
25辆公共汽车已经到达乌克兰，他们处于城市余额。 西班牙乌克兰的另外7名汽车在未来几天期望。 俄罗斯入侵者实际上是掠夺了公共财产。 宣言部正在努力确保被解雇的居民的基本条件以及地方当局与国际伙伴之间的协调。我们的优先事项包括单独的运输和人口流动性。 我感谢合作伙伴在乌克兰社区发展，领土和基础设施部长-oleksandr Kubrakov的支持下，强调了乌克兰社区，领土和基础设施部长。</li>
      </ul>
      <text:p text:style-name="P4">
*!</text:p>
      <text:p text:style-name="P4">
<text:span text:style-name="T5">
MHANISM的欧洲联盟民事保护 - 一种团结制度，并在危机中的国家紧急援助中确定。 乌克兰政治机制于2023年4月20日举行。(稀有的).</text:span>
</text:p>
      <text:p text:style-name="P4">
News Source: <text:a xlink:type="simple" xlink:href="https://armyinform.com.ua/2023/04/28/ispaniya-peredaye-32-avtobusa-dlya-hersonshhyny/" text:style-name="Internet_20_link" text:visited-style-name="Visited_20_Internet_20_Link">
https://armyinform.com.ua/2023/04/28/ispaniya-peredaye-32-avtobusa-dlya-hersonshhyny/</text:a>
</text:p>
      <!--NEWS-->
      <text:h text:style-name="P10" text:outline-level="1">
<text:span text:style-name="T4">
乌曼。 解析正在进行中。 已经死了13人 -  Volodymyr Zelenskyy</text:span>
</text:h>
      <text:p text:style-name="P4">
作者: ['АРМІЯINFORM']</text:p>
      <text:p text:style-name="P4">
时间: 2023-04-28T67:00:00-04:00</text:p>
      <text:p text:style-name="P4">
描述: 乌克兰总统沃迪米尔·泽伦斯基（Volodymyr Zelensky）在电报 - 卡纳尔（Telegram-Canal），超过13次弯曲...与乌克兰2022年的战争，与乌克兰的最新新闻战争，今天与乌克兰2022年的新闻战争，乌克兰和俄罗斯之间的战争以及与俄罗斯之间的战争，以及与俄罗斯之间的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1-96.jpg" text:style-name="Internet_20_link" text:visited-style-name="Visited_20_Internet_20_Link">
1-96.jpg</text:a>
', '<text:a xlink:type="simple" xlink:href="https://armyinform.com.ua/wp-content/uploads/2023/04/2-83-150x150.jpg" text:style-name="Internet_20_link" text:visited-style-name="Visited_20_Internet_20_Link">
2-83-150x150.jpg</text:a>
', '<text:a xlink:type="simple" xlink:href="https://armyinform.com.ua/wp-content/uploads/2023/04/6-48-150x150.jpg" text:style-name="Internet_20_link" text:visited-style-name="Visited_20_Internet_20_Link">
6-48-150x150.jpg</text:a>
', '<text:a xlink:type="simple" xlink:href="https://armyinform.com.ua/wp-content/uploads/2023/04/4-64-150x150.jpg" text:style-name="Internet_20_link" text:visited-style-name="Visited_20_Internet_20_Link">
4-64-150x150.jpg</text:a>
', '<text:a xlink:type="simple" xlink:href="https://armyinform.com.ua/wp-content/uploads/2023/04/7-30-150x150.jpg" text:style-name="Internet_20_link" text:visited-style-name="Visited_20_Internet_20_Link">
7-30-150x150.jpg</text:a>
', '<text:a xlink:type="simple" xlink:href="https://armyinform.com.ua/wp-content/uploads/2023/04/5-48-150x150.jpg" text:style-name="Internet_20_link" text:visited-style-name="Visited_20_Internet_20_Link">
5-48-150x150.jpg</text:a>
']</text:p>
      <text:p text:style-name="P4">
标签: ['STOPRUSSIA', 'АГРЕСІЯ РФ', 'ВОЛОДИМИР ЗЕЛЕНСЬКИЙ', 'ВТОРГНЕННЯ РФ', 'ПРЕЗИДЕНТ УКРАЇНИ', 'УМАНЬ']</text:p>
      <text:p text:style-name="P4">
类别: News</text:p>
      <!--METADATA-->
      <text:p text:style-name="P4">
<draw:frame draw:style-name="fr1" draw:name="Image315" text:anchor-type="as-char" svg:width="6.9236in" svg:height="4.615733in" draw:z-index="0">
<draw:image xlink:href="../Images/AРМІЯINFORM/2023-04-28T67-00-00-04-00/1-96.jpg" xlink:type="simple" xlink:show="embed" xlink:actuate="onLoad" draw:mime-type="image/jpeg"/>
</draw:frame>
电报频道中的乌克兰Volodymyr Zelenskyy总裁<text:a xlink:type="simple" xlink:href="https://t.me/V_Zelenskiy_official/6032" text:style-name="Internet_20_link" text:visited-style-name="Visited_20_Internet_20_Link">
报告</text:a>
在乌克兰俄罗斯联合会的拉兹塔军队中约有13人丧生。</text:p>
      <text:p text:style-name="P4">
“其中两个是不能被认可的孩子。 父母的命运是未知的。救援人员将工作，直到他们不确保没有人留下瓦砾。 我向亲戚和遭受这种侵略的每个人表示慰问。”他写道。</text:p>
      <text:p text:style-name="P4">
沃迪米尔·泽伦斯基(Volodymyr Zelensky)强调，俄罗斯恐怖将击败乌克兰的武器，乌克兰是针对恐怖分子国家的最严厉制裁，公正的凶手判刑。</text:p>
      <text:p text:style-name="P4">
<text:a xlink:type="simple" xlink:href="https://armyinform.com.ua/wp-content/uploads/2023/04/2-83.jpg" text:style-name="Internet_20_link" text:visited-style-name="Visited_20_Internet_20_Link">
!(Images/AРМІЯINFORM/2023-04-28T67-00-00-04-00/2-83-150x150.jpg)</text:a>
</text:p>
      <text:p text:style-name="P4">
<text:a xlink:type="simple" xlink:href="https://armyinform.com.ua/wp-content/uploads/2023/04/6-48.jpg" text:style-name="Internet_20_link" text:visited-style-name="Visited_20_Internet_20_Link">
<draw:frame draw:style-name="fr1" draw:name="Image316" text:anchor-type="as-char" svg:width="6.9236in" svg:height="6.9236in" draw:z-index="0">
<draw:image xlink:href="../Images/AРМІЯINFORM/2023-04-28T67-00-00-04-00/6-48-150x150.jpg" xlink:type="simple" xlink:show="embed" xlink:actuate="onLoad" draw:mime-type="image/jpeg"/>
</draw:frame>
</text:a>
</text:p>
      <text:p text:style-name="P4">
<text:a xlink:type="simple" xlink:href="https://armyinform.com.ua/wp-content/uploads/2023/04/4-64.jpg" text:style-name="Internet_20_link" text:visited-style-name="Visited_20_Internet_20_Link">
<draw:frame draw:style-name="fr1" draw:name="Image317" text:anchor-type="as-char" svg:width="6.9236in" svg:height="6.9236in" draw:z-index="0">
<draw:image xlink:href="../Images/AРМІЯINFORM/2023-04-28T67-00-00-04-00/4-64-150x150.jpg" xlink:type="simple" xlink:show="embed" xlink:actuate="onLoad" draw:mime-type="image/jpeg"/>
</draw:frame>
</text:a>
</text:p>
      <text:p text:style-name="P4">
<text:a xlink:type="simple" xlink:href="https://armyinform.com.ua/wp-content/uploads/2023/04/7-30.jpg" text:style-name="Internet_20_link" text:visited-style-name="Visited_20_Internet_20_Link">
<draw:frame draw:style-name="fr1" draw:name="Image318" text:anchor-type="as-char" svg:width="6.9236in" svg:height="6.9236in" draw:z-index="0">
<draw:image xlink:href="../Images/AРМІЯINFORM/2023-04-28T67-00-00-04-00/7-30-150x150.jpg" xlink:type="simple" xlink:show="embed" xlink:actuate="onLoad" draw:mime-type="image/jpeg"/>
</draw:frame>
</text:a>
</text:p>
      <text:p text:style-name="P4">
<text:a xlink:type="simple" xlink:href="https://armyinform.com.ua/wp-content/uploads/2023/04/5-48.jpg" text:style-name="Internet_20_link" text:visited-style-name="Visited_20_Internet_20_Link">
<draw:frame draw:style-name="fr1" draw:name="Image319" text:anchor-type="as-char" svg:width="6.9236in" svg:height="6.9236in" draw:z-index="0">
<draw:image xlink:href="../Images/AРМІЯINFORM/2023-04-28T67-00-00-04-00/5-48-150x150.jpg" xlink:type="simple" xlink:show="embed" xlink:actuate="onLoad" draw:mime-type="image/jpeg"/>
</draw:frame>
</text:a>
</text:p>
      <text:p text:style-name="P4">
News Source: <text:a xlink:type="simple" xlink:href="https://armyinform.com.ua/2023/04/28/uman-rozbir-zavaliv-tryvaye-uzhe-13-zagyblyh-volodymyr-zelenskyj/" text:style-name="Internet_20_link" text:visited-style-name="Visited_20_Internet_20_Link">
https://armyinform.com.ua/2023/04/28/uman-rozbir-zavaliv-tryvaye-uzhe-13-zagyblyh-volodymyr-zelenskyj/</text:a>
</text:p>
      <!--NEWS-->
      <text:h text:style-name="P10" text:outline-level="1">
<text:span text:style-name="T4">
Sumy地区的Alexei Reznikov：讨论了边境防御的增加，并授予了捍卫者</text:span>
</text:h>
      <text:p text:style-name="P4">
作者: ['АРМІЯINFORM']</text:p>
      <text:p text:style-name="P4">
时间: 2023-04-28T68:00:00-04:00</text:p>
      <text:p text:style-name="P4">
描述: PID Hour Robochka在Sumystina Ministra防御乌克兰Oleksiy Reznikov Z ...与乌克兰2022年的战争，与乌克兰的最新新闻，今天与乌克兰的新闻战争，今天与乌克兰2022年上次与乌克兰的新闻战争，乌克兰和俄罗斯之间的战争将与俄罗斯和俄罗斯之间发生战争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343659336_614093960369868_6475674860626503318_n-e1682680964340.jpg" text:style-name="Internet_20_link" text:visited-style-name="Visited_20_Internet_20_Link">
343659336_614093960369868_6475674860626503318_n-e1682680964340.jpg</text:a>
', '<text:a xlink:type="simple" xlink:href="https://armyinform.com.ua/wp-content/uploads/2023/04/343921630_751075539894904_4571520624525248964_n.jpg" text:style-name="Internet_20_link" text:visited-style-name="Visited_20_Internet_20_Link">
343921630_751075539894904_4571520624525248964_n.jpg</text:a>
', '<text:a xlink:type="simple" xlink:href="https://armyinform.com.ua/wp-content/uploads/2023/04/343312502_1421594751944537_8647000186932607685_n.jpg" text:style-name="Internet_20_link" text:visited-style-name="Visited_20_Internet_20_Link">
343312502_1421594751944537_8647000186932607685_n.jpg</text:a>
']</text:p>
      <text:p text:style-name="P4">
标签: ['МІНІСТР ОБОРОНИ УКРАЇНИ ОЛЕКСІЙ РЕЗНІКОВ', 'НАГОРОДЖЕННЯ ВІЙСЬКОВОСЛУЖБОВЦІВ', 'СЕРГІЙ НАЄВ', 'СУМЩИНА']</text:p>
      <text:p text:style-name="P4">
类别: News</text:p>
      <!--METADATA-->
      <text:p text:style-name="P4">
<draw:frame draw:style-name="fr1" draw:name="Image320" text:anchor-type="as-char" svg:width="6.9236in" svg:height="4.933065in" draw:z-index="0">
<draw:image xlink:href="../Images/AРМІЯINFORM/2023-04-28T68-00-00-04-00/343659336_614093960369868_6475674860626503318_n-e1682680964340.jpg" xlink:type="simple" xlink:show="embed" xlink:actuate="onLoad" draw:mime-type="image/jpeg"/>
</draw:frame>
在苏米地区的工作之旅中，乌克兰国防部阿列克谢·雷兹尼科夫(Alexei Reznikov)担任乌克兰中尉塞尔吉·纳夫莫布(Sergiy Naevmob)武装部队总司令。</text:p>
      <text:p text:style-name="P4">
关于它<text:a xlink:type="simple" xlink:href="https%3A%2F%2Fwww.facebook.com%2FJointForcesCommandAFU%2Fposts%2Fpfbid0yT3SHw3bmZ8mX6iNxSqZqmLrm6YW3Cy9uXYhQzFs66deoWqERdHZiXk9KZFWFU69l&amp;show_text=true&amp;width=500" text:style-name="Internet_20_link" text:visited-style-name="Visited_20_Internet_20_Link">
报告</text:a>
乌克兰武装部队联合部队的指挥。</text:p>
      <text:p text:style-name="P4">
<draw:frame draw:style-name="fr1" draw:name="Image321" text:anchor-type="as-char" svg:width="6.9236in" svg:height="4.294796in" draw:z-index="0">
<draw:image xlink:href="../Images/AРМІЯINFORM/2023-04-28T68-00-00-04-00/343921630_751075539894904_4571520624525248964_n.jpg" xlink:type="simple" xlink:show="embed" xlink:actuate="onLoad" draw:mime-type="image/jpeg"/>
</draw:frame>
“该国的防御是最重要的任务。 国防部长强调，乌克兰和其他国防军的武装力量为其预期的目的提供了足够的战斗训练。</text:p>
      <text:p text:style-name="P4">
Alexei Reznikov授予乌克兰的捍卫者的奉献精神和专业精神，并向志愿者，志愿者和校长颁发了荣誉(沉降)社区。</text:p>
      <text:p text:style-name="P4">
<draw:frame draw:style-name="fr1" draw:name="Image322" text:anchor-type="as-char" svg:width="6.9236in" svg:height="5.2522in" draw:z-index="0">
<draw:image xlink:href="../Images/AРМІЯINFORM/2023-04-28T68-00-00-04-00/343312502_1421594751944537_8647000186932607685_n.jpg" xlink:type="simple" xlink:show="embed" xlink:actuate="onLoad" draw:mime-type="image/jpeg"/>
</draw:frame>
部长强调，没有牺牲和奉献给军人和平民 - 很难捍卫我们的国家并给予尊重侵略者。</text:p>
      <text:p text:style-name="P4">
他还补充说，现在共同加入我们边界的安全并保护平民人口很重要。</text:p>
      <text:p text:style-name="P4">
News Source: <text:a xlink:type="simple" xlink:href="https://armyinform.com.ua/2023/04/28/oleksij-reznikov-na-sumshhyni-obgovoryv-naroshhuvannya-oborony-na-kordoni-ta-nagorodyv-zahysnykiv/" text:style-name="Internet_20_link" text:visited-style-name="Visited_20_Internet_20_Link">
https://armyinform.com.ua/2023/04/28/oleksij-reznikov-na-sumshhyni-obgovoryv-naroshhuvannya-oborony-na-kordoni-ta-nagorodyv-zahysnykiv/</text:a>
</text:p>
      <!--NEWS-->
      <text:h text:style-name="P10" text:outline-level="1">
<text:span text:style-name="T4">
Dmytro Kuleba敦促欧盟加速向乌克兰的武器供应</text:span>
</text:h>
      <text:p text:style-name="P4">
作者: ['АРМІЯINFORM']</text:p>
      <text:p text:style-name="P4">
时间: 2023-04-28T69:00:00-04:00</text:p>
      <text:p text:style-name="P4">
描述: 乌克兰Dmitro Kuleba Mav Klovkomov Iza Izkoy的执法人员的副官...与乌克兰2022年的战争，与乌克兰的最新消息，今天与乌克兰的新闻，今天与乌克兰2022年的新闻战争，乌克兰和俄罗斯和俄罗斯之间以及何时及时会有一场战争他们说，与乌克兰与乌克兰的战争在不久的将来是否会在不久的将来与乌克兰进行战争，他们说，与乌克兰的战争，今天的乌克兰新闻，乌克兰的新闻，乌克兰媒体在俄罗斯的乌克兰新闻</text:p>
      <text:p text:style-name="P4">
图片: ['<text:a xlink:type="simple" xlink:href="https://armyinform.com.ua/wp-content/uploads/2023/04/weapons-5.jpg" text:style-name="Internet_20_link" text:visited-style-name="Visited_20_Internet_20_Link">
weapons-5.jpg</text:a>
']</text:p>
      <text:p text:style-name="P4">
标签: ['STOPRUSSIA', 'YES', 'ДМИТРО КУЛЕБА', 'ЖОЗЕП БОРРЕЛЬ', 'ЗБРОЯ ТА БОЄПРИПАСИ']</text:p>
      <text:p text:style-name="P4">
类别: News</text:p>
      <!--METADATA-->
      <text:p text:style-name="P4">
<draw:frame draw:style-name="fr1" draw:name="Image323" text:anchor-type="as-char" svg:width="6.9236in" svg:height="3.894525in" draw:z-index="0">
<draw:image xlink:href="../Images/AРМІЯINFORM/2023-04-28T69-00-00-04-00/weapons-5.jpg" xlink:type="simple" xlink:show="embed" xlink:actuate="onLoad" draw:mime-type="image/jpeg"/>
</draw:frame>
乌克兰Dmytro Kuleba外交部长与Josep Borrel的欧洲外交代表进行了电话交谈。</text:p>
      <text:p text:style-name="P4">
乌克兰外交政策部门的负责人<text:a xlink:type="simple" xlink:href="https://twitter.com/DmytroKuleba/status/1651640624016158720" text:style-name="Internet_20_link" text:visited-style-name="Visited_20_Internet_20_Link">
报告</text:a>
在Twitter中。</text:p>
      <text:p text:style-name="P4">
德米特里·库莱布(Dmitry Kuleb)说：“他呼吁欧洲安全政策外交事务联盟的高代表加速向乌克兰的武器和弹药的供应。”</text:p>
      <text:p text:style-name="P4">
他还报告说，乌克兰和欧盟最近与中国的联系，以及与Litin American国家的加深联系的方式。</text:p>
      <text:p text:style-name="P4">
News Source: <text:a xlink:type="simple" xlink:href="https://armyinform.com.ua/2023/04/28/dmytro-kuleba-zaklykaye-yes-pryskoryty-postachannya-zbroyi-do-ukrayiny/" text:style-name="Internet_20_link" text:visited-style-name="Visited_20_Internet_20_Link">
https://armyinform.com.ua/2023/04/28/dmytro-kuleba-zaklykaye-yes-pryskoryty-postachannya-zbroyi-do-ukrayiny/</text:a>
</text:p>
      <!--NEWS-->
      <text:h text:style-name="P10" text:outline-level="1">
<text:span text:style-name="T4">
Samp-T-Yuriy Ignati的到来有望到达</text:span>
</text:h>
      <text:p text:style-name="P4">
作者: ['Віктор Шубец']</text:p>
      <text:p text:style-name="P4">
时间: 2023-04-28T70:00:00-04:00</text:p>
      <text:p text:style-name="P4">
描述: Piasant不是Vicoristovo Pid的Obeliv Sarralni日期。 Tsooyo的屁股єє在2022年与乌克兰有关，或者是否会有，是否有或不存在，或者会有或不存在，在不久的将来是与乌克兰的战争，这是与乌克兰的战争，今天的乌克兰新闻，乌克兰的乌克兰媒体，俄罗斯的乌克兰新闻</text:p>
      <text:p text:style-name="P4">
图片: ['<text:a xlink:type="simple" xlink:href="https://armyinform.com.ua/wp-content/uploads/2023/04/f2c5a356-dde0-4ab0-8bff-b1bc1934146c.jpg" text:style-name="Internet_20_link" text:visited-style-name="Visited_20_Internet_20_Link">
f2c5a356-dde0-4ab0-8bff-b1bc1934146c.jpg</text:a>
']</text:p>
      <text:p text:style-name="P4">
标签: ['ЮРІЙ ІГНАТ']</text:p>
      <text:p text:style-name="P4">
类别: News</text:p>
      <!--METADATA-->
      <text:p text:style-name="P4">
<draw:frame draw:style-name="fr1" draw:name="Image324" text:anchor-type="as-char" svg:width="6.9236in" svg:height="5.1927in" draw:z-index="0">
<draw:image xlink:href="../Images/AРМІЯINFORM/2023-04-28T70-00-00-04-00/f2c5a356-dde0-4ab0-8bff-b1bc1934146c.jpg" xlink:type="simple" xlink:show="embed" xlink:actuate="onLoad" draw:mime-type="image/jpeg"/>
</draw:frame>
在炮击神圣的日期期间不使用入侵者。 一个例子就是乌克兰几个地区的情况。</text:p>
      <text:p text:style-name="P4">
今天在广播中<text:a xlink:type="simple" xlink:href="https://www.youtube.com/watch" text:style-name="Internet_20_link" text:visited-style-name="Visited_20_Internet_20_Link">
“制服”</text:a>
尤里·伊格纳特上校告诉空军空军。</text:p>
      <text:p text:style-name="P4">
尤里·伊格纳特(Yuri Ignat)引起了他的同事的注意，敌对攻击每天都在继续，而不是火箭发射器，备受喜爱的炸弹，不是火箭，炸弹。</text:p>
      <ul>
        <li>
俄罗斯的战术航空在额叶区域的领土上不断工作。 我们知道，威胁仍然存在于整个乌克兰，但在与占领国家的边界​​中，大部分都强调了威胁。</li>
      </ul>
      <text:p text:style-name="P4">
此外，乌克兰空军司令部发言人回忆说，昨天在乌克兰，爱国者反飞机运动会系统的第二师正在履行战斗职责，预计在不久的将来，SSAMP-T武器系统的臂不仅可以免受敌人的空气动力手段的保护。 乌克兰的武装力量目前用于保护非常有效的国内和西方武器的空气空间类型。 当然，包括期待已久的F-16飞机在内的西部系统武器数量的增加将使一百％的敌方物体被击落。</text:p>
      <text:p text:style-name="P4">
News Source: <text:a xlink:type="simple" xlink:href="https://armyinform.com.ua/2023/04/28/najblyzhchym-chasom-ochikuyetsya-prybuttya-system-ozbroyennya-samp-t-yurij-ignat/" text:style-name="Internet_20_link" text:visited-style-name="Visited_20_Internet_20_Link">
https://armyinform.com.ua/2023/04/28/najblyzhchym-chasom-ochikuyetsya-prybuttya-system-ozbroyennya-samp-t-yurij-ignat/</text:a>
</text:p>
      <!--NEWS-->
      <text:h text:style-name="P10" text:outline-level="1">
<text:span text:style-name="T4">
在战斗义务的黑海中有13艘敌方</text:span>
</text:h>
      <text:p text:style-name="P4">
作者: ['АРМІЯINFORM']</text:p>
      <text:p text:style-name="P4">
时间: 2023-04-28T71:00:00-04:00</text:p>
      <text:p text:style-name="P4">
描述: 阿佐夫斯基（Azovsky）在乔尼（Chorny）的水上者28 Kvitry的村庄，在战斗中得分...与乌克兰2022年的战争，与乌克兰的最新新闻，今天与乌克兰2022年的新闻战争，乌克兰和俄罗斯，俄罗斯，俄罗斯，俄罗斯，俄罗斯，俄罗斯，俄罗斯和他们说，当乌克兰在2022年与乌克兰进行战争时，他们是否会在不久的将来与乌克兰进行战争，他们说，与乌克兰的战争，今天的乌克兰新闻，乌克兰的新闻，乌克兰媒体在俄罗斯的乌克兰新闻</text:p>
      <text:p text:style-name="P4">
图片: ['<text:a xlink:type="simple" xlink:href="https://armyinform.com.ua/wp-content/uploads/2022/07/maxresdefault-1.jpg" text:style-name="Internet_20_link" text:visited-style-name="Visited_20_Internet_20_Link">
maxresdefault-1.jpg</text:a>
']</text:p>
      <text:p text:style-name="P4">
标签: ['STOPRUSSIA', 'АГРЕСІЯ РФ', 'ВМС ЗС УКРАЇНИ', 'ВТОРГНЕННЯ РФ']</text:p>
      <text:p text:style-name="P4">
类别: News</text:p>
      <!--METADATA-->
      <text:p text:style-name="P4">
<draw:frame draw:style-name="fr1" draw:name="Image325" text:anchor-type="as-char" svg:width="6.9236in" svg:height="3.894525in" draw:z-index="0">
<draw:image xlink:href="../Images/AРМІЯINFORM/2023-04-28T71-00-00-04-00/maxresdefault-1.jpg" xlink:type="simple" xlink:show="embed" xlink:actuate="onLoad" draw:mime-type="image/jpeg"/>
</draw:frame>
说明性照片</text:p>
      <text:p text:style-name="P4">
截至4月28日，在黑色，阿佐夫和地中海海域的水域中有18艘敌船，其中四艘口径导弹的载体。 总齐射为40枚火箭。</text:p>
      <text:p text:style-name="P4">
这在[消息]中说明了(https://www.facebook.com/navy.mil.gov.ua/videos/795004975456713/)乌克兰武装部队海军的指挥。</text:p>
      <text:p text:style-name="P4">
其中：</text:p>
      <text:p text:style-name="P4">
<text:span text:style-name="T5">
黑海有13艘敌船，其中3枚机芯翼导弹的载体是24枚导弹。 </text:span>
在亚佐夫海，敌人继续控制海洋通讯，将一艘船负有战斗义务； *地中海有四艘敌方船只，包括1枚地毯载体导弹，总齐射为16枚火箭。</text:p>
      <text:p text:style-name="P4">
俄罗斯联邦继续违反1974年海洋保护人类生命的国际公约(Solas)通过关闭自动识别系统(AIS)纳粹船只在亚佐夫海。</text:p>
      <text:p text:style-name="P4">
为了一周，为了俄罗斯联邦的利益，Kerch-Yenikhal海峡的通过：</text:p>
      <text:p text:style-name="P4">
<text:span text:style-name="T5">
到黑海-174艘船，其中35艘继续向Bosphorus海峡方向运动。 </text:span>
到达亚佐夫海-171艘船，其中39艘从Bosphorus海峡移动。</text:p>
      <text:p text:style-name="P4">
News Source: <text:a xlink:type="simple" xlink:href="https://armyinform.com.ua/2023/04/28/u-chornomu-mori-na-bojovomu-cherguvanni-perebuvaye-13-vorozhyh-korabliv/" text:style-name="Internet_20_link" text:visited-style-name="Visited_20_Internet_20_Link">
https://armyinform.com.ua/2023/04/28/u-chornomu-mori-na-bojovomu-cherguvanni-perebuvaye-13-vorozhyh-korabliv/</text:a>
</text:p>
      <!--NEWS-->
      <text:h text:style-name="P10" text:outline-level="1">
<text:span text:style-name="T4">
全球捍卫乌克兰的努力：一组武器董事聚集在布鲁塞尔</text:span>
</text:h>
      <text:p text:style-name="P4">
作者: ['АРМІЯINFORM']</text:p>
      <text:p text:style-name="P4">
时间: 2023-04-28T72:00:00-04:00</text:p>
      <text:p text:style-name="P4">
描述: 布鲁塞尔Vidbunsu Zhizdannya Grupi导演Iz Ozbrov的Tzheogo Tizhnya，Yak ...与乌克兰2022年的战争，与乌克兰与乌克兰的最新新闻，与乌克兰的新闻，与乌克兰2022年的最新新闻，今天上次与乌克兰的新闻战争，乌克兰和俄罗斯和俄罗斯和俄罗斯之间的战争将会发生。乌克兰在其中，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weapons-6.jpg" text:style-name="Internet_20_link" text:visited-style-name="Visited_20_Internet_20_Link">
weapons-6.jpg</text:a>
']</text:p>
      <text:p text:style-name="P4">
标签: ['STOPRUSSIA', 'ВТОРГНЕННЯ РФ', 'ОЗБРОЄННЯ І ТЕХНІКА', 'ПЕНТАГОН', 'ПЕТ РАЙДЕР']</text:p>
      <text:p text:style-name="P4">
类别: News</text:p>
      <!--METADATA-->
      <text:p text:style-name="P4">
<draw:frame draw:style-name="fr1" draw:name="Image326" text:anchor-type="as-char" svg:width="6.9236in" svg:height="3.894525in" draw:z-index="0">
<draw:image xlink:href="../Images/AРМІЯINFORM/2023-04-28T72-00-00-04-00/weapons-6.jpg" xlink:type="simple" xlink:show="embed" xlink:actuate="onLoad" draw:mime-type="image/jpeg"/>
</draw:frame>
本周，布鲁塞尔将主持一组军备主管的会议，该会议将集中在全球努力上，以加快用户保护乌克兰的搜索和生产。</text:p>
      <text:p text:style-name="P4">
关于它<text:a xlink:type="simple" xlink:href="https://www.defense.gov/News/Transcripts/Transcript/Article/3377436/pentagon-press-secretary-air-force-brig-gen-pat-ryder-holds-a-press-briefing/" text:style-name="Internet_20_link" text:visited-style-name="Visited_20_Internet_20_Link">
报告</text:a>
五角大楼五角大楼Brigadna General Pet Ryder。</text:p>
      <text:p text:style-name="P4">
威廉·拉普兰特博士(采购和五角大楼供应副国防部副部长_ <text:span text:style-name="T5">
- ed .</text:span>
)他本周在武器董事会议上主持布鲁塞尔。 来自40多个国家(欧洲联盟和北约)的Izoporin董事和代表参加了会议，重点是加快对乌克兰保护乌克兰对乌克兰的和解和非法入侵至关重要的搜索，生产和支持的努力。</text:p>
      <text:p text:style-name="P4">
News Source: <text:a xlink:type="simple" xlink:href="https://armyinform.com.ua/2023/04/28/globalni-zusyllya-na-zahyst-ukrayiny-u-bryusseli-zbyrayetsya-grupa-dyrektoriv-iz-ozbroyen/" text:style-name="Internet_20_link" text:visited-style-name="Visited_20_Internet_20_Link">
https://armyinform.com.ua/2023/04/28/globalni-zusyllya-na-zahyst-ukrayiny-u-bryusseli-zbyrayetsya-grupa-dyrektoriv-iz-ozbroyen/</text:a>
</text:p>
      <!--NEWS-->
      <text:h text:style-name="P10" text:outline-level="1">
<text:span text:style-name="T4">
他们将在俄罗斯特殊服务的指示下判断俄罗斯间谍已提前搬到敖德萨</text:span>
</text:h>
      <text:p text:style-name="P4">
作者: ['АРМІЯINFORM']</text:p>
      <text:p text:style-name="P4">
时间: 2023-04-28T73:00:00-04:00</text:p>
      <text:p text:style-name="P4">
描述: 在法庭上，俄罗斯联邦格罗马族人的斯托索诺族黄瓜的指控被关闭为审判...与乌克兰2022年的战争，与乌克兰的战争是今天的最新新闻，这是与乌克兰2022年的新闻战争，最后的最后，乌克兰与俄罗斯之间的战争以及2022年与乌克兰的战争时是否会发生战争，今天的乌克兰新闻，乌克兰的乌克兰新闻在乌克兰媒体上</text:p>
      <text:p text:style-name="P4">
图片: ['<text:a xlink:type="simple" xlink:href="https://armyinform.com.ua/wp-content/uploads/2023/04/photo_2023-04-28_13-30-19-e1682683048659.jpg" text:style-name="Internet_20_link" text:visited-style-name="Visited_20_Internet_20_Link">
photo_2023-04-28_13-30-19-e1682683048659.jpg</text:a>
', '<text:a xlink:type="simple" xlink:href="https://armyinform.com.ua/wp-content/uploads/2023/04/photo_2023-04-28_13-30-16-e1682683074366-150x150.jpg" text:style-name="Internet_20_link" text:visited-style-name="Visited_20_Internet_20_Link">
photo_2023-04-28_13-30-16-e1682683074366-150x150.jpg</text:a>
', '<text:a xlink:type="simple" xlink:href="https://armyinform.com.ua/wp-content/uploads/2023/04/photo_2023-04-28_13-30-18-2-150x150.jpg" text:style-name="Internet_20_link" text:visited-style-name="Visited_20_Internet_20_Link">
photo_2023-04-28_13-30-18-2-150x150.jpg</text:a>
', '<text:a xlink:type="simple" xlink:href="https://armyinform.com.ua/wp-content/uploads/2023/04/photo_2023-04-28_13-30-18-150x150.jpg" text:style-name="Internet_20_link" text:visited-style-name="Visited_20_Internet_20_Link">
photo_2023-04-28_13-30-18-150x150.jpg</text:a>
', '<text:a xlink:type="simple" xlink:href="https://armyinform.com.ua/wp-content/uploads/2023/04/photo_2023-04-28_13-30-19-2-150x150.jpg" text:style-name="Internet_20_link" text:visited-style-name="Visited_20_Internet_20_Link">
photo_2023-04-28_13-30-19-2-150x150.jpg</text:a>
']</text:p>
      <text:p text:style-name="P4">
标签: ['STOPRUSSIA', 'АГРЕСІЯ РФ', 'ВТОРГНЕННЯ РФ']</text:p>
      <text:p text:style-name="P4">
类别: News</text:p>
      <!--METADATA-->
      <text:p text:style-name="P4">
<draw:frame draw:style-name="fr1" draw:name="Image327" text:anchor-type="as-char" svg:width="6.9236in" svg:height="4.135168in" draw:z-index="0">
<draw:image xlink:href="../Images/AРМІЯINFORM/2023-04-28T73-00-00-04-00/photo_2023-04-28_13-30-19-e1682683048659.jpg" xlink:type="simple" xlink:show="embed" xlink:actuate="onLoad" draw:mime-type="image/jpeg"/>
</draw:frame>
关于专业的事实，起诉书已向两名俄罗斯公民发出了起诉。 调查发现，被告收集了防空导弹装置，火箭武器，用于存放军事设备的机库的位置的情报。 他们试图建立用于绘制火箭发射器的野战炮兵仓库的坐标。</text:p>
      <text:p text:style-name="P4">
这对夫妇于2018年在俄罗斯联邦特殊服务的指示下搬到了敖德萨，带领他们逗留了，他们进入了所谓的“等待政权”。</text:p>
      <text:p text:style-name="P4">
特工研究了南部地区的社会政治状况，与敖德萨居民建立了友好的关系。 熟人计划用于情报。</text:p>
      <text:p text:style-name="P4">
<text:a xlink:type="simple" xlink:href="https://armyinform.com.ua/wp-content/uploads/2023/04/photo_2023-04-28_13-30-16-e1682683074366.jpg" text:style-name="Internet_20_link" text:visited-style-name="Visited_20_Internet_20_Link">
!(Images/AРМІЯINFORM/2023-04-28T73-00-00-04-00/photo_2023-04-28_13-30-16-e1682683074366-150x150.jpg)</text:a>
</text:p>
      <text:p text:style-name="P4">
<text:a xlink:type="simple" xlink:href="https://armyinform.com.ua/wp-content/uploads/2023/04/photo_2023-04-28_13-30-18-2.jpg" text:style-name="Internet_20_link" text:visited-style-name="Visited_20_Internet_20_Link">
<draw:frame draw:style-name="fr1" draw:name="Image328" text:anchor-type="as-char" svg:width="6.9236in" svg:height="6.9236in" draw:z-index="0">
<draw:image xlink:href="../Images/AРМІЯINFORM/2023-04-28T73-00-00-04-00/photo_2023-04-28_13-30-18-2-150x150.jpg" xlink:type="simple" xlink:show="embed" xlink:actuate="onLoad" draw:mime-type="image/jpeg"/>
</draw:frame>
</text:a>
</text:p>
      <text:p text:style-name="P4">
<text:a xlink:type="simple" xlink:href="https://armyinform.com.ua/wp-content/uploads/2023/04/photo_2023-04-28_13-30-18.jpg" text:style-name="Internet_20_link" text:visited-style-name="Visited_20_Internet_20_Link">
<draw:frame draw:style-name="fr1" draw:name="Image329" text:anchor-type="as-char" svg:width="6.9236in" svg:height="6.9236in" draw:z-index="0">
<draw:image xlink:href="../Images/AРМІЯINFORM/2023-04-28T73-00-00-04-00/photo_2023-04-28_13-30-18-150x150.jpg" xlink:type="simple" xlink:show="embed" xlink:actuate="onLoad" draw:mime-type="image/jpeg"/>
</draw:frame>
</text:a>
</text:p>
      <text:p text:style-name="P4">
<text:a xlink:type="simple" xlink:href="https://armyinform.com.ua/wp-content/uploads/2023/04/photo_2023-04-28_13-30-19-2.jpg" text:style-name="Internet_20_link" text:visited-style-name="Visited_20_Internet_20_Link">
<draw:frame draw:style-name="fr1" draw:name="Image330" text:anchor-type="as-char" svg:width="6.9236in" svg:height="6.9236in" draw:z-index="0">
<draw:image xlink:href="../Images/AРМІЯINFORM/2023-04-28T73-00-00-04-00/photo_2023-04-28_13-30-19-2-150x150.jpg" xlink:type="simple" xlink:show="embed" xlink:actuate="onLoad" draw:mime-type="image/jpeg"/>
</draw:frame>
</text:a>
为了沟通和传输封闭信息，前人员军人和他的妻子使用了预先工作的匿名电报。</text:p>
      <text:p text:style-name="P4">
在俄罗斯滑冰运动员任务期间，间谍直接被拘留。 执法人员阻止了构成国家友好的数据的泄漏。</text:p>
      <text:p text:style-name="P4">
应检察官的要求，被告被拘留而没有其他保释。</text:p>
      <text:p text:style-name="P4">
<text:span text:style-name="T4">
资料来源：</text:span>
 <text:a xlink:type="simple" xlink:href="https://t.me/pgo_gov_ua/11652" text:style-name="Internet_20_link" text:visited-style-name="Visited_20_Internet_20_Link">
_乌克兰检察长_的_PICE</text:a>
</text:p>
      <text:p text:style-name="P4">
News Source: <text:a xlink:type="simple" xlink:href="https://armyinform.com.ua/2023/04/28/v-odesi-sudytymut-rosijskyh-shpyguniv-yaki-zazdalegid-pereyihaly-u-misto-za-vkazivkoyu-speczsluzhb-rf/" text:style-name="Internet_20_link" text:visited-style-name="Visited_20_Internet_20_Link">
https://armyinform.com.ua/2023/04/28/v-odesi-sudytymut-rosijskyh-shpyguniv-yaki-zazdalegid-pereyihaly-u-misto-za-vkazivkoyu-speczsluzhb-rf/</text:a>
</text:p>
      <!--NEWS-->
      <text:h text:style-name="P10" text:outline-level="1">
<text:span text:style-name="T4">
捷克总统访问了布查：我们希望很长一段时间以来普京的俄罗斯与众不同 - 徒劳无功</text:span>
</text:h>
      <text:p text:style-name="P4">
作者: ['АРМІЯINFORM']</text:p>
      <text:p text:style-name="P4">
时间: 2023-04-28T74:00:00-04:00</text:p>
      <text:p text:style-name="P4">
描述: Cheskoko共和国彼得·帕维尔·维德维（Peter Pavel Vidvis）的总裁。 “在布奇之前，蒂姆是针对的……与乌克兰2022年的战争，与乌克兰的战争是今天的最新消息，与乌克兰2022的战争是今天的最后一场，乌克兰和俄罗斯之间以及何时，乌克兰和俄罗斯之间的战争会发生战争他们说，与乌克兰与乌克兰的战争将与否，他们说，在不久的将来，将与乌克兰战争，他们说，今天与乌克兰的战争，今天的乌克兰新闻，乌克兰新闻，乌克兰媒体在俄罗斯的乌克兰新闻</text:p>
      <text:p text:style-name="P4">
图片: ['<text:a xlink:type="simple" xlink:href="https://armyinform.com.ua/wp-content/uploads/2023/04/pavel.jpg" text:style-name="Internet_20_link" text:visited-style-name="Visited_20_Internet_20_Link">
pavel.jpg</text:a>
']</text:p>
      <text:p text:style-name="P4">
标签: ['STOPRUSSIA', 'АГРЕСІЯ РФ', 'БУЧА', 'ВТОРГНЕННЯ РФ', 'ПЕТР ПАВЕЛ', 'ЧЕСЬКА РЕСПУБЛІКА']</text:p>
      <text:p text:style-name="P4">
类别: News</text:p>
      <!--METADATA-->
      <text:p text:style-name="P4">
<draw:frame draw:style-name="fr1" draw:name="Image331" text:anchor-type="as-char" svg:width="6.9236in" svg:height="3.894525in" draw:z-index="0">
<draw:image xlink:href="../Images/AРМІЯINFORM/2023-04-28T74-00-00-04-00/pavel.jpg" xlink:type="simple" xlink:show="embed" xlink:actuate="onLoad" draw:mime-type="image/jpeg"/>
</draw:frame>
捷克共和国总统彼得·帕维尔(Peter Pavel)访问了布恰(Bucha)。</text:p>
      <text:p text:style-name="P4">
“我们来到了大约一年前的同一条路线。 对平民大屠杀的记忆将保持记忆。 乌克兰人永远不会忘记数百人丧生。 我们也无辜地忘记了。” <text:a xlink:type="simple" xlink:href="https://twitter.com/prezidentpavel/status/1651900995884990467" text:style-name="Internet_20_link" text:visited-style-name="Visited_20_Internet_20_Link">
说</text:a>
彼得·保罗·乌特维特(Peter Paul Utwitter)。</text:p>
      <text:p text:style-name="P4">
他还强调，西方国家长期以来一直希望俄罗斯联邦的“正常”。 但是，徒劳。</text:p>
      <text:p text:style-name="P4">
“我们希望普京的俄罗斯有所不同。 她更好。 本指南表明事实并非如此。 我们必须准备好了，”捷克德总结说。</text:p>
      <text:p text:style-name="P4">
我们将提醒，2023年4月28日对基辅进行正式访问<text:a xlink:type="simple" xlink:href="https://armyinform.com.ua/2023/04/28/do-kyyeva-prybuly-prezydenty-chehiyi-ta-slovachchyny-stoyatymemo-razom-iz-ukrayinczyamy-u-borotbi-z-agresorom/" text:style-name="Internet_20_link" text:visited-style-name="Visited_20_Internet_20_Link">
到达</text:a>
捷克共和国和斯洛伐克总统。</text:p>
      <text:p text:style-name="P4">
News Source: <text:a xlink:type="simple" xlink:href="https://armyinform.com.ua/2023/04/28/prezydent-chehiyi-pobuvav-u-buchi-duzhe-dovgo-my-spodivalysya-shho-putinska-rosiya-insha-marno/" text:style-name="Internet_20_link" text:visited-style-name="Visited_20_Internet_20_Link">
https://armyinform.com.ua/2023/04/28/prezydent-chehiyi-pobuvav-u-buchi-duzhe-dovgo-my-spodivalysya-shho-putinska-rosiya-insha-marno/</text:a>
</text:p>
      <!--NEWS-->
      <text:h text:style-name="P10" text:outline-level="1">
<text:span text:style-name="T4">
他们将判断两名被切尼希夫地区居民欺负的军人</text:span>
</text:h>
      <text:p text:style-name="P4">
作者: ['АРМІЯINFORM']</text:p>
      <text:p text:style-name="P4">
时间: 2023-04-28T75:00:00-04:00</text:p>
      <text:p text:style-name="P4">
描述: 超签署Rosiyskiyskoye服务的堂兄，Yaki被Zhinka我赶上了...与乌克兰2022年的战争，与乌克兰的战争是今天的最新新闻，这是与乌克兰2022年的新闻战争，这是今天的最后一场。乌克兰和俄罗斯之间会发生战争吗？当与乌克兰与乌克兰的战争在不久的将来与乌克兰发生战争，他们说，与乌克兰与乌克兰的战争，今天，乌克兰新闻，乌克兰新闻，乌克兰新闻在俄罗斯的乌克兰媒体</text:p>
      <text:p text:style-name="P4">
图片: ['<text:a xlink:type="simple" xlink:href="https://armyinform.com.ua/wp-content/uploads/2022/11/l3yeyi-c17x11x50px50p-c17x11x50px50p-36059dd0fa5ff9e3037f437e7e135b04.webp" text:style-name="Internet_20_link" text:visited-style-name="Visited_20_Internet_20_Link">
l3yeyi-c17x11x50px50p-c17x11x50px50p-36059dd0fa5ff9e3037f437e7e135b04.webp</text:a>
']</text:p>
      <text:p text:style-name="P4">
标签: ['ОФІС ГЕНПРОКУРОРА УКРАЇНИ', 'СУД']</text:p>
      <text:p text:style-name="P4">
类别: News</text:p>
      <!--METADATA-->
      <text:p text:style-name="P4">
<draw:frame draw:style-name="fr1" draw:name="Image332" text:anchor-type="as-char" svg:width="6.9236in" svg:height="4.486493in" draw:z-index="0">
<draw:image xlink:href="../ConvertedIMGs/AРМІЯINFORM/2023-04-28T75-00-00-04-00/l3yeyi-c17x11x50px50p-c17x11x50px50p-36059dd0fa5ff9e3037f437e7e135b04.png" xlink:type="simple" xlink:show="embed" xlink:actuate="onLoad" draw:mime-type="image/png"/>
</draw:frame>
说明性照片</text:p>
      <text:p text:style-name="P4">
两名遭受该妇女酷刑的俄罗斯军人被登录在切尼希夫地区的伊万尼夫卡村枪杀儿童。</text:p>
      <text:p text:style-name="P4">
关于它<text:a xlink:type="simple" xlink:href="https://www.gp.gov.ua/ua/posts/suditimut-rosiiskix-viiskovosluzbovciv-yaki-znushhalis-nad-miscevimi-meskancyami-v-seli-ivanivka-na-cernigivshhini" text:style-name="Internet_20_link" text:visited-style-name="Visited_20_Internet_20_Link">
报告</text:a>
乌克兰检察长办公室。</text:p>
      <text:p text:style-name="P4">
“ 2022年3月6日，被告进入该村庄的私人农场领土。 切尔尼夫地区的伊万尼夫卡(伊万尼夫卡)，当地居民位于房屋中。</text:p>
      <text:p text:style-name="P4">
其中一名军队开始搜寻。 另一个目前，为了恐吓和防止其可能的抵抗，开始从房屋周围的自动武器中随机射击。 他还开枪射击了房主的汽车，”调查成立了。</text:p>
      <text:p text:style-name="P4">
然后，侵略者国家的军事人员用一只兔子接近主人的妻子，将她留在地窖里，威胁要枪杀孩子。</text:p>
      <text:p text:style-name="P4">
办公室检察官提醒：“根据国际人道主义法的规则，禁止使用酷刑或不人道的平民待遇。”</text:p>
      <text:p text:style-name="P4">
News Source: <text:a xlink:type="simple" xlink:href="https://armyinform.com.ua/2023/04/28/sudytymut-dvoh-vijskovyh-rf-yaki-znushhalys-nad-misczevymy-meshkanczyamy-chernigivshhyny/" text:style-name="Internet_20_link" text:visited-style-name="Visited_20_Internet_20_Link">
https://armyinform.com.ua/2023/04/28/sudytymut-dvoh-vijskovyh-rf-yaki-znushhalys-nad-misczevymy-meshkanczyamy-chernigivshhyny/</text:a>
</text:p>
      <!--NEWS-->
      <text:h text:style-name="P10" text:outline-level="1">
<text:span text:style-name="T4">
乌克兰检察长办公室：已记录了8.3万次军事犯罪</text:span>
</text:h>
      <text:p text:style-name="P4">
作者: ['АРМІЯINFORM']</text:p>
      <text:p text:style-name="P4">
时间: 2023-04-28T76:00:00-04:00</text:p>
      <text:p text:style-name="P4">
描述: 乌克兰人的总检察官，关于哭泣的纪录片，出于...与乌克兰2022年的战争，与乌克兰与乌克兰的最新新闻战争，今天与乌克兰2022年的新闻战争，乌克兰和俄罗斯之间以及俄罗斯之间的战争，何时以及俄罗斯之间的战争，他们在2022年与乌克兰与乌克兰的战争，无论是否将在不久</text:p>
      <text:p text:style-name="P4">
图片: ['<text:a xlink:type="simple" xlink:href="https://armyinform.com.ua/wp-content/uploads/2023/04/1-98.jpg" text:style-name="Internet_20_link" text:visited-style-name="Visited_20_Internet_20_Link">
1-98.jpg</text:a>
', '<text:a xlink:type="simple" xlink:href="https://armyinform.com.ua/wp-content/uploads/2023/04/2-84.jpg" text:style-name="Internet_20_link" text:visited-style-name="Visited_20_Internet_20_Link">
2-84.jpg</text:a>
']</text:p>
      <text:p text:style-name="P4">
标签: ['STOPRUSSIA', 'АГРЕСІЯ РФ', 'ВОЄННІ ЗЛОЧИНИ РФ', 'ОФІС ГЕНЕРАЛЬНОГО ПРОКУРОРА УКРАЇНИ']</text:p>
      <text:p text:style-name="P4">
类别: News</text:p>
      <!--METADATA-->
      <text:p text:style-name="P4">
<draw:frame draw:style-name="fr1" draw:name="Image333" text:anchor-type="as-char" svg:width="6.9236in" svg:height="4.448413in" draw:z-index="0">
<draw:image xlink:href="../Images/AРМІЯINFORM/2023-04-28T76-00-00-04-00/1-98.jpg" xlink:type="simple" xlink:show="embed" xlink:actuate="onLoad" draw:mime-type="image/jpeg"/>
</draw:frame>
乌克兰检察长办公室<text:a xlink:type="simple" xlink:href="https://gp.gov.ua/" text:style-name="Internet_20_link" text:visited-style-name="Visited_20_Internet_20_Link">
报告</text:a>
在俄罗斯对乌克兰的大规模侵略时期犯下的罪行。</text:p>
      <text:p text:style-name="P4">
截至4月28日，它已注册：</text:p>
      <ul>
        <li>
83 393军事犯罪， * 17 122违反乌克兰国家安全的罪行。</li>
      </ul>
      <text:p text:style-name="P4">
此外，根据少年检察官的官方数据，有1423名儿童受到俄罗斯联邦的侵略的影响，其中：</text:p>
      <ul>
        <li>
471-这个孩子被杀， * 952-孩子因严重程度的不同程度受伤。</li>
      </ul>
      <text:p text:style-name="P4">
该部门强调，这些数字不是最终的，因为在暂时占据的有形领土上的积极战斗场所的安装中继续进行工作。</text:p>
      <text:p text:style-name="P4">
<draw:frame draw:style-name="fr1" draw:name="Image334" text:anchor-type="as-char" svg:width="6.9236in" svg:height="4.448413in" draw:z-index="0">
<draw:image xlink:href="../Images/AРМІЯINFORM/2023-04-28T76-00-00-04-00/2-84.jpg" xlink:type="simple" xlink:show="embed" xlink:actuate="onLoad" draw:mime-type="image/jpeg"/>
</draw:frame>
</text:p>
      <text:p text:style-name="P4">
News Source: <text:a xlink:type="simple" xlink:href="https://armyinform.com.ua/2023/04/28/ofis-genprokurora-ukrayiny-zadokumentovano-ponad-83-tysyachi-voyennyh-zlochyniv/" text:style-name="Internet_20_link" text:visited-style-name="Visited_20_Internet_20_Link">
https://armyinform.com.ua/2023/04/28/ofis-genprokurora-ukrayiny-zadokumentovano-ponad-83-tysyachi-voyennyh-zlochyniv/</text:a>
</text:p>
      <!--NEWS-->
      <text:h text:style-name="P10" text:outline-level="1">
<text:span text:style-name="T4">
泰拉（Tyra）领导国防部医疗问题的永久工作组</text:span>
</text:h>
      <text:p text:style-name="P4">
作者: ['Володимир Поліщук']</text:p>
      <text:p text:style-name="P4">
时间: 2023-04-28T77:00:00-04:00</text:p>
      <text:p text:style-name="P4">
描述: PID小时的保存时间，我在军事媒体中心，乌克兰的一家国防部...与乌克兰2022年的战争，与乌克兰的最新新闻战争，今天与乌克兰2022年的新闻战争，乌克兰和乌克兰之间的战争是否会发生战争俄罗斯，当与2022年的战争在2022年与乌克兰战争时，他们会在不久的将来与乌克兰战争，他们说，与乌克兰的战争，今天的乌克兰新闻，乌克兰的新闻，乌克兰媒体在俄罗斯的乌克兰新闻</text:p>
      <text:p text:style-name="P4">
图片: ['<text:a xlink:type="simple" xlink:href="https://armyinform.com.ua/wp-content/uploads/2023/04/62201649_605.jpg" text:style-name="Internet_20_link" text:visited-style-name="Visited_20_Internet_20_Link">
62201649_605.jpg</text:a>
']</text:p>
      <text:p text:style-name="P4">
标签: ['MILITARY MEDIA CENTER', 'ТАЙРА', 'ЮЛІЯ ПАЄВСЬКА']</text:p>
      <text:p text:style-name="P4">
类别: News</text:p>
      <!--METADATA-->
      <text:p text:style-name="P4">
<draw:frame draw:style-name="fr1" draw:name="Image335" text:anchor-type="as-char" svg:width="6.9236in" svg:height="3.891999in" draw:z-index="0">
<draw:image xlink:href="../Images/AРМІЯINFORM/2023-04-28T77-00-00-04-00/62201649_605.jpg" xlink:type="simple" xlink:show="embed" xlink:actuate="onLoad" draw:mime-type="image/jpeg"/>
</draw:frame>
在军事媒体中心举行的新闻发布会上，国防部长阿列克谢·雷兹尼科夫(Alexei Reznikov)告诉记者，他曾与乌克兰武装部队，塔蒂亚娜·奥斯塔申科(Tatiana Ostashchenko)少将指示他的副画家，并在前线附近定居了十天。</text:p>
      <text:p text:style-name="P4">
这项决定是由部长就我们国家在社会上的工作不满而作出的。</text:p>
      <ul>
        <li>
长期以来，它对社会中的军事医学问题不满意。 我没有对受伤者的服务质量提供的看法，我在这里没有得到任何储蓄 - 我们的英雄返回系统。 自入侵以来，医疗部队的指挥官Sugeneral-Mior-Mior Tatiana Ostashchenko已能够建立出色的医疗服务体系，与平民机构一起，我们拥有唯一的一台一位... 部长说，您已经听到了VLK的这种缩写，而VLK本身具有负面的含义。  - 我们决定提高国防部的行政和民主控制水平，对公共组织和志愿者的大量上诉做出了回应。 他们会见了他们的代表，并同意定居永久工作组，该组织宣布为著名的Yuliapayevskaya Taira领导。</li>
      </ul>
      <text:p text:style-name="P4">
在计划改善和简化军事委托委员会工作的计划步骤中，部长还命名了VLKI在数字化转型部的所有阶段的数字化。</text:p>
      <text:p text:style-name="P4">
Alexei Reznikov建议，该工作组最终可能会在国防部转变咨询机构。</text:p>
      <text:p text:style-name="P4">
News Source: <text:a xlink:type="simple" xlink:href="https://armyinform.com.ua/2023/04/28/yuliya-payevska-tajra-ocholyla-pry-minoborony-postijno-diyuchu-robochu-grupu-z-medychnyh-pytan/" text:style-name="Internet_20_link" text:visited-style-name="Visited_20_Internet_20_Link">
https://armyinform.com.ua/2023/04/28/yuliya-payevska-tajra-ocholyla-pry-minoborony-postijno-diyuchu-robochu-grupu-z-medychnyh-pytan/</text:a>
</text:p>
      <!--NEWS-->
      <text:h text:style-name="P10" text:outline-level="1">
<text:span text:style-name="T4">
国家元首感谢捷克共和国和斯洛伐克的总统帮助乌克兰</text:span>
</text:h>
      <text:p text:style-name="P4">
作者: ['АРМІЯINFORM']</text:p>
      <text:p text:style-name="P4">
时间: 2023-04-28T78:00:00-04:00</text:p>
      <text:p text:style-name="P4">
描述: 乌克兰总统沃罗迪米尔·泽伦斯基（Volodymyr Zelensky）总统切斯科科共和国总统...与乌克兰2022年的战争，与乌克兰的最新新闻战争，今天与乌克兰2022年的新闻战争，乌克兰和俄罗斯之间以及俄罗斯之间的战争，以及俄罗斯与俄罗斯之间的战争他们说，乌克兰在2022年将是与乌克兰的战争</text:p>
      <text:p text:style-name="P4">
图片: ['<text:a xlink:type="simple" xlink:href="https://armyinform.com.ua/wp-content/uploads/2023/04/dae4899f6e5741e5caa87b1a40e1572f_1682682445_extra_large.jpeg" text:style-name="Internet_20_link" text:visited-style-name="Visited_20_Internet_20_Link">
dae4899f6e5741e5caa87b1a40e1572f_1682682445_extra_large.jpeg</text:a>
', '<text:a xlink:type="simple" xlink:href="https://armyinform.com.ua/wp-content/uploads/2023/04/fbc4c52a1254aa628617dcb6bb1f2b8d_1682682453_extra_large.jpeg" text:style-name="Internet_20_link" text:visited-style-name="Visited_20_Internet_20_Link">
fbc4c52a1254aa628617dcb6bb1f2b8d_1682682453_extra_large.jpeg</text:a>
']</text:p>
      <text:p text:style-name="P4">
标签: ['ВОЛОДИМИР ЗЕЛЕНСЬКИЙ', 'ЗУЗАНА ЧАПУТОВА', 'ПЕТР ПАВЕЛ', 'ПРЕЗИДЕНТ УКРАЇНИ']</text:p>
      <text:p text:style-name="P4">
类别: News</text:p>
      <!--METADATA-->
      <text:p text:style-name="P4">
<draw:frame draw:style-name="fr1" draw:name="Image336" text:anchor-type="as-char" svg:width="6.9236in" svg:height="4.604691in" draw:z-index="0">
<draw:image xlink:href="../Images/AРМІЯINFORM/2023-04-28T78-00-00-04-00/dae4899f6e5741e5caa87b1a40e1572f_1682682445_extra_large.jpeg" xlink:type="simple" xlink:show="embed" xlink:actuate="onLoad" draw:mime-type="image/jpeg"/>
</draw:frame>
乌克兰沃罗迪米尔·泽伦斯基(Ukraine Volodymyr Zelensky)总统与捷克共和国彼得·帕维尔(Peter Pavel)主席和正在访问我们国家的Zuzanoyuchaputova的斯洛伐克共和国总统举行了会议。</text:p>
      <text:p text:style-name="P4">
关于它<text:a xlink:type="simple" xlink:href="https://www.president.gov.ua/news/glava-derzhavi-proviv-zustrichi-z-prezidentami-chehiyi-ta-sl-82533" text:style-name="Internet_20_link" text:visited-style-name="Visited_20_Internet_20_Link">
报告</text:a>
乌克兰总统办公室。</text:p>
      <text:p text:style-name="P4">
在与捷克总统的谈判期间，乌克兰州感恩政府和整个协会的负责人在第一个大规模俄罗斯入侵中对乌克兰的全面支持。</text:p>
      <text:p text:style-name="P4">
“感谢您的访问，始于访问Bucha和Borodyanka。 我们感谢您所在的国家的支持，即您的社会，从大规模入侵的第一天开始。</text:p>
      <text:p text:style-name="P4">
<draw:frame draw:style-name="fr1" draw:name="Image337" text:anchor-type="as-char" svg:width="6.9236in" svg:height="4.617948in" draw:z-index="0">
<draw:image xlink:href="../Images/AРМІЯINFORM/2023-04-28T78-00-00-04-00/fbc4c52a1254aa628617dcb6bb1f2b8d_1682682453_extra_large.jpeg" xlink:type="simple" xlink:show="embed" xlink:actuate="onLoad" draw:mime-type="image/jpeg"/>
</draw:frame>
捷克共和国总统表示对乌克兰的支持以及对乌克兰人民的增长和勇气的迷恋，乌克兰人民为其低点而战。</text:p>
      <text:p text:style-name="P4">
在与斯洛伐克总统的一次会议上，乌克兰国家负责人感谢她的国家对乌克兰的人道主义和国防支持。</text:p>
      <text:p text:style-name="P4">
“感谢您对乌克兰人的支持，这些乌克兰人会暂时在您的国家 /地区。 我也感谢您对我们的那不勒斯战役的大力支持。</text:p>
      <text:p text:style-name="P4">
他指出，帮助斯洛伐克恢复我们国家的重要性。</text:p>
      <text:p text:style-name="P4">
祖赞·库普托娃(Zuzan Chopotova)强调了斯洛伐克一侧对乌克兰的全面支持。</text:p>
      <text:p text:style-name="P4">
News Source: <text:a xlink:type="simple" xlink:href="https://armyinform.com.ua/2023/04/28/glava-derzhavy-podyakuvav-prezydentam-chehiyi-ta-slovachchyny-za-dopomogu-ukrayini/" text:style-name="Internet_20_link" text:visited-style-name="Visited_20_Internet_20_Link">
https://armyinform.com.ua/2023/04/28/glava-derzhavy-podyakuvav-prezydentam-chehiyi-ta-slovachchyny-za-dopomogu-ukrayini/</text:a>
</text:p>
      <!--NEWS-->
      <text:h text:style-name="P10" text:outline-level="1">
<text:span text:style-name="T4">
英国大使馆讨论了被占领的克里米亚的非法判决</text:span>
</text:h>
      <text:p text:style-name="P4">
作者: ['Світлана Кирган']</text:p>
      <text:p text:style-name="P4">
时间: 2023-04-28T79:00:00-04:00</text:p>
      <text:p text:style-name="P4">
描述: 非法的维罗基（Viroki）在Rashists，犯罪的Perevilleni tu Katuvannya中持续的犯罪...与乌克兰2022年的战争，与乌克兰的最新新闻，今天与乌克兰的新闻战争，今天与乌克兰的新闻战争最后一次，乌克兰和俄罗斯之间的战争将是一场战争，他们在2022年与乌克兰与乌克兰的战争，无论是否将在不久</text:p>
      <text:p text:style-name="P4">
图片: ['<text:a xlink:type="simple" xlink:href="https://armyinform.com.ua/wp-content/uploads/2023/04/444.jpg" text:style-name="Internet_20_link" text:visited-style-name="Visited_20_Internet_20_Link">
444.jpg</text:a>
', '<text:a xlink:type="simple" xlink:href="https://armyinform.com.ua/wp-content/uploads/2023/04/melinda-simmons.jpg" text:style-name="Internet_20_link" text:visited-style-name="Visited_20_Internet_20_Link">
melinda-simmons.jpg</text:a>
']</text:p>
      <text:p text:style-name="P4">
标签: ['АР КРИМ', 'ВЕЛИКА БРИТАНІЯ', 'ДОПОМОГА ПАРТНЕРІВ', 'ЕМІНЕ ДЖАПАРОВА', 'МЕЛІНДА СІММОНС']</text:p>
      <text:p text:style-name="P4">
类别: News</text:p>
      <!--METADATA-->
      <text:p text:style-name="P4">
<draw:frame draw:style-name="fr1" draw:name="Image338" text:anchor-type="as-char" svg:width="6.9236in" svg:height="4.93627in" draw:z-index="0">
<draw:image xlink:href="../Images/AРМІЯINFORM/2023-04-28T79-00-00-04-00/444.jpg" xlink:type="simple" xlink:show="embed" xlink:actuate="onLoad" draw:mime-type="image/jpeg"/>
</draw:frame>
克里米亚被占领的轻率的非法刑期，在审判前的拘留中心对政治犯的刑事起诉 - 在首都发生了国际交易的事件：“目击者证词：关于第一口的战争”，由英国由英国组织。英国在乌克兰。</text:p>
      <text:p text:style-name="P4">
乌克兰总统在阿克里姆和塞瓦斯托波尔·塔米拉·塔希娃(Sevastopol Tamila Tasheva)以及英国驻乌克兰·梅琳达·西蒙斯(Ukraine Melinda Simmons)的大使以及乌克兰乌克兰(Ukraine Emine Emine Emine Emine Emine Emine Dzhaparov的第一任部长)也参加了该活动的开幕。</text:p>
      <text:p text:style-name="P4">
这是专门针对此主题的第三次活动，该事件发起并接受了英国驻乌克兰大使Melinda Simmons。这次，参与者讨论了在被占领的克里米亚，刑事迫害，酷刑，酷刑和命运中的非法刑罚，审判前拘留安全部队是上演。 该活动的主要目的是实现克里米亚占领的政治迫害的话题，以在国际社会中对克里米亚半岛主题进行外国展示和倡导。</text:p>
      <text:p text:style-name="P4">
<draw:frame draw:style-name="fr1" draw:name="Image339" text:anchor-type="as-char" svg:width="6.9236in" svg:height="3.956343in" draw:z-index="0">
<draw:image xlink:href="../Images/AРМІЯINFORM/2023-04-28T79-00-00-04-00/melinda-simmons.jpg" xlink:type="simple" xlink:show="embed" xlink:actuate="onLoad" draw:mime-type="image/jpeg"/>
</draw:frame>
梅琳达·西蒙斯(Melinda Simmons)</text:p>
      <text:p text:style-name="P4">
乌克兰总统的永久代表在该活动开幕式上发表了克里米亚自治共和国和塞瓦斯托波尔·塔米拉哈塔舍夫的代表。 她向观众介绍了被占领的克里米亚的政治人数，入侵者的非法刑期，还指出了当今事件的某种象征，因为他发生在第一位副校长的诞生之日纳里曼(Nariman)的政治犯贾利亚(Jalya)克里米亚·塔塔尔(Crimean Tatar)人民。活动的参与者举办了一场展览，上面有来自被占领的克里米亚的照片，其中展示了Stas Yurchenko，Taras Ibrahimova，Elmaz Akimova Taalina的作品。 摄影展览尤其反映了2014年2月26日的事件，当时乌克兰的近15,000名公民在抵抗职业的情况下向所有大都市举行了和平集会，有关儿童的斗争及其团结的照片非法囚犯。</text:p>
      <text:p text:style-name="P4">
克里米亚人权组织Olgaskripnik的主席也参加了此次活动，他的妻子折磨了库尔森·特伯伦(Kherson Terboron)战斗机Denisamironov Ksenia Mironov的死亡，包括Bohdan Ziziolexander Barkov的姐姐，以及与激进主义者一起工作的姐姐克里米亚的话题。</text:p>
      <text:p text:style-name="P4">
在客人中，有数十名外交官，由欧盟国家，北美和南美以及亚洲代表。</text:p>
      <text:p text:style-name="P4">
News Source: <text:a xlink:type="simple" xlink:href="https://armyinform.com.ua/2023/04/28/u-posolstvi-velykoyi-brytaniyi-obgovoryly-nezakonni-vyroky-v-okupovanomu-krymu/" text:style-name="Internet_20_link" text:visited-style-name="Visited_20_Internet_20_Link">
https://armyinform.com.ua/2023/04/28/u-posolstvi-velykoyi-brytaniyi-obgovoryly-nezakonni-vyroky-v-okupovanomu-krymu/</text:a>
</text:p>
      <!--NEWS-->
      <text:h text:style-name="P10" text:outline-level="1">
<text:span text:style-name="T4">
陆军Ilya Kovtun是乌克兰NOC的本月最好的运动员</text:span>
</text:h>
      <text:p text:style-name="P4">
作者: ['АРМІЯINFORM']</text:p>
      <text:p text:style-name="P4">
时间: 2023-04-28T80:00:00-04:00</text:p>
      <text:p text:style-name="P4">
描述: Expertna Khokh Khokh乌克兰看起来像是乌克兰运动员在提供...与乌克兰2022年的战争，与乌克兰与乌克兰的最新新闻，今天与乌克兰2022年的《新闻战争》中的战争中，乌克兰和俄罗斯之间的战争将会他们说，与乌克兰的战争将在2022年与乌克兰战争，在不久的将来，乌克兰与乌克兰的战争，今天的乌克兰新闻，乌克兰的新闻，乌克兰媒体在俄罗斯的乌克兰新闻</text:p>
      <text:p text:style-name="P4">
图片: ['<text:a xlink:type="simple" xlink:href="https://armyinform.com.ua/wp-content/uploads/2023/04/185784_kovtun1313929058-scaled.jpg" text:style-name="Internet_20_link" text:visited-style-name="Visited_20_Internet_20_Link">
185784_kovtun1313929058-scaled.jpg</text:a>
']</text:p>
      <text:p text:style-name="P4">
标签: ['АРМІЙСЬКИЙ СПОРТСМЕН', 'ІЛЛЯ КОВТУН', 'СПОРТИВНА ГІМНАСТИКА']</text:p>
      <text:p text:style-name="P4">
类别: News</text:p>
      <!--METADATA-->
      <text:p text:style-name="P4">
<draw:frame draw:style-name="fr1" draw:name="Image340" text:anchor-type="as-char" svg:width="6.9236in" svg:height="4.615733in" draw:z-index="0">
<draw:image xlink:href="../Images/AРМІЯINFORM/2023-04-28T80-00-00-04-00/185784_kovtun1313929058-scaled.jpg" xlink:type="simple" xlink:show="embed" xlink:actuate="onLoad" draw:mime-type="image/jpeg"/>
</draw:frame>
乌克兰NOC的专家委员会在4月IV Ivazzen春季第二个月的主要角色中，在国际比赛中考虑了乌克兰运动员的成就。</text:p>
      <text:p text:style-name="P4">
提名“ 2023年4月最佳” <text:a xlink:type="simple" xlink:href="https%3A%2F%2Fwww.facebook.com%2Folympicua%2Fposts%2Fpfbid0fDfqyhhfJ9KpCCSJKHjiVnUokHySuE5Ks7aqooMvWSX8Ynw4L4T2J9HHi61PkVVkl&amp;show_text=true&amp;width=500" text:style-name="Internet_20_link" text:visited-style-name="Visited_20_Internet_20_Link">
收到</text:a>
体操代表Ilya Kovtun。</text:p>
      <text:p text:style-name="P4">
他是交叉练习和平行瘀伤的两次铜牌获得者，在安塔利亚(Antalya)(火鸡).</text:p>
      <text:p text:style-name="P4">
Зазначається, що лауреати спортивного місяця будуть нагороджені грошовимипреміями, ексклюзивними статуетками та пам’ятними плакетками.</text:p>
      <text:p text:style-name="P4">
Як повідомлялось, нещодавно армієць Ілля Ковтун<text:a xlink:type="simple" xlink:href="https://armyinform.com.ua/2023/04/17/armiyecz-illya-kovtun-stav-chempionom-yevropy-zi-sportyvnoyi-gimnastyky/" text:style-name="Internet_20_link" text:visited-style-name="Visited_20_Internet_20_Link">
став</text:a>
欧洲体育绩效冠军。</text:p>
      <text:p text:style-name="P4">
News Source: <text:a xlink:type="simple" xlink:href="https://armyinform.com.ua/2023/04/28/armiyecz-illya-kovtun-najkrashhyj-sportsmen-misyaczya-za-versiyeyu-nok-ukrayiny/" text:style-name="Internet_20_link" text:visited-style-name="Visited_20_Internet_20_Link">
https://armyinform.com.ua/2023/04/28/armiyecz-illya-kovtun-najkrashhyj-sportsmen-misyaczya-za-versiyeyu-nok-ukrayiny/</text:a>
</text:p>
      <!--NEWS-->
      <text:h text:style-name="P10" text:outline-level="1">
<text:span text:style-name="T4">
Alexei Reznikov在军事媒体中心国防部提出了新创建的咨询和咨询机构</text:span>
</text:h>
      <text:p text:style-name="P4">
作者: ['Володимир Поліщук']</text:p>
      <text:p text:style-name="P4">
时间: 2023-04-28T81:00:00-04:00</text:p>
      <text:p text:style-name="P4">
描述: 军事媒体中心已经举行了新闻发布会，格罗马德斯科的介绍被捆绑在一起...与乌克兰2022的战争，与乌克兰的战争是今天的最新消息，今天与乌克兰2022年的战争是今天的最后一场新闻乌克兰与俄罗斯之间的战争以及2022年与乌克兰的战争将是与否，他们会在不久的将来与乌克兰发生战争，他们说，与乌克兰的战争，乌克兰今天的新闻，乌克兰媒体的新闻，乌克兰的新闻在俄罗斯</text:p>
      <text:p text:style-name="P4">
图片: ['<text:a xlink:type="simple" xlink:href="https://armyinform.com.ua/wp-content/uploads/2023/04/5f6a4713.jpg" text:style-name="Internet_20_link" text:visited-style-name="Visited_20_Internet_20_Link">
5f6a4713.jpg</text:a>
']</text:p>
      <text:p text:style-name="P4">
标签: ['MILITARY MEDIA CENTER', 'ВЛК', 'МЕДИЦИНА', 'МІНОБОРОНИ', 'ОЛЕКСІЙ РЕЗНІКОВ', 'ЮЛІЯ МАРУШЕВСЬКА']</text:p>
      <text:p text:style-name="P4">
类别: News</text:p>
      <!--METADATA-->
      <text:p text:style-name="P4">
<draw:frame draw:style-name="fr1" draw:name="Image341" text:anchor-type="as-char" svg:width="6.9236in" svg:height="4.615733in" draw:z-index="0">
<draw:image xlink:href="../Images/AРМІЯINFORM/2023-04-28T81-00-00-04-00/5f6a4713.jpg" xlink:type="simple" xlink:show="embed" xlink:actuate="onLoad" draw:mime-type="image/jpeg"/>
</draw:frame>
Oleksireznikov</text:p>
      <text:p text:style-name="P4">
在军事媒体中心已经举行<text:a xlink:type="simple" xlink:href="https://armyinform.com.ua/2023/04/28/preskonferencziya-ministra-oborony-ukrayiny-u-military-madia-center/" text:style-name="Internet_20_link" text:visited-style-name="Visited_20_Internet_20_Link">
新闻发布会</text:a>
，专门介绍社区反腐败委员会和国防部的支持办公室。</text:p>
      <text:p text:style-name="P4">
乌克兰Oleksiresnikov国防部长在介绍性讲话中概述了这些新成立的咨询和咨询机构的任务。</text:p>
      <text:p text:style-name="P4">
据他说，去年2月24日，与俄罗斯侵略者的战争从混合动力车变成了大规模，这是我们国家的主要因素，我们的国家是生存。 因此，快速和定性动员的任务增加了乌克兰的武装力量的数量，并确保整个国防部门对于抵抗敌人资源的抵抗是必要的：服装，食物，尤其是武器。</text:p>
      <ul>
        <li>
如果大家都记得，一开始，我们的伴侣就被送入了游击战，所以更多地是关于击中短途距离的手段……幸福与你的毒刺，标枪，nlaw tapiorun在一起。 现在，我们有了重型大炮，Himars，几乎所有您知道的主要类型和品牌的装甲车，已经建立了坦克联盟，爱国者已经站立了。 今天，北约国家一直通过苏联模式传给我们，但我坚信，很快我们将像爱国者那样谈论现代战斗人员一样镇定。  - 我们走了，我们已经走了的第一阶段，现在我们需要定义新的目标。 因此，该部的主要任务是提高国防效率，这将使这场战争允许乌克兰进入1991年的边界。</li>
      </ul>
      <text:p text:style-name="P4">
据部长称，该州旨在建立对该国的抵抗制度，即使俄罗斯联邦诉诸报仇的愿望也将对该国保持打击。</text:p>
      <ul>
        <li>
我们的主要价值是我们的士兵的生命 - 捍卫者和捍卫者，他们的健康。 在这个重心的中心周围，我们建立了所有过程：我们将对设备进行武器，准备，维护和维修。 我们节省的人越多，我们的防守就越稳定，就越稳定，这将是一个废话，-Alexei Reznikov肯定。</li>
      </ul>
      <text:p text:style-name="P4">
国防部长强调，提高现在利用资源的效率很重要，以找到新的解决方案以确保我们的军队有必要：Alexei Reznikov告知记者，促进这些改革将得到促进(OPZ)，公共反腐败委员会和医疗支持工作组。</text:p>
      <text:p text:style-name="P4">
尤利娅·马鲁什夫斯卡亚(Yulia Marushevskaya)成为OPP的负责人。 该办公室将首先指导国防部公共采购的努力，这将确保供应系统满足武装部队需求的连续性，稳定性和可控性。 根据Alexei Reznikov的说法，这项改革的团队由Arsen Zhumadilov领导，他曾在卫生部经历过有关此类工作的经验。</text:p>
      <ul>
        <li>
第二个非常重要的障碍是建立一个公共反腐败委员会。成千上万的人投票赞成其组成。 我认为这是一个严重的任务。 Together with me, he was elected chairman of the council Yevhen Grushovetst, his deputy Anastasia Shuba, - said Alexei Reznikov.</li>
      </ul>
      <text:p text:style-name="P4">
现在的新闻发布会得知，建立了三项委员会，并且已经开始作为公共反腐败委员会的一部分工作：关于规定和采购，监测立法和规范活动以及沟通，人事工作和专家讨论。</text:p>
      <text:p text:style-name="P4">
News Source: <text:a xlink:type="simple" xlink:href="https://armyinform.com.ua/2023/04/28/oleksij-reznikov-prezentuvav-u-military-media-center-novostvoreni-konsultaczijno-doradchi-organy-pry-minoborony/" text:style-name="Internet_20_link" text:visited-style-name="Visited_20_Internet_20_Link">
https://armyinform.com.ua/2023/04/28/oleksij-reznikov-prezentuvav-u-military-media-center-novostvoreni-konsultaczijno-doradchi-organy-pry-minoborony/</text:a>
</text:p>
      <!--NEWS-->
      <text:h text:style-name="P10" text:outline-level="1">
<text:span text:style-name="T4">
乌克兰指望武器的最快传输，该武器已包含在第六条包装中</text:span>
</text:h>
      <text:p text:style-name="P4">
作者: ['АРМІЯINFORM']</text:p>
      <text:p text:style-name="P4">
时间: 2023-04-28T82:00:00-04:00</text:p>
      <text:p text:style-name="P4">
描述: 支队将成为互惠盟国发烧的种族……与乌克兰2022年的战争，与乌克兰的战争是今天的最新消息，今天与乌克兰2022年的新闻战，乌克兰和俄罗斯以及与乌克兰的战争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thumb_203172_820_360_0_0_auto.jpg" text:style-name="Internet_20_link" text:visited-style-name="Visited_20_Internet_20_Link">
thumb_203172_820_360_0_0_auto.jpg</text:a>
']</text:p>
      <text:p text:style-name="P4">
标签: ['STOPRUSSIA', 'ДЕНИС ШМИГАЛЬ', 'УКРАЇНА - ІТАЛІЯ']</text:p>
      <text:p text:style-name="P4">
类别: News</text:p>
      <!--METADATA-->
      <text:p text:style-name="P4">
<draw:frame draw:style-name="fr1" draw:name="Image342" text:anchor-type="as-char" svg:width="6.9236in" svg:height="4.610104in" draw:z-index="0">
<draw:image xlink:href="../Images/AРМІЯINFORM/2023-04-28T82-00-00-04-00/thumb_203172_820_360_0_0_auto.jpg" xlink:type="simple" xlink:show="embed" xlink:actuate="onLoad" draw:mime-type="image/jpeg"/>
</draw:frame>
政府继续与欧洲盟友有效互动，以提高乌克兰的精确度并开始重建。 总理丹尼斯·施米加尔(Denis Shmigal)在4月28日的政府会议上强调了这一点。 他总结了政府代表团前往意大利的访问。</text:p>
      <text:p text:style-name="P4">
“ Zelensky乌克兰总统的倡议举行了一次大型会议，并参加了500多家意大利公司。 他们有兴趣投资乌克兰。 在会议中，他们签署了有关生态，工业，物流，能源领域合作的六个基于我的基于六位 - 我的反思。 基辅地区和哈尔基夫地区已与意大利合伙人同意赞助。”政府负责人说。</text:p>
      <text:p text:style-name="P4">
总理还报告说，乌克兰和意大利已从意大利SACE出口机构就恢复项目达成了10亿坦克的资金。</text:p>
      <text:p text:style-name="P4">
概述了麦克风行业合作的前景。 特别是，关于抵消敌对无人机的空防系统组件的生产。 我们正在计算向乌克兰传播最快的武器，这是意大利军事技术援助的第六套餐的一部分。”</text:p>
      <text:p text:style-name="P4">
在意大利，政府团队还讨论了乌克兰沃迪米尔·泽伦斯基总统的执行方式。 正如总理所强调的那样，乌克兰坚信意大利欧洲融合塔耶 - 大西洋愿望的决定性支持。</text:p>
      <text:p text:style-name="P4">
丹尼斯·施米加尔(Denis Shmigal)还报告说，意大利议会正在考虑乌克兰人民种族灭绝对holodomor的认可。</text:p>
      <text:p text:style-name="P4">
资料来源：<text:a xlink:type="simple" xlink:href="https://www.kmu.gov.ua/news/denys-shmyhal-rozrakhovuiemo-na-iaknaishvydshu-peredachu-ukraini-zbroi-iaka-vkhodyt-do-6-ho-paketa-italiiskoi-viiskovoi-dopomohy" text:style-name="Internet_20_link" text:visited-style-name="Visited_20_Internet_20_Link">
政府门户</text:a>
</text:p>
      <text:p text:style-name="P4">
News Source: <text:a xlink:type="simple" xlink:href="https://armyinform.com.ua/2023/04/28/ukrayina-rozrahovuye-na-yaknajshvydshu-peredachu-zbroyi-yaka-vhodyt-do-6-go-paketa-italijskoyi-vijskovoyi-dopomogy/" text:style-name="Internet_20_link" text:visited-style-name="Visited_20_Internet_20_Link">
https://armyinform.com.ua/2023/04/28/ukrayina-rozrahovuye-na-yaknajshvydshu-peredachu-zbroyi-yaka-vhodyt-do-6-go-paketa-italijskoyi-vijskovoyi-dopomogy/</text:a>
</text:p>
      <!--NEWS-->
      <text:h text:style-name="P10" text:outline-level="1">
<text:span text:style-name="T4">
俄罗斯联邦的严重病和受伤的捍卫者应被释放，而不是交换 - 协调总部</text:span>
</text:h>
      <text:p text:style-name="P4">
作者: ['АРМІЯINFORM']</text:p>
      <text:p text:style-name="P4">
时间: 2023-04-28T83:00:00-04:00</text:p>
      <text:p text:style-name="P4">
描述: 在协调的总部，Zustinich Zustyunov在加冕的机械化……与乌克兰2022年的战争中毫无防备他们说，与乌克兰在2022年的关系是否会在不久的将来与乌克兰战争，他们说，与乌克兰的战争，今天的乌克兰新闻，乌克兰的新闻，乌克兰媒体在俄罗斯的乌克兰新闻</text:p>
      <text:p text:style-name="P4">
图片: ['<text:a xlink:type="simple" xlink:href="https://armyinform.com.ua/wp-content/uploads/2023/04/bez-imeni-15.jpg" text:style-name="Internet_20_link" text:visited-style-name="Visited_20_Internet_20_Link">
bez-imeni-15.jpg</text:a>
']</text:p>
      <text:p text:style-name="P4">
标签: ['КООРДИНАЦІЙНИЙ ШТАБ З ПИТАНЬ ПОВОДЖЕННЯ З ВІЙСЬКОВОПОЛОНЕНИМИ', 'ОБМІН ПОЛОНЕНИМИ']</text:p>
      <text:p text:style-name="P4">
类别: News</text:p>
      <!--METADATA-->
      <text:p text:style-name="P4">
<draw:frame draw:style-name="fr1" draw:name="Image343" text:anchor-type="as-char" svg:width="6.9236in" svg:height="3.841129in" draw:z-index="0">
<draw:image xlink:href="../Images/AРМІЯINFORM/2023-04-28T83-00-00-04-00/bez-imeni-15.jpg" xlink:type="simple" xlink:show="embed" xlink:actuate="onLoad" draw:mime-type="image/jpeg"/>
</draw:frame>
在协调总部，在协调员的代表期间，与以罗马亲王命名的独立机械机械旅的捍卫者的家人举行会议，指出某些类别的服务人员不应交换，不应交换，这些服务人员不应交换，但没有任何以前的条件。 这是俄罗斯必须遵守的国际人道主义法规规则所要求的。</text:p>
      <text:p text:style-name="P4">
关于它<text:a xlink:type="simple" xlink:href="https://t.me/Koord_shtab/932" text:style-name="Internet_20_link" text:visited-style-name="Visited_20_Internet_20_Link">
报告</text:a>
与战俘问题协调总部。</text:p>
      <text:p text:style-name="P4">
分别讨论了有军事单位家庭的沟通问题。 作为总部代表，指挥官每天都会向人员报告。如果在一种或另一种情况下记录了军人的失踪，则指挥官任命正式调查。 根据他的结果，他定义了服务员的会计类别。 军事部门向领土中心补充和社会支持发送相关通知(前军事办公室)，从那里，税法和合资企业的员工将其传递给亲戚。</text:p>
      <text:p text:style-name="P4">
总部还引起了以下事实，即当有失踪人员的意识时：视频，摄影材料的摄影材料的出发人数返回被囚禁的人 - 这可能是更换会计设备的基础。 失踪人员和捍卫者的亲戚还提供了大量信息。</text:p>
      <text:p text:style-name="P4">
News Source: <text:a xlink:type="simple" xlink:href="https://armyinform.com.ua/2023/04/28/vazhkohvoryh-j-poranenyh-zahysnykiv-rf-maye-vidpuskaty-a-ne-obminyuvaty-koordynaczijnyj-shtab/" text:style-name="Internet_20_link" text:visited-style-name="Visited_20_Internet_20_Link">
https://armyinform.com.ua/2023/04/28/vazhkohvoryh-j-poranenyh-zahysnykiv-rf-maye-vidpuskaty-a-ne-obminyuvaty-koordynaczijnyj-shtab/</text:a>
</text:p>
      <!--NEWS-->
      <text:h text:style-name="P10" text:outline-level="1">
<text:span text:style-name="T4">
我们的艺术达到了3个管理要点和敌人的4个重点领域</text:span>
</text:h>
      <text:p text:style-name="P4">
作者: ['АРМІЯINFORM']</text:p>
      <text:p text:style-name="P4">
时间: 2023-04-28T84:00:00-04:00</text:p>
      <text:p text:style-name="P4">
描述: DOB的AVISAATSIA国防军在特殊仓库的Zserdzhennya地区进行了4杆...与乌克兰2022年的战争，与乌克兰的最新新闻，今天与乌克兰2022年的新闻战争，今天，乌克兰和俄罗斯和俄罗斯之间的战争将会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arta-3.jpg" text:style-name="Internet_20_link" text:visited-style-name="Visited_20_Internet_20_Link">
arta-3.jpg</text:a>
']</text:p>
      <text:p text:style-name="P4">
标签: ['STOPRUSSIA', 'АГРЕСІЯ РФ', 'ВТОРГНЕННЯ РФ', 'ВТРАТИ ВОРОГА', 'ХРОНІКА ОБОРОНИ']</text:p>
      <text:p text:style-name="P4">
类别: News</text:p>
      <!--METADATA-->
      <text:p text:style-name="P4">
<draw:frame draw:style-name="fr1" draw:name="Image344" text:anchor-type="as-char" svg:width="6.9236in" svg:height="2.993015in" draw:z-index="0">
<draw:image xlink:href="../Images/AРМІЯINFORM/2023-04-28T84-00-00-04-00/arta-3.jpg" xlink:type="simple" xlink:show="embed" xlink:actuate="onLoad" draw:mime-type="image/jpeg"/>
</draw:frame>
**🔥i</text:p>
      <text:p text:style-name="P4">
在入侵者的人员和军事装备集中的领域，国防军航空每天都打出了4次。</text:p>
      <text:p text:style-name="P4">
导弹和​​炮兵的单位同时击中了3个管理点，弹药组成和4个集中的领域(https://www.facebook.com/GeneralStaff.ua/posts/pfbid02yvfvfz6RDTpUdb13fRc8RP3MKDdR92yw87HyLNXdnDKof21bDVPT8Nyso8wr6Nwil?<text:span text:style-name="T4">
cft</text:span>
%5b0%5d=AZWAxM5IEstMKVLNHixtVPQU_ydCtV898ULL6MRVBDsmvN3MtW4uqRbgMefSeCbJ1eP-RnbLodwJGXBDf38NMST2rGKKpXZ6NNn-flUXhDugoC-kxR5Pj6Wv6MTzE)乌克兰人的总参谋部。</text:p>
      <text:p text:style-name="P4">
News Source: <text:a xlink:type="simple" xlink:href="https://armyinform.com.ua/2023/04/28/nasha-arta-vrazyla-3-punkty-upravlinnya-ta-4-rajony-zoseredzhennya-voroga/" text:style-name="Internet_20_link" text:visited-style-name="Visited_20_Internet_20_Link">
https://armyinform.com.ua/2023/04/28/nasha-arta-vrazyla-3-punkty-upravlinnya-ta-4-rajony-zoseredzhennya-voroga/</text:a>
</text:p>
      <!--NEWS-->
      <text:h text:style-name="P10" text:outline-level="1">
<text:span text:style-name="T4">
第95 ODSBR的指挥官收到了乌克兰总统的来信</text:span>
</text:h>
      <text:p text:style-name="P4">
作者: ['Владислав Назаркевич']</text:p>
      <text:p text:style-name="P4">
时间: 2023-04-28T85:00:00-04:00</text:p>
      <text:p text:style-name="P4">
描述: 该旅指挥官的表格由防御乌克兰·甘纳·马拉尔（Ganna Marlar）的辩护的代祷者移交。 “海报...与乌克兰2022年的战争，与乌克兰的最新新闻战争，与乌克兰的新闻战争，2022年的新闻战争，今天的最后一次战争将在乌克兰和俄罗斯之间以及2022年与乌克兰的战争之间发生战争，将在不久的将来与乌克兰发动战争，说，与乌克兰的战争，今天的乌克兰新闻，乌克兰的新闻，乌克兰媒体的俄罗斯媒体</text:p>
      <text:p text:style-name="P4">
图片: ['<text:a xlink:type="simple" xlink:href="https://armyinform.com.ua/wp-content/uploads/2023/04/1-golovna-2.jpg" text:style-name="Internet_20_link" text:visited-style-name="Visited_20_Internet_20_Link">
1-golovna-2.jpg</text:a>
', '<text:a xlink:type="simple" xlink:href="https://armyinform.com.ua/wp-content/uploads/2023/04/1-101-150x150.jpg" text:style-name="Internet_20_link" text:visited-style-name="Visited_20_Internet_20_Link">
1-101-150x150.jpg</text:a>
', '<text:a xlink:type="simple" xlink:href="https://armyinform.com.ua/wp-content/uploads/2023/04/2-87-150x150.jpg" text:style-name="Internet_20_link" text:visited-style-name="Visited_20_Internet_20_Link">
2-87-150x150.jpg</text:a>
', '<text:a xlink:type="simple" xlink:href="https://armyinform.com.ua/wp-content/uploads/2023/04/3-72-150x150.jpg" text:style-name="Internet_20_link" text:visited-style-name="Visited_20_Internet_20_Link">
3-72-150x150.jpg</text:a>
', '<text:a xlink:type="simple" xlink:href="https://armyinform.com.ua/wp-content/uploads/2023/04/5-49-150x150.jpg" text:style-name="Internet_20_link" text:visited-style-name="Visited_20_Internet_20_Link">
5-49-150x150.jpg</text:a>
', '<text:a xlink:type="simple" xlink:href="https://armyinform.com.ua/wp-content/uploads/2022/06/vladyslav-nazarkevych-chb.jpg" text:style-name="Internet_20_link" text:visited-style-name="Visited_20_Internet_20_Link">
vladyslav-nazarkevych-chb.jpg</text:a>
']</text:p>
      <text:p text:style-name="P4">
标签: ['STOPRUSSIA', 'АГРЕСІЯ РФ', 'ВІЙНА', 'ВОЛОДИМИР ЗЕЛЕНСЬКИЙ', 'ВТОРГНЕННЯ РФ', 'ГАННА МАЛЯР']</text:p>
      <text:p text:style-name="P4">
类别: News</text:p>
      <!--METADATA-->
      <text:p text:style-name="P4">
<draw:frame draw:style-name="fr1" draw:name="Image345" text:anchor-type="as-char" svg:width="6.9236in" svg:height="4.912854in" draw:z-index="0">
<draw:image xlink:href="../Images/AРМІЯINFORM/2023-04-28T85-00-00-04-00/1-golovna-2.jpg" xlink:type="simple" xlink:show="embed" xlink:actuate="onLoad" draw:mime-type="image/jpeg"/>
</draw:frame>
乌克兰国防部副部长安娜·马里亚尔(Anna Malyar)移交了科姆布里格的信。</text:p>
      <text:p text:style-name="P4">
安娜·马里亚尔(Anna Malyar)在<text:a xlink:type="simple" xlink:href="https://t.me/annamaliar/684" text:style-name="Internet_20_link" text:visited-style-name="Visited_20_Internet_20_Link">
电报频道</text:a>
. — З великою приємністю і гордістювручила комбригу 95-ї бригади ДШВ Олегу Апостолу подяку від Президента воїнамбригади, які дуже потужно бʼються поблизу Кремінної на Луганщині.</text:p>
      <text:p text:style-name="P4">
Бійці записали Президенту відеозвернення і передали подарунок від бригади —годинник з логотипом 95-ки. Усе передам».</text:p>
      <text:p text:style-name="P4">
У листі Президент України дякує командиру бригади та його колективу застійкість, хоробрість і круті бойові результати:</text:p>
      <text:p text:style-name="P4">
«Дякую усім Вам, хлопці!Молодці!Слава Вам!Слава Україні!»</text:p>
      <text:p text:style-name="P4">
<text:a xlink:type="simple" xlink:href="https://armyinform.com.ua/wp-content/uploads/2023/04/1-101.jpg" text:style-name="Internet_20_link" text:visited-style-name="Visited_20_Internet_20_Link">
<draw:frame draw:style-name="fr1" draw:name="Image346" text:anchor-type="as-char" svg:width="6.9236in" svg:height="6.9236in" draw:z-index="0">
<draw:image xlink:href="../Images/AРМІЯINFORM/2023-04-28T85-00-00-04-00/1-101-150x150.jpg" xlink:type="simple" xlink:show="embed" xlink:actuate="onLoad" draw:mime-type="image/jpeg"/>
</draw:frame>
</text:a>
</text:p>
      <text:p text:style-name="P4">
<text:a xlink:type="simple" xlink:href="https://armyinform.com.ua/wp-content/uploads/2023/04/2-87.jpg" text:style-name="Internet_20_link" text:visited-style-name="Visited_20_Internet_20_Link">
<draw:frame draw:style-name="fr1" draw:name="Image347" text:anchor-type="as-char" svg:width="6.9236in" svg:height="6.9236in" draw:z-index="0">
<draw:image xlink:href="../Images/AРМІЯINFORM/2023-04-28T85-00-00-04-00/2-87-150x150.jpg" xlink:type="simple" xlink:show="embed" xlink:actuate="onLoad" draw:mime-type="image/jpeg"/>
</draw:frame>
</text:a>
</text:p>
      <text:p text:style-name="P4">
<text:a xlink:type="simple" xlink:href="https://armyinform.com.ua/wp-content/uploads/2023/04/3-72.jpg" text:style-name="Internet_20_link" text:visited-style-name="Visited_20_Internet_20_Link">
<draw:frame draw:style-name="fr1" draw:name="Image348" text:anchor-type="as-char" svg:width="6.9236in" svg:height="6.9236in" draw:z-index="0">
<draw:image xlink:href="../Images/AРМІЯINFORM/2023-04-28T85-00-00-04-00/3-72-150x150.jpg" xlink:type="simple" xlink:show="embed" xlink:actuate="onLoad" draw:mime-type="image/jpeg"/>
</draw:frame>
</text:a>
</text:p>
      <text:p text:style-name="P4">
<text:a xlink:type="simple" xlink:href="https://armyinform.com.ua/wp-content/uploads/2023/04/5-49.jpg" text:style-name="Internet_20_link" text:visited-style-name="Visited_20_Internet_20_Link">
<draw:frame draw:style-name="fr1" draw:name="Image349" text:anchor-type="as-char" svg:width="6.9236in" svg:height="6.9236in" draw:z-index="0">
<draw:image xlink:href="../Images/AРМІЯINFORM/2023-04-28T85-00-00-04-00/5-49-150x150.jpg" xlink:type="simple" xlink:show="embed" xlink:actuate="onLoad" draw:mime-type="image/jpeg"/>
</draw:frame>
</text:a>
</text:p>
      <text:p text:style-name="P4">
<draw:frame draw:style-name="fr1" draw:name="Image350" text:anchor-type="as-char" svg:width="6.9236in" svg:height="6.9236in" draw:z-index="0">
<draw:image xlink:href="../Images/AРМІЯINFORM/2023-04-28T85-00-00-04-00/vladyslav-nazarkevych-chb.jpg" xlink:type="simple" xlink:show="embed" xlink:actuate="onLoad" draw:mime-type="image/jpeg"/>
</draw:frame>
<text:a xlink:type="simple" xlink:href="https://armyinform.com.ua/army-authors/vladyslav-nazarkevych/" text:style-name="Internet_20_link" text:visited-style-name="Visited_20_Internet_20_Link">
Vladislav Nazarevich</text:a>
陆军通讯员</text:p>
      <text:p text:style-name="P4">
News Source: <text:a xlink:type="simple" xlink:href="https://armyinform.com.ua/2023/04/28/komandyr-95-yi-odshbr-otrymav-lyst-vid-prezydenta-ukrayiny/" text:style-name="Internet_20_link" text:visited-style-name="Visited_20_Internet_20_Link">
https://armyinform.com.ua/2023/04/28/komandyr-95-yi-odshbr-otrymav-lyst-vid-prezydenta-ukrayiny/</text:a>
</text:p>
      <!--NEWS-->
      <text:h text:style-name="P10" text:outline-level="1">
<text:span text:style-name="T4">
敌人将进攻努力集中在四个方向上</text:span>
</text:h>
      <text:p text:style-name="P4">
作者: ['АРМІЯINFORM']</text:p>
      <text:p text:style-name="P4">
时间: 2023-04-28T86:00:00-04:00</text:p>
      <text:p text:style-name="P4">
描述: 对手Zoservzhil Zuillya在Limansky领先的高级DI，...与乌克兰2022年的战争，与乌克兰的最新新闻战争，今天与乌克兰2022年的新闻战争，乌克兰和俄罗斯之间的战争以及与乌克兰之间的战争会发生他们说，在2022年，无论是否有一年，是否会在不久的将来与乌克兰进行战争</text:p>
      <text:p text:style-name="P4">
图片: ['<text:a xlink:type="simple" xlink:href="https://armyinform.com.ua/wp-content/uploads/2023/04/baxmut-2.jpg" text:style-name="Internet_20_link" text:visited-style-name="Visited_20_Internet_20_Link">
baxmut-2.jpg</text:a>
']</text:p>
      <text:p text:style-name="P4">
标签: ['STOPRUSSIA', 'АГРЕСІЯ РФ', 'ВІЙНА', 'ВТОРГНЕННЯ РФ', 'ГШ ЗСУ', 'ХРОНІКА ОБОРОНИ']</text:p>
      <text:p text:style-name="P4">
类别: News</text:p>
      <!--METADATA-->
      <text:p text:style-name="P4">
<draw:frame draw:style-name="fr1" draw:name="Image351" text:anchor-type="as-char" svg:width="6.9236in" svg:height="4.615733in" draw:z-index="0">
<draw:image xlink:href="../Images/AРМІЯINFORM/2023-04-28T86-00-00-04-00/baxmut-2.jpg" xlink:type="simple" xlink:show="embed" xlink:actuate="onLoad" draw:mime-type="image/jpeg"/>
</draw:frame>
**🔥i</text:p>
      <text:p text:style-name="P4">
敌人专注于在纳利曼斯克，巴赫穆特，阿夫迪夫和玛丽斯基的方向上的进攻行动上的主要努力。 在这些领域的这些区域中，已经进行了40多次攻击。 Bakhmut和Marinka仍然留在战斗的中心。(https://www.facebook.com/GeneralStaff.ua/posts/pfbid02yvfvfz6RDTpUdb13fRc8RP3MKDdR92yw87HyLNXdnDKof21bDVPT8Nyso8wr6Nwil?<text:span text:style-name="T4">
cft</text:span>
%5b0%5d=AZWAxM5IEstMKVLNHixtVPQU_ydCtV898ULL6MRVBDsmvN3MtW4uqRbgMefSeCbJ1eP-RnbLodwJGXBDf38NMST2rGKKpXZ6NNn-flUXhDugoC-kxR5Pj6Wv6MTzE)乌克兰人的总参谋部。</text:p>
      <text:p text:style-name="P4">
<text:span text:style-name="T4">
朝利马方向</text:span>
敌人进行了Belogovka Unapryamka的进攻行动不成功。 他袭击了航空，向定居点Nevskoye，Bigorivka，Torske，Serebryanka，有争议的Ivanivka击中。 炮兵剪切是Makeevka，Nevskoye，Dibrova，Luhansk地区的Bigorivka； 托尼(Verkhnyamyanskoye)，有争议的顿涅茨克地区。</text:p>
      <text:p text:style-name="P4">
<text:span text:style-name="T4">
在Bakhmut方向</text:span>
敌人继续采取进攻行动。 它正在巴赫穆特(Bakhmut)进行。 此外，在白天，敌人朝着Bogdanivka和Timal Yar的方向进行了连续的连续行动。 Vasyukivka，Orikhovo-Vasylivka，Bakhmut，Grigorivka，Ivanivske，Konstantinovka，Alexander-Schultine，South，South，Nelipivka和New York Donetsk地区敌对。</text:p>
      <text:p text:style-name="P4">
<text:span text:style-name="T4">
在Avdeevsky方向</text:span>
敌人在Avdiivka，Severne和Pervomaisk Donetsk地区的居住朋克地区进行了进攻行动，没有成功。</text:p>
      <text:p text:style-name="P4">
<text:span text:style-name="T4">
在Mariinsky方向</text:span>
我们的后卫反映了Marinka和Novomikhailivka定居点敌人的袭击。 同时，经验丰富的顿涅茨克地区的Krasnogorivka，Marinka，Venta和Novomikhailivka。</text:p>
      <text:p text:style-name="P4">
<text:span text:style-name="T4">
在矿物方向</text:span>
敌人没有采取进攻行动的敌人。 对碳，prychistivtsi和Shakhtar Donetsk地区的调查罢工。</text:p>
      <text:p text:style-name="P4">
News Source: <text:a xlink:type="simple" xlink:href="https://armyinform.com.ua/2023/04/28/protyvnyk-zoseredyv-nastupalni-zusyllya-na-chotyroh-napryamkah/" text:style-name="Internet_20_link" text:visited-style-name="Visited_20_Internet_20_Link">
https://armyinform.com.ua/2023/04/28/protyvnyk-zoseredyv-nastupalni-zusyllya-na-chotyroh-napryamkah/</text:a>
</text:p>
      <!--NEWS-->
      <text:h text:style-name="P10" text:outline-level="1">
<text:span text:style-name="T4">
在北部的迹象的迹象表明，进攻性群体的迹象没有透露</text:span>
</text:h>
      <text:p text:style-name="P4">
作者: ['АРМІЯINFORM']</text:p>
      <text:p text:style-name="P4">
时间: 2023-04-28T87:00:00-04:00</text:p>
      <text:p text:style-name="P4">
描述: 在沃林斯基（Volinsky），Suttnikh Zmis的局势并没有降低Poliysky Life的局势。...与乌克兰2022年的战争，与乌克兰的战争是今天的最新消息，今天与乌克兰2022年的新闻战争，今天会有。乌克兰与俄罗斯之间的战争以及与乌克兰在其中的战争将是不久的，无论是否将在不久的将来与乌克兰进行战争，今天与乌克兰的战争，今天的乌克兰新闻，乌克兰媒体的乌克兰新闻，俄罗斯的乌克兰新闻在俄罗斯人</text:p>
      <text:p text:style-name="P4">
图片: ['<text:a xlink:type="simple" xlink:href="https://armyinform.com.ua/wp-content/uploads/2023/04/stezhymo-3.jpg" text:style-name="Internet_20_link" text:visited-style-name="Visited_20_Internet_20_Link">
stezhymo-3.jpg</text:a>
']</text:p>
      <text:p text:style-name="P4">
标签: ['STOPRUSSIA', 'АГРЕСІЯ РФ', 'ВІЙНА', 'ВТОРГНЕННЯ РФ', 'ПІВНІЧНИЙ НАПРЯМОК']</text:p>
      <text:p text:style-name="P4">
类别: News</text:p>
      <!--METADATA-->
      <text:p text:style-name="P4">
<draw:frame draw:style-name="fr1" draw:name="Image352" text:anchor-type="as-char" svg:width="6.9236in" svg:height="4.32725in" draw:z-index="0">
<draw:image xlink:href="../Images/AРМІЯINFORM/2023-04-28T87-00-00-04-00/stezhymo-3.jpg" xlink:type="simple" xlink:show="embed" xlink:actuate="onLoad" draw:mime-type="image/jpeg"/>
</draw:frame>
在Volyn和Polissya的方向上，重大变化的操作状况无能为力。 没有揭示出进攻群体的形成迹象，<text:a xlink:type="simple" xlink:href="https://www.facebook.com/GeneralStaff.ua/posts/pfbid02yvfvfz6RDTpUdb13fRc8RP3MKDdR92yw87HyLNXdnDKof21bDVPT8Nyso8wr6Nwil" text:style-name="Internet_20_link" text:visited-style-name="Visited_20_Internet_20_Link">
报告</text:a>
乌克兰人的总参谋部。</text:p>
      <text:p text:style-name="P4">
在Siversky和Slobozhansky的指示中，敌人在与乌克兰的边界地区存在军事存在。 敌人在Semenivka Taleonivka的定居点上引起了航空罢工。 Chernihiv地区的定居点Galagolanivka，Leonivka和Buchka进行了迫击炮和炮击； Romashkovo，Volnasloboda，Iskryskivshchyna，Sumy地区的Volfine和Rims，以及Kharkiv地区的Morokhovets，Lipka，Lipka，Gatyshche，Volokhivka，Senterne和Budarki。</text:p>
      <text:p text:style-name="P4">
News Source: <text:a xlink:type="simple" xlink:href="https://armyinform.com.ua/2023/04/28/na-pivnichnomu-napryamku-oznak-formuvannya-nastupalnyh-ugrupovan-rosiyan-ne-vyyavleno/" text:style-name="Internet_20_link" text:visited-style-name="Visited_20_Internet_20_Link">
https://armyinform.com.ua/2023/04/28/na-pivnichnomu-napryamku-oznak-formuvannya-nastupalnyh-ugrupovan-rosiyan-ne-vyyavleno/</text:a>
</text:p>
      <!--NEWS-->
      <text:h text:style-name="P10" text:outline-level="1">
<text:span text:style-name="T4">
北约和乌克兰国防部加深了创新领域的合作</text:span>
</text:h>
      <text:p text:style-name="P4">
作者: ['АРМІЯINFORM']</text:p>
      <text:p text:style-name="P4">
时间: 2023-04-28T88:00:00-04:00</text:p>
      <text:p text:style-name="P4">
描述: 28 Kvity 2023乌克兰沃罗伊沃迪莫尔·加夫里洛夫·普罗维夫（乌克兰与乌克兰的战争，与乌克兰与乌克兰的最新新闻，与乌克兰的新闻战争，今天与乌克兰2022年最后一次与乌克兰战争战争）的战争，乌克兰和俄罗斯之间的战争以及战争时，乌克兰与乌克兰2022年的战争，当他们在2022年与乌克兰有一年</text:p>
      <text:p text:style-name="P4">
图片: ['<text:a xlink:type="simple" xlink:href="https://armyinform.com.ua/wp-content/uploads/2023/04/12dad8cbed46d96669efca1970794f38df05b81e.jpg" text:style-name="Internet_20_link" text:visited-style-name="Visited_20_Internet_20_Link">
12dad8cbed46d96669efca1970794f38df05b81e.jpg</text:a>
']</text:p>
      <text:p text:style-name="P4">
标签: ['УКРАЇНА – НАТО']</text:p>
      <text:p text:style-name="P4">
类别: News</text:p>
      <!--METADATA-->
      <text:p text:style-name="P4">
<draw:frame draw:style-name="fr1" draw:name="Image353" text:anchor-type="as-char" svg:width="6.9236in" svg:height="5.1927in" draw:z-index="0">
<draw:image xlink:href="../Images/AРМІЯINFORM/2023-04-28T88-00-00-04-00/12dad8cbed46d96669efca1970794f38df05b81e.jpg" xlink:type="simple" xlink:show="embed" xlink:actuate="onLoad" draw:mime-type="image/jpeg"/>
</draw:frame>
2023年4月28日，在北约总部与北约安全秘书长戴维·冯·冯(David Vang Vilel)会议上，乌克兰乌克兰·沃罗迪米·加夫里洛夫国防部副部长<text:a xlink:type="simple" xlink:href="https://www.mil.gov.ua/news/2023/04/28/nato-ta-minoboroni-ukraini-pogliblyuyut-spivpraczyu-v-galuzi-innovaczij/" text:style-name="Internet_20_link" text:visited-style-name="Visited_20_Internet_20_Link">
报告</text:a>
乌克兰的官方国防部门。</text:p>
      <text:p text:style-name="P4">
双方讨论了互惠合作在球形上的进一步途径，特别是乌克兰初创企业参与共同创新预测，在现代发展的现代发展条件下测试了乌克兰现代发展的乌克兰经验，这些经验在短期内引入了新的采样和技术。</text:p>
      <text:p text:style-name="P4">
国防部代表向联盟通报了创建创新生态系统的实际步骤，并通过更改官僚程序，尤其是在开发和提供VSI现代无人驾驶空中航空系统时，以加速国防领域的初创企业的实施乌克兰生产。</text:p>
      <text:p text:style-name="P4">
弗拉基米尔·加夫里洛夫(Vladimir Gavrilov)强调说：“国防部的创新生态系统应成为巨大的欧元 - 大西洋创新生态系统的一部分。”</text:p>
      <text:p text:style-name="P4">
双方同意继续进行实践合作的对话，特别是在可能参与北约北大西洋防御性创新活动的情况下(戴安娜).</text:p>
      <text:p text:style-name="P4">
<text:span text:style-name="T4">
Довідково:</text:span>
 _DIANA (北约北大西洋的防御性创新加速器)他于2021年开始在布鲁塞尔峰会。 它包裹在将双重使用商业技术用于目标和安全性中。 它将重点介绍Natonov和Breakthrough技术的九个优先级：人工心理，数据，自主权，量子技术，生物技术，超声波，超声波，空间，创新的IDIVATION，能量和驾驶材料。</text:p>
      <text:p text:style-name="P4">
News Source: <text:a xlink:type="simple" xlink:href="https://armyinform.com.ua/2023/04/28/nato-ta-minoborony-ukrayiny-poglyblyuyut-spivpraczyu-v-galuzi-innovaczij/" text:style-name="Internet_20_link" text:visited-style-name="Visited_20_Internet_20_Link">
https://armyinform.com.ua/2023/04/28/nato-ta-minoborony-ukrayiny-poglyblyuyut-spivpraczyu-v-galuzi-innovaczij/</text:a>
</text:p>
      <!--NEWS-->
      <text:h text:style-name="P10" text:outline-level="1">
<text:span text:style-name="T4">
军队开始了一个关于乌克兰合作历史的项目 - 北约</text:span>
</text:h>
      <text:p text:style-name="P4">
作者: ['Єгор Брайлян']</text:p>
      <text:p text:style-name="P4">
时间: 2023-04-28T89:00:00-04:00</text:p>
      <text:p text:style-name="P4">
描述: 组织PIVNIKHAL-大西洋协议，北约Abreviaaturoy的Bilsh Vidom，є，一场...与乌克兰2022年的战争，与乌克兰与乌克兰的最新新闻，与乌克兰的新闻战争，与乌克兰2022年的新闻战争是乌克兰和俄罗斯和俄罗斯和乌克兰战争的最后一场战争这将是不久的</text:p>
      <text:p text:style-name="P4">
图片: ['<text:a xlink:type="simple" xlink:href="https://armyinform.com.ua/wp-content/uploads/2023/04/1-100.jpg" text:style-name="Internet_20_link" text:visited-style-name="Visited_20_Internet_20_Link">
1-100.jpg</text:a>
', '<text:a xlink:type="simple" xlink:href="https://armyinform.com.ua/wp-content/uploads/2023/04/2-86-scaled.jpg" text:style-name="Internet_20_link" text:visited-style-name="Visited_20_Internet_20_Link">
2-86-scaled.jpg</text:a>
', '<text:a xlink:type="simple" xlink:href="https://armyinform.com.ua/wp-content/uploads/2023/04/3-71.jpg" text:style-name="Internet_20_link" text:visited-style-name="Visited_20_Internet_20_Link">
3-71.jpg</text:a>
', '<text:a xlink:type="simple" xlink:href="https://armyinform.com.ua/wp-content/uploads/2023/04/4-7.jpeg" text:style-name="Internet_20_link" text:visited-style-name="Visited_20_Internet_20_Link">
4-7.jpeg</text:a>
', '<text:a xlink:type="simple" xlink:href="https://armyinform.com.ua/wp-content/uploads/2021/11/image_-26_15-38-03-2.jpg" text:style-name="Internet_20_link" text:visited-style-name="Visited_20_Internet_20_Link">
image_-26_15-38-03-2.jpg</text:a>
']</text:p>
      <text:p text:style-name="P4">
标签: ['STOPRUSSIA', 'АГРЕСІЯ РФ', 'ВІЙНА', 'ВТОРГНЕННЯ РФ', 'МЗС', 'НАТО', 'УКРАЇНА – НАТО']</text:p>
      <text:p text:style-name="P4">
类别: News</text:p>
      <!--METADATA-->
      <text:p text:style-name="P4">
<draw:frame draw:style-name="fr1" draw:name="Image354" text:anchor-type="as-char" svg:width="6.9236in" svg:height="3.4618in" draw:z-index="0">
<draw:image xlink:href="../Images/AРМІЯINFORM/2023-04-28T89-00-00-04-00/1-100.jpg" xlink:type="simple" xlink:show="embed" xlink:actuate="onLoad" draw:mime-type="image/jpeg"/>
</draw:frame>
北大西洋条约的组织以北约的缩写而闻名，是乌克兰安全和国防领域的主要合作伙伴之一。 戴俄罗斯对我们国家的侵略进一步乌克兰融入达利安格是整个欧洲 - 大西洋地区未来的问题。 但是，乌克兰在1990年代与北约合作。</text:p>
      <text:p text:style-name="P4">
为了更全面地代表历史和现代性，我们宣布SPECT关于乌克兰和北大西洋联盟关系历史的开始。</text:p>
      <text:p text:style-name="P4">
*!</text:p>
      <text:p text:style-name="P4">
该项目的主要目的是通过军事，分析师，科学家，外交官的历史和贡献来展示乌克兰与萨利安人合作的演变。 北约将进行有关过去和现在的访谈和文字。</text:p>
      <text:p text:style-name="P4">
e _乌克兰与联盟关系的关系发展：</text:p>
      <text:p text:style-name="P4">
<text:span text:style-name="T4">
* 1991–1997年</text:span>
</text:p>
      <text:p text:style-name="P4">
1991年8月24日宣布独立后，乌克兰开始与北大西洋联盟建立关系。 北约在1994年始于1994年开始的伙伴关系计划框架内参与了邮政委员会的合作。</text:p>
      <text:p text:style-name="P4">
该计划本身为乌克兰武装部队与联盟部队之间的联合演习提供了机会。 首先是海风训练，该训练于1997年夏天进行，美国和其他北约国家参加。</text:p>
      <text:p text:style-name="P4">
<draw:frame draw:style-name="fr1" draw:name="Image355" text:anchor-type="as-char" svg:width="6.036217in" svg:height="10.0in" draw:z-index="0">
<draw:image xlink:href="../Images/AРМІЯINFORM/2023-04-28T89-00-00-04-00/2-86-scaled.jpg" xlink:type="simple" xlink:show="embed" xlink:actuate="onLoad" draw:mime-type="image/jpeg"/>
</draw:frame>
乌克兰的周期 - 北约。</text:p>
      <text:p text:style-name="P4">
<text:span text:style-name="T4">
* 1997-2002年</text:span>
</text:p>
      <text:p text:style-name="P4">
在1997年7月，在马德里北大西洋联盟的峰会上，乌克兰列昂尼德·库奇玛(Ukraine Leonid Kuchma)总统就乌克兰的特别合作伙伴关系签署了宪章 - 北约。 1997年，北约任务开放(布鲁塞尔总部)乌克兰的北约信息和文档中心开始在基辅工作。</text:p>
      <text:p text:style-name="P4">
<text:span text:style-name="T4">
* 2002-2008 </text:span>
</text:p>
      <text:p text:style-name="P4">
2002年5月，乌克兰国家安全与国防委员会通过“制定这种战略，最终目标是将乌克兰加入当今欧洲的安全体系”。As a result of the 2004 Orange Revolution and the election of Viktor Yushchenk President, Ukraine intensified its course for integration into NATO. 同时，邻近的乌克兰获得了联盟的全部会员资格。 2001年9月11日在美国的组织本身的组织将所有注意力集中在反对大规模恐怖主义的斗争上(阿富汗和伊拉克的军事运动).</text:p>
      <ul>
        <li>
          <text:span text:style-name="T4">
2008 — 2014роки</text:span>
        </li>
      </ul>
      <text:p text:style-name="P4">
Саміт НАТО в Бухаресті 2-4 квітня 2008 року називають одним з визначальних увідносинах України з Альянсом. Планувалося, що Україна та Грузія отримаютьПлан дій щодо членства в Організації. Щоправда, в результаті було визначено,що дві держави стануть членами НАТО, хоч їм і не було надано тоді ПДЧ.</text:p>
      <text:p text:style-name="P4">
<draw:frame draw:style-name="fr1" draw:name="Image356" text:anchor-type="as-char" svg:width="6.9236in" svg:height="6.39856in" draw:z-index="0">
<draw:image xlink:href="../Images/AРМІЯINFORM/2023-04-28T89-00-00-04-00/3-71.jpg" xlink:type="simple" xlink:show="embed" xlink:actuate="onLoad" draw:mime-type="image/jpeg"/>
</draw:frame>
乌克兰法律大臣沃迪米尔·奥格里佐科(Volodymyr Ogrizko)和北约秘书长Yap de Hopsheffer。</text:p>
      <text:p text:style-name="P4">
布加勒斯特-2008是北约公开门政策的开始，当时该联盟使乌克兰的欧洲 - 大西洋前景变得可能。</text:p>
      <text:p text:style-name="P4">
<text:span text:style-name="T4">
* 2014-2020 </text:span>
</text:p>
      <text:p text:style-name="P4">
2014年，俄罗斯对乌克兰武装侵略的开始成为我国与北约关系的历史上的一个转折点。 通过引入北约标准，乌克兰武装力量改革的坚定攻击者的外部侵略。</text:p>
      <text:p text:style-name="P4">
在2014年9月在威尔士的联盟峰会上，宣布10年来，盟友应至少将GDP的2％花在国防上。在1990年代初期，冷战在该课程中。</text:p>
      <text:p text:style-name="P4">
在2014  -  2020年期间，建立了信托基金，这净资金筹集了乌克兰安全和国防部门的改革。 2016年，创建了一个新的政府办公室，这是乌克兰欧洲太极大西洋融合的维奇雷米亚人少数人。 乌克兰成为北约成员的愿望在2019年固定在宪法层面上。</text:p>
      <text:p text:style-name="P4">
在尤其是在苏米地区的地区，在教育水平上促进北约的过程正在积极开始。 这就是苏米州立大学区域安全研究中心的方式，由政治学Mykola Nazarov候选人领导。<text:span text:style-name="T4">
* 2020- 2022年2月24日</text:span>
</text:p>
      <text:p text:style-name="P4">
乌克兰以扩展能力收购合作伙伴的地位(eop)在2020年6月，北约融入了一个新的水平。 这意味着在情报，战略沟通，军事教育方面进行更多的合作。</text:p>
      <text:p text:style-name="P4">
然后，北约开始撰写一个新的联盟战略概念，其中考虑了世界上的变化：加强俄罗斯和中国的国际影响能源安全的重要性。</text:p>
      <text:p text:style-name="P4">
<text:span text:style-name="T4">
<text:span text:style-name="T5">
从24.02.2022到今天</text:span>
* </text:span>
</text:p>
      <text:p text:style-name="P4">
俄罗斯联邦对乌克兰联邦的大规模入侵已极大地改变了历史。 中立的瑞典和芬兰曾于2022年5月申请联盟。</text:p>
      <text:p text:style-name="P4">
在去年6月在马德里举行的北约峰会上，2010年批准了战略概念。 在那里，乌克兰联盟的信托基金合并为全面的援助计划。</text:p>
      <text:p text:style-name="P4">
通常，北约为我们的国家提供军事，金融和人道主义支持，在拉姆斯坦的沟通中发挥了重要作用(乌克兰国防联系人小组).</text:p>
      <text:p text:style-name="P4">
<draw:frame draw:style-name="fr1" draw:name="Image357" text:anchor-type="as-char" svg:width="6.9236in" svg:height="4.617948in" draw:z-index="0">
<draw:image xlink:href="../Images/AРМІЯINFORM/2023-04-28T89-00-00-04-00/4-7.jpeg" xlink:type="simple" xlink:show="embed" xlink:actuate="onLoad" draw:mime-type="image/jpeg"/>
</draw:frame>
Yinstoltenberg和Volodymyr Zelenskyy。</text:p>
      <text:p text:style-name="P4">
2022年9月30日，乌克兰沃迪米尔·泽伦斯基(Ukraine Volodymyr Zelensky)总理，乌克兰丹尼斯·史密斯(Denis Shmigal)总理，乌克兰乌克兰·鲁斯兰·鲁斯兰·斯蒂夫纳·斯蒂芬·斯蒂夫·库洛群洛克洛群玛莎洛萨斯洛斯莫斯莫斯洛斯塔莫斯洛斯塔洛克洛群玛莎洛斯莫斯洛斯萨尔萨尔萨尔苏尔萨尔萨尔萨尔苏尔萨尔·诺斯(Nato)在北托(Nato)申请她的录取的申请中，这将在7月份进行。</text:p>
      <text:p text:style-name="P4">
跟踪有关乌克兰和北约关系的新文本，标签\ #uarenato。</text:p>
      <text:p text:style-name="P4">
<draw:frame draw:style-name="fr1" draw:name="Image358" text:anchor-type="as-char" svg:width="6.9236in" svg:height="6.9236in" draw:z-index="0">
<draw:image xlink:href="../Images/AРМІЯINFORM/2023-04-28T89-00-00-04-00/image_-26_15-38-03-2.jpg" xlink:type="simple" xlink:show="embed" xlink:actuate="onLoad" draw:mime-type="image/jpeg"/>
</draw:frame>
<text:a xlink:type="simple" xlink:href="https://armyinform.com.ua/army-authors/yegor-brajlyan/" text:style-name="Internet_20_link" text:visited-style-name="Visited_20_Internet_20_Link">
Yegor Brylian</text:a>
陆军通讯员</text:p>
      <text:p text:style-name="P4">
News Source: <text:a xlink:type="simple" xlink:href="https://armyinform.com.ua/2023/04/28/armiyainform-rozpochynaye-proyekt-pro-istoriyu-spivpraczi-ukrayina-nato/" text:style-name="Internet_20_link" text:visited-style-name="Visited_20_Internet_20_Link">
https://armyinform.com.ua/2023/04/28/armiyainform-rozpochynaye-proyekt-pro-istoriyu-spivpraczi-ukrayina-nato/</text:a>
</text:p>
      <!--NEWS-->
      <text:h text:style-name="P10" text:outline-level="1">
<text:span text:style-name="T4">
Alexei Reznikov感谢Danes的凯撒艺术站</text:span>
</text:h>
      <text:p text:style-name="P4">
作者: ['АРМІЯINFORM']</text:p>
      <text:p text:style-name="P4">
时间: 2023-04-28T90:00:00-04:00</text:p>
      <text:p text:style-name="P4">
描述: Minita在他的Twitter Vice上为Oleksiy Reznikov辩护，与乌克兰2022年的战争，与乌克兰与乌克兰的最新新闻战争，今天与乌克兰2022年的新闻战争，乌克兰和俄罗斯与俄罗斯之间的战争以及与乌克兰的战争将在他们说，或者2022年，他们是否会在不久的将来与乌克兰进行战争</text:p>
      <text:p text:style-name="P4">
图片: ['<text:a xlink:type="simple" xlink:href="https://armyinform.com.ua/wp-content/uploads/2023/04/artustanovka-caesar.jpg" text:style-name="Internet_20_link" text:visited-style-name="Visited_20_Internet_20_Link">
artustanovka-caesar.jpg</text:a>
']</text:p>
      <text:p text:style-name="P4">
标签: ['STOPRUSSIA', 'АГРЕСІЯ РФ', 'АРТИЛЕРИСТИ', 'ВІЙНА', 'ВТОРГНЕННЯ РФ', 'ОЛЕКСІЙ РЕЗНІКОВ']</text:p>
      <text:p text:style-name="P4">
类别: News</text:p>
      <!--METADATA-->
      <text:p text:style-name="P4">
<draw:frame draw:style-name="fr1" draw:name="Image359" text:anchor-type="as-char" svg:width="6.9236in" svg:height="4.612849in" draw:z-index="0">
<draw:image xlink:href="../Images/AРМІЯINFORM/2023-04-28T90-00-00-04-00/artustanovka-caesar.jpg" xlink:type="simple" xlink:show="embed" xlink:actuate="onLoad" draw:mime-type="image/jpeg"/>
</draw:frame>
法国155毫米自行式凯撒大炮装置</text:p>
      <text:p text:style-name="P4">
国防部长Alexei Reznikov在他的Twitter中<text:a xlink:type="simple" xlink:href="https://twitter.com/oleksiireznikov/status/1651970145462435840" text:style-name="Internet_20_link" text:visited-style-name="Visited_20_Internet_20_Link">
报道</text:a>
法国的155毫米自行赛车炮弹装置旨在减少丹麦丹麦丹麦的矿工和现场障碍，旨在减少活力，炮兵电池，DZOTS。</text:p>
      <text:p text:style-name="P4">
国防部负责人感谢丹妮和整个丹麦人民。</text:p>
      <ul>
        <li>
丹麦打算将这些系统用于其军队，但明智地决定将它们传递给乌克兰军队，这是由于巨大的威胁，这将由俄罗斯对俄罗斯对乌克兰的侵略为整个欧洲建立。 此外，我们的客人也参与了我们战斗人员的培训的组织。 我们的Arartilers欣赏这些榴弹炮的可操作性和准确性。 多亏了我们在法国和丹麦的合作伙伴，乌克兰在凯撒(Caitillery Park)凯撒(Caitillery Park Caesar)的范围内获得了世界第二位。</li>
      </ul>
      <text:p text:style-name="P4">
News Source: <text:a xlink:type="simple" xlink:href="https://armyinform.com.ua/2023/04/28/reznikov-podyakuvav-datchanam-za-artustanovku-caesar/" text:style-name="Internet_20_link" text:visited-style-name="Visited_20_Internet_20_Link">
https://armyinform.com.ua/2023/04/28/reznikov-podyakuvav-datchanam-za-artustanovku-caesar/</text:a>
</text:p>
      <!--NEWS-->
      <text:h text:style-name="P10" text:outline-level="1">
<text:span text:style-name="T4">
乌克兰总统讨论了乌克兰和平公式的实施，被驱逐的儿童返回以及武器不可接受向俄罗斯联邦与俄罗斯</text:span>
</text:h>
      <text:p text:style-name="P4">
作者: ['АРМІЯINFORM']</text:p>
      <text:p text:style-name="P4">
时间: 2023-04-28T91:00:00-04:00</text:p>
      <text:p text:style-name="P4">
描述: 乌克兰乌克兰沃迪米尔·泽伦斯基（Volodymyr Zelensky）总统说，《与乌克兰2022年与乌克兰的战争》，与乌克兰的最新新闻，今天与乌克兰的新闻战争，乌克兰2022年最后一次与乌克兰战争，今天将在乌克兰和俄罗斯和俄罗斯和俄罗斯和俄罗斯，俄罗斯和俄罗斯和俄罗斯之间发生战争，当他们在2022年与乌克兰战争时，是否会在不久的将来与乌克兰进行战争，他们说，与乌克兰的战争，今天的乌克兰新闻，乌克兰的新闻，乌克兰媒体在俄罗斯的乌克兰新闻</text:p>
      <text:p text:style-name="P4">
图片: ['<text:a xlink:type="simple" xlink:href="https://armyinform.com.ua/wp-content/uploads/2023/04/666188c73b3511faec2c19a58175bcb2_1682691063_extra_large111.jpeg" text:style-name="Internet_20_link" text:visited-style-name="Visited_20_Internet_20_Link">
666188c73b3511faec2c19a58175bcb2_1682691063_extra_large111.jpeg</text:a>
']</text:p>
      <text:p text:style-name="P4">
标签: ['STOPRUSSIA', 'ВОЛОДИМИР ЗЕЛЕНСЬКИЙ', 'УКРАЇНА - КНР']</text:p>
      <text:p text:style-name="P4">
类别: News</text:p>
      <!--METADATA-->
      <text:p text:style-name="P4">
<draw:frame draw:style-name="fr1" draw:name="Image360" text:anchor-type="as-char" svg:width="6.9236in" svg:height="4.613521in" draw:z-index="0">
<draw:image xlink:href="../Images/AРМІЯINFORM/2023-04-28T91-00-00-04-00/666188c73b3511faec2c19a58175bcb2_1682691063_extra_large111.jpeg" xlink:type="simple" xlink:show="embed" xlink:actuate="onLoad" draw:mime-type="image/jpeg"/>
</draw:frame>
乌克兰沃罗迪米尔Zelensky总统说，在中国人民共和国习近平的电话交谈中，实现乌克兰和平公式的问题，从俄罗斯返回的乌克兰儿童，解雇了囚犯，并提供了机器人谷物的倡议。 由于与基辅总统斯拉夫尼克，祖萨纳·查普托瓦(Zuzana Chaputova)和捷克总统彼得·帕维尔(Peter Pavel)在与媒体代表会面时，国家负责人谈到了这一点。</text:p>
      <text:p text:style-name="P4">
沃迪米尔·泽伦斯基(Volodymyr Zelensky)强调，乌克兰将涉及尽可能多的州，以实施拟议的和平公式，以施加骗局 - 侵害加入者的压力。</text:p>
      <text:p text:style-name="P4">
总统说：“有更多国家参与此公式或我们公式的讨论地点，然后他们可以敦促俄罗斯联邦恢复和平，恢复我们的领土完整性。”</text:p>
      <text:p text:style-name="P4">
国家元首表示，在电话交谈中，有必要恢复乌克兰在1991年边界内的主权和领土完整，以及遵守《联合国宪章》的重要性。</text:p>
      <text:p text:style-name="P4">
“所有这些都被谈论并听到了所有这些原则的尊重。 我认为这很重要。” Volodymyr Zelenskyy说。</text:p>
      <text:p text:style-name="P4">
乌克兰和中国的领导人还讨论了返回乌克兰人和近20,000名被俄罗斯入侵者驱逐的儿童的问题。</text:p>
      <text:p text:style-name="P4">
总统说：“有些时刻，我们必须将我们能够连接的每个人，世界上不同的国家联系起来，以便他们向侵略者和恐怖分子 - 俄罗斯联合会，我们的孩子妨碍了多少。”</text:p>
      <text:p text:style-name="P4">
根据国家元首的说法，在与习近平的电话交谈中，有一个威胁要阻止黑色海谷走廊。</text:p>
      <text:p text:style-name="P4">
“战前，我们可能是中国最大的谷物出口商。 因此，当它阻止它...在我看来，所有感兴趣的国家都应该挤压俄罗斯联邦，以免这条走廊阻止。”他说。</text:p>
      <text:p text:style-name="P4">
此外，在与中国校长进行交流时，总统强调了任何州世界向侵略国提供武器的供应。</text:p>
      <text:p text:style-name="P4">
“乌克兰希望所有州都了解向俄罗斯联邦提供任何类型的武器的风险。 从这个意义上讲，我听到了一个积极的答案，” Volodymyr Zelenskyy说。</text:p>
      <text:p text:style-name="P4">
News Source: <text:a xlink:type="simple" xlink:href="https://armyinform.com.ua/2023/04/28/prezydent-ukrayiny-obgovoryuvav-z-golovoyu-knr-realizacziyu-ukrayinskoyi-formuly-myru-povernennya-z-rosiyi-deportovanyh-ditej-i-neprypustymist-postachannya-zbroyi-do-rf/" text:style-name="Internet_20_link" text:visited-style-name="Visited_20_Internet_20_Link">
https://armyinform.com.ua/2023/04/28/prezydent-ukrayiny-obgovoryuvav-z-golovoyu-knr-realizacziyu-ukrayinskoyi-formuly-myru-povernennya-z-rosiyi-deportovanyh-ditej-i-neprypustymist-postachannya-zbroyi-do-rf/</text:a>
</text:p>
      <!--NEWS-->
      <text:h text:style-name="P10" text:outline-level="1">
<text:span text:style-name="T4">
在暂时捕获的领土上，入侵者将学校变成了军事物体</text:span>
</text:h>
      <text:p text:style-name="P4">
作者: ['АРМІЯINFORM']</text:p>
      <text:p text:style-name="P4">
时间: 2023-04-28T92:00:00-04:00</text:p>
      <text:p text:style-name="P4">
描述: 敌人是所有蒂姆乔斯沃（Timchasovo）的维科里斯托瓦（Vikoristovati）他们说，与乌克兰与乌克兰的战争将在2022年，或者将会或将会或将是不，将在不久的将来与乌克兰发生战争，他们说，今天与乌克兰的战争，今天的乌克兰新闻，乌克兰媒体上的乌克兰新闻在俄罗斯</text:p>
      <text:p text:style-name="P4">
图片: ['<text:a xlink:type="simple" xlink:href="https://armyinform.com.ua/wp-content/uploads/2023/04/vrag-1.jpg" text:style-name="Internet_20_link" text:visited-style-name="Visited_20_Internet_20_Link">
vrag-1.jpg</text:a>
']</text:p>
      <text:p text:style-name="P4">
标签: ['STOPRUSSIA', 'АГРЕСІЯ РФ', 'ВІЙНА', 'ВІЙСЬКОВІ ЗЛОЧИНИ РФ', 'ВТОРГНЕННЯ РФ', 'РОСІЙСЬКІ ОКУПАНТИ']</text:p>
      <text:p text:style-name="P4">
类别: News</text:p>
      <!--METADATA-->
      <text:p text:style-name="P4">
<draw:frame draw:style-name="fr1" draw:name="Image361" text:anchor-type="as-char" svg:width="6.9236in" svg:height="3.652863in" draw:z-index="0">
<draw:image xlink:href="../Images/AРМІЯINFORM/2023-04-28T92-00-00-04-00/vrag-1.jpg" xlink:type="simple" xlink:show="embed" xlink:actuate="onLoad" draw:mime-type="image/jpeg"/>
</draw:frame>
敌人继续为自己的目的使用暂时热情领土的教育机构，在其中安排军事设施，并掩盖了学生和教学人员的“活盾”，<text:a xlink:type="simple" xlink:href="https://www.facebook.com/GeneralStaff.ua/posts/pfbid02yvfvfz6RDTpUdb13fRc8RP3MKDdR92yw87HyLNXdnDKof21bDVPT8Nyso8wr6Nwil" text:style-name="Internet_20_link" text:visited-style-name="Visited_20_Internet_20_Link">
报告</text:a>
乌克兰人的总参谋部。</text:p>
      <text:p text:style-name="P4">
因此，在卢甘斯克地区的卢比安卡(卢本)定居时，在当地学校的建设中，部署了俄罗斯占领军的军事人员。 个人组成是在教育机构的建筑物中，而占用者则迫使大纲组成继续以强制性访问和教学人员的身份继续教育过程。</text:p>
      <text:p text:style-name="P4">
入侵者的赫尔森地区卡兰查克当地医院配备了一家子军医院，在4月27日，进口了大量加权俄罗斯人。 为了运送受伤的人，敌人在卡玛兹(卡马兹)的基础上使用了一辆医疗卡车。</text:p>
      <text:p text:style-name="P4">
News Source: <text:a xlink:type="simple" xlink:href="https://armyinform.com.ua/2023/04/28/na-tymchasovo-zahoplenyh-terytoriyah-zagarbnyky-peretvoryly-shkoly-na-vijskovi-obyekty/" text:style-name="Internet_20_link" text:visited-style-name="Visited_20_Internet_20_Link">
https://armyinform.com.ua/2023/04/28/na-tymchasovo-zahoplenyh-terytoriyah-zagarbnyky-peretvoryly-shkoly-na-vijskovi-obyekty/</text:a>
</text:p>
      <!--NEWS-->
      <text:h text:style-name="P10" text:outline-level="1">
<text:span text:style-name="T4">
在切尔尼夫报道了种族主义者的军事罪行</text:span>
</text:h>
      <text:p text:style-name="P4">
作者: ['Ігор Березинський']</text:p>
      <text:p text:style-name="P4">
时间: 2023-04-28T93:00:00-04:00</text:p>
      <text:p text:style-name="P4">
描述: Gromadsko的代表组织了“杰出的昏暗权利”，有组织的检察官，……与乌克兰2022年的战争，与乌克兰与乌克兰最新新闻的战争，今天与乌克兰2022年的新闻战争，乌克兰和俄罗斯之间的战争是否会发生战争，何时战争，战争，战争，战争他们说，与乌克兰在2022年将在不久的将来与乌克兰战争，他们说，与乌克兰的战争，今天的乌克兰新闻，乌克兰的新闻，乌克兰媒体在俄罗斯的乌克兰新闻</text:p>
      <text:p text:style-name="P4">
图片: ['<text:a xlink:type="simple" xlink:href="https://armyinform.com.ua/wp-content/uploads/2023/04/01-9.jpg" text:style-name="Internet_20_link" text:visited-style-name="Visited_20_Internet_20_Link">
01-9.jpg</text:a>
', '<text:a xlink:type="simple" xlink:href="https://armyinform.com.ua/wp-content/uploads/2023/04/02-15-150x150.jpg" text:style-name="Internet_20_link" text:visited-style-name="Visited_20_Internet_20_Link">
02-15-150x150.jpg</text:a>
', '<text:a xlink:type="simple" xlink:href="https://armyinform.com.ua/wp-content/uploads/2023/04/03-17-150x150.jpg" text:style-name="Internet_20_link" text:visited-style-name="Visited_20_Internet_20_Link">
03-17-150x150.jpg</text:a>
', '<text:a xlink:type="simple" xlink:href="https://armyinform.com.ua/wp-content/uploads/2023/04/04-17-150x150.jpg" text:style-name="Internet_20_link" text:visited-style-name="Visited_20_Internet_20_Link">
04-17-150x150.jpg</text:a>
']</text:p>
      <text:p text:style-name="P4">
标签: ['STOPRUSSIA', 'АГРЕСІЯ РФ', 'ВІЙНА', 'ВТОРГНЕННЯ РФ']</text:p>
      <text:p text:style-name="P4">
类别: News</text:p>
      <!--METADATA-->
      <text:p text:style-name="P4">
<draw:frame draw:style-name="fr1" draw:name="Image362" text:anchor-type="as-char" svg:width="6.9236in" svg:height="4.617987in" draw:z-index="0">
<draw:image xlink:href="../Images/AРМІЯINFORM/2023-04-28T93-00-00-04-00/01-9.jpg" xlink:type="simple" xlink:show="embed" xlink:actuate="onLoad" draw:mime-type="image/jpeg"/>
</draw:frame>
非政府组织“人权教育之家”，检察官办公室，新闻记者，当地青年和其他名誉嘉宾的代表放弃了有关监测旅行结果的报告，以记录俄罗斯军方在Chernihiv地区犯下的军事排名。</text:p>
      <ul>
        <li>
从2022年6月开始，我们一直前往切尼希夫地区的城市和村庄，这些城市和俄罗斯人临时占领。 总共是58位。 对于每次访问，我们都会准备有关职业过程的报告，并记录Rashists犯下的所有犯罪。 同时，我们还获得了有关此类犯罪的详细信息，其收据来源以及违反国际人道主义法要求要求的法律资格， -  Yaroslav Kiriyenko说，公共组织军事犯罪的局长“权利”人权。</li>
      </ul>
      <text:p text:style-name="P4">
根据上述经理的说法，根据此类文件的结果，诸如抢劫，盗窃私人房屋的混乱炮击，对平民汽车的攻击，酷刑，殴打等犯罪均由该文件的结果主导。 同时，重要的是要回家居住的定居点的人们提供种族主义射线的证据。</text:p>
      <text:p text:style-name="P4">
该活动的组织者 - 非政府组织的“人权教育之家”  - 在12个国家 /地区设有办事处，并且已经向英语提交了该报告，以将其扩展到世界新闻界。</text:p>
      <text:p text:style-name="P4">
<text:a xlink:type="simple" xlink:href="https://armyinform.com.ua/wp-content/uploads/2023/04/02-15.jpg" text:style-name="Internet_20_link" text:visited-style-name="Visited_20_Internet_20_Link">
!(Images/AРМІЯINFORM/2023-04-28T93-00-00-04-00/02-15-150x150.jpg)</text:a>
</text:p>
      <text:p text:style-name="P4">
<text:a xlink:type="simple" xlink:href="https://armyinform.com.ua/wp-content/uploads/2023/04/03-17.jpg" text:style-name="Internet_20_link" text:visited-style-name="Visited_20_Internet_20_Link">
<draw:frame draw:style-name="fr1" draw:name="Image363" text:anchor-type="as-char" svg:width="6.9236in" svg:height="6.9236in" draw:z-index="0">
<draw:image xlink:href="../Images/AРМІЯINFORM/2023-04-28T93-00-00-04-00/03-17-150x150.jpg" xlink:type="simple" xlink:show="embed" xlink:actuate="onLoad" draw:mime-type="image/jpeg"/>
</draw:frame>
</text:a>
</text:p>
      <text:p text:style-name="P4">
<text:a xlink:type="simple" xlink:href="https://armyinform.com.ua/wp-content/uploads/2023/04/04-17.jpg" text:style-name="Internet_20_link" text:visited-style-name="Visited_20_Internet_20_Link">
<draw:frame draw:style-name="fr1" draw:name="Image364" text:anchor-type="as-char" svg:width="6.9236in" svg:height="6.9236in" draw:z-index="0">
<draw:image xlink:href="../Images/AРМІЯINFORM/2023-04-28T93-00-00-04-00/04-17-150x150.jpg" xlink:type="simple" xlink:show="embed" xlink:actuate="onLoad" draw:mime-type="image/jpeg"/>
</draw:frame>
</text:a>
<text:span text:style-name="T5">
photo作者</text:span>
</text:p>
      <text:p text:style-name="P4">
News Source: <text:a xlink:type="simple" xlink:href="https://armyinform.com.ua/2023/04/28/u-chernigovi-zvituvaly-shhodo-voyennyh-zlochyniv-rashystiv/" text:style-name="Internet_20_link" text:visited-style-name="Visited_20_Internet_20_Link">
https://armyinform.com.ua/2023/04/28/u-chernigovi-zvituvaly-shhodo-voyennyh-zlochyniv-rashystiv/</text:a>
</text:p>
      <!--NEWS-->
      <text:h text:style-name="P10" text:outline-level="1">
<text:span text:style-name="T4">
美国退伍军人参加了“牢不可破的马拉松”</text:span>
</text:h>
      <text:p text:style-name="P4">
作者: ['Анатолій Бальчос']</text:p>
      <text:p text:style-name="P4">
时间: 2023-04-28T94:00:00-04:00</text:p>
      <text:p text:style-name="P4">
描述: 对于德鲁兹 - 少女 - 乌克兰Maxim Pashynik的DSHV部队的资深人士，一场...与乌克兰2022的战争，与乌克兰的最新新闻，今天与乌克兰的新闻战争，今天与乌克兰2022年的新闻战争，乌克兰和俄罗斯和俄罗斯之间的战争将会当他们在2022年与乌克兰进行战争时，他们说，在不久的将来，乌克兰是否会与乌克兰进行战争</text:p>
      <text:p text:style-name="P4">
图片: ['<text:a xlink:type="simple" xlink:href="https://armyinform.com.ua/wp-content/uploads/2023/04/01-marafon-nezlamnyh-golovna.jpg" text:style-name="Internet_20_link" text:visited-style-name="Visited_20_Internet_20_Link">
01-marafon-nezlamnyh-golovna.jpg</text:a>
', '<text:a xlink:type="simple" xlink:href="https://armyinform.com.ua/wp-content/uploads/2023/04/02-marafon-start-u-gostomeli.jpg" text:style-name="Internet_20_link" text:visited-style-name="Visited_20_Internet_20_Link">
02-marafon-start-u-gostomeli.jpg</text:a>
']</text:p>
      <text:p text:style-name="P4">
标签: ['STOPRUSSIA', 'АГРЕСІЯ РФ', 'БЛАГОДІЙНИЙ ТЕЛЕМАРАФОН', 'ВІЙНА', 'ВТОРГНЕННЯ РФ', 'СВІТ', 'СВІТ ПІДТРИМУЄ УКРАЇНУ']</text:p>
      <text:p text:style-name="P4">
类别: News</text:p>
      <!--METADATA-->
      <text:p text:style-name="P4">
<draw:frame draw:style-name="fr1" draw:name="Image365" text:anchor-type="as-char" svg:width="6.9236in" svg:height="5.1927in" draw:z-index="0">
<draw:image xlink:href="../Images/AРМІЯINFORM/2023-04-28T94-00-00-04-00/01-marafon-nezlamnyh-golovna.jpg" xlink:type="simple" xlink:show="embed" xlink:actuate="onLoad" draw:mime-type="image/jpeg"/>
</draw:frame>
<text:span text:style-name="T4">
对于两个朋友 - 乌克兰Maxim Pasichnyk Taodni的武装部队的资深人士Vadim Kovalenko是框架兄弟内慈善比赛的主要准备时期。 乌克兰代表团在海外的审查是什么，其参与者</text:span>
 <text:a xlink:type="simple" xlink:href="https://www.youtube.com/watch" text:style-name="Internet_20_link" text:visited-style-name="Visited_20_Internet_20_Link">
<text:span text:style-name="T4">
告诉</text:span>
</text:a>
<text:span text:style-name="T4">
今天在电视期间。</text:span>
</text:p>
      <text:p text:style-name="P4">
据乌克兰三角乐园瓦迪姆·科瓦伦科(Vadim Kovalenko)称，马拉松服务的第一家逃离了基辅地区，从著名的机场到世界。 然后，他们设法筹集了约30万武力，以恢复受伤的乌克兰军队。 卡尔基夫地区的子库族 - 相应领土的第二马拉松已经为乌克兰捍卫者收集了200万多人。</text:p>
      <text:p text:style-name="P4">
第三届马拉松比赛将继续在俄亥俄州的辛辛那州，在暮光之城。 美国城市的领导层是图杰拉侨民的美国退伍军人，急切地支持了参加年度马拉松比赛的慈善竞赛的想法。 该行动的组织者规定，大约有25,000人将在2023年参加马拉松比赛。 乌克兰人将是两个单独的距离，但结束时，将与他们的美国朋友一起与乌克兰勇敢的捍卫者一起展示世界统一。</text:p>
      <text:p text:style-name="P4">
一方面，瓦迪姆·科瓦伦科(Vadim Kovalenko)的主要目标是收集乌克兰士兵的心理和身体康复。 在另一个潜水员中，应提醒“牢不可破的马拉松”，乌克兰的战争继续进行，乌克兰的定价需要美国社会的全面支持。 此外，慈善马拉松比赛的组织者计划访问军事牧羊人，在那里他们将熟悉现代的康复方法。 在访问辛辛那州的军事医疗机构时，朋友们希望就可能对待乌克兰市的捍卫者进行谈判。</text:p>
      <ul>
        <li>
我们每天将持续两三个压力机。 瓦迪姆·科瓦伦科(Vadim Kovalenko)说，第一次会议将与城市市长。  - 第二个将是一个延伸大厅，因为立即同意这次会议的美国退伍军人不仅来自俄亥俄州，而且还来自美国其他地区。 - 我们超越了可能。 通常人们不会以我们的方式训练。马拉松的平均准备时间从半年到一年。 这是不受伤害的情况下进行的 - 马克西姆·帕西尼克(Maxim Pasichnyk)强调的。  - 我相信一切都没有界限。 你们都可以!即使您受伤，伤害，一些缺陷或偏差，也可以克服一切。 所有这些只是一个头。</li>
      </ul>
      <text:p text:style-name="P4">
<draw:frame draw:style-name="fr1" draw:name="Image366" text:anchor-type="as-char" svg:width="6.9236in" svg:height="5.1927in" draw:z-index="0">
<draw:image xlink:href="../Images/AРМІЯINFORM/2023-04-28T94-00-00-04-00/02-marafon-start-u-gostomeli.jpg" xlink:type="simple" xlink:show="embed" xlink:actuate="onLoad" draw:mime-type="image/jpeg"/>
</draw:frame>
伞兵决定进行第一次慈善半球马拉松，就像马克西姆本人一样，他为自己的家园挫败了痛苦。 2022年，马克西姆·帕西尼克(Maxim Pasichnyk)参加了俄罗斯入侵者的安东诺夫机场(Antonov Airport)的运营，并被迫从没有水和食物的俄罗斯军队后面离开俄罗斯军队的后方。 这是乌克兰捍卫者的突出，即战斗兄弟的英雄主义计划，计划将武装部队DSSV的退伍军人与美国同事们重组。 USSH的“牢不可破的马拉松”必须令人信服地证明这些军事武装部队的不可剥夺的品质。</text:p>
      <text:p text:style-name="P4">
<text:span text:style-name="T5">
foto ruslana bogdan</text:span>
</text:p>
      <text:p text:style-name="P4">
News Source: <text:a xlink:type="simple" xlink:href="https://armyinform.com.ua/2023/04/28/do-marafonu-nezlamnyh-doyednayutsya-amerykanski-veterany/" text:style-name="Internet_20_link" text:visited-style-name="Visited_20_Internet_20_Link">
https://armyinform.com.ua/2023/04/28/do-marafonu-nezlamnyh-doyednayutsya-amerykanski-veterany/</text:a>
</text:p>
      <!--NEWS-->
      <text:h text:style-name="P10" text:outline-level="1">
<text:span text:style-name="T4">
您只能阻止恐怖并用武器拯救人们 - 乌克兰总统</text:span>
</text:h>
      <text:p text:style-name="P4">
作者: ['АРМІЯINFORM']</text:p>
      <text:p text:style-name="P4">
时间: 2023-04-28T95:00:00-04:00</text:p>
      <text:p text:style-name="P4">
描述: 公路乌克兰人！ 在Umani的MSTSI Vluchannya Rosisko举行琐碎的Rozbir Zavlavl，与乌克兰2022年的战争，与乌克兰的最新新闻，今天与乌克兰的新闻，今天与乌克兰2022年的战争，今天将在乌克兰和俄罗斯之间进行战争与乌克兰与乌克兰的战争将是不可行</text:p>
      <text:p text:style-name="P4">
图片: ['<text:a xlink:type="simple" xlink:href="https://armyinform.com.ua/wp-content/uploads/2023/04/5412f363098a766170ec549cec96da4e_1682708029_extra_large23232.png" text:style-name="Internet_20_link" text:visited-style-name="Visited_20_Internet_20_Link">
5412f363098a766170ec549cec96da4e_1682708029_extra_large23232.png</text:a>
']</text:p>
      <text:p text:style-name="P4">
标签: ['STOPRUSSIA', 'ВОЛОДИМИР ЗЕЛЕНСЬКИЙ', 'ЗВЕРНЕННЯ ПРЕЗИДЕНТА УКРАЇНИ']</text:p>
      <text:p text:style-name="P4">
类别: News</text:p>
      <!--METADATA-->
      <text:p text:style-name="P4">
<draw:frame draw:style-name="fr1" draw:name="Image367" text:anchor-type="as-char" svg:width="6.9236in" svg:height="3.859907in" draw:z-index="0">
<draw:image xlink:href="../Images/AРМІЯINFORM/2023-04-28T95-00-00-04-00/5412f363098a766170ec549cec96da4e_1682708029_extra_large23232.png" xlink:type="simple" xlink:show="embed" xlink:actuate="onLoad" draw:mime-type="image/png"/>
</draw:frame>
<text:span text:style-name="T4">
 <text:span text:style-name="T5">
亲爱的乌克兰人!</text:span>
 </text:span>
</text:p>
      <text:p text:style-name="P4">
一天，俄罗斯火箭的遗址在乌曼(Uman)进行了解析。 我的交往亲戚和亲人...</text:p>
      <text:p text:style-name="P4">
对于所有被救出的人来说，这所房子的居民，附近的房屋，不幸的是，这是爆炸浪潮 - 提供了必要的帮助。 我很感激，每个参加救援行动并支持人们的人。</text:p>
      <text:p text:style-name="P4">
世界上绝对和平的Uman Rocket在世界上众所周知，它每年都收到了成千上万的东道主朝圣者……只有绝对的邪恶才能对乌克兰进行这种恐怖。</text:p>
      <text:p text:style-name="P4">
由于今天的火箭袭击，两名乌克兰人在Dnipropetrovsk地区被杀。 母女。 奥尔加(Olga)，出生第92年和维罗妮卡(Veronica)，出生了20年。 即使三年，这个孩子也没有实现!永恒的记忆!..对家庭的同情，对亲人的同情...</text:p>
      <text:p text:style-name="P4">
如今，我们的空军设法击倒了大多数俄罗斯导弹21Z 23.如果不是恐怖分子国家能够夺走更多的受害者，更多的生命。 这再次证明，停止恐怖和拯救人们可能是更多的武器。 空军，现代航空，没有它，就没有完全有效的艺术。 您需要为我们的城市，后方和前沿的村庄提供安全。 恢复安全和行李，不幸的是，这在被占领的领土上。 暂时地。 我们不能在俄罗斯邪恶的统治下留下任何人。</text:p>
      <text:p text:style-name="P4">
今天，在基辅的访问是捷克共和国总统斯洛伐克总统。 我们已经确切地扑灭了如何保护所有人民，以加速整个地球的恢复和秩序。</text:p>
      <text:p text:style-name="P4">
我感谢斯洛伐克和捷克共和国的支持：在获得斯洛伐克一世社区庇护所的人们的支持下，提供的武器，政治塔撒大的援助。</text:p>
      <text:p text:style-name="P4">
我概述了我的合作伙伴，我们现在在战场上拥有什么前景，以及我们需要采取什么样的帮助来走所有这些必要的道路。我已经告知我们如何实现我们的和平态度，尤其是IPOON带来负责侵略的肇事者。 感谢您，斯拉夫人和捷克共和国同样与我们同样，看到需要恢复战争罪犯的伪善，以惩罚所有这些恐怖分子。</text:p>
      <text:p text:style-name="P4">
他们与斯洛伐克总统和我们欧洲和欧洲 - 大西洋运动的捷克总统签署了联合声明。在我看来，与欧洲理事会主席先生分别讨论了固执的固执状况，被我们的农业产品进口的个别国家禁止。 我强调的是，这不仅违反了乌克兰与欧盟之间现有的职业资产协议，而且在克里姆林宫内也带来了危险的希望。 希望在我们普通的欧洲房屋中，可以为共同利益支付错误的决定。</text:p>
      <text:p text:style-name="P4">
现在，俄罗斯违反了贸易自由，试图阻止农产品向世界市场的供应，现在不是跟随任何具有派生区的人做类似的事情的时候了。 有必要以欧洲的方式找到一种正常的，从这种情况中找到一种建设性的方式。 难的。 这样的决定将是我们所有国家和整个欧洲的利益。 我们讨论了Zpan Michel，如何完成，解决方案可以做什么，我们不断与所有合作伙伴联系。</text:p>
      <text:p text:style-name="P4">
然而，如今，乌克兰举行了一项重大投资活动，这是从全面入侵开始时对乌克兰进行的首次大型投资。 投资为2.5亿美元，这只是相关软件包的开始。 目前，科利马人仍在与俄罗斯恐怖作斗争，大世界业务不仅相信Unash的胜利，而且还以其数百万美元的投资(细节)证实了这种信念。</text:p>
      <text:p text:style-name="P4">
我感谢所有帮助乌克兰的人!</text:p>
      <text:p text:style-name="P4">
_ <text:span text:style-name="T4">
荣耀我们所有现在正在战斗，战斗哨所，战斗行动中的士兵!谢谢乌克兰人民!</text:span>
 _</text:p>
      <text:p text:style-name="P4">
_ <text:span text:style-name="T4">
荣耀到乌克兰!</text:span>
 _</text:p>
      <text:p text:style-name="P4">
资料来源：<text:a xlink:type="simple" xlink:href="https://www.president.gov.ua/news/zupiniti-teror-i-vryatuvati-lyudej-mozhna-lishe-zbroyeyu-zve-82557" text:style-name="Internet_20_link" text:visited-style-name="Visited_20_Internet_20_Link">
乌克兰总统办公室</text:a>
</text:p>
      <text:p text:style-name="P4">
News Source: <text:a xlink:type="simple" xlink:href="https://armyinform.com.ua/2023/04/28/zupynyty-teror-i-vryatuvaty-lyudej-mozhna-lyshe-zbroyeyu-prezydenta-ukrayiny/" text:style-name="Internet_20_link" text:visited-style-name="Visited_20_Internet_20_Link">
https://armyinform.com.ua/2023/04/28/zupynyty-teror-i-vryatuvaty-lyudej-mozhna-lyshe-zbroyeyu-prezydenta-ukrayiny/</text:a>
</text:p>
      <!--NEWS-->
      <text:h text:style-name="P10" text:outline-level="1">
<text:span text:style-name="T4">
有效的鲨鱼迷你侦察的现有无人机</text:span>
</text:h>
      <text:p text:style-name="P4">
作者: ['АРМІЯINFORM']</text:p>
      <text:p text:style-name="P4">
时间: 2023-04-28T96:00:00-04:00</text:p>
      <text:p text:style-name="P4">
描述: 伴侣乌克里斯特系统（Companion Ukrspecsystems）介绍了新的BPP PID，用于鲨鱼迷你-TSE ZEMEN ...与乌克兰2022年的战争，与乌克兰的最新新闻，今天与乌克兰的新闻，乌克兰2022年上次与乌克兰的新闻战争，乌克兰和俄罗斯和战争之间的战争将会发生战争随着乌克兰的发展，是否会在不久的将来与乌克兰进行战争，今天与乌克兰的战争，今天的乌克兰新闻，乌克兰的乌克兰新闻在俄罗斯的乌克兰媒体将在俄罗斯</text:p>
      <text:p text:style-name="P4">
图片: ['<text:a xlink:type="simple" xlink:href="https://armyinform.com.ua/wp-content/uploads/2023/04/20230428-1.jpeg" text:style-name="Internet_20_link" text:visited-style-name="Visited_20_Internet_20_Link">
20230428-1.jpeg</text:a>
']</text:p>
      <text:p text:style-name="P4">
标签: ['STOPRUSSIA', 'БПЛА', 'ГУР МО УКРАЇНИ', 'ОЗБРОЄННЯ ТА ТЕХНІКА']</text:p>
      <text:p text:style-name="P4">
类别: News</text:p>
      <!--METADATA-->
      <text:p text:style-name="P4">
<draw:frame draw:style-name="fr1" draw:name="Image368" text:anchor-type="as-char" svg:width="6.9236in" svg:height="2.273249in" draw:z-index="0">
<draw:image xlink:href="../Images/AРМІЯINFORM/2023-04-28T96-00-00-04-00/20230428-1.jpeg" xlink:type="simple" xlink:show="embed" xlink:actuate="onLoad" draw:mime-type="image/jpeg"/>
</draw:frame>
UKRSPECSYSTEMS提出了一个名为Shark Mini的新无人机 - 乏味的修改(https://gur.gov.ua/content/shark-mini-kompaktnyi-bpla-dlia-efektyvnoi-rozvidky.html)乌克兰国防部情报局主要局。</text:p>
      <text:p text:style-name="P4">
鲨鱼Mini是考虑到乌克兰银行安全和防御部门的空中情报官员的意愿。</text:p>
      <text:p text:style-name="P4">
鲨鱼迷你长125厘米，翼展2，在观点组装中6米处，放置在两个背包中。 为了开始使用Shark Mini不必要的开始安装：无人机可以用完。</text:p>
      <text:p text:style-name="P4">
鲨鱼迷你无人机的基本战术和技术特征：</text:p>
      <text:p text:style-name="P4">
<text:span text:style-name="T5">
动作半径 - 最多35公里。 </text:span>
工作高度-1000米。 <text:span text:style-name="T5">
最大径流为5公斤。 </text:span>
飞行持续时间 -  2小时。 *最大速度-120 km/h。</text:p>
      <text:p text:style-name="P4">
新的乌克兰无人机具有自主登陆制度，可以配备具有10倍光学增长的光学电子系统。</text:p>
      <text:p text:style-name="P4">
根据开发商的说法，新的无人鲨鱼迷你综合体将为乌克兰炮兵，特殊部队和步兵士兵的战斗人员的利益增强情报的收集和转移。</text:p>
      <text:p text:style-name="P4">
Shark Mini目前正在工厂测试中。</text:p>
      <text:p text:style-name="P4">
News Source: <text:a xlink:type="simple" xlink:href="https://armyinform.com.ua/2023/04/28/prezentovano-kompaktnyj-bpla-dlya-efektyvnoyi-rozvidky-shark-mini/" text:style-name="Internet_20_link" text:visited-style-name="Visited_20_Internet_20_Link">
https://armyinform.com.ua/2023/04/28/prezentovano-kompaktnyj-bpla-dlya-efektyvnoyi-rozvidky-shark-mini/</text:a>
</text:p>
      <!--NEWS-->
      <text:h text:style-name="P10" text:outline-level="1">
<text:span text:style-name="T4">
每个人都将能够转移资金来降低人道主义</text:span>
</text:h>
      <text:p text:style-name="P4">
作者: ['АРМІЯINFORM']</text:p>
      <text:p text:style-name="P4">
时间: 2023-04-28T97:00:00-04:00</text:p>
      <text:p text:style-name="P4">
描述: Pidtrimav Rishennya关于Ekononiki Minsky的特殊Rahuki的Vidkritte，与乌克兰2022年与乌克兰战争，与乌克兰的最新新闻，今天与乌克兰的新闻进行战争，今天与乌克兰2022年上次与乌克兰的新闻战争，乌克兰和俄罗斯和俄罗斯之间的战争将会发生他们说，与乌克兰将在2022年，他们会在不久的将来与乌克兰战争，他们说，与乌克兰的战争，今天的乌克兰新闻，乌克兰的新闻，乌克兰媒体在俄罗斯的乌克兰新闻</text:p>
      <text:p text:style-name="P4">
图片: ['<text:a xlink:type="simple" xlink:href="https://armyinform.com.ua/wp-content/uploads/2023/04/miny-4.jpg" text:style-name="Internet_20_link" text:visited-style-name="Visited_20_Internet_20_Link">
miny-4.jpg</text:a>
']</text:p>
      <text:p text:style-name="P4">
标签: ['STOPRUSSIA', 'ГУМАНІТАРНЕ РОЗМІНУВАННЯ', 'ДЕНИС ШМИГАЛЬ', 'ЗАСІДАННЯ УРЯДУ']</text:p>
      <text:p text:style-name="P4">
类别: News</text:p>
      <!--METADATA-->
      <text:p text:style-name="P4">
<draw:frame draw:style-name="fr1" draw:name="Image369" text:anchor-type="as-char" svg:width="6.9236in" svg:height="4.277246in" draw:z-index="0">
<draw:image xlink:href="../Images/AРМІЯINFORM/2023-04-28T97-00-00-04-00/miny-4.jpg" xlink:type="simple" xlink:show="embed" xlink:actuate="onLoad" draw:mime-type="image/jpeg"/>
</draw:frame>
政府支持决定为人道主义者的需求开设经济部的特殊说明。 总理丹尼斯·施米加尔(Denis Shmigal)已告知这一点。</text:p>
      <text:p text:style-name="P4">
“人道主义魔鬼仍然是我们的首要任务。 多达30％的乌克兰地区由敌人建立。 有必要加速土地的净化。 矿山行动计划已经实施，”丹尼斯·施米加尔说。</text:p>
      <text:p text:style-name="P4">
正如政府主管所强调的那样，每个人都将能够以UAH和外币为特殊帐户，以资助人道主义的指定。</text:p>
      <text:p text:style-name="P4">
资料来源：<text:a xlink:type="simple" xlink:href="https://www.kmu.gov.ua/news/usi-okhochi-zmozhut-pererakhuvaty-koshty-na-finansuvannia-humanitarnoho-rozminuvannia-denys-shmyhal" text:style-name="Internet_20_link" text:visited-style-name="Visited_20_Internet_20_Link">
政府门户</text:a>
</text:p>
      <text:p text:style-name="P4">
News Source: <text:a xlink:type="simple" xlink:href="https://armyinform.com.ua/2023/04/28/usi-ohochi-zmozhut-pererahuvaty-koshty-na-finansuvannya-gumanitarnogo-rozminuvannya-denys-shmygal/" text:style-name="Internet_20_link" text:visited-style-name="Visited_20_Internet_20_Link">
https://armyinform.com.ua/2023/04/28/usi-ohochi-zmozhut-pererahuvaty-koshty-na-finansuvannya-gumanitarnogo-rozminuvannya-denys-shmygal/</text:a>
</text:p>
      <!--NEWS-->
      <text:h text:style-name="P10" text:outline-level="1">
<text:span text:style-name="T4">
政府已经扩大了专员的区域代表的权力，而不是失踪</text:span>
</text:h>
      <text:p text:style-name="P4">
作者: ['АРМІЯINFORM']</text:p>
      <text:p text:style-name="P4">
时间: 2023-04-28T98:00:00-04:00</text:p>
      <text:p text:style-name="P4">
描述: Syogodni发行了Piditrimav Vednna Zmin在Powan涉及袭击的Za Osb之前，...与乌克兰2022年的战争，与乌克兰与乌克兰的最新新闻，今天与乌克兰的新闻战争，今天与乌克兰2022年的新闻战争，乌克兰和俄罗斯之间的战争会以及何时，以及何时，以及何时，何时，何时，他们说，与乌克兰的战争将在2022年与乌克兰战争，他们说，在不久的将来，乌克兰与乌克兰的战争，今天的乌克兰新闻，乌克兰的新闻，乌克兰媒体在俄罗斯的乌克兰新闻</text:p>
      <text:p text:style-name="P4">
图片: ['<text:a xlink:type="simple" xlink:href="https://armyinform.com.ua/wp-content/uploads/2023/04/znykli-bezvisty.jpg" text:style-name="Internet_20_link" text:visited-style-name="Visited_20_Internet_20_Link">
znykli-bezvisty.jpg</text:a>
']</text:p>
      <text:p text:style-name="P4">
标签: ['STOPRUSSIA', 'АГРЕСІЯ РФ', 'БЕЗВІСТИ ЗНИКЛІ', 'ВІЙНА', 'ВТОРГНЕННЯ РФ', 'МІНРЕІНТЕГРАЦІЇ']</text:p>
      <text:p text:style-name="P4">
类别: News</text:p>
      <!--METADATA-->
      <text:p text:style-name="P4">
<draw:frame draw:style-name="fr1" draw:name="Image370" text:anchor-type="as-char" svg:width="6.9236in" svg:height="4.288165in" draw:z-index="0">
<draw:image xlink:href="../Images/AРМІЯINFORM/2023-04-28T98-00-00-04-00/znykli-bezvisty.jpg" xlink:type="simple" xlink:show="embed" xlink:actuate="onLoad" draw:mime-type="image/jpeg"/>
</draw:frame>
如今，政府已支持对特殊情况下申诉专员缺少的法规的修正案。 从现在开始，专员的法律地位将在部长级级的部长级层面正式构成。</text:p>
      <text:p text:style-name="P4">
关于它<text:a xlink:type="simple" xlink:href="https://www.facebook.com/MReintegration/posts/pfbid02yVSjFAkUmGGmYbEXLpfj19wg7QaUFFrAdpaZ1vMoMWqBNfycWxcrvATcTMA8nxo5l" text:style-name="Internet_20_link" text:visited-style-name="Visited_20_Internet_20_Link">
写作</text:a>
在其Facebook页面上</text:p>
      <text:p text:style-name="P4">
因此，在州一级，专员办公室的区域代表的权力扩大了。</text:p>
      <text:p text:style-name="P4">
这将有助于区域代表与国家警察和当地其他部门的互动。 它还将加速失踪人员的处理，并有助于协调搜索。</text:p>
      <text:p text:style-name="P4">
重返社会部提醒 - 如果您的亲戚不交流，请联系失踪人员的失踪人员的热线：0 800 339247。</text:p>
      <text:p text:style-name="P4">
在周末，通过数字在Viber和Telegram中接受消息：(095)896-04-21。</text:p>
      <text:p text:style-name="P4">
News Source: <text:a xlink:type="simple" xlink:href="https://armyinform.com.ua/2023/04/28/uryad-rozshyryv-povnovazhennya-regionalnyh-predstavnykiv-upovnovazhenogo-zi-znyklyh-bezvisty/" text:style-name="Internet_20_link" text:visited-style-name="Visited_20_Internet_20_Link">
https://armyinform.com.ua/2023/04/28/uryad-rozshyryv-povnovazhennya-regionalnyh-predstavnykiv-upovnovazhenogo-zi-znyklyh-bezvisty/</text:a>
</text:p>
      <!--NEWS-->
      <text:h text:style-name="P10" text:outline-level="1">
<text:span text:style-name="T4">
短的。 战争。 第429天</text:span>
</text:h>
      <text:p text:style-name="P4">
作者: ['АРМІЯINFORM']</text:p>
      <text:p text:style-name="P4">
时间: 2023-04-28T99:00:00-04:00</text:p>
      <text:p text:style-name="P4">
描述: 杰罗：ZS乌克兰与乌克兰2022年战争的总参谋部，与乌克兰的战争是今天的最新消息，与乌克兰2022年的新闻战，今天的最后一场新闻，乌克兰和俄罗斯之间的战争，以及战争之间的战争，他们在2022年与乌克兰有与否，他们说，在不久的将来，乌克兰与乌克兰与乌克兰的战争今天，今天的乌克兰新闻，乌克兰新闻，乌克兰媒体在俄罗斯的乌克兰新闻</text:p>
      <text:p text:style-name="P4">
图片: ['<text:a xlink:type="simple" xlink:href="https://armyinform.com.ua/wp-content/uploads/2023/04/vydeodaj.jpg" text:style-name="Internet_20_link" text:visited-style-name="Visited_20_Internet_20_Link">
vydeodaj.jpg</text:a>
']</text:p>
      <text:p text:style-name="P4">
标签: ['STOPRUSSIA', 'АГРЕСІЯ РФ', 'ВІЙНА', 'ВТОРГНЕННЯ РФ', 'ГШ ЗСУ']</text:p>
      <text:p text:style-name="P4">
类别: News</text:p>
      <!--METADATA-->
      <text:p text:style-name="P4">
<draw:frame draw:style-name="fr1" draw:name="Image371" text:anchor-type="as-char" svg:width="6.9236in" svg:height="3.686817in" draw:z-index="0">
<draw:image xlink:href="../Images/AРМІЯINFORM/2023-04-28T99-00-00-04-00/vydeodaj.jpg" xlink:type="simple" xlink:show="embed" xlink:actuate="onLoad" draw:mime-type="image/jpeg"/>
</draw:frame>
资料来源：<text:a xlink:type="simple" xlink:href="https://www.facebook.com/GeneralStaff.ua/videos/609678704558428/" text:style-name="Internet_20_link" text:visited-style-name="Visited_20_Internet_20_Link">
乌克兰总参谋部</text:a>
</text:p>
      <text:p text:style-name="P4">
News Source: <text:a xlink:type="simple" xlink:href="https://armyinform.com.ua/2023/04/28/korotko-vijna-den-429/" text:style-name="Internet_20_link" text:visited-style-name="Visited_20_Internet_20_Link">
https://armyinform.com.ua/2023/04/28/korotko-vijna-den-429/</text:a>
</text:p>
      <!--NEWS-->
      <text:h text:style-name="P10" text:outline-level="1">
<text:span text:style-name="T4">
俄罗斯联邦计划判断一个14岁的乌克兰儿童，他将其驱逐出境。</text:span>
</text:h>
      <text:p text:style-name="P4">
作者: Ukrinform (Person)</text:p>
      <text:p text:style-name="P4">
出版商: Укринформ (Organization)</text:p>
      <text:p text:style-name="P4">
出版时间: 2023-04-29T-32:27:00+03:00</text:p>
      <text:p text:style-name="P4">
修改时间: 2023-04-29T00:27:00+03:00</text:p>
      <text:p text:style-name="P4">
描述: 俄罗斯人告知乌克兰方面，他们不会回到我们国家的14岁女孩，该女孩被带到俄罗斯联邦，直到进行审判。  - 乌克林。</text:p>
      <text:p text:style-name="P4">
图片: ["<text:a xlink:type="simple" xlink:href="https://static.ukrinform.com/photos/2022_12/thumb_files/630_360_1671020279-375.jpg" text:style-name="Internet_20_link" text:visited-style-name="Visited_20_Internet_20_Link">
630_360_16710...</text:a>
"]</text:p>
      <text:p text:style-name="P4">
标签: ['Депортація', 'Діти', 'Війна з росією', 'Дмитро Лубінець', 'Єдині новини']</text:p>
      <text:p text:style-name="P4">
类型: Article</text:p>
      <!--METADATA-->
      <text:p text:style-name="P4">
<draw:frame draw:style-name="fr1" draw:name="Image372" text:anchor-type="as-char" svg:width="6.9236in" svg:height="3.956343in" draw:z-index="0">
<draw:image xlink:href="../Images/yкринформ/2023-04-29T-32-27-00-03-00/630_360_1671020279-375.jpg" xlink:type="simple" xlink:show="embed" xlink:actuate="onLoad" draw:mime-type="image/jpeg"/>
</draw:frame>
乌克兰方告知俄罗斯人，他们不会返回我们的114岁女孩，她被带到俄罗斯联邦，直到对她的案件进行审判。</text:p>
      <text:p text:style-name="P4">
乌克林代表通讯员报道，人权人权dmitry lubinets的Verkhovna Rada专员在Telelorphone的“统一新闻”中告知了这一点。</text:p>
      <text:p text:style-name="P4">
“我们展示了(在联合国安理会的一次会议上。)这个女孩的照片。 她当时只有14岁，被完全自觉的俄罗斯人带走，实际上她有意识地被关押。 因为当我们开始返回家园时，她在那里对她开了刑事诉讼。 未经父母的任何许可就开始检查她，不允许其他乌克兰孩子等。”他说。</text:p>
      <text:p text:style-name="P4">
根据卢宾的说法，俄罗斯人实际上将女孩保留为人质。 “现在(俄罗斯人 -  ed。)他们正式回答说，在审判发生时，他们将永远不会回到乌克兰领土，“等待它意识到这一点，”监察员说。</text:p>
      <text:p text:style-name="P4">
<text:span text:style-name="T4">
另请阅读：</text:span>
 <text:a xlink:type="simple" xlink:href="https://www.ukrinform.ua/rubric-ato/3702137-zelenskij-z-povernennam-deportovanih-ditej-poki-so-ukraini-dopomagae-tilki-ukraina.html" text:style-name="Internet_20_link" text:visited-style-name="Visited_20_Internet_20_Link">
<text:span text:style-name="T4">
儿童</text:span>
</text:a>
Verkhovna Rada专员认为，实际上，此案再次表明，俄罗斯联邦对返回乌克兰儿童是不好的。</text:p>
      <text:p text:style-name="P4">
“甚至想到(在此 -  ed。)犬儒主义：乌克兰的妈妈，她正在寻找一个婴儿，而俄罗斯人知道这一点(对我们 -  ed。)一个乌克兰女孩，因此我们可以带乌克兰儿童并不是一个例子。”他说。</text:p>
      <text:p text:style-name="P4">
单独地，卢比尼特(Lubinets)谈到了周五举行的联合国安理会会议，并说他在这次会议上的任务不仅呼吁国际社会不忽视俄罗斯联邦的工作，而且还要忽略正在做什么表明种族灭绝的乌克兰儿童，以前的驱逐出境，谋杀平民等等。</text:p>
      <text:p text:style-name="P4">
<text:span text:style-name="T4">
另请阅读：</text:span>
 <text:a xlink:type="simple" xlink:href="https://www.ukrinform.ua/rubric-world/3702212-stati-v-oon-mi-zobovazani-zahistiti-vikradenih-ukrainskih-ditej.html" text:style-name="Internet_20_link" text:visited-style-name="Visited_20_Internet_20_Link">
<text:span text:style-name="T4">
儿童</text:span>
</text:a>
据他说，原则上的答案是预测的。 特别是，支持乌克兰的蒂克林在演讲中强调，是时候用他们的名字来命名事物了。人权专员表示，有必要一次又一次提出这一步枪国际遗址。</text:p>
      <text:p text:style-name="P4">
<text:span text:style-name="T4">
另请阅读：</text:span>
 <text:a xlink:type="simple" xlink:href="https://www.ukrinform.ua/rubric-ato/3701663-pare-viznala-genocidom-deportaciu-ukrainskih-ditej-do-rosii.html" text:style-name="Internet_20_link" text:visited-style-name="Visited_20_Internet_20_Link">
<text:span text:style-name="T4">
种族灭绝</text:span>
</text:a>
“最后，这将导致俄罗斯联邦压力和乌克兰援助的延续的结果。 可以说，这是外交阵线，也需要战斗。 这并不容易，但这是Cetreb，”他说服。</text:p>
      <text:p text:style-name="P4">
据报道，乌克兰申诉专员德米特里·卢比尼特(Dmitry Lubinets)表示<text:a xlink:type="simple" xlink:href="https://www.ukrinform.ua/rubric-ato/3702216-lubinec-v-oon-nagadav-so-rosia-deportue-ukrainskih-ditej-z-2014-roku.html" text:style-name="Internet_20_link" text:visited-style-name="Visited_20_Internet_20_Link">
</text:a>
</text:p>
      <text:p text:style-name="P4">
News Source: <text:a xlink:type="simple" xlink:href="https://www.ukrinform.ua/rubric-society/3702260-rf-planue-suditi-14ricnu-ukrainsku-ditinu-aku-sama-i-deportuvala-ombudsmen.html" text:style-name="Internet_20_link" text:visited-style-name="Visited_20_Internet_20_Link">
https://www.ukrinform.ua/rubric-society/3702260-rf-planue-suditi-14ricnu-ukrainsku-ditinu-aku-sama-i-deportuvala-ombudsmen.html</text:a>
</text:p>
      <!--NEWS-->
      <text:h text:style-name="P10" text:outline-level="1">
<text:span text:style-name="T4">
Sobol的“ PressBug”在法国联赛1中承认“ Lyon”</text:span>
</text:h>
      <text:p text:style-name="P4">
作者: Ukrinform (Person)</text:p>
      <text:p text:style-name="P4">
出版商: Укринформ (Organization)</text:p>
      <text:p text:style-name="P4">
出版时间: 2023-04-29T-34:11:00+03:00</text:p>
      <text:p text:style-name="P4">
修改时间: 2023-04-29T00:11:00+03:00</text:p>
      <text:p text:style-name="P4">
描述: 法国的足球锦标赛继续在联盟1.-ukrinform的精英师第33轮。</text:p>
      <text:p text:style-name="P4">
图片: ["<text:a xlink:type="simple" xlink:href="https://static.ukrinform.com/photos/2023_04/thumb_files/630_360_1682715241-940.jpg" text:style-name="Internet_20_link" text:visited-style-name="Visited_20_Internet_20_Link">
630_360_16827...</text:a>
"]</text:p>
      <text:p text:style-name="P4">
标签: ['Футбол']</text:p>
      <text:p text:style-name="P4">
类型: Article</text:p>
      <!--METADATA-->
      <text:p text:style-name="P4">
<draw:frame draw:style-name="fr1" draw:name="Image373" text:anchor-type="as-char" svg:width="6.9236in" svg:height="3.956343in" draw:z-index="0">
<draw:image xlink:href="../Images/yкринформ/2023-04-29T-34-11-00-03-00/630_360_1682715241-940.jpg" xlink:type="simple" xlink:show="embed" xlink:actuate="onLoad" draw:mime-type="image/jpeg"/>
</draw:frame>
法国的足球搜索继续了精英部门第33轮的比赛1。</text:p>
      <text:p text:style-name="P4">
乌克林法姆报告称，乌克兰舞台上的乌克兰后卫爱德华·索博尔(Edward Sobol)的“斯特拉斯伯尔”(Strasbour)被“赫尔德·德·拉兹(Herd de Laze)”带给里昂(Lyon) -  1：2。</text:p>
      <text:p text:style-name="P4">
客人的成功被带到了裸体的卡斯特洛·卢克巴(Castello Lukeba(36); 作为业主的一部分，该帐户由摩根·桑森(Morgan Sanson)开设(15).</text:p>
      <text:p text:style-name="P4">
Соболь вийшов у стартовому складі і на 70-й хвилині поступився місцем на поліДімітрі Льєнару.</text:p>
      <text:p text:style-name="P4">
<text:span text:style-name="T4">
Читайте також:</text:span>
 <text:a xlink:type="simple" xlink:href="https://www.ukrinform.ua/rubric-sports/3701838-zabarnij-proviv-drugij-matc-u-skladi-anglijskogo-bornmuta.html" text:style-name="Internet_20_link" text:visited-style-name="Visited_20_Internet_20_Link">
 </text:a>
埃尔扎斯基(Elzaski)，32分在积分榜上排名第15位(75分).</text:p>
      <text:p text:style-name="P4">
У наступному турі 2 травня «Страсбур» на виїзді протистоятиме «Нанту».</text:p>
      <text:p text:style-name="P4">
Фото: AFP.</text:p>
      <text:p text:style-name="P4">
News Source: <text:a xlink:type="simple" xlink:href="https://www.ukrinform.ua/rubric-sports/3702287-strasbug-iz-sobolem-postupivsa-lionu-u-francuzkij-lizi-1.html" text:style-name="Internet_20_link" text:visited-style-name="Visited_20_Internet_20_Link">
https://www.ukrinform.ua/rubric-sports/3702287-strasbug-iz-sobolem-postupivsa-lionu-u-francuzkij-lizi-1.html</text:a>
</text:p>
      <!--NEWS-->
      <text:h text:style-name="P10" text:outline-level="1">
<text:span text:style-name="T4">
Sobol的“ PressBug”在法国联赛1中承认“ Lyon”</text:span>
</text:h>
      <text:p text:style-name="P4">
作者: Ukrinform (Person)</text:p>
      <text:p text:style-name="P4">
出版商: Укринформ (Organization)</text:p>
      <text:p text:style-name="P4">
出版时间: 2023-04-29T00:11:00+03:00</text:p>
      <text:p text:style-name="P4">
修改时间: 2023-04-29T00:11:00+03:00</text:p>
      <text:p text:style-name="P4">
描述: 法国的足球锦标赛继续在联盟1.-ukrinform的精英师第33轮。</text:p>
      <text:p text:style-name="P4">
图片: ["<text:a xlink:type="simple" xlink:href="https://static.ukrinform.com/photos/2023_04/thumb_files/630_360_1682715241-940.jpg" text:style-name="Internet_20_link" text:visited-style-name="Visited_20_Internet_20_Link">
630_360_16827...</text:a>
"]</text:p>
      <text:p text:style-name="P4">
标签: ['Футбол']</text:p>
      <text:p text:style-name="P4">
类型: Article</text:p>
      <!--METADATA-->
      <text:p text:style-name="P4">
<draw:frame draw:style-name="fr1" draw:name="Image374" text:anchor-type="as-char" svg:width="6.9236in" svg:height="3.956343in" draw:z-index="0">
<draw:image xlink:href="../Images/yкринформ/2023-04-29T00-11-00-03-00/630_360_1682715241-940.jpg" xlink:type="simple" xlink:show="embed" xlink:actuate="onLoad" draw:mime-type="image/jpeg"/>
</draw:frame>
法国的足球搜索继续了精英部门第33轮的比赛1。</text:p>
      <text:p text:style-name="P4">
乌克林法姆报告称，乌克兰舞台上的乌克兰后卫爱德华·索博尔(Edward Sobol)的“斯特拉斯伯尔”(Strasbour)被“赫尔德·德·拉兹(Herd de Laze)”带给里昂(Lyon) -  1：2。</text:p>
      <text:p text:style-name="P4">
客人的成功被带到了裸体的卡斯特洛·卢克巴(Castello Lukeba(36); 作为业主的一部分，该帐户由摩根·桑森(Morgan Sanson)开设(15).</text:p>
      <text:p text:style-name="P4">
Соболь вийшов у стартовому складі і на 70-й хвилині поступився місцем на поліДімітрі Льєнару.</text:p>
      <text:p text:style-name="P4">
<text:span text:style-name="T4">
Читайте також:</text:span>
 <text:a xlink:type="simple" xlink:href="https://www.ukrinform.ua/rubric-sports/3701838-zabarnij-proviv-drugij-matc-u-skladi-anglijskogo-bornmuta.html" text:style-name="Internet_20_link" text:visited-style-name="Visited_20_Internet_20_Link">
 </text:a>
埃尔扎斯基(Elzaski)，32分在积分榜上排名第15位(75分).</text:p>
      <text:p text:style-name="P4">
У наступному турі 2 травня «Страсбур» на виїзді протистоятиме «Нанту».</text:p>
      <text:p text:style-name="P4">
Фото: AFP.</text:p>
      <text:p text:style-name="P4">
News Source: <text:a xlink:type="simple" xlink:href="https://www.ukrinform.ua/rubric-sports/3702287-strasbug-iz-sobolem-postupivsa-lionu-u-francuzkij-lizi-1.html" text:style-name="Internet_20_link" text:visited-style-name="Visited_20_Internet_20_Link">
https://www.ukrinform.ua/rubric-sports/3702287-strasbug-iz-sobolem-postupivsa-lionu-u-francuzkij-lizi-1.html</text:a>
</text:p>
      <!--NEWS-->
      <text:h text:style-name="P10" text:outline-level="1">
<text:span text:style-name="T4">
欧盟在联合国：普京的逮捕令是犯有被驱逐出境罪的关键事件</text:span>
</text:h>
      <text:p text:style-name="P4">
作者: Ukrinform (Person)</text:p>
      <text:p text:style-name="P4">
出版商: Укринформ (Organization)</text:p>
      <text:p text:style-name="P4">
出版时间: 2023-04-29T00:56:00+03:00</text:p>
      <text:p text:style-name="P4">
修改时间: 2023-04-29T00:56:00+03:00</text:p>
      <text:p text:style-name="P4">
描述: 欧盟国家考虑俄罗斯联邦弗拉基米尔·普京（Vladimir Putin）逮捕国际刑事法院的逮捕令，以及俄罗斯 - 贝洛瓦·贝洛娃（Russian-Beliv-Belova）专员俄罗斯联合会对乌克兰儿童的暴力驱逐出境的RF RF权利。  - 乌克林。</text:p>
      <text:p text:style-name="P4">
图片: ["<text:a xlink:type="simple" xlink:href="https://static.ukrinform.com/photos/2023_04/thumb_files/630_360_1682369270-185.jpeg" text:style-name="Internet_20_link" text:visited-style-name="Visited_20_Internet_20_Link">
630_360_16823...</text:a>
"]</text:p>
      <text:p text:style-name="P4">
标签: ['Депортація', 'Діти', 'Євросоюз', 'ООН', 'путін', 'Трибунал', 'Воєнні злочини', 'Війна з росією']</text:p>
      <text:p text:style-name="P4">
类型: Article</text:p>
      <!--METADATA-->
      <text:p text:style-name="P4">
<draw:frame draw:style-name="fr1" draw:name="Image375" text:anchor-type="as-char" svg:width="6.9236in" svg:height="3.956343in" draw:z-index="0">
<draw:image xlink:href="../Images/yкринформ/2023-04-29T00-56-00-03-00/630_360_1682369270-185.jpeg" xlink:type="simple" xlink:show="embed" xlink:actuate="onLoad" draw:mime-type="image/jpeg"/>
</draw:frame>
这篇文章正在考虑国际刑事法院的逮捕令，以逮捕RFVOLODIMIR PUTIN和俄罗斯 - 贝利维沃Vovovovovovoykovsky申诉专员，以使乌克兰儿童的暴力驱逐出境。</text:p>
      <text:p text:style-name="P4">
这是由欧洲联合会(Unf ulof Skoog)的欧盟永久代表在理事会的非正式会议上代表欧盟国家发表讲话的，欧盟国家也由乌克兰，摩尔多瓦和其他州加入。</text:p>
      <text:p text:style-name="P4">
“我们因俄罗斯针对乌克兰的非法积极战争的后果而感到恐惧，因为<text:span text:style-name="T4">
 <text:a xlink:type="simple" xlink:href="https://www.ukrinform.ua/tag-diti" text:style-name="Internet_20_link" text:visited-style-name="Visited_20_Internet_20_Link">
</text:a>
</text:span>
。 儿童被杀和残废……”斯科格说。</text:p>
      <text:p text:style-name="P4">
俄罗斯对乌克兰儿童的暴力运动和驱逐出境的做法违反了国际人道主义法，乌克兰的联合国调查委员会得出的结论是，斯科格提醒了这与军事犯罪相同。</text:p>
      <text:p text:style-name="P4">
<text:span text:style-name="T4">
另请阅读：</text:span>
 <text:span text:style-name="T4">
 <text:a xlink:type="simple" xlink:href="https://www.ukrinform.ua/rubric-ato/3702137-zelenskij-z-povernennam-deportovanih-ditej-poki-so-ukraini-dopomagae-tilki-ukraina.html" text:style-name="Internet_20_link" text:visited-style-name="Visited_20_Internet_20_Link">
</text:a>
</text:span>
</text:p>
      <text:p text:style-name="P4">
“俄罗斯总统伊法托纳(Ivatoner)为儿童权利发出的命令是将最严重犯罪的肇事者从国际法的角度开始，欧盟将继续支持ICS，”他说。</text:p>
      <text:p text:style-name="P4">
根据斯科加(Skooga)的说法，欧盟已对16人自2022年7月以来，对乌克兰儿童(包括利维夫·贝洛夫(Lviv-Belov)起)进行了16人的制裁。</text:p>
      <text:p text:style-name="P4">
<text:span text:style-name="T4">
另请阅读：</text:span>
 <text:span text:style-name="T4">
 <text:a xlink:type="simple" xlink:href="https://www.ukrinform.ua/rubric-ato/3701670-rosia-mae-pripiniti-deportaciu-ukrainskih-ditej-i-zabezpeciti-ihne-povernenna-pare.html" text:style-name="Internet_20_link" text:visited-style-name="Visited_20_Internet_20_Link">
</text:a>
</text:span>
</text:p>
      <text:p text:style-name="P4">
根据乌克林福姆的说法，周五，联合国安理会以阿里亚(Arria)格式进行非正式安理会讨论了乌克兰暂时占领领土的儿童的绑架和暴力驱逐出境。</text:p>
      <text:p text:style-name="P4">
对这个话题的侵犯是由美国，法国和阿尔巴尼亚作为陶克恩成员发起的。 五十多个国家支持该活动。</text:p>
      <text:p text:style-name="P4">
News Source: <text:a xlink:type="simple" xlink:href="https://www.ukrinform.ua/rubric-ato/3702249-es-v-oon-order-na-arest-putina-klucova-podia-dla-pokaranna-vinnnih-u-deportacii-ukrainskih-ditej.html" text:style-name="Internet_20_link" text:visited-style-name="Visited_20_Internet_20_Link">
https://www.ukrinform.ua/rubric-ato/3702249-es-v-oon-order-na-arest-putina-klucova-podia-dla-pokaranna-vinnnih-u-deportacii-ukrainskih-ditej.html</text:a>
</text:p>
      <!--NEWS-->
      <text:h text:style-name="P10" text:outline-level="1">
<text:span text:style-name="T4">
政府将在EBOBT计划下吸引另一项UAH 13亿美元来支持业务</text:span>
</text:h>
      <text:p text:style-name="P4">
作者: ['АРМІЯINFORM']</text:p>
      <text:p text:style-name="P4">
时间: 2023-04-29T99:00:00-04:00</text:p>
      <text:p text:style-name="P4">
描述: 治愈持有人的HRN的13亿UAH的支队为Vidachi bed ...与乌克兰2022年的战争，与乌克兰与乌克兰的最新消息，今天与乌克兰的新闻战争，今天与乌克兰的新闻战争，今天与乌克兰2022年，乌克兰之间会有一场战争和俄罗斯以及2022年与乌克兰战争时，是否会在不久的将来与乌克兰进行战争，他们说，今天与乌克兰的战争，今天的乌克兰新闻，乌克兰媒体在俄罗斯的乌克兰新闻</text:p>
      <text:p text:style-name="P4">
图片: ['<text:a xlink:type="simple" xlink:href="https://armyinform.com.ua/wp-content/uploads/2023/04/thumb_203164_820_360_0_0_auto-1.jpg" text:style-name="Internet_20_link" text:visited-style-name="Visited_20_Internet_20_Link">
thumb_203164_820_360_0_0_auto-1.jpg</text:a>
']</text:p>
      <text:p text:style-name="P4">
标签: ['ЄРОБОТА', 'УРЯД УКРАЇНИ']</text:p>
      <text:p text:style-name="P4">
类别: News</text:p>
      <!--METADATA-->
      <text:p text:style-name="P4">
<draw:frame draw:style-name="fr1" draw:name="Image376" text:anchor-type="as-char" svg:width="6.9236in" svg:height="4.610104in" draw:z-index="0">
<draw:image xlink:href="../Images/AРМІЯINFORM/2023-04-29T99-00-00-04-00/thumb_203164_820_360_0_0_auto-1.jpg" xlink:type="simple" xlink:show="embed" xlink:actuate="onLoad" draw:mime-type="image/jpeg"/>
</draw:frame>
政府将在Eborot计划中的企业灌溉赠款中吸引几乎13亿美元的UAH 13亿。 据报道，丹尼斯·施米加尔(Denis Shmigal)总理有关。</text:p>
      <text:p text:style-name="P4">
尤其是资金将指向在行业工作的商业赠款。</text:p>
      <ul>
        <li>
我们刺激业务工作并创造新的工作。 为此，我们需要在Eboot计划下发布赠款。 从一开始，该州已经支付了4000多个赠款，价值24亿美元。 最重要的是 - 关于加工企业的发展，强调了丹尼斯·史密斯(Denis Shmigal)。</li>
      </ul>
      <text:p text:style-name="P4">
总理认为，加工业的支持开放了增长一部分非急剧出口和该国外汇收入流入的前景。</text:p>
      <text:p text:style-name="P4">
资料来源：<text:a xlink:type="simple" xlink:href="https://www.kmu.gov.ua/news/premier-ministr-zaluchaiemo-shche-13-mlrd-hrn-dlia-pidtrymky-biznesu-za-prohramoiu-ierobota" text:style-name="Internet_20_link" text:visited-style-name="Visited_20_Internet_20_Link">
政府门户</text:a>
</text:p>
      <text:p text:style-name="P4">
News Source: <text:a xlink:type="simple" xlink:href="https://armyinform.com.ua/2023/04/29/uryad-zaluchyt-shhe-13-mlrd-grn-dlya-pidtrymky-biznesu-za-programoyu-yerobota/" text:style-name="Internet_20_link" text:visited-style-name="Visited_20_Internet_20_Link">
https://armyinform.com.ua/2023/04/29/uryad-zaluchyt-shhe-13-mlrd-grn-dlya-pidtrymky-biznesu-za-programoyu-yerobot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